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19">
      <style:table-cell-properties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4925cm" style:use-optimal-column-width="true"/>
    </style:style>
    <style:style style:name="co3" style:family="table-column">
      <style:table-column-properties fo:break-before="auto" style:column-width="5.84729166666667cm" style:use-optimal-column-width="true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1.61395833333333cm" style:use-optimal-column-width="true"/>
    </style:style>
    <style:style style:name="co7" style:family="table-column">
      <style:table-column-properties fo:break-before="auto" style:column-width="4.07458333333333cm" style:use-optimal-column-width="true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1.905cm" style:use-optimal-column-width="true"/>
    </style:style>
    <style:style style:name="co10" style:family="table-column">
      <style:table-column-properties fo:break-before="auto" style:column-width="1.508125cm" style:use-optimal-column-width="true"/>
    </style:style>
    <style:style style:name="co11" style:family="table-column">
      <style:table-column-properties fo:break-before="auto" style:column-width="4.15395833333333cm" style:use-optimal-column-width="true"/>
    </style:style>
    <style:style style:name="co12" style:family="table-column">
      <style:table-column-properties fo:break-before="auto" style:column-width="1.53458333333333cm" style:use-optimal-column-width="true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2.51354166666667cm" style:use-optimal-column-width="true"/>
    </style:style>
    <style:style style:name="co15" style:family="table-column">
      <style:table-column-properties fo:break-before="auto" style:column-width="2.06375cm" style:use-optimal-column-width="true"/>
    </style:style>
    <style:style style:name="co16" style:family="table-column">
      <style:table-column-properties fo:break-before="auto" style:column-width="1.69333333333333cm" style:use-optimal-column-width="true"/>
    </style:style>
    <style:style style:name="co17" style:family="table-column">
      <style:table-column-properties fo:break-before="auto" style:column-width="2.24895833333333cm" style:use-optimal-column-width="true"/>
    </style:style>
    <style:style style:name="co18" style:family="table-column">
      <style:table-column-properties fo:break-before="auto" style:column-width="1.77270833333333cm" style:use-optimal-column-width="true"/>
    </style:style>
    <style:style style:name="co19" style:family="table-column">
      <style:table-column-properties fo:break-before="auto" style:column-width="4.55083333333333cm" style:use-optimal-column-width="true"/>
    </style:style>
    <style:style style:name="co20" style:family="table-column">
      <style:table-column-properties fo:break-before="auto" style:column-width="6.13833333333333cm" style:use-optimal-column-width="true"/>
    </style:style>
    <style:style style:name="co21" style:family="table-column">
      <style:table-column-properties fo:break-before="auto" style:column-width="1.984375cm" style:use-optimal-column-width="true"/>
    </style:style>
    <style:style style:name="co22" style:family="table-column">
      <style:table-column-properties fo:break-before="auto" style:column-width="1.79916666666667cm" style:use-optimal-column-width="true"/>
    </style:style>
    <style:style style:name="co23" style:family="table-column">
      <style:table-column-properties fo:break-before="auto" style:column-width="4.41854166666667cm" style:use-optimal-column-width="true"/>
    </style:style>
    <style:style style:name="co24" style:family="table-column">
      <style:table-column-properties fo:break-before="auto" style:column-width="2.11666666666667cm" style:use-optimal-column-width="true"/>
    </style:style>
    <style:style style:name="co25" style:family="table-column">
      <style:table-column-properties fo:break-before="auto" style:column-width="2.16958333333333cm" style:use-optimal-column-width="true"/>
    </style:style>
    <style:style style:name="co26" style:family="table-column">
      <style:table-column-properties fo:break-before="auto" style:column-width="3.75708333333333cm" style:use-optimal-column-width="true"/>
    </style:style>
    <style:style style:name="co27" style:family="table-column">
      <style:table-column-properties fo:break-before="auto" style:column-width="6.21770833333333cm" style:use-optimal-column-width="true"/>
    </style:style>
    <style:style style:name="co28" style:family="table-column">
      <style:table-column-properties fo:break-before="auto" style:column-width="3.175cm" style:use-optimal-column-width="true"/>
    </style:style>
    <style:style style:name="co29" style:family="table-column">
      <style:table-column-properties fo:break-before="auto" style:column-width="2.301875cm" style:use-optimal-column-width="true"/>
    </style:style>
    <style:style style:name="co30" style:family="table-column">
      <style:table-column-properties fo:break-before="auto" style:column-width="2.75166666666667cm" style:use-optimal-column-width="true"/>
    </style:style>
    <style:style style:name="co31" style:family="table-column">
      <style:table-column-properties fo:break-before="auto" style:column-width="3.91583333333333cm" style:use-optimal-column-width="true"/>
    </style:style>
    <style:style style:name="co32" style:family="table-column">
      <style:table-column-properties fo:break-before="auto" style:column-width="2.38125cm" style:use-optimal-column-width="true"/>
    </style:style>
    <style:style style:name="co33" style:family="table-column">
      <style:table-column-properties fo:break-before="auto" style:column-width="3.43958333333333cm" style:use-optimal-column-width="true"/>
    </style:style>
    <style:style style:name="co34" style:family="table-column">
      <style:table-column-properties fo:break-before="auto" style:column-width="1.64041666666667cm" style:use-optimal-column-width="true"/>
    </style:style>
    <style:style style:name="co35" style:family="table-column">
      <style:table-column-properties fo:break-before="auto" style:column-width="1.42875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85208333333333cm" style:use-optimal-column-width="true"/>
    </style:style>
    <style:style style:name="co38" style:family="table-column">
      <style:table-column-properties fo:break-before="auto" style:column-width="1.85208333333333cm"/>
    </style:style>
    <style:style style:name="co39" style:family="table-column">
      <style:table-column-properties fo:break-before="auto" style:column-width="1.71979166666667cm" style:use-optimal-column-width="true"/>
    </style:style>
    <style:style style:name="co40" style:family="table-column">
      <style:table-column-properties fo:break-before="auto" style:column-width="3.99520833333333cm" style:use-optimal-column-width="true"/>
    </style:style>
    <style:style style:name="co41" style:family="table-column">
      <style:table-column-properties fo:break-before="auto" style:column-width="2.67229166666667cm" style:use-optimal-column-width="true"/>
    </style:style>
    <style:style style:name="co42" style:family="table-column">
      <style:table-column-properties fo:break-before="auto" style:column-width="3.30729166666667cm" style:use-optimal-column-width="true"/>
    </style:style>
    <style:style style:name="co43" style:family="table-column">
      <style:table-column-properties fo:break-before="auto" style:column-width="3.70416666666667cm" style:use-optimal-column-width="true"/>
    </style:style>
    <style:style style:name="co44" style:family="table-column">
      <style:table-column-properties fo:break-before="auto" style:column-width="5.3975cm" style:use-optimal-column-width="true"/>
    </style:style>
    <style:style style:name="co45" style:family="table-column">
      <style:table-column-properties fo:break-before="auto" style:column-width="3.22791666666667cm" style:use-optimal-column-width="true"/>
    </style:style>
    <style:style style:name="co46" style:family="table-column">
      <style:table-column-properties fo:break-before="auto" style:column-width="1.95791666666667cm" style:use-optimal-column-width="true"/>
    </style:style>
    <style:style style:name="co47" style:family="table-column">
      <style:table-column-properties fo:break-before="auto" style:column-width="6.0325cm" style:use-optimal-column-width="true"/>
    </style:style>
    <style:style style:name="co48" style:family="table-column">
      <style:table-column-properties fo:break-before="auto" style:column-width="3.62479166666667cm" style:use-optimal-column-width="true"/>
    </style:style>
    <style:style style:name="co49" style:family="table-column">
      <style:table-column-properties fo:break-before="auto" style:column-width="2.59291666666667cm" style:use-optimal-column-width="true"/>
    </style:style>
    <style:style style:name="co50" style:family="table-column">
      <style:table-column-properties fo:break-before="auto" style:column-width="3.12208333333333cm" style:use-optimal-column-width="true"/>
    </style:style>
    <style:style style:name="co51" style:family="table-column">
      <style:table-column-properties fo:break-before="auto" style:column-width="2.8575cm" style:use-optimal-column-width="true"/>
    </style:style>
    <style:style style:name="co52" style:family="table-column">
      <style:table-column-properties fo:break-before="auto" style:column-width="5.50333333333333cm" style:use-optimal-column-width="true"/>
    </style:style>
    <style:style style:name="co53" style:family="table-column">
      <style:table-column-properties fo:break-before="auto" style:column-width="4.7625cm" style:use-optimal-column-width="true"/>
    </style:style>
    <style:style style:name="co54" style:family="table-column">
      <style:table-column-properties fo:break-before="auto" style:column-width="5.13291666666667cm" style:use-optimal-column-width="true"/>
    </style:style>
    <style:style style:name="co55" style:family="table-column">
      <style:table-column-properties fo:break-before="auto" style:column-width="5.82083333333333cm" style:use-optimal-column-width="true"/>
    </style:style>
    <style:style style:name="co56" style:family="table-column">
      <style:table-column-properties fo:break-before="auto" style:column-width="3.01625cm" style:use-optimal-column-width="true"/>
    </style:style>
    <style:style style:name="co57" style:family="table-column">
      <style:table-column-properties fo:break-before="auto" style:column-width="1.905cm"/>
    </style:style>
    <style:style style:name="co58" style:family="table-column">
      <style:table-column-properties fo:break-before="auto" style:column-width="2.91041666666667cm" style:use-optimal-column-width="true"/>
    </style:style>
    <style:style style:name="co59" style:family="table-column">
      <style:table-column-properties fo:break-before="auto" style:column-width="5.159375cm" style:use-optimal-column-width="true"/>
    </style:style>
    <style:style style:name="co60" style:family="table-column">
      <style:table-column-properties fo:break-before="auto" style:column-width="1.87854166666667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it_log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38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12-01T00:00:00" table:style-name="ce5">
            <text:p>2021/12/1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12995" table:style-name="ce6">
            <text:p>12,995<text:s/></text:p>
          </table:table-cell>
          <table:table-cell office:value-type="float" office:value="38658" table:style-name="ce6">
            <text:p>38,658<text:s/></text:p>
          </table:table-cell>
          <table:table-cell office:value-type="float" office:value="34391" table:style-name="ce6">
            <text:p>34,391<text:s/></text:p>
          </table:table-cell>
          <table:table-cell office:value-type="float" office:value="23213" table:style-name="ce6">
            <text:p>23,213<text:s/></text:p>
          </table:table-cell>
          <table:table-cell office:value-type="float" office:value="13287" table:style-name="ce6">
            <text:p>13,287<text:s/></text:p>
          </table:table-cell>
          <table:table-cell office:value-type="float" office:value="10510" table:style-name="ce6">
            <text:p>10,510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13322" table:style-name="ce6">
            <text:p>13,322<text:s/></text:p>
          </table:table-cell>
          <table:table-cell office:value-type="float" office:value="2086" table:style-name="ce6">
            <text:p>2,086<text:s/></text:p>
          </table:table-cell>
          <table:table-cell office:value-type="float" office:value="4381" table:style-name="ce6">
            <text:p>4,381<text:s/></text:p>
          </table:table-cell>
          <table:table-cell office:value-type="float" office:value="4157" table:style-name="ce6">
            <text:p>4,157<text:s/></text:p>
          </table:table-cell>
          <table:table-cell office:value-type="float" office:value="9498" table:style-name="ce6">
            <text:p>9,498<text:s/></text:p>
          </table:table-cell>
          <table:table-cell office:value-type="float" office:value="9630" table:style-name="ce6">
            <text:p>9,630<text:s/></text:p>
          </table:table-cell>
          <table:table-cell office:value-type="float" office:value="16845" table:style-name="ce6">
            <text:p>16,845<text:s/></text:p>
          </table:table-cell>
          <table:table-cell office:value-type="float" office:value="17146" table:style-name="ce6">
            <text:p>17,146<text:s/></text:p>
          </table:table-cell>
          <table:table-cell office:value-type="float" office:value="5313" table:style-name="ce6">
            <text:p>5,313<text:s/></text:p>
          </table:table-cell>
          <table:table-cell office:value-type="float" office:value="8716" table:style-name="ce6">
            <text:p>8,716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8461" table:style-name="ce6">
            <text:p>8,461<text:s/></text:p>
          </table:table-cell>
          <table:table-cell office:value-type="float" office:value="8259" table:style-name="ce6">
            <text:p>8,259<text:s/></text:p>
          </table:table-cell>
          <table:table-cell office:value-type="float" office:value="5861" table:style-name="ce6">
            <text:p>5,861<text:s/></text:p>
          </table:table-cell>
          <table:table-cell office:value-type="float" office:value="26367" table:style-name="ce6">
            <text:p>26,367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10564" table:style-name="ce6">
            <text:p>10,564<text:s/></text:p>
          </table:table-cell>
          <table:table-cell office:value-type="float" office:value="12272" table:style-name="ce6">
            <text:p>12,272<text:s/></text:p>
          </table:table-cell>
          <table:table-cell office:value-type="float" office:value="14885" table:style-name="ce6">
            <text:p>14,885<text:s/></text:p>
          </table:table-cell>
          <table:table-cell office:value-type="float" office:value="22581" table:style-name="ce6">
            <text:p>22,581<text:s/></text:p>
          </table:table-cell>
          <table:table-cell office:value-type="float" office:value="16056" table:style-name="ce6">
            <text:p>16,056<text:s/></text:p>
          </table:table-cell>
          <table:table-cell office:value-type="float" office:value="9242" table:style-name="ce6">
            <text:p>9,242<text:s/></text:p>
          </table:table-cell>
          <table:table-cell office:value-type="float" office:value="23305" table:style-name="ce6">
            <text:p>23,305<text:s/></text:p>
          </table:table-cell>
          <table:table-cell office:value-type="float" office:value="14921" table:style-name="ce6">
            <text:p>14,921<text:s/></text:p>
          </table:table-cell>
          <table:table-cell office:value-type="float" office:value="29549" table:style-name="ce6">
            <text:p>29,549<text:s/></text:p>
          </table:table-cell>
          <table:table-cell office:value-type="float" office:value="22604" table:style-name="ce6">
            <text:p>22,604<text:s/></text:p>
          </table:table-cell>
          <table:table-cell office:value-type="float" office:value="9430" table:style-name="ce6">
            <text:p>9,430<text:s/></text:p>
          </table:table-cell>
          <table:table-cell office:value-type="float" office:value="33126" table:style-name="ce6">
            <text:p>33,126<text:s/></text:p>
          </table:table-cell>
          <table:table-cell office:value-type="float" office:value="24309" table:style-name="ce6">
            <text:p>24,309<text:s/></text:p>
          </table:table-cell>
          <table:table-cell office:value-type="float" office:value="23903" table:style-name="ce6">
            <text:p>23,903<text:s/></text:p>
          </table:table-cell>
          <table:table-cell office:value-type="float" office:value="18775" table:style-name="ce6">
            <text:p>18,775<text:s/></text:p>
          </table:table-cell>
          <table:table-cell office:value-type="float" office:value="21394" table:style-name="ce6">
            <text:p>21,394<text:s/></text:p>
          </table:table-cell>
          <table:table-cell office:value-type="float" office:value="99906" table:style-name="ce6">
            <text:p>99,906<text:s/></text:p>
          </table:table-cell>
          <table:table-cell office:value-type="float" office:value="36084" table:style-name="ce6">
            <text:p>36,084<text:s/></text:p>
          </table:table-cell>
          <table:table-cell office:value-type="float" office:value="19180" table:style-name="ce6">
            <text:p>19,180<text:s/></text:p>
          </table:table-cell>
          <table:table-cell office:value-type="float" office:value="20892" table:style-name="ce6">
            <text:p>20,892<text:s/></text:p>
          </table:table-cell>
          <table:table-cell office:value-type="float" office:value="25413" table:style-name="ce6">
            <text:p>25,413<text:s/></text:p>
          </table:table-cell>
          <table:table-cell office:value-type="float" office:value="24507" table:style-name="ce6">
            <text:p>24,507<text:s/></text:p>
          </table:table-cell>
          <table:table-cell office:value-type="float" office:value="28335" table:style-name="ce6">
            <text:p>28,335<text:s/></text:p>
          </table:table-cell>
          <table:table-cell office:value-type="float" office:value="25760" table:style-name="ce6">
            <text:p>25,760<text:s/></text:p>
          </table:table-cell>
          <table:table-cell office:value-type="float" office:value="12163" table:style-name="ce6">
            <text:p>12,163<text:s/></text:p>
          </table:table-cell>
          <table:table-cell office:value-type="float" office:value="29399" table:style-name="ce6">
            <text:p>29,399<text:s/></text:p>
          </table:table-cell>
          <table:table-cell office:value-type="float" office:value="6612" table:style-name="ce6">
            <text:p>6,612<text:s/></text:p>
          </table:table-cell>
          <table:table-cell office:value-type="float" office:value="7789" table:style-name="ce6">
            <text:p>7,789<text:s/></text:p>
          </table:table-cell>
          <table:table-cell office:value-type="float" office:value="18457" table:style-name="ce6">
            <text:p>18,457<text:s/></text:p>
          </table:table-cell>
          <table:table-cell office:value-type="float" office:value="4876" table:style-name="ce6">
            <text:p>4,876<text:s/></text:p>
          </table:table-cell>
          <table:table-cell office:value-type="float" office:value="3528" table:style-name="ce6">
            <text:p>3,528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13672" table:style-name="ce6">
            <text:p>13,672<text:s/></text:p>
          </table:table-cell>
          <table:table-cell office:value-type="float" office:value="9302" table:style-name="ce6">
            <text:p>9,302<text:s/></text:p>
          </table:table-cell>
          <table:table-cell office:value-type="float" office:value="11326" table:style-name="ce6">
            <text:p>11,326<text:s/></text:p>
          </table:table-cell>
          <table:table-cell office:value-type="float" office:value="28528" table:style-name="ce6">
            <text:p>28,528<text:s/></text:p>
          </table:table-cell>
          <table:table-cell office:value-type="float" office:value="8629" table:style-name="ce6">
            <text:p>8,629<text:s/></text:p>
          </table:table-cell>
          <table:table-cell office:value-type="float" office:value="12125" table:style-name="ce6">
            <text:p>12,125<text:s/></text:p>
          </table:table-cell>
          <table:table-cell office:value-type="float" office:value="7326" table:style-name="ce6">
            <text:p>7,326<text:s/></text:p>
          </table:table-cell>
          <table:table-cell office:value-type="float" office:value="21509" table:style-name="ce6">
            <text:p>21,509<text:s/></text:p>
          </table:table-cell>
          <table:table-cell office:value-type="float" office:value="23222" table:style-name="ce6">
            <text:p>23,222<text:s/></text:p>
          </table:table-cell>
          <table:table-cell office:value-type="float" office:value="23659" table:style-name="ce6">
            <text:p>23,659<text:s/></text:p>
          </table:table-cell>
          <table:table-cell office:value-type="float" office:value="35943" table:style-name="ce6">
            <text:p>35,943<text:s/></text:p>
          </table:table-cell>
          <table:table-cell office:value-type="float" office:value="36445" table:style-name="ce6">
            <text:p>36,445<text:s/></text:p>
          </table:table-cell>
          <table:table-cell office:value-type="float" office:value="24788" table:style-name="ce6">
            <text:p>24,788<text:s/></text:p>
          </table:table-cell>
          <table:table-cell office:value-type="float" office:value="21679" table:style-name="ce6">
            <text:p>21,679<text:s/></text:p>
          </table:table-cell>
          <table:table-cell office:value-type="float" office:value="48416" table:style-name="ce6">
            <text:p>48,416<text:s/></text:p>
          </table:table-cell>
          <table:table-cell office:value-type="float" office:value="21296" table:style-name="ce6">
            <text:p>21,296<text:s/></text:p>
          </table:table-cell>
          <table:table-cell office:value-type="float" office:value="27974" table:style-name="ce6">
            <text:p>27,974<text:s/></text:p>
          </table:table-cell>
          <table:table-cell office:value-type="float" office:value="28672" table:style-name="ce6">
            <text:p>28,672<text:s/></text:p>
          </table:table-cell>
          <table:table-cell office:value-type="float" office:value="17359" table:style-name="ce6">
            <text:p>17,359<text:s/></text:p>
          </table:table-cell>
          <table:table-cell office:value-type="float" office:value="54641" table:style-name="ce6">
            <text:p>54,641<text:s/></text:p>
          </table:table-cell>
          <table:table-cell office:value-type="float" office:value="18814" table:style-name="ce6">
            <text:p>18,814<text:s/></text:p>
          </table:table-cell>
          <table:table-cell office:value-type="float" office:value="14472" table:style-name="ce6">
            <text:p>14,472<text:s/></text:p>
          </table:table-cell>
          <table:table-cell office:value-type="float" office:value="13454" table:style-name="ce6">
            <text:p>13,454<text:s/></text:p>
          </table:table-cell>
          <table:table-cell office:value-type="float" office:value="17993" table:style-name="ce6">
            <text:p>17,993<text:s/></text:p>
          </table:table-cell>
          <table:table-cell office:value-type="float" office:value="12486" table:style-name="ce6">
            <text:p>12,486<text:s/></text:p>
          </table:table-cell>
          <table:table-cell office:value-type="float" office:value="23376" table:style-name="ce6">
            <text:p>23,376<text:s/></text:p>
          </table:table-cell>
          <table:table-cell office:value-type="float" office:value="17696" table:style-name="ce6">
            <text:p>17,696<text:s/></text:p>
          </table:table-cell>
          <table:table-cell office:value-type="float" office:value="6916" table:style-name="ce6">
            <text:p>6,916<text:s/></text:p>
          </table:table-cell>
          <table:table-cell office:value-type="float" office:value="10357" table:style-name="ce6">
            <text:p>10,357<text:s/></text:p>
          </table:table-cell>
          <table:table-cell office:value-type="float" office:value="35213" table:style-name="ce6">
            <text:p>35,213<text:s/></text:p>
          </table:table-cell>
          <table:table-cell office:value-type="float" office:value="21538" table:style-name="ce6">
            <text:p>21,538<text:s/></text:p>
          </table:table-cell>
          <table:table-cell office:value-type="float" office:value="22557" table:style-name="ce6">
            <text:p>22,557<text:s/></text:p>
          </table:table-cell>
          <table:table-cell office:value-type="float" office:value="20794" table:style-name="ce6">
            <text:p>20,794<text:s/></text:p>
          </table:table-cell>
          <table:table-cell office:value-type="float" office:value="14554" table:style-name="ce6">
            <text:p>14,554<text:s/></text:p>
          </table:table-cell>
          <table:table-cell office:value-type="float" office:value="10616" table:style-name="ce6">
            <text:p>10,616<text:s/></text:p>
          </table:table-cell>
          <table:table-cell office:value-type="float" office:value="5649" table:style-name="ce6">
            <text:p>5,649<text:s/></text:p>
          </table:table-cell>
          <table:table-cell office:value-type="float" office:value="4798" table:style-name="ce6">
            <text:p>4,798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10103" table:style-name="ce6">
            <text:p>10,103<text:s/></text:p>
          </table:table-cell>
          <table:table-cell office:value-type="float" office:value="9143" table:style-name="ce6">
            <text:p>9,143<text:s/></text:p>
          </table:table-cell>
          <table:table-cell office:value-type="float" office:value="11088" table:style-name="ce6">
            <text:p>11,088<text:s/></text:p>
          </table:table-cell>
          <table:table-cell office:value-type="float" office:value="15380" table:style-name="ce6">
            <text:p>15,380<text:s/></text:p>
          </table:table-cell>
          <table:table-cell office:value-type="float" office:value="26076" table:style-name="ce6">
            <text:p>26,076<text:s/></text:p>
          </table:table-cell>
          <table:table-cell office:value-type="float" office:value="20258" table:style-name="ce6">
            <text:p>20,258<text:s/></text:p>
          </table:table-cell>
          <table:table-cell office:value-type="float" office:value="12954" table:style-name="ce6">
            <text:p>12,954<text:s/></text:p>
          </table:table-cell>
          <table:table-cell office:value-type="float" office:value="12077" table:style-name="ce6">
            <text:p>12,077<text:s/></text:p>
          </table:table-cell>
          <table:table-cell office:value-type="float" office:value="12242" table:style-name="ce6">
            <text:p>12,242<text:s/></text:p>
          </table:table-cell>
          <table:table-cell office:value-type="float" office:value="11588" table:style-name="ce6">
            <text:p>11,588<text:s/></text:p>
          </table:table-cell>
          <table:table-cell office:value-type="float" office:value="11144" table:style-name="ce6">
            <text:p>11,144<text:s/></text:p>
          </table:table-cell>
          <table:table-cell office:value-type="float" office:value="10932" table:style-name="ce6">
            <text:p>10,932<text:s/></text:p>
          </table:table-cell>
          <table:table-cell office:value-type="float" office:value="9269" table:style-name="ce6">
            <text:p>9,269<text:s/></text:p>
          </table:table-cell>
          <table:table-cell office:value-type="float" office:value="1435" table:style-name="ce6">
            <text:p>1,435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3765" table:style-name="ce6">
            <text:p>3,765<text:s/></text:p>
          </table:table-cell>
          <table:table-cell office:value-type="float" office:value="4529" table:style-name="ce6">
            <text:p>4,529<text:s/></text:p>
          </table:table-cell>
          <table:table-cell office:value-type="float" office:value="2307" table:style-name="ce6">
            <text:p>2,307<text:s/></text:p>
          </table:table-cell>
          <table:table-cell office:value-type="float" office:value="3393" table:style-name="ce6">
            <text:p>3,393<text:s/></text:p>
          </table:table-cell>
          <table:table-cell office:value-type="float" office:value="2781" table:style-name="ce6">
            <text:p>2,781<text:s/></text:p>
          </table:table-cell>
          <table:table-cell office:value-type="float" office:value="7336" table:style-name="ce6">
            <text:p>7,336<text:s/></text:p>
          </table:table-cell>
          <table:table-cell office:value-type="float" office:value="2277" table:style-name="ce6">
            <text:p>2,277<text:s/></text:p>
          </table:table-cell>
          <table:table-cell office:value-type="float" office:value="3691" table:style-name="ce6">
            <text:p>3,691<text:s/></text:p>
          </table:table-cell>
          <table:table-cell office:value-type="float" office:value="4458" table:style-name="ce6">
            <text:p>4,458<text:s/></text:p>
          </table:table-cell>
          <table:table-cell table:number-columns-repeated="16264"/>
        </table:table-row>
        <table:table-row table:style-name="ro2">
          <table:table-cell office:value-type="date" office:date-value="2021-12-02T00:00:00" table:style-name="ce5">
            <text:p>2021/12/2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12978" table:style-name="ce6">
            <text:p>12,978<text:s/></text:p>
          </table:table-cell>
          <table:table-cell office:value-type="float" office:value="38953" table:style-name="ce6">
            <text:p>38,953<text:s/></text:p>
          </table:table-cell>
          <table:table-cell office:value-type="float" office:value="35250" table:style-name="ce6">
            <text:p>35,250<text:s/></text:p>
          </table:table-cell>
          <table:table-cell office:value-type="float" office:value="23472" table:style-name="ce6">
            <text:p>23,472<text:s/></text:p>
          </table:table-cell>
          <table:table-cell office:value-type="float" office:value="13323" table:style-name="ce6">
            <text:p>13,323<text:s/></text:p>
          </table:table-cell>
          <table:table-cell office:value-type="float" office:value="10455" table:style-name="ce6">
            <text:p>10,455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13320" table:style-name="ce6">
            <text:p>13,320<text:s/></text:p>
          </table:table-cell>
          <table:table-cell office:value-type="float" office:value="1982" table:style-name="ce6">
            <text:p>1,982<text:s/></text:p>
          </table:table-cell>
          <table:table-cell office:value-type="float" office:value="4415" table:style-name="ce6">
            <text:p>4,415<text:s/></text:p>
          </table:table-cell>
          <table:table-cell office:value-type="float" office:value="4494" table:style-name="ce6">
            <text:p>4,494<text:s/></text:p>
          </table:table-cell>
          <table:table-cell office:value-type="float" office:value="9396" table:style-name="ce6">
            <text:p>9,396<text:s/></text:p>
          </table:table-cell>
          <table:table-cell office:value-type="float" office:value="10286" table:style-name="ce6">
            <text:p>10,286<text:s/></text:p>
          </table:table-cell>
          <table:table-cell office:value-type="float" office:value="16972" table:style-name="ce6">
            <text:p>16,972<text:s/></text:p>
          </table:table-cell>
          <table:table-cell office:value-type="float" office:value="16468" table:style-name="ce6">
            <text:p>16,468<text:s/></text:p>
          </table:table-cell>
          <table:table-cell office:value-type="float" office:value="5470" table:style-name="ce6">
            <text:p>5,470<text:s/></text:p>
          </table:table-cell>
          <table:table-cell office:value-type="float" office:value="8917" table:style-name="ce6">
            <text:p>8,917<text:s/></text:p>
          </table:table-cell>
          <table:table-cell office:value-type="float" office:value="3163" table:style-name="ce6">
            <text:p>3,163<text:s/></text:p>
          </table:table-cell>
          <table:table-cell office:value-type="float" office:value="8440" table:style-name="ce6">
            <text:p>8,440<text:s/></text:p>
          </table:table-cell>
          <table:table-cell office:value-type="float" office:value="8324" table:style-name="ce6">
            <text:p>8,324<text:s/></text:p>
          </table:table-cell>
          <table:table-cell office:value-type="float" office:value="5730" table:style-name="ce6">
            <text:p>5,730<text:s/></text:p>
          </table:table-cell>
          <table:table-cell office:value-type="float" office:value="34020" table:style-name="ce6">
            <text:p>34,020<text:s/></text:p>
          </table:table-cell>
          <table:table-cell office:value-type="float" office:value="3178" table:style-name="ce6">
            <text:p>3,178<text:s/></text:p>
          </table:table-cell>
          <table:table-cell office:value-type="float" office:value="10664" table:style-name="ce6">
            <text:p>10,664<text:s/></text:p>
          </table:table-cell>
          <table:table-cell office:value-type="float" office:value="12394" table:style-name="ce6">
            <text:p>12,394<text:s/></text:p>
          </table:table-cell>
          <table:table-cell office:value-type="float" office:value="14758" table:style-name="ce6">
            <text:p>14,758<text:s/></text:p>
          </table:table-cell>
          <table:table-cell office:value-type="float" office:value="22241" table:style-name="ce6">
            <text:p>22,241<text:s/></text:p>
          </table:table-cell>
          <table:table-cell office:value-type="float" office:value="16117" table:style-name="ce6">
            <text:p>16,117<text:s/></text:p>
          </table:table-cell>
          <table:table-cell office:value-type="float" office:value="9175" table:style-name="ce6">
            <text:p>9,175<text:s/></text:p>
          </table:table-cell>
          <table:table-cell office:value-type="float" office:value="23525" table:style-name="ce6">
            <text:p>23,525<text:s/></text:p>
          </table:table-cell>
          <table:table-cell office:value-type="float" office:value="14474" table:style-name="ce6">
            <text:p>14,474<text:s/></text:p>
          </table:table-cell>
          <table:table-cell office:value-type="float" office:value="29563" table:style-name="ce6">
            <text:p>29,563<text:s/></text:p>
          </table:table-cell>
          <table:table-cell office:value-type="float" office:value="22360" table:style-name="ce6">
            <text:p>22,360<text:s/></text:p>
          </table:table-cell>
          <table:table-cell office:value-type="float" office:value="9223" table:style-name="ce6">
            <text:p>9,223<text:s/></text:p>
          </table:table-cell>
          <table:table-cell office:value-type="float" office:value="33320" table:style-name="ce6">
            <text:p>33,320<text:s/></text:p>
          </table:table-cell>
          <table:table-cell office:value-type="float" office:value="24592" table:style-name="ce6">
            <text:p>24,592<text:s/></text:p>
          </table:table-cell>
          <table:table-cell office:value-type="float" office:value="24023" table:style-name="ce6">
            <text:p>24,023<text:s/></text:p>
          </table:table-cell>
          <table:table-cell office:value-type="float" office:value="18856" table:style-name="ce6">
            <text:p>18,856<text:s/></text:p>
          </table:table-cell>
          <table:table-cell office:value-type="float" office:value="20910" table:style-name="ce6">
            <text:p>20,910<text:s/></text:p>
          </table:table-cell>
          <table:table-cell office:value-type="float" office:value="105260" table:style-name="ce6">
            <text:p>105,260<text:s/></text:p>
          </table:table-cell>
          <table:table-cell office:value-type="float" office:value="37307" table:style-name="ce6">
            <text:p>37,307<text:s/></text:p>
          </table:table-cell>
          <table:table-cell office:value-type="float" office:value="18967" table:style-name="ce6">
            <text:p>18,967<text:s/></text:p>
          </table:table-cell>
          <table:table-cell office:value-type="float" office:value="21365" table:style-name="ce6">
            <text:p>21,365<text:s/></text:p>
          </table:table-cell>
          <table:table-cell office:value-type="float" office:value="25389" table:style-name="ce6">
            <text:p>25,389<text:s/></text:p>
          </table:table-cell>
          <table:table-cell office:value-type="float" office:value="25284" table:style-name="ce6">
            <text:p>25,284<text:s/></text:p>
          </table:table-cell>
          <table:table-cell office:value-type="float" office:value="29754" table:style-name="ce6">
            <text:p>29,754<text:s/></text:p>
          </table:table-cell>
          <table:table-cell office:value-type="float" office:value="24160" table:style-name="ce6">
            <text:p>24,160<text:s/></text:p>
          </table:table-cell>
          <table:table-cell office:value-type="float" office:value="11910" table:style-name="ce6">
            <text:p>11,910<text:s/></text:p>
          </table:table-cell>
          <table:table-cell office:value-type="float" office:value="29403" table:style-name="ce6">
            <text:p>29,403<text:s/></text:p>
          </table:table-cell>
          <table:table-cell office:value-type="float" office:value="6732" table:style-name="ce6">
            <text:p>6,732<text:s/></text:p>
          </table:table-cell>
          <table:table-cell office:value-type="float" office:value="7866" table:style-name="ce6">
            <text:p>7,866<text:s/></text:p>
          </table:table-cell>
          <table:table-cell office:value-type="float" office:value="18867" table:style-name="ce6">
            <text:p>18,867<text:s/></text:p>
          </table:table-cell>
          <table:table-cell office:value-type="float" office:value="4945" table:style-name="ce6">
            <text:p>4,945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3265" table:style-name="ce6">
            <text:p>3,265<text:s/></text:p>
          </table:table-cell>
          <table:table-cell office:value-type="float" office:value="13931" table:style-name="ce6">
            <text:p>13,931<text:s/></text:p>
          </table:table-cell>
          <table:table-cell office:value-type="float" office:value="9241" table:style-name="ce6">
            <text:p>9,241<text:s/></text:p>
          </table:table-cell>
          <table:table-cell office:value-type="float" office:value="11597" table:style-name="ce6">
            <text:p>11,597<text:s/></text:p>
          </table:table-cell>
          <table:table-cell office:value-type="float" office:value="29673" table:style-name="ce6">
            <text:p>29,673<text:s/></text:p>
          </table:table-cell>
          <table:table-cell office:value-type="float" office:value="8564" table:style-name="ce6">
            <text:p>8,564<text:s/></text:p>
          </table:table-cell>
          <table:table-cell office:value-type="float" office:value="12243" table:style-name="ce6">
            <text:p>12,243<text:s/></text:p>
          </table:table-cell>
          <table:table-cell office:value-type="float" office:value="7290" table:style-name="ce6">
            <text:p>7,290<text:s/></text:p>
          </table:table-cell>
          <table:table-cell office:value-type="float" office:value="21527" table:style-name="ce6">
            <text:p>21,527<text:s/></text:p>
          </table:table-cell>
          <table:table-cell office:value-type="float" office:value="22636" table:style-name="ce6">
            <text:p>22,636<text:s/></text:p>
          </table:table-cell>
          <table:table-cell office:value-type="float" office:value="23926" table:style-name="ce6">
            <text:p>23,926<text:s/></text:p>
          </table:table-cell>
          <table:table-cell office:value-type="float" office:value="36469" table:style-name="ce6">
            <text:p>36,469<text:s/></text:p>
          </table:table-cell>
          <table:table-cell office:value-type="float" office:value="36111" table:style-name="ce6">
            <text:p>36,111<text:s/></text:p>
          </table:table-cell>
          <table:table-cell office:value-type="float" office:value="24713" table:style-name="ce6">
            <text:p>24,713<text:s/></text:p>
          </table:table-cell>
          <table:table-cell office:value-type="float" office:value="21596" table:style-name="ce6">
            <text:p>21,596<text:s/></text:p>
          </table:table-cell>
          <table:table-cell office:value-type="float" office:value="48105" table:style-name="ce6">
            <text:p>48,105<text:s/></text:p>
          </table:table-cell>
          <table:table-cell office:value-type="float" office:value="21956" table:style-name="ce6">
            <text:p>21,956<text:s/></text:p>
          </table:table-cell>
          <table:table-cell office:value-type="float" office:value="28161" table:style-name="ce6">
            <text:p>28,161<text:s/></text:p>
          </table:table-cell>
          <table:table-cell office:value-type="float" office:value="29459" table:style-name="ce6">
            <text:p>29,459<text:s/></text:p>
          </table:table-cell>
          <table:table-cell office:value-type="float" office:value="17905" table:style-name="ce6">
            <text:p>17,905<text:s/></text:p>
          </table:table-cell>
          <table:table-cell office:value-type="float" office:value="56766" table:style-name="ce6">
            <text:p>56,766<text:s/></text:p>
          </table:table-cell>
          <table:table-cell office:value-type="float" office:value="19096" table:style-name="ce6">
            <text:p>19,096<text:s/></text:p>
          </table:table-cell>
          <table:table-cell office:value-type="float" office:value="14565" table:style-name="ce6">
            <text:p>14,565<text:s/></text:p>
          </table:table-cell>
          <table:table-cell office:value-type="float" office:value="14146" table:style-name="ce6">
            <text:p>14,146<text:s/></text:p>
          </table:table-cell>
          <table:table-cell office:value-type="float" office:value="20186" table:style-name="ce6">
            <text:p>20,186<text:s/></text:p>
          </table:table-cell>
          <table:table-cell office:value-type="float" office:value="12659" table:style-name="ce6">
            <text:p>12,659<text:s/></text:p>
          </table:table-cell>
          <table:table-cell office:value-type="float" office:value="23330" table:style-name="ce6">
            <text:p>23,330<text:s/></text:p>
          </table:table-cell>
          <table:table-cell office:value-type="float" office:value="17762" table:style-name="ce6">
            <text:p>17,762<text:s/></text:p>
          </table:table-cell>
          <table:table-cell office:value-type="float" office:value="7047" table:style-name="ce6">
            <text:p>7,047<text:s/></text:p>
          </table:table-cell>
          <table:table-cell office:value-type="float" office:value="10319" table:style-name="ce6">
            <text:p>10,319<text:s/></text:p>
          </table:table-cell>
          <table:table-cell office:value-type="float" office:value="35284" table:style-name="ce6">
            <text:p>35,284<text:s/></text:p>
          </table:table-cell>
          <table:table-cell office:value-type="float" office:value="21312" table:style-name="ce6">
            <text:p>21,312<text:s/></text:p>
          </table:table-cell>
          <table:table-cell office:value-type="float" office:value="22449" table:style-name="ce6">
            <text:p>22,449<text:s/></text:p>
          </table:table-cell>
          <table:table-cell office:value-type="float" office:value="21026" table:style-name="ce6">
            <text:p>21,026<text:s/></text:p>
          </table:table-cell>
          <table:table-cell office:value-type="float" office:value="14312" table:style-name="ce6">
            <text:p>14,312<text:s/></text:p>
          </table:table-cell>
          <table:table-cell office:value-type="float" office:value="10707" table:style-name="ce6">
            <text:p>10,707<text:s/></text:p>
          </table:table-cell>
          <table:table-cell office:value-type="float" office:value="5604" table:style-name="ce6">
            <text:p>5,604<text:s/></text:p>
          </table:table-cell>
          <table:table-cell office:value-type="float" office:value="4716" table:style-name="ce6">
            <text:p>4,716<text:s/></text:p>
          </table:table-cell>
          <table:table-cell office:value-type="float" office:value="6639" table:style-name="ce6">
            <text:p>6,639<text:s/></text:p>
          </table:table-cell>
          <table:table-cell office:value-type="float" office:value="9993" table:style-name="ce6">
            <text:p>9,993<text:s/></text:p>
          </table:table-cell>
          <table:table-cell office:value-type="float" office:value="8748" table:style-name="ce6">
            <text:p>8,748<text:s/></text:p>
          </table:table-cell>
          <table:table-cell office:value-type="float" office:value="11258" table:style-name="ce6">
            <text:p>11,258<text:s/></text:p>
          </table:table-cell>
          <table:table-cell office:value-type="float" office:value="15370" table:style-name="ce6">
            <text:p>15,370<text:s/></text:p>
          </table:table-cell>
          <table:table-cell office:value-type="float" office:value="25899" table:style-name="ce6">
            <text:p>25,899<text:s/></text:p>
          </table:table-cell>
          <table:table-cell office:value-type="float" office:value="19959" table:style-name="ce6">
            <text:p>19,959<text:s/></text:p>
          </table:table-cell>
          <table:table-cell office:value-type="float" office:value="13100" table:style-name="ce6">
            <text:p>13,100<text:s/></text:p>
          </table:table-cell>
          <table:table-cell office:value-type="float" office:value="12004" table:style-name="ce6">
            <text:p>12,004<text:s/></text:p>
          </table:table-cell>
          <table:table-cell office:value-type="float" office:value="12235" table:style-name="ce6">
            <text:p>12,235<text:s/></text:p>
          </table:table-cell>
          <table:table-cell office:value-type="float" office:value="11633" table:style-name="ce6">
            <text:p>11,633<text:s/></text:p>
          </table:table-cell>
          <table:table-cell office:value-type="float" office:value="11218" table:style-name="ce6">
            <text:p>11,218<text:s/></text:p>
          </table:table-cell>
          <table:table-cell office:value-type="float" office:value="10794" table:style-name="ce6">
            <text:p>10,794<text:s/></text:p>
          </table:table-cell>
          <table:table-cell office:value-type="float" office:value="9274" table:style-name="ce6">
            <text:p>9,274<text:s/></text:p>
          </table:table-cell>
          <table:table-cell office:value-type="float" office:value="1443" table:style-name="ce6">
            <text:p>1,443<text:s/></text:p>
          </table:table-cell>
          <table:table-cell office:value-type="float" office:value="2398" table:style-name="ce6">
            <text:p>2,398<text:s/>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4519" table:style-name="ce6">
            <text:p>4,519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2829" table:style-name="ce6">
            <text:p>2,829<text:s/></text:p>
          </table:table-cell>
          <table:table-cell office:value-type="float" office:value="7595" table:style-name="ce6">
            <text:p>7,595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3635" table:style-name="ce6">
            <text:p>3,635<text:s/></text:p>
          </table:table-cell>
          <table:table-cell office:value-type="float" office:value="4450" table:style-name="ce6">
            <text:p>4,450<text:s/></text:p>
          </table:table-cell>
          <table:table-cell table:number-columns-repeated="16264"/>
        </table:table-row>
        <table:table-row table:style-name="ro2">
          <table:table-cell office:value-type="date" office:date-value="2021-12-03T00:00:00" table:style-name="ce5">
            <text:p>2021/12/3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13664" table:style-name="ce6">
            <text:p>13,664<text:s/></text:p>
          </table:table-cell>
          <table:table-cell office:value-type="float" office:value="41163" table:style-name="ce6">
            <text:p>41,163<text:s/></text:p>
          </table:table-cell>
          <table:table-cell office:value-type="float" office:value="42033" table:style-name="ce6">
            <text:p>42,033<text:s/></text:p>
          </table:table-cell>
          <table:table-cell office:value-type="float" office:value="25309" table:style-name="ce6">
            <text:p>25,309<text:s/></text:p>
          </table:table-cell>
          <table:table-cell office:value-type="float" office:value="14187" table:style-name="ce6">
            <text:p>14,187<text:s/></text:p>
          </table:table-cell>
          <table:table-cell office:value-type="float" office:value="11286" table:style-name="ce6">
            <text:p>11,286<text:s/></text:p>
          </table:table-cell>
          <table:table-cell office:value-type="float" office:value="3745" table:style-name="ce6">
            <text:p>3,745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13427" table:style-name="ce6">
            <text:p>13,427<text:s/></text:p>
          </table:table-cell>
          <table:table-cell office:value-type="float" office:value="1980" table:style-name="ce6">
            <text:p>1,980<text:s/></text:p>
          </table:table-cell>
          <table:table-cell office:value-type="float" office:value="4680" table:style-name="ce6">
            <text:p>4,680<text:s/></text:p>
          </table:table-cell>
          <table:table-cell office:value-type="float" office:value="4956" table:style-name="ce6">
            <text:p>4,956<text:s/></text:p>
          </table:table-cell>
          <table:table-cell office:value-type="float" office:value="9668" table:style-name="ce6">
            <text:p>9,668<text:s/></text:p>
          </table:table-cell>
          <table:table-cell office:value-type="float" office:value="11659" table:style-name="ce6">
            <text:p>11,659<text:s/></text:p>
          </table:table-cell>
          <table:table-cell office:value-type="float" office:value="16778" table:style-name="ce6">
            <text:p>16,778<text:s/></text:p>
          </table:table-cell>
          <table:table-cell office:value-type="float" office:value="17170" table:style-name="ce6">
            <text:p>17,170<text:s/></text:p>
          </table:table-cell>
          <table:table-cell office:value-type="float" office:value="5795" table:style-name="ce6">
            <text:p>5,795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3518" table:style-name="ce6">
            <text:p>3,518<text:s/></text:p>
          </table:table-cell>
          <table:table-cell office:value-type="float" office:value="8735" table:style-name="ce6">
            <text:p>8,735<text:s/></text:p>
          </table:table-cell>
          <table:table-cell office:value-type="float" office:value="8960" table:style-name="ce6">
            <text:p>8,960<text:s/></text:p>
          </table:table-cell>
          <table:table-cell office:value-type="float" office:value="6148" table:style-name="ce6">
            <text:p>6,148<text:s/></text:p>
          </table:table-cell>
          <table:table-cell office:value-type="float" office:value="36023" table:style-name="ce6">
            <text:p>36,023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11486" table:style-name="ce6">
            <text:p>11,486<text:s/></text:p>
          </table:table-cell>
          <table:table-cell office:value-type="float" office:value="12957" table:style-name="ce6">
            <text:p>12,957<text:s/></text:p>
          </table:table-cell>
          <table:table-cell office:value-type="float" office:value="15303" table:style-name="ce6">
            <text:p>15,303<text:s/></text:p>
          </table:table-cell>
          <table:table-cell office:value-type="float" office:value="23655" table:style-name="ce6">
            <text:p>23,655<text:s/></text:p>
          </table:table-cell>
          <table:table-cell office:value-type="float" office:value="17354" table:style-name="ce6">
            <text:p>17,354<text:s/></text:p>
          </table:table-cell>
          <table:table-cell office:value-type="float" office:value="10166" table:style-name="ce6">
            <text:p>10,166<text:s/></text:p>
          </table:table-cell>
          <table:table-cell office:value-type="float" office:value="26914" table:style-name="ce6">
            <text:p>26,914<text:s/></text:p>
          </table:table-cell>
          <table:table-cell office:value-type="float" office:value="16242" table:style-name="ce6">
            <text:p>16,242<text:s/></text:p>
          </table:table-cell>
          <table:table-cell office:value-type="float" office:value="30788" table:style-name="ce6">
            <text:p>30,788<text:s/></text:p>
          </table:table-cell>
          <table:table-cell office:value-type="float" office:value="24360" table:style-name="ce6">
            <text:p>24,360<text:s/></text:p>
          </table:table-cell>
          <table:table-cell office:value-type="float" office:value="9671" table:style-name="ce6">
            <text:p>9,671<text:s/></text:p>
          </table:table-cell>
          <table:table-cell office:value-type="float" office:value="35222" table:style-name="ce6">
            <text:p>35,222<text:s/></text:p>
          </table:table-cell>
          <table:table-cell office:value-type="float" office:value="25900" table:style-name="ce6">
            <text:p>25,900<text:s/></text:p>
          </table:table-cell>
          <table:table-cell office:value-type="float" office:value="24913" table:style-name="ce6">
            <text:p>24,913<text:s/></text:p>
          </table:table-cell>
          <table:table-cell office:value-type="float" office:value="19666" table:style-name="ce6">
            <text:p>19,666<text:s/></text:p>
          </table:table-cell>
          <table:table-cell office:value-type="float" office:value="21558" table:style-name="ce6">
            <text:p>21,558<text:s/></text:p>
          </table:table-cell>
          <table:table-cell office:value-type="float" office:value="143418" table:style-name="ce6">
            <text:p>143,418<text:s/></text:p>
          </table:table-cell>
          <table:table-cell office:value-type="float" office:value="46589" table:style-name="ce6">
            <text:p>46,589<text:s/></text:p>
          </table:table-cell>
          <table:table-cell office:value-type="float" office:value="20997" table:style-name="ce6">
            <text:p>20,997<text:s/></text:p>
          </table:table-cell>
          <table:table-cell office:value-type="float" office:value="22356" table:style-name="ce6">
            <text:p>22,356<text:s/></text:p>
          </table:table-cell>
          <table:table-cell office:value-type="float" office:value="28125" table:style-name="ce6">
            <text:p>28,125<text:s/></text:p>
          </table:table-cell>
          <table:table-cell office:value-type="float" office:value="27496" table:style-name="ce6">
            <text:p>27,496<text:s/></text:p>
          </table:table-cell>
          <table:table-cell office:value-type="float" office:value="32218" table:style-name="ce6">
            <text:p>32,218<text:s/></text:p>
          </table:table-cell>
          <table:table-cell office:value-type="float" office:value="26313" table:style-name="ce6">
            <text:p>26,313<text:s/></text:p>
          </table:table-cell>
          <table:table-cell office:value-type="float" office:value="12292" table:style-name="ce6">
            <text:p>12,292<text:s/></text:p>
          </table:table-cell>
          <table:table-cell office:value-type="float" office:value="31070" table:style-name="ce6">
            <text:p>31,070<text:s/></text:p>
          </table:table-cell>
          <table:table-cell office:value-type="float" office:value="6835" table:style-name="ce6">
            <text:p>6,835<text:s/></text:p>
          </table:table-cell>
          <table:table-cell office:value-type="float" office:value="8420" table:style-name="ce6">
            <text:p>8,420<text:s/></text:p>
          </table:table-cell>
          <table:table-cell office:value-type="float" office:value="20107" table:style-name="ce6">
            <text:p>20,107<text:s/></text:p>
          </table:table-cell>
          <table:table-cell office:value-type="float" office:value="5869" table:style-name="ce6">
            <text:p>5,869<text:s/></text:p>
          </table:table-cell>
          <table:table-cell office:value-type="float" office:value="3748" table:style-name="ce6">
            <text:p>3,748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13739" table:style-name="ce6">
            <text:p>13,739<text:s/></text:p>
          </table:table-cell>
          <table:table-cell office:value-type="float" office:value="9834" table:style-name="ce6">
            <text:p>9,834<text:s/></text:p>
          </table:table-cell>
          <table:table-cell office:value-type="float" office:value="12179" table:style-name="ce6">
            <text:p>12,179<text:s/></text:p>
          </table:table-cell>
          <table:table-cell office:value-type="float" office:value="32384" table:style-name="ce6">
            <text:p>32,384<text:s/></text:p>
          </table:table-cell>
          <table:table-cell office:value-type="float" office:value="9214" table:style-name="ce6">
            <text:p>9,214<text:s/></text:p>
          </table:table-cell>
          <table:table-cell office:value-type="float" office:value="14012" table:style-name="ce6">
            <text:p>14,012<text:s/></text:p>
          </table:table-cell>
          <table:table-cell office:value-type="float" office:value="8038" table:style-name="ce6">
            <text:p>8,038<text:s/></text:p>
          </table:table-cell>
          <table:table-cell office:value-type="float" office:value="23328" table:style-name="ce6">
            <text:p>23,328<text:s/></text:p>
          </table:table-cell>
          <table:table-cell office:value-type="float" office:value="23281" table:style-name="ce6">
            <text:p>23,281<text:s/></text:p>
          </table:table-cell>
          <table:table-cell office:value-type="float" office:value="27184" table:style-name="ce6">
            <text:p>27,184<text:s/></text:p>
          </table:table-cell>
          <table:table-cell office:value-type="float" office:value="47515" table:style-name="ce6">
            <text:p>47,515<text:s/></text:p>
          </table:table-cell>
          <table:table-cell office:value-type="float" office:value="38633" table:style-name="ce6">
            <text:p>38,633<text:s/></text:p>
          </table:table-cell>
          <table:table-cell office:value-type="float" office:value="26203" table:style-name="ce6">
            <text:p>26,203<text:s/></text:p>
          </table:table-cell>
          <table:table-cell office:value-type="float" office:value="23748" table:style-name="ce6">
            <text:p>23,748<text:s/></text:p>
          </table:table-cell>
          <table:table-cell office:value-type="float" office:value="61655" table:style-name="ce6">
            <text:p>61,655<text:s/></text:p>
          </table:table-cell>
          <table:table-cell office:value-type="float" office:value="22842" table:style-name="ce6">
            <text:p>22,842<text:s/></text:p>
          </table:table-cell>
          <table:table-cell office:value-type="float" office:value="31804" table:style-name="ce6">
            <text:p>31,804<text:s/></text:p>
          </table:table-cell>
          <table:table-cell office:value-type="float" office:value="35718" table:style-name="ce6">
            <text:p>35,718<text:s/></text:p>
          </table:table-cell>
          <table:table-cell office:value-type="float" office:value="21003" table:style-name="ce6">
            <text:p>21,003<text:s/></text:p>
          </table:table-cell>
          <table:table-cell office:value-type="float" office:value="68972" table:style-name="ce6">
            <text:p>68,972<text:s/></text:p>
          </table:table-cell>
          <table:table-cell office:value-type="float" office:value="20205" table:style-name="ce6">
            <text:p>20,205<text:s/></text:p>
          </table:table-cell>
          <table:table-cell office:value-type="float" office:value="15781" table:style-name="ce6">
            <text:p>15,781<text:s/></text:p>
          </table:table-cell>
          <table:table-cell office:value-type="float" office:value="14230" table:style-name="ce6">
            <text:p>14,230<text:s/></text:p>
          </table:table-cell>
          <table:table-cell office:value-type="float" office:value="24240" table:style-name="ce6">
            <text:p>24,240<text:s/></text:p>
          </table:table-cell>
          <table:table-cell office:value-type="float" office:value="13742" table:style-name="ce6">
            <text:p>13,742<text:s/></text:p>
          </table:table-cell>
          <table:table-cell office:value-type="float" office:value="29427" table:style-name="ce6">
            <text:p>29,427<text:s/></text:p>
          </table:table-cell>
          <table:table-cell office:value-type="float" office:value="19720" table:style-name="ce6">
            <text:p>19,720<text:s/></text:p>
          </table:table-cell>
          <table:table-cell office:value-type="float" office:value="7831" table:style-name="ce6">
            <text:p>7,831<text:s/></text:p>
          </table:table-cell>
          <table:table-cell office:value-type="float" office:value="11657" table:style-name="ce6">
            <text:p>11,657<text:s/></text:p>
          </table:table-cell>
          <table:table-cell office:value-type="float" office:value="37496" table:style-name="ce6">
            <text:p>37,496<text:s/></text:p>
          </table:table-cell>
          <table:table-cell office:value-type="float" office:value="22878" table:style-name="ce6">
            <text:p>22,878<text:s/></text:p>
          </table:table-cell>
          <table:table-cell office:value-type="float" office:value="23539" table:style-name="ce6">
            <text:p>23,539<text:s/></text:p>
          </table:table-cell>
          <table:table-cell office:value-type="float" office:value="22240" table:style-name="ce6">
            <text:p>22,240<text:s/></text:p>
          </table:table-cell>
          <table:table-cell office:value-type="float" office:value="14397" table:style-name="ce6">
            <text:p>14,397<text:s/></text:p>
          </table:table-cell>
          <table:table-cell office:value-type="float" office:value="11272" table:style-name="ce6">
            <text:p>11,272<text:s/></text:p>
          </table:table-cell>
          <table:table-cell office:value-type="float" office:value="6068" table:style-name="ce6">
            <text:p>6,068<text:s/></text:p>
          </table:table-cell>
          <table:table-cell office:value-type="float" office:value="4893" table:style-name="ce6">
            <text:p>4,893<text:s/></text:p>
          </table:table-cell>
          <table:table-cell office:value-type="float" office:value="7149" table:style-name="ce6">
            <text:p>7,149<text:s/></text:p>
          </table:table-cell>
          <table:table-cell office:value-type="float" office:value="10387" table:style-name="ce6">
            <text:p>10,387<text:s/></text:p>
          </table:table-cell>
          <table:table-cell office:value-type="float" office:value="9909" table:style-name="ce6">
            <text:p>9,909<text:s/></text:p>
          </table:table-cell>
          <table:table-cell office:value-type="float" office:value="12058" table:style-name="ce6">
            <text:p>12,058<text:s/></text:p>
          </table:table-cell>
          <table:table-cell office:value-type="float" office:value="16725" table:style-name="ce6">
            <text:p>16,725<text:s/></text:p>
          </table:table-cell>
          <table:table-cell office:value-type="float" office:value="27511" table:style-name="ce6">
            <text:p>27,511<text:s/></text:p>
          </table:table-cell>
          <table:table-cell office:value-type="float" office:value="22232" table:style-name="ce6">
            <text:p>22,232<text:s/></text:p>
          </table:table-cell>
          <table:table-cell office:value-type="float" office:value="13503" table:style-name="ce6">
            <text:p>13,503<text:s/></text:p>
          </table:table-cell>
          <table:table-cell office:value-type="float" office:value="12641" table:style-name="ce6">
            <text:p>12,641<text:s/></text:p>
          </table:table-cell>
          <table:table-cell office:value-type="float" office:value="12909" table:style-name="ce6">
            <text:p>12,909<text:s/></text:p>
          </table:table-cell>
          <table:table-cell office:value-type="float" office:value="12304" table:style-name="ce6">
            <text:p>12,304<text:s/></text:p>
          </table:table-cell>
          <table:table-cell office:value-type="float" office:value="11809" table:style-name="ce6">
            <text:p>11,809<text:s/></text:p>
          </table:table-cell>
          <table:table-cell office:value-type="float" office:value="11098" table:style-name="ce6">
            <text:p>11,098<text:s/></text:p>
          </table:table-cell>
          <table:table-cell office:value-type="float" office:value="9519" table:style-name="ce6">
            <text:p>9,519<text:s/></text:p>
          </table:table-cell>
          <table:table-cell office:value-type="float" office:value="1509" table:style-name="ce6">
            <text:p>1,509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3903" table:style-name="ce6">
            <text:p>3,903<text:s/></text:p>
          </table:table-cell>
          <table:table-cell office:value-type="float" office:value="4877" table:style-name="ce6">
            <text:p>4,877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3425" table:style-name="ce6">
            <text:p>3,425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10622" table:style-name="ce6">
            <text:p>10,622<text:s/></text:p>
          </table:table-cell>
          <table:table-cell office:value-type="float" office:value="2585" table:style-name="ce6">
            <text:p>2,585<text:s/></text:p>
          </table:table-cell>
          <table:table-cell office:value-type="float" office:value="4107" table:style-name="ce6">
            <text:p>4,107<text:s/></text:p>
          </table:table-cell>
          <table:table-cell office:value-type="float" office:value="4866" table:style-name="ce6">
            <text:p>4,866<text:s/></text:p>
          </table:table-cell>
          <table:table-cell table:number-columns-repeated="16264"/>
        </table:table-row>
        <table:table-row table:style-name="ro2">
          <table:table-cell office:value-type="date" office:date-value="2021-12-04T00:00:00" table:style-name="ce5">
            <text:p>2021/12/4</text:p>
          </table:table-cell>
          <table:table-cell office:value-type="float" office:value="2138" table:style-name="ce6">
            <text:p>2,138<text:s/></text:p>
          </table:table-cell>
          <table:table-cell office:value-type="float" office:value="8845" table:style-name="ce6">
            <text:p>8,845<text:s/></text:p>
          </table:table-cell>
          <table:table-cell office:value-type="float" office:value="23009" table:style-name="ce6">
            <text:p>23,009<text:s/></text:p>
          </table:table-cell>
          <table:table-cell office:value-type="float" office:value="40337" table:style-name="ce6">
            <text:p>40,337<text:s/></text:p>
          </table:table-cell>
          <table:table-cell office:value-type="float" office:value="15214" table:style-name="ce6">
            <text:p>15,214<text:s/></text:p>
          </table:table-cell>
          <table:table-cell office:value-type="float" office:value="10124" table:style-name="ce6">
            <text:p>10,124<text:s/></text:p>
          </table:table-cell>
          <table:table-cell office:value-type="float" office:value="7692" table:style-name="ce6">
            <text:p>7,692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8308" table:style-name="ce6">
            <text:p>8,308<text:s/></text:p>
          </table:table-cell>
          <table:table-cell office:value-type="float" office:value="1668" table:style-name="ce6">
            <text:p>1,668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7968" table:style-name="ce6">
            <text:p>7,968<text:s/></text:p>
          </table:table-cell>
          <table:table-cell office:value-type="float" office:value="6398" table:style-name="ce6">
            <text:p>6,398<text:s/></text:p>
          </table:table-cell>
          <table:table-cell office:value-type="float" office:value="11448" table:style-name="ce6">
            <text:p>11,448<text:s/></text:p>
          </table:table-cell>
          <table:table-cell office:value-type="float" office:value="5516" table:style-name="ce6">
            <text:p>5,516<text:s/></text:p>
          </table:table-cell>
          <table:table-cell office:value-type="float" office:value="6643" table:style-name="ce6">
            <text:p>6,643<text:s/></text:p>
          </table:table-cell>
          <table:table-cell office:value-type="float" office:value="3765" table:style-name="ce6">
            <text:p>3,765<text:s/></text:p>
          </table:table-cell>
          <table:table-cell office:value-type="float" office:value="8543" table:style-name="ce6">
            <text:p>8,543<text:s/></text:p>
          </table:table-cell>
          <table:table-cell office:value-type="float" office:value="3770" table:style-name="ce6">
            <text:p>3,770<text:s/></text:p>
          </table:table-cell>
          <table:table-cell office:value-type="float" office:value="5615" table:style-name="ce6">
            <text:p>5,615<text:s/></text:p>
          </table:table-cell>
          <table:table-cell office:value-type="float" office:value="6495" table:style-name="ce6">
            <text:p>6,495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27176" table:style-name="ce6">
            <text:p>27,176<text:s/></text:p>
          </table:table-cell>
          <table:table-cell office:value-type="float" office:value="3558" table:style-name="ce6">
            <text:p>3,558<text:s/></text:p>
          </table:table-cell>
          <table:table-cell office:value-type="float" office:value="11919" table:style-name="ce6">
            <text:p>11,919<text:s/></text:p>
          </table:table-cell>
          <table:table-cell office:value-type="float" office:value="9849" table:style-name="ce6">
            <text:p>9,849<text:s/></text:p>
          </table:table-cell>
          <table:table-cell office:value-type="float" office:value="12864" table:style-name="ce6">
            <text:p>12,864<text:s/></text:p>
          </table:table-cell>
          <table:table-cell office:value-type="float" office:value="17152" table:style-name="ce6">
            <text:p>17,152<text:s/></text:p>
          </table:table-cell>
          <table:table-cell office:value-type="float" office:value="14366" table:style-name="ce6">
            <text:p>14,366<text:s/></text:p>
          </table:table-cell>
          <table:table-cell office:value-type="float" office:value="8388" table:style-name="ce6">
            <text:p>8,388<text:s/></text:p>
          </table:table-cell>
          <table:table-cell office:value-type="float" office:value="25606" table:style-name="ce6">
            <text:p>25,606<text:s/></text:p>
          </table:table-cell>
          <table:table-cell office:value-type="float" office:value="13951" table:style-name="ce6">
            <text:p>13,951<text:s/></text:p>
          </table:table-cell>
          <table:table-cell office:value-type="float" office:value="24630" table:style-name="ce6">
            <text:p>24,630<text:s/></text:p>
          </table:table-cell>
          <table:table-cell office:value-type="float" office:value="27425" table:style-name="ce6">
            <text:p>27,425<text:s/></text:p>
          </table:table-cell>
          <table:table-cell office:value-type="float" office:value="4485" table:style-name="ce6">
            <text:p>4,485<text:s/></text:p>
          </table:table-cell>
          <table:table-cell office:value-type="float" office:value="28729" table:style-name="ce6">
            <text:p>28,729<text:s/></text:p>
          </table:table-cell>
          <table:table-cell office:value-type="float" office:value="20728" table:style-name="ce6">
            <text:p>20,728<text:s/></text:p>
          </table:table-cell>
          <table:table-cell office:value-type="float" office:value="19395" table:style-name="ce6">
            <text:p>19,395<text:s/></text:p>
          </table:table-cell>
          <table:table-cell office:value-type="float" office:value="16029" table:style-name="ce6">
            <text:p>16,029<text:s/></text:p>
          </table:table-cell>
          <table:table-cell office:value-type="float" office:value="10157" table:style-name="ce6">
            <text:p>10,157<text:s/></text:p>
          </table:table-cell>
          <table:table-cell office:value-type="float" office:value="134266" table:style-name="ce6">
            <text:p>134,266<text:s/></text:p>
          </table:table-cell>
          <table:table-cell office:value-type="float" office:value="49362" table:style-name="ce6">
            <text:p>49,362<text:s/></text:p>
          </table:table-cell>
          <table:table-cell office:value-type="float" office:value="16706" table:style-name="ce6">
            <text:p>16,706<text:s/></text:p>
          </table:table-cell>
          <table:table-cell office:value-type="float" office:value="15309" table:style-name="ce6">
            <text:p>15,309<text:s/></text:p>
          </table:table-cell>
          <table:table-cell office:value-type="float" office:value="25509" table:style-name="ce6">
            <text:p>25,509<text:s/></text:p>
          </table:table-cell>
          <table:table-cell office:value-type="float" office:value="25404" table:style-name="ce6">
            <text:p>25,404<text:s/></text:p>
          </table:table-cell>
          <table:table-cell office:value-type="float" office:value="29596" table:style-name="ce6">
            <text:p>29,596<text:s/></text:p>
          </table:table-cell>
          <table:table-cell office:value-type="float" office:value="22217" table:style-name="ce6">
            <text:p>22,217<text:s/></text:p>
          </table:table-cell>
          <table:table-cell office:value-type="float" office:value="8722" table:style-name="ce6">
            <text:p>8,722<text:s/></text:p>
          </table:table-cell>
          <table:table-cell office:value-type="float" office:value="22407" table:style-name="ce6">
            <text:p>22,407<text:s/></text:p>
          </table:table-cell>
          <table:table-cell office:value-type="float" office:value="6090" table:style-name="ce6">
            <text:p>6,090<text:s/></text:p>
          </table:table-cell>
          <table:table-cell office:value-type="float" office:value="5735" table:style-name="ce6">
            <text:p>5,735<text:s/></text:p>
          </table:table-cell>
          <table:table-cell office:value-type="float" office:value="16140" table:style-name="ce6">
            <text:p>16,140<text:s/></text:p>
          </table:table-cell>
          <table:table-cell office:value-type="float" office:value="6920" table:style-name="ce6">
            <text:p>6,920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1881" table:style-name="ce6">
            <text:p>1,881<text:s/></text:p>
          </table:table-cell>
          <table:table-cell office:value-type="float" office:value="9246" table:style-name="ce6">
            <text:p>9,246<text:s/></text:p>
          </table:table-cell>
          <table:table-cell office:value-type="float" office:value="9107" table:style-name="ce6">
            <text:p>9,107<text:s/></text:p>
          </table:table-cell>
          <table:table-cell office:value-type="float" office:value="11110" table:style-name="ce6">
            <text:p>11,110<text:s/></text:p>
          </table:table-cell>
          <table:table-cell office:value-type="float" office:value="33526" table:style-name="ce6">
            <text:p>33,526<text:s/></text:p>
          </table:table-cell>
          <table:table-cell office:value-type="float" office:value="6474" table:style-name="ce6">
            <text:p>6,474<text:s/></text:p>
          </table:table-cell>
          <table:table-cell office:value-type="float" office:value="11238" table:style-name="ce6">
            <text:p>11,238<text:s/></text:p>
          </table:table-cell>
          <table:table-cell office:value-type="float" office:value="6526" table:style-name="ce6">
            <text:p>6,526<text:s/></text:p>
          </table:table-cell>
          <table:table-cell office:value-type="float" office:value="17951" table:style-name="ce6">
            <text:p>17,951<text:s/></text:p>
          </table:table-cell>
          <table:table-cell office:value-type="float" office:value="15957" table:style-name="ce6">
            <text:p>15,957<text:s/></text:p>
          </table:table-cell>
          <table:table-cell office:value-type="float" office:value="26941" table:style-name="ce6">
            <text:p>26,941<text:s/></text:p>
          </table:table-cell>
          <table:table-cell office:value-type="float" office:value="58733" table:style-name="ce6">
            <text:p>58,733<text:s/></text:p>
          </table:table-cell>
          <table:table-cell office:value-type="float" office:value="29811" table:style-name="ce6">
            <text:p>29,811<text:s/></text:p>
          </table:table-cell>
          <table:table-cell office:value-type="float" office:value="21562" table:style-name="ce6">
            <text:p>21,562<text:s/></text:p>
          </table:table-cell>
          <table:table-cell office:value-type="float" office:value="23641" table:style-name="ce6">
            <text:p>23,641<text:s/></text:p>
          </table:table-cell>
          <table:table-cell office:value-type="float" office:value="75105" table:style-name="ce6">
            <text:p>75,105<text:s/></text:p>
          </table:table-cell>
          <table:table-cell office:value-type="float" office:value="15454" table:style-name="ce6">
            <text:p>15,454<text:s/></text:p>
          </table:table-cell>
          <table:table-cell office:value-type="float" office:value="28936" table:style-name="ce6">
            <text:p>28,936<text:s/></text:p>
          </table:table-cell>
          <table:table-cell office:value-type="float" office:value="31726" table:style-name="ce6">
            <text:p>31,726<text:s/></text:p>
          </table:table-cell>
          <table:table-cell office:value-type="float" office:value="20374" table:style-name="ce6">
            <text:p>20,374<text:s/></text:p>
          </table:table-cell>
          <table:table-cell office:value-type="float" office:value="66257" table:style-name="ce6">
            <text:p>66,257<text:s/></text:p>
          </table:table-cell>
          <table:table-cell office:value-type="float" office:value="14594" table:style-name="ce6">
            <text:p>14,594<text:s/></text:p>
          </table:table-cell>
          <table:table-cell office:value-type="float" office:value="14444" table:style-name="ce6">
            <text:p>14,444<text:s/></text:p>
          </table:table-cell>
          <table:table-cell office:value-type="float" office:value="9902" table:style-name="ce6">
            <text:p>9,902<text:s/></text:p>
          </table:table-cell>
          <table:table-cell office:value-type="float" office:value="19013" table:style-name="ce6">
            <text:p>19,013<text:s/></text:p>
          </table:table-cell>
          <table:table-cell office:value-type="float" office:value="10117" table:style-name="ce6">
            <text:p>10,117<text:s/></text:p>
          </table:table-cell>
          <table:table-cell office:value-type="float" office:value="29418" table:style-name="ce6">
            <text:p>29,418<text:s/></text:p>
          </table:table-cell>
          <table:table-cell office:value-type="float" office:value="12888" table:style-name="ce6">
            <text:p>12,888<text:s/></text:p>
          </table:table-cell>
          <table:table-cell office:value-type="float" office:value="10565" table:style-name="ce6">
            <text:p>10,565<text:s/></text:p>
          </table:table-cell>
          <table:table-cell office:value-type="float" office:value="10092" table:style-name="ce6">
            <text:p>10,092<text:s/></text:p>
          </table:table-cell>
          <table:table-cell office:value-type="float" office:value="19003" table:style-name="ce6">
            <text:p>19,003<text:s/></text:p>
          </table:table-cell>
          <table:table-cell office:value-type="float" office:value="16963" table:style-name="ce6">
            <text:p>16,963<text:s/></text:p>
          </table:table-cell>
          <table:table-cell office:value-type="float" office:value="13773" table:style-name="ce6">
            <text:p>13,773<text:s/></text:p>
          </table:table-cell>
          <table:table-cell office:value-type="float" office:value="16006" table:style-name="ce6">
            <text:p>16,006<text:s/></text:p>
          </table:table-cell>
          <table:table-cell office:value-type="float" office:value="12492" table:style-name="ce6">
            <text:p>12,492<text:s/></text:p>
          </table:table-cell>
          <table:table-cell office:value-type="float" office:value="10427" table:style-name="ce6">
            <text:p>10,427<text:s/></text:p>
          </table:table-cell>
          <table:table-cell office:value-type="float" office:value="5093" table:style-name="ce6">
            <text:p>5,093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6592" table:style-name="ce6">
            <text:p>6,592<text:s/></text:p>
          </table:table-cell>
          <table:table-cell office:value-type="float" office:value="8081" table:style-name="ce6">
            <text:p>8,081<text:s/></text:p>
          </table:table-cell>
          <table:table-cell office:value-type="float" office:value="9130" table:style-name="ce6">
            <text:p>9,130<text:s/></text:p>
          </table:table-cell>
          <table:table-cell office:value-type="float" office:value="10618" table:style-name="ce6">
            <text:p>10,618<text:s/></text:p>
          </table:table-cell>
          <table:table-cell office:value-type="float" office:value="12207" table:style-name="ce6">
            <text:p>12,207<text:s/></text:p>
          </table:table-cell>
          <table:table-cell office:value-type="float" office:value="17826" table:style-name="ce6">
            <text:p>17,826<text:s/></text:p>
          </table:table-cell>
          <table:table-cell office:value-type="float" office:value="19388" table:style-name="ce6">
            <text:p>19,388<text:s/></text:p>
          </table:table-cell>
          <table:table-cell office:value-type="float" office:value="10434" table:style-name="ce6">
            <text:p>10,434<text:s/></text:p>
          </table:table-cell>
          <table:table-cell office:value-type="float" office:value="9518" table:style-name="ce6">
            <text:p>9,518<text:s/></text:p>
          </table:table-cell>
          <table:table-cell office:value-type="float" office:value="10403" table:style-name="ce6">
            <text:p>10,403<text:s/></text:p>
          </table:table-cell>
          <table:table-cell office:value-type="float" office:value="9482" table:style-name="ce6">
            <text:p>9,482<text:s/></text:p>
          </table:table-cell>
          <table:table-cell office:value-type="float" office:value="9543" table:style-name="ce6">
            <text:p>9,543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7565" table:style-name="ce6">
            <text:p>7,565<text:s/></text:p>
          </table:table-cell>
          <table:table-cell office:value-type="float" office:value="983" table:style-name="ce6">
            <text:p>983<text:s/></text:p>
          </table:table-cell>
          <table:table-cell office:value-type="float" office:value="2460" table:style-name="ce6">
            <text:p>2,460<text:s/></text:p>
          </table:table-cell>
          <table:table-cell office:value-type="float" office:value="2928" table:style-name="ce6">
            <text:p>2,928<text:s/></text:p>
          </table:table-cell>
          <table:table-cell office:value-type="float" office:value="4490" table:style-name="ce6">
            <text:p>4,490<text:s/></text:p>
          </table:table-cell>
          <table:table-cell office:value-type="float" office:value="1315" table:style-name="ce6">
            <text:p>1,315<text:s/></text:p>
          </table:table-cell>
          <table:table-cell office:value-type="float" office:value="1572" table:style-name="ce6">
            <text:p>1,572<text:s/></text:p>
          </table:table-cell>
          <table:table-cell office:value-type="float" office:value="2089" table:style-name="ce6">
            <text:p>2,089<text:s/></text:p>
          </table:table-cell>
          <table:table-cell office:value-type="float" office:value="12688" table:style-name="ce6">
            <text:p>12,688<text:s/></text:p>
          </table:table-cell>
          <table:table-cell office:value-type="float" office:value="2150" table:style-name="ce6">
            <text:p>2,150<text:s/></text:p>
          </table:table-cell>
          <table:table-cell office:value-type="float" office:value="3840" table:style-name="ce6">
            <text:p>3,840<text:s/></text:p>
          </table:table-cell>
          <table:table-cell office:value-type="float" office:value="3469" table:style-name="ce6">
            <text:p>3,469<text:s/></text:p>
          </table:table-cell>
          <table:table-cell table:number-columns-repeated="16264"/>
        </table:table-row>
        <table:table-row table:style-name="ro2">
          <table:table-cell office:value-type="date" office:date-value="2021-12-05T00:00:00" table:style-name="ce5">
            <text:p>2021/12/5</text:p>
          </table:table-cell>
          <table:table-cell office:value-type="float" office:value="2126" table:style-name="ce6">
            <text:p>2,126<text:s/></text:p>
          </table:table-cell>
          <table:table-cell office:value-type="float" office:value="6906" table:style-name="ce6">
            <text:p>6,906<text:s/></text:p>
          </table:table-cell>
          <table:table-cell office:value-type="float" office:value="15973" table:style-name="ce6">
            <text:p>15,973<text:s/></text:p>
          </table:table-cell>
          <table:table-cell office:value-type="float" office:value="29727" table:style-name="ce6">
            <text:p>29,727<text:s/></text:p>
          </table:table-cell>
          <table:table-cell office:value-type="float" office:value="13222" table:style-name="ce6">
            <text:p>13,222<text:s/></text:p>
          </table:table-cell>
          <table:table-cell office:value-type="float" office:value="8784" table:style-name="ce6">
            <text:p>8,784<text:s/></text:p>
          </table:table-cell>
          <table:table-cell office:value-type="float" office:value="5858" table:style-name="ce6">
            <text:p>5,858<text:s/></text:p>
          </table:table-cell>
          <table:table-cell office:value-type="float" office:value="2849" table:style-name="ce6">
            <text:p>2,849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6866" table:style-name="ce6">
            <text:p>6,866<text:s/></text:p>
          </table:table-cell>
          <table:table-cell office:value-type="float" office:value="1250" table:style-name="ce6">
            <text:p>1,250<text:s/></text:p>
          </table:table-cell>
          <table:table-cell office:value-type="float" office:value="2414" table:style-name="ce6">
            <text:p>2,414<text:s/></text:p>
          </table:table-cell>
          <table:table-cell office:value-type="float" office:value="5307" table:style-name="ce6">
            <text:p>5,307<text:s/></text:p>
          </table:table-cell>
          <table:table-cell office:value-type="float" office:value="5195" table:style-name="ce6">
            <text:p>5,195<text:s/></text:p>
          </table:table-cell>
          <table:table-cell office:value-type="float" office:value="8804" table:style-name="ce6">
            <text:p>8,804<text:s/></text:p>
          </table:table-cell>
          <table:table-cell office:value-type="float" office:value="4051" table:style-name="ce6">
            <text:p>4,051<text:s/></text:p>
          </table:table-cell>
          <table:table-cell office:value-type="float" office:value="5455" table:style-name="ce6">
            <text:p>5,455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6288" table:style-name="ce6">
            <text:p>6,288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4603" table:style-name="ce6">
            <text:p>4,603<text:s/></text:p>
          </table:table-cell>
          <table:table-cell office:value-type="float" office:value="5128" table:style-name="ce6">
            <text:p>5,128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20702" table:style-name="ce6">
            <text:p>20,702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9118" table:style-name="ce6">
            <text:p>9,118<text:s/></text:p>
          </table:table-cell>
          <table:table-cell office:value-type="float" office:value="8200" table:style-name="ce6">
            <text:p>8,200<text:s/></text:p>
          </table:table-cell>
          <table:table-cell office:value-type="float" office:value="10439" table:style-name="ce6">
            <text:p>10,439<text:s/></text:p>
          </table:table-cell>
          <table:table-cell office:value-type="float" office:value="13724" table:style-name="ce6">
            <text:p>13,724<text:s/></text:p>
          </table:table-cell>
          <table:table-cell office:value-type="float" office:value="12784" table:style-name="ce6">
            <text:p>12,784<text:s/></text:p>
          </table:table-cell>
          <table:table-cell office:value-type="float" office:value="6937" table:style-name="ce6">
            <text:p>6,937<text:s/></text:p>
          </table:table-cell>
          <table:table-cell office:value-type="float" office:value="26789" table:style-name="ce6">
            <text:p>26,789<text:s/></text:p>
          </table:table-cell>
          <table:table-cell office:value-type="float" office:value="11723" table:style-name="ce6">
            <text:p>11,723<text:s/></text:p>
          </table:table-cell>
          <table:table-cell office:value-type="float" office:value="20135" table:style-name="ce6">
            <text:p>20,135<text:s/></text:p>
          </table:table-cell>
          <table:table-cell office:value-type="float" office:value="13751" table:style-name="ce6">
            <text:p>13,751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23550" table:style-name="ce6">
            <text:p>23,550<text:s/></text:p>
          </table:table-cell>
          <table:table-cell office:value-type="float" office:value="16253" table:style-name="ce6">
            <text:p>16,253<text:s/></text:p>
          </table:table-cell>
          <table:table-cell office:value-type="float" office:value="15725" table:style-name="ce6">
            <text:p>15,725<text:s/></text:p>
          </table:table-cell>
          <table:table-cell office:value-type="float" office:value="13400" table:style-name="ce6">
            <text:p>13,400<text:s/></text:p>
          </table:table-cell>
          <table:table-cell office:value-type="float" office:value="8412" table:style-name="ce6">
            <text:p>8,412<text:s/></text:p>
          </table:table-cell>
          <table:table-cell office:value-type="float" office:value="121112" table:style-name="ce6">
            <text:p>121,112<text:s/></text:p>
          </table:table-cell>
          <table:table-cell office:value-type="float" office:value="38984" table:style-name="ce6">
            <text:p>38,984<text:s/></text:p>
          </table:table-cell>
          <table:table-cell office:value-type="float" office:value="11509" table:style-name="ce6">
            <text:p>11,509<text:s/></text:p>
          </table:table-cell>
          <table:table-cell office:value-type="float" office:value="13203" table:style-name="ce6">
            <text:p>13,203<text:s/></text:p>
          </table:table-cell>
          <table:table-cell office:value-type="float" office:value="20732" table:style-name="ce6">
            <text:p>20,732<text:s/></text:p>
          </table:table-cell>
          <table:table-cell office:value-type="float" office:value="19991" table:style-name="ce6">
            <text:p>19,991<text:s/></text:p>
          </table:table-cell>
          <table:table-cell office:value-type="float" office:value="23672" table:style-name="ce6">
            <text:p>23,672<text:s/></text:p>
          </table:table-cell>
          <table:table-cell office:value-type="float" office:value="19104" table:style-name="ce6">
            <text:p>19,104<text:s/></text:p>
          </table:table-cell>
          <table:table-cell office:value-type="float" office:value="6807" table:style-name="ce6">
            <text:p>6,807<text:s/></text:p>
          </table:table-cell>
          <table:table-cell office:value-type="float" office:value="18301" table:style-name="ce6">
            <text:p>18,301<text:s/></text:p>
          </table:table-cell>
          <table:table-cell office:value-type="float" office:value="5057" table:style-name="ce6">
            <text:p>5,057<text:s/></text:p>
          </table:table-cell>
          <table:table-cell office:value-type="float" office:value="4251" table:style-name="ce6">
            <text:p>4,251<text:s/></text:p>
          </table:table-cell>
          <table:table-cell office:value-type="float" office:value="13991" table:style-name="ce6">
            <text:p>13,991<text:s/></text:p>
          </table:table-cell>
          <table:table-cell office:value-type="float" office:value="5672" table:style-name="ce6">
            <text:p>5,672<text:s/></text:p>
          </table:table-cell>
          <table:table-cell office:value-type="float" office:value="2574" table:style-name="ce6">
            <text:p>2,574<text:s/></text:p>
          </table:table-cell>
          <table:table-cell office:value-type="float" office:value="1509" table:style-name="ce6">
            <text:p>1,509<text:s/></text:p>
          </table:table-cell>
          <table:table-cell office:value-type="float" office:value="7161" table:style-name="ce6">
            <text:p>7,161<text:s/></text:p>
          </table:table-cell>
          <table:table-cell office:value-type="float" office:value="6600" table:style-name="ce6">
            <text:p>6,600<text:s/></text:p>
          </table:table-cell>
          <table:table-cell office:value-type="float" office:value="9109" table:style-name="ce6">
            <text:p>9,109<text:s/></text:p>
          </table:table-cell>
          <table:table-cell office:value-type="float" office:value="29780" table:style-name="ce6">
            <text:p>29,780<text:s/></text:p>
          </table:table-cell>
          <table:table-cell office:value-type="float" office:value="5381" table:style-name="ce6">
            <text:p>5,381<text:s/></text:p>
          </table:table-cell>
          <table:table-cell office:value-type="float" office:value="8749" table:style-name="ce6">
            <text:p>8,749<text:s/></text:p>
          </table:table-cell>
          <table:table-cell office:value-type="float" office:value="4955" table:style-name="ce6">
            <text:p>4,955<text:s/></text:p>
          </table:table-cell>
          <table:table-cell office:value-type="float" office:value="14256" table:style-name="ce6">
            <text:p>14,256<text:s/></text:p>
          </table:table-cell>
          <table:table-cell office:value-type="float" office:value="11575" table:style-name="ce6">
            <text:p>11,575<text:s/></text:p>
          </table:table-cell>
          <table:table-cell office:value-type="float" office:value="20259" table:style-name="ce6">
            <text:p>20,259<text:s/></text:p>
          </table:table-cell>
          <table:table-cell office:value-type="float" office:value="43866" table:style-name="ce6">
            <text:p>43,866<text:s/></text:p>
          </table:table-cell>
          <table:table-cell office:value-type="float" office:value="25130" table:style-name="ce6">
            <text:p>25,130<text:s/></text:p>
          </table:table-cell>
          <table:table-cell office:value-type="float" office:value="16942" table:style-name="ce6">
            <text:p>16,942<text:s/></text:p>
          </table:table-cell>
          <table:table-cell office:value-type="float" office:value="18842" table:style-name="ce6">
            <text:p>18,842<text:s/></text:p>
          </table:table-cell>
          <table:table-cell office:value-type="float" office:value="56424" table:style-name="ce6">
            <text:p>56,424<text:s/></text:p>
          </table:table-cell>
          <table:table-cell office:value-type="float" office:value="11693" table:style-name="ce6">
            <text:p>11,693<text:s/></text:p>
          </table:table-cell>
          <table:table-cell office:value-type="float" office:value="23507" table:style-name="ce6">
            <text:p>23,507<text:s/></text:p>
          </table:table-cell>
          <table:table-cell office:value-type="float" office:value="23010" table:style-name="ce6">
            <text:p>23,010<text:s/></text:p>
          </table:table-cell>
          <table:table-cell office:value-type="float" office:value="15426" table:style-name="ce6">
            <text:p>15,426<text:s/></text:p>
          </table:table-cell>
          <table:table-cell office:value-type="float" office:value="52458" table:style-name="ce6">
            <text:p>52,458<text:s/></text:p>
          </table:table-cell>
          <table:table-cell office:value-type="float" office:value="12325" table:style-name="ce6">
            <text:p>12,325<text:s/></text:p>
          </table:table-cell>
          <table:table-cell office:value-type="float" office:value="11296" table:style-name="ce6">
            <text:p>11,296<text:s/></text:p>
          </table:table-cell>
          <table:table-cell office:value-type="float" office:value="8405" table:style-name="ce6">
            <text:p>8,405<text:s/></text:p>
          </table:table-cell>
          <table:table-cell office:value-type="float" office:value="15813" table:style-name="ce6">
            <text:p>15,813<text:s/></text:p>
          </table:table-cell>
          <table:table-cell office:value-type="float" office:value="7748" table:style-name="ce6">
            <text:p>7,748<text:s/></text:p>
          </table:table-cell>
          <table:table-cell office:value-type="float" office:value="25005" table:style-name="ce6">
            <text:p>25,005<text:s/></text:p>
          </table:table-cell>
          <table:table-cell office:value-type="float" office:value="9332" table:style-name="ce6">
            <text:p>9,332<text:s/></text:p>
          </table:table-cell>
          <table:table-cell office:value-type="float" office:value="8546" table:style-name="ce6">
            <text:p>8,546<text:s/></text:p>
          </table:table-cell>
          <table:table-cell office:value-type="float" office:value="7742" table:style-name="ce6">
            <text:p>7,742<text:s/></text:p>
          </table:table-cell>
          <table:table-cell office:value-type="float" office:value="13308" table:style-name="ce6">
            <text:p>13,308<text:s/></text:p>
          </table:table-cell>
          <table:table-cell office:value-type="float" office:value="10356" table:style-name="ce6">
            <text:p>10,356<text:s/></text:p>
          </table:table-cell>
          <table:table-cell office:value-type="float" office:value="10399" table:style-name="ce6">
            <text:p>10,399<text:s/></text:p>
          </table:table-cell>
          <table:table-cell office:value-type="float" office:value="11491" table:style-name="ce6">
            <text:p>11,491<text:s/></text:p>
          </table:table-cell>
          <table:table-cell office:value-type="float" office:value="6306" table:style-name="ce6">
            <text:p>6,306<text:s/></text:p>
          </table:table-cell>
          <table:table-cell office:value-type="float" office:value="7331" table:style-name="ce6">
            <text:p>7,331<text:s/></text:p>
          </table:table-cell>
          <table:table-cell office:value-type="float" office:value="4065" table:style-name="ce6">
            <text:p>4,065<text:s/></text:p>
          </table:table-cell>
          <table:table-cell office:value-type="float" office:value="1847" table:style-name="ce6">
            <text:p>1,847<text:s/></text:p>
          </table:table-cell>
          <table:table-cell office:value-type="float" office:value="5105" table:style-name="ce6">
            <text:p>5,105<text:s/></text:p>
          </table:table-cell>
          <table:table-cell office:value-type="float" office:value="6055" table:style-name="ce6">
            <text:p>6,055<text:s/></text:p>
          </table:table-cell>
          <table:table-cell office:value-type="float" office:value="7093" table:style-name="ce6">
            <text:p>7,093<text:s/></text:p>
          </table:table-cell>
          <table:table-cell office:value-type="float" office:value="8269" table:style-name="ce6">
            <text:p>8,269<text:s/></text:p>
          </table:table-cell>
          <table:table-cell office:value-type="float" office:value="10019" table:style-name="ce6">
            <text:p>10,019<text:s/></text:p>
          </table:table-cell>
          <table:table-cell office:value-type="float" office:value="13629" table:style-name="ce6">
            <text:p>13,629<text:s/></text:p>
          </table:table-cell>
          <table:table-cell office:value-type="float" office:value="15625" table:style-name="ce6">
            <text:p>15,625<text:s/></text:p>
          </table:table-cell>
          <table:table-cell office:value-type="float" office:value="8127" table:style-name="ce6">
            <text:p>8,127<text:s/></text:p>
          </table:table-cell>
          <table:table-cell office:value-type="float" office:value="7550" table:style-name="ce6">
            <text:p>7,550<text:s/></text:p>
          </table:table-cell>
          <table:table-cell office:value-type="float" office:value="8027" table:style-name="ce6">
            <text:p>8,027<text:s/></text:p>
          </table:table-cell>
          <table:table-cell office:value-type="float" office:value="7537" table:style-name="ce6">
            <text:p>7,537<text:s/></text:p>
          </table:table-cell>
          <table:table-cell office:value-type="float" office:value="7803" table:style-name="ce6">
            <text:p>7,803<text:s/></text:p>
          </table:table-cell>
          <table:table-cell office:value-type="float" office:value="6574" table:style-name="ce6">
            <text:p>6,574<text:s/></text:p>
          </table:table-cell>
          <table:table-cell office:value-type="float" office:value="6028" table:style-name="ce6">
            <text:p>6,028<text:s/></text:p>
          </table:table-cell>
          <table:table-cell office:value-type="float" office:value="740" table:style-name="ce6">
            <text:p>740<text:s/></text:p>
          </table:table-cell>
          <table:table-cell office:value-type="float" office:value="2098" table:style-name="ce6">
            <text:p>2,098<text:s/></text:p>
          </table:table-cell>
          <table:table-cell office:value-type="float" office:value="3028" table:style-name="ce6">
            <text:p>3,028<text:s/></text:p>
          </table:table-cell>
          <table:table-cell office:value-type="float" office:value="3979" table:style-name="ce6">
            <text:p>3,979<text:s/></text:p>
          </table:table-cell>
          <table:table-cell office:value-type="float" office:value="921" table:style-name="ce6">
            <text:p>921<text:s/></text:p>
          </table:table-cell>
          <table:table-cell office:value-type="float" office:value="1329" table:style-name="ce6">
            <text:p>1,329<text:s/></text:p>
          </table:table-cell>
          <table:table-cell office:value-type="float" office:value="1554" table:style-name="ce6">
            <text:p>1,554<text:s/></text:p>
          </table:table-cell>
          <table:table-cell office:value-type="float" office:value="9907" table:style-name="ce6">
            <text:p>9,907<text:s/></text:p>
          </table:table-cell>
          <table:table-cell office:value-type="float" office:value="1795" table:style-name="ce6">
            <text:p>1,795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3003" table:style-name="ce6">
            <text:p>3,003<text:s/></text:p>
          </table:table-cell>
          <table:table-cell table:number-columns-repeated="16264"/>
        </table:table-row>
        <table:table-row table:style-name="ro2">
          <table:table-cell office:value-type="date" office:date-value="2021-12-06T00:00:00" table:style-name="ce5">
            <text:p>2021/12/6</text:p>
          </table:table-cell>
          <table:table-cell office:value-type="float" office:value="3574" table:style-name="ce6">
            <text:p>3,574<text:s/></text:p>
          </table:table-cell>
          <table:table-cell office:value-type="float" office:value="12993" table:style-name="ce6">
            <text:p>12,993<text:s/></text:p>
          </table:table-cell>
          <table:table-cell office:value-type="float" office:value="38111" table:style-name="ce6">
            <text:p>38,111<text:s/></text:p>
          </table:table-cell>
          <table:table-cell office:value-type="float" office:value="33715" table:style-name="ce6">
            <text:p>33,715<text:s/></text:p>
          </table:table-cell>
          <table:table-cell office:value-type="float" office:value="23379" table:style-name="ce6">
            <text:p>23,379<text:s/></text:p>
          </table:table-cell>
          <table:table-cell office:value-type="float" office:value="13372" table:style-name="ce6">
            <text:p>13,372<text:s/></text:p>
          </table:table-cell>
          <table:table-cell office:value-type="float" office:value="10647" table:style-name="ce6">
            <text:p>10,647<text:s/></text:p>
          </table:table-cell>
          <table:table-cell office:value-type="float" office:value="3601" table:style-name="ce6">
            <text:p>3,601<text:s/></text:p>
          </table:table-cell>
          <table:table-cell office:value-type="float" office:value="3058" table:style-name="ce6">
            <text:p>3,058<text:s/></text:p>
          </table:table-cell>
          <table:table-cell office:value-type="float" office:value="13316" table:style-name="ce6">
            <text:p>13,316<text:s/></text:p>
          </table:table-cell>
          <table:table-cell office:value-type="float" office:value="1973" table:style-name="ce6">
            <text:p>1,973<text:s/></text:p>
          </table:table-cell>
          <table:table-cell office:value-type="float" office:value="3650" table:style-name="ce6">
            <text:p>3,650<text:s/></text:p>
          </table:table-cell>
          <table:table-cell office:value-type="float" office:value="4258" table:style-name="ce6">
            <text:p>4,258<text:s/></text:p>
          </table:table-cell>
          <table:table-cell office:value-type="float" office:value="9351" table:style-name="ce6">
            <text:p>9,351<text:s/></text:p>
          </table:table-cell>
          <table:table-cell office:value-type="float" office:value="9514" table:style-name="ce6">
            <text:p>9,514<text:s/></text:p>
          </table:table-cell>
          <table:table-cell office:value-type="float" office:value="16728" table:style-name="ce6">
            <text:p>16,728<text:s/></text:p>
          </table:table-cell>
          <table:table-cell office:value-type="float" office:value="16843" table:style-name="ce6">
            <text:p>16,843<text:s/></text:p>
          </table:table-cell>
          <table:table-cell office:value-type="float" office:value="5489" table:style-name="ce6">
            <text:p>5,489<text:s/></text:p>
          </table:table-cell>
          <table:table-cell office:value-type="float" office:value="8703" table:style-name="ce6">
            <text:p>8,703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8446" table:style-name="ce6">
            <text:p>8,446<text:s/></text:p>
          </table:table-cell>
          <table:table-cell office:value-type="float" office:value="8307" table:style-name="ce6">
            <text:p>8,307<text:s/></text:p>
          </table:table-cell>
          <table:table-cell office:value-type="float" office:value="5922" table:style-name="ce6">
            <text:p>5,922<text:s/></text:p>
          </table:table-cell>
          <table:table-cell office:value-type="float" office:value="25042" table:style-name="ce6">
            <text:p>25,042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10206" table:style-name="ce6">
            <text:p>10,206<text:s/></text:p>
          </table:table-cell>
          <table:table-cell office:value-type="float" office:value="12436" table:style-name="ce6">
            <text:p>12,436<text:s/></text:p>
          </table:table-cell>
          <table:table-cell office:value-type="float" office:value="14967" table:style-name="ce6">
            <text:p>14,967<text:s/></text:p>
          </table:table-cell>
          <table:table-cell office:value-type="float" office:value="21784" table:style-name="ce6">
            <text:p>21,784<text:s/></text:p>
          </table:table-cell>
          <table:table-cell office:value-type="float" office:value="16017" table:style-name="ce6">
            <text:p>16,017<text:s/></text:p>
          </table:table-cell>
          <table:table-cell office:value-type="float" office:value="9384" table:style-name="ce6">
            <text:p>9,384<text:s/></text:p>
          </table:table-cell>
          <table:table-cell office:value-type="float" office:value="23621" table:style-name="ce6">
            <text:p>23,621<text:s/></text:p>
          </table:table-cell>
          <table:table-cell office:value-type="float" office:value="14811" table:style-name="ce6">
            <text:p>14,811<text:s/></text:p>
          </table:table-cell>
          <table:table-cell office:value-type="float" office:value="29148" table:style-name="ce6">
            <text:p>29,148<text:s/></text:p>
          </table:table-cell>
          <table:table-cell office:value-type="float" office:value="21020" table:style-name="ce6">
            <text:p>21,020<text:s/></text:p>
          </table:table-cell>
          <table:table-cell office:value-type="float" office:value="8989" table:style-name="ce6">
            <text:p>8,989<text:s/></text:p>
          </table:table-cell>
          <table:table-cell office:value-type="float" office:value="32980" table:style-name="ce6">
            <text:p>32,980<text:s/></text:p>
          </table:table-cell>
          <table:table-cell office:value-type="float" office:value="23829" table:style-name="ce6">
            <text:p>23,829<text:s/></text:p>
          </table:table-cell>
          <table:table-cell office:value-type="float" office:value="23823" table:style-name="ce6">
            <text:p>23,823<text:s/></text:p>
          </table:table-cell>
          <table:table-cell office:value-type="float" office:value="19221" table:style-name="ce6">
            <text:p>19,221<text:s/></text:p>
          </table:table-cell>
          <table:table-cell office:value-type="float" office:value="21501" table:style-name="ce6">
            <text:p>21,501<text:s/></text:p>
          </table:table-cell>
          <table:table-cell office:value-type="float" office:value="104628" table:style-name="ce6">
            <text:p>104,628<text:s/></text:p>
          </table:table-cell>
          <table:table-cell office:value-type="float" office:value="35341" table:style-name="ce6">
            <text:p>35,341<text:s/></text:p>
          </table:table-cell>
          <table:table-cell office:value-type="float" office:value="19170" table:style-name="ce6">
            <text:p>19,170<text:s/></text:p>
          </table:table-cell>
          <table:table-cell office:value-type="float" office:value="20798" table:style-name="ce6">
            <text:p>20,798<text:s/></text:p>
          </table:table-cell>
          <table:table-cell office:value-type="float" office:value="23536" table:style-name="ce6">
            <text:p>23,536<text:s/></text:p>
          </table:table-cell>
          <table:table-cell office:value-type="float" office:value="23757" table:style-name="ce6">
            <text:p>23,757<text:s/></text:p>
          </table:table-cell>
          <table:table-cell office:value-type="float" office:value="26154" table:style-name="ce6">
            <text:p>26,154<text:s/></text:p>
          </table:table-cell>
          <table:table-cell office:value-type="float" office:value="22071" table:style-name="ce6">
            <text:p>22,071<text:s/></text:p>
          </table:table-cell>
          <table:table-cell office:value-type="float" office:value="11914" table:style-name="ce6">
            <text:p>11,914<text:s/></text:p>
          </table:table-cell>
          <table:table-cell office:value-type="float" office:value="29352" table:style-name="ce6">
            <text:p>29,352<text:s/></text:p>
          </table:table-cell>
          <table:table-cell office:value-type="float" office:value="6399" table:style-name="ce6">
            <text:p>6,399<text:s/></text:p>
          </table:table-cell>
          <table:table-cell office:value-type="float" office:value="7584" table:style-name="ce6">
            <text:p>7,584<text:s/></text:p>
          </table:table-cell>
          <table:table-cell office:value-type="float" office:value="17722" table:style-name="ce6">
            <text:p>17,722<text:s/></text:p>
          </table:table-cell>
          <table:table-cell office:value-type="float" office:value="4719" table:style-name="ce6">
            <text:p>4,719<text:s/></text:p>
          </table:table-cell>
          <table:table-cell office:value-type="float" office:value="3495" table:style-name="ce6">
            <text:p>3,495<text:s/></text:p>
          </table:table-cell>
          <table:table-cell office:value-type="float" office:value="3191" table:style-name="ce6">
            <text:p>3,191<text:s/></text:p>
          </table:table-cell>
          <table:table-cell office:value-type="float" office:value="13692" table:style-name="ce6">
            <text:p>13,692<text:s/></text:p>
          </table:table-cell>
          <table:table-cell office:value-type="float" office:value="9093" table:style-name="ce6">
            <text:p>9,093<text:s/></text:p>
          </table:table-cell>
          <table:table-cell office:value-type="float" office:value="11238" table:style-name="ce6">
            <text:p>11,238<text:s/></text:p>
          </table:table-cell>
          <table:table-cell office:value-type="float" office:value="27059" table:style-name="ce6">
            <text:p>27,059<text:s/></text:p>
          </table:table-cell>
          <table:table-cell office:value-type="float" office:value="8684" table:style-name="ce6">
            <text:p>8,684<text:s/></text:p>
          </table:table-cell>
          <table:table-cell office:value-type="float" office:value="12123" table:style-name="ce6">
            <text:p>12,123<text:s/></text:p>
          </table:table-cell>
          <table:table-cell office:value-type="float" office:value="7307" table:style-name="ce6">
            <text:p>7,307<text:s/></text:p>
          </table:table-cell>
          <table:table-cell office:value-type="float" office:value="21564" table:style-name="ce6">
            <text:p>21,564<text:s/></text:p>
          </table:table-cell>
          <table:table-cell office:value-type="float" office:value="22298" table:style-name="ce6">
            <text:p>22,298<text:s/></text:p>
          </table:table-cell>
          <table:table-cell office:value-type="float" office:value="23664" table:style-name="ce6">
            <text:p>23,664<text:s/></text:p>
          </table:table-cell>
          <table:table-cell office:value-type="float" office:value="39417" table:style-name="ce6">
            <text:p>39,417<text:s/></text:p>
          </table:table-cell>
          <table:table-cell office:value-type="float" office:value="36282" table:style-name="ce6">
            <text:p>36,282<text:s/></text:p>
          </table:table-cell>
          <table:table-cell office:value-type="float" office:value="24202" table:style-name="ce6">
            <text:p>24,202<text:s/></text:p>
          </table:table-cell>
          <table:table-cell office:value-type="float" office:value="21447" table:style-name="ce6">
            <text:p>21,447<text:s/></text:p>
          </table:table-cell>
          <table:table-cell office:value-type="float" office:value="47660" table:style-name="ce6">
            <text:p>47,660<text:s/></text:p>
          </table:table-cell>
          <table:table-cell office:value-type="float" office:value="21104" table:style-name="ce6">
            <text:p>21,104<text:s/></text:p>
          </table:table-cell>
          <table:table-cell office:value-type="float" office:value="27586" table:style-name="ce6">
            <text:p>27,586<text:s/></text:p>
          </table:table-cell>
          <table:table-cell office:value-type="float" office:value="28705" table:style-name="ce6">
            <text:p>28,705<text:s/></text:p>
          </table:table-cell>
          <table:table-cell office:value-type="float" office:value="16836" table:style-name="ce6">
            <text:p>16,836<text:s/></text:p>
          </table:table-cell>
          <table:table-cell office:value-type="float" office:value="55201" table:style-name="ce6">
            <text:p>55,201<text:s/></text:p>
          </table:table-cell>
          <table:table-cell office:value-type="float" office:value="18031" table:style-name="ce6">
            <text:p>18,031<text:s/></text:p>
          </table:table-cell>
          <table:table-cell office:value-type="float" office:value="14510" table:style-name="ce6">
            <text:p>14,510<text:s/></text:p>
          </table:table-cell>
          <table:table-cell office:value-type="float" office:value="13765" table:style-name="ce6">
            <text:p>13,765<text:s/></text:p>
          </table:table-cell>
          <table:table-cell office:value-type="float" office:value="18029" table:style-name="ce6">
            <text:p>18,029<text:s/></text:p>
          </table:table-cell>
          <table:table-cell office:value-type="float" office:value="11845" table:style-name="ce6">
            <text:p>11,845<text:s/></text:p>
          </table:table-cell>
          <table:table-cell office:value-type="float" office:value="23330" table:style-name="ce6">
            <text:p>23,330<text:s/></text:p>
          </table:table-cell>
          <table:table-cell office:value-type="float" office:value="17655" table:style-name="ce6">
            <text:p>17,655<text:s/></text:p>
          </table:table-cell>
          <table:table-cell office:value-type="float" office:value="6427" table:style-name="ce6">
            <text:p>6,427<text:s/></text:p>
          </table:table-cell>
          <table:table-cell office:value-type="float" office:value="10252" table:style-name="ce6">
            <text:p>10,252<text:s/></text:p>
          </table:table-cell>
          <table:table-cell office:value-type="float" office:value="34141" table:style-name="ce6">
            <text:p>34,141<text:s/></text:p>
          </table:table-cell>
          <table:table-cell office:value-type="float" office:value="21678" table:style-name="ce6">
            <text:p>21,678<text:s/></text:p>
          </table:table-cell>
          <table:table-cell office:value-type="float" office:value="22656" table:style-name="ce6">
            <text:p>22,656<text:s/></text:p>
          </table:table-cell>
          <table:table-cell office:value-type="float" office:value="20408" table:style-name="ce6">
            <text:p>20,408<text:s/></text:p>
          </table:table-cell>
          <table:table-cell office:value-type="float" office:value="9945" table:style-name="ce6">
            <text:p>9,945<text:s/></text:p>
          </table:table-cell>
          <table:table-cell office:value-type="float" office:value="9908" table:style-name="ce6">
            <text:p>9,908<text:s/></text:p>
          </table:table-cell>
          <table:table-cell office:value-type="float" office:value="5607" table:style-name="ce6">
            <text:p>5,607<text:s/></text:p>
          </table:table-cell>
          <table:table-cell office:value-type="float" office:value="4770" table:style-name="ce6">
            <text:p>4,770<text:s/></text:p>
          </table:table-cell>
          <table:table-cell office:value-type="float" office:value="6203" table:style-name="ce6">
            <text:p>6,203<text:s/></text:p>
          </table:table-cell>
          <table:table-cell office:value-type="float" office:value="9371" table:style-name="ce6">
            <text:p>9,371<text:s/></text:p>
          </table:table-cell>
          <table:table-cell office:value-type="float" office:value="9157" table:style-name="ce6">
            <text:p>9,157<text:s/></text:p>
          </table:table-cell>
          <table:table-cell office:value-type="float" office:value="11103" table:style-name="ce6">
            <text:p>11,103<text:s/></text:p>
          </table:table-cell>
          <table:table-cell office:value-type="float" office:value="15340" table:style-name="ce6">
            <text:p>15,340<text:s/></text:p>
          </table:table-cell>
          <table:table-cell office:value-type="float" office:value="25967" table:style-name="ce6">
            <text:p>25,967<text:s/></text:p>
          </table:table-cell>
          <table:table-cell office:value-type="float" office:value="19206" table:style-name="ce6">
            <text:p>19,206<text:s/></text:p>
          </table:table-cell>
          <table:table-cell office:value-type="float" office:value="12951" table:style-name="ce6">
            <text:p>12,951<text:s/></text:p>
          </table:table-cell>
          <table:table-cell office:value-type="float" office:value="11807" table:style-name="ce6">
            <text:p>11,807<text:s/></text:p>
          </table:table-cell>
          <table:table-cell office:value-type="float" office:value="12133" table:style-name="ce6">
            <text:p>12,133<text:s/></text:p>
          </table:table-cell>
          <table:table-cell office:value-type="float" office:value="11930" table:style-name="ce6">
            <text:p>11,930<text:s/></text:p>
          </table:table-cell>
          <table:table-cell office:value-type="float" office:value="11197" table:style-name="ce6">
            <text:p>11,197<text:s/></text:p>
          </table:table-cell>
          <table:table-cell office:value-type="float" office:value="10778" table:style-name="ce6">
            <text:p>10,778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1376" table:style-name="ce6">
            <text:p>1,376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3861" table:style-name="ce6">
            <text:p>3,861<text:s/></text:p>
          </table:table-cell>
          <table:table-cell office:value-type="float" office:value="4731" table:style-name="ce6">
            <text:p>4,731<text:s/></text:p>
          </table:table-cell>
          <table:table-cell office:value-type="float" office:value="2351" table:style-name="ce6">
            <text:p>2,351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2976" table:style-name="ce6">
            <text:p>2,976<text:s/></text:p>
          </table:table-cell>
          <table:table-cell office:value-type="float" office:value="8038" table:style-name="ce6">
            <text:p>8,038<text:s/></text:p>
          </table:table-cell>
          <table:table-cell office:value-type="float" office:value="2265" table:style-name="ce6">
            <text:p>2,265<text:s/></text:p>
          </table:table-cell>
          <table:table-cell office:value-type="float" office:value="3759" table:style-name="ce6">
            <text:p>3,759<text:s/></text:p>
          </table:table-cell>
          <table:table-cell office:value-type="float" office:value="4551" table:style-name="ce6">
            <text:p>4,551<text:s/></text:p>
          </table:table-cell>
          <table:table-cell table:number-columns-repeated="16264"/>
        </table:table-row>
        <table:table-row table:style-name="ro2">
          <table:table-cell office:value-type="date" office:date-value="2021-12-07T00:00:00" table:style-name="ce5">
            <text:p>2021/12/7</text:p>
          </table:table-cell>
          <table:table-cell office:value-type="float" office:value="3492" table:style-name="ce6">
            <text:p>3,492<text:s/></text:p>
          </table:table-cell>
          <table:table-cell office:value-type="float" office:value="13026" table:style-name="ce6">
            <text:p>13,026<text:s/></text:p>
          </table:table-cell>
          <table:table-cell office:value-type="float" office:value="38677" table:style-name="ce6">
            <text:p>38,677<text:s/></text:p>
          </table:table-cell>
          <table:table-cell office:value-type="float" office:value="34692" table:style-name="ce6">
            <text:p>34,692<text:s/></text:p>
          </table:table-cell>
          <table:table-cell office:value-type="float" office:value="23780" table:style-name="ce6">
            <text:p>23,780<text:s/></text:p>
          </table:table-cell>
          <table:table-cell office:value-type="float" office:value="13626" table:style-name="ce6">
            <text:p>13,626<text:s/></text:p>
          </table:table-cell>
          <table:table-cell office:value-type="float" office:value="10554" table:style-name="ce6">
            <text:p>10,554<text:s/></text:p>
          </table:table-cell>
          <table:table-cell office:value-type="float" office:value="3732" table:style-name="ce6">
            <text:p>3,732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13380" table:style-name="ce6">
            <text:p>13,380<text:s/></text:p>
          </table:table-cell>
          <table:table-cell office:value-type="float" office:value="1955" table:style-name="ce6">
            <text:p>1,955<text:s/></text:p>
          </table:table-cell>
          <table:table-cell office:value-type="float" office:value="4507" table:style-name="ce6">
            <text:p>4,507<text:s/></text:p>
          </table:table-cell>
          <table:table-cell office:value-type="float" office:value="4066" table:style-name="ce6">
            <text:p>4,066<text:s/></text:p>
          </table:table-cell>
          <table:table-cell office:value-type="float" office:value="9365" table:style-name="ce6">
            <text:p>9,365<text:s/></text:p>
          </table:table-cell>
          <table:table-cell office:value-type="float" office:value="9577" table:style-name="ce6">
            <text:p>9,577<text:s/></text:p>
          </table:table-cell>
          <table:table-cell office:value-type="float" office:value="17273" table:style-name="ce6">
            <text:p>17,273<text:s/></text:p>
          </table:table-cell>
          <table:table-cell office:value-type="float" office:value="17262" table:style-name="ce6">
            <text:p>17,262<text:s/></text:p>
          </table:table-cell>
          <table:table-cell office:value-type="float" office:value="5571" table:style-name="ce6">
            <text:p>5,571<text:s/></text:p>
          </table:table-cell>
          <table:table-cell office:value-type="float" office:value="8663" table:style-name="ce6">
            <text:p>8,663<text:s/></text:p>
          </table:table-cell>
          <table:table-cell office:value-type="float" office:value="2878" table:style-name="ce6">
            <text:p>2,878<text:s/></text:p>
          </table:table-cell>
          <table:table-cell office:value-type="float" office:value="8258" table:style-name="ce6">
            <text:p>8,258<text:s/></text:p>
          </table:table-cell>
          <table:table-cell office:value-type="float" office:value="8260" table:style-name="ce6">
            <text:p>8,260<text:s/></text:p>
          </table:table-cell>
          <table:table-cell office:value-type="float" office:value="5824" table:style-name="ce6">
            <text:p>5,824<text:s/></text:p>
          </table:table-cell>
          <table:table-cell office:value-type="float" office:value="25623" table:style-name="ce6">
            <text:p>25,623<text:s/>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10388" table:style-name="ce6">
            <text:p>10,388<text:s/></text:p>
          </table:table-cell>
          <table:table-cell office:value-type="float" office:value="12315" table:style-name="ce6">
            <text:p>12,315<text:s/></text:p>
          </table:table-cell>
          <table:table-cell office:value-type="float" office:value="14819" table:style-name="ce6">
            <text:p>14,819<text:s/></text:p>
          </table:table-cell>
          <table:table-cell office:value-type="float" office:value="22043" table:style-name="ce6">
            <text:p>22,043<text:s/></text:p>
          </table:table-cell>
          <table:table-cell office:value-type="float" office:value="16395" table:style-name="ce6">
            <text:p>16,395<text:s/></text:p>
          </table:table-cell>
          <table:table-cell office:value-type="float" office:value="9176" table:style-name="ce6">
            <text:p>9,176<text:s/></text:p>
          </table:table-cell>
          <table:table-cell office:value-type="float" office:value="23348" table:style-name="ce6">
            <text:p>23,348<text:s/></text:p>
          </table:table-cell>
          <table:table-cell office:value-type="float" office:value="14586" table:style-name="ce6">
            <text:p>14,586<text:s/></text:p>
          </table:table-cell>
          <table:table-cell office:value-type="float" office:value="29716" table:style-name="ce6">
            <text:p>29,716<text:s/></text:p>
          </table:table-cell>
          <table:table-cell office:value-type="float" office:value="22681" table:style-name="ce6">
            <text:p>22,681<text:s/></text:p>
          </table:table-cell>
          <table:table-cell office:value-type="float" office:value="9527" table:style-name="ce6">
            <text:p>9,527<text:s/></text:p>
          </table:table-cell>
          <table:table-cell office:value-type="float" office:value="33234" table:style-name="ce6">
            <text:p>33,234<text:s/></text:p>
          </table:table-cell>
          <table:table-cell office:value-type="float" office:value="24409" table:style-name="ce6">
            <text:p>24,409<text:s/></text:p>
          </table:table-cell>
          <table:table-cell office:value-type="float" office:value="24193" table:style-name="ce6">
            <text:p>24,193<text:s/></text:p>
          </table:table-cell>
          <table:table-cell office:value-type="float" office:value="19183" table:style-name="ce6">
            <text:p>19,183<text:s/></text:p>
          </table:table-cell>
          <table:table-cell office:value-type="float" office:value="21890" table:style-name="ce6">
            <text:p>21,890<text:s/></text:p>
          </table:table-cell>
          <table:table-cell office:value-type="float" office:value="102448" table:style-name="ce6">
            <text:p>102,448<text:s/></text:p>
          </table:table-cell>
          <table:table-cell office:value-type="float" office:value="35952" table:style-name="ce6">
            <text:p>35,952<text:s/></text:p>
          </table:table-cell>
          <table:table-cell office:value-type="float" office:value="19316" table:style-name="ce6">
            <text:p>19,316<text:s/></text:p>
          </table:table-cell>
          <table:table-cell office:value-type="float" office:value="21052" table:style-name="ce6">
            <text:p>21,052<text:s/></text:p>
          </table:table-cell>
          <table:table-cell office:value-type="float" office:value="24593" table:style-name="ce6">
            <text:p>24,593<text:s/></text:p>
          </table:table-cell>
          <table:table-cell office:value-type="float" office:value="24444" table:style-name="ce6">
            <text:p>24,444<text:s/></text:p>
          </table:table-cell>
          <table:table-cell office:value-type="float" office:value="27421" table:style-name="ce6">
            <text:p>27,421<text:s/></text:p>
          </table:table-cell>
          <table:table-cell office:value-type="float" office:value="23727" table:style-name="ce6">
            <text:p>23,727<text:s/></text:p>
          </table:table-cell>
          <table:table-cell office:value-type="float" office:value="12233" table:style-name="ce6">
            <text:p>12,233<text:s/></text:p>
          </table:table-cell>
          <table:table-cell office:value-type="float" office:value="29577" table:style-name="ce6">
            <text:p>29,577<text:s/></text:p>
          </table:table-cell>
          <table:table-cell office:value-type="float" office:value="6496" table:style-name="ce6">
            <text:p>6,496<text:s/></text:p>
          </table:table-cell>
          <table:table-cell office:value-type="float" office:value="7703" table:style-name="ce6">
            <text:p>7,703<text:s/></text:p>
          </table:table-cell>
          <table:table-cell office:value-type="float" office:value="18033" table:style-name="ce6">
            <text:p>18,033<text:s/></text:p>
          </table:table-cell>
          <table:table-cell office:value-type="float" office:value="4751" table:style-name="ce6">
            <text:p>4,751<text:s/></text:p>
          </table:table-cell>
          <table:table-cell office:value-type="float" office:value="3687" table:style-name="ce6">
            <text:p>3,687<text:s/></text:p>
          </table:table-cell>
          <table:table-cell office:value-type="float" office:value="3213" table:style-name="ce6">
            <text:p>3,213<text:s/></text:p>
          </table:table-cell>
          <table:table-cell office:value-type="float" office:value="13890" table:style-name="ce6">
            <text:p>13,890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11455" table:style-name="ce6">
            <text:p>11,455<text:s/></text:p>
          </table:table-cell>
          <table:table-cell office:value-type="float" office:value="28920" table:style-name="ce6">
            <text:p>28,920<text:s/></text:p>
          </table:table-cell>
          <table:table-cell office:value-type="float" office:value="8620" table:style-name="ce6">
            <text:p>8,620<text:s/></text:p>
          </table:table-cell>
          <table:table-cell office:value-type="float" office:value="12216" table:style-name="ce6">
            <text:p>12,216<text:s/></text:p>
          </table:table-cell>
          <table:table-cell office:value-type="float" office:value="7284" table:style-name="ce6">
            <text:p>7,284<text:s/></text:p>
          </table:table-cell>
          <table:table-cell office:value-type="float" office:value="21726" table:style-name="ce6">
            <text:p>21,726<text:s/></text:p>
          </table:table-cell>
          <table:table-cell office:value-type="float" office:value="22900" table:style-name="ce6">
            <text:p>22,900<text:s/></text:p>
          </table:table-cell>
          <table:table-cell office:value-type="float" office:value="24577" table:style-name="ce6">
            <text:p>24,577<text:s/></text:p>
          </table:table-cell>
          <table:table-cell office:value-type="float" office:value="38993" table:style-name="ce6">
            <text:p>38,993<text:s/></text:p>
          </table:table-cell>
          <table:table-cell office:value-type="float" office:value="36521" table:style-name="ce6">
            <text:p>36,521<text:s/></text:p>
          </table:table-cell>
          <table:table-cell office:value-type="float" office:value="25068" table:style-name="ce6">
            <text:p>25,068<text:s/></text:p>
          </table:table-cell>
          <table:table-cell office:value-type="float" office:value="21925" table:style-name="ce6">
            <text:p>21,925<text:s/></text:p>
          </table:table-cell>
          <table:table-cell office:value-type="float" office:value="47495" table:style-name="ce6">
            <text:p>47,495<text:s/></text:p>
          </table:table-cell>
          <table:table-cell office:value-type="float" office:value="22071" table:style-name="ce6">
            <text:p>22,071<text:s/></text:p>
          </table:table-cell>
          <table:table-cell office:value-type="float" office:value="27655" table:style-name="ce6">
            <text:p>27,655<text:s/></text:p>
          </table:table-cell>
          <table:table-cell office:value-type="float" office:value="29679" table:style-name="ce6">
            <text:p>29,679<text:s/></text:p>
          </table:table-cell>
          <table:table-cell office:value-type="float" office:value="17323" table:style-name="ce6">
            <text:p>17,323<text:s/></text:p>
          </table:table-cell>
          <table:table-cell office:value-type="float" office:value="54841" table:style-name="ce6">
            <text:p>54,841<text:s/></text:p>
          </table:table-cell>
          <table:table-cell office:value-type="float" office:value="19098" table:style-name="ce6">
            <text:p>19,098<text:s/></text:p>
          </table:table-cell>
          <table:table-cell office:value-type="float" office:value="14487" table:style-name="ce6">
            <text:p>14,487<text:s/></text:p>
          </table:table-cell>
          <table:table-cell office:value-type="float" office:value="13922" table:style-name="ce6">
            <text:p>13,922<text:s/></text:p>
          </table:table-cell>
          <table:table-cell office:value-type="float" office:value="18084" table:style-name="ce6">
            <text:p>18,084<text:s/></text:p>
          </table:table-cell>
          <table:table-cell office:value-type="float" office:value="12147" table:style-name="ce6">
            <text:p>12,147<text:s/></text:p>
          </table:table-cell>
          <table:table-cell office:value-type="float" office:value="23879" table:style-name="ce6">
            <text:p>23,879<text:s/></text:p>
          </table:table-cell>
          <table:table-cell office:value-type="float" office:value="18005" table:style-name="ce6">
            <text:p>18,005<text:s/></text:p>
          </table:table-cell>
          <table:table-cell office:value-type="float" office:value="6803" table:style-name="ce6">
            <text:p>6,803<text:s/></text:p>
          </table:table-cell>
          <table:table-cell office:value-type="float" office:value="10286" table:style-name="ce6">
            <text:p>10,286<text:s/></text:p>
          </table:table-cell>
          <table:table-cell office:value-type="float" office:value="35617" table:style-name="ce6">
            <text:p>35,617<text:s/></text:p>
          </table:table-cell>
          <table:table-cell office:value-type="float" office:value="22050" table:style-name="ce6">
            <text:p>22,050<text:s/></text:p>
          </table:table-cell>
          <table:table-cell office:value-type="float" office:value="22774" table:style-name="ce6">
            <text:p>22,774<text:s/></text:p>
          </table:table-cell>
          <table:table-cell office:value-type="float" office:value="20680" table:style-name="ce6">
            <text:p>20,680<text:s/></text:p>
          </table:table-cell>
          <table:table-cell office:value-type="float" office:value="14645" table:style-name="ce6">
            <text:p>14,645<text:s/></text:p>
          </table:table-cell>
          <table:table-cell office:value-type="float" office:value="10647" table:style-name="ce6">
            <text:p>10,647<text:s/></text:p>
          </table:table-cell>
          <table:table-cell office:value-type="float" office:value="5751" table:style-name="ce6">
            <text:p>5,751<text:s/></text:p>
          </table:table-cell>
          <table:table-cell office:value-type="float" office:value="5038" table:style-name="ce6">
            <text:p>5,038<text:s/></text:p>
          </table:table-cell>
          <table:table-cell office:value-type="float" office:value="6366" table:style-name="ce6">
            <text:p>6,366<text:s/></text:p>
          </table:table-cell>
          <table:table-cell office:value-type="float" office:value="10008" table:style-name="ce6">
            <text:p>10,008<text:s/></text:p>
          </table:table-cell>
          <table:table-cell office:value-type="float" office:value="9072" table:style-name="ce6">
            <text:p>9,072<text:s/></text:p>
          </table:table-cell>
          <table:table-cell office:value-type="float" office:value="10997" table:style-name="ce6">
            <text:p>10,997<text:s/></text:p>
          </table:table-cell>
          <table:table-cell office:value-type="float" office:value="15564" table:style-name="ce6">
            <text:p>15,564<text:s/></text:p>
          </table:table-cell>
          <table:table-cell office:value-type="float" office:value="25756" table:style-name="ce6">
            <text:p>25,756<text:s/></text:p>
          </table:table-cell>
          <table:table-cell office:value-type="float" office:value="20218" table:style-name="ce6">
            <text:p>20,218<text:s/></text:p>
          </table:table-cell>
          <table:table-cell office:value-type="float" office:value="12938" table:style-name="ce6">
            <text:p>12,938<text:s/></text:p>
          </table:table-cell>
          <table:table-cell office:value-type="float" office:value="12021" table:style-name="ce6">
            <text:p>12,021<text:s/></text:p>
          </table:table-cell>
          <table:table-cell office:value-type="float" office:value="12083" table:style-name="ce6">
            <text:p>12,083<text:s/></text:p>
          </table:table-cell>
          <table:table-cell office:value-type="float" office:value="11674" table:style-name="ce6">
            <text:p>11,674<text:s/></text:p>
          </table:table-cell>
          <table:table-cell office:value-type="float" office:value="11270" table:style-name="ce6">
            <text:p>11,270<text:s/></text:p>
          </table:table-cell>
          <table:table-cell office:value-type="float" office:value="10862" table:style-name="ce6">
            <text:p>10,862<text:s/></text:p>
          </table:table-cell>
          <table:table-cell office:value-type="float" office:value="9129" table:style-name="ce6">
            <text:p>9,129<text:s/></text:p>
          </table:table-cell>
          <table:table-cell office:value-type="float" office:value="1414" table:style-name="ce6">
            <text:p>1,414<text:s/></text:p>
          </table:table-cell>
          <table:table-cell office:value-type="float" office:value="2392" table:style-name="ce6">
            <text:p>2,392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4671" table:style-name="ce6">
            <text:p>4,671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3482" table:style-name="ce6">
            <text:p>3,482<text:s/></text:p>
          </table:table-cell>
          <table:table-cell office:value-type="float" office:value="2868" table:style-name="ce6">
            <text:p>2,868<text:s/></text:p>
          </table:table-cell>
          <table:table-cell office:value-type="float" office:value="7732" table:style-name="ce6">
            <text:p>7,732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3748" table:style-name="ce6">
            <text:p>3,748<text:s/></text:p>
          </table:table-cell>
          <table:table-cell office:value-type="float" office:value="4500" table:style-name="ce6">
            <text:p>4,500<text:s/></text:p>
          </table:table-cell>
          <table:table-cell table:number-columns-repeated="16264"/>
        </table:table-row>
        <table:table-row table:style-name="ro2">
          <table:table-cell office:value-type="date" office:date-value="2021-12-08T00:00:00" table:style-name="ce5">
            <text:p>2021/12/8</text:p>
          </table:table-cell>
          <table:table-cell office:value-type="float" office:value="3420" table:style-name="ce6">
            <text:p>3,420<text:s/></text:p>
          </table:table-cell>
          <table:table-cell office:value-type="float" office:value="13189" table:style-name="ce6">
            <text:p>13,189<text:s/></text:p>
          </table:table-cell>
          <table:table-cell office:value-type="float" office:value="39247" table:style-name="ce6">
            <text:p>39,247<text:s/></text:p>
          </table:table-cell>
          <table:table-cell office:value-type="float" office:value="36106" table:style-name="ce6">
            <text:p>36,106<text:s/></text:p>
          </table:table-cell>
          <table:table-cell office:value-type="float" office:value="23964" table:style-name="ce6">
            <text:p>23,964<text:s/></text:p>
          </table:table-cell>
          <table:table-cell office:value-type="float" office:value="13416" table:style-name="ce6">
            <text:p>13,416<text:s/></text:p>
          </table:table-cell>
          <table:table-cell office:value-type="float" office:value="10792" table:style-name="ce6">
            <text:p>10,792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3162" table:style-name="ce6">
            <text:p>3,162<text:s/></text:p>
          </table:table-cell>
          <table:table-cell office:value-type="float" office:value="13801" table:style-name="ce6">
            <text:p>13,801<text:s/></text:p>
          </table:table-cell>
          <table:table-cell office:value-type="float" office:value="2109" table:style-name="ce6">
            <text:p>2,109<text:s/></text:p>
          </table:table-cell>
          <table:table-cell office:value-type="float" office:value="4433" table:style-name="ce6">
            <text:p>4,433<text:s/></text:p>
          </table:table-cell>
          <table:table-cell office:value-type="float" office:value="4774" table:style-name="ce6">
            <text:p>4,774<text:s/></text:p>
          </table:table-cell>
          <table:table-cell office:value-type="float" office:value="9532" table:style-name="ce6">
            <text:p>9,532<text:s/></text:p>
          </table:table-cell>
          <table:table-cell office:value-type="float" office:value="10434" table:style-name="ce6">
            <text:p>10,434<text:s/></text:p>
          </table:table-cell>
          <table:table-cell office:value-type="float" office:value="17155" table:style-name="ce6">
            <text:p>17,155<text:s/></text:p>
          </table:table-cell>
          <table:table-cell office:value-type="float" office:value="17352" table:style-name="ce6">
            <text:p>17,352<text:s/></text:p>
          </table:table-cell>
          <table:table-cell office:value-type="float" office:value="5620" table:style-name="ce6">
            <text:p>5,620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8543" table:style-name="ce6">
            <text:p>8,543<text:s/></text:p>
          </table:table-cell>
          <table:table-cell office:value-type="float" office:value="8372" table:style-name="ce6">
            <text:p>8,372<text:s/></text:p>
          </table:table-cell>
          <table:table-cell office:value-type="float" office:value="5868" table:style-name="ce6">
            <text:p>5,868<text:s/></text:p>
          </table:table-cell>
          <table:table-cell office:value-type="float" office:value="29171" table:style-name="ce6">
            <text:p>29,171<text:s/></text:p>
          </table:table-cell>
          <table:table-cell office:value-type="float" office:value="3044" table:style-name="ce6">
            <text:p>3,044<text:s/></text:p>
          </table:table-cell>
          <table:table-cell office:value-type="float" office:value="10918" table:style-name="ce6">
            <text:p>10,918<text:s/></text:p>
          </table:table-cell>
          <table:table-cell office:value-type="float" office:value="12611" table:style-name="ce6">
            <text:p>12,611<text:s/></text:p>
          </table:table-cell>
          <table:table-cell office:value-type="float" office:value="15111" table:style-name="ce6">
            <text:p>15,111<text:s/></text:p>
          </table:table-cell>
          <table:table-cell office:value-type="float" office:value="22481" table:style-name="ce6">
            <text:p>22,481<text:s/></text:p>
          </table:table-cell>
          <table:table-cell office:value-type="float" office:value="16538" table:style-name="ce6">
            <text:p>16,538<text:s/></text:p>
          </table:table-cell>
          <table:table-cell office:value-type="float" office:value="9402" table:style-name="ce6">
            <text:p>9,402<text:s/></text:p>
          </table:table-cell>
          <table:table-cell office:value-type="float" office:value="24159" table:style-name="ce6">
            <text:p>24,159<text:s/></text:p>
          </table:table-cell>
          <table:table-cell office:value-type="float" office:value="15243" table:style-name="ce6">
            <text:p>15,243<text:s/></text:p>
          </table:table-cell>
          <table:table-cell office:value-type="float" office:value="30433" table:style-name="ce6">
            <text:p>30,433<text:s/></text:p>
          </table:table-cell>
          <table:table-cell office:value-type="float" office:value="23291" table:style-name="ce6">
            <text:p>23,291<text:s/></text:p>
          </table:table-cell>
          <table:table-cell office:value-type="float" office:value="9543" table:style-name="ce6">
            <text:p>9,543<text:s/></text:p>
          </table:table-cell>
          <table:table-cell office:value-type="float" office:value="33899" table:style-name="ce6">
            <text:p>33,899<text:s/></text:p>
          </table:table-cell>
          <table:table-cell office:value-type="float" office:value="24711" table:style-name="ce6">
            <text:p>24,711<text:s/></text:p>
          </table:table-cell>
          <table:table-cell office:value-type="float" office:value="24317" table:style-name="ce6">
            <text:p>24,317<text:s/></text:p>
          </table:table-cell>
          <table:table-cell office:value-type="float" office:value="19666" table:style-name="ce6">
            <text:p>19,666<text:s/></text:p>
          </table:table-cell>
          <table:table-cell office:value-type="float" office:value="21934" table:style-name="ce6">
            <text:p>21,934<text:s/></text:p>
          </table:table-cell>
          <table:table-cell office:value-type="float" office:value="106782" table:style-name="ce6">
            <text:p>106,782<text:s/></text:p>
          </table:table-cell>
          <table:table-cell office:value-type="float" office:value="38340" table:style-name="ce6">
            <text:p>38,340<text:s/></text:p>
          </table:table-cell>
          <table:table-cell office:value-type="float" office:value="19941" table:style-name="ce6">
            <text:p>19,941<text:s/></text:p>
          </table:table-cell>
          <table:table-cell office:value-type="float" office:value="21546" table:style-name="ce6">
            <text:p>21,546<text:s/></text:p>
          </table:table-cell>
          <table:table-cell office:value-type="float" office:value="25417" table:style-name="ce6">
            <text:p>25,417<text:s/></text:p>
          </table:table-cell>
          <table:table-cell office:value-type="float" office:value="25907" table:style-name="ce6">
            <text:p>25,907<text:s/></text:p>
          </table:table-cell>
          <table:table-cell office:value-type="float" office:value="30657" table:style-name="ce6">
            <text:p>30,657<text:s/></text:p>
          </table:table-cell>
          <table:table-cell office:value-type="float" office:value="23672" table:style-name="ce6">
            <text:p>23,672<text:s/></text:p>
          </table:table-cell>
          <table:table-cell office:value-type="float" office:value="12311" table:style-name="ce6">
            <text:p>12,311<text:s/></text:p>
          </table:table-cell>
          <table:table-cell office:value-type="float" office:value="30330" table:style-name="ce6">
            <text:p>30,330<text:s/></text:p>
          </table:table-cell>
          <table:table-cell office:value-type="float" office:value="6607" table:style-name="ce6">
            <text:p>6,607<text:s/></text:p>
          </table:table-cell>
          <table:table-cell office:value-type="float" office:value="7883" table:style-name="ce6">
            <text:p>7,883<text:s/></text:p>
          </table:table-cell>
          <table:table-cell office:value-type="float" office:value="18920" table:style-name="ce6">
            <text:p>18,920<text:s/></text:p>
          </table:table-cell>
          <table:table-cell office:value-type="float" office:value="4971" table:style-name="ce6">
            <text:p>4,971<text:s/></text:p>
          </table:table-cell>
          <table:table-cell office:value-type="float" office:value="3645" table:style-name="ce6">
            <text:p>3,645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14358" table:style-name="ce6">
            <text:p>14,358<text:s/></text:p>
          </table:table-cell>
          <table:table-cell office:value-type="float" office:value="9475" table:style-name="ce6">
            <text:p>9,475<text:s/></text:p>
          </table:table-cell>
          <table:table-cell office:value-type="float" office:value="11869" table:style-name="ce6">
            <text:p>11,869<text:s/></text:p>
          </table:table-cell>
          <table:table-cell office:value-type="float" office:value="30726" table:style-name="ce6">
            <text:p>30,726<text:s/></text:p>
          </table:table-cell>
          <table:table-cell office:value-type="float" office:value="8872" table:style-name="ce6">
            <text:p>8,872<text:s/></text:p>
          </table:table-cell>
          <table:table-cell office:value-type="float" office:value="12498" table:style-name="ce6">
            <text:p>12,498<text:s/></text:p>
          </table:table-cell>
          <table:table-cell office:value-type="float" office:value="7859" table:style-name="ce6">
            <text:p>7,859<text:s/></text:p>
          </table:table-cell>
          <table:table-cell office:value-type="float" office:value="22154" table:style-name="ce6">
            <text:p>22,154<text:s/></text:p>
          </table:table-cell>
          <table:table-cell office:value-type="float" office:value="23115" table:style-name="ce6">
            <text:p>23,115<text:s/></text:p>
          </table:table-cell>
          <table:table-cell office:value-type="float" office:value="25265" table:style-name="ce6">
            <text:p>25,265<text:s/></text:p>
          </table:table-cell>
          <table:table-cell office:value-type="float" office:value="41186" table:style-name="ce6">
            <text:p>41,186<text:s/></text:p>
          </table:table-cell>
          <table:table-cell office:value-type="float" office:value="37319" table:style-name="ce6">
            <text:p>37,319<text:s/></text:p>
          </table:table-cell>
          <table:table-cell office:value-type="float" office:value="25716" table:style-name="ce6">
            <text:p>25,716<text:s/></text:p>
          </table:table-cell>
          <table:table-cell office:value-type="float" office:value="22692" table:style-name="ce6">
            <text:p>22,692<text:s/></text:p>
          </table:table-cell>
          <table:table-cell office:value-type="float" office:value="49626" table:style-name="ce6">
            <text:p>49,626<text:s/></text:p>
          </table:table-cell>
          <table:table-cell office:value-type="float" office:value="22429" table:style-name="ce6">
            <text:p>22,429<text:s/></text:p>
          </table:table-cell>
          <table:table-cell office:value-type="float" office:value="28786" table:style-name="ce6">
            <text:p>28,786<text:s/></text:p>
          </table:table-cell>
          <table:table-cell office:value-type="float" office:value="30657" table:style-name="ce6">
            <text:p>30,657<text:s/></text:p>
          </table:table-cell>
          <table:table-cell office:value-type="float" office:value="18111" table:style-name="ce6">
            <text:p>18,111<text:s/></text:p>
          </table:table-cell>
          <table:table-cell office:value-type="float" office:value="57496" table:style-name="ce6">
            <text:p>57,496<text:s/></text:p>
          </table:table-cell>
          <table:table-cell office:value-type="float" office:value="19281" table:style-name="ce6">
            <text:p>19,281<text:s/></text:p>
          </table:table-cell>
          <table:table-cell office:value-type="float" office:value="14807" table:style-name="ce6">
            <text:p>14,807<text:s/></text:p>
          </table:table-cell>
          <table:table-cell office:value-type="float" office:value="14075" table:style-name="ce6">
            <text:p>14,075<text:s/></text:p>
          </table:table-cell>
          <table:table-cell office:value-type="float" office:value="19148" table:style-name="ce6">
            <text:p>19,148<text:s/></text:p>
          </table:table-cell>
          <table:table-cell office:value-type="float" office:value="12948" table:style-name="ce6">
            <text:p>12,948<text:s/></text:p>
          </table:table-cell>
          <table:table-cell office:value-type="float" office:value="24518" table:style-name="ce6">
            <text:p>24,518<text:s/></text:p>
          </table:table-cell>
          <table:table-cell office:value-type="float" office:value="18259" table:style-name="ce6">
            <text:p>18,259<text:s/></text:p>
          </table:table-cell>
          <table:table-cell office:value-type="float" office:value="7132" table:style-name="ce6">
            <text:p>7,132<text:s/></text:p>
          </table:table-cell>
          <table:table-cell office:value-type="float" office:value="10718" table:style-name="ce6">
            <text:p>10,718<text:s/></text:p>
          </table:table-cell>
          <table:table-cell office:value-type="float" office:value="36021" table:style-name="ce6">
            <text:p>36,021<text:s/></text:p>
          </table:table-cell>
          <table:table-cell office:value-type="float" office:value="22534" table:style-name="ce6">
            <text:p>22,534<text:s/></text:p>
          </table:table-cell>
          <table:table-cell office:value-type="float" office:value="23091" table:style-name="ce6">
            <text:p>23,091<text:s/></text:p>
          </table:table-cell>
          <table:table-cell office:value-type="float" office:value="21068" table:style-name="ce6">
            <text:p>21,068<text:s/></text:p>
          </table:table-cell>
          <table:table-cell office:value-type="float" office:value="14462" table:style-name="ce6">
            <text:p>14,462<text:s/></text:p>
          </table:table-cell>
          <table:table-cell office:value-type="float" office:value="11024" table:style-name="ce6">
            <text:p>11,024<text:s/></text:p>
          </table:table-cell>
          <table:table-cell office:value-type="float" office:value="5827" table:style-name="ce6">
            <text:p>5,827<text:s/></text:p>
          </table:table-cell>
          <table:table-cell office:value-type="float" office:value="4801" table:style-name="ce6">
            <text:p>4,801<text:s/></text:p>
          </table:table-cell>
          <table:table-cell office:value-type="float" office:value="6763" table:style-name="ce6">
            <text:p>6,763<text:s/></text:p>
          </table:table-cell>
          <table:table-cell office:value-type="float" office:value="10135" table:style-name="ce6">
            <text:p>10,135<text:s/></text:p>
          </table:table-cell>
          <table:table-cell office:value-type="float" office:value="9207" table:style-name="ce6">
            <text:p>9,207<text:s/></text:p>
          </table:table-cell>
          <table:table-cell office:value-type="float" office:value="11465" table:style-name="ce6">
            <text:p>11,465<text:s/></text:p>
          </table:table-cell>
          <table:table-cell office:value-type="float" office:value="15524" table:style-name="ce6">
            <text:p>15,524<text:s/></text:p>
          </table:table-cell>
          <table:table-cell office:value-type="float" office:value="26641" table:style-name="ce6">
            <text:p>26,641<text:s/></text:p>
          </table:table-cell>
          <table:table-cell office:value-type="float" office:value="20769" table:style-name="ce6">
            <text:p>20,769<text:s/></text:p>
          </table:table-cell>
          <table:table-cell office:value-type="float" office:value="13033" table:style-name="ce6">
            <text:p>13,033<text:s/></text:p>
          </table:table-cell>
          <table:table-cell office:value-type="float" office:value="12231" table:style-name="ce6">
            <text:p>12,231<text:s/></text:p>
          </table:table-cell>
          <table:table-cell office:value-type="float" office:value="12372" table:style-name="ce6">
            <text:p>12,372<text:s/></text:p>
          </table:table-cell>
          <table:table-cell office:value-type="float" office:value="11953" table:style-name="ce6">
            <text:p>11,953<text:s/></text:p>
          </table:table-cell>
          <table:table-cell office:value-type="float" office:value="11370" table:style-name="ce6">
            <text:p>11,370<text:s/></text:p>
          </table:table-cell>
          <table:table-cell office:value-type="float" office:value="11066" table:style-name="ce6">
            <text:p>11,066<text:s/></text:p>
          </table:table-cell>
          <table:table-cell office:value-type="float" office:value="9327" table:style-name="ce6">
            <text:p>9,327<text:s/></text:p>
          </table:table-cell>
          <table:table-cell office:value-type="float" office:value="1526" table:style-name="ce6">
            <text:p>1,526<text:s/></text:p>
          </table:table-cell>
          <table:table-cell office:value-type="float" office:value="2546" table:style-name="ce6">
            <text:p>2,546<text:s/></text:p>
          </table:table-cell>
          <table:table-cell office:value-type="float" office:value="3802" table:style-name="ce6">
            <text:p>3,802<text:s/></text:p>
          </table:table-cell>
          <table:table-cell office:value-type="float" office:value="4785" table:style-name="ce6">
            <text:p>4,785<text:s/></text:p>
          </table:table-cell>
          <table:table-cell office:value-type="float" office:value="2351" table:style-name="ce6">
            <text:p>2,351<text:s/></text:p>
          </table:table-cell>
          <table:table-cell office:value-type="float" office:value="3446" table:style-name="ce6">
            <text:p>3,446<text:s/></text:p>
          </table:table-cell>
          <table:table-cell office:value-type="float" office:value="2893" table:style-name="ce6">
            <text:p>2,893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2381" table:style-name="ce6">
            <text:p>2,381<text:s/></text:p>
          </table:table-cell>
          <table:table-cell office:value-type="float" office:value="3767" table:style-name="ce6">
            <text:p>3,767<text:s/></text:p>
          </table:table-cell>
          <table:table-cell office:value-type="float" office:value="4643" table:style-name="ce6">
            <text:p>4,643<text:s/></text:p>
          </table:table-cell>
          <table:table-cell table:number-columns-repeated="16264"/>
        </table:table-row>
        <table:table-row table:style-name="ro2">
          <table:table-cell office:value-type="date" office:date-value="2021-12-09T00:00:00" table:style-name="ce5">
            <text:p>2021/12/9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13473" table:style-name="ce6">
            <text:p>13,473<text:s/></text:p>
          </table:table-cell>
          <table:table-cell office:value-type="float" office:value="39764" table:style-name="ce6">
            <text:p>39,764<text:s/></text:p>
          </table:table-cell>
          <table:table-cell office:value-type="float" office:value="38111" table:style-name="ce6">
            <text:p>38,111<text:s/></text:p>
          </table:table-cell>
          <table:table-cell office:value-type="float" office:value="23917" table:style-name="ce6">
            <text:p>23,917<text:s/></text:p>
          </table:table-cell>
          <table:table-cell office:value-type="float" office:value="13522" table:style-name="ce6">
            <text:p>13,522<text:s/></text:p>
          </table:table-cell>
          <table:table-cell office:value-type="float" office:value="10694" table:style-name="ce6">
            <text:p>10,694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3157" table:style-name="ce6">
            <text:p>3,157<text:s/></text:p>
          </table:table-cell>
          <table:table-cell office:value-type="float" office:value="13576" table:style-name="ce6">
            <text:p>13,576<text:s/></text:p>
          </table:table-cell>
          <table:table-cell office:value-type="float" office:value="2008" table:style-name="ce6">
            <text:p>2,008<text:s/></text:p>
          </table:table-cell>
          <table:table-cell office:value-type="float" office:value="4537" table:style-name="ce6">
            <text:p>4,537<text:s/></text:p>
          </table:table-cell>
          <table:table-cell office:value-type="float" office:value="4517" table:style-name="ce6">
            <text:p>4,517<text:s/></text:p>
          </table:table-cell>
          <table:table-cell office:value-type="float" office:value="9594" table:style-name="ce6">
            <text:p>9,594<text:s/></text:p>
          </table:table-cell>
          <table:table-cell office:value-type="float" office:value="10617" table:style-name="ce6">
            <text:p>10,617<text:s/></text:p>
          </table:table-cell>
          <table:table-cell office:value-type="float" office:value="17333" table:style-name="ce6">
            <text:p>17,333<text:s/></text:p>
          </table:table-cell>
          <table:table-cell office:value-type="float" office:value="17286" table:style-name="ce6">
            <text:p>17,286<text:s/></text:p>
          </table:table-cell>
          <table:table-cell office:value-type="float" office:value="5496" table:style-name="ce6">
            <text:p>5,496<text:s/></text:p>
          </table:table-cell>
          <table:table-cell office:value-type="float" office:value="9106" table:style-name="ce6">
            <text:p>9,106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8591" table:style-name="ce6">
            <text:p>8,591<text:s/></text:p>
          </table:table-cell>
          <table:table-cell office:value-type="float" office:value="8540" table:style-name="ce6">
            <text:p>8,540<text:s/></text:p>
          </table:table-cell>
          <table:table-cell office:value-type="float" office:value="5854" table:style-name="ce6">
            <text:p>5,854<text:s/></text:p>
          </table:table-cell>
          <table:table-cell office:value-type="float" office:value="35098" table:style-name="ce6">
            <text:p>35,098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10906" table:style-name="ce6">
            <text:p>10,906<text:s/></text:p>
          </table:table-cell>
          <table:table-cell office:value-type="float" office:value="12903" table:style-name="ce6">
            <text:p>12,903<text:s/></text:p>
          </table:table-cell>
          <table:table-cell office:value-type="float" office:value="14996" table:style-name="ce6">
            <text:p>14,996<text:s/></text:p>
          </table:table-cell>
          <table:table-cell office:value-type="float" office:value="22440" table:style-name="ce6">
            <text:p>22,440<text:s/></text:p>
          </table:table-cell>
          <table:table-cell office:value-type="float" office:value="16173" table:style-name="ce6">
            <text:p>16,173<text:s/></text:p>
          </table:table-cell>
          <table:table-cell office:value-type="float" office:value="9191" table:style-name="ce6">
            <text:p>9,191<text:s/></text:p>
          </table:table-cell>
          <table:table-cell office:value-type="float" office:value="24091" table:style-name="ce6">
            <text:p>24,091<text:s/></text:p>
          </table:table-cell>
          <table:table-cell office:value-type="float" office:value="14920" table:style-name="ce6">
            <text:p>14,920<text:s/></text:p>
          </table:table-cell>
          <table:table-cell office:value-type="float" office:value="30003" table:style-name="ce6">
            <text:p>30,003<text:s/></text:p>
          </table:table-cell>
          <table:table-cell office:value-type="float" office:value="22886" table:style-name="ce6">
            <text:p>22,886<text:s/></text:p>
          </table:table-cell>
          <table:table-cell office:value-type="float" office:value="9372" table:style-name="ce6">
            <text:p>9,372<text:s/></text:p>
          </table:table-cell>
          <table:table-cell office:value-type="float" office:value="33921" table:style-name="ce6">
            <text:p>33,921<text:s/></text:p>
          </table:table-cell>
          <table:table-cell office:value-type="float" office:value="24703" table:style-name="ce6">
            <text:p>24,703<text:s/></text:p>
          </table:table-cell>
          <table:table-cell office:value-type="float" office:value="24415" table:style-name="ce6">
            <text:p>24,415<text:s/></text:p>
          </table:table-cell>
          <table:table-cell office:value-type="float" office:value="19293" table:style-name="ce6">
            <text:p>19,293<text:s/></text:p>
          </table:table-cell>
          <table:table-cell office:value-type="float" office:value="21498" table:style-name="ce6">
            <text:p>21,498<text:s/></text:p>
          </table:table-cell>
          <table:table-cell office:value-type="float" office:value="111416" table:style-name="ce6">
            <text:p>111,416<text:s/></text:p>
          </table:table-cell>
          <table:table-cell office:value-type="float" office:value="39568" table:style-name="ce6">
            <text:p>39,568<text:s/></text:p>
          </table:table-cell>
          <table:table-cell office:value-type="float" office:value="19543" table:style-name="ce6">
            <text:p>19,543<text:s/></text:p>
          </table:table-cell>
          <table:table-cell office:value-type="float" office:value="21577" table:style-name="ce6">
            <text:p>21,577<text:s/></text:p>
          </table:table-cell>
          <table:table-cell office:value-type="float" office:value="25115" table:style-name="ce6">
            <text:p>25,115<text:s/></text:p>
          </table:table-cell>
          <table:table-cell office:value-type="float" office:value="25645" table:style-name="ce6">
            <text:p>25,645<text:s/></text:p>
          </table:table-cell>
          <table:table-cell office:value-type="float" office:value="29973" table:style-name="ce6">
            <text:p>29,973<text:s/></text:p>
          </table:table-cell>
          <table:table-cell office:value-type="float" office:value="24235" table:style-name="ce6">
            <text:p>24,235<text:s/></text:p>
          </table:table-cell>
          <table:table-cell office:value-type="float" office:value="12170" table:style-name="ce6">
            <text:p>12,170<text:s/></text:p>
          </table:table-cell>
          <table:table-cell office:value-type="float" office:value="29899" table:style-name="ce6">
            <text:p>29,899<text:s/></text:p>
          </table:table-cell>
          <table:table-cell office:value-type="float" office:value="6718" table:style-name="ce6">
            <text:p>6,718<text:s/></text:p>
          </table:table-cell>
          <table:table-cell office:value-type="float" office:value="7890" table:style-name="ce6">
            <text:p>7,890<text:s/></text:p>
          </table:table-cell>
          <table:table-cell office:value-type="float" office:value="18995" table:style-name="ce6">
            <text:p>18,995<text:s/></text:p>
          </table:table-cell>
          <table:table-cell office:value-type="float" office:value="5080" table:style-name="ce6">
            <text:p>5,080<text:s/></text:p>
          </table:table-cell>
          <table:table-cell office:value-type="float" office:value="3571" table:style-name="ce6">
            <text:p>3,571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13999" table:style-name="ce6">
            <text:p>13,999<text:s/></text:p>
          </table:table-cell>
          <table:table-cell office:value-type="float" office:value="9375" table:style-name="ce6">
            <text:p>9,375<text:s/></text:p>
          </table:table-cell>
          <table:table-cell office:value-type="float" office:value="12034" table:style-name="ce6">
            <text:p>12,034<text:s/></text:p>
          </table:table-cell>
          <table:table-cell office:value-type="float" office:value="30334" table:style-name="ce6">
            <text:p>30,334<text:s/></text:p>
          </table:table-cell>
          <table:table-cell office:value-type="float" office:value="8751" table:style-name="ce6">
            <text:p>8,751<text:s/></text:p>
          </table:table-cell>
          <table:table-cell office:value-type="float" office:value="12692" table:style-name="ce6">
            <text:p>12,692<text:s/></text:p>
          </table:table-cell>
          <table:table-cell office:value-type="float" office:value="7542" table:style-name="ce6">
            <text:p>7,542<text:s/></text:p>
          </table:table-cell>
          <table:table-cell office:value-type="float" office:value="22043" table:style-name="ce6">
            <text:p>22,043<text:s/></text:p>
          </table:table-cell>
          <table:table-cell office:value-type="float" office:value="22846" table:style-name="ce6">
            <text:p>22,846<text:s/></text:p>
          </table:table-cell>
          <table:table-cell office:value-type="float" office:value="25184" table:style-name="ce6">
            <text:p>25,184<text:s/></text:p>
          </table:table-cell>
          <table:table-cell office:value-type="float" office:value="41617" table:style-name="ce6">
            <text:p>41,617<text:s/></text:p>
          </table:table-cell>
          <table:table-cell office:value-type="float" office:value="36987" table:style-name="ce6">
            <text:p>36,987<text:s/></text:p>
          </table:table-cell>
          <table:table-cell office:value-type="float" office:value="25405" table:style-name="ce6">
            <text:p>25,405<text:s/></text:p>
          </table:table-cell>
          <table:table-cell office:value-type="float" office:value="22559" table:style-name="ce6">
            <text:p>22,559<text:s/></text:p>
          </table:table-cell>
          <table:table-cell office:value-type="float" office:value="50240" table:style-name="ce6">
            <text:p>50,240<text:s/></text:p>
          </table:table-cell>
          <table:table-cell office:value-type="float" office:value="22723" table:style-name="ce6">
            <text:p>22,723<text:s/></text:p>
          </table:table-cell>
          <table:table-cell office:value-type="float" office:value="29274" table:style-name="ce6">
            <text:p>29,274<text:s/></text:p>
          </table:table-cell>
          <table:table-cell office:value-type="float" office:value="30943" table:style-name="ce6">
            <text:p>30,943<text:s/></text:p>
          </table:table-cell>
          <table:table-cell office:value-type="float" office:value="17866" table:style-name="ce6">
            <text:p>17,866<text:s/></text:p>
          </table:table-cell>
          <table:table-cell office:value-type="float" office:value="57879" table:style-name="ce6">
            <text:p>57,879<text:s/></text:p>
          </table:table-cell>
          <table:table-cell office:value-type="float" office:value="18970" table:style-name="ce6">
            <text:p>18,970<text:s/></text:p>
          </table:table-cell>
          <table:table-cell office:value-type="float" office:value="14579" table:style-name="ce6">
            <text:p>14,579<text:s/></text:p>
          </table:table-cell>
          <table:table-cell office:value-type="float" office:value="14435" table:style-name="ce6">
            <text:p>14,435<text:s/></text:p>
          </table:table-cell>
          <table:table-cell office:value-type="float" office:value="21025" table:style-name="ce6">
            <text:p>21,025<text:s/></text:p>
          </table:table-cell>
          <table:table-cell office:value-type="float" office:value="12808" table:style-name="ce6">
            <text:p>12,808<text:s/></text:p>
          </table:table-cell>
          <table:table-cell office:value-type="float" office:value="24856" table:style-name="ce6">
            <text:p>24,856<text:s/></text:p>
          </table:table-cell>
          <table:table-cell office:value-type="float" office:value="18211" table:style-name="ce6">
            <text:p>18,211<text:s/></text:p>
          </table:table-cell>
          <table:table-cell office:value-type="float" office:value="7235" table:style-name="ce6">
            <text:p>7,235<text:s/></text:p>
          </table:table-cell>
          <table:table-cell office:value-type="float" office:value="10786" table:style-name="ce6">
            <text:p>10,786<text:s/></text:p>
          </table:table-cell>
          <table:table-cell office:value-type="float" office:value="35895" table:style-name="ce6">
            <text:p>35,895<text:s/></text:p>
          </table:table-cell>
          <table:table-cell office:value-type="float" office:value="22342" table:style-name="ce6">
            <text:p>22,342<text:s/></text:p>
          </table:table-cell>
          <table:table-cell office:value-type="float" office:value="22940" table:style-name="ce6">
            <text:p>22,940<text:s/></text:p>
          </table:table-cell>
          <table:table-cell office:value-type="float" office:value="21105" table:style-name="ce6">
            <text:p>21,105<text:s/></text:p>
          </table:table-cell>
          <table:table-cell office:value-type="float" office:value="14469" table:style-name="ce6">
            <text:p>14,469<text:s/></text:p>
          </table:table-cell>
          <table:table-cell office:value-type="float" office:value="11143" table:style-name="ce6">
            <text:p>11,143<text:s/></text:p>
          </table:table-cell>
          <table:table-cell office:value-type="float" office:value="5731" table:style-name="ce6">
            <text:p>5,731<text:s/></text:p>
          </table:table-cell>
          <table:table-cell office:value-type="float" office:value="4759" table:style-name="ce6">
            <text:p>4,759<text:s/></text:p>
          </table:table-cell>
          <table:table-cell office:value-type="float" office:value="6544" table:style-name="ce6">
            <text:p>6,544<text:s/></text:p>
          </table:table-cell>
          <table:table-cell office:value-type="float" office:value="10120" table:style-name="ce6">
            <text:p>10,120<text:s/></text:p>
          </table:table-cell>
          <table:table-cell office:value-type="float" office:value="8993" table:style-name="ce6">
            <text:p>8,993<text:s/></text:p>
          </table:table-cell>
          <table:table-cell office:value-type="float" office:value="11589" table:style-name="ce6">
            <text:p>11,589<text:s/></text:p>
          </table:table-cell>
          <table:table-cell office:value-type="float" office:value="15523" table:style-name="ce6">
            <text:p>15,523<text:s/></text:p>
          </table:table-cell>
          <table:table-cell office:value-type="float" office:value="26150" table:style-name="ce6">
            <text:p>26,150<text:s/></text:p>
          </table:table-cell>
          <table:table-cell office:value-type="float" office:value="20728" table:style-name="ce6">
            <text:p>20,728<text:s/></text:p>
          </table:table-cell>
          <table:table-cell office:value-type="float" office:value="13280" table:style-name="ce6">
            <text:p>13,280<text:s/></text:p>
          </table:table-cell>
          <table:table-cell office:value-type="float" office:value="12123" table:style-name="ce6">
            <text:p>12,123<text:s/></text:p>
          </table:table-cell>
          <table:table-cell office:value-type="float" office:value="12199" table:style-name="ce6">
            <text:p>12,199<text:s/></text:p>
          </table:table-cell>
          <table:table-cell office:value-type="float" office:value="11862" table:style-name="ce6">
            <text:p>11,862<text:s/></text:p>
          </table:table-cell>
          <table:table-cell office:value-type="float" office:value="11276" table:style-name="ce6">
            <text:p>11,276<text:s/></text:p>
          </table:table-cell>
          <table:table-cell office:value-type="float" office:value="10975" table:style-name="ce6">
            <text:p>10,975<text:s/></text:p>
          </table:table-cell>
          <table:table-cell office:value-type="float" office:value="9238" table:style-name="ce6">
            <text:p>9,238<text:s/></text:p>
          </table:table-cell>
          <table:table-cell office:value-type="float" office:value="1441" table:style-name="ce6">
            <text:p>1,441<text:s/>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3835" table:style-name="ce6">
            <text:p>3,835<text:s/></text:p>
          </table:table-cell>
          <table:table-cell office:value-type="float" office:value="4656" table:style-name="ce6">
            <text:p>4,656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3411" table:style-name="ce6">
            <text:p>3,411<text:s/></text:p>
          </table:table-cell>
          <table:table-cell office:value-type="float" office:value="2869" table:style-name="ce6">
            <text:p>2,869<text:s/></text:p>
          </table:table-cell>
          <table:table-cell office:value-type="float" office:value="8268" table:style-name="ce6">
            <text:p>8,268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4616" table:style-name="ce6">
            <text:p>4,616<text:s/></text:p>
          </table:table-cell>
          <table:table-cell table:number-columns-repeated="16264"/>
        </table:table-row>
        <table:table-row table:style-name="ro2">
          <table:table-cell office:value-type="date" office:date-value="2021-12-10T00:00:00" table:style-name="ce5">
            <text:p>2021/12/10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13932" table:style-name="ce6">
            <text:p>13,932<text:s/></text:p>
          </table:table-cell>
          <table:table-cell office:value-type="float" office:value="42436" table:style-name="ce6">
            <text:p>42,436<text:s/></text:p>
          </table:table-cell>
          <table:table-cell office:value-type="float" office:value="43399" table:style-name="ce6">
            <text:p>43,399<text:s/></text:p>
          </table:table-cell>
          <table:table-cell office:value-type="float" office:value="25270" table:style-name="ce6">
            <text:p>25,270<text:s/></text:p>
          </table:table-cell>
          <table:table-cell office:value-type="float" office:value="14589" table:style-name="ce6">
            <text:p>14,589<text:s/></text:p>
          </table:table-cell>
          <table:table-cell office:value-type="float" office:value="11428" table:style-name="ce6">
            <text:p>11,428<text:s/></text:p>
          </table:table-cell>
          <table:table-cell office:value-type="float" office:value="4005" table:style-name="ce6">
            <text:p>4,005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13647" table:style-name="ce6">
            <text:p>13,647<text:s/></text:p>
          </table:table-cell>
          <table:table-cell office:value-type="float" office:value="2011" table:style-name="ce6">
            <text:p>2,011<text:s/></text:p>
          </table:table-cell>
          <table:table-cell office:value-type="float" office:value="4631" table:style-name="ce6">
            <text:p>4,631<text:s/></text:p>
          </table:table-cell>
          <table:table-cell office:value-type="float" office:value="4804" table:style-name="ce6">
            <text:p>4,804<text:s/></text:p>
          </table:table-cell>
          <table:table-cell office:value-type="float" office:value="9717" table:style-name="ce6">
            <text:p>9,717<text:s/></text:p>
          </table:table-cell>
          <table:table-cell office:value-type="float" office:value="12089" table:style-name="ce6">
            <text:p>12,089<text:s/></text:p>
          </table:table-cell>
          <table:table-cell office:value-type="float" office:value="17156" table:style-name="ce6">
            <text:p>17,156<text:s/></text:p>
          </table:table-cell>
          <table:table-cell office:value-type="float" office:value="17224" table:style-name="ce6">
            <text:p>17,224<text:s/></text:p>
          </table:table-cell>
          <table:table-cell office:value-type="float" office:value="5880" table:style-name="ce6">
            <text:p>5,880<text:s/></text:p>
          </table:table-cell>
          <table:table-cell office:value-type="float" office:value="9888" table:style-name="ce6">
            <text:p>9,888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8651" table:style-name="ce6">
            <text:p>8,651<text:s/></text:p>
          </table:table-cell>
          <table:table-cell office:value-type="float" office:value="8689" table:style-name="ce6">
            <text:p>8,689<text:s/></text:p>
          </table:table-cell>
          <table:table-cell office:value-type="float" office:value="6039" table:style-name="ce6">
            <text:p>6,039<text:s/></text:p>
          </table:table-cell>
          <table:table-cell office:value-type="float" office:value="35429" table:style-name="ce6">
            <text:p>35,429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11290" table:style-name="ce6">
            <text:p>11,290<text:s/></text:p>
          </table:table-cell>
          <table:table-cell office:value-type="float" office:value="12875" table:style-name="ce6">
            <text:p>12,875<text:s/></text:p>
          </table:table-cell>
          <table:table-cell office:value-type="float" office:value="15668" table:style-name="ce6">
            <text:p>15,668<text:s/></text:p>
          </table:table-cell>
          <table:table-cell office:value-type="float" office:value="23428" table:style-name="ce6">
            <text:p>23,428<text:s/></text:p>
          </table:table-cell>
          <table:table-cell office:value-type="float" office:value="17364" table:style-name="ce6">
            <text:p>17,364<text:s/></text:p>
          </table:table-cell>
          <table:table-cell office:value-type="float" office:value="9977" table:style-name="ce6">
            <text:p>9,977<text:s/></text:p>
          </table:table-cell>
          <table:table-cell office:value-type="float" office:value="26390" table:style-name="ce6">
            <text:p>26,390<text:s/></text:p>
          </table:table-cell>
          <table:table-cell office:value-type="float" office:value="16262" table:style-name="ce6">
            <text:p>16,262<text:s/></text:p>
          </table:table-cell>
          <table:table-cell office:value-type="float" office:value="30687" table:style-name="ce6">
            <text:p>30,687<text:s/></text:p>
          </table:table-cell>
          <table:table-cell office:value-type="float" office:value="24384" table:style-name="ce6">
            <text:p>24,384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35306" table:style-name="ce6">
            <text:p>35,306<text:s/></text:p>
          </table:table-cell>
          <table:table-cell office:value-type="float" office:value="25369" table:style-name="ce6">
            <text:p>25,369<text:s/></text:p>
          </table:table-cell>
          <table:table-cell office:value-type="float" office:value="25002" table:style-name="ce6">
            <text:p>25,002<text:s/></text:p>
          </table:table-cell>
          <table:table-cell office:value-type="float" office:value="19703" table:style-name="ce6">
            <text:p>19,703<text:s/></text:p>
          </table:table-cell>
          <table:table-cell office:value-type="float" office:value="21670" table:style-name="ce6">
            <text:p>21,670<text:s/></text:p>
          </table:table-cell>
          <table:table-cell office:value-type="float" office:value="141898" table:style-name="ce6">
            <text:p>141,898<text:s/></text:p>
          </table:table-cell>
          <table:table-cell office:value-type="float" office:value="47616" table:style-name="ce6">
            <text:p>47,616<text:s/></text:p>
          </table:table-cell>
          <table:table-cell office:value-type="float" office:value="21656" table:style-name="ce6">
            <text:p>21,656<text:s/></text:p>
          </table:table-cell>
          <table:table-cell office:value-type="float" office:value="22587" table:style-name="ce6">
            <text:p>22,587<text:s/></text:p>
          </table:table-cell>
          <table:table-cell office:value-type="float" office:value="29547" table:style-name="ce6">
            <text:p>29,547<text:s/></text:p>
          </table:table-cell>
          <table:table-cell office:value-type="float" office:value="27515" table:style-name="ce6">
            <text:p>27,515<text:s/></text:p>
          </table:table-cell>
          <table:table-cell office:value-type="float" office:value="30629" table:style-name="ce6">
            <text:p>30,629<text:s/></text:p>
          </table:table-cell>
          <table:table-cell office:value-type="float" office:value="26104" table:style-name="ce6">
            <text:p>26,104<text:s/></text:p>
          </table:table-cell>
          <table:table-cell office:value-type="float" office:value="12354" table:style-name="ce6">
            <text:p>12,354<text:s/></text:p>
          </table:table-cell>
          <table:table-cell office:value-type="float" office:value="30804" table:style-name="ce6">
            <text:p>30,804<text:s/></text:p>
          </table:table-cell>
          <table:table-cell office:value-type="float" office:value="6926" table:style-name="ce6">
            <text:p>6,926<text:s/></text:p>
          </table:table-cell>
          <table:table-cell office:value-type="float" office:value="8155" table:style-name="ce6">
            <text:p>8,155<text:s/></text:p>
          </table:table-cell>
          <table:table-cell office:value-type="float" office:value="19914" table:style-name="ce6">
            <text:p>19,914<text:s/></text:p>
          </table:table-cell>
          <table:table-cell office:value-type="float" office:value="5585" table:style-name="ce6">
            <text:p>5,585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3270" table:style-name="ce6">
            <text:p>3,270<text:s/></text:p>
          </table:table-cell>
          <table:table-cell office:value-type="float" office:value="13553" table:style-name="ce6">
            <text:p>13,553<text:s/></text:p>
          </table:table-cell>
          <table:table-cell office:value-type="float" office:value="9808" table:style-name="ce6">
            <text:p>9,808<text:s/></text:p>
          </table:table-cell>
          <table:table-cell office:value-type="float" office:value="12300" table:style-name="ce6">
            <text:p>12,300<text:s/></text:p>
          </table:table-cell>
          <table:table-cell office:value-type="float" office:value="32554" table:style-name="ce6">
            <text:p>32,554<text:s/></text:p>
          </table:table-cell>
          <table:table-cell office:value-type="float" office:value="9310" table:style-name="ce6">
            <text:p>9,310<text:s/></text:p>
          </table:table-cell>
          <table:table-cell office:value-type="float" office:value="14270" table:style-name="ce6">
            <text:p>14,270<text:s/></text:p>
          </table:table-cell>
          <table:table-cell office:value-type="float" office:value="8138" table:style-name="ce6">
            <text:p>8,138<text:s/></text:p>
          </table:table-cell>
          <table:table-cell office:value-type="float" office:value="22828" table:style-name="ce6">
            <text:p>22,828<text:s/></text:p>
          </table:table-cell>
          <table:table-cell office:value-type="float" office:value="23156" table:style-name="ce6">
            <text:p>23,156<text:s/></text:p>
          </table:table-cell>
          <table:table-cell office:value-type="float" office:value="28351" table:style-name="ce6">
            <text:p>28,351<text:s/></text:p>
          </table:table-cell>
          <table:table-cell office:value-type="float" office:value="49687" table:style-name="ce6">
            <text:p>49,687<text:s/></text:p>
          </table:table-cell>
          <table:table-cell office:value-type="float" office:value="38642" table:style-name="ce6">
            <text:p>38,642<text:s/></text:p>
          </table:table-cell>
          <table:table-cell office:value-type="float" office:value="26382" table:style-name="ce6">
            <text:p>26,382<text:s/></text:p>
          </table:table-cell>
          <table:table-cell office:value-type="float" office:value="24381" table:style-name="ce6">
            <text:p>24,381<text:s/></text:p>
          </table:table-cell>
          <table:table-cell office:value-type="float" office:value="63289" table:style-name="ce6">
            <text:p>63,289<text:s/></text:p>
          </table:table-cell>
          <table:table-cell office:value-type="float" office:value="23438" table:style-name="ce6">
            <text:p>23,438<text:s/></text:p>
          </table:table-cell>
          <table:table-cell office:value-type="float" office:value="32865" table:style-name="ce6">
            <text:p>32,865<text:s/></text:p>
          </table:table-cell>
          <table:table-cell office:value-type="float" office:value="36341" table:style-name="ce6">
            <text:p>36,341<text:s/></text:p>
          </table:table-cell>
          <table:table-cell office:value-type="float" office:value="21147" table:style-name="ce6">
            <text:p>21,147<text:s/></text:p>
          </table:table-cell>
          <table:table-cell office:value-type="float" office:value="68512" table:style-name="ce6">
            <text:p>68,512<text:s/></text:p>
          </table:table-cell>
          <table:table-cell office:value-type="float" office:value="20382" table:style-name="ce6">
            <text:p>20,382<text:s/></text:p>
          </table:table-cell>
          <table:table-cell office:value-type="float" office:value="15662" table:style-name="ce6">
            <text:p>15,662<text:s/></text:p>
          </table:table-cell>
          <table:table-cell office:value-type="float" office:value="14241" table:style-name="ce6">
            <text:p>14,241<text:s/></text:p>
          </table:table-cell>
          <table:table-cell office:value-type="float" office:value="23661" table:style-name="ce6">
            <text:p>23,661<text:s/></text:p>
          </table:table-cell>
          <table:table-cell office:value-type="float" office:value="13734" table:style-name="ce6">
            <text:p>13,734<text:s/></text:p>
          </table:table-cell>
          <table:table-cell office:value-type="float" office:value="29472" table:style-name="ce6">
            <text:p>29,472<text:s/></text:p>
          </table:table-cell>
          <table:table-cell office:value-type="float" office:value="19941" table:style-name="ce6">
            <text:p>19,941<text:s/></text:p>
          </table:table-cell>
          <table:table-cell office:value-type="float" office:value="8849" table:style-name="ce6">
            <text:p>8,849<text:s/></text:p>
          </table:table-cell>
          <table:table-cell office:value-type="float" office:value="11626" table:style-name="ce6">
            <text:p>11,626<text:s/></text:p>
          </table:table-cell>
          <table:table-cell office:value-type="float" office:value="38015" table:style-name="ce6">
            <text:p>38,015<text:s/></text:p>
          </table:table-cell>
          <table:table-cell office:value-type="float" office:value="22960" table:style-name="ce6">
            <text:p>22,960<text:s/></text:p>
          </table:table-cell>
          <table:table-cell office:value-type="float" office:value="24777" table:style-name="ce6">
            <text:p>24,777<text:s/></text:p>
          </table:table-cell>
          <table:table-cell office:value-type="float" office:value="22498" table:style-name="ce6">
            <text:p>22,498<text:s/></text:p>
          </table:table-cell>
          <table:table-cell office:value-type="float" office:value="14519" table:style-name="ce6">
            <text:p>14,519<text:s/></text:p>
          </table:table-cell>
          <table:table-cell office:value-type="float" office:value="11386" table:style-name="ce6">
            <text:p>11,386<text:s/></text:p>
          </table:table-cell>
          <table:table-cell office:value-type="float" office:value="6163" table:style-name="ce6">
            <text:p>6,163<text:s/></text:p>
          </table:table-cell>
          <table:table-cell office:value-type="float" office:value="4909" table:style-name="ce6">
            <text:p>4,909<text:s/></text:p>
          </table:table-cell>
          <table:table-cell office:value-type="float" office:value="7007" table:style-name="ce6">
            <text:p>7,007<text:s/></text:p>
          </table:table-cell>
          <table:table-cell office:value-type="float" office:value="10372" table:style-name="ce6">
            <text:p>10,372<text:s/></text:p>
          </table:table-cell>
          <table:table-cell office:value-type="float" office:value="9988" table:style-name="ce6">
            <text:p>9,988<text:s/></text:p>
          </table:table-cell>
          <table:table-cell office:value-type="float" office:value="12509" table:style-name="ce6">
            <text:p>12,509<text:s/></text:p>
          </table:table-cell>
          <table:table-cell office:value-type="float" office:value="17079" table:style-name="ce6">
            <text:p>17,079<text:s/></text:p>
          </table:table-cell>
          <table:table-cell office:value-type="float" office:value="27958" table:style-name="ce6">
            <text:p>27,958<text:s/></text:p>
          </table:table-cell>
          <table:table-cell office:value-type="float" office:value="22627" table:style-name="ce6">
            <text:p>22,627<text:s/></text:p>
          </table:table-cell>
          <table:table-cell office:value-type="float" office:value="13640" table:style-name="ce6">
            <text:p>13,640<text:s/></text:p>
          </table:table-cell>
          <table:table-cell office:value-type="float" office:value="12751" table:style-name="ce6">
            <text:p>12,751<text:s/></text:p>
          </table:table-cell>
          <table:table-cell office:value-type="float" office:value="13059" table:style-name="ce6">
            <text:p>13,059<text:s/></text:p>
          </table:table-cell>
          <table:table-cell office:value-type="float" office:value="12223" table:style-name="ce6">
            <text:p>12,223<text:s/></text:p>
          </table:table-cell>
          <table:table-cell office:value-type="float" office:value="11752" table:style-name="ce6">
            <text:p>11,752<text:s/></text:p>
          </table:table-cell>
          <table:table-cell office:value-type="float" office:value="11234" table:style-name="ce6">
            <text:p>11,234<text:s/></text:p>
          </table:table-cell>
          <table:table-cell office:value-type="float" office:value="9562" table:style-name="ce6">
            <text:p>9,562<text:s/></text:p>
          </table:table-cell>
          <table:table-cell office:value-type="float" office:value="1498" table:style-name="ce6">
            <text:p>1,498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4034" table:style-name="ce6">
            <text:p>4,034<text:s/></text:p>
          </table:table-cell>
          <table:table-cell office:value-type="float" office:value="4973" table:style-name="ce6">
            <text:p>4,973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11065" table:style-name="ce6">
            <text:p>11,065<text:s/></text:p>
          </table:table-cell>
          <table:table-cell office:value-type="float" office:value="2615" table:style-name="ce6">
            <text:p>2,615<text:s/></text:p>
          </table:table-cell>
          <table:table-cell office:value-type="float" office:value="4273" table:style-name="ce6">
            <text:p>4,273<text:s/></text:p>
          </table:table-cell>
          <table:table-cell office:value-type="float" office:value="4896" table:style-name="ce6">
            <text:p>4,896<text:s/></text:p>
          </table:table-cell>
          <table:table-cell table:number-columns-repeated="16264"/>
        </table:table-row>
        <table:table-row table:style-name="ro2">
          <table:table-cell office:value-type="date" office:date-value="2021-12-11T00:00:00" table:style-name="ce5">
            <text:p>2021/12/11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9120" table:style-name="ce6">
            <text:p>9,120<text:s/></text:p>
          </table:table-cell>
          <table:table-cell office:value-type="float" office:value="24445" table:style-name="ce6">
            <text:p>24,445<text:s/></text:p>
          </table:table-cell>
          <table:table-cell office:value-type="float" office:value="42451" table:style-name="ce6">
            <text:p>42,451<text:s/></text:p>
          </table:table-cell>
          <table:table-cell office:value-type="float" office:value="17141" table:style-name="ce6">
            <text:p>17,141<text:s/></text:p>
          </table:table-cell>
          <table:table-cell office:value-type="float" office:value="10059" table:style-name="ce6">
            <text:p>10,059<text:s/></text:p>
          </table:table-cell>
          <table:table-cell office:value-type="float" office:value="7763" table:style-name="ce6">
            <text:p>7,763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2647" table:style-name="ce6">
            <text:p>2,647<text:s/></text:p>
          </table:table-cell>
          <table:table-cell office:value-type="float" office:value="8671" table:style-name="ce6">
            <text:p>8,671<text:s/></text:p>
          </table:table-cell>
          <table:table-cell office:value-type="float" office:value="1628" table:style-name="ce6">
            <text:p>1,628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6181" table:style-name="ce6">
            <text:p>6,181<text:s/></text:p>
          </table:table-cell>
          <table:table-cell office:value-type="float" office:value="11785" table:style-name="ce6">
            <text:p>11,785<text:s/></text:p>
          </table:table-cell>
          <table:table-cell office:value-type="float" office:value="5408" table:style-name="ce6">
            <text:p>5,408<text:s/></text:p>
          </table:table-cell>
          <table:table-cell office:value-type="float" office:value="7577" table:style-name="ce6">
            <text:p>7,577<text:s/></text:p>
          </table:table-cell>
          <table:table-cell office:value-type="float" office:value="3781" table:style-name="ce6">
            <text:p>3,781<text:s/></text:p>
          </table:table-cell>
          <table:table-cell office:value-type="float" office:value="8164" table:style-name="ce6">
            <text:p>8,164<text:s/>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5581" table:style-name="ce6">
            <text:p>5,581<text:s/></text:p>
          </table:table-cell>
          <table:table-cell office:value-type="float" office:value="6385" table:style-name="ce6">
            <text:p>6,385<text:s/></text:p>
          </table:table-cell>
          <table:table-cell office:value-type="float" office:value="2404" table:style-name="ce6">
            <text:p>2,404<text:s/></text:p>
          </table:table-cell>
          <table:table-cell office:value-type="float" office:value="25760" table:style-name="ce6">
            <text:p>25,760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12039" table:style-name="ce6">
            <text:p>12,039<text:s/></text:p>
          </table:table-cell>
          <table:table-cell office:value-type="float" office:value="10407" table:style-name="ce6">
            <text:p>10,407<text:s/></text:p>
          </table:table-cell>
          <table:table-cell office:value-type="float" office:value="12733" table:style-name="ce6">
            <text:p>12,733<text:s/></text:p>
          </table:table-cell>
          <table:table-cell office:value-type="float" office:value="17239" table:style-name="ce6">
            <text:p>17,239<text:s/></text:p>
          </table:table-cell>
          <table:table-cell office:value-type="float" office:value="16269" table:style-name="ce6">
            <text:p>16,269<text:s/></text:p>
          </table:table-cell>
          <table:table-cell office:value-type="float" office:value="8268" table:style-name="ce6">
            <text:p>8,268<text:s/></text:p>
          </table:table-cell>
          <table:table-cell office:value-type="float" office:value="26011" table:style-name="ce6">
            <text:p>26,011<text:s/></text:p>
          </table:table-cell>
          <table:table-cell office:value-type="float" office:value="14191" table:style-name="ce6">
            <text:p>14,191<text:s/></text:p>
          </table:table-cell>
          <table:table-cell office:value-type="float" office:value="24367" table:style-name="ce6">
            <text:p>24,367<text:s/></text:p>
          </table:table-cell>
          <table:table-cell office:value-type="float" office:value="18086" table:style-name="ce6">
            <text:p>18,086<text:s/></text:p>
          </table:table-cell>
          <table:table-cell office:value-type="float" office:value="4470" table:style-name="ce6">
            <text:p>4,470<text:s/></text:p>
          </table:table-cell>
          <table:table-cell office:value-type="float" office:value="29892" table:style-name="ce6">
            <text:p>29,892<text:s/></text:p>
          </table:table-cell>
          <table:table-cell office:value-type="float" office:value="20308" table:style-name="ce6">
            <text:p>20,308<text:s/></text:p>
          </table:table-cell>
          <table:table-cell office:value-type="float" office:value="19785" table:style-name="ce6">
            <text:p>19,785<text:s/></text:p>
          </table:table-cell>
          <table:table-cell office:value-type="float" office:value="17034" table:style-name="ce6">
            <text:p>17,034<text:s/></text:p>
          </table:table-cell>
          <table:table-cell office:value-type="float" office:value="10017" table:style-name="ce6">
            <text:p>10,017<text:s/></text:p>
          </table:table-cell>
          <table:table-cell office:value-type="float" office:value="138744" table:style-name="ce6">
            <text:p>138,744<text:s/></text:p>
          </table:table-cell>
          <table:table-cell office:value-type="float" office:value="53068" table:style-name="ce6">
            <text:p>53,068<text:s/></text:p>
          </table:table-cell>
          <table:table-cell office:value-type="float" office:value="19489" table:style-name="ce6">
            <text:p>19,489<text:s/></text:p>
          </table:table-cell>
          <table:table-cell office:value-type="float" office:value="16156" table:style-name="ce6">
            <text:p>16,156<text:s/></text:p>
          </table:table-cell>
          <table:table-cell office:value-type="float" office:value="31411" table:style-name="ce6">
            <text:p>31,411<text:s/></text:p>
          </table:table-cell>
          <table:table-cell office:value-type="float" office:value="27050" table:style-name="ce6">
            <text:p>27,050<text:s/></text:p>
          </table:table-cell>
          <table:table-cell office:value-type="float" office:value="29887" table:style-name="ce6">
            <text:p>29,887<text:s/></text:p>
          </table:table-cell>
          <table:table-cell office:value-type="float" office:value="23235" table:style-name="ce6">
            <text:p>23,235<text:s/></text:p>
          </table:table-cell>
          <table:table-cell office:value-type="float" office:value="8734" table:style-name="ce6">
            <text:p>8,734<text:s/></text:p>
          </table:table-cell>
          <table:table-cell office:value-type="float" office:value="24146" table:style-name="ce6">
            <text:p>24,146<text:s/></text:p>
          </table:table-cell>
          <table:table-cell office:value-type="float" office:value="6222" table:style-name="ce6">
            <text:p>6,222<text:s/></text:p>
          </table:table-cell>
          <table:table-cell office:value-type="float" office:value="5786" table:style-name="ce6">
            <text:p>5,786<text:s/></text:p>
          </table:table-cell>
          <table:table-cell office:value-type="float" office:value="16650" table:style-name="ce6">
            <text:p>16,650<text:s/></text:p>
          </table:table-cell>
          <table:table-cell office:value-type="float" office:value="6518" table:style-name="ce6">
            <text:p>6,518<text:s/></text:p>
          </table:table-cell>
          <table:table-cell office:value-type="float" office:value="3076" table:style-name="ce6">
            <text:p>3,076<text:s/></text:p>
          </table:table-cell>
          <table:table-cell office:value-type="float" office:value="1795" table:style-name="ce6">
            <text:p>1,795<text:s/></text:p>
          </table:table-cell>
          <table:table-cell office:value-type="float" office:value="8865" table:style-name="ce6">
            <text:p>8,865<text:s/></text:p>
          </table:table-cell>
          <table:table-cell office:value-type="float" office:value="8234" table:style-name="ce6">
            <text:p>8,234<text:s/></text:p>
          </table:table-cell>
          <table:table-cell office:value-type="float" office:value="11411" table:style-name="ce6">
            <text:p>11,411<text:s/></text:p>
          </table:table-cell>
          <table:table-cell office:value-type="float" office:value="36072" table:style-name="ce6">
            <text:p>36,072<text:s/></text:p>
          </table:table-cell>
          <table:table-cell office:value-type="float" office:value="6982" table:style-name="ce6">
            <text:p>6,982<text:s/></text:p>
          </table:table-cell>
          <table:table-cell office:value-type="float" office:value="12343" table:style-name="ce6">
            <text:p>12,343<text:s/></text:p>
          </table:table-cell>
          <table:table-cell office:value-type="float" office:value="6827" table:style-name="ce6">
            <text:p>6,827<text:s/></text:p>
          </table:table-cell>
          <table:table-cell office:value-type="float" office:value="18790" table:style-name="ce6">
            <text:p>18,790<text:s/></text:p>
          </table:table-cell>
          <table:table-cell office:value-type="float" office:value="15931" table:style-name="ce6">
            <text:p>15,931<text:s/></text:p>
          </table:table-cell>
          <table:table-cell office:value-type="float" office:value="30072" table:style-name="ce6">
            <text:p>30,072<text:s/></text:p>
          </table:table-cell>
          <table:table-cell office:value-type="float" office:value="77834" table:style-name="ce6">
            <text:p>77,834<text:s/></text:p>
          </table:table-cell>
          <table:table-cell office:value-type="float" office:value="30739" table:style-name="ce6">
            <text:p>30,739<text:s/></text:p>
          </table:table-cell>
          <table:table-cell office:value-type="float" office:value="22273" table:style-name="ce6">
            <text:p>22,273<text:s/></text:p>
          </table:table-cell>
          <table:table-cell office:value-type="float" office:value="25041" table:style-name="ce6">
            <text:p>25,041<text:s/></text:p>
          </table:table-cell>
          <table:table-cell office:value-type="float" office:value="82810" table:style-name="ce6">
            <text:p>82,810<text:s/></text:p>
          </table:table-cell>
          <table:table-cell office:value-type="float" office:value="18176" table:style-name="ce6">
            <text:p>18,176<text:s/></text:p>
          </table:table-cell>
          <table:table-cell office:value-type="float" office:value="29073" table:style-name="ce6">
            <text:p>29,073<text:s/></text:p>
          </table:table-cell>
          <table:table-cell office:value-type="float" office:value="32795" table:style-name="ce6">
            <text:p>32,795<text:s/></text:p>
          </table:table-cell>
          <table:table-cell office:value-type="float" office:value="20632" table:style-name="ce6">
            <text:p>20,632<text:s/></text:p>
          </table:table-cell>
          <table:table-cell office:value-type="float" office:value="64791" table:style-name="ce6">
            <text:p>64,791<text:s/></text:p>
          </table:table-cell>
          <table:table-cell office:value-type="float" office:value="14832" table:style-name="ce6">
            <text:p>14,832<text:s/></text:p>
          </table:table-cell>
          <table:table-cell office:value-type="float" office:value="13474" table:style-name="ce6">
            <text:p>13,474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18024" table:style-name="ce6">
            <text:p>18,024<text:s/></text:p>
          </table:table-cell>
          <table:table-cell office:value-type="float" office:value="11189" table:style-name="ce6">
            <text:p>11,189<text:s/></text:p>
          </table:table-cell>
          <table:table-cell office:value-type="float" office:value="28582" table:style-name="ce6">
            <text:p>28,582<text:s/></text:p>
          </table:table-cell>
          <table:table-cell office:value-type="float" office:value="13723" table:style-name="ce6">
            <text:p>13,723<text:s/></text:p>
          </table:table-cell>
          <table:table-cell office:value-type="float" office:value="13774" table:style-name="ce6">
            <text:p>13,774<text:s/></text:p>
          </table:table-cell>
          <table:table-cell office:value-type="float" office:value="10649" table:style-name="ce6">
            <text:p>10,649<text:s/></text:p>
          </table:table-cell>
          <table:table-cell office:value-type="float" office:value="19696" table:style-name="ce6">
            <text:p>19,696<text:s/></text:p>
          </table:table-cell>
          <table:table-cell office:value-type="float" office:value="17909" table:style-name="ce6">
            <text:p>17,909<text:s/></text:p>
          </table:table-cell>
          <table:table-cell office:value-type="float" office:value="15502" table:style-name="ce6">
            <text:p>15,502<text:s/></text:p>
          </table:table-cell>
          <table:table-cell office:value-type="float" office:value="16384" table:style-name="ce6">
            <text:p>16,384<text:s/></text:p>
          </table:table-cell>
          <table:table-cell office:value-type="float" office:value="8737" table:style-name="ce6">
            <text:p>8,737<text:s/></text:p>
          </table:table-cell>
          <table:table-cell office:value-type="float" office:value="9753" table:style-name="ce6">
            <text:p>9,753<text:s/></text:p>
          </table:table-cell>
          <table:table-cell office:value-type="float" office:value="5606" table:style-name="ce6">
            <text:p>5,606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7154" table:style-name="ce6">
            <text:p>7,154<text:s/></text:p>
          </table:table-cell>
          <table:table-cell office:value-type="float" office:value="7918" table:style-name="ce6">
            <text:p>7,918<text:s/></text:p>
          </table:table-cell>
          <table:table-cell office:value-type="float" office:value="9562" table:style-name="ce6">
            <text:p>9,562<text:s/></text:p>
          </table:table-cell>
          <table:table-cell office:value-type="float" office:value="10971" table:style-name="ce6">
            <text:p>10,971<text:s/></text:p>
          </table:table-cell>
          <table:table-cell office:value-type="float" office:value="12982" table:style-name="ce6">
            <text:p>12,982<text:s/></text:p>
          </table:table-cell>
          <table:table-cell office:value-type="float" office:value="17893" table:style-name="ce6">
            <text:p>17,893<text:s/></text:p>
          </table:table-cell>
          <table:table-cell office:value-type="float" office:value="19681" table:style-name="ce6">
            <text:p>19,681<text:s/></text:p>
          </table:table-cell>
          <table:table-cell office:value-type="float" office:value="10751" table:style-name="ce6">
            <text:p>10,751<text:s/></text:p>
          </table:table-cell>
          <table:table-cell office:value-type="float" office:value="9885" table:style-name="ce6">
            <text:p>9,885<text:s/></text:p>
          </table:table-cell>
          <table:table-cell office:value-type="float" office:value="10730" table:style-name="ce6">
            <text:p>10,730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9971" table:style-name="ce6">
            <text:p>9,971<text:s/></text:p>
          </table:table-cell>
          <table:table-cell office:value-type="float" office:value="8146" table:style-name="ce6">
            <text:p>8,146<text:s/></text:p>
          </table:table-cell>
          <table:table-cell office:value-type="float" office:value="7748" table:style-name="ce6">
            <text:p>7,748<text:s/></text:p>
          </table:table-cell>
          <table:table-cell office:value-type="float" office:value="981" table:style-name="ce6">
            <text:p>981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3130" table:style-name="ce6">
            <text:p>3,130<text:s/></text:p>
          </table:table-cell>
          <table:table-cell office:value-type="float" office:value="4831" table:style-name="ce6">
            <text:p>4,831<text:s/></text:p>
          </table:table-cell>
          <table:table-cell office:value-type="float" office:value="1550" table:style-name="ce6">
            <text:p>1,550<text:s/></text:p>
          </table:table-cell>
          <table:table-cell office:value-type="float" office:value="1702" table:style-name="ce6">
            <text:p>1,702<text:s/></text:p>
          </table:table-cell>
          <table:table-cell office:value-type="float" office:value="2283" table:style-name="ce6">
            <text:p>2,283<text:s/></text:p>
          </table:table-cell>
          <table:table-cell office:value-type="float" office:value="16114" table:style-name="ce6">
            <text:p>16,114<text:s/></text:p>
          </table:table-cell>
          <table:table-cell office:value-type="float" office:value="2333" table:style-name="ce6">
            <text:p>2,333<text:s/></text:p>
          </table:table-cell>
          <table:table-cell office:value-type="float" office:value="4151" table:style-name="ce6">
            <text:p>4,151<text:s/></text:p>
          </table:table-cell>
          <table:table-cell office:value-type="float" office:value="4121" table:style-name="ce6">
            <text:p>4,121<text:s/></text:p>
          </table:table-cell>
          <table:table-cell table:number-columns-repeated="16264"/>
        </table:table-row>
        <table:table-row table:style-name="ro2">
          <table:table-cell office:value-type="date" office:date-value="2021-12-12T00:00:00" table:style-name="ce5">
            <text:p>2021/12/12</text:p>
          </table:table-cell>
          <table:table-cell office:value-type="float" office:value="2180" table:style-name="ce6">
            <text:p>2,180<text:s/></text:p>
          </table:table-cell>
          <table:table-cell office:value-type="float" office:value="6956" table:style-name="ce6">
            <text:p>6,956<text:s/></text:p>
          </table:table-cell>
          <table:table-cell office:value-type="float" office:value="17461" table:style-name="ce6">
            <text:p>17,461<text:s/></text:p>
          </table:table-cell>
          <table:table-cell office:value-type="float" office:value="30829" table:style-name="ce6">
            <text:p>30,829<text:s/></text:p>
          </table:table-cell>
          <table:table-cell office:value-type="float" office:value="11683" table:style-name="ce6">
            <text:p>11,683<text:s/></text:p>
          </table:table-cell>
          <table:table-cell office:value-type="float" office:value="7517" table:style-name="ce6">
            <text:p>7,517<text:s/></text:p>
          </table:table-cell>
          <table:table-cell office:value-type="float" office:value="5941" table:style-name="ce6">
            <text:p>5,941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2017" table:style-name="ce6">
            <text:p>2,017<text:s/></text:p>
          </table:table-cell>
          <table:table-cell office:value-type="float" office:value="6783" table:style-name="ce6">
            <text:p>6,783<text:s/></text:p>
          </table:table-cell>
          <table:table-cell office:value-type="float" office:value="1344" table:style-name="ce6">
            <text:p>1,344<text:s/></text:p>
          </table:table-cell>
          <table:table-cell office:value-type="float" office:value="2347" table:style-name="ce6">
            <text:p>2,347<text:s/></text:p>
          </table:table-cell>
          <table:table-cell office:value-type="float" office:value="4961" table:style-name="ce6">
            <text:p>4,961<text:s/></text:p>
          </table:table-cell>
          <table:table-cell office:value-type="float" office:value="5201" table:style-name="ce6">
            <text:p>5,201<text:s/></text:p>
          </table:table-cell>
          <table:table-cell office:value-type="float" office:value="8812" table:style-name="ce6">
            <text:p>8,812<text:s/></text:p>
          </table:table-cell>
          <table:table-cell office:value-type="float" office:value="4272" table:style-name="ce6">
            <text:p>4,272<text:s/></text:p>
          </table:table-cell>
          <table:table-cell office:value-type="float" office:value="6121" table:style-name="ce6">
            <text:p>6,121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6281" table:style-name="ce6">
            <text:p>6,281<text:s/></text:p>
          </table:table-cell>
          <table:table-cell office:value-type="float" office:value="2841" table:style-name="ce6">
            <text:p>2,841<text:s/></text:p>
          </table:table-cell>
          <table:table-cell office:value-type="float" office:value="4468" table:style-name="ce6">
            <text:p>4,468<text:s/></text:p>
          </table:table-cell>
          <table:table-cell office:value-type="float" office:value="4888" table:style-name="ce6">
            <text:p>4,888<text:s/></text:p>
          </table:table-cell>
          <table:table-cell office:value-type="float" office:value="2064" table:style-name="ce6">
            <text:p>2,064<text:s/></text:p>
          </table:table-cell>
          <table:table-cell office:value-type="float" office:value="18138" table:style-name="ce6">
            <text:p>18,138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9081" table:style-name="ce6">
            <text:p>9,081<text:s/></text:p>
          </table:table-cell>
          <table:table-cell office:value-type="float" office:value="8254" table:style-name="ce6">
            <text:p>8,254<text:s/></text:p>
          </table:table-cell>
          <table:table-cell office:value-type="float" office:value="10575" table:style-name="ce6">
            <text:p>10,575<text:s/></text:p>
          </table:table-cell>
          <table:table-cell office:value-type="float" office:value="13560" table:style-name="ce6">
            <text:p>13,560<text:s/></text:p>
          </table:table-cell>
          <table:table-cell office:value-type="float" office:value="13659" table:style-name="ce6">
            <text:p>13,659<text:s/></text:p>
          </table:table-cell>
          <table:table-cell office:value-type="float" office:value="7171" table:style-name="ce6">
            <text:p>7,171<text:s/></text:p>
          </table:table-cell>
          <table:table-cell office:value-type="float" office:value="22444" table:style-name="ce6">
            <text:p>22,444<text:s/></text:p>
          </table:table-cell>
          <table:table-cell office:value-type="float" office:value="12134" table:style-name="ce6">
            <text:p>12,134<text:s/></text:p>
          </table:table-cell>
          <table:table-cell office:value-type="float" office:value="19299" table:style-name="ce6">
            <text:p>19,299<text:s/></text:p>
          </table:table-cell>
          <table:table-cell office:value-type="float" office:value="17389" table:style-name="ce6">
            <text:p>17,389<text:s/></text:p>
          </table:table-cell>
          <table:table-cell office:value-type="float" office:value="3830" table:style-name="ce6">
            <text:p>3,830<text:s/></text:p>
          </table:table-cell>
          <table:table-cell office:value-type="float" office:value="23742" table:style-name="ce6">
            <text:p>23,742<text:s/></text:p>
          </table:table-cell>
          <table:table-cell office:value-type="float" office:value="16316" table:style-name="ce6">
            <text:p>16,316<text:s/></text:p>
          </table:table-cell>
          <table:table-cell office:value-type="float" office:value="15509" table:style-name="ce6">
            <text:p>15,509<text:s/></text:p>
          </table:table-cell>
          <table:table-cell office:value-type="float" office:value="13228" table:style-name="ce6">
            <text:p>13,228<text:s/></text:p>
          </table:table-cell>
          <table:table-cell office:value-type="float" office:value="7945" table:style-name="ce6">
            <text:p>7,945<text:s/></text:p>
          </table:table-cell>
          <table:table-cell office:value-type="float" office:value="128908" table:style-name="ce6">
            <text:p>128,908<text:s/></text:p>
          </table:table-cell>
          <table:table-cell office:value-type="float" office:value="40555" table:style-name="ce6">
            <text:p>40,555<text:s/></text:p>
          </table:table-cell>
          <table:table-cell office:value-type="float" office:value="12374" table:style-name="ce6">
            <text:p>12,374<text:s/></text:p>
          </table:table-cell>
          <table:table-cell office:value-type="float" office:value="13686" table:style-name="ce6">
            <text:p>13,686<text:s/></text:p>
          </table:table-cell>
          <table:table-cell office:value-type="float" office:value="21734" table:style-name="ce6">
            <text:p>21,734<text:s/></text:p>
          </table:table-cell>
          <table:table-cell office:value-type="float" office:value="18792" table:style-name="ce6">
            <text:p>18,792<text:s/></text:p>
          </table:table-cell>
          <table:table-cell office:value-type="float" office:value="21855" table:style-name="ce6">
            <text:p>21,855<text:s/></text:p>
          </table:table-cell>
          <table:table-cell office:value-type="float" office:value="18360" table:style-name="ce6">
            <text:p>18,360<text:s/></text:p>
          </table:table-cell>
          <table:table-cell office:value-type="float" office:value="6377" table:style-name="ce6">
            <text:p>6,377<text:s/></text:p>
          </table:table-cell>
          <table:table-cell office:value-type="float" office:value="17342" table:style-name="ce6">
            <text:p>17,342<text:s/></text:p>
          </table:table-cell>
          <table:table-cell office:value-type="float" office:value="4835" table:style-name="ce6">
            <text:p>4,835<text:s/></text:p>
          </table:table-cell>
          <table:table-cell office:value-type="float" office:value="4307" table:style-name="ce6">
            <text:p>4,307<text:s/></text:p>
          </table:table-cell>
          <table:table-cell office:value-type="float" office:value="12867" table:style-name="ce6">
            <text:p>12,867<text:s/></text:p>
          </table:table-cell>
          <table:table-cell office:value-type="float" office:value="5024" table:style-name="ce6">
            <text:p>5,024<text:s/></text:p>
          </table:table-cell>
          <table:table-cell office:value-type="float" office:value="2273" table:style-name="ce6">
            <text:p>2,273<text:s/></text:p>
          </table:table-cell>
          <table:table-cell office:value-type="float" office:value="1205" table:style-name="ce6">
            <text:p>1,205<text:s/></text:p>
          </table:table-cell>
          <table:table-cell office:value-type="float" office:value="6410" table:style-name="ce6">
            <text:p>6,410<text:s/></text:p>
          </table:table-cell>
          <table:table-cell office:value-type="float" office:value="5832" table:style-name="ce6">
            <text:p>5,832<text:s/></text:p>
          </table:table-cell>
          <table:table-cell office:value-type="float" office:value="8445" table:style-name="ce6">
            <text:p>8,445<text:s/></text:p>
          </table:table-cell>
          <table:table-cell office:value-type="float" office:value="25566" table:style-name="ce6">
            <text:p>25,566<text:s/></text:p>
          </table:table-cell>
          <table:table-cell office:value-type="float" office:value="5594" table:style-name="ce6">
            <text:p>5,594<text:s/></text:p>
          </table:table-cell>
          <table:table-cell office:value-type="float" office:value="8740" table:style-name="ce6">
            <text:p>8,740<text:s/></text:p>
          </table:table-cell>
          <table:table-cell office:value-type="float" office:value="4989" table:style-name="ce6">
            <text:p>4,989<text:s/></text:p>
          </table:table-cell>
          <table:table-cell office:value-type="float" office:value="13989" table:style-name="ce6">
            <text:p>13,989<text:s/></text:p>
          </table:table-cell>
          <table:table-cell office:value-type="float" office:value="11523" table:style-name="ce6">
            <text:p>11,523<text:s/></text:p>
          </table:table-cell>
          <table:table-cell office:value-type="float" office:value="20951" table:style-name="ce6">
            <text:p>20,951<text:s/></text:p>
          </table:table-cell>
          <table:table-cell office:value-type="float" office:value="49991" table:style-name="ce6">
            <text:p>49,991<text:s/></text:p>
          </table:table-cell>
          <table:table-cell office:value-type="float" office:value="23818" table:style-name="ce6">
            <text:p>23,818<text:s/></text:p>
          </table:table-cell>
          <table:table-cell office:value-type="float" office:value="16859" table:style-name="ce6">
            <text:p>16,859<text:s/></text:p>
          </table:table-cell>
          <table:table-cell office:value-type="float" office:value="18288" table:style-name="ce6">
            <text:p>18,288<text:s/></text:p>
          </table:table-cell>
          <table:table-cell office:value-type="float" office:value="58091" table:style-name="ce6">
            <text:p>58,091<text:s/></text:p>
          </table:table-cell>
          <table:table-cell office:value-type="float" office:value="12005" table:style-name="ce6">
            <text:p>12,005<text:s/></text:p>
          </table:table-cell>
          <table:table-cell office:value-type="float" office:value="21901" table:style-name="ce6">
            <text:p>21,901<text:s/></text:p>
          </table:table-cell>
          <table:table-cell office:value-type="float" office:value="23349" table:style-name="ce6">
            <text:p>23,349<text:s/></text:p>
          </table:table-cell>
          <table:table-cell office:value-type="float" office:value="14387" table:style-name="ce6">
            <text:p>14,387<text:s/></text:p>
          </table:table-cell>
          <table:table-cell office:value-type="float" office:value="48320" table:style-name="ce6">
            <text:p>48,320<text:s/></text:p>
          </table:table-cell>
          <table:table-cell office:value-type="float" office:value="11724" table:style-name="ce6">
            <text:p>11,724<text:s/></text:p>
          </table:table-cell>
          <table:table-cell office:value-type="float" office:value="10469" table:style-name="ce6">
            <text:p>10,469<text:s/></text:p>
          </table:table-cell>
          <table:table-cell office:value-type="float" office:value="8084" table:style-name="ce6">
            <text:p>8,084<text:s/></text:p>
          </table:table-cell>
          <table:table-cell office:value-type="float" office:value="15087" table:style-name="ce6">
            <text:p>15,087<text:s/></text:p>
          </table:table-cell>
          <table:table-cell office:value-type="float" office:value="7240" table:style-name="ce6">
            <text:p>7,240<text:s/></text:p>
          </table:table-cell>
          <table:table-cell office:value-type="float" office:value="22246" table:style-name="ce6">
            <text:p>22,246<text:s/></text:p>
          </table:table-cell>
          <table:table-cell office:value-type="float" office:value="9920" table:style-name="ce6">
            <text:p>9,920<text:s/></text:p>
          </table:table-cell>
          <table:table-cell office:value-type="float" office:value="7755" table:style-name="ce6">
            <text:p>7,755<text:s/></text:p>
          </table:table-cell>
          <table:table-cell office:value-type="float" office:value="7807" table:style-name="ce6">
            <text:p>7,807<text:s/></text:p>
          </table:table-cell>
          <table:table-cell office:value-type="float" office:value="14406" table:style-name="ce6">
            <text:p>14,406<text:s/></text:p>
          </table:table-cell>
          <table:table-cell office:value-type="float" office:value="15399" table:style-name="ce6">
            <text:p>15,399<text:s/></text:p>
          </table:table-cell>
          <table:table-cell office:value-type="float" office:value="11131" table:style-name="ce6">
            <text:p>11,131<text:s/></text:p>
          </table:table-cell>
          <table:table-cell office:value-type="float" office:value="12270" table:style-name="ce6">
            <text:p>12,270<text:s/></text:p>
          </table:table-cell>
          <table:table-cell office:value-type="float" office:value="8099" table:style-name="ce6">
            <text:p>8,099<text:s/></text:p>
          </table:table-cell>
          <table:table-cell office:value-type="float" office:value="7029" table:style-name="ce6">
            <text:p>7,029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1829" table:style-name="ce6">
            <text:p>1,829<text:s/></text:p>
          </table:table-cell>
          <table:table-cell office:value-type="float" office:value="5072" table:style-name="ce6">
            <text:p>5,072<text:s/></text:p>
          </table:table-cell>
          <table:table-cell office:value-type="float" office:value="5806" table:style-name="ce6">
            <text:p>5,806<text:s/></text:p>
          </table:table-cell>
          <table:table-cell office:value-type="float" office:value="7064" table:style-name="ce6">
            <text:p>7,064<text:s/></text:p>
          </table:table-cell>
          <table:table-cell office:value-type="float" office:value="8015" table:style-name="ce6">
            <text:p>8,015<text:s/></text:p>
          </table:table-cell>
          <table:table-cell office:value-type="float" office:value="9827" table:style-name="ce6">
            <text:p>9,827<text:s/></text:p>
          </table:table-cell>
          <table:table-cell office:value-type="float" office:value="13873" table:style-name="ce6">
            <text:p>13,873<text:s/></text:p>
          </table:table-cell>
          <table:table-cell office:value-type="float" office:value="14909" table:style-name="ce6">
            <text:p>14,909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7415" table:style-name="ce6">
            <text:p>7,415<text:s/></text:p>
          </table:table-cell>
          <table:table-cell office:value-type="float" office:value="8195" table:style-name="ce6">
            <text:p>8,195<text:s/></text:p>
          </table:table-cell>
          <table:table-cell office:value-type="float" office:value="7256" table:style-name="ce6">
            <text:p>7,256<text:s/></text:p>
          </table:table-cell>
          <table:table-cell office:value-type="float" office:value="7691" table:style-name="ce6">
            <text:p>7,691<text:s/></text:p>
          </table:table-cell>
          <table:table-cell office:value-type="float" office:value="6152" table:style-name="ce6">
            <text:p>6,152<text:s/></text:p>
          </table:table-cell>
          <table:table-cell office:value-type="float" office:value="6110" table:style-name="ce6">
            <text:p>6,110<text:s/></text:p>
          </table:table-cell>
          <table:table-cell office:value-type="float" office:value="767" table:style-name="ce6">
            <text:p>767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984" table:style-name="ce6">
            <text:p>984<text:s/></text:p>
          </table:table-cell>
          <table:table-cell office:value-type="float" office:value="1339" table:style-name="ce6">
            <text:p>1,339<text:s/></text:p>
          </table:table-cell>
          <table:table-cell office:value-type="float" office:value="1707" table:style-name="ce6">
            <text:p>1,707<text:s/></text:p>
          </table:table-cell>
          <table:table-cell office:value-type="float" office:value="10566" table:style-name="ce6">
            <text:p>10,566<text:s/></text:p>
          </table:table-cell>
          <table:table-cell office:value-type="float" office:value="1615" table:style-name="ce6">
            <text:p>1,615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3038" table:style-name="ce6">
            <text:p>3,038<text:s/></text:p>
          </table:table-cell>
          <table:table-cell table:number-columns-repeated="16264"/>
        </table:table-row>
        <table:table-row table:style-name="ro2">
          <table:table-cell office:value-type="date" office:date-value="2021-12-13T00:00:00" table:style-name="ce5">
            <text:p>2021/12/13</text:p>
          </table:table-cell>
          <table:table-cell office:value-type="float" office:value="3702" table:style-name="ce6">
            <text:p>3,702<text:s/></text:p>
          </table:table-cell>
          <table:table-cell office:value-type="float" office:value="12886" table:style-name="ce6">
            <text:p>12,886<text:s/></text:p>
          </table:table-cell>
          <table:table-cell office:value-type="float" office:value="38237" table:style-name="ce6">
            <text:p>38,237<text:s/></text:p>
          </table:table-cell>
          <table:table-cell office:value-type="float" office:value="33572" table:style-name="ce6">
            <text:p>33,572<text:s/></text:p>
          </table:table-cell>
          <table:table-cell office:value-type="float" office:value="23112" table:style-name="ce6">
            <text:p>23,112<text:s/></text:p>
          </table:table-cell>
          <table:table-cell office:value-type="float" office:value="13090" table:style-name="ce6">
            <text:p>13,090<text:s/></text:p>
          </table:table-cell>
          <table:table-cell office:value-type="float" office:value="10425" table:style-name="ce6">
            <text:p>10,425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3029" table:style-name="ce6">
            <text:p>3,029<text:s/></text:p>
          </table:table-cell>
          <table:table-cell office:value-type="float" office:value="13343" table:style-name="ce6">
            <text:p>13,343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4316" table:style-name="ce6">
            <text:p>4,316<text:s/></text:p>
          </table:table-cell>
          <table:table-cell office:value-type="float" office:value="4536" table:style-name="ce6">
            <text:p>4,536<text:s/></text:p>
          </table:table-cell>
          <table:table-cell office:value-type="float" office:value="9488" table:style-name="ce6">
            <text:p>9,488<text:s/></text:p>
          </table:table-cell>
          <table:table-cell office:value-type="float" office:value="9729" table:style-name="ce6">
            <text:p>9,729<text:s/></text:p>
          </table:table-cell>
          <table:table-cell office:value-type="float" office:value="17009" table:style-name="ce6">
            <text:p>17,009<text:s/></text:p>
          </table:table-cell>
          <table:table-cell office:value-type="float" office:value="17063" table:style-name="ce6">
            <text:p>17,063<text:s/></text:p>
          </table:table-cell>
          <table:table-cell office:value-type="float" office:value="5545" table:style-name="ce6">
            <text:p>5,545<text:s/></text:p>
          </table:table-cell>
          <table:table-cell office:value-type="float" office:value="8576" table:style-name="ce6">
            <text:p>8,576<text:s/></text:p>
          </table:table-cell>
          <table:table-cell office:value-type="float" office:value="2791" table:style-name="ce6">
            <text:p>2,791<text:s/></text:p>
          </table:table-cell>
          <table:table-cell office:value-type="float" office:value="8244" table:style-name="ce6">
            <text:p>8,244<text:s/></text:p>
          </table:table-cell>
          <table:table-cell office:value-type="float" office:value="8142" table:style-name="ce6">
            <text:p>8,142<text:s/></text:p>
          </table:table-cell>
          <table:table-cell office:value-type="float" office:value="5953" table:style-name="ce6">
            <text:p>5,953<text:s/></text:p>
          </table:table-cell>
          <table:table-cell office:value-type="float" office:value="25250" table:style-name="ce6">
            <text:p>25,250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10072" table:style-name="ce6">
            <text:p>10,072<text:s/></text:p>
          </table:table-cell>
          <table:table-cell office:value-type="float" office:value="12199" table:style-name="ce6">
            <text:p>12,199<text:s/></text:p>
          </table:table-cell>
          <table:table-cell office:value-type="float" office:value="14793" table:style-name="ce6">
            <text:p>14,793<text:s/></text:p>
          </table:table-cell>
          <table:table-cell office:value-type="float" office:value="22326" table:style-name="ce6">
            <text:p>22,326<text:s/></text:p>
          </table:table-cell>
          <table:table-cell office:value-type="float" office:value="16319" table:style-name="ce6">
            <text:p>16,319<text:s/></text:p>
          </table:table-cell>
          <table:table-cell office:value-type="float" office:value="9017" table:style-name="ce6">
            <text:p>9,017<text:s/></text:p>
          </table:table-cell>
          <table:table-cell office:value-type="float" office:value="23809" table:style-name="ce6">
            <text:p>23,809<text:s/></text:p>
          </table:table-cell>
          <table:table-cell office:value-type="float" office:value="14628" table:style-name="ce6">
            <text:p>14,628<text:s/></text:p>
          </table:table-cell>
          <table:table-cell office:value-type="float" office:value="28828" table:style-name="ce6">
            <text:p>28,828<text:s/></text:p>
          </table:table-cell>
          <table:table-cell office:value-type="float" office:value="21633" table:style-name="ce6">
            <text:p>21,633<text:s/></text:p>
          </table:table-cell>
          <table:table-cell office:value-type="float" office:value="9062" table:style-name="ce6">
            <text:p>9,062<text:s/></text:p>
          </table:table-cell>
          <table:table-cell office:value-type="float" office:value="32985" table:style-name="ce6">
            <text:p>32,985<text:s/></text:p>
          </table:table-cell>
          <table:table-cell office:value-type="float" office:value="23867" table:style-name="ce6">
            <text:p>23,867<text:s/></text:p>
          </table:table-cell>
          <table:table-cell office:value-type="float" office:value="23865" table:style-name="ce6">
            <text:p>23,865<text:s/></text:p>
          </table:table-cell>
          <table:table-cell office:value-type="float" office:value="18774" table:style-name="ce6">
            <text:p>18,774<text:s/></text:p>
          </table:table-cell>
          <table:table-cell office:value-type="float" office:value="20672" table:style-name="ce6">
            <text:p>20,672<text:s/></text:p>
          </table:table-cell>
          <table:table-cell office:value-type="float" office:value="106841" table:style-name="ce6">
            <text:p>106,841<text:s/></text:p>
          </table:table-cell>
          <table:table-cell office:value-type="float" office:value="36335" table:style-name="ce6">
            <text:p>36,335<text:s/></text:p>
          </table:table-cell>
          <table:table-cell office:value-type="float" office:value="19733" table:style-name="ce6">
            <text:p>19,733<text:s/></text:p>
          </table:table-cell>
          <table:table-cell office:value-type="float" office:value="20851" table:style-name="ce6">
            <text:p>20,851<text:s/></text:p>
          </table:table-cell>
          <table:table-cell office:value-type="float" office:value="22237" table:style-name="ce6">
            <text:p>22,237<text:s/></text:p>
          </table:table-cell>
          <table:table-cell office:value-type="float" office:value="23636" table:style-name="ce6">
            <text:p>23,636<text:s/></text:p>
          </table:table-cell>
          <table:table-cell office:value-type="float" office:value="24654" table:style-name="ce6">
            <text:p>24,654<text:s/></text:p>
          </table:table-cell>
          <table:table-cell office:value-type="float" office:value="21239" table:style-name="ce6">
            <text:p>21,239<text:s/></text:p>
          </table:table-cell>
          <table:table-cell office:value-type="float" office:value="11960" table:style-name="ce6">
            <text:p>11,960<text:s/></text:p>
          </table:table-cell>
          <table:table-cell office:value-type="float" office:value="28885" table:style-name="ce6">
            <text:p>28,885<text:s/></text:p>
          </table:table-cell>
          <table:table-cell office:value-type="float" office:value="6294" table:style-name="ce6">
            <text:p>6,294<text:s/></text:p>
          </table:table-cell>
          <table:table-cell office:value-type="float" office:value="7562" table:style-name="ce6">
            <text:p>7,562<text:s/></text:p>
          </table:table-cell>
          <table:table-cell office:value-type="float" office:value="17643" table:style-name="ce6">
            <text:p>17,643<text:s/></text:p>
          </table:table-cell>
          <table:table-cell office:value-type="float" office:value="4452" table:style-name="ce6">
            <text:p>4,452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13856" table:style-name="ce6">
            <text:p>13,856<text:s/></text:p>
          </table:table-cell>
          <table:table-cell office:value-type="float" office:value="8870" table:style-name="ce6">
            <text:p>8,870<text:s/></text:p>
          </table:table-cell>
          <table:table-cell office:value-type="float" office:value="11266" table:style-name="ce6">
            <text:p>11,266<text:s/></text:p>
          </table:table-cell>
          <table:table-cell office:value-type="float" office:value="28458" table:style-name="ce6">
            <text:p>28,458<text:s/></text:p>
          </table:table-cell>
          <table:table-cell office:value-type="float" office:value="8611" table:style-name="ce6">
            <text:p>8,611<text:s/></text:p>
          </table:table-cell>
          <table:table-cell office:value-type="float" office:value="12097" table:style-name="ce6">
            <text:p>12,097<text:s/></text:p>
          </table:table-cell>
          <table:table-cell office:value-type="float" office:value="7493" table:style-name="ce6">
            <text:p>7,493<text:s/></text:p>
          </table:table-cell>
          <table:table-cell office:value-type="float" office:value="21862" table:style-name="ce6">
            <text:p>21,862<text:s/></text:p>
          </table:table-cell>
          <table:table-cell office:value-type="float" office:value="22450" table:style-name="ce6">
            <text:p>22,450<text:s/></text:p>
          </table:table-cell>
          <table:table-cell office:value-type="float" office:value="24231" table:style-name="ce6">
            <text:p>24,231<text:s/></text:p>
          </table:table-cell>
          <table:table-cell office:value-type="float" office:value="40215" table:style-name="ce6">
            <text:p>40,215<text:s/></text:p>
          </table:table-cell>
          <table:table-cell office:value-type="float" office:value="36019" table:style-name="ce6">
            <text:p>36,019<text:s/></text:p>
          </table:table-cell>
          <table:table-cell office:value-type="float" office:value="24497" table:style-name="ce6">
            <text:p>24,497<text:s/></text:p>
          </table:table-cell>
          <table:table-cell office:value-type="float" office:value="21920" table:style-name="ce6">
            <text:p>21,920<text:s/></text:p>
          </table:table-cell>
          <table:table-cell office:value-type="float" office:value="48998" table:style-name="ce6">
            <text:p>48,998<text:s/></text:p>
          </table:table-cell>
          <table:table-cell office:value-type="float" office:value="21529" table:style-name="ce6">
            <text:p>21,529<text:s/></text:p>
          </table:table-cell>
          <table:table-cell office:value-type="float" office:value="27594" table:style-name="ce6">
            <text:p>27,594<text:s/></text:p>
          </table:table-cell>
          <table:table-cell office:value-type="float" office:value="28997" table:style-name="ce6">
            <text:p>28,997<text:s/></text:p>
          </table:table-cell>
          <table:table-cell office:value-type="float" office:value="17148" table:style-name="ce6">
            <text:p>17,148<text:s/></text:p>
          </table:table-cell>
          <table:table-cell office:value-type="float" office:value="56103" table:style-name="ce6">
            <text:p>56,103<text:s/></text:p>
          </table:table-cell>
          <table:table-cell office:value-type="float" office:value="18955" table:style-name="ce6">
            <text:p>18,955<text:s/></text:p>
          </table:table-cell>
          <table:table-cell office:value-type="float" office:value="14543" table:style-name="ce6">
            <text:p>14,543<text:s/></text:p>
          </table:table-cell>
          <table:table-cell office:value-type="float" office:value="13800" table:style-name="ce6">
            <text:p>13,800<text:s/></text:p>
          </table:table-cell>
          <table:table-cell office:value-type="float" office:value="17586" table:style-name="ce6">
            <text:p>17,586<text:s/></text:p>
          </table:table-cell>
          <table:table-cell office:value-type="float" office:value="11874" table:style-name="ce6">
            <text:p>11,874<text:s/></text:p>
          </table:table-cell>
          <table:table-cell office:value-type="float" office:value="25374" table:style-name="ce6">
            <text:p>25,374<text:s/></text:p>
          </table:table-cell>
          <table:table-cell office:value-type="float" office:value="17703" table:style-name="ce6">
            <text:p>17,703<text:s/></text:p>
          </table:table-cell>
          <table:table-cell office:value-type="float" office:value="6167" table:style-name="ce6">
            <text:p>6,167<text:s/></text:p>
          </table:table-cell>
          <table:table-cell office:value-type="float" office:value="10370" table:style-name="ce6">
            <text:p>10,370<text:s/></text:p>
          </table:table-cell>
          <table:table-cell office:value-type="float" office:value="35334" table:style-name="ce6">
            <text:p>35,334<text:s/></text:p>
          </table:table-cell>
          <table:table-cell office:value-type="float" office:value="20961" table:style-name="ce6">
            <text:p>20,961<text:s/></text:p>
          </table:table-cell>
          <table:table-cell office:value-type="float" office:value="21993" table:style-name="ce6">
            <text:p>21,993<text:s/></text:p>
          </table:table-cell>
          <table:table-cell office:value-type="float" office:value="20582" table:style-name="ce6">
            <text:p>20,582<text:s/></text:p>
          </table:table-cell>
          <table:table-cell office:value-type="float" office:value="14589" table:style-name="ce6">
            <text:p>14,589<text:s/></text:p>
          </table:table-cell>
          <table:table-cell office:value-type="float" office:value="10438" table:style-name="ce6">
            <text:p>10,438<text:s/></text:p>
          </table:table-cell>
          <table:table-cell office:value-type="float" office:value="5820" table:style-name="ce6">
            <text:p>5,820<text:s/></text:p>
          </table:table-cell>
          <table:table-cell office:value-type="float" office:value="4790" table:style-name="ce6">
            <text:p>4,790<text:s/></text:p>
          </table:table-cell>
          <table:table-cell office:value-type="float" office:value="6384" table:style-name="ce6">
            <text:p>6,384<text:s/></text:p>
          </table:table-cell>
          <table:table-cell office:value-type="float" office:value="10059" table:style-name="ce6">
            <text:p>10,059<text:s/></text:p>
          </table:table-cell>
          <table:table-cell office:value-type="float" office:value="9087" table:style-name="ce6">
            <text:p>9,087<text:s/></text:p>
          </table:table-cell>
          <table:table-cell office:value-type="float" office:value="11058" table:style-name="ce6">
            <text:p>11,058<text:s/></text:p>
          </table:table-cell>
          <table:table-cell office:value-type="float" office:value="15339" table:style-name="ce6">
            <text:p>15,339<text:s/></text:p>
          </table:table-cell>
          <table:table-cell office:value-type="float" office:value="25782" table:style-name="ce6">
            <text:p>25,782<text:s/></text:p>
          </table:table-cell>
          <table:table-cell office:value-type="float" office:value="18750" table:style-name="ce6">
            <text:p>18,750<text:s/></text:p>
          </table:table-cell>
          <table:table-cell office:value-type="float" office:value="12798" table:style-name="ce6">
            <text:p>12,798<text:s/></text:p>
          </table:table-cell>
          <table:table-cell office:value-type="float" office:value="11916" table:style-name="ce6">
            <text:p>11,916<text:s/></text:p>
          </table:table-cell>
          <table:table-cell office:value-type="float" office:value="12058" table:style-name="ce6">
            <text:p>12,058<text:s/></text:p>
          </table:table-cell>
          <table:table-cell office:value-type="float" office:value="11721" table:style-name="ce6">
            <text:p>11,721<text:s/></text:p>
          </table:table-cell>
          <table:table-cell office:value-type="float" office:value="11050" table:style-name="ce6">
            <text:p>11,050<text:s/></text:p>
          </table:table-cell>
          <table:table-cell office:value-type="float" office:value="10680" table:style-name="ce6">
            <text:p>10,680<text:s/></text:p>
          </table:table-cell>
          <table:table-cell office:value-type="float" office:value="9036" table:style-name="ce6">
            <text:p>9,036<text:s/></text:p>
          </table:table-cell>
          <table:table-cell office:value-type="float" office:value="1379" table:style-name="ce6">
            <text:p>1,379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3817" table:style-name="ce6">
            <text:p>3,817<text:s/></text:p>
          </table:table-cell>
          <table:table-cell office:value-type="float" office:value="4614" table:style-name="ce6">
            <text:p>4,614<text:s/></text:p>
          </table:table-cell>
          <table:table-cell office:value-type="float" office:value="2476" table:style-name="ce6">
            <text:p>2,476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2852" table:style-name="ce6">
            <text:p>2,852<text:s/></text:p>
          </table:table-cell>
          <table:table-cell office:value-type="float" office:value="8432" table:style-name="ce6">
            <text:p>8,432<text:s/></text:p>
          </table:table-cell>
          <table:table-cell office:value-type="float" office:value="2367" table:style-name="ce6">
            <text:p>2,367<text:s/></text:p>
          </table:table-cell>
          <table:table-cell office:value-type="float" office:value="3830" table:style-name="ce6">
            <text:p>3,830<text:s/></text:p>
          </table:table-cell>
          <table:table-cell office:value-type="float" office:value="4691" table:style-name="ce6">
            <text:p>4,691<text:s/></text:p>
          </table:table-cell>
          <table:table-cell table:number-columns-repeated="16264"/>
        </table:table-row>
        <table:table-row table:style-name="ro2">
          <table:table-cell office:value-type="date" office:date-value="2021-12-14T00:00:00" table:style-name="ce5">
            <text:p>2021/12/14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13251" table:style-name="ce6">
            <text:p>13,251<text:s/></text:p>
          </table:table-cell>
          <table:table-cell office:value-type="float" office:value="39263" table:style-name="ce6">
            <text:p>39,263<text:s/></text:p>
          </table:table-cell>
          <table:table-cell office:value-type="float" office:value="35551" table:style-name="ce6">
            <text:p>35,551<text:s/></text:p>
          </table:table-cell>
          <table:table-cell office:value-type="float" office:value="24009" table:style-name="ce6">
            <text:p>24,009<text:s/></text:p>
          </table:table-cell>
          <table:table-cell office:value-type="float" office:value="13279" table:style-name="ce6">
            <text:p>13,279<text:s/></text:p>
          </table:table-cell>
          <table:table-cell office:value-type="float" office:value="10586" table:style-name="ce6">
            <text:p>10,586<text:s/></text:p>
          </table:table-cell>
          <table:table-cell office:value-type="float" office:value="3593" table:style-name="ce6">
            <text:p>3,593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13453" table:style-name="ce6">
            <text:p>13,453<text:s/></text:p>
          </table:table-cell>
          <table:table-cell office:value-type="float" office:value="1996" table:style-name="ce6">
            <text:p>1,996<text:s/></text:p>
          </table:table-cell>
          <table:table-cell office:value-type="float" office:value="4564" table:style-name="ce6">
            <text:p>4,564<text:s/></text:p>
          </table:table-cell>
          <table:table-cell office:value-type="float" office:value="5173" table:style-name="ce6">
            <text:p>5,173<text:s/></text:p>
          </table:table-cell>
          <table:table-cell office:value-type="float" office:value="9541" table:style-name="ce6">
            <text:p>9,541<text:s/></text:p>
          </table:table-cell>
          <table:table-cell office:value-type="float" office:value="10065" table:style-name="ce6">
            <text:p>10,065<text:s/></text:p>
          </table:table-cell>
          <table:table-cell office:value-type="float" office:value="17571" table:style-name="ce6">
            <text:p>17,571<text:s/></text:p>
          </table:table-cell>
          <table:table-cell office:value-type="float" office:value="17275" table:style-name="ce6">
            <text:p>17,275<text:s/></text:p>
          </table:table-cell>
          <table:table-cell office:value-type="float" office:value="5498" table:style-name="ce6">
            <text:p>5,498<text:s/></text:p>
          </table:table-cell>
          <table:table-cell office:value-type="float" office:value="9023" table:style-name="ce6">
            <text:p>9,023<text:s/></text:p>
          </table:table-cell>
          <table:table-cell office:value-type="float" office:value="3252" table:style-name="ce6">
            <text:p>3,252<text:s/></text:p>
          </table:table-cell>
          <table:table-cell office:value-type="float" office:value="8434" table:style-name="ce6">
            <text:p>8,434<text:s/></text:p>
          </table:table-cell>
          <table:table-cell office:value-type="float" office:value="8341" table:style-name="ce6">
            <text:p>8,341<text:s/></text:p>
          </table:table-cell>
          <table:table-cell office:value-type="float" office:value="5814" table:style-name="ce6">
            <text:p>5,814<text:s/></text:p>
          </table:table-cell>
          <table:table-cell office:value-type="float" office:value="27167" table:style-name="ce6">
            <text:p>27,167<text:s/></text:p>
          </table:table-cell>
          <table:table-cell office:value-type="float" office:value="3030" table:style-name="ce6">
            <text:p>3,030<text:s/></text:p>
          </table:table-cell>
          <table:table-cell office:value-type="float" office:value="10963" table:style-name="ce6">
            <text:p>10,963<text:s/></text:p>
          </table:table-cell>
          <table:table-cell office:value-type="float" office:value="12445" table:style-name="ce6">
            <text:p>12,445<text:s/></text:p>
          </table:table-cell>
          <table:table-cell office:value-type="float" office:value="15028" table:style-name="ce6">
            <text:p>15,028<text:s/></text:p>
          </table:table-cell>
          <table:table-cell office:value-type="float" office:value="22348" table:style-name="ce6">
            <text:p>22,348<text:s/></text:p>
          </table:table-cell>
          <table:table-cell office:value-type="float" office:value="16251" table:style-name="ce6">
            <text:p>16,251<text:s/></text:p>
          </table:table-cell>
          <table:table-cell office:value-type="float" office:value="9071" table:style-name="ce6">
            <text:p>9,071<text:s/></text:p>
          </table:table-cell>
          <table:table-cell office:value-type="float" office:value="23776" table:style-name="ce6">
            <text:p>23,776<text:s/></text:p>
          </table:table-cell>
          <table:table-cell office:value-type="float" office:value="15120" table:style-name="ce6">
            <text:p>15,120<text:s/></text:p>
          </table:table-cell>
          <table:table-cell office:value-type="float" office:value="30045" table:style-name="ce6">
            <text:p>30,045<text:s/></text:p>
          </table:table-cell>
          <table:table-cell office:value-type="float" office:value="23113" table:style-name="ce6">
            <text:p>23,113<text:s/></text:p>
          </table:table-cell>
          <table:table-cell office:value-type="float" office:value="9445" table:style-name="ce6">
            <text:p>9,445<text:s/></text:p>
          </table:table-cell>
          <table:table-cell office:value-type="float" office:value="33461" table:style-name="ce6">
            <text:p>33,461<text:s/></text:p>
          </table:table-cell>
          <table:table-cell office:value-type="float" office:value="24702" table:style-name="ce6">
            <text:p>24,702<text:s/></text:p>
          </table:table-cell>
          <table:table-cell office:value-type="float" office:value="24093" table:style-name="ce6">
            <text:p>24,093<text:s/></text:p>
          </table:table-cell>
          <table:table-cell office:value-type="float" office:value="19220" table:style-name="ce6">
            <text:p>19,220<text:s/></text:p>
          </table:table-cell>
          <table:table-cell office:value-type="float" office:value="21155" table:style-name="ce6">
            <text:p>21,155<text:s/></text:p>
          </table:table-cell>
          <table:table-cell office:value-type="float" office:value="103191" table:style-name="ce6">
            <text:p>103,191<text:s/></text:p>
          </table:table-cell>
          <table:table-cell office:value-type="float" office:value="37893" table:style-name="ce6">
            <text:p>37,893<text:s/></text:p>
          </table:table-cell>
          <table:table-cell office:value-type="float" office:value="20036" table:style-name="ce6">
            <text:p>20,036<text:s/></text:p>
          </table:table-cell>
          <table:table-cell office:value-type="float" office:value="21383" table:style-name="ce6">
            <text:p>21,383<text:s/></text:p>
          </table:table-cell>
          <table:table-cell office:value-type="float" office:value="25201" table:style-name="ce6">
            <text:p>25,201<text:s/></text:p>
          </table:table-cell>
          <table:table-cell office:value-type="float" office:value="25273" table:style-name="ce6">
            <text:p>25,273<text:s/></text:p>
          </table:table-cell>
          <table:table-cell office:value-type="float" office:value="26554" table:style-name="ce6">
            <text:p>26,554<text:s/></text:p>
          </table:table-cell>
          <table:table-cell office:value-type="float" office:value="21701" table:style-name="ce6">
            <text:p>21,701<text:s/></text:p>
          </table:table-cell>
          <table:table-cell office:value-type="float" office:value="12105" table:style-name="ce6">
            <text:p>12,105<text:s/></text:p>
          </table:table-cell>
          <table:table-cell office:value-type="float" office:value="29428" table:style-name="ce6">
            <text:p>29,428<text:s/></text:p>
          </table:table-cell>
          <table:table-cell office:value-type="float" office:value="6512" table:style-name="ce6">
            <text:p>6,512<text:s/></text:p>
          </table:table-cell>
          <table:table-cell office:value-type="float" office:value="7772" table:style-name="ce6">
            <text:p>7,772<text:s/></text:p>
          </table:table-cell>
          <table:table-cell office:value-type="float" office:value="18810" table:style-name="ce6">
            <text:p>18,810<text:s/></text:p>
          </table:table-cell>
          <table:table-cell office:value-type="float" office:value="4896" table:style-name="ce6">
            <text:p>4,896<text:s/></text:p>
          </table:table-cell>
          <table:table-cell office:value-type="float" office:value="3679" table:style-name="ce6">
            <text:p>3,679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13917" table:style-name="ce6">
            <text:p>13,917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11887" table:style-name="ce6">
            <text:p>11,887<text:s/></text:p>
          </table:table-cell>
          <table:table-cell office:value-type="float" office:value="30165" table:style-name="ce6">
            <text:p>30,165<text:s/></text:p>
          </table:table-cell>
          <table:table-cell office:value-type="float" office:value="8713" table:style-name="ce6">
            <text:p>8,713<text:s/></text:p>
          </table:table-cell>
          <table:table-cell office:value-type="float" office:value="12583" table:style-name="ce6">
            <text:p>12,583<text:s/></text:p>
          </table:table-cell>
          <table:table-cell office:value-type="float" office:value="7416" table:style-name="ce6">
            <text:p>7,416<text:s/></text:p>
          </table:table-cell>
          <table:table-cell office:value-type="float" office:value="21854" table:style-name="ce6">
            <text:p>21,854<text:s/></text:p>
          </table:table-cell>
          <table:table-cell office:value-type="float" office:value="22770" table:style-name="ce6">
            <text:p>22,770<text:s/></text:p>
          </table:table-cell>
          <table:table-cell office:value-type="float" office:value="25126" table:style-name="ce6">
            <text:p>25,126<text:s/></text:p>
          </table:table-cell>
          <table:table-cell office:value-type="float" office:value="40370" table:style-name="ce6">
            <text:p>40,370<text:s/></text:p>
          </table:table-cell>
          <table:table-cell office:value-type="float" office:value="37099" table:style-name="ce6">
            <text:p>37,099<text:s/></text:p>
          </table:table-cell>
          <table:table-cell office:value-type="float" office:value="25028" table:style-name="ce6">
            <text:p>25,028<text:s/></text:p>
          </table:table-cell>
          <table:table-cell office:value-type="float" office:value="22317" table:style-name="ce6">
            <text:p>22,317<text:s/></text:p>
          </table:table-cell>
          <table:table-cell office:value-type="float" office:value="49158" table:style-name="ce6">
            <text:p>49,158<text:s/></text:p>
          </table:table-cell>
          <table:table-cell office:value-type="float" office:value="21935" table:style-name="ce6">
            <text:p>21,935<text:s/></text:p>
          </table:table-cell>
          <table:table-cell office:value-type="float" office:value="28183" table:style-name="ce6">
            <text:p>28,183<text:s/></text:p>
          </table:table-cell>
          <table:table-cell office:value-type="float" office:value="30011" table:style-name="ce6">
            <text:p>30,011<text:s/></text:p>
          </table:table-cell>
          <table:table-cell office:value-type="float" office:value="17980" table:style-name="ce6">
            <text:p>17,980<text:s/></text:p>
          </table:table-cell>
          <table:table-cell office:value-type="float" office:value="55984" table:style-name="ce6">
            <text:p>55,984<text:s/></text:p>
          </table:table-cell>
          <table:table-cell office:value-type="float" office:value="19161" table:style-name="ce6">
            <text:p>19,161<text:s/></text:p>
          </table:table-cell>
          <table:table-cell office:value-type="float" office:value="14356" table:style-name="ce6">
            <text:p>14,356<text:s/></text:p>
          </table:table-cell>
          <table:table-cell office:value-type="float" office:value="13744" table:style-name="ce6">
            <text:p>13,744<text:s/></text:p>
          </table:table-cell>
          <table:table-cell office:value-type="float" office:value="18214" table:style-name="ce6">
            <text:p>18,214<text:s/></text:p>
          </table:table-cell>
          <table:table-cell office:value-type="float" office:value="12576" table:style-name="ce6">
            <text:p>12,576<text:s/></text:p>
          </table:table-cell>
          <table:table-cell office:value-type="float" office:value="23740" table:style-name="ce6">
            <text:p>23,740<text:s/></text:p>
          </table:table-cell>
          <table:table-cell office:value-type="float" office:value="17917" table:style-name="ce6">
            <text:p>17,917<text:s/></text:p>
          </table:table-cell>
          <table:table-cell office:value-type="float" office:value="7371" table:style-name="ce6">
            <text:p>7,371<text:s/></text:p>
          </table:table-cell>
          <table:table-cell office:value-type="float" office:value="10700" table:style-name="ce6">
            <text:p>10,700<text:s/></text:p>
          </table:table-cell>
          <table:table-cell office:value-type="float" office:value="35620" table:style-name="ce6">
            <text:p>35,620<text:s/></text:p>
          </table:table-cell>
          <table:table-cell office:value-type="float" office:value="21600" table:style-name="ce6">
            <text:p>21,600<text:s/></text:p>
          </table:table-cell>
          <table:table-cell office:value-type="float" office:value="22951" table:style-name="ce6">
            <text:p>22,951<text:s/></text:p>
          </table:table-cell>
          <table:table-cell office:value-type="float" office:value="21150" table:style-name="ce6">
            <text:p>21,150<text:s/></text:p>
          </table:table-cell>
          <table:table-cell office:value-type="float" office:value="14296" table:style-name="ce6">
            <text:p>14,296<text:s/></text:p>
          </table:table-cell>
          <table:table-cell office:value-type="float" office:value="10664" table:style-name="ce6">
            <text:p>10,664<text:s/></text:p>
          </table:table-cell>
          <table:table-cell office:value-type="float" office:value="5793" table:style-name="ce6">
            <text:p>5,793<text:s/></text:p>
          </table:table-cell>
          <table:table-cell office:value-type="float" office:value="4779" table:style-name="ce6">
            <text:p>4,779<text:s/></text:p>
          </table:table-cell>
          <table:table-cell office:value-type="float" office:value="6648" table:style-name="ce6">
            <text:p>6,648<text:s/></text:p>
          </table:table-cell>
          <table:table-cell office:value-type="float" office:value="9858" table:style-name="ce6">
            <text:p>9,858<text:s/></text:p>
          </table:table-cell>
          <table:table-cell office:value-type="float" office:value="9173" table:style-name="ce6">
            <text:p>9,173<text:s/></text:p>
          </table:table-cell>
          <table:table-cell office:value-type="float" office:value="11342" table:style-name="ce6">
            <text:p>11,342<text:s/></text:p>
          </table:table-cell>
          <table:table-cell office:value-type="float" office:value="15654" table:style-name="ce6">
            <text:p>15,654<text:s/></text:p>
          </table:table-cell>
          <table:table-cell office:value-type="float" office:value="26317" table:style-name="ce6">
            <text:p>26,317<text:s/></text:p>
          </table:table-cell>
          <table:table-cell office:value-type="float" office:value="20080" table:style-name="ce6">
            <text:p>20,080<text:s/></text:p>
          </table:table-cell>
          <table:table-cell office:value-type="float" office:value="13027" table:style-name="ce6">
            <text:p>13,027<text:s/></text:p>
          </table:table-cell>
          <table:table-cell office:value-type="float" office:value="12046" table:style-name="ce6">
            <text:p>12,046<text:s/></text:p>
          </table:table-cell>
          <table:table-cell office:value-type="float" office:value="12257" table:style-name="ce6">
            <text:p>12,257<text:s/></text:p>
          </table:table-cell>
          <table:table-cell office:value-type="float" office:value="11674" table:style-name="ce6">
            <text:p>11,674<text:s/></text:p>
          </table:table-cell>
          <table:table-cell office:value-type="float" office:value="11044" table:style-name="ce6">
            <text:p>11,044<text:s/></text:p>
          </table:table-cell>
          <table:table-cell office:value-type="float" office:value="11085" table:style-name="ce6">
            <text:p>11,085<text:s/></text:p>
          </table:table-cell>
          <table:table-cell office:value-type="float" office:value="9265" table:style-name="ce6">
            <text:p>9,265<text:s/></text:p>
          </table:table-cell>
          <table:table-cell office:value-type="float" office:value="1377" table:style-name="ce6">
            <text:p>1,377<text:s/></text:p>
          </table:table-cell>
          <table:table-cell office:value-type="float" office:value="2481" table:style-name="ce6">
            <text:p>2,481<text:s/></text:p>
          </table:table-cell>
          <table:table-cell office:value-type="float" office:value="3903" table:style-name="ce6">
            <text:p>3,903<text:s/></text:p>
          </table:table-cell>
          <table:table-cell office:value-type="float" office:value="4599" table:style-name="ce6">
            <text:p>4,599<text:s/></text:p>
          </table:table-cell>
          <table:table-cell office:value-type="float" office:value="2415" table:style-name="ce6">
            <text:p>2,415<text:s/></text:p>
          </table:table-cell>
          <table:table-cell office:value-type="float" office:value="3477" table:style-name="ce6">
            <text:p>3,477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8174" table:style-name="ce6">
            <text:p>8,174<text:s/></text:p>
          </table:table-cell>
          <table:table-cell office:value-type="float" office:value="2442" table:style-name="ce6">
            <text:p>2,442<text:s/></text:p>
          </table:table-cell>
          <table:table-cell office:value-type="float" office:value="3775" table:style-name="ce6">
            <text:p>3,775<text:s/></text:p>
          </table:table-cell>
          <table:table-cell office:value-type="float" office:value="4607" table:style-name="ce6">
            <text:p>4,607<text:s/></text:p>
          </table:table-cell>
          <table:table-cell table:number-columns-repeated="16264"/>
        </table:table-row>
        <table:table-row table:style-name="ro2">
          <table:table-cell office:value-type="date" office:date-value="2021-12-15T00:00:00" table:style-name="ce5">
            <text:p>2021/12/15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13506" table:style-name="ce6">
            <text:p>13,506<text:s/></text:p>
          </table:table-cell>
          <table:table-cell office:value-type="float" office:value="40115" table:style-name="ce6">
            <text:p>40,115<text:s/></text:p>
          </table:table-cell>
          <table:table-cell office:value-type="float" office:value="37727" table:style-name="ce6">
            <text:p>37,727<text:s/></text:p>
          </table:table-cell>
          <table:table-cell office:value-type="float" office:value="24331" table:style-name="ce6">
            <text:p>24,331<text:s/></text:p>
          </table:table-cell>
          <table:table-cell office:value-type="float" office:value="13714" table:style-name="ce6">
            <text:p>13,714<text:s/></text:p>
          </table:table-cell>
          <table:table-cell office:value-type="float" office:value="10832" table:style-name="ce6">
            <text:p>10,832<text:s/></text:p>
          </table:table-cell>
          <table:table-cell office:value-type="float" office:value="3765" table:style-name="ce6">
            <text:p>3,765<text:s/></text:p>
          </table:table-cell>
          <table:table-cell office:value-type="float" office:value="3221" table:style-name="ce6">
            <text:p>3,221<text:s/></text:p>
          </table:table-cell>
          <table:table-cell office:value-type="float" office:value="13729" table:style-name="ce6">
            <text:p>13,729<text:s/></text:p>
          </table:table-cell>
          <table:table-cell office:value-type="float" office:value="2067" table:style-name="ce6">
            <text:p>2,067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5398" table:style-name="ce6">
            <text:p>5,398<text:s/></text:p>
          </table:table-cell>
          <table:table-cell office:value-type="float" office:value="9717" table:style-name="ce6">
            <text:p>9,717<text:s/></text:p>
          </table:table-cell>
          <table:table-cell office:value-type="float" office:value="11503" table:style-name="ce6">
            <text:p>11,503<text:s/></text:p>
          </table:table-cell>
          <table:table-cell office:value-type="float" office:value="17407" table:style-name="ce6">
            <text:p>17,407<text:s/></text:p>
          </table:table-cell>
          <table:table-cell office:value-type="float" office:value="17655" table:style-name="ce6">
            <text:p>17,655<text:s/></text:p>
          </table:table-cell>
          <table:table-cell office:value-type="float" office:value="5774" table:style-name="ce6">
            <text:p>5,774<text:s/></text:p>
          </table:table-cell>
          <table:table-cell office:value-type="float" office:value="9241" table:style-name="ce6">
            <text:p>9,241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8663" table:style-name="ce6">
            <text:p>8,663<text:s/></text:p>
          </table:table-cell>
          <table:table-cell office:value-type="float" office:value="8735" table:style-name="ce6">
            <text:p>8,735<text:s/></text:p>
          </table:table-cell>
          <table:table-cell office:value-type="float" office:value="6006" table:style-name="ce6">
            <text:p>6,006<text:s/></text:p>
          </table:table-cell>
          <table:table-cell office:value-type="float" office:value="34693" table:style-name="ce6">
            <text:p>34,693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11529" table:style-name="ce6">
            <text:p>11,529<text:s/></text:p>
          </table:table-cell>
          <table:table-cell office:value-type="float" office:value="12662" table:style-name="ce6">
            <text:p>12,662<text:s/></text:p>
          </table:table-cell>
          <table:table-cell office:value-type="float" office:value="15392" table:style-name="ce6">
            <text:p>15,392<text:s/></text:p>
          </table:table-cell>
          <table:table-cell office:value-type="float" office:value="22561" table:style-name="ce6">
            <text:p>22,561<text:s/></text:p>
          </table:table-cell>
          <table:table-cell office:value-type="float" office:value="16730" table:style-name="ce6">
            <text:p>16,730<text:s/></text:p>
          </table:table-cell>
          <table:table-cell office:value-type="float" office:value="9436" table:style-name="ce6">
            <text:p>9,436<text:s/></text:p>
          </table:table-cell>
          <table:table-cell office:value-type="float" office:value="24417" table:style-name="ce6">
            <text:p>24,417<text:s/></text:p>
          </table:table-cell>
          <table:table-cell office:value-type="float" office:value="15077" table:style-name="ce6">
            <text:p>15,077<text:s/></text:p>
          </table:table-cell>
          <table:table-cell office:value-type="float" office:value="30311" table:style-name="ce6">
            <text:p>30,311<text:s/></text:p>
          </table:table-cell>
          <table:table-cell office:value-type="float" office:value="24021" table:style-name="ce6">
            <text:p>24,021<text:s/></text:p>
          </table:table-cell>
          <table:table-cell office:value-type="float" office:value="9630" table:style-name="ce6">
            <text:p>9,630<text:s/></text:p>
          </table:table-cell>
          <table:table-cell office:value-type="float" office:value="34218" table:style-name="ce6">
            <text:p>34,218<text:s/></text:p>
          </table:table-cell>
          <table:table-cell office:value-type="float" office:value="24856" table:style-name="ce6">
            <text:p>24,856<text:s/></text:p>
          </table:table-cell>
          <table:table-cell office:value-type="float" office:value="24701" table:style-name="ce6">
            <text:p>24,701<text:s/></text:p>
          </table:table-cell>
          <table:table-cell office:value-type="float" office:value="19546" table:style-name="ce6">
            <text:p>19,546<text:s/></text:p>
          </table:table-cell>
          <table:table-cell office:value-type="float" office:value="22019" table:style-name="ce6">
            <text:p>22,019<text:s/></text:p>
          </table:table-cell>
          <table:table-cell office:value-type="float" office:value="110058" table:style-name="ce6">
            <text:p>110,058<text:s/></text:p>
          </table:table-cell>
          <table:table-cell office:value-type="float" office:value="40307" table:style-name="ce6">
            <text:p>40,307<text:s/></text:p>
          </table:table-cell>
          <table:table-cell office:value-type="float" office:value="20745" table:style-name="ce6">
            <text:p>20,745<text:s/></text:p>
          </table:table-cell>
          <table:table-cell office:value-type="float" office:value="21806" table:style-name="ce6">
            <text:p>21,806<text:s/></text:p>
          </table:table-cell>
          <table:table-cell office:value-type="float" office:value="25521" table:style-name="ce6">
            <text:p>25,521<text:s/></text:p>
          </table:table-cell>
          <table:table-cell office:value-type="float" office:value="26315" table:style-name="ce6">
            <text:p>26,315<text:s/></text:p>
          </table:table-cell>
          <table:table-cell office:value-type="float" office:value="27488" table:style-name="ce6">
            <text:p>27,488<text:s/></text:p>
          </table:table-cell>
          <table:table-cell office:value-type="float" office:value="22444" table:style-name="ce6">
            <text:p>22,444<text:s/></text:p>
          </table:table-cell>
          <table:table-cell office:value-type="float" office:value="12596" table:style-name="ce6">
            <text:p>12,596<text:s/></text:p>
          </table:table-cell>
          <table:table-cell office:value-type="float" office:value="30695" table:style-name="ce6">
            <text:p>30,695<text:s/></text:p>
          </table:table-cell>
          <table:table-cell office:value-type="float" office:value="6642" table:style-name="ce6">
            <text:p>6,642<text:s/></text:p>
          </table:table-cell>
          <table:table-cell office:value-type="float" office:value="8013" table:style-name="ce6">
            <text:p>8,013<text:s/></text:p>
          </table:table-cell>
          <table:table-cell office:value-type="float" office:value="19062" table:style-name="ce6">
            <text:p>19,062<text:s/></text:p>
          </table:table-cell>
          <table:table-cell office:value-type="float" office:value="4891" table:style-name="ce6">
            <text:p>4,891<text:s/>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14437" table:style-name="ce6">
            <text:p>14,437<text:s/></text:p>
          </table:table-cell>
          <table:table-cell office:value-type="float" office:value="9499" table:style-name="ce6">
            <text:p>9,499<text:s/></text:p>
          </table:table-cell>
          <table:table-cell office:value-type="float" office:value="12122" table:style-name="ce6">
            <text:p>12,122<text:s/></text:p>
          </table:table-cell>
          <table:table-cell office:value-type="float" office:value="31945" table:style-name="ce6">
            <text:p>31,945<text:s/></text:p>
          </table:table-cell>
          <table:table-cell office:value-type="float" office:value="8954" table:style-name="ce6">
            <text:p>8,954<text:s/></text:p>
          </table:table-cell>
          <table:table-cell office:value-type="float" office:value="13159" table:style-name="ce6">
            <text:p>13,159<text:s/></text:p>
          </table:table-cell>
          <table:table-cell office:value-type="float" office:value="7768" table:style-name="ce6">
            <text:p>7,768<text:s/></text:p>
          </table:table-cell>
          <table:table-cell office:value-type="float" office:value="22558" table:style-name="ce6">
            <text:p>22,558<text:s/></text:p>
          </table:table-cell>
          <table:table-cell office:value-type="float" office:value="23461" table:style-name="ce6">
            <text:p>23,461<text:s/></text:p>
          </table:table-cell>
          <table:table-cell office:value-type="float" office:value="25980" table:style-name="ce6">
            <text:p>25,980<text:s/></text:p>
          </table:table-cell>
          <table:table-cell office:value-type="float" office:value="43693" table:style-name="ce6">
            <text:p>43,693<text:s/></text:p>
          </table:table-cell>
          <table:table-cell office:value-type="float" office:value="37835" table:style-name="ce6">
            <text:p>37,835<text:s/></text:p>
          </table:table-cell>
          <table:table-cell office:value-type="float" office:value="25724" table:style-name="ce6">
            <text:p>25,724<text:s/></text:p>
          </table:table-cell>
          <table:table-cell office:value-type="float" office:value="23372" table:style-name="ce6">
            <text:p>23,372<text:s/></text:p>
          </table:table-cell>
          <table:table-cell office:value-type="float" office:value="53645" table:style-name="ce6">
            <text:p>53,645<text:s/></text:p>
          </table:table-cell>
          <table:table-cell office:value-type="float" office:value="22635" table:style-name="ce6">
            <text:p>22,635<text:s/></text:p>
          </table:table-cell>
          <table:table-cell office:value-type="float" office:value="29301" table:style-name="ce6">
            <text:p>29,301<text:s/></text:p>
          </table:table-cell>
          <table:table-cell office:value-type="float" office:value="31384" table:style-name="ce6">
            <text:p>31,384<text:s/></text:p>
          </table:table-cell>
          <table:table-cell office:value-type="float" office:value="18670" table:style-name="ce6">
            <text:p>18,670<text:s/></text:p>
          </table:table-cell>
          <table:table-cell office:value-type="float" office:value="59581" table:style-name="ce6">
            <text:p>59,581<text:s/></text:p>
          </table:table-cell>
          <table:table-cell office:value-type="float" office:value="19348" table:style-name="ce6">
            <text:p>19,348<text:s/></text:p>
          </table:table-cell>
          <table:table-cell office:value-type="float" office:value="15159" table:style-name="ce6">
            <text:p>15,159<text:s/></text:p>
          </table:table-cell>
          <table:table-cell office:value-type="float" office:value="14305" table:style-name="ce6">
            <text:p>14,305<text:s/></text:p>
          </table:table-cell>
          <table:table-cell office:value-type="float" office:value="21466" table:style-name="ce6">
            <text:p>21,466<text:s/></text:p>
          </table:table-cell>
          <table:table-cell office:value-type="float" office:value="13380" table:style-name="ce6">
            <text:p>13,380<text:s/></text:p>
          </table:table-cell>
          <table:table-cell office:value-type="float" office:value="26354" table:style-name="ce6">
            <text:p>26,354<text:s/></text:p>
          </table:table-cell>
          <table:table-cell office:value-type="float" office:value="18550" table:style-name="ce6">
            <text:p>18,550<text:s/></text:p>
          </table:table-cell>
          <table:table-cell office:value-type="float" office:value="7677" table:style-name="ce6">
            <text:p>7,677<text:s/></text:p>
          </table:table-cell>
          <table:table-cell office:value-type="float" office:value="10826" table:style-name="ce6">
            <text:p>10,826<text:s/></text:p>
          </table:table-cell>
          <table:table-cell office:value-type="float" office:value="36634" table:style-name="ce6">
            <text:p>36,634<text:s/></text:p>
          </table:table-cell>
          <table:table-cell office:value-type="float" office:value="22015" table:style-name="ce6">
            <text:p>22,015<text:s/></text:p>
          </table:table-cell>
          <table:table-cell office:value-type="float" office:value="23511" table:style-name="ce6">
            <text:p>23,511<text:s/></text:p>
          </table:table-cell>
          <table:table-cell office:value-type="float" office:value="21466" table:style-name="ce6">
            <text:p>21,466<text:s/></text:p>
          </table:table-cell>
          <table:table-cell office:value-type="float" office:value="14580" table:style-name="ce6">
            <text:p>14,580<text:s/></text:p>
          </table:table-cell>
          <table:table-cell office:value-type="float" office:value="10921" table:style-name="ce6">
            <text:p>10,921<text:s/></text:p>
          </table:table-cell>
          <table:table-cell office:value-type="float" office:value="5913" table:style-name="ce6">
            <text:p>5,913<text:s/></text:p>
          </table:table-cell>
          <table:table-cell office:value-type="float" office:value="4898" table:style-name="ce6">
            <text:p>4,898<text:s/></text:p>
          </table:table-cell>
          <table:table-cell office:value-type="float" office:value="6753" table:style-name="ce6">
            <text:p>6,753<text:s/></text:p>
          </table:table-cell>
          <table:table-cell office:value-type="float" office:value="10162" table:style-name="ce6">
            <text:p>10,162<text:s/></text:p>
          </table:table-cell>
          <table:table-cell office:value-type="float" office:value="9445" table:style-name="ce6">
            <text:p>9,445<text:s/></text:p>
          </table:table-cell>
          <table:table-cell office:value-type="float" office:value="11552" table:style-name="ce6">
            <text:p>11,552<text:s/></text:p>
          </table:table-cell>
          <table:table-cell office:value-type="float" office:value="15765" table:style-name="ce6">
            <text:p>15,765<text:s/></text:p>
          </table:table-cell>
          <table:table-cell office:value-type="float" office:value="26972" table:style-name="ce6">
            <text:p>26,972<text:s/></text:p>
          </table:table-cell>
          <table:table-cell office:value-type="float" office:value="20969" table:style-name="ce6">
            <text:p>20,969<text:s/></text:p>
          </table:table-cell>
          <table:table-cell office:value-type="float" office:value="13255" table:style-name="ce6">
            <text:p>13,255<text:s/></text:p>
          </table:table-cell>
          <table:table-cell office:value-type="float" office:value="12388" table:style-name="ce6">
            <text:p>12,388<text:s/></text:p>
          </table:table-cell>
          <table:table-cell office:value-type="float" office:value="12423" table:style-name="ce6">
            <text:p>12,423<text:s/></text:p>
          </table:table-cell>
          <table:table-cell office:value-type="float" office:value="11938" table:style-name="ce6">
            <text:p>11,938<text:s/></text:p>
          </table:table-cell>
          <table:table-cell office:value-type="float" office:value="11347" table:style-name="ce6">
            <text:p>11,347<text:s/></text:p>
          </table:table-cell>
          <table:table-cell office:value-type="float" office:value="11114" table:style-name="ce6">
            <text:p>11,114<text:s/></text:p>
          </table:table-cell>
          <table:table-cell office:value-type="float" office:value="9434" table:style-name="ce6">
            <text:p>9,434<text:s/></text:p>
          </table:table-cell>
          <table:table-cell office:value-type="float" office:value="1460" table:style-name="ce6">
            <text:p>1,460<text:s/></text:p>
          </table:table-cell>
          <table:table-cell office:value-type="float" office:value="2517" table:style-name="ce6">
            <text:p>2,517<text:s/></text:p>
          </table:table-cell>
          <table:table-cell office:value-type="float" office:value="3848" table:style-name="ce6">
            <text:p>3,848<text:s/></text:p>
          </table:table-cell>
          <table:table-cell office:value-type="float" office:value="4671" table:style-name="ce6">
            <text:p>4,671<text:s/></text:p>
          </table:table-cell>
          <table:table-cell office:value-type="float" office:value="2442" table:style-name="ce6">
            <text:p>2,442<text:s/></text:p>
          </table:table-cell>
          <table:table-cell office:value-type="float" office:value="3488" table:style-name="ce6">
            <text:p>3,488<text:s/></text:p>
          </table:table-cell>
          <table:table-cell office:value-type="float" office:value="2970" table:style-name="ce6">
            <text:p>2,970<text:s/></text:p>
          </table:table-cell>
          <table:table-cell office:value-type="float" office:value="8634" table:style-name="ce6">
            <text:p>8,634<text:s/></text:p>
          </table:table-cell>
          <table:table-cell office:value-type="float" office:value="2420" table:style-name="ce6">
            <text:p>2,420<text:s/></text:p>
          </table:table-cell>
          <table:table-cell office:value-type="float" office:value="3935" table:style-name="ce6">
            <text:p>3,935<text:s/></text:p>
          </table:table-cell>
          <table:table-cell office:value-type="float" office:value="4758" table:style-name="ce6">
            <text:p>4,758<text:s/></text:p>
          </table:table-cell>
          <table:table-cell table:number-columns-repeated="16264"/>
        </table:table-row>
        <table:table-row table:style-name="ro2">
          <table:table-cell office:value-type="date" office:date-value="2021-12-16T00:00:00" table:style-name="ce5">
            <text:p>2021/12/16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13914" table:style-name="ce6">
            <text:p>13,914<text:s/></text:p>
          </table:table-cell>
          <table:table-cell office:value-type="float" office:value="40116" table:style-name="ce6">
            <text:p>40,116<text:s/></text:p>
          </table:table-cell>
          <table:table-cell office:value-type="float" office:value="37954" table:style-name="ce6">
            <text:p>37,954<text:s/></text:p>
          </table:table-cell>
          <table:table-cell office:value-type="float" office:value="24566" table:style-name="ce6">
            <text:p>24,566<text:s/></text:p>
          </table:table-cell>
          <table:table-cell office:value-type="float" office:value="13800" table:style-name="ce6">
            <text:p>13,800<text:s/></text:p>
          </table:table-cell>
          <table:table-cell office:value-type="float" office:value="10864" table:style-name="ce6">
            <text:p>10,864<text:s/></text:p>
          </table:table-cell>
          <table:table-cell office:value-type="float" office:value="3786" table:style-name="ce6">
            <text:p>3,786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13689" table:style-name="ce6">
            <text:p>13,689<text:s/></text:p>
          </table:table-cell>
          <table:table-cell office:value-type="float" office:value="1987" table:style-name="ce6">
            <text:p>1,987<text:s/></text:p>
          </table:table-cell>
          <table:table-cell office:value-type="float" office:value="4498" table:style-name="ce6">
            <text:p>4,498<text:s/></text:p>
          </table:table-cell>
          <table:table-cell office:value-type="float" office:value="5517" table:style-name="ce6">
            <text:p>5,517<text:s/></text:p>
          </table:table-cell>
          <table:table-cell office:value-type="float" office:value="9756" table:style-name="ce6">
            <text:p>9,756<text:s/></text:p>
          </table:table-cell>
          <table:table-cell office:value-type="float" office:value="11527" table:style-name="ce6">
            <text:p>11,527<text:s/></text:p>
          </table:table-cell>
          <table:table-cell office:value-type="float" office:value="17807" table:style-name="ce6">
            <text:p>17,807<text:s/></text:p>
          </table:table-cell>
          <table:table-cell office:value-type="float" office:value="17511" table:style-name="ce6">
            <text:p>17,511<text:s/></text:p>
          </table:table-cell>
          <table:table-cell office:value-type="float" office:value="5711" table:style-name="ce6">
            <text:p>5,711<text:s/></text:p>
          </table:table-cell>
          <table:table-cell office:value-type="float" office:value="9337" table:style-name="ce6">
            <text:p>9,337<text:s/></text:p>
          </table:table-cell>
          <table:table-cell office:value-type="float" office:value="3610" table:style-name="ce6">
            <text:p>3,610<text:s/></text:p>
          </table:table-cell>
          <table:table-cell office:value-type="float" office:value="8596" table:style-name="ce6">
            <text:p>8,596<text:s/></text:p>
          </table:table-cell>
          <table:table-cell office:value-type="float" office:value="8644" table:style-name="ce6">
            <text:p>8,644<text:s/></text:p>
          </table:table-cell>
          <table:table-cell office:value-type="float" office:value="5908" table:style-name="ce6">
            <text:p>5,908<text:s/></text:p>
          </table:table-cell>
          <table:table-cell office:value-type="float" office:value="36613" table:style-name="ce6">
            <text:p>36,613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11186" table:style-name="ce6">
            <text:p>11,186<text:s/></text:p>
          </table:table-cell>
          <table:table-cell office:value-type="float" office:value="12772" table:style-name="ce6">
            <text:p>12,772<text:s/></text:p>
          </table:table-cell>
          <table:table-cell office:value-type="float" office:value="15150" table:style-name="ce6">
            <text:p>15,150<text:s/></text:p>
          </table:table-cell>
          <table:table-cell office:value-type="float" office:value="22604" table:style-name="ce6">
            <text:p>22,604<text:s/></text:p>
          </table:table-cell>
          <table:table-cell office:value-type="float" office:value="16545" table:style-name="ce6">
            <text:p>16,545<text:s/></text:p>
          </table:table-cell>
          <table:table-cell office:value-type="float" office:value="9320" table:style-name="ce6">
            <text:p>9,320<text:s/></text:p>
          </table:table-cell>
          <table:table-cell office:value-type="float" office:value="24540" table:style-name="ce6">
            <text:p>24,540<text:s/></text:p>
          </table:table-cell>
          <table:table-cell office:value-type="float" office:value="15144" table:style-name="ce6">
            <text:p>15,144<text:s/></text:p>
          </table:table-cell>
          <table:table-cell office:value-type="float" office:value="30584" table:style-name="ce6">
            <text:p>30,584<text:s/></text:p>
          </table:table-cell>
          <table:table-cell office:value-type="float" office:value="23708" table:style-name="ce6">
            <text:p>23,708<text:s/></text:p>
          </table:table-cell>
          <table:table-cell office:value-type="float" office:value="9544" table:style-name="ce6">
            <text:p>9,544<text:s/></text:p>
          </table:table-cell>
          <table:table-cell office:value-type="float" office:value="34313" table:style-name="ce6">
            <text:p>34,313<text:s/></text:p>
          </table:table-cell>
          <table:table-cell office:value-type="float" office:value="25233" table:style-name="ce6">
            <text:p>25,233<text:s/></text:p>
          </table:table-cell>
          <table:table-cell office:value-type="float" office:value="24584" table:style-name="ce6">
            <text:p>24,584<text:s/></text:p>
          </table:table-cell>
          <table:table-cell office:value-type="float" office:value="19436" table:style-name="ce6">
            <text:p>19,436<text:s/></text:p>
          </table:table-cell>
          <table:table-cell office:value-type="float" office:value="21507" table:style-name="ce6">
            <text:p>21,507<text:s/></text:p>
          </table:table-cell>
          <table:table-cell office:value-type="float" office:value="116685" table:style-name="ce6">
            <text:p>116,685<text:s/></text:p>
          </table:table-cell>
          <table:table-cell office:value-type="float" office:value="40393" table:style-name="ce6">
            <text:p>40,393<text:s/></text:p>
          </table:table-cell>
          <table:table-cell office:value-type="float" office:value="20405" table:style-name="ce6">
            <text:p>20,405<text:s/></text:p>
          </table:table-cell>
          <table:table-cell office:value-type="float" office:value="21908" table:style-name="ce6">
            <text:p>21,908<text:s/></text:p>
          </table:table-cell>
          <table:table-cell office:value-type="float" office:value="26717" table:style-name="ce6">
            <text:p>26,717<text:s/></text:p>
          </table:table-cell>
          <table:table-cell office:value-type="float" office:value="26544" table:style-name="ce6">
            <text:p>26,544<text:s/></text:p>
          </table:table-cell>
          <table:table-cell office:value-type="float" office:value="27440" table:style-name="ce6">
            <text:p>27,440<text:s/></text:p>
          </table:table-cell>
          <table:table-cell office:value-type="float" office:value="22477" table:style-name="ce6">
            <text:p>22,477<text:s/></text:p>
          </table:table-cell>
          <table:table-cell office:value-type="float" office:value="12344" table:style-name="ce6">
            <text:p>12,344<text:s/></text:p>
          </table:table-cell>
          <table:table-cell office:value-type="float" office:value="30024" table:style-name="ce6">
            <text:p>30,024<text:s/></text:p>
          </table:table-cell>
          <table:table-cell office:value-type="float" office:value="6592" table:style-name="ce6">
            <text:p>6,592<text:s/></text:p>
          </table:table-cell>
          <table:table-cell office:value-type="float" office:value="8073" table:style-name="ce6">
            <text:p>8,073<text:s/></text:p>
          </table:table-cell>
          <table:table-cell office:value-type="float" office:value="19525" table:style-name="ce6">
            <text:p>19,525<text:s/></text:p>
          </table:table-cell>
          <table:table-cell office:value-type="float" office:value="4988" table:style-name="ce6">
            <text:p>4,988<text:s/></text:p>
          </table:table-cell>
          <table:table-cell office:value-type="float" office:value="3684" table:style-name="ce6">
            <text:p>3,684<text:s/></text:p>
          </table:table-cell>
          <table:table-cell office:value-type="float" office:value="3327" table:style-name="ce6">
            <text:p>3,327<text:s/></text:p>
          </table:table-cell>
          <table:table-cell office:value-type="float" office:value="14353" table:style-name="ce6">
            <text:p>14,353<text:s/></text:p>
          </table:table-cell>
          <table:table-cell office:value-type="float" office:value="9702" table:style-name="ce6">
            <text:p>9,702<text:s/></text:p>
          </table:table-cell>
          <table:table-cell office:value-type="float" office:value="12245" table:style-name="ce6">
            <text:p>12,245<text:s/></text:p>
          </table:table-cell>
          <table:table-cell office:value-type="float" office:value="30421" table:style-name="ce6">
            <text:p>30,421<text:s/></text:p>
          </table:table-cell>
          <table:table-cell office:value-type="float" office:value="8915" table:style-name="ce6">
            <text:p>8,915<text:s/></text:p>
          </table:table-cell>
          <table:table-cell office:value-type="float" office:value="12982" table:style-name="ce6">
            <text:p>12,982<text:s/></text:p>
          </table:table-cell>
          <table:table-cell office:value-type="float" office:value="7680" table:style-name="ce6">
            <text:p>7,680<text:s/></text:p>
          </table:table-cell>
          <table:table-cell office:value-type="float" office:value="22500" table:style-name="ce6">
            <text:p>22,500<text:s/></text:p>
          </table:table-cell>
          <table:table-cell office:value-type="float" office:value="23130" table:style-name="ce6">
            <text:p>23,130<text:s/></text:p>
          </table:table-cell>
          <table:table-cell office:value-type="float" office:value="25849" table:style-name="ce6">
            <text:p>25,849<text:s/></text:p>
          </table:table-cell>
          <table:table-cell office:value-type="float" office:value="44347" table:style-name="ce6">
            <text:p>44,347<text:s/></text:p>
          </table:table-cell>
          <table:table-cell office:value-type="float" office:value="37862" table:style-name="ce6">
            <text:p>37,862<text:s/></text:p>
          </table:table-cell>
          <table:table-cell office:value-type="float" office:value="25996" table:style-name="ce6">
            <text:p>25,996<text:s/></text:p>
          </table:table-cell>
          <table:table-cell office:value-type="float" office:value="23035" table:style-name="ce6">
            <text:p>23,035<text:s/></text:p>
          </table:table-cell>
          <table:table-cell office:value-type="float" office:value="52726" table:style-name="ce6">
            <text:p>52,726<text:s/></text:p>
          </table:table-cell>
          <table:table-cell office:value-type="float" office:value="22639" table:style-name="ce6">
            <text:p>22,639<text:s/></text:p>
          </table:table-cell>
          <table:table-cell office:value-type="float" office:value="29702" table:style-name="ce6">
            <text:p>29,702<text:s/></text:p>
          </table:table-cell>
          <table:table-cell office:value-type="float" office:value="32311" table:style-name="ce6">
            <text:p>32,311<text:s/></text:p>
          </table:table-cell>
          <table:table-cell office:value-type="float" office:value="18873" table:style-name="ce6">
            <text:p>18,873<text:s/></text:p>
          </table:table-cell>
          <table:table-cell office:value-type="float" office:value="60700" table:style-name="ce6">
            <text:p>60,700<text:s/></text:p>
          </table:table-cell>
          <table:table-cell office:value-type="float" office:value="19263" table:style-name="ce6">
            <text:p>19,263<text:s/></text:p>
          </table:table-cell>
          <table:table-cell office:value-type="float" office:value="14843" table:style-name="ce6">
            <text:p>14,843<text:s/></text:p>
          </table:table-cell>
          <table:table-cell office:value-type="float" office:value="14687" table:style-name="ce6">
            <text:p>14,687<text:s/></text:p>
          </table:table-cell>
          <table:table-cell office:value-type="float" office:value="22441" table:style-name="ce6">
            <text:p>22,441<text:s/></text:p>
          </table:table-cell>
          <table:table-cell office:value-type="float" office:value="13616" table:style-name="ce6">
            <text:p>13,616<text:s/></text:p>
          </table:table-cell>
          <table:table-cell office:value-type="float" office:value="27003" table:style-name="ce6">
            <text:p>27,003<text:s/></text:p>
          </table:table-cell>
          <table:table-cell office:value-type="float" office:value="18429" table:style-name="ce6">
            <text:p>18,429<text:s/></text:p>
          </table:table-cell>
          <table:table-cell office:value-type="float" office:value="8018" table:style-name="ce6">
            <text:p>8,018<text:s/></text:p>
          </table:table-cell>
          <table:table-cell office:value-type="float" office:value="10851" table:style-name="ce6">
            <text:p>10,851<text:s/></text:p>
          </table:table-cell>
          <table:table-cell office:value-type="float" office:value="36129" table:style-name="ce6">
            <text:p>36,129<text:s/></text:p>
          </table:table-cell>
          <table:table-cell office:value-type="float" office:value="21030" table:style-name="ce6">
            <text:p>21,030<text:s/></text:p>
          </table:table-cell>
          <table:table-cell office:value-type="float" office:value="23461" table:style-name="ce6">
            <text:p>23,461<text:s/></text:p>
          </table:table-cell>
          <table:table-cell office:value-type="float" office:value="21451" table:style-name="ce6">
            <text:p>21,451<text:s/></text:p>
          </table:table-cell>
          <table:table-cell office:value-type="float" office:value="14469" table:style-name="ce6">
            <text:p>14,469<text:s/></text:p>
          </table:table-cell>
          <table:table-cell office:value-type="float" office:value="10982" table:style-name="ce6">
            <text:p>10,982<text:s/></text:p>
          </table:table-cell>
          <table:table-cell office:value-type="float" office:value="5879" table:style-name="ce6">
            <text:p>5,879<text:s/></text:p>
          </table:table-cell>
          <table:table-cell office:value-type="float" office:value="4967" table:style-name="ce6">
            <text:p>4,967<text:s/></text:p>
          </table:table-cell>
          <table:table-cell office:value-type="float" office:value="6745" table:style-name="ce6">
            <text:p>6,745<text:s/></text:p>
          </table:table-cell>
          <table:table-cell office:value-type="float" office:value="9995" table:style-name="ce6">
            <text:p>9,995<text:s/></text:p>
          </table:table-cell>
          <table:table-cell office:value-type="float" office:value="9240" table:style-name="ce6">
            <text:p>9,240<text:s/></text:p>
          </table:table-cell>
          <table:table-cell office:value-type="float" office:value="11434" table:style-name="ce6">
            <text:p>11,434<text:s/></text:p>
          </table:table-cell>
          <table:table-cell office:value-type="float" office:value="15888" table:style-name="ce6">
            <text:p>15,888<text:s/></text:p>
          </table:table-cell>
          <table:table-cell office:value-type="float" office:value="26749" table:style-name="ce6">
            <text:p>26,749<text:s/></text:p>
          </table:table-cell>
          <table:table-cell office:value-type="float" office:value="20935" table:style-name="ce6">
            <text:p>20,935<text:s/></text:p>
          </table:table-cell>
          <table:table-cell office:value-type="float" office:value="13136" table:style-name="ce6">
            <text:p>13,136<text:s/></text:p>
          </table:table-cell>
          <table:table-cell office:value-type="float" office:value="12436" table:style-name="ce6">
            <text:p>12,436<text:s/></text:p>
          </table:table-cell>
          <table:table-cell office:value-type="float" office:value="12389" table:style-name="ce6">
            <text:p>12,389<text:s/></text:p>
          </table:table-cell>
          <table:table-cell office:value-type="float" office:value="12004" table:style-name="ce6">
            <text:p>12,004<text:s/></text:p>
          </table:table-cell>
          <table:table-cell office:value-type="float" office:value="11557" table:style-name="ce6">
            <text:p>11,557<text:s/></text:p>
          </table:table-cell>
          <table:table-cell office:value-type="float" office:value="11188" table:style-name="ce6">
            <text:p>11,188<text:s/></text:p>
          </table:table-cell>
          <table:table-cell office:value-type="float" office:value="9400" table:style-name="ce6">
            <text:p>9,400<text:s/></text:p>
          </table:table-cell>
          <table:table-cell office:value-type="float" office:value="1492" table:style-name="ce6">
            <text:p>1,492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3863" table:style-name="ce6">
            <text:p>3,863<text:s/></text:p>
          </table:table-cell>
          <table:table-cell office:value-type="float" office:value="4755" table:style-name="ce6">
            <text:p>4,755<text:s/></text:p>
          </table:table-cell>
          <table:table-cell office:value-type="float" office:value="2364" table:style-name="ce6">
            <text:p>2,364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2929" table:style-name="ce6">
            <text:p>2,929<text:s/></text:p>
          </table:table-cell>
          <table:table-cell office:value-type="float" office:value="8845" table:style-name="ce6">
            <text:p>8,845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3838" table:style-name="ce6">
            <text:p>3,838<text:s/></text:p>
          </table:table-cell>
          <table:table-cell office:value-type="float" office:value="4685" table:style-name="ce6">
            <text:p>4,685<text:s/></text:p>
          </table:table-cell>
          <table:table-cell table:number-columns-repeated="16264"/>
        </table:table-row>
        <table:table-row table:style-name="ro2">
          <table:table-cell office:value-type="date" office:date-value="2021-12-17T00:00:00" table:style-name="ce5">
            <text:p>2021/12/17</text:p>
          </table:table-cell>
          <table:table-cell office:value-type="float" office:value="4007" table:style-name="ce6">
            <text:p>4,007<text:s/></text:p>
          </table:table-cell>
          <table:table-cell office:value-type="float" office:value="14384" table:style-name="ce6">
            <text:p>14,384<text:s/></text:p>
          </table:table-cell>
          <table:table-cell office:value-type="float" office:value="43911" table:style-name="ce6">
            <text:p>43,911<text:s/></text:p>
          </table:table-cell>
          <table:table-cell office:value-type="float" office:value="44672" table:style-name="ce6">
            <text:p>44,672<text:s/></text:p>
          </table:table-cell>
          <table:table-cell office:value-type="float" office:value="26043" table:style-name="ce6">
            <text:p>26,043<text:s/></text:p>
          </table:table-cell>
          <table:table-cell office:value-type="float" office:value="14576" table:style-name="ce6">
            <text:p>14,576<text:s/></text:p>
          </table:table-cell>
          <table:table-cell office:value-type="float" office:value="11708" table:style-name="ce6">
            <text:p>11,708<text:s/></text:p>
          </table:table-cell>
          <table:table-cell office:value-type="float" office:value="3931" table:style-name="ce6">
            <text:p>3,931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13963" table:style-name="ce6">
            <text:p>13,963<text:s/></text:p>
          </table:table-cell>
          <table:table-cell office:value-type="float" office:value="2024" table:style-name="ce6">
            <text:p>2,024<text:s/></text:p>
          </table:table-cell>
          <table:table-cell office:value-type="float" office:value="4669" table:style-name="ce6">
            <text:p>4,669<text:s/></text:p>
          </table:table-cell>
          <table:table-cell office:value-type="float" office:value="4977" table:style-name="ce6">
            <text:p>4,977<text:s/></text:p>
          </table:table-cell>
          <table:table-cell office:value-type="float" office:value="9739" table:style-name="ce6">
            <text:p>9,739<text:s/></text:p>
          </table:table-cell>
          <table:table-cell office:value-type="float" office:value="13557" table:style-name="ce6">
            <text:p>13,557<text:s/></text:p>
          </table:table-cell>
          <table:table-cell office:value-type="float" office:value="17408" table:style-name="ce6">
            <text:p>17,408<text:s/></text:p>
          </table:table-cell>
          <table:table-cell office:value-type="float" office:value="17616" table:style-name="ce6">
            <text:p>17,616<text:s/></text:p>
          </table:table-cell>
          <table:table-cell office:value-type="float" office:value="6020" table:style-name="ce6">
            <text:p>6,020<text:s/></text:p>
          </table:table-cell>
          <table:table-cell office:value-type="float" office:value="9900" table:style-name="ce6">
            <text:p>9,900<text:s/></text:p>
          </table:table-cell>
          <table:table-cell office:value-type="float" office:value="3216" table:style-name="ce6">
            <text:p>3,216<text:s/></text:p>
          </table:table-cell>
          <table:table-cell office:value-type="float" office:value="8946" table:style-name="ce6">
            <text:p>8,946<text:s/></text:p>
          </table:table-cell>
          <table:table-cell office:value-type="float" office:value="9246" table:style-name="ce6">
            <text:p>9,246<text:s/></text:p>
          </table:table-cell>
          <table:table-cell office:value-type="float" office:value="6231" table:style-name="ce6">
            <text:p>6,231<text:s/></text:p>
          </table:table-cell>
          <table:table-cell office:value-type="float" office:value="38535" table:style-name="ce6">
            <text:p>38,535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11217" table:style-name="ce6">
            <text:p>11,217<text:s/></text:p>
          </table:table-cell>
          <table:table-cell office:value-type="float" office:value="13274" table:style-name="ce6">
            <text:p>13,274<text:s/></text:p>
          </table:table-cell>
          <table:table-cell office:value-type="float" office:value="16300" table:style-name="ce6">
            <text:p>16,300<text:s/></text:p>
          </table:table-cell>
          <table:table-cell office:value-type="float" office:value="23995" table:style-name="ce6">
            <text:p>23,995<text:s/></text:p>
          </table:table-cell>
          <table:table-cell office:value-type="float" office:value="17678" table:style-name="ce6">
            <text:p>17,678<text:s/></text:p>
          </table:table-cell>
          <table:table-cell office:value-type="float" office:value="10266" table:style-name="ce6">
            <text:p>10,266<text:s/></text:p>
          </table:table-cell>
          <table:table-cell office:value-type="float" office:value="27554" table:style-name="ce6">
            <text:p>27,554<text:s/></text:p>
          </table:table-cell>
          <table:table-cell office:value-type="float" office:value="16614" table:style-name="ce6">
            <text:p>16,614<text:s/></text:p>
          </table:table-cell>
          <table:table-cell office:value-type="float" office:value="31732" table:style-name="ce6">
            <text:p>31,732<text:s/></text:p>
          </table:table-cell>
          <table:table-cell office:value-type="float" office:value="26963" table:style-name="ce6">
            <text:p>26,963<text:s/></text:p>
          </table:table-cell>
          <table:table-cell office:value-type="float" office:value="9675" table:style-name="ce6">
            <text:p>9,675<text:s/></text:p>
          </table:table-cell>
          <table:table-cell office:value-type="float" office:value="35946" table:style-name="ce6">
            <text:p>35,946<text:s/></text:p>
          </table:table-cell>
          <table:table-cell office:value-type="float" office:value="25914" table:style-name="ce6">
            <text:p>25,914<text:s/></text:p>
          </table:table-cell>
          <table:table-cell office:value-type="float" office:value="25452" table:style-name="ce6">
            <text:p>25,452<text:s/></text:p>
          </table:table-cell>
          <table:table-cell office:value-type="float" office:value="19685" table:style-name="ce6">
            <text:p>19,685<text:s/></text:p>
          </table:table-cell>
          <table:table-cell office:value-type="float" office:value="24759" table:style-name="ce6">
            <text:p>24,759<text:s/></text:p>
          </table:table-cell>
          <table:table-cell office:value-type="float" office:value="160008" table:style-name="ce6">
            <text:p>160,008<text:s/></text:p>
          </table:table-cell>
          <table:table-cell office:value-type="float" office:value="49182" table:style-name="ce6">
            <text:p>49,182<text:s/></text:p>
          </table:table-cell>
          <table:table-cell office:value-type="float" office:value="21749" table:style-name="ce6">
            <text:p>21,749<text:s/></text:p>
          </table:table-cell>
          <table:table-cell office:value-type="float" office:value="22799" table:style-name="ce6">
            <text:p>22,799<text:s/></text:p>
          </table:table-cell>
          <table:table-cell office:value-type="float" office:value="27954" table:style-name="ce6">
            <text:p>27,954<text:s/></text:p>
          </table:table-cell>
          <table:table-cell office:value-type="float" office:value="28027" table:style-name="ce6">
            <text:p>28,027<text:s/></text:p>
          </table:table-cell>
          <table:table-cell office:value-type="float" office:value="27749" table:style-name="ce6">
            <text:p>27,749<text:s/></text:p>
          </table:table-cell>
          <table:table-cell office:value-type="float" office:value="24046" table:style-name="ce6">
            <text:p>24,046<text:s/></text:p>
          </table:table-cell>
          <table:table-cell office:value-type="float" office:value="12544" table:style-name="ce6">
            <text:p>12,544<text:s/></text:p>
          </table:table-cell>
          <table:table-cell office:value-type="float" office:value="31241" table:style-name="ce6">
            <text:p>31,241<text:s/></text:p>
          </table:table-cell>
          <table:table-cell office:value-type="float" office:value="6830" table:style-name="ce6">
            <text:p>6,830<text:s/></text:p>
          </table:table-cell>
          <table:table-cell office:value-type="float" office:value="8076" table:style-name="ce6">
            <text:p>8,076<text:s/></text:p>
          </table:table-cell>
          <table:table-cell office:value-type="float" office:value="19647" table:style-name="ce6">
            <text:p>19,647<text:s/></text:p>
          </table:table-cell>
          <table:table-cell office:value-type="float" office:value="5648" table:style-name="ce6">
            <text:p>5,648<text:s/></text:p>
          </table:table-cell>
          <table:table-cell office:value-type="float" office:value="3747" table:style-name="ce6">
            <text:p>3,747<text:s/></text:p>
          </table:table-cell>
          <table:table-cell office:value-type="float" office:value="3304" table:style-name="ce6">
            <text:p>3,304<text:s/></text:p>
          </table:table-cell>
          <table:table-cell office:value-type="float" office:value="13656" table:style-name="ce6">
            <text:p>13,656<text:s/></text:p>
          </table:table-cell>
          <table:table-cell office:value-type="float" office:value="9705" table:style-name="ce6">
            <text:p>9,705<text:s/></text:p>
          </table:table-cell>
          <table:table-cell office:value-type="float" office:value="11986" table:style-name="ce6">
            <text:p>11,986<text:s/></text:p>
          </table:table-cell>
          <table:table-cell office:value-type="float" office:value="28795" table:style-name="ce6">
            <text:p>28,795<text:s/></text:p>
          </table:table-cell>
          <table:table-cell office:value-type="float" office:value="9381" table:style-name="ce6">
            <text:p>9,381<text:s/></text:p>
          </table:table-cell>
          <table:table-cell office:value-type="float" office:value="14485" table:style-name="ce6">
            <text:p>14,485<text:s/></text:p>
          </table:table-cell>
          <table:table-cell office:value-type="float" office:value="8096" table:style-name="ce6">
            <text:p>8,096<text:s/></text:p>
          </table:table-cell>
          <table:table-cell office:value-type="float" office:value="23662" table:style-name="ce6">
            <text:p>23,662<text:s/></text:p>
          </table:table-cell>
          <table:table-cell office:value-type="float" office:value="23519" table:style-name="ce6">
            <text:p>23,519<text:s/></text:p>
          </table:table-cell>
          <table:table-cell office:value-type="float" office:value="29001" table:style-name="ce6">
            <text:p>29,001<text:s/></text:p>
          </table:table-cell>
          <table:table-cell office:value-type="float" office:value="50717" table:style-name="ce6">
            <text:p>50,717<text:s/></text:p>
          </table:table-cell>
          <table:table-cell office:value-type="float" office:value="39693" table:style-name="ce6">
            <text:p>39,693<text:s/></text:p>
          </table:table-cell>
          <table:table-cell office:value-type="float" office:value="27695" table:style-name="ce6">
            <text:p>27,695<text:s/></text:p>
          </table:table-cell>
          <table:table-cell office:value-type="float" office:value="26173" table:style-name="ce6">
            <text:p>26,173<text:s/></text:p>
          </table:table-cell>
          <table:table-cell office:value-type="float" office:value="66892" table:style-name="ce6">
            <text:p>66,892<text:s/></text:p>
          </table:table-cell>
          <table:table-cell office:value-type="float" office:value="24582" table:style-name="ce6">
            <text:p>24,582<text:s/></text:p>
          </table:table-cell>
          <table:table-cell office:value-type="float" office:value="32346" table:style-name="ce6">
            <text:p>32,346<text:s/></text:p>
          </table:table-cell>
          <table:table-cell office:value-type="float" office:value="37911" table:style-name="ce6">
            <text:p>37,911<text:s/></text:p>
          </table:table-cell>
          <table:table-cell office:value-type="float" office:value="21535" table:style-name="ce6">
            <text:p>21,535<text:s/></text:p>
          </table:table-cell>
          <table:table-cell office:value-type="float" office:value="72209" table:style-name="ce6">
            <text:p>72,209<text:s/></text:p>
          </table:table-cell>
          <table:table-cell office:value-type="float" office:value="20899" table:style-name="ce6">
            <text:p>20,899<text:s/></text:p>
          </table:table-cell>
          <table:table-cell office:value-type="float" office:value="16119" table:style-name="ce6">
            <text:p>16,119<text:s/></text:p>
          </table:table-cell>
          <table:table-cell office:value-type="float" office:value="14872" table:style-name="ce6">
            <text:p>14,872<text:s/></text:p>
          </table:table-cell>
          <table:table-cell office:value-type="float" office:value="27768" table:style-name="ce6">
            <text:p>27,768<text:s/></text:p>
          </table:table-cell>
          <table:table-cell office:value-type="float" office:value="14032" table:style-name="ce6">
            <text:p>14,032<text:s/></text:p>
          </table:table-cell>
          <table:table-cell office:value-type="float" office:value="30526" table:style-name="ce6">
            <text:p>30,526<text:s/></text:p>
          </table:table-cell>
          <table:table-cell office:value-type="float" office:value="20483" table:style-name="ce6">
            <text:p>20,483<text:s/></text:p>
          </table:table-cell>
          <table:table-cell office:value-type="float" office:value="7984" table:style-name="ce6">
            <text:p>7,984<text:s/></text:p>
          </table:table-cell>
          <table:table-cell office:value-type="float" office:value="11512" table:style-name="ce6">
            <text:p>11,512<text:s/></text:p>
          </table:table-cell>
          <table:table-cell office:value-type="float" office:value="38920" table:style-name="ce6">
            <text:p>38,920<text:s/></text:p>
          </table:table-cell>
          <table:table-cell office:value-type="float" office:value="26405" table:style-name="ce6">
            <text:p>26,405<text:s/></text:p>
          </table:table-cell>
          <table:table-cell office:value-type="float" office:value="24559" table:style-name="ce6">
            <text:p>24,559<text:s/></text:p>
          </table:table-cell>
          <table:table-cell office:value-type="float" office:value="23192" table:style-name="ce6">
            <text:p>23,192<text:s/></text:p>
          </table:table-cell>
          <table:table-cell office:value-type="float" office:value="14444" table:style-name="ce6">
            <text:p>14,444<text:s/></text:p>
          </table:table-cell>
          <table:table-cell office:value-type="float" office:value="11797" table:style-name="ce6">
            <text:p>11,797<text:s/></text:p>
          </table:table-cell>
          <table:table-cell office:value-type="float" office:value="6170" table:style-name="ce6">
            <text:p>6,170<text:s/></text:p>
          </table:table-cell>
          <table:table-cell office:value-type="float" office:value="5050" table:style-name="ce6">
            <text:p>5,050<text:s/></text:p>
          </table:table-cell>
          <table:table-cell office:value-type="float" office:value="7145" table:style-name="ce6">
            <text:p>7,145<text:s/></text:p>
          </table:table-cell>
          <table:table-cell office:value-type="float" office:value="10425" table:style-name="ce6">
            <text:p>10,425<text:s/></text:p>
          </table:table-cell>
          <table:table-cell office:value-type="float" office:value="10094" table:style-name="ce6">
            <text:p>10,094<text:s/></text:p>
          </table:table-cell>
          <table:table-cell office:value-type="float" office:value="12237" table:style-name="ce6">
            <text:p>12,237<text:s/></text:p>
          </table:table-cell>
          <table:table-cell office:value-type="float" office:value="17374" table:style-name="ce6">
            <text:p>17,374<text:s/></text:p>
          </table:table-cell>
          <table:table-cell office:value-type="float" office:value="28258" table:style-name="ce6">
            <text:p>28,258<text:s/></text:p>
          </table:table-cell>
          <table:table-cell office:value-type="float" office:value="23794" table:style-name="ce6">
            <text:p>23,794<text:s/></text:p>
          </table:table-cell>
          <table:table-cell office:value-type="float" office:value="13869" table:style-name="ce6">
            <text:p>13,869<text:s/></text:p>
          </table:table-cell>
          <table:table-cell office:value-type="float" office:value="13026" table:style-name="ce6">
            <text:p>13,026<text:s/></text:p>
          </table:table-cell>
          <table:table-cell office:value-type="float" office:value="13388" table:style-name="ce6">
            <text:p>13,388<text:s/></text:p>
          </table:table-cell>
          <table:table-cell office:value-type="float" office:value="12433" table:style-name="ce6">
            <text:p>12,433<text:s/></text:p>
          </table:table-cell>
          <table:table-cell office:value-type="float" office:value="11878" table:style-name="ce6">
            <text:p>11,878<text:s/></text:p>
          </table:table-cell>
          <table:table-cell office:value-type="float" office:value="11464" table:style-name="ce6">
            <text:p>11,464<text:s/></text:p>
          </table:table-cell>
          <table:table-cell office:value-type="float" office:value="9820" table:style-name="ce6">
            <text:p>9,820<text:s/></text:p>
          </table:table-cell>
          <table:table-cell office:value-type="float" office:value="1544" table:style-name="ce6">
            <text:p>1,544<text:s/></text:p>
          </table:table-cell>
          <table:table-cell office:value-type="float" office:value="2769" table:style-name="ce6">
            <text:p>2,769<text:s/></text:p>
          </table:table-cell>
          <table:table-cell office:value-type="float" office:value="4167" table:style-name="ce6">
            <text:p>4,167<text:s/></text:p>
          </table:table-cell>
          <table:table-cell office:value-type="float" office:value="5091" table:style-name="ce6">
            <text:p>5,091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12056" table:style-name="ce6">
            <text:p>12,056<text:s/></text:p>
          </table:table-cell>
          <table:table-cell office:value-type="float" office:value="2610" table:style-name="ce6">
            <text:p>2,610<text:s/></text:p>
          </table:table-cell>
          <table:table-cell office:value-type="float" office:value="4366" table:style-name="ce6">
            <text:p>4,366<text:s/></text:p>
          </table:table-cell>
          <table:table-cell office:value-type="float" office:value="5183" table:style-name="ce6">
            <text:p>5,183<text:s/></text:p>
          </table:table-cell>
          <table:table-cell table:number-columns-repeated="16264"/>
        </table:table-row>
        <table:table-row table:style-name="ro2">
          <table:table-cell office:value-type="date" office:date-value="2021-12-18T00:00:00" table:style-name="ce5">
            <text:p>2021/12/18</text:p>
          </table:table-cell>
          <table:table-cell office:value-type="float" office:value="2291" table:style-name="ce6">
            <text:p>2,291<text:s/></text:p>
          </table:table-cell>
          <table:table-cell office:value-type="float" office:value="8695" table:style-name="ce6">
            <text:p>8,695<text:s/></text:p>
          </table:table-cell>
          <table:table-cell office:value-type="float" office:value="22840" table:style-name="ce6">
            <text:p>22,840<text:s/></text:p>
          </table:table-cell>
          <table:table-cell office:value-type="float" office:value="42148" table:style-name="ce6">
            <text:p>42,148<text:s/></text:p>
          </table:table-cell>
          <table:table-cell office:value-type="float" office:value="15618" table:style-name="ce6">
            <text:p>15,618<text:s/></text:p>
          </table:table-cell>
          <table:table-cell office:value-type="float" office:value="9328" table:style-name="ce6">
            <text:p>9,328<text:s/></text:p>
          </table:table-cell>
          <table:table-cell office:value-type="float" office:value="7781" table:style-name="ce6">
            <text:p>7,781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8227" table:style-name="ce6">
            <text:p>8,227<text:s/></text:p>
          </table:table-cell>
          <table:table-cell office:value-type="float" office:value="1550" table:style-name="ce6">
            <text:p>1,550<text:s/></text:p>
          </table:table-cell>
          <table:table-cell office:value-type="float" office:value="2950" table:style-name="ce6">
            <text:p>2,950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6062" table:style-name="ce6">
            <text:p>6,062<text:s/></text:p>
          </table:table-cell>
          <table:table-cell office:value-type="float" office:value="12115" table:style-name="ce6">
            <text:p>12,115<text:s/></text:p>
          </table:table-cell>
          <table:table-cell office:value-type="float" office:value="5105" table:style-name="ce6">
            <text:p>5,105<text:s/></text:p>
          </table:table-cell>
          <table:table-cell office:value-type="float" office:value="6408" table:style-name="ce6">
            <text:p>6,408<text:s/></text:p>
          </table:table-cell>
          <table:table-cell office:value-type="float" office:value="3981" table:style-name="ce6">
            <text:p>3,981<text:s/></text:p>
          </table:table-cell>
          <table:table-cell office:value-type="float" office:value="8208" table:style-name="ce6">
            <text:p>8,208<text:s/></text:p>
          </table:table-cell>
          <table:table-cell office:value-type="float" office:value="2901" table:style-name="ce6">
            <text:p>2,901<text:s/></text:p>
          </table:table-cell>
          <table:table-cell office:value-type="float" office:value="5440" table:style-name="ce6">
            <text:p>5,440<text:s/></text:p>
          </table:table-cell>
          <table:table-cell office:value-type="float" office:value="6660" table:style-name="ce6">
            <text:p>6,660<text:s/></text:p>
          </table:table-cell>
          <table:table-cell office:value-type="float" office:value="2503" table:style-name="ce6">
            <text:p>2,503<text:s/></text:p>
          </table:table-cell>
          <table:table-cell office:value-type="float" office:value="23303" table:style-name="ce6">
            <text:p>23,303<text:s/></text:p>
          </table:table-cell>
          <table:table-cell office:value-type="float" office:value="3768" table:style-name="ce6">
            <text:p>3,768<text:s/></text:p>
          </table:table-cell>
          <table:table-cell office:value-type="float" office:value="10504" table:style-name="ce6">
            <text:p>10,504<text:s/></text:p>
          </table:table-cell>
          <table:table-cell office:value-type="float" office:value="10193" table:style-name="ce6">
            <text:p>10,193<text:s/></text:p>
          </table:table-cell>
          <table:table-cell office:value-type="float" office:value="12470" table:style-name="ce6">
            <text:p>12,470<text:s/></text:p>
          </table:table-cell>
          <table:table-cell office:value-type="float" office:value="16218" table:style-name="ce6">
            <text:p>16,218<text:s/></text:p>
          </table:table-cell>
          <table:table-cell office:value-type="float" office:value="13830" table:style-name="ce6">
            <text:p>13,830<text:s/></text:p>
          </table:table-cell>
          <table:table-cell office:value-type="float" office:value="8521" table:style-name="ce6">
            <text:p>8,521<text:s/></text:p>
          </table:table-cell>
          <table:table-cell office:value-type="float" office:value="24184" table:style-name="ce6">
            <text:p>24,184<text:s/></text:p>
          </table:table-cell>
          <table:table-cell office:value-type="float" office:value="13744" table:style-name="ce6">
            <text:p>13,744<text:s/></text:p>
          </table:table-cell>
          <table:table-cell office:value-type="float" office:value="24634" table:style-name="ce6">
            <text:p>24,634<text:s/></text:p>
          </table:table-cell>
          <table:table-cell office:value-type="float" office:value="20919" table:style-name="ce6">
            <text:p>20,919<text:s/></text:p>
          </table:table-cell>
          <table:table-cell office:value-type="float" office:value="3781" table:style-name="ce6">
            <text:p>3,781<text:s/></text:p>
          </table:table-cell>
          <table:table-cell office:value-type="float" office:value="28673" table:style-name="ce6">
            <text:p>28,673<text:s/></text:p>
          </table:table-cell>
          <table:table-cell office:value-type="float" office:value="19686" table:style-name="ce6">
            <text:p>19,686<text:s/></text:p>
          </table:table-cell>
          <table:table-cell office:value-type="float" office:value="19061" table:style-name="ce6">
            <text:p>19,061<text:s/></text:p>
          </table:table-cell>
          <table:table-cell office:value-type="float" office:value="15755" table:style-name="ce6">
            <text:p>15,755<text:s/></text:p>
          </table:table-cell>
          <table:table-cell office:value-type="float" office:value="8864" table:style-name="ce6">
            <text:p>8,864<text:s/></text:p>
          </table:table-cell>
          <table:table-cell office:value-type="float" office:value="137509" table:style-name="ce6">
            <text:p>137,509<text:s/></text:p>
          </table:table-cell>
          <table:table-cell office:value-type="float" office:value="51646" table:style-name="ce6">
            <text:p>51,646<text:s/></text:p>
          </table:table-cell>
          <table:table-cell office:value-type="float" office:value="16882" table:style-name="ce6">
            <text:p>16,882<text:s/></text:p>
          </table:table-cell>
          <table:table-cell office:value-type="float" office:value="15025" table:style-name="ce6">
            <text:p>15,025<text:s/></text:p>
          </table:table-cell>
          <table:table-cell office:value-type="float" office:value="24313" table:style-name="ce6">
            <text:p>24,313<text:s/></text:p>
          </table:table-cell>
          <table:table-cell office:value-type="float" office:value="22498" table:style-name="ce6">
            <text:p>22,498<text:s/></text:p>
          </table:table-cell>
          <table:table-cell office:value-type="float" office:value="22762" table:style-name="ce6">
            <text:p>22,762<text:s/></text:p>
          </table:table-cell>
          <table:table-cell office:value-type="float" office:value="19362" table:style-name="ce6">
            <text:p>19,362<text:s/></text:p>
          </table:table-cell>
          <table:table-cell office:value-type="float" office:value="9070" table:style-name="ce6">
            <text:p>9,070<text:s/></text:p>
          </table:table-cell>
          <table:table-cell office:value-type="float" office:value="22055" table:style-name="ce6">
            <text:p>22,055<text:s/></text:p>
          </table:table-cell>
          <table:table-cell office:value-type="float" office:value="6097" table:style-name="ce6">
            <text:p>6,097<text:s/></text:p>
          </table:table-cell>
          <table:table-cell office:value-type="float" office:value="5888" table:style-name="ce6">
            <text:p>5,888<text:s/></text:p>
          </table:table-cell>
          <table:table-cell office:value-type="float" office:value="15838" table:style-name="ce6">
            <text:p>15,838<text:s/></text:p>
          </table:table-cell>
          <table:table-cell office:value-type="float" office:value="6019" table:style-name="ce6">
            <text:p>6,019<text:s/></text:p>
          </table:table-cell>
          <table:table-cell office:value-type="float" office:value="3027" table:style-name="ce6">
            <text:p>3,027<text:s/></text:p>
          </table:table-cell>
          <table:table-cell office:value-type="float" office:value="1655" table:style-name="ce6">
            <text:p>1,655<text:s/></text:p>
          </table:table-cell>
          <table:table-cell office:value-type="float" office:value="8434" table:style-name="ce6">
            <text:p>8,434<text:s/></text:p>
          </table:table-cell>
          <table:table-cell office:value-type="float" office:value="7820" table:style-name="ce6">
            <text:p>7,820<text:s/></text:p>
          </table:table-cell>
          <table:table-cell office:value-type="float" office:value="10133" table:style-name="ce6">
            <text:p>10,133<text:s/></text:p>
          </table:table-cell>
          <table:table-cell office:value-type="float" office:value="28242" table:style-name="ce6">
            <text:p>28,242<text:s/></text:p>
          </table:table-cell>
          <table:table-cell office:value-type="float" office:value="6370" table:style-name="ce6">
            <text:p>6,370<text:s/></text:p>
          </table:table-cell>
          <table:table-cell office:value-type="float" office:value="11328" table:style-name="ce6">
            <text:p>11,328<text:s/></text:p>
          </table:table-cell>
          <table:table-cell office:value-type="float" office:value="6634" table:style-name="ce6">
            <text:p>6,634<text:s/></text:p>
          </table:table-cell>
          <table:table-cell office:value-type="float" office:value="17819" table:style-name="ce6">
            <text:p>17,819<text:s/></text:p>
          </table:table-cell>
          <table:table-cell office:value-type="float" office:value="15501" table:style-name="ce6">
            <text:p>15,501<text:s/></text:p>
          </table:table-cell>
          <table:table-cell office:value-type="float" office:value="27551" table:style-name="ce6">
            <text:p>27,551<text:s/></text:p>
          </table:table-cell>
          <table:table-cell office:value-type="float" office:value="66540" table:style-name="ce6">
            <text:p>66,540<text:s/></text:p>
          </table:table-cell>
          <table:table-cell office:value-type="float" office:value="30171" table:style-name="ce6">
            <text:p>30,171<text:s/></text:p>
          </table:table-cell>
          <table:table-cell office:value-type="float" office:value="21341" table:style-name="ce6">
            <text:p>21,341<text:s/></text:p>
          </table:table-cell>
          <table:table-cell office:value-type="float" office:value="28873" table:style-name="ce6">
            <text:p>28,873<text:s/></text:p>
          </table:table-cell>
          <table:table-cell office:value-type="float" office:value="80854" table:style-name="ce6">
            <text:p>80,854<text:s/></text:p>
          </table:table-cell>
          <table:table-cell office:value-type="float" office:value="14652" table:style-name="ce6">
            <text:p>14,652<text:s/></text:p>
          </table:table-cell>
          <table:table-cell office:value-type="float" office:value="25713" table:style-name="ce6">
            <text:p>25,713<text:s/></text:p>
          </table:table-cell>
          <table:table-cell office:value-type="float" office:value="32667" table:style-name="ce6">
            <text:p>32,667<text:s/></text:p>
          </table:table-cell>
          <table:table-cell office:value-type="float" office:value="17181" table:style-name="ce6">
            <text:p>17,181<text:s/></text:p>
          </table:table-cell>
          <table:table-cell office:value-type="float" office:value="66822" table:style-name="ce6">
            <text:p>66,822<text:s/></text:p>
          </table:table-cell>
          <table:table-cell office:value-type="float" office:value="14736" table:style-name="ce6">
            <text:p>14,736<text:s/></text:p>
          </table:table-cell>
          <table:table-cell office:value-type="float" office:value="13834" table:style-name="ce6">
            <text:p>13,834<text:s/></text:p>
          </table:table-cell>
          <table:table-cell office:value-type="float" office:value="9352" table:style-name="ce6">
            <text:p>9,352<text:s/></text:p>
          </table:table-cell>
          <table:table-cell office:value-type="float" office:value="19796" table:style-name="ce6">
            <text:p>19,796<text:s/></text:p>
          </table:table-cell>
          <table:table-cell office:value-type="float" office:value="9492" table:style-name="ce6">
            <text:p>9,492<text:s/></text:p>
          </table:table-cell>
          <table:table-cell office:value-type="float" office:value="29893" table:style-name="ce6">
            <text:p>29,893<text:s/></text:p>
          </table:table-cell>
          <table:table-cell office:value-type="float" office:value="13459" table:style-name="ce6">
            <text:p>13,459<text:s/></text:p>
          </table:table-cell>
          <table:table-cell office:value-type="float" office:value="9321" table:style-name="ce6">
            <text:p>9,321<text:s/></text:p>
          </table:table-cell>
          <table:table-cell office:value-type="float" office:value="9888" table:style-name="ce6">
            <text:p>9,888<text:s/></text:p>
          </table:table-cell>
          <table:table-cell office:value-type="float" office:value="19591" table:style-name="ce6">
            <text:p>19,591<text:s/></text:p>
          </table:table-cell>
          <table:table-cell office:value-type="float" office:value="13878" table:style-name="ce6">
            <text:p>13,878<text:s/></text:p>
          </table:table-cell>
          <table:table-cell office:value-type="float" office:value="14076" table:style-name="ce6">
            <text:p>14,076<text:s/></text:p>
          </table:table-cell>
          <table:table-cell office:value-type="float" office:value="14898" table:style-name="ce6">
            <text:p>14,898<text:s/></text:p>
          </table:table-cell>
          <table:table-cell office:value-type="float" office:value="7239" table:style-name="ce6">
            <text:p>7,239<text:s/></text:p>
          </table:table-cell>
          <table:table-cell office:value-type="float" office:value="9719" table:style-name="ce6">
            <text:p>9,719<text:s/></text:p>
          </table:table-cell>
          <table:table-cell office:value-type="float" office:value="5023" table:style-name="ce6">
            <text:p>5,023<text:s/></text:p>
          </table:table-cell>
          <table:table-cell office:value-type="float" office:value="5081" table:style-name="ce6">
            <text:p>5,081<text:s/></text:p>
          </table:table-cell>
          <table:table-cell office:value-type="float" office:value="6367" table:style-name="ce6">
            <text:p>6,367<text:s/></text:p>
          </table:table-cell>
          <table:table-cell office:value-type="float" office:value="7346" table:style-name="ce6">
            <text:p>7,346<text:s/></text:p>
          </table:table-cell>
          <table:table-cell office:value-type="float" office:value="9565" table:style-name="ce6">
            <text:p>9,565<text:s/></text:p>
          </table:table-cell>
          <table:table-cell office:value-type="float" office:value="10522" table:style-name="ce6">
            <text:p>10,522<text:s/></text:p>
          </table:table-cell>
          <table:table-cell office:value-type="float" office:value="13003" table:style-name="ce6">
            <text:p>13,003<text:s/></text:p>
          </table:table-cell>
          <table:table-cell office:value-type="float" office:value="18208" table:style-name="ce6">
            <text:p>18,208<text:s/></text:p>
          </table:table-cell>
          <table:table-cell office:value-type="float" office:value="18585" table:style-name="ce6">
            <text:p>18,585<text:s/></text:p>
          </table:table-cell>
          <table:table-cell office:value-type="float" office:value="10533" table:style-name="ce6">
            <text:p>10,533<text:s/></text:p>
          </table:table-cell>
          <table:table-cell office:value-type="float" office:value="9761" table:style-name="ce6">
            <text:p>9,761<text:s/></text:p>
          </table:table-cell>
          <table:table-cell office:value-type="float" office:value="10644" table:style-name="ce6">
            <text:p>10,644<text:s/></text:p>
          </table:table-cell>
          <table:table-cell office:value-type="float" office:value="9460" table:style-name="ce6">
            <text:p>9,460<text:s/></text:p>
          </table:table-cell>
          <table:table-cell office:value-type="float" office:value="9795" table:style-name="ce6">
            <text:p>9,795<text:s/></text:p>
          </table:table-cell>
          <table:table-cell office:value-type="float" office:value="7643" table:style-name="ce6">
            <text:p>7,643<text:s/></text:p>
          </table:table-cell>
          <table:table-cell office:value-type="float" office:value="7303" table:style-name="ce6">
            <text:p>7,303<text:s/></text:p>
          </table:table-cell>
          <table:table-cell office:value-type="float" office:value="913" table:style-name="ce6">
            <text:p>913<text:s/></text:p>
          </table:table-cell>
          <table:table-cell office:value-type="float" office:value="2533" table:style-name="ce6">
            <text:p>2,533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4577" table:style-name="ce6">
            <text:p>4,577<text:s/></text:p>
          </table:table-cell>
          <table:table-cell office:value-type="float" office:value="1369" table:style-name="ce6">
            <text:p>1,369<text:s/></text:p>
          </table:table-cell>
          <table:table-cell office:value-type="float" office:value="1535" table:style-name="ce6">
            <text:p>1,535<text:s/></text:p>
          </table:table-cell>
          <table:table-cell office:value-type="float" office:value="2115" table:style-name="ce6">
            <text:p>2,115<text:s/></text:p>
          </table:table-cell>
          <table:table-cell office:value-type="float" office:value="13697" table:style-name="ce6">
            <text:p>13,697<text:s/></text:p>
          </table:table-cell>
          <table:table-cell office:value-type="float" office:value="2118" table:style-name="ce6">
            <text:p>2,118<text:s/></text:p>
          </table:table-cell>
          <table:table-cell office:value-type="float" office:value="3867" table:style-name="ce6">
            <text:p>3,867<text:s/></text:p>
          </table:table-cell>
          <table:table-cell office:value-type="float" office:value="3926" table:style-name="ce6">
            <text:p>3,926<text:s/></text:p>
          </table:table-cell>
          <table:table-cell table:number-columns-repeated="16264"/>
        </table:table-row>
        <table:table-row table:style-name="ro2">
          <table:table-cell office:value-type="date" office:date-value="2021-12-19T00:00:00" table:style-name="ce5">
            <text:p>2021/12/19</text:p>
          </table:table-cell>
          <table:table-cell office:value-type="float" office:value="2307" table:style-name="ce6">
            <text:p>2,307<text:s/></text:p>
          </table:table-cell>
          <table:table-cell office:value-type="float" office:value="7536" table:style-name="ce6">
            <text:p>7,536<text:s/></text:p>
          </table:table-cell>
          <table:table-cell office:value-type="float" office:value="19516" table:style-name="ce6">
            <text:p>19,516<text:s/></text:p>
          </table:table-cell>
          <table:table-cell office:value-type="float" office:value="32901" table:style-name="ce6">
            <text:p>32,901<text:s/></text:p>
          </table:table-cell>
          <table:table-cell office:value-type="float" office:value="13206" table:style-name="ce6">
            <text:p>13,206<text:s/></text:p>
          </table:table-cell>
          <table:table-cell office:value-type="float" office:value="9477" table:style-name="ce6">
            <text:p>9,477<text:s/></text:p>
          </table:table-cell>
          <table:table-cell office:value-type="float" office:value="6534" table:style-name="ce6">
            <text:p>6,534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2404" table:style-name="ce6">
            <text:p>2,404<text:s/></text:p>
          </table:table-cell>
          <table:table-cell office:value-type="float" office:value="7262" table:style-name="ce6">
            <text:p>7,262<text:s/></text:p>
          </table:table-cell>
          <table:table-cell office:value-type="float" office:value="1494" table:style-name="ce6">
            <text:p>1,494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5903" table:style-name="ce6">
            <text:p>5,903<text:s/></text:p>
          </table:table-cell>
          <table:table-cell office:value-type="float" office:value="11309" table:style-name="ce6">
            <text:p>11,309<text:s/></text:p>
          </table:table-cell>
          <table:table-cell office:value-type="float" office:value="4908" table:style-name="ce6">
            <text:p>4,908<text:s/></text:p>
          </table:table-cell>
          <table:table-cell office:value-type="float" office:value="6690" table:style-name="ce6">
            <text:p>6,690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7449" table:style-name="ce6">
            <text:p>7,449<text:s/></text:p>
          </table:table-cell>
          <table:table-cell office:value-type="float" office:value="3650" table:style-name="ce6">
            <text:p>3,650<text:s/></text:p>
          </table:table-cell>
          <table:table-cell office:value-type="float" office:value="5052" table:style-name="ce6">
            <text:p>5,052<text:s/></text:p>
          </table:table-cell>
          <table:table-cell office:value-type="float" office:value="5637" table:style-name="ce6">
            <text:p>5,637<text:s/></text:p>
          </table:table-cell>
          <table:table-cell office:value-type="float" office:value="2954" table:style-name="ce6">
            <text:p>2,954<text:s/></text:p>
          </table:table-cell>
          <table:table-cell office:value-type="float" office:value="14871" table:style-name="ce6">
            <text:p>14,871<text:s/></text:p>
          </table:table-cell>
          <table:table-cell office:value-type="float" office:value="3529" table:style-name="ce6">
            <text:p>3,529<text:s/></text:p>
          </table:table-cell>
          <table:table-cell office:value-type="float" office:value="11212" table:style-name="ce6">
            <text:p>11,212<text:s/></text:p>
          </table:table-cell>
          <table:table-cell office:value-type="float" office:value="9038" table:style-name="ce6">
            <text:p>9,038<text:s/></text:p>
          </table:table-cell>
          <table:table-cell office:value-type="float" office:value="11663" table:style-name="ce6">
            <text:p>11,663<text:s/></text:p>
          </table:table-cell>
          <table:table-cell office:value-type="float" office:value="14896" table:style-name="ce6">
            <text:p>14,896<text:s/></text:p>
          </table:table-cell>
          <table:table-cell office:value-type="float" office:value="13260" table:style-name="ce6">
            <text:p>13,260<text:s/></text:p>
          </table:table-cell>
          <table:table-cell office:value-type="float" office:value="7700" table:style-name="ce6">
            <text:p>7,700<text:s/></text:p>
          </table:table-cell>
          <table:table-cell office:value-type="float" office:value="25456" table:style-name="ce6">
            <text:p>25,456<text:s/></text:p>
          </table:table-cell>
          <table:table-cell office:value-type="float" office:value="12597" table:style-name="ce6">
            <text:p>12,597<text:s/></text:p>
          </table:table-cell>
          <table:table-cell office:value-type="float" office:value="20306" table:style-name="ce6">
            <text:p>20,306<text:s/></text:p>
          </table:table-cell>
          <table:table-cell office:value-type="float" office:value="18411" table:style-name="ce6">
            <text:p>18,411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25823" table:style-name="ce6">
            <text:p>25,823<text:s/></text:p>
          </table:table-cell>
          <table:table-cell office:value-type="float" office:value="17506" table:style-name="ce6">
            <text:p>17,506<text:s/></text:p>
          </table:table-cell>
          <table:table-cell office:value-type="float" office:value="16646" table:style-name="ce6">
            <text:p>16,646<text:s/></text:p>
          </table:table-cell>
          <table:table-cell office:value-type="float" office:value="14464" table:style-name="ce6">
            <text:p>14,464<text:s/></text:p>
          </table:table-cell>
          <table:table-cell office:value-type="float" office:value="9500" table:style-name="ce6">
            <text:p>9,500<text:s/></text:p>
          </table:table-cell>
          <table:table-cell office:value-type="float" office:value="136694" table:style-name="ce6">
            <text:p>136,694<text:s/></text:p>
          </table:table-cell>
          <table:table-cell office:value-type="float" office:value="43762" table:style-name="ce6">
            <text:p>43,762<text:s/></text:p>
          </table:table-cell>
          <table:table-cell office:value-type="float" office:value="12621" table:style-name="ce6">
            <text:p>12,621<text:s/></text:p>
          </table:table-cell>
          <table:table-cell office:value-type="float" office:value="14937" table:style-name="ce6">
            <text:p>14,937<text:s/></text:p>
          </table:table-cell>
          <table:table-cell office:value-type="float" office:value="22869" table:style-name="ce6">
            <text:p>22,869<text:s/></text:p>
          </table:table-cell>
          <table:table-cell office:value-type="float" office:value="22789" table:style-name="ce6">
            <text:p>22,789<text:s/></text:p>
          </table:table-cell>
          <table:table-cell office:value-type="float" office:value="23376" table:style-name="ce6">
            <text:p>23,376<text:s/></text:p>
          </table:table-cell>
          <table:table-cell office:value-type="float" office:value="16802" table:style-name="ce6">
            <text:p>16,802<text:s/></text:p>
          </table:table-cell>
          <table:table-cell office:value-type="float" office:value="7130" table:style-name="ce6">
            <text:p>7,130<text:s/></text:p>
          </table:table-cell>
          <table:table-cell office:value-type="float" office:value="19114" table:style-name="ce6">
            <text:p>19,114<text:s/></text:p>
          </table:table-cell>
          <table:table-cell office:value-type="float" office:value="5461" table:style-name="ce6">
            <text:p>5,461<text:s/></text:p>
          </table:table-cell>
          <table:table-cell office:value-type="float" office:value="4737" table:style-name="ce6">
            <text:p>4,737<text:s/></text:p>
          </table:table-cell>
          <table:table-cell office:value-type="float" office:value="15080" table:style-name="ce6">
            <text:p>15,080<text:s/></text:p>
          </table:table-cell>
          <table:table-cell office:value-type="float" office:value="5853" table:style-name="ce6">
            <text:p>5,853<text:s/></text:p>
          </table:table-cell>
          <table:table-cell office:value-type="float" office:value="2806" table:style-name="ce6">
            <text:p>2,806<text:s/></text:p>
          </table:table-cell>
          <table:table-cell office:value-type="float" office:value="1480" table:style-name="ce6">
            <text:p>1,480<text:s/></text:p>
          </table:table-cell>
          <table:table-cell office:value-type="float" office:value="7764" table:style-name="ce6">
            <text:p>7,764<text:s/></text:p>
          </table:table-cell>
          <table:table-cell office:value-type="float" office:value="7511" table:style-name="ce6">
            <text:p>7,511<text:s/></text:p>
          </table:table-cell>
          <table:table-cell office:value-type="float" office:value="10365" table:style-name="ce6">
            <text:p>10,365<text:s/></text:p>
          </table:table-cell>
          <table:table-cell office:value-type="float" office:value="34345" table:style-name="ce6">
            <text:p>34,345<text:s/></text:p>
          </table:table-cell>
          <table:table-cell office:value-type="float" office:value="5942" table:style-name="ce6">
            <text:p>5,942<text:s/></text:p>
          </table:table-cell>
          <table:table-cell office:value-type="float" office:value="9921" table:style-name="ce6">
            <text:p>9,921<text:s/></text:p>
          </table:table-cell>
          <table:table-cell office:value-type="float" office:value="5454" table:style-name="ce6">
            <text:p>5,454<text:s/></text:p>
          </table:table-cell>
          <table:table-cell office:value-type="float" office:value="15413" table:style-name="ce6">
            <text:p>15,413<text:s/></text:p>
          </table:table-cell>
          <table:table-cell office:value-type="float" office:value="13221" table:style-name="ce6">
            <text:p>13,221<text:s/></text:p>
          </table:table-cell>
          <table:table-cell office:value-type="float" office:value="22050" table:style-name="ce6">
            <text:p>22,050<text:s/></text:p>
          </table:table-cell>
          <table:table-cell office:value-type="float" office:value="51721" table:style-name="ce6">
            <text:p>51,721<text:s/></text:p>
          </table:table-cell>
          <table:table-cell office:value-type="float" office:value="26412" table:style-name="ce6">
            <text:p>26,412<text:s/></text:p>
          </table:table-cell>
          <table:table-cell office:value-type="float" office:value="19029" table:style-name="ce6">
            <text:p>19,029<text:s/></text:p>
          </table:table-cell>
          <table:table-cell office:value-type="float" office:value="25300" table:style-name="ce6">
            <text:p>25,300<text:s/></text:p>
          </table:table-cell>
          <table:table-cell office:value-type="float" office:value="64158" table:style-name="ce6">
            <text:p>64,158<text:s/></text:p>
          </table:table-cell>
          <table:table-cell office:value-type="float" office:value="13387" table:style-name="ce6">
            <text:p>13,387<text:s/></text:p>
          </table:table-cell>
          <table:table-cell office:value-type="float" office:value="22873" table:style-name="ce6">
            <text:p>22,873<text:s/></text:p>
          </table:table-cell>
          <table:table-cell office:value-type="float" office:value="24383" table:style-name="ce6">
            <text:p>24,383<text:s/></text:p>
          </table:table-cell>
          <table:table-cell office:value-type="float" office:value="15122" table:style-name="ce6">
            <text:p>15,122<text:s/></text:p>
          </table:table-cell>
          <table:table-cell office:value-type="float" office:value="60010" table:style-name="ce6">
            <text:p>60,010<text:s/></text:p>
          </table:table-cell>
          <table:table-cell office:value-type="float" office:value="13811" table:style-name="ce6">
            <text:p>13,811<text:s/></text:p>
          </table:table-cell>
          <table:table-cell office:value-type="float" office:value="11540" table:style-name="ce6">
            <text:p>11,540<text:s/></text:p>
          </table:table-cell>
          <table:table-cell office:value-type="float" office:value="8020" table:style-name="ce6">
            <text:p>8,020<text:s/></text:p>
          </table:table-cell>
          <table:table-cell office:value-type="float" office:value="16269" table:style-name="ce6">
            <text:p>16,269<text:s/></text:p>
          </table:table-cell>
          <table:table-cell office:value-type="float" office:value="9072" table:style-name="ce6">
            <text:p>9,072<text:s/></text:p>
          </table:table-cell>
          <table:table-cell office:value-type="float" office:value="27373" table:style-name="ce6">
            <text:p>27,373<text:s/></text:p>
          </table:table-cell>
          <table:table-cell office:value-type="float" office:value="10830" table:style-name="ce6">
            <text:p>10,830<text:s/></text:p>
          </table:table-cell>
          <table:table-cell office:value-type="float" office:value="11145" table:style-name="ce6">
            <text:p>11,145<text:s/></text:p>
          </table:table-cell>
          <table:table-cell office:value-type="float" office:value="9138" table:style-name="ce6">
            <text:p>9,138<text:s/></text:p>
          </table:table-cell>
          <table:table-cell office:value-type="float" office:value="15310" table:style-name="ce6">
            <text:p>15,310<text:s/></text:p>
          </table:table-cell>
          <table:table-cell office:value-type="float" office:value="15742" table:style-name="ce6">
            <text:p>15,742<text:s/></text:p>
          </table:table-cell>
          <table:table-cell office:value-type="float" office:value="12901" table:style-name="ce6">
            <text:p>12,901<text:s/></text:p>
          </table:table-cell>
          <table:table-cell office:value-type="float" office:value="13986" table:style-name="ce6">
            <text:p>13,986<text:s/></text:p>
          </table:table-cell>
          <table:table-cell office:value-type="float" office:value="7898" table:style-name="ce6">
            <text:p>7,898<text:s/></text:p>
          </table:table-cell>
          <table:table-cell office:value-type="float" office:value="8016" table:style-name="ce6">
            <text:p>8,016<text:s/></text:p>
          </table:table-cell>
          <table:table-cell office:value-type="float" office:value="4561" table:style-name="ce6">
            <text:p>4,561<text:s/></text:p>
          </table:table-cell>
          <table:table-cell office:value-type="float" office:value="4666" table:style-name="ce6">
            <text:p>4,666<text:s/></text:p>
          </table:table-cell>
          <table:table-cell office:value-type="float" office:value="6630" table:style-name="ce6">
            <text:p>6,630<text:s/></text:p>
          </table:table-cell>
          <table:table-cell office:value-type="float" office:value="6616" table:style-name="ce6">
            <text:p>6,616<text:s/></text:p>
          </table:table-cell>
          <table:table-cell office:value-type="float" office:value="7880" table:style-name="ce6">
            <text:p>7,880<text:s/></text:p>
          </table:table-cell>
          <table:table-cell office:value-type="float" office:value="9302" table:style-name="ce6">
            <text:p>9,302<text:s/></text:p>
          </table:table-cell>
          <table:table-cell office:value-type="float" office:value="10875" table:style-name="ce6">
            <text:p>10,875<text:s/></text:p>
          </table:table-cell>
          <table:table-cell office:value-type="float" office:value="16028" table:style-name="ce6">
            <text:p>16,028<text:s/></text:p>
          </table:table-cell>
          <table:table-cell office:value-type="float" office:value="17379" table:style-name="ce6">
            <text:p>17,379<text:s/></text:p>
          </table:table-cell>
          <table:table-cell office:value-type="float" office:value="8763" table:style-name="ce6">
            <text:p>8,763<text:s/></text:p>
          </table:table-cell>
          <table:table-cell office:value-type="float" office:value="8214" table:style-name="ce6">
            <text:p>8,214<text:s/></text:p>
          </table:table-cell>
          <table:table-cell office:value-type="float" office:value="9220" table:style-name="ce6">
            <text:p>9,220<text:s/></text:p>
          </table:table-cell>
          <table:table-cell office:value-type="float" office:value="8300" table:style-name="ce6">
            <text:p>8,300<text:s/></text:p>
          </table:table-cell>
          <table:table-cell office:value-type="float" office:value="8810" table:style-name="ce6">
            <text:p>8,810<text:s/></text:p>
          </table:table-cell>
          <table:table-cell office:value-type="float" office:value="6703" table:style-name="ce6">
            <text:p>6,703<text:s/></text:p>
          </table:table-cell>
          <table:table-cell office:value-type="float" office:value="6561" table:style-name="ce6">
            <text:p>6,561<text:s/></text:p>
          </table:table-cell>
          <table:table-cell office:value-type="float" office:value="806" table:style-name="ce6">
            <text:p>806<text:s/></text:p>
          </table:table-cell>
          <table:table-cell office:value-type="float" office:value="2327" table:style-name="ce6">
            <text:p>2,327<text:s/></text:p>
          </table:table-cell>
          <table:table-cell office:value-type="float" office:value="3148" table:style-name="ce6">
            <text:p>3,148<text:s/></text:p>
          </table:table-cell>
          <table:table-cell office:value-type="float" office:value="4146" table:style-name="ce6">
            <text:p>4,146<text:s/></text:p>
          </table:table-cell>
          <table:table-cell office:value-type="float" office:value="1096" table:style-name="ce6">
            <text:p>1,096<text:s/></text:p>
          </table:table-cell>
          <table:table-cell office:value-type="float" office:value="1346" table:style-name="ce6">
            <text:p>1,346<text:s/></text:p>
          </table:table-cell>
          <table:table-cell office:value-type="float" office:value="1718" table:style-name="ce6">
            <text:p>1,718<text:s/></text:p>
          </table:table-cell>
          <table:table-cell office:value-type="float" office:value="11376" table:style-name="ce6">
            <text:p>11,376<text:s/></text:p>
          </table:table-cell>
          <table:table-cell office:value-type="float" office:value="1945" table:style-name="ce6">
            <text:p>1,945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3573" table:style-name="ce6">
            <text:p>3,573<text:s/></text:p>
          </table:table-cell>
          <table:table-cell table:number-columns-repeated="16264"/>
        </table:table-row>
        <table:table-row table:style-name="ro2">
          <table:table-cell office:value-type="date" office:date-value="2021-12-20T00:00:00" table:style-name="ce5">
            <text:p>2021/12/20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12884" table:style-name="ce6">
            <text:p>12,884<text:s/></text:p>
          </table:table-cell>
          <table:table-cell office:value-type="float" office:value="38271" table:style-name="ce6">
            <text:p>38,271<text:s/></text:p>
          </table:table-cell>
          <table:table-cell office:value-type="float" office:value="34978" table:style-name="ce6">
            <text:p>34,978<text:s/></text:p>
          </table:table-cell>
          <table:table-cell office:value-type="float" office:value="23148" table:style-name="ce6">
            <text:p>23,148<text:s/></text:p>
          </table:table-cell>
          <table:table-cell office:value-type="float" office:value="13151" table:style-name="ce6">
            <text:p>13,151<text:s/></text:p>
          </table:table-cell>
          <table:table-cell office:value-type="float" office:value="10362" table:style-name="ce6">
            <text:p>10,362<text:s/></text:p>
          </table:table-cell>
          <table:table-cell office:value-type="float" office:value="3719" table:style-name="ce6">
            <text:p>3,719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13216" table:style-name="ce6">
            <text:p>13,216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4451" table:style-name="ce6">
            <text:p>4,451<text:s/></text:p>
          </table:table-cell>
          <table:table-cell office:value-type="float" office:value="4893" table:style-name="ce6">
            <text:p>4,893<text:s/></text:p>
          </table:table-cell>
          <table:table-cell office:value-type="float" office:value="9406" table:style-name="ce6">
            <text:p>9,406<text:s/></text:p>
          </table:table-cell>
          <table:table-cell office:value-type="float" office:value="10870" table:style-name="ce6">
            <text:p>10,870<text:s/></text:p>
          </table:table-cell>
          <table:table-cell office:value-type="float" office:value="16698" table:style-name="ce6">
            <text:p>16,698<text:s/></text:p>
          </table:table-cell>
          <table:table-cell office:value-type="float" office:value="16622" table:style-name="ce6">
            <text:p>16,622<text:s/></text:p>
          </table:table-cell>
          <table:table-cell office:value-type="float" office:value="5484" table:style-name="ce6">
            <text:p>5,484<text:s/></text:p>
          </table:table-cell>
          <table:table-cell office:value-type="float" office:value="8552" table:style-name="ce6">
            <text:p>8,552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8224" table:style-name="ce6">
            <text:p>8,224<text:s/></text:p>
          </table:table-cell>
          <table:table-cell office:value-type="float" office:value="8183" table:style-name="ce6">
            <text:p>8,183<text:s/></text:p>
          </table:table-cell>
          <table:table-cell office:value-type="float" office:value="5729" table:style-name="ce6">
            <text:p>5,729<text:s/></text:p>
          </table:table-cell>
          <table:table-cell office:value-type="float" office:value="25675" table:style-name="ce6">
            <text:p>25,675<text:s/></text:p>
          </table:table-cell>
          <table:table-cell office:value-type="float" office:value="2890" table:style-name="ce6">
            <text:p>2,890<text:s/></text:p>
          </table:table-cell>
          <table:table-cell office:value-type="float" office:value="10530" table:style-name="ce6">
            <text:p>10,530<text:s/></text:p>
          </table:table-cell>
          <table:table-cell office:value-type="float" office:value="12388" table:style-name="ce6">
            <text:p>12,388<text:s/></text:p>
          </table:table-cell>
          <table:table-cell office:value-type="float" office:value="14926" table:style-name="ce6">
            <text:p>14,926<text:s/></text:p>
          </table:table-cell>
          <table:table-cell office:value-type="float" office:value="22261" table:style-name="ce6">
            <text:p>22,261<text:s/></text:p>
          </table:table-cell>
          <table:table-cell office:value-type="float" office:value="16112" table:style-name="ce6">
            <text:p>16,112<text:s/></text:p>
          </table:table-cell>
          <table:table-cell office:value-type="float" office:value="9121" table:style-name="ce6">
            <text:p>9,121<text:s/></text:p>
          </table:table-cell>
          <table:table-cell office:value-type="float" office:value="24044" table:style-name="ce6">
            <text:p>24,044<text:s/></text:p>
          </table:table-cell>
          <table:table-cell office:value-type="float" office:value="14512" table:style-name="ce6">
            <text:p>14,512<text:s/></text:p>
          </table:table-cell>
          <table:table-cell office:value-type="float" office:value="28519" table:style-name="ce6">
            <text:p>28,519<text:s/></text:p>
          </table:table-cell>
          <table:table-cell office:value-type="float" office:value="22168" table:style-name="ce6">
            <text:p>22,168<text:s/></text:p>
          </table:table-cell>
          <table:table-cell office:value-type="float" office:value="9256" table:style-name="ce6">
            <text:p>9,256<text:s/></text:p>
          </table:table-cell>
          <table:table-cell office:value-type="float" office:value="32927" table:style-name="ce6">
            <text:p>32,927<text:s/></text:p>
          </table:table-cell>
          <table:table-cell office:value-type="float" office:value="23753" table:style-name="ce6">
            <text:p>23,753<text:s/></text:p>
          </table:table-cell>
          <table:table-cell office:value-type="float" office:value="23988" table:style-name="ce6">
            <text:p>23,988<text:s/></text:p>
          </table:table-cell>
          <table:table-cell office:value-type="float" office:value="18959" table:style-name="ce6">
            <text:p>18,959<text:s/></text:p>
          </table:table-cell>
          <table:table-cell office:value-type="float" office:value="21520" table:style-name="ce6">
            <text:p>21,520<text:s/></text:p>
          </table:table-cell>
          <table:table-cell office:value-type="float" office:value="109162" table:style-name="ce6">
            <text:p>109,162<text:s/></text:p>
          </table:table-cell>
          <table:table-cell office:value-type="float" office:value="36826" table:style-name="ce6">
            <text:p>36,826<text:s/></text:p>
          </table:table-cell>
          <table:table-cell office:value-type="float" office:value="19368" table:style-name="ce6">
            <text:p>19,368<text:s/></text:p>
          </table:table-cell>
          <table:table-cell office:value-type="float" office:value="20592" table:style-name="ce6">
            <text:p>20,592<text:s/></text:p>
          </table:table-cell>
          <table:table-cell office:value-type="float" office:value="23435" table:style-name="ce6">
            <text:p>23,435<text:s/></text:p>
          </table:table-cell>
          <table:table-cell office:value-type="float" office:value="24105" table:style-name="ce6">
            <text:p>24,105<text:s/></text:p>
          </table:table-cell>
          <table:table-cell office:value-type="float" office:value="25027" table:style-name="ce6">
            <text:p>25,027<text:s/></text:p>
          </table:table-cell>
          <table:table-cell office:value-type="float" office:value="20999" table:style-name="ce6">
            <text:p>20,999<text:s/></text:p>
          </table:table-cell>
          <table:table-cell office:value-type="float" office:value="12164" table:style-name="ce6">
            <text:p>12,164<text:s/></text:p>
          </table:table-cell>
          <table:table-cell office:value-type="float" office:value="29587" table:style-name="ce6">
            <text:p>29,587<text:s/></text:p>
          </table:table-cell>
          <table:table-cell office:value-type="float" office:value="6326" table:style-name="ce6">
            <text:p>6,326<text:s/></text:p>
          </table:table-cell>
          <table:table-cell office:value-type="float" office:value="7734" table:style-name="ce6">
            <text:p>7,734<text:s/></text:p>
          </table:table-cell>
          <table:table-cell office:value-type="float" office:value="18172" table:style-name="ce6">
            <text:p>18,172<text:s/></text:p>
          </table:table-cell>
          <table:table-cell office:value-type="float" office:value="4686" table:style-name="ce6">
            <text:p>4,686<text:s/></text:p>
          </table:table-cell>
          <table:table-cell office:value-type="float" office:value="3504" table:style-name="ce6">
            <text:p>3,504<text:s/></text:p>
          </table:table-cell>
          <table:table-cell office:value-type="float" office:value="3174" table:style-name="ce6">
            <text:p>3,174<text:s/></text:p>
          </table:table-cell>
          <table:table-cell office:value-type="float" office:value="13944" table:style-name="ce6">
            <text:p>13,944<text:s/></text:p>
          </table:table-cell>
          <table:table-cell office:value-type="float" office:value="9232" table:style-name="ce6">
            <text:p>9,232<text:s/></text:p>
          </table:table-cell>
          <table:table-cell office:value-type="float" office:value="11562" table:style-name="ce6">
            <text:p>11,562<text:s/></text:p>
          </table:table-cell>
          <table:table-cell office:value-type="float" office:value="29476" table:style-name="ce6">
            <text:p>29,476<text:s/></text:p>
          </table:table-cell>
          <table:table-cell office:value-type="float" office:value="8826" table:style-name="ce6">
            <text:p>8,826<text:s/></text:p>
          </table:table-cell>
          <table:table-cell office:value-type="float" office:value="12435" table:style-name="ce6">
            <text:p>12,435<text:s/></text:p>
          </table:table-cell>
          <table:table-cell office:value-type="float" office:value="7465" table:style-name="ce6">
            <text:p>7,465<text:s/></text:p>
          </table:table-cell>
          <table:table-cell office:value-type="float" office:value="21759" table:style-name="ce6">
            <text:p>21,759<text:s/></text:p>
          </table:table-cell>
          <table:table-cell office:value-type="float" office:value="22576" table:style-name="ce6">
            <text:p>22,576<text:s/></text:p>
          </table:table-cell>
          <table:table-cell office:value-type="float" office:value="24482" table:style-name="ce6">
            <text:p>24,482<text:s/></text:p>
          </table:table-cell>
          <table:table-cell office:value-type="float" office:value="40811" table:style-name="ce6">
            <text:p>40,811<text:s/></text:p>
          </table:table-cell>
          <table:table-cell office:value-type="float" office:value="36107" table:style-name="ce6">
            <text:p>36,107<text:s/></text:p>
          </table:table-cell>
          <table:table-cell office:value-type="float" office:value="24510" table:style-name="ce6">
            <text:p>24,510<text:s/></text:p>
          </table:table-cell>
          <table:table-cell office:value-type="float" office:value="22903" table:style-name="ce6">
            <text:p>22,903<text:s/></text:p>
          </table:table-cell>
          <table:table-cell office:value-type="float" office:value="49767" table:style-name="ce6">
            <text:p>49,767<text:s/></text:p>
          </table:table-cell>
          <table:table-cell office:value-type="float" office:value="21236" table:style-name="ce6">
            <text:p>21,236<text:s/></text:p>
          </table:table-cell>
          <table:table-cell office:value-type="float" office:value="27520" table:style-name="ce6">
            <text:p>27,520<text:s/></text:p>
          </table:table-cell>
          <table:table-cell office:value-type="float" office:value="29434" table:style-name="ce6">
            <text:p>29,434<text:s/></text:p>
          </table:table-cell>
          <table:table-cell office:value-type="float" office:value="17290" table:style-name="ce6">
            <text:p>17,290<text:s/></text:p>
          </table:table-cell>
          <table:table-cell office:value-type="float" office:value="57127" table:style-name="ce6">
            <text:p>57,127<text:s/></text:p>
          </table:table-cell>
          <table:table-cell office:value-type="float" office:value="18556" table:style-name="ce6">
            <text:p>18,556<text:s/></text:p>
          </table:table-cell>
          <table:table-cell office:value-type="float" office:value="14396" table:style-name="ce6">
            <text:p>14,396<text:s/></text:p>
          </table:table-cell>
          <table:table-cell office:value-type="float" office:value="13841" table:style-name="ce6">
            <text:p>13,841<text:s/></text:p>
          </table:table-cell>
          <table:table-cell office:value-type="float" office:value="18139" table:style-name="ce6">
            <text:p>18,139<text:s/></text:p>
          </table:table-cell>
          <table:table-cell office:value-type="float" office:value="12448" table:style-name="ce6">
            <text:p>12,448<text:s/></text:p>
          </table:table-cell>
          <table:table-cell office:value-type="float" office:value="24197" table:style-name="ce6">
            <text:p>24,197<text:s/></text:p>
          </table:table-cell>
          <table:table-cell office:value-type="float" office:value="17538" table:style-name="ce6">
            <text:p>17,538<text:s/></text:p>
          </table:table-cell>
          <table:table-cell office:value-type="float" office:value="6683" table:style-name="ce6">
            <text:p>6,683<text:s/></text:p>
          </table:table-cell>
          <table:table-cell office:value-type="float" office:value="10331" table:style-name="ce6">
            <text:p>10,331<text:s/></text:p>
          </table:table-cell>
          <table:table-cell office:value-type="float" office:value="34282" table:style-name="ce6">
            <text:p>34,282<text:s/></text:p>
          </table:table-cell>
          <table:table-cell office:value-type="float" office:value="20484" table:style-name="ce6">
            <text:p>20,484<text:s/></text:p>
          </table:table-cell>
          <table:table-cell office:value-type="float" office:value="22128" table:style-name="ce6">
            <text:p>22,128<text:s/></text:p>
          </table:table-cell>
          <table:table-cell office:value-type="float" office:value="20408" table:style-name="ce6">
            <text:p>20,408<text:s/></text:p>
          </table:table-cell>
          <table:table-cell office:value-type="float" office:value="14524" table:style-name="ce6">
            <text:p>14,524<text:s/></text:p>
          </table:table-cell>
          <table:table-cell office:value-type="float" office:value="10453" table:style-name="ce6">
            <text:p>10,453<text:s/></text:p>
          </table:table-cell>
          <table:table-cell office:value-type="float" office:value="5606" table:style-name="ce6">
            <text:p>5,606<text:s/></text:p>
          </table:table-cell>
          <table:table-cell office:value-type="float" office:value="4628" table:style-name="ce6">
            <text:p>4,628<text:s/></text:p>
          </table:table-cell>
          <table:table-cell office:value-type="float" office:value="6268" table:style-name="ce6">
            <text:p>6,268<text:s/></text:p>
          </table:table-cell>
          <table:table-cell office:value-type="float" office:value="9975" table:style-name="ce6">
            <text:p>9,975<text:s/></text:p>
          </table:table-cell>
          <table:table-cell office:value-type="float" office:value="9047" table:style-name="ce6">
            <text:p>9,047<text:s/></text:p>
          </table:table-cell>
          <table:table-cell office:value-type="float" office:value="10965" table:style-name="ce6">
            <text:p>10,965<text:s/></text:p>
          </table:table-cell>
          <table:table-cell office:value-type="float" office:value="15126" table:style-name="ce6">
            <text:p>15,126<text:s/></text:p>
          </table:table-cell>
          <table:table-cell office:value-type="float" office:value="25983" table:style-name="ce6">
            <text:p>25,983<text:s/></text:p>
          </table:table-cell>
          <table:table-cell office:value-type="float" office:value="19212" table:style-name="ce6">
            <text:p>19,212<text:s/></text:p>
          </table:table-cell>
          <table:table-cell office:value-type="float" office:value="12902" table:style-name="ce6">
            <text:p>12,902<text:s/></text:p>
          </table:table-cell>
          <table:table-cell office:value-type="float" office:value="11960" table:style-name="ce6">
            <text:p>11,960<text:s/></text:p>
          </table:table-cell>
          <table:table-cell office:value-type="float" office:value="12018" table:style-name="ce6">
            <text:p>12,018<text:s/></text:p>
          </table:table-cell>
          <table:table-cell office:value-type="float" office:value="11638" table:style-name="ce6">
            <text:p>11,638<text:s/></text:p>
          </table:table-cell>
          <table:table-cell office:value-type="float" office:value="11211" table:style-name="ce6">
            <text:p>11,211<text:s/></text:p>
          </table:table-cell>
          <table:table-cell office:value-type="float" office:value="10933" table:style-name="ce6">
            <text:p>10,933<text:s/></text:p>
          </table:table-cell>
          <table:table-cell office:value-type="float" office:value="9054" table:style-name="ce6">
            <text:p>9,054<text:s/></text:p>
          </table:table-cell>
          <table:table-cell office:value-type="float" office:value="1456" table:style-name="ce6">
            <text:p>1,456<text:s/></text:p>
          </table:table-cell>
          <table:table-cell office:value-type="float" office:value="2435" table:style-name="ce6">
            <text:p>2,435<text:s/>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4676" table:style-name="ce6">
            <text:p>4,676<text:s/></text:p>
          </table:table-cell>
          <table:table-cell office:value-type="float" office:value="2374" table:style-name="ce6">
            <text:p>2,374<text:s/></text:p>
          </table:table-cell>
          <table:table-cell office:value-type="float" office:value="3397" table:style-name="ce6">
            <text:p>3,397<text:s/></text:p>
          </table:table-cell>
          <table:table-cell office:value-type="float" office:value="2827" table:style-name="ce6">
            <text:p>2,827<text:s/></text:p>
          </table:table-cell>
          <table:table-cell office:value-type="float" office:value="8414" table:style-name="ce6">
            <text:p>8,414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4562" table:style-name="ce6">
            <text:p>4,562<text:s/></text:p>
          </table:table-cell>
          <table:table-cell table:number-columns-repeated="16264"/>
        </table:table-row>
        <table:table-row table:style-name="ro2">
          <table:table-cell office:value-type="date" office:date-value="2021-12-21T00:00:00" table:style-name="ce5">
            <text:p>2021/12/21</text:p>
          </table:table-cell>
          <table:table-cell office:value-type="float" office:value="3465" table:style-name="ce6">
            <text:p>3,465<text:s/></text:p>
          </table:table-cell>
          <table:table-cell office:value-type="float" office:value="13931" table:style-name="ce6">
            <text:p>13,931<text:s/></text:p>
          </table:table-cell>
          <table:table-cell office:value-type="float" office:value="40498" table:style-name="ce6">
            <text:p>40,498<text:s/></text:p>
          </table:table-cell>
          <table:table-cell office:value-type="float" office:value="37285" table:style-name="ce6">
            <text:p>37,285<text:s/></text:p>
          </table:table-cell>
          <table:table-cell office:value-type="float" office:value="24609" table:style-name="ce6">
            <text:p>24,609<text:s/></text:p>
          </table:table-cell>
          <table:table-cell office:value-type="float" office:value="14432" table:style-name="ce6">
            <text:p>14,432<text:s/></text:p>
          </table:table-cell>
          <table:table-cell office:value-type="float" office:value="10892" table:style-name="ce6">
            <text:p>10,892<text:s/></text:p>
          </table:table-cell>
          <table:table-cell office:value-type="float" office:value="3941" table:style-name="ce6">
            <text:p>3,941<text:s/></text:p>
          </table:table-cell>
          <table:table-cell office:value-type="float" office:value="3098" table:style-name="ce6">
            <text:p>3,098<text:s/></text:p>
          </table:table-cell>
          <table:table-cell office:value-type="float" office:value="13776" table:style-name="ce6">
            <text:p>13,776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4498" table:style-name="ce6">
            <text:p>4,498<text:s/></text:p>
          </table:table-cell>
          <table:table-cell office:value-type="float" office:value="4150" table:style-name="ce6">
            <text:p>4,150<text:s/></text:p>
          </table:table-cell>
          <table:table-cell office:value-type="float" office:value="9718" table:style-name="ce6">
            <text:p>9,718<text:s/></text:p>
          </table:table-cell>
          <table:table-cell office:value-type="float" office:value="10557" table:style-name="ce6">
            <text:p>10,557<text:s/></text:p>
          </table:table-cell>
          <table:table-cell office:value-type="float" office:value="17920" table:style-name="ce6">
            <text:p>17,920<text:s/></text:p>
          </table:table-cell>
          <table:table-cell office:value-type="float" office:value="16597" table:style-name="ce6">
            <text:p>16,597<text:s/></text:p>
          </table:table-cell>
          <table:table-cell office:value-type="float" office:value="5484" table:style-name="ce6">
            <text:p>5,484<text:s/></text:p>
          </table:table-cell>
          <table:table-cell office:value-type="float" office:value="9142" table:style-name="ce6">
            <text:p>9,142<text:s/></text:p>
          </table:table-cell>
          <table:table-cell office:value-type="float" office:value="2882" table:style-name="ce6">
            <text:p>2,882<text:s/></text:p>
          </table:table-cell>
          <table:table-cell office:value-type="float" office:value="8416" table:style-name="ce6">
            <text:p>8,416<text:s/></text:p>
          </table:table-cell>
          <table:table-cell office:value-type="float" office:value="8426" table:style-name="ce6">
            <text:p>8,426<text:s/>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29783" table:style-name="ce6">
            <text:p>29,783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9722" table:style-name="ce6">
            <text:p>9,722<text:s/></text:p>
          </table:table-cell>
          <table:table-cell office:value-type="float" office:value="12677" table:style-name="ce6">
            <text:p>12,677<text:s/></text:p>
          </table:table-cell>
          <table:table-cell office:value-type="float" office:value="15206" table:style-name="ce6">
            <text:p>15,206<text:s/></text:p>
          </table:table-cell>
          <table:table-cell office:value-type="float" office:value="22700" table:style-name="ce6">
            <text:p>22,700<text:s/></text:p>
          </table:table-cell>
          <table:table-cell office:value-type="float" office:value="16730" table:style-name="ce6">
            <text:p>16,730<text:s/></text:p>
          </table:table-cell>
          <table:table-cell office:value-type="float" office:value="9619" table:style-name="ce6">
            <text:p>9,619<text:s/></text:p>
          </table:table-cell>
          <table:table-cell office:value-type="float" office:value="24714" table:style-name="ce6">
            <text:p>24,714<text:s/></text:p>
          </table:table-cell>
          <table:table-cell office:value-type="float" office:value="15806" table:style-name="ce6">
            <text:p>15,806<text:s/></text:p>
          </table:table-cell>
          <table:table-cell office:value-type="float" office:value="30770" table:style-name="ce6">
            <text:p>30,770<text:s/></text:p>
          </table:table-cell>
          <table:table-cell office:value-type="float" office:value="24109" table:style-name="ce6">
            <text:p>24,109<text:s/></text:p>
          </table:table-cell>
          <table:table-cell office:value-type="float" office:value="9738" table:style-name="ce6">
            <text:p>9,738<text:s/></text:p>
          </table:table-cell>
          <table:table-cell office:value-type="float" office:value="34767" table:style-name="ce6">
            <text:p>34,767<text:s/></text:p>
          </table:table-cell>
          <table:table-cell office:value-type="float" office:value="25072" table:style-name="ce6">
            <text:p>25,072<text:s/></text:p>
          </table:table-cell>
          <table:table-cell office:value-type="float" office:value="25031" table:style-name="ce6">
            <text:p>25,031<text:s/></text:p>
          </table:table-cell>
          <table:table-cell office:value-type="float" office:value="19323" table:style-name="ce6">
            <text:p>19,323<text:s/></text:p>
          </table:table-cell>
          <table:table-cell office:value-type="float" office:value="21951" table:style-name="ce6">
            <text:p>21,951<text:s/></text:p>
          </table:table-cell>
          <table:table-cell office:value-type="float" office:value="105167" table:style-name="ce6">
            <text:p>105,167<text:s/></text:p>
          </table:table-cell>
          <table:table-cell office:value-type="float" office:value="38511" table:style-name="ce6">
            <text:p>38,511<text:s/></text:p>
          </table:table-cell>
          <table:table-cell office:value-type="float" office:value="20101" table:style-name="ce6">
            <text:p>20,101<text:s/></text:p>
          </table:table-cell>
          <table:table-cell office:value-type="float" office:value="21197" table:style-name="ce6">
            <text:p>21,197<text:s/></text:p>
          </table:table-cell>
          <table:table-cell office:value-type="float" office:value="24085" table:style-name="ce6">
            <text:p>24,085<text:s/></text:p>
          </table:table-cell>
          <table:table-cell office:value-type="float" office:value="23284" table:style-name="ce6">
            <text:p>23,284<text:s/></text:p>
          </table:table-cell>
          <table:table-cell office:value-type="float" office:value="24855" table:style-name="ce6">
            <text:p>24,855<text:s/></text:p>
          </table:table-cell>
          <table:table-cell office:value-type="float" office:value="21117" table:style-name="ce6">
            <text:p>21,117<text:s/></text:p>
          </table:table-cell>
          <table:table-cell office:value-type="float" office:value="12072" table:style-name="ce6">
            <text:p>12,072<text:s/></text:p>
          </table:table-cell>
          <table:table-cell office:value-type="float" office:value="28746" table:style-name="ce6">
            <text:p>28,746<text:s/></text:p>
          </table:table-cell>
          <table:table-cell office:value-type="float" office:value="6457" table:style-name="ce6">
            <text:p>6,457<text:s/></text:p>
          </table:table-cell>
          <table:table-cell office:value-type="float" office:value="7636" table:style-name="ce6">
            <text:p>7,636<text:s/></text:p>
          </table:table-cell>
          <table:table-cell office:value-type="float" office:value="17729" table:style-name="ce6">
            <text:p>17,729<text:s/></text:p>
          </table:table-cell>
          <table:table-cell office:value-type="float" office:value="4629" table:style-name="ce6">
            <text:p>4,629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13699" table:style-name="ce6">
            <text:p>13,699<text:s/></text:p>
          </table:table-cell>
          <table:table-cell office:value-type="float" office:value="9122" table:style-name="ce6">
            <text:p>9,122<text:s/></text:p>
          </table:table-cell>
          <table:table-cell office:value-type="float" office:value="11271" table:style-name="ce6">
            <text:p>11,271<text:s/></text:p>
          </table:table-cell>
          <table:table-cell office:value-type="float" office:value="27238" table:style-name="ce6">
            <text:p>27,238<text:s/></text:p>
          </table:table-cell>
          <table:table-cell office:value-type="float" office:value="8693" table:style-name="ce6">
            <text:p>8,693<text:s/></text:p>
          </table:table-cell>
          <table:table-cell office:value-type="float" office:value="12411" table:style-name="ce6">
            <text:p>12,411<text:s/></text:p>
          </table:table-cell>
          <table:table-cell office:value-type="float" office:value="7370" table:style-name="ce6">
            <text:p>7,370<text:s/></text:p>
          </table:table-cell>
          <table:table-cell office:value-type="float" office:value="21992" table:style-name="ce6">
            <text:p>21,992<text:s/></text:p>
          </table:table-cell>
          <table:table-cell office:value-type="float" office:value="23246" table:style-name="ce6">
            <text:p>23,246<text:s/></text:p>
          </table:table-cell>
          <table:table-cell office:value-type="float" office:value="24496" table:style-name="ce6">
            <text:p>24,496<text:s/></text:p>
          </table:table-cell>
          <table:table-cell office:value-type="float" office:value="39787" table:style-name="ce6">
            <text:p>39,787<text:s/></text:p>
          </table:table-cell>
          <table:table-cell office:value-type="float" office:value="37147" table:style-name="ce6">
            <text:p>37,147<text:s/></text:p>
          </table:table-cell>
          <table:table-cell office:value-type="float" office:value="25375" table:style-name="ce6">
            <text:p>25,375<text:s/></text:p>
          </table:table-cell>
          <table:table-cell office:value-type="float" office:value="22294" table:style-name="ce6">
            <text:p>22,294<text:s/></text:p>
          </table:table-cell>
          <table:table-cell office:value-type="float" office:value="50376" table:style-name="ce6">
            <text:p>50,376<text:s/></text:p>
          </table:table-cell>
          <table:table-cell office:value-type="float" office:value="23398" table:style-name="ce6">
            <text:p>23,398<text:s/></text:p>
          </table:table-cell>
          <table:table-cell office:value-type="float" office:value="29112" table:style-name="ce6">
            <text:p>29,112<text:s/></text:p>
          </table:table-cell>
          <table:table-cell office:value-type="float" office:value="31156" table:style-name="ce6">
            <text:p>31,156<text:s/></text:p>
          </table:table-cell>
          <table:table-cell office:value-type="float" office:value="18442" table:style-name="ce6">
            <text:p>18,442<text:s/></text:p>
          </table:table-cell>
          <table:table-cell office:value-type="float" office:value="58383" table:style-name="ce6">
            <text:p>58,383<text:s/></text:p>
          </table:table-cell>
          <table:table-cell office:value-type="float" office:value="20032" table:style-name="ce6">
            <text:p>20,032<text:s/></text:p>
          </table:table-cell>
          <table:table-cell office:value-type="float" office:value="15243" table:style-name="ce6">
            <text:p>15,243<text:s/></text:p>
          </table:table-cell>
          <table:table-cell office:value-type="float" office:value="14272" table:style-name="ce6">
            <text:p>14,272<text:s/></text:p>
          </table:table-cell>
          <table:table-cell office:value-type="float" office:value="19797" table:style-name="ce6">
            <text:p>19,797<text:s/></text:p>
          </table:table-cell>
          <table:table-cell office:value-type="float" office:value="12407" table:style-name="ce6">
            <text:p>12,407<text:s/></text:p>
          </table:table-cell>
          <table:table-cell office:value-type="float" office:value="24487" table:style-name="ce6">
            <text:p>24,487<text:s/></text:p>
          </table:table-cell>
          <table:table-cell office:value-type="float" office:value="19247" table:style-name="ce6">
            <text:p>19,247<text:s/></text:p>
          </table:table-cell>
          <table:table-cell office:value-type="float" office:value="6656" table:style-name="ce6">
            <text:p>6,656<text:s/></text:p>
          </table:table-cell>
          <table:table-cell office:value-type="float" office:value="10727" table:style-name="ce6">
            <text:p>10,727<text:s/></text:p>
          </table:table-cell>
          <table:table-cell office:value-type="float" office:value="37095" table:style-name="ce6">
            <text:p>37,095<text:s/></text:p>
          </table:table-cell>
          <table:table-cell office:value-type="float" office:value="22009" table:style-name="ce6">
            <text:p>22,009<text:s/></text:p>
          </table:table-cell>
          <table:table-cell office:value-type="float" office:value="23862" table:style-name="ce6">
            <text:p>23,862<text:s/></text:p>
          </table:table-cell>
          <table:table-cell office:value-type="float" office:value="21045" table:style-name="ce6">
            <text:p>21,045<text:s/></text:p>
          </table:table-cell>
          <table:table-cell office:value-type="float" office:value="14780" table:style-name="ce6">
            <text:p>14,780<text:s/></text:p>
          </table:table-cell>
          <table:table-cell office:value-type="float" office:value="10671" table:style-name="ce6">
            <text:p>10,671<text:s/></text:p>
          </table:table-cell>
          <table:table-cell office:value-type="float" office:value="5530" table:style-name="ce6">
            <text:p>5,530<text:s/></text:p>
          </table:table-cell>
          <table:table-cell office:value-type="float" office:value="4879" table:style-name="ce6">
            <text:p>4,879<text:s/></text:p>
          </table:table-cell>
          <table:table-cell office:value-type="float" office:value="6438" table:style-name="ce6">
            <text:p>6,438<text:s/></text:p>
          </table:table-cell>
          <table:table-cell office:value-type="float" office:value="10368" table:style-name="ce6">
            <text:p>10,368<text:s/></text:p>
          </table:table-cell>
          <table:table-cell office:value-type="float" office:value="9448" table:style-name="ce6">
            <text:p>9,448<text:s/></text:p>
          </table:table-cell>
          <table:table-cell office:value-type="float" office:value="11383" table:style-name="ce6">
            <text:p>11,383<text:s/></text:p>
          </table:table-cell>
          <table:table-cell office:value-type="float" office:value="16299" table:style-name="ce6">
            <text:p>16,299<text:s/></text:p>
          </table:table-cell>
          <table:table-cell office:value-type="float" office:value="26959" table:style-name="ce6">
            <text:p>26,959<text:s/></text:p>
          </table:table-cell>
          <table:table-cell office:value-type="float" office:value="21031" table:style-name="ce6">
            <text:p>21,031<text:s/></text:p>
          </table:table-cell>
          <table:table-cell office:value-type="float" office:value="13308" table:style-name="ce6">
            <text:p>13,308<text:s/></text:p>
          </table:table-cell>
          <table:table-cell office:value-type="float" office:value="12059" table:style-name="ce6">
            <text:p>12,059<text:s/></text:p>
          </table:table-cell>
          <table:table-cell office:value-type="float" office:value="12505" table:style-name="ce6">
            <text:p>12,505<text:s/></text:p>
          </table:table-cell>
          <table:table-cell office:value-type="float" office:value="12305" table:style-name="ce6">
            <text:p>12,305<text:s/></text:p>
          </table:table-cell>
          <table:table-cell office:value-type="float" office:value="11586" table:style-name="ce6">
            <text:p>11,586<text:s/></text:p>
          </table:table-cell>
          <table:table-cell office:value-type="float" office:value="10922" table:style-name="ce6">
            <text:p>10,922<text:s/></text:p>
          </table:table-cell>
          <table:table-cell office:value-type="float" office:value="9237" table:style-name="ce6">
            <text:p>9,237<text:s/></text:p>
          </table:table-cell>
          <table:table-cell office:value-type="float" office:value="1430" table:style-name="ce6">
            <text:p>1,430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4181" table:style-name="ce6">
            <text:p>4,181<text:s/></text:p>
          </table:table-cell>
          <table:table-cell office:value-type="float" office:value="4827" table:style-name="ce6">
            <text:p>4,827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3062" table:style-name="ce6">
            <text:p>3,062<text:s/></text:p>
          </table:table-cell>
          <table:table-cell office:value-type="float" office:value="8012" table:style-name="ce6">
            <text:p>8,012<text:s/>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4607" table:style-name="ce6">
            <text:p>4,607<text:s/></text:p>
          </table:table-cell>
          <table:table-cell table:number-columns-repeated="16264"/>
        </table:table-row>
        <table:table-row table:style-name="ro2">
          <table:table-cell office:value-type="date" office:date-value="2021-12-22T00:00:00" table:style-name="ce5">
            <text:p>2021/12/22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13952" table:style-name="ce6">
            <text:p>13,952<text:s/></text:p>
          </table:table-cell>
          <table:table-cell office:value-type="float" office:value="41231" table:style-name="ce6">
            <text:p>41,231<text:s/></text:p>
          </table:table-cell>
          <table:table-cell office:value-type="float" office:value="39193" table:style-name="ce6">
            <text:p>39,193<text:s/></text:p>
          </table:table-cell>
          <table:table-cell office:value-type="float" office:value="25110" table:style-name="ce6">
            <text:p>25,110<text:s/></text:p>
          </table:table-cell>
          <table:table-cell office:value-type="float" office:value="14112" table:style-name="ce6">
            <text:p>14,112<text:s/></text:p>
          </table:table-cell>
          <table:table-cell office:value-type="float" office:value="11188" table:style-name="ce6">
            <text:p>11,188<text:s/></text:p>
          </table:table-cell>
          <table:table-cell office:value-type="float" office:value="3793" table:style-name="ce6">
            <text:p>3,793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13895" table:style-name="ce6">
            <text:p>13,895<text:s/></text:p>
          </table:table-cell>
          <table:table-cell office:value-type="float" office:value="2000" table:style-name="ce6">
            <text:p>2,000<text:s/></text:p>
          </table:table-cell>
          <table:table-cell office:value-type="float" office:value="4501" table:style-name="ce6">
            <text:p>4,501<text:s/></text:p>
          </table:table-cell>
          <table:table-cell office:value-type="float" office:value="4194" table:style-name="ce6">
            <text:p>4,194<text:s/></text:p>
          </table:table-cell>
          <table:table-cell office:value-type="float" office:value="9633" table:style-name="ce6">
            <text:p>9,633<text:s/></text:p>
          </table:table-cell>
          <table:table-cell office:value-type="float" office:value="11080" table:style-name="ce6">
            <text:p>11,080<text:s/></text:p>
          </table:table-cell>
          <table:table-cell office:value-type="float" office:value="17703" table:style-name="ce6">
            <text:p>17,703<text:s/></text:p>
          </table:table-cell>
          <table:table-cell office:value-type="float" office:value="17247" table:style-name="ce6">
            <text:p>17,247<text:s/>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9054" table:style-name="ce6">
            <text:p>9,054<text:s/></text:p>
          </table:table-cell>
          <table:table-cell office:value-type="float" office:value="2906" table:style-name="ce6">
            <text:p>2,906<text:s/></text:p>
          </table:table-cell>
          <table:table-cell office:value-type="float" office:value="8450" table:style-name="ce6">
            <text:p>8,450<text:s/></text:p>
          </table:table-cell>
          <table:table-cell office:value-type="float" office:value="8554" table:style-name="ce6">
            <text:p>8,554<text:s/></text:p>
          </table:table-cell>
          <table:table-cell office:value-type="float" office:value="6404" table:style-name="ce6">
            <text:p>6,404<text:s/></text:p>
          </table:table-cell>
          <table:table-cell office:value-type="float" office:value="33632" table:style-name="ce6">
            <text:p>33,632<text:s/></text:p>
          </table:table-cell>
          <table:table-cell office:value-type="float" office:value="3130" table:style-name="ce6">
            <text:p>3,130<text:s/></text:p>
          </table:table-cell>
          <table:table-cell office:value-type="float" office:value="10011" table:style-name="ce6">
            <text:p>10,011<text:s/></text:p>
          </table:table-cell>
          <table:table-cell office:value-type="float" office:value="12860" table:style-name="ce6">
            <text:p>12,860<text:s/></text:p>
          </table:table-cell>
          <table:table-cell office:value-type="float" office:value="15503" table:style-name="ce6">
            <text:p>15,503<text:s/></text:p>
          </table:table-cell>
          <table:table-cell office:value-type="float" office:value="23078" table:style-name="ce6">
            <text:p>23,078<text:s/></text:p>
          </table:table-cell>
          <table:table-cell office:value-type="float" office:value="16636" table:style-name="ce6">
            <text:p>16,636<text:s/></text:p>
          </table:table-cell>
          <table:table-cell office:value-type="float" office:value="9727" table:style-name="ce6">
            <text:p>9,727<text:s/></text:p>
          </table:table-cell>
          <table:table-cell office:value-type="float" office:value="24980" table:style-name="ce6">
            <text:p>24,980<text:s/></text:p>
          </table:table-cell>
          <table:table-cell office:value-type="float" office:value="16005" table:style-name="ce6">
            <text:p>16,005<text:s/></text:p>
          </table:table-cell>
          <table:table-cell office:value-type="float" office:value="31354" table:style-name="ce6">
            <text:p>31,354<text:s/></text:p>
          </table:table-cell>
          <table:table-cell office:value-type="float" office:value="23538" table:style-name="ce6">
            <text:p>23,538<text:s/></text:p>
          </table:table-cell>
          <table:table-cell office:value-type="float" office:value="9704" table:style-name="ce6">
            <text:p>9,704<text:s/></text:p>
          </table:table-cell>
          <table:table-cell office:value-type="float" office:value="35079" table:style-name="ce6">
            <text:p>35,079<text:s/></text:p>
          </table:table-cell>
          <table:table-cell office:value-type="float" office:value="25215" table:style-name="ce6">
            <text:p>25,215<text:s/></text:p>
          </table:table-cell>
          <table:table-cell office:value-type="float" office:value="24819" table:style-name="ce6">
            <text:p>24,819<text:s/></text:p>
          </table:table-cell>
          <table:table-cell office:value-type="float" office:value="19711" table:style-name="ce6">
            <text:p>19,711<text:s/></text:p>
          </table:table-cell>
          <table:table-cell office:value-type="float" office:value="22236" table:style-name="ce6">
            <text:p>22,236<text:s/></text:p>
          </table:table-cell>
          <table:table-cell office:value-type="float" office:value="108570" table:style-name="ce6">
            <text:p>108,570<text:s/></text:p>
          </table:table-cell>
          <table:table-cell office:value-type="float" office:value="41298" table:style-name="ce6">
            <text:p>41,298<text:s/></text:p>
          </table:table-cell>
          <table:table-cell office:value-type="float" office:value="20269" table:style-name="ce6">
            <text:p>20,269<text:s/></text:p>
          </table:table-cell>
          <table:table-cell office:value-type="float" office:value="21795" table:style-name="ce6">
            <text:p>21,795<text:s/></text:p>
          </table:table-cell>
          <table:table-cell office:value-type="float" office:value="24214" table:style-name="ce6">
            <text:p>24,214<text:s/></text:p>
          </table:table-cell>
          <table:table-cell office:value-type="float" office:value="24373" table:style-name="ce6">
            <text:p>24,373<text:s/></text:p>
          </table:table-cell>
          <table:table-cell office:value-type="float" office:value="25607" table:style-name="ce6">
            <text:p>25,607<text:s/></text:p>
          </table:table-cell>
          <table:table-cell office:value-type="float" office:value="22190" table:style-name="ce6">
            <text:p>22,190<text:s/></text:p>
          </table:table-cell>
          <table:table-cell office:value-type="float" office:value="12098" table:style-name="ce6">
            <text:p>12,098<text:s/></text:p>
          </table:table-cell>
          <table:table-cell office:value-type="float" office:value="29704" table:style-name="ce6">
            <text:p>29,704<text:s/></text:p>
          </table:table-cell>
          <table:table-cell office:value-type="float" office:value="6575" table:style-name="ce6">
            <text:p>6,575<text:s/></text:p>
          </table:table-cell>
          <table:table-cell office:value-type="float" office:value="7787" table:style-name="ce6">
            <text:p>7,787<text:s/></text:p>
          </table:table-cell>
          <table:table-cell office:value-type="float" office:value="18378" table:style-name="ce6">
            <text:p>18,378<text:s/></text:p>
          </table:table-cell>
          <table:table-cell office:value-type="float" office:value="4692" table:style-name="ce6">
            <text:p>4,692<text:s/>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14081" table:style-name="ce6">
            <text:p>14,081<text:s/></text:p>
          </table:table-cell>
          <table:table-cell office:value-type="float" office:value="9371" table:style-name="ce6">
            <text:p>9,371<text:s/></text:p>
          </table:table-cell>
          <table:table-cell office:value-type="float" office:value="11550" table:style-name="ce6">
            <text:p>11,550<text:s/></text:p>
          </table:table-cell>
          <table:table-cell office:value-type="float" office:value="28022" table:style-name="ce6">
            <text:p>28,022<text:s/></text:p>
          </table:table-cell>
          <table:table-cell office:value-type="float" office:value="8863" table:style-name="ce6">
            <text:p>8,863<text:s/></text:p>
          </table:table-cell>
          <table:table-cell office:value-type="float" office:value="12474" table:style-name="ce6">
            <text:p>12,474<text:s/></text:p>
          </table:table-cell>
          <table:table-cell office:value-type="float" office:value="7795" table:style-name="ce6">
            <text:p>7,795<text:s/></text:p>
          </table:table-cell>
          <table:table-cell office:value-type="float" office:value="22226" table:style-name="ce6">
            <text:p>22,226<text:s/></text:p>
          </table:table-cell>
          <table:table-cell office:value-type="float" office:value="23896" table:style-name="ce6">
            <text:p>23,896<text:s/></text:p>
          </table:table-cell>
          <table:table-cell office:value-type="float" office:value="25609" table:style-name="ce6">
            <text:p>25,609<text:s/></text:p>
          </table:table-cell>
          <table:table-cell office:value-type="float" office:value="42224" table:style-name="ce6">
            <text:p>42,224<text:s/></text:p>
          </table:table-cell>
          <table:table-cell office:value-type="float" office:value="38510" table:style-name="ce6">
            <text:p>38,510<text:s/></text:p>
          </table:table-cell>
          <table:table-cell office:value-type="float" office:value="25859" table:style-name="ce6">
            <text:p>25,859<text:s/></text:p>
          </table:table-cell>
          <table:table-cell office:value-type="float" office:value="23492" table:style-name="ce6">
            <text:p>23,492<text:s/></text:p>
          </table:table-cell>
          <table:table-cell office:value-type="float" office:value="54287" table:style-name="ce6">
            <text:p>54,287<text:s/></text:p>
          </table:table-cell>
          <table:table-cell office:value-type="float" office:value="23031" table:style-name="ce6">
            <text:p>23,031<text:s/></text:p>
          </table:table-cell>
          <table:table-cell office:value-type="float" office:value="30452" table:style-name="ce6">
            <text:p>30,452<text:s/></text:p>
          </table:table-cell>
          <table:table-cell office:value-type="float" office:value="33354" table:style-name="ce6">
            <text:p>33,354<text:s/></text:p>
          </table:table-cell>
          <table:table-cell office:value-type="float" office:value="19441" table:style-name="ce6">
            <text:p>19,441<text:s/></text:p>
          </table:table-cell>
          <table:table-cell office:value-type="float" office:value="62154" table:style-name="ce6">
            <text:p>62,154<text:s/></text:p>
          </table:table-cell>
          <table:table-cell office:value-type="float" office:value="19990" table:style-name="ce6">
            <text:p>19,990<text:s/></text:p>
          </table:table-cell>
          <table:table-cell office:value-type="float" office:value="15168" table:style-name="ce6">
            <text:p>15,168<text:s/></text:p>
          </table:table-cell>
          <table:table-cell office:value-type="float" office:value="14346" table:style-name="ce6">
            <text:p>14,346<text:s/></text:p>
          </table:table-cell>
          <table:table-cell office:value-type="float" office:value="21131" table:style-name="ce6">
            <text:p>21,131<text:s/></text:p>
          </table:table-cell>
          <table:table-cell office:value-type="float" office:value="12940" table:style-name="ce6">
            <text:p>12,940<text:s/></text:p>
          </table:table-cell>
          <table:table-cell office:value-type="float" office:value="25821" table:style-name="ce6">
            <text:p>25,821<text:s/></text:p>
          </table:table-cell>
          <table:table-cell office:value-type="float" office:value="19307" table:style-name="ce6">
            <text:p>19,307<text:s/></text:p>
          </table:table-cell>
          <table:table-cell office:value-type="float" office:value="7046" table:style-name="ce6">
            <text:p>7,046<text:s/></text:p>
          </table:table-cell>
          <table:table-cell office:value-type="float" office:value="11071" table:style-name="ce6">
            <text:p>11,071<text:s/></text:p>
          </table:table-cell>
          <table:table-cell office:value-type="float" office:value="38102" table:style-name="ce6">
            <text:p>38,102<text:s/></text:p>
          </table:table-cell>
          <table:table-cell office:value-type="float" office:value="22668" table:style-name="ce6">
            <text:p>22,668<text:s/></text:p>
          </table:table-cell>
          <table:table-cell office:value-type="float" office:value="24123" table:style-name="ce6">
            <text:p>24,123<text:s/></text:p>
          </table:table-cell>
          <table:table-cell office:value-type="float" office:value="21510" table:style-name="ce6">
            <text:p>21,510<text:s/></text:p>
          </table:table-cell>
          <table:table-cell office:value-type="float" office:value="14858" table:style-name="ce6">
            <text:p>14,858<text:s/></text:p>
          </table:table-cell>
          <table:table-cell office:value-type="float" office:value="10980" table:style-name="ce6">
            <text:p>10,980<text:s/></text:p>
          </table:table-cell>
          <table:table-cell office:value-type="float" office:value="5823" table:style-name="ce6">
            <text:p>5,823<text:s/></text:p>
          </table:table-cell>
          <table:table-cell office:value-type="float" office:value="5129" table:style-name="ce6">
            <text:p>5,129<text:s/></text:p>
          </table:table-cell>
          <table:table-cell office:value-type="float" office:value="6643" table:style-name="ce6">
            <text:p>6,643<text:s/></text:p>
          </table:table-cell>
          <table:table-cell office:value-type="float" office:value="10222" table:style-name="ce6">
            <text:p>10,222<text:s/></text:p>
          </table:table-cell>
          <table:table-cell office:value-type="float" office:value="9589" table:style-name="ce6">
            <text:p>9,589<text:s/></text:p>
          </table:table-cell>
          <table:table-cell office:value-type="float" office:value="11726" table:style-name="ce6">
            <text:p>11,726<text:s/></text:p>
          </table:table-cell>
          <table:table-cell office:value-type="float" office:value="16309" table:style-name="ce6">
            <text:p>16,309<text:s/></text:p>
          </table:table-cell>
          <table:table-cell office:value-type="float" office:value="28669" table:style-name="ce6">
            <text:p>28,669<text:s/></text:p>
          </table:table-cell>
          <table:table-cell office:value-type="float" office:value="21136" table:style-name="ce6">
            <text:p>21,136<text:s/></text:p>
          </table:table-cell>
          <table:table-cell office:value-type="float" office:value="13521" table:style-name="ce6">
            <text:p>13,521<text:s/></text:p>
          </table:table-cell>
          <table:table-cell office:value-type="float" office:value="12314" table:style-name="ce6">
            <text:p>12,314<text:s/></text:p>
          </table:table-cell>
          <table:table-cell office:value-type="float" office:value="12522" table:style-name="ce6">
            <text:p>12,522<text:s/></text:p>
          </table:table-cell>
          <table:table-cell office:value-type="float" office:value="12269" table:style-name="ce6">
            <text:p>12,269<text:s/></text:p>
          </table:table-cell>
          <table:table-cell office:value-type="float" office:value="11637" table:style-name="ce6">
            <text:p>11,637<text:s/></text:p>
          </table:table-cell>
          <table:table-cell office:value-type="float" office:value="11027" table:style-name="ce6">
            <text:p>11,027<text:s/></text:p>
          </table:table-cell>
          <table:table-cell office:value-type="float" office:value="9414" table:style-name="ce6">
            <text:p>9,414<text:s/></text:p>
          </table:table-cell>
          <table:table-cell office:value-type="float" office:value="1466" table:style-name="ce6">
            <text:p>1,466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4177" table:style-name="ce6">
            <text:p>4,177<text:s/></text:p>
          </table:table-cell>
          <table:table-cell office:value-type="float" office:value="4953" table:style-name="ce6">
            <text:p>4,953<text:s/></text:p>
          </table:table-cell>
          <table:table-cell office:value-type="float" office:value="2673" table:style-name="ce6">
            <text:p>2,673<text:s/>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3064" table:style-name="ce6">
            <text:p>3,064<text:s/></text:p>
          </table:table-cell>
          <table:table-cell office:value-type="float" office:value="8537" table:style-name="ce6">
            <text:p>8,537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4740" table:style-name="ce6">
            <text:p>4,740<text:s/></text:p>
          </table:table-cell>
          <table:table-cell table:number-columns-repeated="16264"/>
        </table:table-row>
        <table:table-row table:style-name="ro2">
          <table:table-cell office:value-type="date" office:date-value="2021-12-23T00:00:00" table:style-name="ce5">
            <text:p>2021/12/23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13803" table:style-name="ce6">
            <text:p>13,803<text:s/></text:p>
          </table:table-cell>
          <table:table-cell office:value-type="float" office:value="40912" table:style-name="ce6">
            <text:p>40,912<text:s/></text:p>
          </table:table-cell>
          <table:table-cell office:value-type="float" office:value="40040" table:style-name="ce6">
            <text:p>40,040<text:s/></text:p>
          </table:table-cell>
          <table:table-cell office:value-type="float" office:value="24580" table:style-name="ce6">
            <text:p>24,580<text:s/></text:p>
          </table:table-cell>
          <table:table-cell office:value-type="float" office:value="13721" table:style-name="ce6">
            <text:p>13,721<text:s/></text:p>
          </table:table-cell>
          <table:table-cell office:value-type="float" office:value="10989" table:style-name="ce6">
            <text:p>10,989<text:s/></text:p>
          </table:table-cell>
          <table:table-cell office:value-type="float" office:value="3691" table:style-name="ce6">
            <text:p>3,691<text:s/></text:p>
          </table:table-cell>
          <table:table-cell office:value-type="float" office:value="3177" table:style-name="ce6">
            <text:p>3,177<text:s/></text:p>
          </table:table-cell>
          <table:table-cell office:value-type="float" office:value="13440" table:style-name="ce6">
            <text:p>13,440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4438" table:style-name="ce6">
            <text:p>4,438<text:s/></text:p>
          </table:table-cell>
          <table:table-cell office:value-type="float" office:value="4863" table:style-name="ce6">
            <text:p>4,863<text:s/></text:p>
          </table:table-cell>
          <table:table-cell office:value-type="float" office:value="9627" table:style-name="ce6">
            <text:p>9,627<text:s/></text:p>
          </table:table-cell>
          <table:table-cell office:value-type="float" office:value="11481" table:style-name="ce6">
            <text:p>11,481<text:s/></text:p>
          </table:table-cell>
          <table:table-cell office:value-type="float" office:value="17893" table:style-name="ce6">
            <text:p>17,893<text:s/></text:p>
          </table:table-cell>
          <table:table-cell office:value-type="float" office:value="17450" table:style-name="ce6">
            <text:p>17,450<text:s/></text:p>
          </table:table-cell>
          <table:table-cell office:value-type="float" office:value="5632" table:style-name="ce6">
            <text:p>5,632<text:s/></text:p>
          </table:table-cell>
          <table:table-cell office:value-type="float" office:value="9172" table:style-name="ce6">
            <text:p>9,172<text:s/></text:p>
          </table:table-cell>
          <table:table-cell office:value-type="float" office:value="3204" table:style-name="ce6">
            <text:p>3,204<text:s/></text:p>
          </table:table-cell>
          <table:table-cell office:value-type="float" office:value="8547" table:style-name="ce6">
            <text:p>8,547<text:s/></text:p>
          </table:table-cell>
          <table:table-cell office:value-type="float" office:value="8598" table:style-name="ce6">
            <text:p>8,598<text:s/></text:p>
          </table:table-cell>
          <table:table-cell office:value-type="float" office:value="6149" table:style-name="ce6">
            <text:p>6,149<text:s/></text:p>
          </table:table-cell>
          <table:table-cell office:value-type="float" office:value="33436" table:style-name="ce6">
            <text:p>33,436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10895" table:style-name="ce6">
            <text:p>10,895<text:s/></text:p>
          </table:table-cell>
          <table:table-cell office:value-type="float" office:value="12999" table:style-name="ce6">
            <text:p>12,999<text:s/></text:p>
          </table:table-cell>
          <table:table-cell office:value-type="float" office:value="15168" table:style-name="ce6">
            <text:p>15,168<text:s/></text:p>
          </table:table-cell>
          <table:table-cell office:value-type="float" office:value="22963" table:style-name="ce6">
            <text:p>22,963<text:s/></text:p>
          </table:table-cell>
          <table:table-cell office:value-type="float" office:value="16784" table:style-name="ce6">
            <text:p>16,784<text:s/></text:p>
          </table:table-cell>
          <table:table-cell office:value-type="float" office:value="9361" table:style-name="ce6">
            <text:p>9,361<text:s/></text:p>
          </table:table-cell>
          <table:table-cell office:value-type="float" office:value="24963" table:style-name="ce6">
            <text:p>24,963<text:s/></text:p>
          </table:table-cell>
          <table:table-cell office:value-type="float" office:value="15602" table:style-name="ce6">
            <text:p>15,602<text:s/></text:p>
          </table:table-cell>
          <table:table-cell office:value-type="float" office:value="30829" table:style-name="ce6">
            <text:p>30,829<text:s/></text:p>
          </table:table-cell>
          <table:table-cell office:value-type="float" office:value="22751" table:style-name="ce6">
            <text:p>22,751<text:s/></text:p>
          </table:table-cell>
          <table:table-cell office:value-type="float" office:value="9405" table:style-name="ce6">
            <text:p>9,405<text:s/></text:p>
          </table:table-cell>
          <table:table-cell office:value-type="float" office:value="34202" table:style-name="ce6">
            <text:p>34,202<text:s/></text:p>
          </table:table-cell>
          <table:table-cell office:value-type="float" office:value="24601" table:style-name="ce6">
            <text:p>24,601<text:s/></text:p>
          </table:table-cell>
          <table:table-cell office:value-type="float" office:value="24532" table:style-name="ce6">
            <text:p>24,532<text:s/></text:p>
          </table:table-cell>
          <table:table-cell office:value-type="float" office:value="19469" table:style-name="ce6">
            <text:p>19,469<text:s/></text:p>
          </table:table-cell>
          <table:table-cell office:value-type="float" office:value="21959" table:style-name="ce6">
            <text:p>21,959<text:s/></text:p>
          </table:table-cell>
          <table:table-cell office:value-type="float" office:value="113594" table:style-name="ce6">
            <text:p>113,594<text:s/></text:p>
          </table:table-cell>
          <table:table-cell office:value-type="float" office:value="42843" table:style-name="ce6">
            <text:p>42,843<text:s/></text:p>
          </table:table-cell>
          <table:table-cell office:value-type="float" office:value="20261" table:style-name="ce6">
            <text:p>20,261<text:s/></text:p>
          </table:table-cell>
          <table:table-cell office:value-type="float" office:value="21083" table:style-name="ce6">
            <text:p>21,083<text:s/></text:p>
          </table:table-cell>
          <table:table-cell office:value-type="float" office:value="24519" table:style-name="ce6">
            <text:p>24,519<text:s/></text:p>
          </table:table-cell>
          <table:table-cell office:value-type="float" office:value="25152" table:style-name="ce6">
            <text:p>25,152<text:s/></text:p>
          </table:table-cell>
          <table:table-cell office:value-type="float" office:value="26636" table:style-name="ce6">
            <text:p>26,636<text:s/></text:p>
          </table:table-cell>
          <table:table-cell office:value-type="float" office:value="22127" table:style-name="ce6">
            <text:p>22,127<text:s/></text:p>
          </table:table-cell>
          <table:table-cell office:value-type="float" office:value="11368" table:style-name="ce6">
            <text:p>11,368<text:s/></text:p>
          </table:table-cell>
          <table:table-cell office:value-type="float" office:value="30152" table:style-name="ce6">
            <text:p>30,152<text:s/></text:p>
          </table:table-cell>
          <table:table-cell office:value-type="float" office:value="6757" table:style-name="ce6">
            <text:p>6,757<text:s/></text:p>
          </table:table-cell>
          <table:table-cell office:value-type="float" office:value="7790" table:style-name="ce6">
            <text:p>7,790<text:s/></text:p>
          </table:table-cell>
          <table:table-cell office:value-type="float" office:value="18657" table:style-name="ce6">
            <text:p>18,657<text:s/></text:p>
          </table:table-cell>
          <table:table-cell office:value-type="float" office:value="5065" table:style-name="ce6">
            <text:p>5,065<text:s/></text:p>
          </table:table-cell>
          <table:table-cell office:value-type="float" office:value="3573" table:style-name="ce6">
            <text:p>3,573<text:s/></text:p>
          </table:table-cell>
          <table:table-cell office:value-type="float" office:value="3248" table:style-name="ce6">
            <text:p>3,248<text:s/></text:p>
          </table:table-cell>
          <table:table-cell office:value-type="float" office:value="14170" table:style-name="ce6">
            <text:p>14,170<text:s/></text:p>
          </table:table-cell>
          <table:table-cell office:value-type="float" office:value="9432" table:style-name="ce6">
            <text:p>9,432<text:s/></text:p>
          </table:table-cell>
          <table:table-cell office:value-type="float" office:value="11901" table:style-name="ce6">
            <text:p>11,901<text:s/></text:p>
          </table:table-cell>
          <table:table-cell office:value-type="float" office:value="29637" table:style-name="ce6">
            <text:p>29,637<text:s/></text:p>
          </table:table-cell>
          <table:table-cell office:value-type="float" office:value="8923" table:style-name="ce6">
            <text:p>8,923<text:s/></text:p>
          </table:table-cell>
          <table:table-cell office:value-type="float" office:value="13069" table:style-name="ce6">
            <text:p>13,069<text:s/></text:p>
          </table:table-cell>
          <table:table-cell office:value-type="float" office:value="7653" table:style-name="ce6">
            <text:p>7,653<text:s/></text:p>
          </table:table-cell>
          <table:table-cell office:value-type="float" office:value="22193" table:style-name="ce6">
            <text:p>22,193<text:s/></text:p>
          </table:table-cell>
          <table:table-cell office:value-type="float" office:value="23391" table:style-name="ce6">
            <text:p>23,391<text:s/></text:p>
          </table:table-cell>
          <table:table-cell office:value-type="float" office:value="25620" table:style-name="ce6">
            <text:p>25,620<text:s/></text:p>
          </table:table-cell>
          <table:table-cell office:value-type="float" office:value="44104" table:style-name="ce6">
            <text:p>44,104<text:s/></text:p>
          </table:table-cell>
          <table:table-cell office:value-type="float" office:value="37680" table:style-name="ce6">
            <text:p>37,680<text:s/></text:p>
          </table:table-cell>
          <table:table-cell office:value-type="float" office:value="25714" table:style-name="ce6">
            <text:p>25,714<text:s/></text:p>
          </table:table-cell>
          <table:table-cell office:value-type="float" office:value="24018" table:style-name="ce6">
            <text:p>24,018<text:s/></text:p>
          </table:table-cell>
          <table:table-cell office:value-type="float" office:value="54411" table:style-name="ce6">
            <text:p>54,411<text:s/></text:p>
          </table:table-cell>
          <table:table-cell office:value-type="float" office:value="22989" table:style-name="ce6">
            <text:p>22,989<text:s/></text:p>
          </table:table-cell>
          <table:table-cell office:value-type="float" office:value="30053" table:style-name="ce6">
            <text:p>30,053<text:s/></text:p>
          </table:table-cell>
          <table:table-cell office:value-type="float" office:value="34145" table:style-name="ce6">
            <text:p>34,145<text:s/></text:p>
          </table:table-cell>
          <table:table-cell office:value-type="float" office:value="19379" table:style-name="ce6">
            <text:p>19,379<text:s/></text:p>
          </table:table-cell>
          <table:table-cell office:value-type="float" office:value="63465" table:style-name="ce6">
            <text:p>63,465<text:s/></text:p>
          </table:table-cell>
          <table:table-cell office:value-type="float" office:value="19715" table:style-name="ce6">
            <text:p>19,715<text:s/></text:p>
          </table:table-cell>
          <table:table-cell office:value-type="float" office:value="15148" table:style-name="ce6">
            <text:p>15,148<text:s/></text:p>
          </table:table-cell>
          <table:table-cell office:value-type="float" office:value="14686" table:style-name="ce6">
            <text:p>14,686<text:s/></text:p>
          </table:table-cell>
          <table:table-cell office:value-type="float" office:value="21158" table:style-name="ce6">
            <text:p>21,158<text:s/></text:p>
          </table:table-cell>
          <table:table-cell office:value-type="float" office:value="12847" table:style-name="ce6">
            <text:p>12,847<text:s/></text:p>
          </table:table-cell>
          <table:table-cell office:value-type="float" office:value="26322" table:style-name="ce6">
            <text:p>26,322<text:s/></text:p>
          </table:table-cell>
          <table:table-cell office:value-type="float" office:value="18890" table:style-name="ce6">
            <text:p>18,890<text:s/></text:p>
          </table:table-cell>
          <table:table-cell office:value-type="float" office:value="7410" table:style-name="ce6">
            <text:p>7,410<text:s/></text:p>
          </table:table-cell>
          <table:table-cell office:value-type="float" office:value="11206" table:style-name="ce6">
            <text:p>11,206<text:s/></text:p>
          </table:table-cell>
          <table:table-cell office:value-type="float" office:value="37542" table:style-name="ce6">
            <text:p>37,542<text:s/></text:p>
          </table:table-cell>
          <table:table-cell office:value-type="float" office:value="22120" table:style-name="ce6">
            <text:p>22,120<text:s/></text:p>
          </table:table-cell>
          <table:table-cell office:value-type="float" office:value="23779" table:style-name="ce6">
            <text:p>23,779<text:s/></text:p>
          </table:table-cell>
          <table:table-cell office:value-type="float" office:value="21506" table:style-name="ce6">
            <text:p>21,506<text:s/></text:p>
          </table:table-cell>
          <table:table-cell office:value-type="float" office:value="14546" table:style-name="ce6">
            <text:p>14,546<text:s/></text:p>
          </table:table-cell>
          <table:table-cell office:value-type="float" office:value="10804" table:style-name="ce6">
            <text:p>10,804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4879" table:style-name="ce6">
            <text:p>4,879<text:s/></text:p>
          </table:table-cell>
          <table:table-cell office:value-type="float" office:value="6685" table:style-name="ce6">
            <text:p>6,685<text:s/></text:p>
          </table:table-cell>
          <table:table-cell office:value-type="float" office:value="9744" table:style-name="ce6">
            <text:p>9,744<text:s/></text:p>
          </table:table-cell>
          <table:table-cell office:value-type="float" office:value="9277" table:style-name="ce6">
            <text:p>9,277<text:s/></text:p>
          </table:table-cell>
          <table:table-cell office:value-type="float" office:value="11605" table:style-name="ce6">
            <text:p>11,605<text:s/></text:p>
          </table:table-cell>
          <table:table-cell office:value-type="float" office:value="16007" table:style-name="ce6">
            <text:p>16,007<text:s/></text:p>
          </table:table-cell>
          <table:table-cell office:value-type="float" office:value="27340" table:style-name="ce6">
            <text:p>27,340<text:s/></text:p>
          </table:table-cell>
          <table:table-cell office:value-type="float" office:value="21245" table:style-name="ce6">
            <text:p>21,245<text:s/></text:p>
          </table:table-cell>
          <table:table-cell office:value-type="float" office:value="13155" table:style-name="ce6">
            <text:p>13,155<text:s/></text:p>
          </table:table-cell>
          <table:table-cell office:value-type="float" office:value="12130" table:style-name="ce6">
            <text:p>12,130<text:s/></text:p>
          </table:table-cell>
          <table:table-cell office:value-type="float" office:value="12316" table:style-name="ce6">
            <text:p>12,316<text:s/></text:p>
          </table:table-cell>
          <table:table-cell office:value-type="float" office:value="12162" table:style-name="ce6">
            <text:p>12,162<text:s/></text:p>
          </table:table-cell>
          <table:table-cell office:value-type="float" office:value="11359" table:style-name="ce6">
            <text:p>11,359<text:s/></text:p>
          </table:table-cell>
          <table:table-cell office:value-type="float" office:value="10962" table:style-name="ce6">
            <text:p>10,962<text:s/></text:p>
          </table:table-cell>
          <table:table-cell office:value-type="float" office:value="9192" table:style-name="ce6">
            <text:p>9,192<text:s/></text:p>
          </table:table-cell>
          <table:table-cell office:value-type="float" office:value="1522" table:style-name="ce6">
            <text:p>1,522<text:s/></text:p>
          </table:table-cell>
          <table:table-cell office:value-type="float" office:value="2526" table:style-name="ce6">
            <text:p>2,526<text:s/></text:p>
          </table:table-cell>
          <table:table-cell office:value-type="float" office:value="3987" table:style-name="ce6">
            <text:p>3,987<text:s/></text:p>
          </table:table-cell>
          <table:table-cell office:value-type="float" office:value="4813" table:style-name="ce6">
            <text:p>4,813<text:s/></text:p>
          </table:table-cell>
          <table:table-cell office:value-type="float" office:value="2388" table:style-name="ce6">
            <text:p>2,388<text:s/></text:p>
          </table:table-cell>
          <table:table-cell office:value-type="float" office:value="3585" table:style-name="ce6">
            <text:p>3,585<text:s/></text:p>
          </table:table-cell>
          <table:table-cell office:value-type="float" office:value="2883" table:style-name="ce6">
            <text:p>2,883<text:s/></text:p>
          </table:table-cell>
          <table:table-cell office:value-type="float" office:value="8642" table:style-name="ce6">
            <text:p>8,642<text:s/></text:p>
          </table:table-cell>
          <table:table-cell office:value-type="float" office:value="2453" table:style-name="ce6">
            <text:p>2,453<text:s/></text:p>
          </table:table-cell>
          <table:table-cell office:value-type="float" office:value="3833" table:style-name="ce6">
            <text:p>3,833<text:s/></text:p>
          </table:table-cell>
          <table:table-cell office:value-type="float" office:value="4824" table:style-name="ce6">
            <text:p>4,824<text:s/></text:p>
          </table:table-cell>
          <table:table-cell table:number-columns-repeated="16264"/>
        </table:table-row>
        <table:table-row table:style-name="ro2">
          <table:table-cell office:value-type="date" office:date-value="2021-12-24T00:00:00" table:style-name="ce5">
            <text:p>2021/12/24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14871" table:style-name="ce6">
            <text:p>14,871<text:s/></text:p>
          </table:table-cell>
          <table:table-cell office:value-type="float" office:value="43805" table:style-name="ce6">
            <text:p>43,805<text:s/></text:p>
          </table:table-cell>
          <table:table-cell office:value-type="float" office:value="48919" table:style-name="ce6">
            <text:p>48,919<text:s/></text:p>
          </table:table-cell>
          <table:table-cell office:value-type="float" office:value="25087" table:style-name="ce6">
            <text:p>25,087<text:s/></text:p>
          </table:table-cell>
          <table:table-cell office:value-type="float" office:value="15084" table:style-name="ce6">
            <text:p>15,084<text:s/></text:p>
          </table:table-cell>
          <table:table-cell office:value-type="float" office:value="11653" table:style-name="ce6">
            <text:p>11,653<text:s/></text:p>
          </table:table-cell>
          <table:table-cell office:value-type="float" office:value="4011" table:style-name="ce6">
            <text:p>4,011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13753" table:style-name="ce6">
            <text:p>13,753<text:s/></text:p>
          </table:table-cell>
          <table:table-cell office:value-type="float" office:value="2050" table:style-name="ce6">
            <text:p>2,050<text:s/></text:p>
          </table:table-cell>
          <table:table-cell office:value-type="float" office:value="4496" table:style-name="ce6">
            <text:p>4,496<text:s/></text:p>
          </table:table-cell>
          <table:table-cell office:value-type="float" office:value="4619" table:style-name="ce6">
            <text:p>4,619<text:s/></text:p>
          </table:table-cell>
          <table:table-cell office:value-type="float" office:value="10002" table:style-name="ce6">
            <text:p>10,002<text:s/></text:p>
          </table:table-cell>
          <table:table-cell office:value-type="float" office:value="13785" table:style-name="ce6">
            <text:p>13,785<text:s/></text:p>
          </table:table-cell>
          <table:table-cell office:value-type="float" office:value="17197" table:style-name="ce6">
            <text:p>17,197<text:s/></text:p>
          </table:table-cell>
          <table:table-cell office:value-type="float" office:value="17283" table:style-name="ce6">
            <text:p>17,283<text:s/></text:p>
          </table:table-cell>
          <table:table-cell office:value-type="float" office:value="5972" table:style-name="ce6">
            <text:p>5,972<text:s/></text:p>
          </table:table-cell>
          <table:table-cell office:value-type="float" office:value="9840" table:style-name="ce6">
            <text:p>9,840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8297" table:style-name="ce6">
            <text:p>8,297<text:s/></text:p>
          </table:table-cell>
          <table:table-cell office:value-type="float" office:value="8978" table:style-name="ce6">
            <text:p>8,978<text:s/></text:p>
          </table:table-cell>
          <table:table-cell office:value-type="float" office:value="6601" table:style-name="ce6">
            <text:p>6,601<text:s/></text:p>
          </table:table-cell>
          <table:table-cell office:value-type="float" office:value="30010" table:style-name="ce6">
            <text:p>30,010<text:s/></text:p>
          </table:table-cell>
          <table:table-cell office:value-type="float" office:value="3889" table:style-name="ce6">
            <text:p>3,889<text:s/></text:p>
          </table:table-cell>
          <table:table-cell office:value-type="float" office:value="11623" table:style-name="ce6">
            <text:p>11,623<text:s/></text:p>
          </table:table-cell>
          <table:table-cell office:value-type="float" office:value="13160" table:style-name="ce6">
            <text:p>13,160<text:s/></text:p>
          </table:table-cell>
          <table:table-cell office:value-type="float" office:value="16366" table:style-name="ce6">
            <text:p>16,366<text:s/></text:p>
          </table:table-cell>
          <table:table-cell office:value-type="float" office:value="23788" table:style-name="ce6">
            <text:p>23,788<text:s/></text:p>
          </table:table-cell>
          <table:table-cell office:value-type="float" office:value="17845" table:style-name="ce6">
            <text:p>17,845<text:s/></text:p>
          </table:table-cell>
          <table:table-cell office:value-type="float" office:value="10314" table:style-name="ce6">
            <text:p>10,314<text:s/></text:p>
          </table:table-cell>
          <table:table-cell office:value-type="float" office:value="28699" table:style-name="ce6">
            <text:p>28,699<text:s/></text:p>
          </table:table-cell>
          <table:table-cell office:value-type="float" office:value="17865" table:style-name="ce6">
            <text:p>17,865<text:s/></text:p>
          </table:table-cell>
          <table:table-cell office:value-type="float" office:value="32789" table:style-name="ce6">
            <text:p>32,789<text:s/></text:p>
          </table:table-cell>
          <table:table-cell office:value-type="float" office:value="24511" table:style-name="ce6">
            <text:p>24,511<text:s/></text:p>
          </table:table-cell>
          <table:table-cell office:value-type="float" office:value="8694" table:style-name="ce6">
            <text:p>8,694<text:s/></text:p>
          </table:table-cell>
          <table:table-cell office:value-type="float" office:value="36809" table:style-name="ce6">
            <text:p>36,809<text:s/></text:p>
          </table:table-cell>
          <table:table-cell office:value-type="float" office:value="26709" table:style-name="ce6">
            <text:p>26,709<text:s/></text:p>
          </table:table-cell>
          <table:table-cell office:value-type="float" office:value="25758" table:style-name="ce6">
            <text:p>25,758<text:s/></text:p>
          </table:table-cell>
          <table:table-cell office:value-type="float" office:value="19925" table:style-name="ce6">
            <text:p>19,925<text:s/></text:p>
          </table:table-cell>
          <table:table-cell office:value-type="float" office:value="22778" table:style-name="ce6">
            <text:p>22,778<text:s/></text:p>
          </table:table-cell>
          <table:table-cell office:value-type="float" office:value="146248" table:style-name="ce6">
            <text:p>146,248<text:s/></text:p>
          </table:table-cell>
          <table:table-cell office:value-type="float" office:value="54081" table:style-name="ce6">
            <text:p>54,081<text:s/></text:p>
          </table:table-cell>
          <table:table-cell office:value-type="float" office:value="22287" table:style-name="ce6">
            <text:p>22,287<text:s/></text:p>
          </table:table-cell>
          <table:table-cell office:value-type="float" office:value="22492" table:style-name="ce6">
            <text:p>22,492<text:s/></text:p>
          </table:table-cell>
          <table:table-cell office:value-type="float" office:value="25935" table:style-name="ce6">
            <text:p>25,935<text:s/></text:p>
          </table:table-cell>
          <table:table-cell office:value-type="float" office:value="26721" table:style-name="ce6">
            <text:p>26,721<text:s/></text:p>
          </table:table-cell>
          <table:table-cell office:value-type="float" office:value="25513" table:style-name="ce6">
            <text:p>25,513<text:s/></text:p>
          </table:table-cell>
          <table:table-cell office:value-type="float" office:value="24245" table:style-name="ce6">
            <text:p>24,245<text:s/></text:p>
          </table:table-cell>
          <table:table-cell office:value-type="float" office:value="11654" table:style-name="ce6">
            <text:p>11,654<text:s/></text:p>
          </table:table-cell>
          <table:table-cell office:value-type="float" office:value="31243" table:style-name="ce6">
            <text:p>31,243<text:s/></text:p>
          </table:table-cell>
          <table:table-cell office:value-type="float" office:value="6740" table:style-name="ce6">
            <text:p>6,740<text:s/></text:p>
          </table:table-cell>
          <table:table-cell office:value-type="float" office:value="7865" table:style-name="ce6">
            <text:p>7,865<text:s/></text:p>
          </table:table-cell>
          <table:table-cell office:value-type="float" office:value="19129" table:style-name="ce6">
            <text:p>19,129<text:s/></text:p>
          </table:table-cell>
          <table:table-cell office:value-type="float" office:value="5840" table:style-name="ce6">
            <text:p>5,840<text:s/></text:p>
          </table:table-cell>
          <table:table-cell office:value-type="float" office:value="3751" table:style-name="ce6">
            <text:p>3,751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11520" table:style-name="ce6">
            <text:p>11,520<text:s/></text:p>
          </table:table-cell>
          <table:table-cell office:value-type="float" office:value="9653" table:style-name="ce6">
            <text:p>9,653<text:s/></text:p>
          </table:table-cell>
          <table:table-cell office:value-type="float" office:value="11827" table:style-name="ce6">
            <text:p>11,827<text:s/></text:p>
          </table:table-cell>
          <table:table-cell office:value-type="float" office:value="31040" table:style-name="ce6">
            <text:p>31,040<text:s/></text:p>
          </table:table-cell>
          <table:table-cell office:value-type="float" office:value="9353" table:style-name="ce6">
            <text:p>9,353<text:s/></text:p>
          </table:table-cell>
          <table:table-cell office:value-type="float" office:value="14198" table:style-name="ce6">
            <text:p>14,198<text:s/></text:p>
          </table:table-cell>
          <table:table-cell office:value-type="float" office:value="8103" table:style-name="ce6">
            <text:p>8,103<text:s/></text:p>
          </table:table-cell>
          <table:table-cell office:value-type="float" office:value="23258" table:style-name="ce6">
            <text:p>23,258<text:s/></text:p>
          </table:table-cell>
          <table:table-cell office:value-type="float" office:value="24026" table:style-name="ce6">
            <text:p>24,026<text:s/></text:p>
          </table:table-cell>
          <table:table-cell office:value-type="float" office:value="29904" table:style-name="ce6">
            <text:p>29,904<text:s/></text:p>
          </table:table-cell>
          <table:table-cell office:value-type="float" office:value="56171" table:style-name="ce6">
            <text:p>56,171<text:s/></text:p>
          </table:table-cell>
          <table:table-cell office:value-type="float" office:value="39810" table:style-name="ce6">
            <text:p>39,810<text:s/></text:p>
          </table:table-cell>
          <table:table-cell office:value-type="float" office:value="27431" table:style-name="ce6">
            <text:p>27,431<text:s/></text:p>
          </table:table-cell>
          <table:table-cell office:value-type="float" office:value="26223" table:style-name="ce6">
            <text:p>26,223<text:s/></text:p>
          </table:table-cell>
          <table:table-cell office:value-type="float" office:value="70494" table:style-name="ce6">
            <text:p>70,494<text:s/></text:p>
          </table:table-cell>
          <table:table-cell office:value-type="float" office:value="25136" table:style-name="ce6">
            <text:p>25,136<text:s/></text:p>
          </table:table-cell>
          <table:table-cell office:value-type="float" office:value="34975" table:style-name="ce6">
            <text:p>34,975<text:s/></text:p>
          </table:table-cell>
          <table:table-cell office:value-type="float" office:value="41109" table:style-name="ce6">
            <text:p>41,109<text:s/></text:p>
          </table:table-cell>
          <table:table-cell office:value-type="float" office:value="22819" table:style-name="ce6">
            <text:p>22,819<text:s/></text:p>
          </table:table-cell>
          <table:table-cell office:value-type="float" office:value="83107" table:style-name="ce6">
            <text:p>83,107<text:s/></text:p>
          </table:table-cell>
          <table:table-cell office:value-type="float" office:value="20676" table:style-name="ce6">
            <text:p>20,676<text:s/></text:p>
          </table:table-cell>
          <table:table-cell office:value-type="float" office:value="16330" table:style-name="ce6">
            <text:p>16,330<text:s/></text:p>
          </table:table-cell>
          <table:table-cell office:value-type="float" office:value="15153" table:style-name="ce6">
            <text:p>15,153<text:s/></text:p>
          </table:table-cell>
          <table:table-cell office:value-type="float" office:value="24409" table:style-name="ce6">
            <text:p>24,409<text:s/></text:p>
          </table:table-cell>
          <table:table-cell office:value-type="float" office:value="13593" table:style-name="ce6">
            <text:p>13,593<text:s/></text:p>
          </table:table-cell>
          <table:table-cell office:value-type="float" office:value="37692" table:style-name="ce6">
            <text:p>37,692<text:s/></text:p>
          </table:table-cell>
          <table:table-cell office:value-type="float" office:value="21332" table:style-name="ce6">
            <text:p>21,332<text:s/></text:p>
          </table:table-cell>
          <table:table-cell office:value-type="float" office:value="8025" table:style-name="ce6">
            <text:p>8,025<text:s/></text:p>
          </table:table-cell>
          <table:table-cell office:value-type="float" office:value="12252" table:style-name="ce6">
            <text:p>12,252<text:s/></text:p>
          </table:table-cell>
          <table:table-cell office:value-type="float" office:value="40389" table:style-name="ce6">
            <text:p>40,389<text:s/></text:p>
          </table:table-cell>
          <table:table-cell office:value-type="float" office:value="24056" table:style-name="ce6">
            <text:p>24,056<text:s/></text:p>
          </table:table-cell>
          <table:table-cell office:value-type="float" office:value="24918" table:style-name="ce6">
            <text:p>24,918<text:s/></text:p>
          </table:table-cell>
          <table:table-cell office:value-type="float" office:value="22254" table:style-name="ce6">
            <text:p>22,254<text:s/></text:p>
          </table:table-cell>
          <table:table-cell office:value-type="float" office:value="14390" table:style-name="ce6">
            <text:p>14,390<text:s/></text:p>
          </table:table-cell>
          <table:table-cell office:value-type="float" office:value="12202" table:style-name="ce6">
            <text:p>12,202<text:s/></text:p>
          </table:table-cell>
          <table:table-cell office:value-type="float" office:value="6256" table:style-name="ce6">
            <text:p>6,256<text:s/></text:p>
          </table:table-cell>
          <table:table-cell office:value-type="float" office:value="4980" table:style-name="ce6">
            <text:p>4,980<text:s/></text:p>
          </table:table-cell>
          <table:table-cell office:value-type="float" office:value="7258" table:style-name="ce6">
            <text:p>7,258<text:s/></text:p>
          </table:table-cell>
          <table:table-cell office:value-type="float" office:value="10236" table:style-name="ce6">
            <text:p>10,236<text:s/></text:p>
          </table:table-cell>
          <table:table-cell office:value-type="float" office:value="10445" table:style-name="ce6">
            <text:p>10,445<text:s/></text:p>
          </table:table-cell>
          <table:table-cell office:value-type="float" office:value="12744" table:style-name="ce6">
            <text:p>12,744<text:s/></text:p>
          </table:table-cell>
          <table:table-cell office:value-type="float" office:value="18050" table:style-name="ce6">
            <text:p>18,050<text:s/></text:p>
          </table:table-cell>
          <table:table-cell office:value-type="float" office:value="30199" table:style-name="ce6">
            <text:p>30,199<text:s/></text:p>
          </table:table-cell>
          <table:table-cell office:value-type="float" office:value="23626" table:style-name="ce6">
            <text:p>23,626<text:s/></text:p>
          </table:table-cell>
          <table:table-cell office:value-type="float" office:value="13746" table:style-name="ce6">
            <text:p>13,746<text:s/></text:p>
          </table:table-cell>
          <table:table-cell office:value-type="float" office:value="12752" table:style-name="ce6">
            <text:p>12,752<text:s/></text:p>
          </table:table-cell>
          <table:table-cell office:value-type="float" office:value="13406" table:style-name="ce6">
            <text:p>13,406<text:s/></text:p>
          </table:table-cell>
          <table:table-cell office:value-type="float" office:value="12760" table:style-name="ce6">
            <text:p>12,760<text:s/></text:p>
          </table:table-cell>
          <table:table-cell office:value-type="float" office:value="11916" table:style-name="ce6">
            <text:p>11,916<text:s/></text:p>
          </table:table-cell>
          <table:table-cell office:value-type="float" office:value="11299" table:style-name="ce6">
            <text:p>11,299<text:s/></text:p>
          </table:table-cell>
          <table:table-cell office:value-type="float" office:value="9513" table:style-name="ce6">
            <text:p>9,513<text:s/></text:p>
          </table:table-cell>
          <table:table-cell office:value-type="float" office:value="1529" table:style-name="ce6">
            <text:p>1,529<text:s/></text:p>
          </table:table-cell>
          <table:table-cell office:value-type="float" office:value="2862" table:style-name="ce6">
            <text:p>2,862<text:s/>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5423" table:style-name="ce6">
            <text:p>5,423<text:s/></text:p>
          </table:table-cell>
          <table:table-cell office:value-type="float" office:value="2790" table:style-name="ce6">
            <text:p>2,790<text:s/></text:p>
          </table:table-cell>
          <table:table-cell office:value-type="float" office:value="3909" table:style-name="ce6">
            <text:p>3,909<text:s/></text:p>
          </table:table-cell>
          <table:table-cell office:value-type="float" office:value="3262" table:style-name="ce6">
            <text:p>3,262<text:s/></text:p>
          </table:table-cell>
          <table:table-cell office:value-type="float" office:value="12414" table:style-name="ce6">
            <text:p>12,414<text:s/>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4570" table:style-name="ce6">
            <text:p>4,570<text:s/></text:p>
          </table:table-cell>
          <table:table-cell office:value-type="float" office:value="5341" table:style-name="ce6">
            <text:p>5,341<text:s/></text:p>
          </table:table-cell>
          <table:table-cell table:number-columns-repeated="16264"/>
        </table:table-row>
        <table:table-row table:style-name="ro2">
          <table:table-cell office:value-type="date" office:date-value="2021-12-25T00:00:00" table:style-name="ce5">
            <text:p>2021/12/25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9284" table:style-name="ce6">
            <text:p>9,284<text:s/></text:p>
          </table:table-cell>
          <table:table-cell office:value-type="float" office:value="24363" table:style-name="ce6">
            <text:p>24,363<text:s/></text:p>
          </table:table-cell>
          <table:table-cell office:value-type="float" office:value="46062" table:style-name="ce6">
            <text:p>46,062<text:s/></text:p>
          </table:table-cell>
          <table:table-cell office:value-type="float" office:value="14872" table:style-name="ce6">
            <text:p>14,872<text:s/></text:p>
          </table:table-cell>
          <table:table-cell office:value-type="float" office:value="9919" table:style-name="ce6">
            <text:p>9,919<text:s/></text:p>
          </table:table-cell>
          <table:table-cell office:value-type="float" office:value="8050" table:style-name="ce6">
            <text:p>8,050<text:s/></text:p>
          </table:table-cell>
          <table:table-cell office:value-type="float" office:value="3421" table:style-name="ce6">
            <text:p>3,421<text:s/></text:p>
          </table:table-cell>
          <table:table-cell office:value-type="float" office:value="2703" table:style-name="ce6">
            <text:p>2,703<text:s/></text:p>
          </table:table-cell>
          <table:table-cell office:value-type="float" office:value="8167" table:style-name="ce6">
            <text:p>8,167<text:s/></text:p>
          </table:table-cell>
          <table:table-cell office:value-type="float" office:value="1432" table:style-name="ce6">
            <text:p>1,432<text:s/></text:p>
          </table:table-cell>
          <table:table-cell office:value-type="float" office:value="2777" table:style-name="ce6">
            <text:p>2,777<text:s/></text:p>
          </table:table-cell>
          <table:table-cell office:value-type="float" office:value="5183" table:style-name="ce6">
            <text:p>5,183<text:s/></text:p>
          </table:table-cell>
          <table:table-cell office:value-type="float" office:value="5938" table:style-name="ce6">
            <text:p>5,938<text:s/></text:p>
          </table:table-cell>
          <table:table-cell office:value-type="float" office:value="13218" table:style-name="ce6">
            <text:p>13,218<text:s/></text:p>
          </table:table-cell>
          <table:table-cell office:value-type="float" office:value="5130" table:style-name="ce6">
            <text:p>5,130<text:s/></text:p>
          </table:table-cell>
          <table:table-cell office:value-type="float" office:value="6660" table:style-name="ce6">
            <text:p>6,660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8139" table:style-name="ce6">
            <text:p>8,139<text:s/></text:p>
          </table:table-cell>
          <table:table-cell office:value-type="float" office:value="2602" table:style-name="ce6">
            <text:p>2,602<text:s/></text:p>
          </table:table-cell>
          <table:table-cell office:value-type="float" office:value="5600" table:style-name="ce6">
            <text:p>5,600<text:s/></text:p>
          </table:table-cell>
          <table:table-cell office:value-type="float" office:value="6335" table:style-name="ce6">
            <text:p>6,335<text:s/></text:p>
          </table:table-cell>
          <table:table-cell office:value-type="float" office:value="2802" table:style-name="ce6">
            <text:p>2,802<text:s/></text:p>
          </table:table-cell>
          <table:table-cell office:value-type="float" office:value="20825" table:style-name="ce6">
            <text:p>20,825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12138" table:style-name="ce6">
            <text:p>12,138<text:s/></text:p>
          </table:table-cell>
          <table:table-cell office:value-type="float" office:value="9990" table:style-name="ce6">
            <text:p>9,990<text:s/></text:p>
          </table:table-cell>
          <table:table-cell office:value-type="float" office:value="12323" table:style-name="ce6">
            <text:p>12,323<text:s/></text:p>
          </table:table-cell>
          <table:table-cell office:value-type="float" office:value="16624" table:style-name="ce6">
            <text:p>16,624<text:s/></text:p>
          </table:table-cell>
          <table:table-cell office:value-type="float" office:value="14310" table:style-name="ce6">
            <text:p>14,310<text:s/></text:p>
          </table:table-cell>
          <table:table-cell office:value-type="float" office:value="8518" table:style-name="ce6">
            <text:p>8,518<text:s/></text:p>
          </table:table-cell>
          <table:table-cell office:value-type="float" office:value="26176" table:style-name="ce6">
            <text:p>26,176<text:s/></text:p>
          </table:table-cell>
          <table:table-cell office:value-type="float" office:value="14325" table:style-name="ce6">
            <text:p>14,325<text:s/></text:p>
          </table:table-cell>
          <table:table-cell office:value-type="float" office:value="25010" table:style-name="ce6">
            <text:p>25,010<text:s/></text:p>
          </table:table-cell>
          <table:table-cell office:value-type="float" office:value="17669" table:style-name="ce6">
            <text:p>17,669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29711" table:style-name="ce6">
            <text:p>29,711<text:s/></text:p>
          </table:table-cell>
          <table:table-cell office:value-type="float" office:value="21182" table:style-name="ce6">
            <text:p>21,182<text:s/></text:p>
          </table:table-cell>
          <table:table-cell office:value-type="float" office:value="19567" table:style-name="ce6">
            <text:p>19,567<text:s/></text:p>
          </table:table-cell>
          <table:table-cell office:value-type="float" office:value="15945" table:style-name="ce6">
            <text:p>15,945<text:s/></text:p>
          </table:table-cell>
          <table:table-cell office:value-type="float" office:value="9416" table:style-name="ce6">
            <text:p>9,416<text:s/></text:p>
          </table:table-cell>
          <table:table-cell office:value-type="float" office:value="141682" table:style-name="ce6">
            <text:p>141,682<text:s/></text:p>
          </table:table-cell>
          <table:table-cell office:value-type="float" office:value="55651" table:style-name="ce6">
            <text:p>55,651<text:s/></text:p>
          </table:table-cell>
          <table:table-cell office:value-type="float" office:value="16856" table:style-name="ce6">
            <text:p>16,856<text:s/></text:p>
          </table:table-cell>
          <table:table-cell office:value-type="float" office:value="14810" table:style-name="ce6">
            <text:p>14,810<text:s/></text:p>
          </table:table-cell>
          <table:table-cell office:value-type="float" office:value="22358" table:style-name="ce6">
            <text:p>22,358<text:s/></text:p>
          </table:table-cell>
          <table:table-cell office:value-type="float" office:value="21540" table:style-name="ce6">
            <text:p>21,540<text:s/></text:p>
          </table:table-cell>
          <table:table-cell office:value-type="float" office:value="22235" table:style-name="ce6">
            <text:p>22,235<text:s/></text:p>
          </table:table-cell>
          <table:table-cell office:value-type="float" office:value="19571" table:style-name="ce6">
            <text:p>19,571<text:s/></text:p>
          </table:table-cell>
          <table:table-cell office:value-type="float" office:value="8328" table:style-name="ce6">
            <text:p>8,328<text:s/></text:p>
          </table:table-cell>
          <table:table-cell office:value-type="float" office:value="21765" table:style-name="ce6">
            <text:p>21,765<text:s/></text:p>
          </table:table-cell>
          <table:table-cell office:value-type="float" office:value="5719" table:style-name="ce6">
            <text:p>5,719<text:s/></text:p>
          </table:table-cell>
          <table:table-cell office:value-type="float" office:value="4955" table:style-name="ce6">
            <text:p>4,955<text:s/></text:p>
          </table:table-cell>
          <table:table-cell office:value-type="float" office:value="15037" table:style-name="ce6">
            <text:p>15,037<text:s/></text:p>
          </table:table-cell>
          <table:table-cell office:value-type="float" office:value="6096" table:style-name="ce6">
            <text:p>6,096<text:s/></text:p>
          </table:table-cell>
          <table:table-cell office:value-type="float" office:value="2977" table:style-name="ce6">
            <text:p>2,977<text:s/></text:p>
          </table:table-cell>
          <table:table-cell office:value-type="float" office:value="1656" table:style-name="ce6">
            <text:p>1,656<text:s/></text:p>
          </table:table-cell>
          <table:table-cell office:value-type="float" office:value="7958" table:style-name="ce6">
            <text:p>7,958<text:s/></text:p>
          </table:table-cell>
          <table:table-cell office:value-type="float" office:value="7573" table:style-name="ce6">
            <text:p>7,573<text:s/></text:p>
          </table:table-cell>
          <table:table-cell office:value-type="float" office:value="9205" table:style-name="ce6">
            <text:p>9,205<text:s/></text:p>
          </table:table-cell>
          <table:table-cell office:value-type="float" office:value="27189" table:style-name="ce6">
            <text:p>27,189<text:s/></text:p>
          </table:table-cell>
          <table:table-cell office:value-type="float" office:value="6636" table:style-name="ce6">
            <text:p>6,636<text:s/></text:p>
          </table:table-cell>
          <table:table-cell office:value-type="float" office:value="11353" table:style-name="ce6">
            <text:p>11,353<text:s/></text:p>
          </table:table-cell>
          <table:table-cell office:value-type="float" office:value="6266" table:style-name="ce6">
            <text:p>6,266<text:s/></text:p>
          </table:table-cell>
          <table:table-cell office:value-type="float" office:value="17583" table:style-name="ce6">
            <text:p>17,583<text:s/></text:p>
          </table:table-cell>
          <table:table-cell office:value-type="float" office:value="16326" table:style-name="ce6">
            <text:p>16,326<text:s/></text:p>
          </table:table-cell>
          <table:table-cell office:value-type="float" office:value="29657" table:style-name="ce6">
            <text:p>29,657<text:s/></text:p>
          </table:table-cell>
          <table:table-cell office:value-type="float" office:value="75217" table:style-name="ce6">
            <text:p>75,217<text:s/></text:p>
          </table:table-cell>
          <table:table-cell office:value-type="float" office:value="31221" table:style-name="ce6">
            <text:p>31,221<text:s/></text:p>
          </table:table-cell>
          <table:table-cell office:value-type="float" office:value="22074" table:style-name="ce6">
            <text:p>22,074<text:s/></text:p>
          </table:table-cell>
          <table:table-cell office:value-type="float" office:value="26523" table:style-name="ce6">
            <text:p>26,523<text:s/></text:p>
          </table:table-cell>
          <table:table-cell office:value-type="float" office:value="89100" table:style-name="ce6">
            <text:p>89,100<text:s/></text:p>
          </table:table-cell>
          <table:table-cell office:value-type="float" office:value="16044" table:style-name="ce6">
            <text:p>16,044<text:s/></text:p>
          </table:table-cell>
          <table:table-cell office:value-type="float" office:value="29962" table:style-name="ce6">
            <text:p>29,962<text:s/></text:p>
          </table:table-cell>
          <table:table-cell office:value-type="float" office:value="37042" table:style-name="ce6">
            <text:p>37,042<text:s/></text:p>
          </table:table-cell>
          <table:table-cell office:value-type="float" office:value="20464" table:style-name="ce6">
            <text:p>20,464<text:s/></text:p>
          </table:table-cell>
          <table:table-cell office:value-type="float" office:value="86371" table:style-name="ce6">
            <text:p>86,371<text:s/></text:p>
          </table:table-cell>
          <table:table-cell office:value-type="float" office:value="14988" table:style-name="ce6">
            <text:p>14,988<text:s/></text:p>
          </table:table-cell>
          <table:table-cell office:value-type="float" office:value="13182" table:style-name="ce6">
            <text:p>13,182<text:s/></text:p>
          </table:table-cell>
          <table:table-cell office:value-type="float" office:value="11070" table:style-name="ce6">
            <text:p>11,070<text:s/></text:p>
          </table:table-cell>
          <table:table-cell office:value-type="float" office:value="21145" table:style-name="ce6">
            <text:p>21,145<text:s/></text:p>
          </table:table-cell>
          <table:table-cell office:value-type="float" office:value="8734" table:style-name="ce6">
            <text:p>8,734<text:s/></text:p>
          </table:table-cell>
          <table:table-cell office:value-type="float" office:value="41527" table:style-name="ce6">
            <text:p>41,527<text:s/></text:p>
          </table:table-cell>
          <table:table-cell office:value-type="float" office:value="14691" table:style-name="ce6">
            <text:p>14,691<text:s/></text:p>
          </table:table-cell>
          <table:table-cell office:value-type="float" office:value="8820" table:style-name="ce6">
            <text:p>8,820<text:s/></text:p>
          </table:table-cell>
          <table:table-cell office:value-type="float" office:value="10113" table:style-name="ce6">
            <text:p>10,113<text:s/></text:p>
          </table:table-cell>
          <table:table-cell office:value-type="float" office:value="20141" table:style-name="ce6">
            <text:p>20,141<text:s/></text:p>
          </table:table-cell>
          <table:table-cell office:value-type="float" office:value="18265" table:style-name="ce6">
            <text:p>18,265<text:s/></text:p>
          </table:table-cell>
          <table:table-cell office:value-type="float" office:value="14467" table:style-name="ce6">
            <text:p>14,467<text:s/></text:p>
          </table:table-cell>
          <table:table-cell office:value-type="float" office:value="13436" table:style-name="ce6">
            <text:p>13,436<text:s/></text:p>
          </table:table-cell>
          <table:table-cell office:value-type="float" office:value="8093" table:style-name="ce6">
            <text:p>8,093<text:s/></text:p>
          </table:table-cell>
          <table:table-cell office:value-type="float" office:value="8520" table:style-name="ce6">
            <text:p>8,520<text:s/></text:p>
          </table:table-cell>
          <table:table-cell office:value-type="float" office:value="5461" table:style-name="ce6">
            <text:p>5,461<text:s/></text:p>
          </table:table-cell>
          <table:table-cell office:value-type="float" office:value="3971" table:style-name="ce6">
            <text:p>3,971<text:s/></text:p>
          </table:table-cell>
          <table:table-cell office:value-type="float" office:value="6019" table:style-name="ce6">
            <text:p>6,019<text:s/></text:p>
          </table:table-cell>
          <table:table-cell office:value-type="float" office:value="7735" table:style-name="ce6">
            <text:p>7,735<text:s/></text:p>
          </table:table-cell>
          <table:table-cell office:value-type="float" office:value="9973" table:style-name="ce6">
            <text:p>9,973<text:s/></text:p>
          </table:table-cell>
          <table:table-cell office:value-type="float" office:value="10317" table:style-name="ce6">
            <text:p>10,317<text:s/></text:p>
          </table:table-cell>
          <table:table-cell office:value-type="float" office:value="13373" table:style-name="ce6">
            <text:p>13,373<text:s/></text:p>
          </table:table-cell>
          <table:table-cell office:value-type="float" office:value="18652" table:style-name="ce6">
            <text:p>18,652<text:s/></text:p>
          </table:table-cell>
          <table:table-cell office:value-type="float" office:value="19594" table:style-name="ce6">
            <text:p>19,594<text:s/></text:p>
          </table:table-cell>
          <table:table-cell office:value-type="float" office:value="10292" table:style-name="ce6">
            <text:p>10,292<text:s/></text:p>
          </table:table-cell>
          <table:table-cell office:value-type="float" office:value="9352" table:style-name="ce6">
            <text:p>9,352<text:s/></text:p>
          </table:table-cell>
          <table:table-cell office:value-type="float" office:value="10870" table:style-name="ce6">
            <text:p>10,870<text:s/></text:p>
          </table:table-cell>
          <table:table-cell office:value-type="float" office:value="9527" table:style-name="ce6">
            <text:p>9,527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7877" table:style-name="ce6">
            <text:p>7,877<text:s/></text:p>
          </table:table-cell>
          <table:table-cell office:value-type="float" office:value="7526" table:style-name="ce6">
            <text:p>7,526<text:s/></text:p>
          </table:table-cell>
          <table:table-cell office:value-type="float" office:value="870" table:style-name="ce6">
            <text:p>870<text:s/></text:p>
          </table:table-cell>
          <table:table-cell office:value-type="float" office:value="2670" table:style-name="ce6">
            <text:p>2,670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1422" table:style-name="ce6">
            <text:p>1,422<text:s/></text:p>
          </table:table-cell>
          <table:table-cell office:value-type="float" office:value="1547" table:style-name="ce6">
            <text:p>1,547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15338" table:style-name="ce6">
            <text:p>15,338<text:s/></text:p>
          </table:table-cell>
          <table:table-cell office:value-type="float" office:value="2352" table:style-name="ce6">
            <text:p>2,352<text:s/></text:p>
          </table:table-cell>
          <table:table-cell office:value-type="float" office:value="4187" table:style-name="ce6">
            <text:p>4,187<text:s/></text:p>
          </table:table-cell>
          <table:table-cell office:value-type="float" office:value="4485" table:style-name="ce6">
            <text:p>4,485<text:s/></text:p>
          </table:table-cell>
          <table:table-cell table:number-columns-repeated="16264"/>
        </table:table-row>
        <table:table-row table:style-name="ro2">
          <table:table-cell office:value-type="date" office:date-value="2021-12-26T00:00:00" table:style-name="ce5">
            <text:p>2021/12/26</text:p>
          </table:table-cell>
          <table:table-cell office:value-type="float" office:value="2045" table:style-name="ce6">
            <text:p>2,045<text:s/></text:p>
          </table:table-cell>
          <table:table-cell office:value-type="float" office:value="6844" table:style-name="ce6">
            <text:p>6,844<text:s/></text:p>
          </table:table-cell>
          <table:table-cell office:value-type="float" office:value="17339" table:style-name="ce6">
            <text:p>17,339<text:s/></text:p>
          </table:table-cell>
          <table:table-cell office:value-type="float" office:value="32826" table:style-name="ce6">
            <text:p>32,826<text:s/></text:p>
          </table:table-cell>
          <table:table-cell office:value-type="float" office:value="10735" table:style-name="ce6">
            <text:p>10,735<text:s/></text:p>
          </table:table-cell>
          <table:table-cell office:value-type="float" office:value="7754" table:style-name="ce6">
            <text:p>7,754<text:s/></text:p>
          </table:table-cell>
          <table:table-cell office:value-type="float" office:value="6327" table:style-name="ce6">
            <text:p>6,327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6803" table:style-name="ce6">
            <text:p>6,803<text:s/></text:p>
          </table:table-cell>
          <table:table-cell office:value-type="float" office:value="1123" table:style-name="ce6">
            <text:p>1,123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4171" table:style-name="ce6">
            <text:p>4,171<text:s/></text:p>
          </table:table-cell>
          <table:table-cell office:value-type="float" office:value="5149" table:style-name="ce6">
            <text:p>5,149<text:s/></text:p>
          </table:table-cell>
          <table:table-cell office:value-type="float" office:value="9982" table:style-name="ce6">
            <text:p>9,982<text:s/></text:p>
          </table:table-cell>
          <table:table-cell office:value-type="float" office:value="4194" table:style-name="ce6">
            <text:p>4,194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3104" table:style-name="ce6">
            <text:p>3,104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2308" table:style-name="ce6">
            <text:p>2,308<text:s/></text:p>
          </table:table-cell>
          <table:table-cell office:value-type="float" office:value="4577" table:style-name="ce6">
            <text:p>4,577<text:s/></text:p>
          </table:table-cell>
          <table:table-cell office:value-type="float" office:value="5045" table:style-name="ce6">
            <text:p>5,045<text:s/></text:p>
          </table:table-cell>
          <table:table-cell office:value-type="float" office:value="2097" table:style-name="ce6">
            <text:p>2,097<text:s/></text:p>
          </table:table-cell>
          <table:table-cell office:value-type="float" office:value="12525" table:style-name="ce6">
            <text:p>12,525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9609" table:style-name="ce6">
            <text:p>9,609<text:s/></text:p>
          </table:table-cell>
          <table:table-cell office:value-type="float" office:value="8228" table:style-name="ce6">
            <text:p>8,228<text:s/></text:p>
          </table:table-cell>
          <table:table-cell office:value-type="float" office:value="10474" table:style-name="ce6">
            <text:p>10,474<text:s/></text:p>
          </table:table-cell>
          <table:table-cell office:value-type="float" office:value="13781" table:style-name="ce6">
            <text:p>13,781<text:s/></text:p>
          </table:table-cell>
          <table:table-cell office:value-type="float" office:value="12494" table:style-name="ce6">
            <text:p>12,494<text:s/></text:p>
          </table:table-cell>
          <table:table-cell office:value-type="float" office:value="7347" table:style-name="ce6">
            <text:p>7,347<text:s/></text:p>
          </table:table-cell>
          <table:table-cell office:value-type="float" office:value="22038" table:style-name="ce6">
            <text:p>22,038<text:s/></text:p>
          </table:table-cell>
          <table:table-cell office:value-type="float" office:value="11762" table:style-name="ce6">
            <text:p>11,762<text:s/></text:p>
          </table:table-cell>
          <table:table-cell office:value-type="float" office:value="19185" table:style-name="ce6">
            <text:p>19,185<text:s/></text:p>
          </table:table-cell>
          <table:table-cell office:value-type="float" office:value="15511" table:style-name="ce6">
            <text:p>15,511<text:s/></text:p>
          </table:table-cell>
          <table:table-cell office:value-type="float" office:value="3221" table:style-name="ce6">
            <text:p>3,221<text:s/></text:p>
          </table:table-cell>
          <table:table-cell office:value-type="float" office:value="23605" table:style-name="ce6">
            <text:p>23,605<text:s/></text:p>
          </table:table-cell>
          <table:table-cell office:value-type="float" office:value="16024" table:style-name="ce6">
            <text:p>16,024<text:s/></text:p>
          </table:table-cell>
          <table:table-cell office:value-type="float" office:value="15583" table:style-name="ce6">
            <text:p>15,583<text:s/></text:p>
          </table:table-cell>
          <table:table-cell office:value-type="float" office:value="13254" table:style-name="ce6">
            <text:p>13,254<text:s/></text:p>
          </table:table-cell>
          <table:table-cell office:value-type="float" office:value="6599" table:style-name="ce6">
            <text:p>6,599<text:s/></text:p>
          </table:table-cell>
          <table:table-cell office:value-type="float" office:value="128521" table:style-name="ce6">
            <text:p>128,521<text:s/></text:p>
          </table:table-cell>
          <table:table-cell office:value-type="float" office:value="40817" table:style-name="ce6">
            <text:p>40,817<text:s/></text:p>
          </table:table-cell>
          <table:table-cell office:value-type="float" office:value="11568" table:style-name="ce6">
            <text:p>11,568<text:s/></text:p>
          </table:table-cell>
          <table:table-cell office:value-type="float" office:value="14719" table:style-name="ce6">
            <text:p>14,719<text:s/></text:p>
          </table:table-cell>
          <table:table-cell office:value-type="float" office:value="18853" table:style-name="ce6">
            <text:p>18,853<text:s/></text:p>
          </table:table-cell>
          <table:table-cell office:value-type="float" office:value="18243" table:style-name="ce6">
            <text:p>18,243<text:s/></text:p>
          </table:table-cell>
          <table:table-cell office:value-type="float" office:value="19705" table:style-name="ce6">
            <text:p>19,705<text:s/></text:p>
          </table:table-cell>
          <table:table-cell office:value-type="float" office:value="15804" table:style-name="ce6">
            <text:p>15,804<text:s/></text:p>
          </table:table-cell>
          <table:table-cell office:value-type="float" office:value="6617" table:style-name="ce6">
            <text:p>6,617<text:s/></text:p>
          </table:table-cell>
          <table:table-cell office:value-type="float" office:value="16905" table:style-name="ce6">
            <text:p>16,905<text:s/></text:p>
          </table:table-cell>
          <table:table-cell office:value-type="float" office:value="4879" table:style-name="ce6">
            <text:p>4,879<text:s/></text:p>
          </table:table-cell>
          <table:table-cell office:value-type="float" office:value="3928" table:style-name="ce6">
            <text:p>3,928<text:s/></text:p>
          </table:table-cell>
          <table:table-cell office:value-type="float" office:value="13141" table:style-name="ce6">
            <text:p>13,141<text:s/></text:p>
          </table:table-cell>
          <table:table-cell office:value-type="float" office:value="6305" table:style-name="ce6">
            <text:p>6,305<text:s/></text:p>
          </table:table-cell>
          <table:table-cell office:value-type="float" office:value="2586" table:style-name="ce6">
            <text:p>2,586<text:s/></text:p>
          </table:table-cell>
          <table:table-cell office:value-type="float" office:value="1325" table:style-name="ce6">
            <text:p>1,325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6008" table:style-name="ce6">
            <text:p>6,008<text:s/></text:p>
          </table:table-cell>
          <table:table-cell office:value-type="float" office:value="8088" table:style-name="ce6">
            <text:p>8,088<text:s/></text:p>
          </table:table-cell>
          <table:table-cell office:value-type="float" office:value="24636" table:style-name="ce6">
            <text:p>24,636<text:s/></text:p>
          </table:table-cell>
          <table:table-cell office:value-type="float" office:value="5241" table:style-name="ce6">
            <text:p>5,241<text:s/></text:p>
          </table:table-cell>
          <table:table-cell office:value-type="float" office:value="8573" table:style-name="ce6">
            <text:p>8,573<text:s/></text:p>
          </table:table-cell>
          <table:table-cell office:value-type="float" office:value="4982" table:style-name="ce6">
            <text:p>4,982<text:s/></text:p>
          </table:table-cell>
          <table:table-cell office:value-type="float" office:value="13902" table:style-name="ce6">
            <text:p>13,902<text:s/></text:p>
          </table:table-cell>
          <table:table-cell office:value-type="float" office:value="11700" table:style-name="ce6">
            <text:p>11,700<text:s/></text:p>
          </table:table-cell>
          <table:table-cell office:value-type="float" office:value="20690" table:style-name="ce6">
            <text:p>20,690<text:s/></text:p>
          </table:table-cell>
          <table:table-cell office:value-type="float" office:value="46390" table:style-name="ce6">
            <text:p>46,390<text:s/></text:p>
          </table:table-cell>
          <table:table-cell office:value-type="float" office:value="23940" table:style-name="ce6">
            <text:p>23,940<text:s/></text:p>
          </table:table-cell>
          <table:table-cell office:value-type="float" office:value="17674" table:style-name="ce6">
            <text:p>17,674<text:s/></text:p>
          </table:table-cell>
          <table:table-cell office:value-type="float" office:value="21682" table:style-name="ce6">
            <text:p>21,682<text:s/></text:p>
          </table:table-cell>
          <table:table-cell office:value-type="float" office:value="62880" table:style-name="ce6">
            <text:p>62,880<text:s/></text:p>
          </table:table-cell>
          <table:table-cell office:value-type="float" office:value="12348" table:style-name="ce6">
            <text:p>12,348<text:s/></text:p>
          </table:table-cell>
          <table:table-cell office:value-type="float" office:value="22981" table:style-name="ce6">
            <text:p>22,981<text:s/></text:p>
          </table:table-cell>
          <table:table-cell office:value-type="float" office:value="24731" table:style-name="ce6">
            <text:p>24,731<text:s/></text:p>
          </table:table-cell>
          <table:table-cell office:value-type="float" office:value="14660" table:style-name="ce6">
            <text:p>14,660<text:s/></text:p>
          </table:table-cell>
          <table:table-cell office:value-type="float" office:value="56807" table:style-name="ce6">
            <text:p>56,807<text:s/></text:p>
          </table:table-cell>
          <table:table-cell office:value-type="float" office:value="12285" table:style-name="ce6">
            <text:p>12,285<text:s/></text:p>
          </table:table-cell>
          <table:table-cell office:value-type="float" office:value="11012" table:style-name="ce6">
            <text:p>11,012<text:s/></text:p>
          </table:table-cell>
          <table:table-cell office:value-type="float" office:value="8667" table:style-name="ce6">
            <text:p>8,667<text:s/></text:p>
          </table:table-cell>
          <table:table-cell office:value-type="float" office:value="16487" table:style-name="ce6">
            <text:p>16,487<text:s/></text:p>
          </table:table-cell>
          <table:table-cell office:value-type="float" office:value="6837" table:style-name="ce6">
            <text:p>6,837<text:s/></text:p>
          </table:table-cell>
          <table:table-cell office:value-type="float" office:value="28663" table:style-name="ce6">
            <text:p>28,663<text:s/></text:p>
          </table:table-cell>
          <table:table-cell office:value-type="float" office:value="10338" table:style-name="ce6">
            <text:p>10,338<text:s/></text:p>
          </table:table-cell>
          <table:table-cell office:value-type="float" office:value="7654" table:style-name="ce6">
            <text:p>7,654<text:s/></text:p>
          </table:table-cell>
          <table:table-cell office:value-type="float" office:value="7927" table:style-name="ce6">
            <text:p>7,927<text:s/></text:p>
          </table:table-cell>
          <table:table-cell office:value-type="float" office:value="14614" table:style-name="ce6">
            <text:p>14,614<text:s/></text:p>
          </table:table-cell>
          <table:table-cell office:value-type="float" office:value="9893" table:style-name="ce6">
            <text:p>9,893<text:s/></text:p>
          </table:table-cell>
          <table:table-cell office:value-type="float" office:value="10770" table:style-name="ce6">
            <text:p>10,770<text:s/></text:p>
          </table:table-cell>
          <table:table-cell office:value-type="float" office:value="10736" table:style-name="ce6">
            <text:p>10,736<text:s/></text:p>
          </table:table-cell>
          <table:table-cell office:value-type="float" office:value="7168" table:style-name="ce6">
            <text:p>7,168<text:s/></text:p>
          </table:table-cell>
          <table:table-cell office:value-type="float" office:value="6512" table:style-name="ce6">
            <text:p>6,512<text:s/></text:p>
          </table:table-cell>
          <table:table-cell office:value-type="float" office:value="3947" table:style-name="ce6">
            <text:p>3,947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5102" table:style-name="ce6">
            <text:p>5,102<text:s/></text:p>
          </table:table-cell>
          <table:table-cell office:value-type="float" office:value="6166" table:style-name="ce6">
            <text:p>6,166<text:s/></text:p>
          </table:table-cell>
          <table:table-cell office:value-type="float" office:value="7390" table:style-name="ce6">
            <text:p>7,390<text:s/></text:p>
          </table:table-cell>
          <table:table-cell office:value-type="float" office:value="8253" table:style-name="ce6">
            <text:p>8,253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15098" table:style-name="ce6">
            <text:p>15,098<text:s/></text:p>
          </table:table-cell>
          <table:table-cell office:value-type="float" office:value="16211" table:style-name="ce6">
            <text:p>16,211<text:s/></text:p>
          </table:table-cell>
          <table:table-cell office:value-type="float" office:value="8062" table:style-name="ce6">
            <text:p>8,062<text:s/></text:p>
          </table:table-cell>
          <table:table-cell office:value-type="float" office:value="7564" table:style-name="ce6">
            <text:p>7,564<text:s/></text:p>
          </table:table-cell>
          <table:table-cell office:value-type="float" office:value="8888" table:style-name="ce6">
            <text:p>8,888<text:s/></text:p>
          </table:table-cell>
          <table:table-cell office:value-type="float" office:value="7809" table:style-name="ce6">
            <text:p>7,809<text:s/></text:p>
          </table:table-cell>
          <table:table-cell office:value-type="float" office:value="7856" table:style-name="ce6">
            <text:p>7,856<text:s/></text:p>
          </table:table-cell>
          <table:table-cell office:value-type="float" office:value="6033" table:style-name="ce6">
            <text:p>6,033<text:s/></text:p>
          </table:table-cell>
          <table:table-cell office:value-type="float" office:value="6169" table:style-name="ce6">
            <text:p>6,169<text:s/></text:p>
          </table:table-cell>
          <table:table-cell office:value-type="float" office:value="814" table:style-name="ce6">
            <text:p>814<text:s/></text:p>
          </table:table-cell>
          <table:table-cell office:value-type="float" office:value="2186" table:style-name="ce6">
            <text:p>2,186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4311" table:style-name="ce6">
            <text:p>4,311<text:s/></text:p>
          </table:table-cell>
          <table:table-cell office:value-type="float" office:value="1074" table:style-name="ce6">
            <text:p>1,074<text:s/></text:p>
          </table:table-cell>
          <table:table-cell office:value-type="float" office:value="1285" table:style-name="ce6">
            <text:p>1,285<text:s/></text:p>
          </table:table-cell>
          <table:table-cell office:value-type="float" office:value="1542" table:style-name="ce6">
            <text:p>1,542<text:s/></text:p>
          </table:table-cell>
          <table:table-cell office:value-type="float" office:value="10182" table:style-name="ce6">
            <text:p>10,182<text:s/></text:p>
          </table:table-cell>
          <table:table-cell office:value-type="float" office:value="1779" table:style-name="ce6">
            <text:p>1,779<text:s/></text:p>
          </table:table-cell>
          <table:table-cell office:value-type="float" office:value="3112" table:style-name="ce6">
            <text:p>3,112<text:s/></text:p>
          </table:table-cell>
          <table:table-cell office:value-type="float" office:value="3355" table:style-name="ce6">
            <text:p>3,355<text:s/></text:p>
          </table:table-cell>
          <table:table-cell table:number-columns-repeated="16264"/>
        </table:table-row>
        <table:table-row table:style-name="ro2">
          <table:table-cell office:value-type="date" office:date-value="2021-12-27T00:00:00" table:style-name="ce5">
            <text:p>2021/12/27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13255" table:style-name="ce6">
            <text:p>13,255<text:s/></text:p>
          </table:table-cell>
          <table:table-cell office:value-type="float" office:value="39430" table:style-name="ce6">
            <text:p>39,430<text:s/></text:p>
          </table:table-cell>
          <table:table-cell office:value-type="float" office:value="35615" table:style-name="ce6">
            <text:p>35,615<text:s/></text:p>
          </table:table-cell>
          <table:table-cell office:value-type="float" office:value="23577" table:style-name="ce6">
            <text:p>23,577<text:s/></text:p>
          </table:table-cell>
          <table:table-cell office:value-type="float" office:value="13453" table:style-name="ce6">
            <text:p>13,453<text:s/></text:p>
          </table:table-cell>
          <table:table-cell office:value-type="float" office:value="10679" table:style-name="ce6">
            <text:p>10,679<text:s/></text:p>
          </table:table-cell>
          <table:table-cell office:value-type="float" office:value="3671" table:style-name="ce6">
            <text:p>3,671<text:s/></text:p>
          </table:table-cell>
          <table:table-cell office:value-type="float" office:value="3130" table:style-name="ce6">
            <text:p>3,130<text:s/></text:p>
          </table:table-cell>
          <table:table-cell office:value-type="float" office:value="13409" table:style-name="ce6">
            <text:p>13,409<text:s/></text:p>
          </table:table-cell>
          <table:table-cell office:value-type="float" office:value="1936" table:style-name="ce6">
            <text:p>1,936<text:s/></text:p>
          </table:table-cell>
          <table:table-cell office:value-type="float" office:value="4427" table:style-name="ce6">
            <text:p>4,427<text:s/></text:p>
          </table:table-cell>
          <table:table-cell office:value-type="float" office:value="4004" table:style-name="ce6">
            <text:p>4,004<text:s/></text:p>
          </table:table-cell>
          <table:table-cell office:value-type="float" office:value="9342" table:style-name="ce6">
            <text:p>9,342<text:s/></text:p>
          </table:table-cell>
          <table:table-cell office:value-type="float" office:value="10165" table:style-name="ce6">
            <text:p>10,165<text:s/></text:p>
          </table:table-cell>
          <table:table-cell office:value-type="float" office:value="17034" table:style-name="ce6">
            <text:p>17,034<text:s/></text:p>
          </table:table-cell>
          <table:table-cell office:value-type="float" office:value="17074" table:style-name="ce6">
            <text:p>17,074<text:s/></text:p>
          </table:table-cell>
          <table:table-cell office:value-type="float" office:value="5452" table:style-name="ce6">
            <text:p>5,452<text:s/></text:p>
          </table:table-cell>
          <table:table-cell office:value-type="float" office:value="8491" table:style-name="ce6">
            <text:p>8,491<text:s/></text:p>
          </table:table-cell>
          <table:table-cell office:value-type="float" office:value="2710" table:style-name="ce6">
            <text:p>2,710<text:s/></text:p>
          </table:table-cell>
          <table:table-cell office:value-type="float" office:value="8404" table:style-name="ce6">
            <text:p>8,404<text:s/></text:p>
          </table:table-cell>
          <table:table-cell office:value-type="float" office:value="8336" table:style-name="ce6">
            <text:p>8,336<text:s/></text:p>
          </table:table-cell>
          <table:table-cell office:value-type="float" office:value="6116" table:style-name="ce6">
            <text:p>6,116<text:s/></text:p>
          </table:table-cell>
          <table:table-cell office:value-type="float" office:value="25876" table:style-name="ce6">
            <text:p>25,876<text:s/></text:p>
          </table:table-cell>
          <table:table-cell office:value-type="float" office:value="3157" table:style-name="ce6">
            <text:p>3,157<text:s/></text:p>
          </table:table-cell>
          <table:table-cell office:value-type="float" office:value="10326" table:style-name="ce6">
            <text:p>10,326<text:s/></text:p>
          </table:table-cell>
          <table:table-cell office:value-type="float" office:value="12600" table:style-name="ce6">
            <text:p>12,600<text:s/></text:p>
          </table:table-cell>
          <table:table-cell office:value-type="float" office:value="15142" table:style-name="ce6">
            <text:p>15,142<text:s/></text:p>
          </table:table-cell>
          <table:table-cell office:value-type="float" office:value="22443" table:style-name="ce6">
            <text:p>22,443<text:s/></text:p>
          </table:table-cell>
          <table:table-cell office:value-type="float" office:value="16079" table:style-name="ce6">
            <text:p>16,079<text:s/></text:p>
          </table:table-cell>
          <table:table-cell office:value-type="float" office:value="9250" table:style-name="ce6">
            <text:p>9,250<text:s/></text:p>
          </table:table-cell>
          <table:table-cell office:value-type="float" office:value="23689" table:style-name="ce6">
            <text:p>23,689<text:s/></text:p>
          </table:table-cell>
          <table:table-cell office:value-type="float" office:value="14977" table:style-name="ce6">
            <text:p>14,977<text:s/></text:p>
          </table:table-cell>
          <table:table-cell office:value-type="float" office:value="29725" table:style-name="ce6">
            <text:p>29,725<text:s/></text:p>
          </table:table-cell>
          <table:table-cell office:value-type="float" office:value="21631" table:style-name="ce6">
            <text:p>21,631<text:s/></text:p>
          </table:table-cell>
          <table:table-cell office:value-type="float" office:value="9430" table:style-name="ce6">
            <text:p>9,430<text:s/></text:p>
          </table:table-cell>
          <table:table-cell office:value-type="float" office:value="34096" table:style-name="ce6">
            <text:p>34,096<text:s/></text:p>
          </table:table-cell>
          <table:table-cell office:value-type="float" office:value="24433" table:style-name="ce6">
            <text:p>24,433<text:s/></text:p>
          </table:table-cell>
          <table:table-cell office:value-type="float" office:value="24702" table:style-name="ce6">
            <text:p>24,702<text:s/></text:p>
          </table:table-cell>
          <table:table-cell office:value-type="float" office:value="19006" table:style-name="ce6">
            <text:p>19,006<text:s/></text:p>
          </table:table-cell>
          <table:table-cell office:value-type="float" office:value="21773" table:style-name="ce6">
            <text:p>21,773<text:s/></text:p>
          </table:table-cell>
          <table:table-cell office:value-type="float" office:value="106820" table:style-name="ce6">
            <text:p>106,820<text:s/></text:p>
          </table:table-cell>
          <table:table-cell office:value-type="float" office:value="36784" table:style-name="ce6">
            <text:p>36,784<text:s/></text:p>
          </table:table-cell>
          <table:table-cell office:value-type="float" office:value="19491" table:style-name="ce6">
            <text:p>19,491<text:s/></text:p>
          </table:table-cell>
          <table:table-cell office:value-type="float" office:value="20923" table:style-name="ce6">
            <text:p>20,923<text:s/></text:p>
          </table:table-cell>
          <table:table-cell office:value-type="float" office:value="22845" table:style-name="ce6">
            <text:p>22,845<text:s/></text:p>
          </table:table-cell>
          <table:table-cell office:value-type="float" office:value="23328" table:style-name="ce6">
            <text:p>23,328<text:s/></text:p>
          </table:table-cell>
          <table:table-cell office:value-type="float" office:value="24351" table:style-name="ce6">
            <text:p>24,351<text:s/></text:p>
          </table:table-cell>
          <table:table-cell office:value-type="float" office:value="20637" table:style-name="ce6">
            <text:p>20,637<text:s/></text:p>
          </table:table-cell>
          <table:table-cell office:value-type="float" office:value="12124" table:style-name="ce6">
            <text:p>12,124<text:s/></text:p>
          </table:table-cell>
          <table:table-cell office:value-type="float" office:value="29140" table:style-name="ce6">
            <text:p>29,140<text:s/></text:p>
          </table:table-cell>
          <table:table-cell office:value-type="float" office:value="6302" table:style-name="ce6">
            <text:p>6,302<text:s/></text:p>
          </table:table-cell>
          <table:table-cell office:value-type="float" office:value="7560" table:style-name="ce6">
            <text:p>7,560<text:s/></text:p>
          </table:table-cell>
          <table:table-cell office:value-type="float" office:value="17617" table:style-name="ce6">
            <text:p>17,617<text:s/></text:p>
          </table:table-cell>
          <table:table-cell office:value-type="float" office:value="5025" table:style-name="ce6">
            <text:p>5,025<text:s/></text:p>
          </table:table-cell>
          <table:table-cell office:value-type="float" office:value="3452" table:style-name="ce6">
            <text:p>3,452<text:s/></text:p>
          </table:table-cell>
          <table:table-cell office:value-type="float" office:value="3120" table:style-name="ce6">
            <text:p>3,120<text:s/></text:p>
          </table:table-cell>
          <table:table-cell office:value-type="float" office:value="13554" table:style-name="ce6">
            <text:p>13,554<text:s/></text:p>
          </table:table-cell>
          <table:table-cell office:value-type="float" office:value="9029" table:style-name="ce6">
            <text:p>9,029<text:s/></text:p>
          </table:table-cell>
          <table:table-cell office:value-type="float" office:value="11049" table:style-name="ce6">
            <text:p>11,049<text:s/></text:p>
          </table:table-cell>
          <table:table-cell office:value-type="float" office:value="27285" table:style-name="ce6">
            <text:p>27,285<text:s/></text:p>
          </table:table-cell>
          <table:table-cell office:value-type="float" office:value="8584" table:style-name="ce6">
            <text:p>8,584<text:s/></text:p>
          </table:table-cell>
          <table:table-cell office:value-type="float" office:value="11903" table:style-name="ce6">
            <text:p>11,903<text:s/></text:p>
          </table:table-cell>
          <table:table-cell office:value-type="float" office:value="7160" table:style-name="ce6">
            <text:p>7,160<text:s/></text:p>
          </table:table-cell>
          <table:table-cell office:value-type="float" office:value="21611" table:style-name="ce6">
            <text:p>21,611<text:s/></text:p>
          </table:table-cell>
          <table:table-cell office:value-type="float" office:value="22607" table:style-name="ce6">
            <text:p>22,607<text:s/></text:p>
          </table:table-cell>
          <table:table-cell office:value-type="float" office:value="23682" table:style-name="ce6">
            <text:p>23,682<text:s/></text:p>
          </table:table-cell>
          <table:table-cell office:value-type="float" office:value="38216" table:style-name="ce6">
            <text:p>38,216<text:s/></text:p>
          </table:table-cell>
          <table:table-cell office:value-type="float" office:value="36045" table:style-name="ce6">
            <text:p>36,045<text:s/></text:p>
          </table:table-cell>
          <table:table-cell office:value-type="float" office:value="24806" table:style-name="ce6">
            <text:p>24,806<text:s/></text:p>
          </table:table-cell>
          <table:table-cell office:value-type="float" office:value="21847" table:style-name="ce6">
            <text:p>21,847<text:s/></text:p>
          </table:table-cell>
          <table:table-cell office:value-type="float" office:value="48756" table:style-name="ce6">
            <text:p>48,756<text:s/></text:p>
          </table:table-cell>
          <table:table-cell office:value-type="float" office:value="21909" table:style-name="ce6">
            <text:p>21,909<text:s/></text:p>
          </table:table-cell>
          <table:table-cell office:value-type="float" office:value="28981" table:style-name="ce6">
            <text:p>28,981<text:s/></text:p>
          </table:table-cell>
          <table:table-cell office:value-type="float" office:value="30455" table:style-name="ce6">
            <text:p>30,455<text:s/></text:p>
          </table:table-cell>
          <table:table-cell office:value-type="float" office:value="17558" table:style-name="ce6">
            <text:p>17,558<text:s/></text:p>
          </table:table-cell>
          <table:table-cell office:value-type="float" office:value="57345" table:style-name="ce6">
            <text:p>57,345<text:s/></text:p>
          </table:table-cell>
          <table:table-cell office:value-type="float" office:value="19236" table:style-name="ce6">
            <text:p>19,236<text:s/></text:p>
          </table:table-cell>
          <table:table-cell office:value-type="float" office:value="14828" table:style-name="ce6">
            <text:p>14,828<text:s/></text:p>
          </table:table-cell>
          <table:table-cell office:value-type="float" office:value="13931" table:style-name="ce6">
            <text:p>13,931<text:s/></text:p>
          </table:table-cell>
          <table:table-cell office:value-type="float" office:value="18481" table:style-name="ce6">
            <text:p>18,481<text:s/></text:p>
          </table:table-cell>
          <table:table-cell office:value-type="float" office:value="12020" table:style-name="ce6">
            <text:p>12,020<text:s/></text:p>
          </table:table-cell>
          <table:table-cell office:value-type="float" office:value="28183" table:style-name="ce6">
            <text:p>28,183<text:s/></text:p>
          </table:table-cell>
          <table:table-cell office:value-type="float" office:value="18063" table:style-name="ce6">
            <text:p>18,063<text:s/></text:p>
          </table:table-cell>
          <table:table-cell office:value-type="float" office:value="6242" table:style-name="ce6">
            <text:p>6,242<text:s/></text:p>
          </table:table-cell>
          <table:table-cell office:value-type="float" office:value="10404" table:style-name="ce6">
            <text:p>10,404<text:s/></text:p>
          </table:table-cell>
          <table:table-cell office:value-type="float" office:value="36521" table:style-name="ce6">
            <text:p>36,521<text:s/></text:p>
          </table:table-cell>
          <table:table-cell office:value-type="float" office:value="21147" table:style-name="ce6">
            <text:p>21,147<text:s/></text:p>
          </table:table-cell>
          <table:table-cell office:value-type="float" office:value="23228" table:style-name="ce6">
            <text:p>23,228<text:s/></text:p>
          </table:table-cell>
          <table:table-cell office:value-type="float" office:value="20506" table:style-name="ce6">
            <text:p>20,506<text:s/></text:p>
          </table:table-cell>
          <table:table-cell office:value-type="float" office:value="14402" table:style-name="ce6">
            <text:p>14,402<text:s/></text:p>
          </table:table-cell>
          <table:table-cell office:value-type="float" office:value="10450" table:style-name="ce6">
            <text:p>10,450<text:s/></text:p>
          </table:table-cell>
          <table:table-cell office:value-type="float" office:value="5673" table:style-name="ce6">
            <text:p>5,673<text:s/></text:p>
          </table:table-cell>
          <table:table-cell office:value-type="float" office:value="4825" table:style-name="ce6">
            <text:p>4,825<text:s/></text:p>
          </table:table-cell>
          <table:table-cell office:value-type="float" office:value="6287" table:style-name="ce6">
            <text:p>6,287<text:s/></text:p>
          </table:table-cell>
          <table:table-cell office:value-type="float" office:value="10032" table:style-name="ce6">
            <text:p>10,032<text:s/></text:p>
          </table:table-cell>
          <table:table-cell office:value-type="float" office:value="9305" table:style-name="ce6">
            <text:p>9,305<text:s/></text:p>
          </table:table-cell>
          <table:table-cell office:value-type="float" office:value="11202" table:style-name="ce6">
            <text:p>11,202<text:s/></text:p>
          </table:table-cell>
          <table:table-cell office:value-type="float" office:value="15553" table:style-name="ce6">
            <text:p>15,553<text:s/></text:p>
          </table:table-cell>
          <table:table-cell office:value-type="float" office:value="27208" table:style-name="ce6">
            <text:p>27,208<text:s/></text:p>
          </table:table-cell>
          <table:table-cell office:value-type="float" office:value="19462" table:style-name="ce6">
            <text:p>19,462<text:s/></text:p>
          </table:table-cell>
          <table:table-cell office:value-type="float" office:value="12925" table:style-name="ce6">
            <text:p>12,925<text:s/></text:p>
          </table:table-cell>
          <table:table-cell office:value-type="float" office:value="11944" table:style-name="ce6">
            <text:p>11,944<text:s/></text:p>
          </table:table-cell>
          <table:table-cell office:value-type="float" office:value="12517" table:style-name="ce6">
            <text:p>12,517<text:s/></text:p>
          </table:table-cell>
          <table:table-cell office:value-type="float" office:value="11885" table:style-name="ce6">
            <text:p>11,885<text:s/></text:p>
          </table:table-cell>
          <table:table-cell office:value-type="float" office:value="11408" table:style-name="ce6">
            <text:p>11,408<text:s/></text:p>
          </table:table-cell>
          <table:table-cell office:value-type="float" office:value="10794" table:style-name="ce6">
            <text:p>10,794<text:s/></text:p>
          </table:table-cell>
          <table:table-cell office:value-type="float" office:value="9226" table:style-name="ce6">
            <text:p>9,226<text:s/></text:p>
          </table:table-cell>
          <table:table-cell office:value-type="float" office:value="1444" table:style-name="ce6">
            <text:p>1,444<text:s/></text:p>
          </table:table-cell>
          <table:table-cell office:value-type="float" office:value="2545" table:style-name="ce6">
            <text:p>2,545<text:s/></text:p>
          </table:table-cell>
          <table:table-cell office:value-type="float" office:value="4033" table:style-name="ce6">
            <text:p>4,033<text:s/></text:p>
          </table:table-cell>
          <table:table-cell office:value-type="float" office:value="4878" table:style-name="ce6">
            <text:p>4,878<text:s/></text:p>
          </table:table-cell>
          <table:table-cell office:value-type="float" office:value="2536" table:style-name="ce6">
            <text:p>2,536<text:s/></text:p>
          </table:table-cell>
          <table:table-cell office:value-type="float" office:value="3616" table:style-name="ce6">
            <text:p>3,616<text:s/>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7967" table:style-name="ce6">
            <text:p>7,967<text:s/>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3824" table:style-name="ce6">
            <text:p>3,824<text:s/></text:p>
          </table:table-cell>
          <table:table-cell office:value-type="float" office:value="4755" table:style-name="ce6">
            <text:p>4,755<text:s/></text:p>
          </table:table-cell>
          <table:table-cell table:number-columns-repeated="16264"/>
        </table:table-row>
        <table:table-row table:style-name="ro2">
          <table:table-cell office:value-type="date" office:date-value="2021-12-28T00:00:00" table:style-name="ce5">
            <text:p>2021/12/28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13486" table:style-name="ce6">
            <text:p>13,486<text:s/></text:p>
          </table:table-cell>
          <table:table-cell office:value-type="float" office:value="40071" table:style-name="ce6">
            <text:p>40,071<text:s/></text:p>
          </table:table-cell>
          <table:table-cell office:value-type="float" office:value="37426" table:style-name="ce6">
            <text:p>37,426<text:s/></text:p>
          </table:table-cell>
          <table:table-cell office:value-type="float" office:value="24159" table:style-name="ce6">
            <text:p>24,159<text:s/></text:p>
          </table:table-cell>
          <table:table-cell office:value-type="float" office:value="13696" table:style-name="ce6">
            <text:p>13,696<text:s/></text:p>
          </table:table-cell>
          <table:table-cell office:value-type="float" office:value="10689" table:style-name="ce6">
            <text:p>10,689<text:s/></text:p>
          </table:table-cell>
          <table:table-cell office:value-type="float" office:value="3806" table:style-name="ce6">
            <text:p>3,806<text:s/></text:p>
          </table:table-cell>
          <table:table-cell office:value-type="float" office:value="3108" table:style-name="ce6">
            <text:p>3,108<text:s/></text:p>
          </table:table-cell>
          <table:table-cell office:value-type="float" office:value="13647" table:style-name="ce6">
            <text:p>13,647<text:s/></text:p>
          </table:table-cell>
          <table:table-cell office:value-type="float" office:value="2000" table:style-name="ce6">
            <text:p>2,000<text:s/></text:p>
          </table:table-cell>
          <table:table-cell office:value-type="float" office:value="4496" table:style-name="ce6">
            <text:p>4,496<text:s/></text:p>
          </table:table-cell>
          <table:table-cell office:value-type="float" office:value="4538" table:style-name="ce6">
            <text:p>4,538<text:s/></text:p>
          </table:table-cell>
          <table:table-cell office:value-type="float" office:value="9374" table:style-name="ce6">
            <text:p>9,374<text:s/></text:p>
          </table:table-cell>
          <table:table-cell office:value-type="float" office:value="10863" table:style-name="ce6">
            <text:p>10,863<text:s/></text:p>
          </table:table-cell>
          <table:table-cell office:value-type="float" office:value="17503" table:style-name="ce6">
            <text:p>17,503<text:s/></text:p>
          </table:table-cell>
          <table:table-cell office:value-type="float" office:value="17407" table:style-name="ce6">
            <text:p>17,407<text:s/></text:p>
          </table:table-cell>
          <table:table-cell office:value-type="float" office:value="5591" table:style-name="ce6">
            <text:p>5,591<text:s/></text:p>
          </table:table-cell>
          <table:table-cell office:value-type="float" office:value="9251" table:style-name="ce6">
            <text:p>9,251<text:s/>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8469" table:style-name="ce6">
            <text:p>8,469<text:s/></text:p>
          </table:table-cell>
          <table:table-cell office:value-type="float" office:value="8509" table:style-name="ce6">
            <text:p>8,509<text:s/></text:p>
          </table:table-cell>
          <table:table-cell office:value-type="float" office:value="6013" table:style-name="ce6">
            <text:p>6,013<text:s/></text:p>
          </table:table-cell>
          <table:table-cell office:value-type="float" office:value="33085" table:style-name="ce6">
            <text:p>33,085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11187" table:style-name="ce6">
            <text:p>11,187<text:s/></text:p>
          </table:table-cell>
          <table:table-cell office:value-type="float" office:value="12660" table:style-name="ce6">
            <text:p>12,660<text:s/></text:p>
          </table:table-cell>
          <table:table-cell office:value-type="float" office:value="15133" table:style-name="ce6">
            <text:p>15,133<text:s/></text:p>
          </table:table-cell>
          <table:table-cell office:value-type="float" office:value="22811" table:style-name="ce6">
            <text:p>22,811<text:s/></text:p>
          </table:table-cell>
          <table:table-cell office:value-type="float" office:value="16623" table:style-name="ce6">
            <text:p>16,623<text:s/></text:p>
          </table:table-cell>
          <table:table-cell office:value-type="float" office:value="9530" table:style-name="ce6">
            <text:p>9,530<text:s/></text:p>
          </table:table-cell>
          <table:table-cell office:value-type="float" office:value="23916" table:style-name="ce6">
            <text:p>23,916<text:s/></text:p>
          </table:table-cell>
          <table:table-cell office:value-type="float" office:value="14948" table:style-name="ce6">
            <text:p>14,948<text:s/></text:p>
          </table:table-cell>
          <table:table-cell office:value-type="float" office:value="30564" table:style-name="ce6">
            <text:p>30,564<text:s/></text:p>
          </table:table-cell>
          <table:table-cell office:value-type="float" office:value="23498" table:style-name="ce6">
            <text:p>23,498<text:s/></text:p>
          </table:table-cell>
          <table:table-cell office:value-type="float" office:value="9637" table:style-name="ce6">
            <text:p>9,637<text:s/></text:p>
          </table:table-cell>
          <table:table-cell office:value-type="float" office:value="33913" table:style-name="ce6">
            <text:p>33,913<text:s/></text:p>
          </table:table-cell>
          <table:table-cell office:value-type="float" office:value="25086" table:style-name="ce6">
            <text:p>25,086<text:s/></text:p>
          </table:table-cell>
          <table:table-cell office:value-type="float" office:value="24505" table:style-name="ce6">
            <text:p>24,505<text:s/></text:p>
          </table:table-cell>
          <table:table-cell office:value-type="float" office:value="19315" table:style-name="ce6">
            <text:p>19,315<text:s/></text:p>
          </table:table-cell>
          <table:table-cell office:value-type="float" office:value="22320" table:style-name="ce6">
            <text:p>22,320<text:s/></text:p>
          </table:table-cell>
          <table:table-cell office:value-type="float" office:value="105949" table:style-name="ce6">
            <text:p>105,949<text:s/></text:p>
          </table:table-cell>
          <table:table-cell office:value-type="float" office:value="39049" table:style-name="ce6">
            <text:p>39,049<text:s/></text:p>
          </table:table-cell>
          <table:table-cell office:value-type="float" office:value="19996" table:style-name="ce6">
            <text:p>19,996<text:s/></text:p>
          </table:table-cell>
          <table:table-cell office:value-type="float" office:value="21394" table:style-name="ce6">
            <text:p>21,394<text:s/></text:p>
          </table:table-cell>
          <table:table-cell office:value-type="float" office:value="25191" table:style-name="ce6">
            <text:p>25,191<text:s/></text:p>
          </table:table-cell>
          <table:table-cell office:value-type="float" office:value="24770" table:style-name="ce6">
            <text:p>24,770<text:s/></text:p>
          </table:table-cell>
          <table:table-cell office:value-type="float" office:value="25844" table:style-name="ce6">
            <text:p>25,844<text:s/></text:p>
          </table:table-cell>
          <table:table-cell office:value-type="float" office:value="21732" table:style-name="ce6">
            <text:p>21,732<text:s/></text:p>
          </table:table-cell>
          <table:table-cell office:value-type="float" office:value="12370" table:style-name="ce6">
            <text:p>12,370<text:s/></text:p>
          </table:table-cell>
          <table:table-cell office:value-type="float" office:value="29675" table:style-name="ce6">
            <text:p>29,675<text:s/></text:p>
          </table:table-cell>
          <table:table-cell office:value-type="float" office:value="6494" table:style-name="ce6">
            <text:p>6,494<text:s/></text:p>
          </table:table-cell>
          <table:table-cell office:value-type="float" office:value="7854" table:style-name="ce6">
            <text:p>7,854<text:s/></text:p>
          </table:table-cell>
          <table:table-cell office:value-type="float" office:value="18992" table:style-name="ce6">
            <text:p>18,992<text:s/></text:p>
          </table:table-cell>
          <table:table-cell office:value-type="float" office:value="5270" table:style-name="ce6">
            <text:p>5,270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3281" table:style-name="ce6">
            <text:p>3,281<text:s/></text:p>
          </table:table-cell>
          <table:table-cell office:value-type="float" office:value="13974" table:style-name="ce6">
            <text:p>13,974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11725" table:style-name="ce6">
            <text:p>11,725<text:s/></text:p>
          </table:table-cell>
          <table:table-cell office:value-type="float" office:value="29189" table:style-name="ce6">
            <text:p>29,189<text:s/></text:p>
          </table:table-cell>
          <table:table-cell office:value-type="float" office:value="8939" table:style-name="ce6">
            <text:p>8,939<text:s/></text:p>
          </table:table-cell>
          <table:table-cell office:value-type="float" office:value="12765" table:style-name="ce6">
            <text:p>12,765<text:s/></text:p>
          </table:table-cell>
          <table:table-cell office:value-type="float" office:value="7514" table:style-name="ce6">
            <text:p>7,514<text:s/></text:p>
          </table:table-cell>
          <table:table-cell office:value-type="float" office:value="22081" table:style-name="ce6">
            <text:p>22,081<text:s/></text:p>
          </table:table-cell>
          <table:table-cell office:value-type="float" office:value="23454" table:style-name="ce6">
            <text:p>23,454<text:s/></text:p>
          </table:table-cell>
          <table:table-cell office:value-type="float" office:value="25118" table:style-name="ce6">
            <text:p>25,118<text:s/></text:p>
          </table:table-cell>
          <table:table-cell office:value-type="float" office:value="39052" table:style-name="ce6">
            <text:p>39,052<text:s/></text:p>
          </table:table-cell>
          <table:table-cell office:value-type="float" office:value="37220" table:style-name="ce6">
            <text:p>37,220<text:s/></text:p>
          </table:table-cell>
          <table:table-cell office:value-type="float" office:value="25408" table:style-name="ce6">
            <text:p>25,408<text:s/></text:p>
          </table:table-cell>
          <table:table-cell office:value-type="float" office:value="23596" table:style-name="ce6">
            <text:p>23,596<text:s/></text:p>
          </table:table-cell>
          <table:table-cell office:value-type="float" office:value="50207" table:style-name="ce6">
            <text:p>50,207<text:s/></text:p>
          </table:table-cell>
          <table:table-cell office:value-type="float" office:value="22330" table:style-name="ce6">
            <text:p>22,330<text:s/></text:p>
          </table:table-cell>
          <table:table-cell office:value-type="float" office:value="28964" table:style-name="ce6">
            <text:p>28,964<text:s/></text:p>
          </table:table-cell>
          <table:table-cell office:value-type="float" office:value="31858" table:style-name="ce6">
            <text:p>31,858<text:s/></text:p>
          </table:table-cell>
          <table:table-cell office:value-type="float" office:value="18715" table:style-name="ce6">
            <text:p>18,715<text:s/></text:p>
          </table:table-cell>
          <table:table-cell office:value-type="float" office:value="58177" table:style-name="ce6">
            <text:p>58,177<text:s/></text:p>
          </table:table-cell>
          <table:table-cell office:value-type="float" office:value="19488" table:style-name="ce6">
            <text:p>19,488<text:s/></text:p>
          </table:table-cell>
          <table:table-cell office:value-type="float" office:value="14768" table:style-name="ce6">
            <text:p>14,768<text:s/></text:p>
          </table:table-cell>
          <table:table-cell office:value-type="float" office:value="14140" table:style-name="ce6">
            <text:p>14,140<text:s/></text:p>
          </table:table-cell>
          <table:table-cell office:value-type="float" office:value="20440" table:style-name="ce6">
            <text:p>20,440<text:s/></text:p>
          </table:table-cell>
          <table:table-cell office:value-type="float" office:value="12790" table:style-name="ce6">
            <text:p>12,790<text:s/></text:p>
          </table:table-cell>
          <table:table-cell office:value-type="float" office:value="25069" table:style-name="ce6">
            <text:p>25,069<text:s/></text:p>
          </table:table-cell>
          <table:table-cell office:value-type="float" office:value="18324" table:style-name="ce6">
            <text:p>18,324<text:s/></text:p>
          </table:table-cell>
          <table:table-cell office:value-type="float" office:value="6915" table:style-name="ce6">
            <text:p>6,915<text:s/></text:p>
          </table:table-cell>
          <table:table-cell office:value-type="float" office:value="10787" table:style-name="ce6">
            <text:p>10,787<text:s/></text:p>
          </table:table-cell>
          <table:table-cell office:value-type="float" office:value="36661" table:style-name="ce6">
            <text:p>36,661<text:s/></text:p>
          </table:table-cell>
          <table:table-cell office:value-type="float" office:value="21381" table:style-name="ce6">
            <text:p>21,381<text:s/></text:p>
          </table:table-cell>
          <table:table-cell office:value-type="float" office:value="23085" table:style-name="ce6">
            <text:p>23,085<text:s/></text:p>
          </table:table-cell>
          <table:table-cell office:value-type="float" office:value="21167" table:style-name="ce6">
            <text:p>21,167<text:s/></text:p>
          </table:table-cell>
          <table:table-cell office:value-type="float" office:value="14485" table:style-name="ce6">
            <text:p>14,485<text:s/></text:p>
          </table:table-cell>
          <table:table-cell office:value-type="float" office:value="10908" table:style-name="ce6">
            <text:p>10,908<text:s/></text:p>
          </table:table-cell>
          <table:table-cell office:value-type="float" office:value="5747" table:style-name="ce6">
            <text:p>5,747<text:s/></text:p>
          </table:table-cell>
          <table:table-cell office:value-type="float" office:value="4862" table:style-name="ce6">
            <text:p>4,862<text:s/></text:p>
          </table:table-cell>
          <table:table-cell office:value-type="float" office:value="6561" table:style-name="ce6">
            <text:p>6,561<text:s/></text:p>
          </table:table-cell>
          <table:table-cell office:value-type="float" office:value="10026" table:style-name="ce6">
            <text:p>10,026<text:s/></text:p>
          </table:table-cell>
          <table:table-cell office:value-type="float" office:value="9247" table:style-name="ce6">
            <text:p>9,247<text:s/></text:p>
          </table:table-cell>
          <table:table-cell office:value-type="float" office:value="11590" table:style-name="ce6">
            <text:p>11,590<text:s/></text:p>
          </table:table-cell>
          <table:table-cell office:value-type="float" office:value="15886" table:style-name="ce6">
            <text:p>15,886<text:s/></text:p>
          </table:table-cell>
          <table:table-cell office:value-type="float" office:value="27545" table:style-name="ce6">
            <text:p>27,545<text:s/></text:p>
          </table:table-cell>
          <table:table-cell office:value-type="float" office:value="20746" table:style-name="ce6">
            <text:p>20,746<text:s/></text:p>
          </table:table-cell>
          <table:table-cell office:value-type="float" office:value="13179" table:style-name="ce6">
            <text:p>13,179<text:s/></text:p>
          </table:table-cell>
          <table:table-cell office:value-type="float" office:value="12291" table:style-name="ce6">
            <text:p>12,291<text:s/></text:p>
          </table:table-cell>
          <table:table-cell office:value-type="float" office:value="12315" table:style-name="ce6">
            <text:p>12,315<text:s/></text:p>
          </table:table-cell>
          <table:table-cell office:value-type="float" office:value="11803" table:style-name="ce6">
            <text:p>11,803<text:s/></text:p>
          </table:table-cell>
          <table:table-cell office:value-type="float" office:value="11396" table:style-name="ce6">
            <text:p>11,396<text:s/></text:p>
          </table:table-cell>
          <table:table-cell office:value-type="float" office:value="11022" table:style-name="ce6">
            <text:p>11,022<text:s/></text:p>
          </table:table-cell>
          <table:table-cell office:value-type="float" office:value="9278" table:style-name="ce6">
            <text:p>9,278<text:s/></text:p>
          </table:table-cell>
          <table:table-cell office:value-type="float" office:value="1494" table:style-name="ce6">
            <text:p>1,494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3987" table:style-name="ce6">
            <text:p>3,987<text:s/></text:p>
          </table:table-cell>
          <table:table-cell office:value-type="float" office:value="4796" table:style-name="ce6">
            <text:p>4,796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3478" table:style-name="ce6">
            <text:p>3,478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8011" table:style-name="ce6">
            <text:p>8,011<text:s/></text:p>
          </table:table-cell>
          <table:table-cell office:value-type="float" office:value="2419" table:style-name="ce6">
            <text:p>2,419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4601" table:style-name="ce6">
            <text:p>4,601<text:s/></text:p>
          </table:table-cell>
          <table:table-cell table:number-columns-repeated="16264"/>
        </table:table-row>
        <table:table-row table:style-name="ro2">
          <table:table-cell office:value-type="date" office:date-value="2021-12-29T00:00:00" table:style-name="ce5">
            <text:p>2021/12/29</text:p>
          </table:table-cell>
          <table:table-cell office:value-type="float" office:value="3452" table:style-name="ce6">
            <text:p>3,452<text:s/></text:p>
          </table:table-cell>
          <table:table-cell office:value-type="float" office:value="13636" table:style-name="ce6">
            <text:p>13,636<text:s/></text:p>
          </table:table-cell>
          <table:table-cell office:value-type="float" office:value="40180" table:style-name="ce6">
            <text:p>40,180<text:s/></text:p>
          </table:table-cell>
          <table:table-cell office:value-type="float" office:value="39693" table:style-name="ce6">
            <text:p>39,693<text:s/></text:p>
          </table:table-cell>
          <table:table-cell office:value-type="float" office:value="23665" table:style-name="ce6">
            <text:p>23,665<text:s/></text:p>
          </table:table-cell>
          <table:table-cell office:value-type="float" office:value="13747" table:style-name="ce6">
            <text:p>13,747<text:s/></text:p>
          </table:table-cell>
          <table:table-cell office:value-type="float" office:value="10953" table:style-name="ce6">
            <text:p>10,953<text:s/></text:p>
          </table:table-cell>
          <table:table-cell office:value-type="float" office:value="3854" table:style-name="ce6">
            <text:p>3,854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13021" table:style-name="ce6">
            <text:p>13,021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4496" table:style-name="ce6">
            <text:p>4,496<text:s/></text:p>
          </table:table-cell>
          <table:table-cell office:value-type="float" office:value="4845" table:style-name="ce6">
            <text:p>4,845<text:s/></text:p>
          </table:table-cell>
          <table:table-cell office:value-type="float" office:value="9326" table:style-name="ce6">
            <text:p>9,326<text:s/></text:p>
          </table:table-cell>
          <table:table-cell office:value-type="float" office:value="11348" table:style-name="ce6">
            <text:p>11,348<text:s/></text:p>
          </table:table-cell>
          <table:table-cell office:value-type="float" office:value="17240" table:style-name="ce6">
            <text:p>17,240<text:s/></text:p>
          </table:table-cell>
          <table:table-cell office:value-type="float" office:value="17299" table:style-name="ce6">
            <text:p>17,299<text:s/></text:p>
          </table:table-cell>
          <table:table-cell office:value-type="float" office:value="5587" table:style-name="ce6">
            <text:p>5,587<text:s/></text:p>
          </table:table-cell>
          <table:table-cell office:value-type="float" office:value="9096" table:style-name="ce6">
            <text:p>9,096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8629" table:style-name="ce6">
            <text:p>8,629<text:s/></text:p>
          </table:table-cell>
          <table:table-cell office:value-type="float" office:value="8589" table:style-name="ce6">
            <text:p>8,589<text:s/></text:p>
          </table:table-cell>
          <table:table-cell office:value-type="float" office:value="5984" table:style-name="ce6">
            <text:p>5,984<text:s/></text:p>
          </table:table-cell>
          <table:table-cell office:value-type="float" office:value="34790" table:style-name="ce6">
            <text:p>34,790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11475" table:style-name="ce6">
            <text:p>11,475<text:s/></text:p>
          </table:table-cell>
          <table:table-cell office:value-type="float" office:value="12822" table:style-name="ce6">
            <text:p>12,822<text:s/></text:p>
          </table:table-cell>
          <table:table-cell office:value-type="float" office:value="15195" table:style-name="ce6">
            <text:p>15,195<text:s/></text:p>
          </table:table-cell>
          <table:table-cell office:value-type="float" office:value="22893" table:style-name="ce6">
            <text:p>22,893<text:s/></text:p>
          </table:table-cell>
          <table:table-cell office:value-type="float" office:value="16917" table:style-name="ce6">
            <text:p>16,917<text:s/></text:p>
          </table:table-cell>
          <table:table-cell office:value-type="float" office:value="9453" table:style-name="ce6">
            <text:p>9,453<text:s/></text:p>
          </table:table-cell>
          <table:table-cell office:value-type="float" office:value="24091" table:style-name="ce6">
            <text:p>24,091<text:s/></text:p>
          </table:table-cell>
          <table:table-cell office:value-type="float" office:value="15527" table:style-name="ce6">
            <text:p>15,527<text:s/></text:p>
          </table:table-cell>
          <table:table-cell office:value-type="float" office:value="31061" table:style-name="ce6">
            <text:p>31,061<text:s/></text:p>
          </table:table-cell>
          <table:table-cell office:value-type="float" office:value="23169" table:style-name="ce6">
            <text:p>23,169<text:s/></text:p>
          </table:table-cell>
          <table:table-cell office:value-type="float" office:value="9484" table:style-name="ce6">
            <text:p>9,484<text:s/></text:p>
          </table:table-cell>
          <table:table-cell office:value-type="float" office:value="34030" table:style-name="ce6">
            <text:p>34,030<text:s/></text:p>
          </table:table-cell>
          <table:table-cell office:value-type="float" office:value="25067" table:style-name="ce6">
            <text:p>25,067<text:s/></text:p>
          </table:table-cell>
          <table:table-cell office:value-type="float" office:value="24511" table:style-name="ce6">
            <text:p>24,511<text:s/></text:p>
          </table:table-cell>
          <table:table-cell office:value-type="float" office:value="19520" table:style-name="ce6">
            <text:p>19,520<text:s/></text:p>
          </table:table-cell>
          <table:table-cell office:value-type="float" office:value="22330" table:style-name="ce6">
            <text:p>22,330<text:s/></text:p>
          </table:table-cell>
          <table:table-cell office:value-type="float" office:value="113904" table:style-name="ce6">
            <text:p>113,904<text:s/></text:p>
          </table:table-cell>
          <table:table-cell office:value-type="float" office:value="40956" table:style-name="ce6">
            <text:p>40,956<text:s/></text:p>
          </table:table-cell>
          <table:table-cell office:value-type="float" office:value="20355" table:style-name="ce6">
            <text:p>20,355<text:s/></text:p>
          </table:table-cell>
          <table:table-cell office:value-type="float" office:value="21997" table:style-name="ce6">
            <text:p>21,997<text:s/></text:p>
          </table:table-cell>
          <table:table-cell office:value-type="float" office:value="24855" table:style-name="ce6">
            <text:p>24,855<text:s/></text:p>
          </table:table-cell>
          <table:table-cell office:value-type="float" office:value="25782" table:style-name="ce6">
            <text:p>25,782<text:s/></text:p>
          </table:table-cell>
          <table:table-cell office:value-type="float" office:value="26677" table:style-name="ce6">
            <text:p>26,677<text:s/></text:p>
          </table:table-cell>
          <table:table-cell office:value-type="float" office:value="22552" table:style-name="ce6">
            <text:p>22,552<text:s/></text:p>
          </table:table-cell>
          <table:table-cell office:value-type="float" office:value="12426" table:style-name="ce6">
            <text:p>12,426<text:s/></text:p>
          </table:table-cell>
          <table:table-cell office:value-type="float" office:value="30125" table:style-name="ce6">
            <text:p>30,125<text:s/></text:p>
          </table:table-cell>
          <table:table-cell office:value-type="float" office:value="6739" table:style-name="ce6">
            <text:p>6,739<text:s/></text:p>
          </table:table-cell>
          <table:table-cell office:value-type="float" office:value="7837" table:style-name="ce6">
            <text:p>7,837<text:s/></text:p>
          </table:table-cell>
          <table:table-cell office:value-type="float" office:value="19239" table:style-name="ce6">
            <text:p>19,239<text:s/></text:p>
          </table:table-cell>
          <table:table-cell office:value-type="float" office:value="5328" table:style-name="ce6">
            <text:p>5,328<text:s/></text:p>
          </table:table-cell>
          <table:table-cell office:value-type="float" office:value="3635" table:style-name="ce6">
            <text:p>3,635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13775" table:style-name="ce6">
            <text:p>13,775<text:s/></text:p>
          </table:table-cell>
          <table:table-cell office:value-type="float" office:value="9327" table:style-name="ce6">
            <text:p>9,327<text:s/></text:p>
          </table:table-cell>
          <table:table-cell office:value-type="float" office:value="11828" table:style-name="ce6">
            <text:p>11,828<text:s/></text:p>
          </table:table-cell>
          <table:table-cell office:value-type="float" office:value="30008" table:style-name="ce6">
            <text:p>30,008<text:s/></text:p>
          </table:table-cell>
          <table:table-cell office:value-type="float" office:value="8914" table:style-name="ce6">
            <text:p>8,914<text:s/></text:p>
          </table:table-cell>
          <table:table-cell office:value-type="float" office:value="12779" table:style-name="ce6">
            <text:p>12,779<text:s/></text:p>
          </table:table-cell>
          <table:table-cell office:value-type="float" office:value="7639" table:style-name="ce6">
            <text:p>7,639<text:s/></text:p>
          </table:table-cell>
          <table:table-cell office:value-type="float" office:value="22136" table:style-name="ce6">
            <text:p>22,136<text:s/></text:p>
          </table:table-cell>
          <table:table-cell office:value-type="float" office:value="23125" table:style-name="ce6">
            <text:p>23,125<text:s/></text:p>
          </table:table-cell>
          <table:table-cell office:value-type="float" office:value="25577" table:style-name="ce6">
            <text:p>25,577<text:s/></text:p>
          </table:table-cell>
          <table:table-cell office:value-type="float" office:value="40331" table:style-name="ce6">
            <text:p>40,331<text:s/></text:p>
          </table:table-cell>
          <table:table-cell office:value-type="float" office:value="37668" table:style-name="ce6">
            <text:p>37,668<text:s/></text:p>
          </table:table-cell>
          <table:table-cell office:value-type="float" office:value="25784" table:style-name="ce6">
            <text:p>25,784<text:s/></text:p>
          </table:table-cell>
          <table:table-cell office:value-type="float" office:value="23838" table:style-name="ce6">
            <text:p>23,838<text:s/></text:p>
          </table:table-cell>
          <table:table-cell office:value-type="float" office:value="53412" table:style-name="ce6">
            <text:p>53,412<text:s/></text:p>
          </table:table-cell>
          <table:table-cell office:value-type="float" office:value="22484" table:style-name="ce6">
            <text:p>22,484<text:s/></text:p>
          </table:table-cell>
          <table:table-cell office:value-type="float" office:value="30101" table:style-name="ce6">
            <text:p>30,101<text:s/></text:p>
          </table:table-cell>
          <table:table-cell office:value-type="float" office:value="33252" table:style-name="ce6">
            <text:p>33,252<text:s/></text:p>
          </table:table-cell>
          <table:table-cell office:value-type="float" office:value="19504" table:style-name="ce6">
            <text:p>19,504<text:s/></text:p>
          </table:table-cell>
          <table:table-cell office:value-type="float" office:value="60803" table:style-name="ce6">
            <text:p>60,803<text:s/></text:p>
          </table:table-cell>
          <table:table-cell office:value-type="float" office:value="19969" table:style-name="ce6">
            <text:p>19,969<text:s/></text:p>
          </table:table-cell>
          <table:table-cell office:value-type="float" office:value="15041" table:style-name="ce6">
            <text:p>15,041<text:s/></text:p>
          </table:table-cell>
          <table:table-cell office:value-type="float" office:value="14098" table:style-name="ce6">
            <text:p>14,098<text:s/></text:p>
          </table:table-cell>
          <table:table-cell office:value-type="float" office:value="22993" table:style-name="ce6">
            <text:p>22,993<text:s/></text:p>
          </table:table-cell>
          <table:table-cell office:value-type="float" office:value="12993" table:style-name="ce6">
            <text:p>12,993<text:s/></text:p>
          </table:table-cell>
          <table:table-cell office:value-type="float" office:value="25756" table:style-name="ce6">
            <text:p>25,756<text:s/></text:p>
          </table:table-cell>
          <table:table-cell office:value-type="float" office:value="18777" table:style-name="ce6">
            <text:p>18,777<text:s/></text:p>
          </table:table-cell>
          <table:table-cell office:value-type="float" office:value="7271" table:style-name="ce6">
            <text:p>7,271<text:s/></text:p>
          </table:table-cell>
          <table:table-cell office:value-type="float" office:value="10928" table:style-name="ce6">
            <text:p>10,928<text:s/></text:p>
          </table:table-cell>
          <table:table-cell office:value-type="float" office:value="37042" table:style-name="ce6">
            <text:p>37,042<text:s/></text:p>
          </table:table-cell>
          <table:table-cell office:value-type="float" office:value="22014" table:style-name="ce6">
            <text:p>22,014<text:s/></text:p>
          </table:table-cell>
          <table:table-cell office:value-type="float" office:value="23734" table:style-name="ce6">
            <text:p>23,734<text:s/></text:p>
          </table:table-cell>
          <table:table-cell office:value-type="float" office:value="21592" table:style-name="ce6">
            <text:p>21,592<text:s/></text:p>
          </table:table-cell>
          <table:table-cell office:value-type="float" office:value="14476" table:style-name="ce6">
            <text:p>14,476<text:s/></text:p>
          </table:table-cell>
          <table:table-cell office:value-type="float" office:value="10940" table:style-name="ce6">
            <text:p>10,940<text:s/></text:p>
          </table:table-cell>
          <table:table-cell office:value-type="float" office:value="5893" table:style-name="ce6">
            <text:p>5,893<text:s/></text:p>
          </table:table-cell>
          <table:table-cell office:value-type="float" office:value="4997" table:style-name="ce6">
            <text:p>4,997<text:s/></text:p>
          </table:table-cell>
          <table:table-cell office:value-type="float" office:value="6645" table:style-name="ce6">
            <text:p>6,645<text:s/></text:p>
          </table:table-cell>
          <table:table-cell office:value-type="float" office:value="10101" table:style-name="ce6">
            <text:p>10,101<text:s/></text:p>
          </table:table-cell>
          <table:table-cell office:value-type="float" office:value="9373" table:style-name="ce6">
            <text:p>9,373<text:s/></text:p>
          </table:table-cell>
          <table:table-cell office:value-type="float" office:value="11576" table:style-name="ce6">
            <text:p>11,576<text:s/></text:p>
          </table:table-cell>
          <table:table-cell office:value-type="float" office:value="15703" table:style-name="ce6">
            <text:p>15,703<text:s/></text:p>
          </table:table-cell>
          <table:table-cell office:value-type="float" office:value="28135" table:style-name="ce6">
            <text:p>28,135<text:s/></text:p>
          </table:table-cell>
          <table:table-cell office:value-type="float" office:value="21515" table:style-name="ce6">
            <text:p>21,515<text:s/></text:p>
          </table:table-cell>
          <table:table-cell office:value-type="float" office:value="13262" table:style-name="ce6">
            <text:p>13,262<text:s/></text:p>
          </table:table-cell>
          <table:table-cell office:value-type="float" office:value="12392" table:style-name="ce6">
            <text:p>12,392<text:s/></text:p>
          </table:table-cell>
          <table:table-cell office:value-type="float" office:value="12457" table:style-name="ce6">
            <text:p>12,457<text:s/></text:p>
          </table:table-cell>
          <table:table-cell office:value-type="float" office:value="11934" table:style-name="ce6">
            <text:p>11,934<text:s/></text:p>
          </table:table-cell>
          <table:table-cell office:value-type="float" office:value="11481" table:style-name="ce6">
            <text:p>11,481<text:s/></text:p>
          </table:table-cell>
          <table:table-cell office:value-type="float" office:value="11067" table:style-name="ce6">
            <text:p>11,067<text:s/></text:p>
          </table:table-cell>
          <table:table-cell office:value-type="float" office:value="9333" table:style-name="ce6">
            <text:p>9,333<text:s/></text:p>
          </table:table-cell>
          <table:table-cell office:value-type="float" office:value="1256" table:style-name="ce6">
            <text:p>1,256<text:s/></text:p>
          </table:table-cell>
          <table:table-cell office:value-type="float" office:value="2435" table:style-name="ce6">
            <text:p>2,435<text:s/></text:p>
          </table:table-cell>
          <table:table-cell office:value-type="float" office:value="4024" table:style-name="ce6">
            <text:p>4,024<text:s/></text:p>
          </table:table-cell>
          <table:table-cell office:value-type="float" office:value="4828" table:style-name="ce6">
            <text:p>4,828<text:s/></text:p>
          </table:table-cell>
          <table:table-cell office:value-type="float" office:value="2453" table:style-name="ce6">
            <text:p>2,453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2948" table:style-name="ce6">
            <text:p>2,948<text:s/></text:p>
          </table:table-cell>
          <table:table-cell office:value-type="float" office:value="8356" table:style-name="ce6">
            <text:p>8,356<text:s/></text:p>
          </table:table-cell>
          <table:table-cell office:value-type="float" office:value="2479" table:style-name="ce6">
            <text:p>2,479<text:s/></text:p>
          </table:table-cell>
          <table:table-cell office:value-type="float" office:value="4007" table:style-name="ce6">
            <text:p>4,007<text:s/></text:p>
          </table:table-cell>
          <table:table-cell office:value-type="float" office:value="4553" table:style-name="ce6">
            <text:p>4,553<text:s/></text:p>
          </table:table-cell>
          <table:table-cell table:number-columns-repeated="16264"/>
        </table:table-row>
        <table:table-row table:style-name="ro2">
          <table:table-cell office:value-type="date" office:date-value="2021-12-30T00:00:00" table:style-name="ce5">
            <text:p>2021/12/30</text:p>
          </table:table-cell>
          <table:table-cell office:value-type="float" office:value="3909" table:style-name="ce6">
            <text:p>3,909<text:s/></text:p>
          </table:table-cell>
          <table:table-cell office:value-type="float" office:value="13861" table:style-name="ce6">
            <text:p>13,861<text:s/></text:p>
          </table:table-cell>
          <table:table-cell office:value-type="float" office:value="40558" table:style-name="ce6">
            <text:p>40,558<text:s/></text:p>
          </table:table-cell>
          <table:table-cell office:value-type="float" office:value="44326" table:style-name="ce6">
            <text:p>44,326<text:s/></text:p>
          </table:table-cell>
          <table:table-cell office:value-type="float" office:value="24267" table:style-name="ce6">
            <text:p>24,267<text:s/></text:p>
          </table:table-cell>
          <table:table-cell office:value-type="float" office:value="14489" table:style-name="ce6">
            <text:p>14,489<text:s/></text:p>
          </table:table-cell>
          <table:table-cell office:value-type="float" office:value="11175" table:style-name="ce6">
            <text:p>11,175<text:s/></text:p>
          </table:table-cell>
          <table:table-cell office:value-type="float" office:value="3926" table:style-name="ce6">
            <text:p>3,926<text:s/></text:p>
          </table:table-cell>
          <table:table-cell office:value-type="float" office:value="3207" table:style-name="ce6">
            <text:p>3,207<text:s/></text:p>
          </table:table-cell>
          <table:table-cell office:value-type="float" office:value="13416" table:style-name="ce6">
            <text:p>13,416<text:s/></text:p>
          </table:table-cell>
          <table:table-cell office:value-type="float" office:value="2092" table:style-name="ce6">
            <text:p>2,092<text:s/>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5809" table:style-name="ce6">
            <text:p>5,809<text:s/></text:p>
          </table:table-cell>
          <table:table-cell office:value-type="float" office:value="9496" table:style-name="ce6">
            <text:p>9,496<text:s/></text:p>
          </table:table-cell>
          <table:table-cell office:value-type="float" office:value="12647" table:style-name="ce6">
            <text:p>12,647<text:s/></text:p>
          </table:table-cell>
          <table:table-cell office:value-type="float" office:value="17029" table:style-name="ce6">
            <text:p>17,029<text:s/></text:p>
          </table:table-cell>
          <table:table-cell office:value-type="float" office:value="16610" table:style-name="ce6">
            <text:p>16,610<text:s/></text:p>
          </table:table-cell>
          <table:table-cell office:value-type="float" office:value="4707" table:style-name="ce6">
            <text:p>4,707<text:s/></text:p>
          </table:table-cell>
          <table:table-cell office:value-type="float" office:value="9548" table:style-name="ce6">
            <text:p>9,548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8543" table:style-name="ce6">
            <text:p>8,543<text:s/></text:p>
          </table:table-cell>
          <table:table-cell office:value-type="float" office:value="8772" table:style-name="ce6">
            <text:p>8,772<text:s/></text:p>
          </table:table-cell>
          <table:table-cell office:value-type="float" office:value="5821" table:style-name="ce6">
            <text:p>5,821<text:s/></text:p>
          </table:table-cell>
          <table:table-cell office:value-type="float" office:value="32234" table:style-name="ce6">
            <text:p>32,234<text:s/></text:p>
          </table:table-cell>
          <table:table-cell office:value-type="float" office:value="3441" table:style-name="ce6">
            <text:p>3,441<text:s/></text:p>
          </table:table-cell>
          <table:table-cell office:value-type="float" office:value="11954" table:style-name="ce6">
            <text:p>11,954<text:s/></text:p>
          </table:table-cell>
          <table:table-cell office:value-type="float" office:value="13032" table:style-name="ce6">
            <text:p>13,032<text:s/></text:p>
          </table:table-cell>
          <table:table-cell office:value-type="float" office:value="15759" table:style-name="ce6">
            <text:p>15,759<text:s/></text:p>
          </table:table-cell>
          <table:table-cell office:value-type="float" office:value="22971" table:style-name="ce6">
            <text:p>22,971<text:s/></text:p>
          </table:table-cell>
          <table:table-cell office:value-type="float" office:value="17267" table:style-name="ce6">
            <text:p>17,267<text:s/></text:p>
          </table:table-cell>
          <table:table-cell office:value-type="float" office:value="9934" table:style-name="ce6">
            <text:p>9,934<text:s/></text:p>
          </table:table-cell>
          <table:table-cell office:value-type="float" office:value="26076" table:style-name="ce6">
            <text:p>26,076<text:s/></text:p>
          </table:table-cell>
          <table:table-cell office:value-type="float" office:value="15969" table:style-name="ce6">
            <text:p>15,969<text:s/></text:p>
          </table:table-cell>
          <table:table-cell office:value-type="float" office:value="31154" table:style-name="ce6">
            <text:p>31,154<text:s/></text:p>
          </table:table-cell>
          <table:table-cell office:value-type="float" office:value="23337" table:style-name="ce6">
            <text:p>23,337<text:s/></text:p>
          </table:table-cell>
          <table:table-cell office:value-type="float" office:value="9469" table:style-name="ce6">
            <text:p>9,469<text:s/></text:p>
          </table:table-cell>
          <table:table-cell office:value-type="float" office:value="34844" table:style-name="ce6">
            <text:p>34,844<text:s/></text:p>
          </table:table-cell>
          <table:table-cell office:value-type="float" office:value="25034" table:style-name="ce6">
            <text:p>25,034<text:s/></text:p>
          </table:table-cell>
          <table:table-cell office:value-type="float" office:value="24674" table:style-name="ce6">
            <text:p>24,674<text:s/></text:p>
          </table:table-cell>
          <table:table-cell office:value-type="float" office:value="19091" table:style-name="ce6">
            <text:p>19,091<text:s/></text:p>
          </table:table-cell>
          <table:table-cell office:value-type="float" office:value="21724" table:style-name="ce6">
            <text:p>21,724<text:s/></text:p>
          </table:table-cell>
          <table:table-cell office:value-type="float" office:value="148420" table:style-name="ce6">
            <text:p>148,420<text:s/></text:p>
          </table:table-cell>
          <table:table-cell office:value-type="float" office:value="46543" table:style-name="ce6">
            <text:p>46,543<text:s/></text:p>
          </table:table-cell>
          <table:table-cell office:value-type="float" office:value="20748" table:style-name="ce6">
            <text:p>20,748<text:s/></text:p>
          </table:table-cell>
          <table:table-cell office:value-type="float" office:value="22535" table:style-name="ce6">
            <text:p>22,535<text:s/></text:p>
          </table:table-cell>
          <table:table-cell office:value-type="float" office:value="25936" table:style-name="ce6">
            <text:p>25,936<text:s/></text:p>
          </table:table-cell>
          <table:table-cell office:value-type="float" office:value="27436" table:style-name="ce6">
            <text:p>27,436<text:s/></text:p>
          </table:table-cell>
          <table:table-cell office:value-type="float" office:value="26605" table:style-name="ce6">
            <text:p>26,605<text:s/></text:p>
          </table:table-cell>
          <table:table-cell office:value-type="float" office:value="23215" table:style-name="ce6">
            <text:p>23,215<text:s/></text:p>
          </table:table-cell>
          <table:table-cell office:value-type="float" office:value="12397" table:style-name="ce6">
            <text:p>12,397<text:s/></text:p>
          </table:table-cell>
          <table:table-cell office:value-type="float" office:value="29896" table:style-name="ce6">
            <text:p>29,896<text:s/></text:p>
          </table:table-cell>
          <table:table-cell office:value-type="float" office:value="6810" table:style-name="ce6">
            <text:p>6,810<text:s/></text:p>
          </table:table-cell>
          <table:table-cell office:value-type="float" office:value="8036" table:style-name="ce6">
            <text:p>8,036<text:s/></text:p>
          </table:table-cell>
          <table:table-cell office:value-type="float" office:value="19502" table:style-name="ce6">
            <text:p>19,502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13455" table:style-name="ce6">
            <text:p>13,455<text:s/></text:p>
          </table:table-cell>
          <table:table-cell office:value-type="float" office:value="9521" table:style-name="ce6">
            <text:p>9,521<text:s/></text:p>
          </table:table-cell>
          <table:table-cell office:value-type="float" office:value="12016" table:style-name="ce6">
            <text:p>12,016<text:s/></text:p>
          </table:table-cell>
          <table:table-cell office:value-type="float" office:value="31191" table:style-name="ce6">
            <text:p>31,191<text:s/></text:p>
          </table:table-cell>
          <table:table-cell office:value-type="float" office:value="9121" table:style-name="ce6">
            <text:p>9,121<text:s/></text:p>
          </table:table-cell>
          <table:table-cell office:value-type="float" office:value="13735" table:style-name="ce6">
            <text:p>13,735<text:s/></text:p>
          </table:table-cell>
          <table:table-cell office:value-type="float" office:value="7838" table:style-name="ce6">
            <text:p>7,838<text:s/></text:p>
          </table:table-cell>
          <table:table-cell office:value-type="float" office:value="22704" table:style-name="ce6">
            <text:p>22,704<text:s/></text:p>
          </table:table-cell>
          <table:table-cell office:value-type="float" office:value="21936" table:style-name="ce6">
            <text:p>21,936<text:s/></text:p>
          </table:table-cell>
          <table:table-cell office:value-type="float" office:value="27036" table:style-name="ce6">
            <text:p>27,036<text:s/></text:p>
          </table:table-cell>
          <table:table-cell office:value-type="float" office:value="47329" table:style-name="ce6">
            <text:p>47,329<text:s/></text:p>
          </table:table-cell>
          <table:table-cell office:value-type="float" office:value="38103" table:style-name="ce6">
            <text:p>38,103<text:s/></text:p>
          </table:table-cell>
          <table:table-cell office:value-type="float" office:value="26221" table:style-name="ce6">
            <text:p>26,221<text:s/></text:p>
          </table:table-cell>
          <table:table-cell office:value-type="float" office:value="24949" table:style-name="ce6">
            <text:p>24,949<text:s/></text:p>
          </table:table-cell>
          <table:table-cell office:value-type="float" office:value="62839" table:style-name="ce6">
            <text:p>62,839<text:s/></text:p>
          </table:table-cell>
          <table:table-cell office:value-type="float" office:value="19481" table:style-name="ce6">
            <text:p>19,481<text:s/></text:p>
          </table:table-cell>
          <table:table-cell office:value-type="float" office:value="31983" table:style-name="ce6">
            <text:p>31,983<text:s/></text:p>
          </table:table-cell>
          <table:table-cell office:value-type="float" office:value="37141" table:style-name="ce6">
            <text:p>37,141<text:s/></text:p>
          </table:table-cell>
          <table:table-cell office:value-type="float" office:value="21014" table:style-name="ce6">
            <text:p>21,014<text:s/></text:p>
          </table:table-cell>
          <table:table-cell office:value-type="float" office:value="68364" table:style-name="ce6">
            <text:p>68,364<text:s/></text:p>
          </table:table-cell>
          <table:table-cell office:value-type="float" office:value="20937" table:style-name="ce6">
            <text:p>20,937<text:s/></text:p>
          </table:table-cell>
          <table:table-cell office:value-type="float" office:value="15815" table:style-name="ce6">
            <text:p>15,815<text:s/></text:p>
          </table:table-cell>
          <table:table-cell office:value-type="float" office:value="14933" table:style-name="ce6">
            <text:p>14,933<text:s/></text:p>
          </table:table-cell>
          <table:table-cell office:value-type="float" office:value="26932" table:style-name="ce6">
            <text:p>26,932<text:s/></text:p>
          </table:table-cell>
          <table:table-cell office:value-type="float" office:value="13518" table:style-name="ce6">
            <text:p>13,518<text:s/></text:p>
          </table:table-cell>
          <table:table-cell office:value-type="float" office:value="29339" table:style-name="ce6">
            <text:p>29,339<text:s/></text:p>
          </table:table-cell>
          <table:table-cell office:value-type="float" office:value="19803" table:style-name="ce6">
            <text:p>19,803<text:s/></text:p>
          </table:table-cell>
          <table:table-cell office:value-type="float" office:value="7420" table:style-name="ce6">
            <text:p>7,420<text:s/></text:p>
          </table:table-cell>
          <table:table-cell office:value-type="float" office:value="11539" table:style-name="ce6">
            <text:p>11,539<text:s/></text:p>
          </table:table-cell>
          <table:table-cell office:value-type="float" office:value="37555" table:style-name="ce6">
            <text:p>37,555<text:s/></text:p>
          </table:table-cell>
          <table:table-cell office:value-type="float" office:value="20891" table:style-name="ce6">
            <text:p>20,891<text:s/></text:p>
          </table:table-cell>
          <table:table-cell office:value-type="float" office:value="23821" table:style-name="ce6">
            <text:p>23,821<text:s/></text:p>
          </table:table-cell>
          <table:table-cell office:value-type="float" office:value="21963" table:style-name="ce6">
            <text:p>21,963<text:s/></text:p>
          </table:table-cell>
          <table:table-cell office:value-type="float" office:value="14397" table:style-name="ce6">
            <text:p>14,397<text:s/></text:p>
          </table:table-cell>
          <table:table-cell office:value-type="float" office:value="11153" table:style-name="ce6">
            <text:p>11,153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4996" table:style-name="ce6">
            <text:p>4,996<text:s/></text:p>
          </table:table-cell>
          <table:table-cell office:value-type="float" office:value="7003" table:style-name="ce6">
            <text:p>7,003<text:s/></text:p>
          </table:table-cell>
          <table:table-cell office:value-type="float" office:value="9923" table:style-name="ce6">
            <text:p>9,923<text:s/></text:p>
          </table:table-cell>
          <table:table-cell office:value-type="float" office:value="10239" table:style-name="ce6">
            <text:p>10,239<text:s/></text:p>
          </table:table-cell>
          <table:table-cell office:value-type="float" office:value="11762" table:style-name="ce6">
            <text:p>11,762<text:s/></text:p>
          </table:table-cell>
          <table:table-cell office:value-type="float" office:value="16537" table:style-name="ce6">
            <text:p>16,537<text:s/></text:p>
          </table:table-cell>
          <table:table-cell office:value-type="float" office:value="28132" table:style-name="ce6">
            <text:p>28,132<text:s/></text:p>
          </table:table-cell>
          <table:table-cell office:value-type="float" office:value="22090" table:style-name="ce6">
            <text:p>22,090<text:s/></text:p>
          </table:table-cell>
          <table:table-cell office:value-type="float" office:value="13515" table:style-name="ce6">
            <text:p>13,515<text:s/></text:p>
          </table:table-cell>
          <table:table-cell office:value-type="float" office:value="12557" table:style-name="ce6">
            <text:p>12,557<text:s/></text:p>
          </table:table-cell>
          <table:table-cell office:value-type="float" office:value="12919" table:style-name="ce6">
            <text:p>12,919<text:s/></text:p>
          </table:table-cell>
          <table:table-cell office:value-type="float" office:value="12077" table:style-name="ce6">
            <text:p>12,077<text:s/></text:p>
          </table:table-cell>
          <table:table-cell office:value-type="float" office:value="11728" table:style-name="ce6">
            <text:p>11,728<text:s/></text:p>
          </table:table-cell>
          <table:table-cell office:value-type="float" office:value="10949" table:style-name="ce6">
            <text:p>10,949<text:s/></text:p>
          </table:table-cell>
          <table:table-cell office:value-type="float" office:value="9346" table:style-name="ce6">
            <text:p>9,346<text:s/></text:p>
          </table:table-cell>
          <table:table-cell office:value-type="float" office:value="1138" table:style-name="ce6">
            <text:p>1,138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4104" table:style-name="ce6">
            <text:p>4,104<text:s/></text:p>
          </table:table-cell>
          <table:table-cell office:value-type="float" office:value="5301" table:style-name="ce6">
            <text:p>5,301<text:s/></text:p>
          </table:table-cell>
          <table:table-cell office:value-type="float" office:value="2600" table:style-name="ce6">
            <text:p>2,600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3001" table:style-name="ce6">
            <text:p>3,001<text:s/></text:p>
          </table:table-cell>
          <table:table-cell office:value-type="float" office:value="11276" table:style-name="ce6">
            <text:p>11,276<text:s/></text:p>
          </table:table-cell>
          <table:table-cell office:value-type="float" office:value="2613" table:style-name="ce6">
            <text:p>2,613<text:s/>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4965" table:style-name="ce6">
            <text:p>4,965<text:s/></text:p>
          </table:table-cell>
          <table:table-cell table:number-columns-repeated="16264"/>
        </table:table-row>
        <table:table-row table:style-name="ro2">
          <table:table-cell office:value-type="date" office:date-value="2021-12-31T00:00:00" table:style-name="ce5">
            <text:p>2021/12/31</text:p>
          </table:table-cell>
          <table:table-cell office:value-type="float" office:value="2835" table:style-name="ce6">
            <text:p>2,835<text:s/></text:p>
          </table:table-cell>
          <table:table-cell office:value-type="float" office:value="9395" table:style-name="ce6">
            <text:p>9,395<text:s/></text:p>
          </table:table-cell>
          <table:table-cell office:value-type="float" office:value="23864" table:style-name="ce6">
            <text:p>23,864<text:s/></text:p>
          </table:table-cell>
          <table:table-cell office:value-type="float" office:value="47309" table:style-name="ce6">
            <text:p>47,309<text:s/></text:p>
          </table:table-cell>
          <table:table-cell office:value-type="float" office:value="16541" table:style-name="ce6">
            <text:p>16,541<text:s/></text:p>
          </table:table-cell>
          <table:table-cell office:value-type="float" office:value="9534" table:style-name="ce6">
            <text:p>9,534<text:s/></text:p>
          </table:table-cell>
          <table:table-cell office:value-type="float" office:value="9979" table:style-name="ce6">
            <text:p>9,979<text:s/></text:p>
          </table:table-cell>
          <table:table-cell office:value-type="float" office:value="4354" table:style-name="ce6">
            <text:p>4,354<text:s/>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9649" table:style-name="ce6">
            <text:p>9,649<text:s/></text:p>
          </table:table-cell>
          <table:table-cell office:value-type="float" office:value="1709" table:style-name="ce6">
            <text:p>1,709<text:s/></text:p>
          </table:table-cell>
          <table:table-cell office:value-type="float" office:value="3989" table:style-name="ce6">
            <text:p>3,989<text:s/></text:p>
          </table:table-cell>
          <table:table-cell office:value-type="float" office:value="11318" table:style-name="ce6">
            <text:p>11,318<text:s/></text:p>
          </table:table-cell>
          <table:table-cell office:value-type="float" office:value="6068" table:style-name="ce6">
            <text:p>6,068<text:s/></text:p>
          </table:table-cell>
          <table:table-cell office:value-type="float" office:value="16044" table:style-name="ce6">
            <text:p>16,044<text:s/></text:p>
          </table:table-cell>
          <table:table-cell office:value-type="float" office:value="5603" table:style-name="ce6">
            <text:p>5,603<text:s/></text:p>
          </table:table-cell>
          <table:table-cell office:value-type="float" office:value="6695" table:style-name="ce6">
            <text:p>6,695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8822" table:style-name="ce6">
            <text:p>8,822<text:s/>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5633" table:style-name="ce6">
            <text:p>5,633<text:s/></text:p>
          </table:table-cell>
          <table:table-cell office:value-type="float" office:value="6719" table:style-name="ce6">
            <text:p>6,719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18328" table:style-name="ce6">
            <text:p>18,328<text:s/></text:p>
          </table:table-cell>
          <table:table-cell office:value-type="float" office:value="3899" table:style-name="ce6">
            <text:p>3,899<text:s/></text:p>
          </table:table-cell>
          <table:table-cell office:value-type="float" office:value="15599" table:style-name="ce6">
            <text:p>15,599<text:s/></text:p>
          </table:table-cell>
          <table:table-cell office:value-type="float" office:value="10628" table:style-name="ce6">
            <text:p>10,628<text:s/></text:p>
          </table:table-cell>
          <table:table-cell office:value-type="float" office:value="13197" table:style-name="ce6">
            <text:p>13,197<text:s/></text:p>
          </table:table-cell>
          <table:table-cell office:value-type="float" office:value="17049" table:style-name="ce6">
            <text:p>17,049<text:s/></text:p>
          </table:table-cell>
          <table:table-cell office:value-type="float" office:value="14240" table:style-name="ce6">
            <text:p>14,240<text:s/></text:p>
          </table:table-cell>
          <table:table-cell office:value-type="float" office:value="8894" table:style-name="ce6">
            <text:p>8,894<text:s/></text:p>
          </table:table-cell>
          <table:table-cell office:value-type="float" office:value="25225" table:style-name="ce6">
            <text:p>25,225<text:s/></text:p>
          </table:table-cell>
          <table:table-cell office:value-type="float" office:value="12925" table:style-name="ce6">
            <text:p>12,925<text:s/></text:p>
          </table:table-cell>
          <table:table-cell office:value-type="float" office:value="21729" table:style-name="ce6">
            <text:p>21,729<text:s/></text:p>
          </table:table-cell>
          <table:table-cell office:value-type="float" office:value="17380" table:style-name="ce6">
            <text:p>17,380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29931" table:style-name="ce6">
            <text:p>29,931<text:s/></text:p>
          </table:table-cell>
          <table:table-cell office:value-type="float" office:value="20231" table:style-name="ce6">
            <text:p>20,231<text:s/></text:p>
          </table:table-cell>
          <table:table-cell office:value-type="float" office:value="19438" table:style-name="ce6">
            <text:p>19,438<text:s/></text:p>
          </table:table-cell>
          <table:table-cell office:value-type="float" office:value="16832" table:style-name="ce6">
            <text:p>16,832<text:s/></text:p>
          </table:table-cell>
          <table:table-cell office:value-type="float" office:value="9287" table:style-name="ce6">
            <text:p>9,287<text:s/></text:p>
          </table:table-cell>
          <table:table-cell office:value-type="float" office:value="158473" table:style-name="ce6">
            <text:p>158,473<text:s/></text:p>
          </table:table-cell>
          <table:table-cell office:value-type="float" office:value="50624" table:style-name="ce6">
            <text:p>50,624<text:s/></text:p>
          </table:table-cell>
          <table:table-cell office:value-type="float" office:value="18956" table:style-name="ce6">
            <text:p>18,956<text:s/></text:p>
          </table:table-cell>
          <table:table-cell office:value-type="float" office:value="15524" table:style-name="ce6">
            <text:p>15,524<text:s/></text:p>
          </table:table-cell>
          <table:table-cell office:value-type="float" office:value="21673" table:style-name="ce6">
            <text:p>21,673<text:s/></text:p>
          </table:table-cell>
          <table:table-cell office:value-type="float" office:value="26271" table:style-name="ce6">
            <text:p>26,271<text:s/></text:p>
          </table:table-cell>
          <table:table-cell office:value-type="float" office:value="24755" table:style-name="ce6">
            <text:p>24,755<text:s/></text:p>
          </table:table-cell>
          <table:table-cell office:value-type="float" office:value="20182" table:style-name="ce6">
            <text:p>20,182<text:s/></text:p>
          </table:table-cell>
          <table:table-cell office:value-type="float" office:value="9151" table:style-name="ce6">
            <text:p>9,151<text:s/></text:p>
          </table:table-cell>
          <table:table-cell office:value-type="float" office:value="21325" table:style-name="ce6">
            <text:p>21,325<text:s/></text:p>
          </table:table-cell>
          <table:table-cell office:value-type="float" office:value="6128" table:style-name="ce6">
            <text:p>6,128<text:s/></text:p>
          </table:table-cell>
          <table:table-cell office:value-type="float" office:value="5436" table:style-name="ce6">
            <text:p>5,436<text:s/></text:p>
          </table:table-cell>
          <table:table-cell office:value-type="float" office:value="16274" table:style-name="ce6">
            <text:p>16,274<text:s/></text:p>
          </table:table-cell>
          <table:table-cell office:value-type="float" office:value="6862" table:style-name="ce6">
            <text:p>6,862<text:s/></text:p>
          </table:table-cell>
          <table:table-cell office:value-type="float" office:value="3187" table:style-name="ce6">
            <text:p>3,187<text:s/></text:p>
          </table:table-cell>
          <table:table-cell office:value-type="float" office:value="2287" table:style-name="ce6">
            <text:p>2,287<text:s/></text:p>
          </table:table-cell>
          <table:table-cell office:value-type="float" office:value="8989" table:style-name="ce6">
            <text:p>8,989<text:s/></text:p>
          </table:table-cell>
          <table:table-cell office:value-type="float" office:value="9057" table:style-name="ce6">
            <text:p>9,057<text:s/></text:p>
          </table:table-cell>
          <table:table-cell office:value-type="float" office:value="16050" table:style-name="ce6">
            <text:p>16,050<text:s/></text:p>
          </table:table-cell>
          <table:table-cell office:value-type="float" office:value="48089" table:style-name="ce6">
            <text:p>48,089<text:s/></text:p>
          </table:table-cell>
          <table:table-cell office:value-type="float" office:value="7588" table:style-name="ce6">
            <text:p>7,588<text:s/></text:p>
          </table:table-cell>
          <table:table-cell office:value-type="float" office:value="11162" table:style-name="ce6">
            <text:p>11,162<text:s/></text:p>
          </table:table-cell>
          <table:table-cell office:value-type="float" office:value="6422" table:style-name="ce6">
            <text:p>6,422<text:s/></text:p>
          </table:table-cell>
          <table:table-cell office:value-type="float" office:value="17421" table:style-name="ce6">
            <text:p>17,421<text:s/></text:p>
          </table:table-cell>
          <table:table-cell office:value-type="float" office:value="16371" table:style-name="ce6">
            <text:p>16,371<text:s/></text:p>
          </table:table-cell>
          <table:table-cell office:value-type="float" office:value="26791" table:style-name="ce6">
            <text:p>26,791<text:s/></text:p>
          </table:table-cell>
          <table:table-cell office:value-type="float" office:value="51622" table:style-name="ce6">
            <text:p>51,622<text:s/></text:p>
          </table:table-cell>
          <table:table-cell office:value-type="float" office:value="28677" table:style-name="ce6">
            <text:p>28,677<text:s/></text:p>
          </table:table-cell>
          <table:table-cell office:value-type="float" office:value="21239" table:style-name="ce6">
            <text:p>21,239<text:s/></text:p>
          </table:table-cell>
          <table:table-cell office:value-type="float" office:value="25109" table:style-name="ce6">
            <text:p>25,109<text:s/></text:p>
          </table:table-cell>
          <table:table-cell office:value-type="float" office:value="91506" table:style-name="ce6">
            <text:p>91,506<text:s/></text:p>
          </table:table-cell>
          <table:table-cell office:value-type="float" office:value="13462" table:style-name="ce6">
            <text:p>13,462<text:s/></text:p>
          </table:table-cell>
          <table:table-cell office:value-type="float" office:value="26768" table:style-name="ce6">
            <text:p>26,768<text:s/></text:p>
          </table:table-cell>
          <table:table-cell office:value-type="float" office:value="39038" table:style-name="ce6">
            <text:p>39,038<text:s/></text:p>
          </table:table-cell>
          <table:table-cell office:value-type="float" office:value="34883" table:style-name="ce6">
            <text:p>34,883<text:s/></text:p>
          </table:table-cell>
          <table:table-cell office:value-type="float" office:value="109290" table:style-name="ce6">
            <text:p>109,290<text:s/></text:p>
          </table:table-cell>
          <table:table-cell office:value-type="float" office:value="16950" table:style-name="ce6">
            <text:p>16,950<text:s/></text:p>
          </table:table-cell>
          <table:table-cell office:value-type="float" office:value="14558" table:style-name="ce6">
            <text:p>14,558<text:s/></text:p>
          </table:table-cell>
          <table:table-cell office:value-type="float" office:value="9709" table:style-name="ce6">
            <text:p>9,709<text:s/></text:p>
          </table:table-cell>
          <table:table-cell office:value-type="float" office:value="21731" table:style-name="ce6">
            <text:p>21,731<text:s/></text:p>
          </table:table-cell>
          <table:table-cell office:value-type="float" office:value="22813" table:style-name="ce6">
            <text:p>22,813<text:s/></text:p>
          </table:table-cell>
          <table:table-cell office:value-type="float" office:value="81231" table:style-name="ce6">
            <text:p>81,231<text:s/></text:p>
          </table:table-cell>
          <table:table-cell office:value-type="float" office:value="25472" table:style-name="ce6">
            <text:p>25,472<text:s/></text:p>
          </table:table-cell>
          <table:table-cell office:value-type="float" office:value="9036" table:style-name="ce6">
            <text:p>9,036<text:s/></text:p>
          </table:table-cell>
          <table:table-cell office:value-type="float" office:value="10910" table:style-name="ce6">
            <text:p>10,910<text:s/></text:p>
          </table:table-cell>
          <table:table-cell office:value-type="float" office:value="20555" table:style-name="ce6">
            <text:p>20,555<text:s/></text:p>
          </table:table-cell>
          <table:table-cell office:value-type="float" office:value="12954" table:style-name="ce6">
            <text:p>12,954<text:s/></text:p>
          </table:table-cell>
          <table:table-cell office:value-type="float" office:value="15451" table:style-name="ce6">
            <text:p>15,451<text:s/></text:p>
          </table:table-cell>
          <table:table-cell office:value-type="float" office:value="19872" table:style-name="ce6">
            <text:p>19,872<text:s/></text:p>
          </table:table-cell>
          <table:table-cell office:value-type="float" office:value="8243" table:style-name="ce6">
            <text:p>8,243<text:s/></text:p>
          </table:table-cell>
          <table:table-cell office:value-type="float" office:value="9363" table:style-name="ce6">
            <text:p>9,363<text:s/></text:p>
          </table:table-cell>
          <table:table-cell office:value-type="float" office:value="5285" table:style-name="ce6">
            <text:p>5,285<text:s/></text:p>
          </table:table-cell>
          <table:table-cell office:value-type="float" office:value="2720" table:style-name="ce6">
            <text:p>2,720<text:s/></text:p>
          </table:table-cell>
          <table:table-cell office:value-type="float" office:value="7592" table:style-name="ce6">
            <text:p>7,592<text:s/></text:p>
          </table:table-cell>
          <table:table-cell office:value-type="float" office:value="8029" table:style-name="ce6">
            <text:p>8,029<text:s/></text:p>
          </table:table-cell>
          <table:table-cell office:value-type="float" office:value="11148" table:style-name="ce6">
            <text:p>11,148<text:s/></text:p>
          </table:table-cell>
          <table:table-cell office:value-type="float" office:value="11206" table:style-name="ce6">
            <text:p>11,206<text:s/></text:p>
          </table:table-cell>
          <table:table-cell office:value-type="float" office:value="14076" table:style-name="ce6">
            <text:p>14,076<text:s/></text:p>
          </table:table-cell>
          <table:table-cell office:value-type="float" office:value="18211" table:style-name="ce6">
            <text:p>18,211<text:s/></text:p>
          </table:table-cell>
          <table:table-cell office:value-type="float" office:value="19529" table:style-name="ce6">
            <text:p>19,529<text:s/></text:p>
          </table:table-cell>
          <table:table-cell office:value-type="float" office:value="10999" table:style-name="ce6">
            <text:p>10,999<text:s/></text:p>
          </table:table-cell>
          <table:table-cell office:value-type="float" office:value="9758" table:style-name="ce6">
            <text:p>9,758<text:s/></text:p>
          </table:table-cell>
          <table:table-cell office:value-type="float" office:value="11059" table:style-name="ce6">
            <text:p>11,059<text:s/></text:p>
          </table:table-cell>
          <table:table-cell office:value-type="float" office:value="9957" table:style-name="ce6">
            <text:p>9,957<text:s/></text:p>
          </table:table-cell>
          <table:table-cell office:value-type="float" office:value="10423" table:style-name="ce6">
            <text:p>10,423<text:s/></text:p>
          </table:table-cell>
          <table:table-cell office:value-type="float" office:value="8901" table:style-name="ce6">
            <text:p>8,901<text:s/></text:p>
          </table:table-cell>
          <table:table-cell office:value-type="float" office:value="8476" table:style-name="ce6">
            <text:p>8,476<text:s/></text:p>
          </table:table-cell>
          <table:table-cell office:value-type="float" office:value="956" table:style-name="ce6">
            <text:p>956<text:s/></text:p>
          </table:table-cell>
          <table:table-cell office:value-type="float" office:value="2706" table:style-name="ce6">
            <text:p>2,706<text:s/>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5311" table:style-name="ce6">
            <text:p>5,311<text:s/></text:p>
          </table:table-cell>
          <table:table-cell office:value-type="float" office:value="1627" table:style-name="ce6">
            <text:p>1,627<text:s/></text:p>
          </table:table-cell>
          <table:table-cell office:value-type="float" office:value="1809" table:style-name="ce6">
            <text:p>1,809<text:s/></text:p>
          </table:table-cell>
          <table:table-cell office:value-type="float" office:value="2000" table:style-name="ce6">
            <text:p>2,000<text:s/></text:p>
          </table:table-cell>
          <table:table-cell office:value-type="float" office:value="11561" table:style-name="ce6">
            <text:p>11,561<text:s/></text:p>
          </table:table-cell>
          <table:table-cell office:value-type="float" office:value="2176" table:style-name="ce6">
            <text:p>2,176<text:s/></text:p>
          </table:table-cell>
          <table:table-cell office:value-type="float" office:value="4443" table:style-name="ce6">
            <text:p>4,443<text:s/></text:p>
          </table:table-cell>
          <table:table-cell office:value-type="float" office:value="3511" table:style-name="ce6">
            <text:p>3,511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Exit_logs.$A$1:Exit_logs.$A$1048576" table:base-cell-address="Exit_logs.$A$1"/>
        </table:named-expressions>
      </table:table>
      <table:table table:name="Entry_logs" table:style-name="ta2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60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12-01T00:00:00" table:style-name="ce5">
            <text:p>2021/12/1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12916" table:style-name="ce6">
            <text:p>12,916<text:s/></text:p>
          </table:table-cell>
          <table:table-cell office:value-type="float" office:value="36750" table:style-name="ce6">
            <text:p>36,750<text:s/></text:p>
          </table:table-cell>
          <table:table-cell office:value-type="float" office:value="34860" table:style-name="ce6">
            <text:p>34,860<text:s/></text:p>
          </table:table-cell>
          <table:table-cell office:value-type="float" office:value="23800" table:style-name="ce6">
            <text:p>23,800<text:s/></text:p>
          </table:table-cell>
          <table:table-cell office:value-type="float" office:value="13681" table:style-name="ce6">
            <text:p>13,681<text:s/></text:p>
          </table:table-cell>
          <table:table-cell office:value-type="float" office:value="10558" table:style-name="ce6">
            <text:p>10,558<text:s/></text:p>
          </table:table-cell>
          <table:table-cell office:value-type="float" office:value="4030" table:style-name="ce6">
            <text:p>4,030<text:s/></text:p>
          </table:table-cell>
          <table:table-cell office:value-type="float" office:value="3341" table:style-name="ce6">
            <text:p>3,341<text:s/></text:p>
          </table:table-cell>
          <table:table-cell office:value-type="float" office:value="12458" table:style-name="ce6">
            <text:p>12,458<text:s/></text:p>
          </table:table-cell>
          <table:table-cell office:value-type="float" office:value="2593" table:style-name="ce6">
            <text:p>2,593<text:s/></text:p>
          </table:table-cell>
          <table:table-cell office:value-type="float" office:value="4079" table:style-name="ce6">
            <text:p>4,079<text:s/></text:p>
          </table:table-cell>
          <table:table-cell office:value-type="float" office:value="4468" table:style-name="ce6">
            <text:p>4,468<text:s/></text:p>
          </table:table-cell>
          <table:table-cell office:value-type="float" office:value="9427" table:style-name="ce6">
            <text:p>9,427<text:s/></text:p>
          </table:table-cell>
          <table:table-cell office:value-type="float" office:value="9799" table:style-name="ce6">
            <text:p>9,799<text:s/></text:p>
          </table:table-cell>
          <table:table-cell office:value-type="float" office:value="16665" table:style-name="ce6">
            <text:p>16,665<text:s/></text:p>
          </table:table-cell>
          <table:table-cell office:value-type="float" office:value="17822" table:style-name="ce6">
            <text:p>17,822<text:s/></text:p>
          </table:table-cell>
          <table:table-cell office:value-type="float" office:value="5631" table:style-name="ce6">
            <text:p>5,631<text:s/></text:p>
          </table:table-cell>
          <table:table-cell office:value-type="float" office:value="8726" table:style-name="ce6">
            <text:p>8,726<text:s/>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8236" table:style-name="ce6">
            <text:p>8,236<text:s/></text:p>
          </table:table-cell>
          <table:table-cell office:value-type="float" office:value="7895" table:style-name="ce6">
            <text:p>7,895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28247" table:style-name="ce6">
            <text:p>28,247<text:s/></text:p>
          </table:table-cell>
          <table:table-cell office:value-type="float" office:value="2980" table:style-name="ce6">
            <text:p>2,980<text:s/></text:p>
          </table:table-cell>
          <table:table-cell office:value-type="float" office:value="12146" table:style-name="ce6">
            <text:p>12,146<text:s/></text:p>
          </table:table-cell>
          <table:table-cell office:value-type="float" office:value="11546" table:style-name="ce6">
            <text:p>11,546<text:s/></text:p>
          </table:table-cell>
          <table:table-cell office:value-type="float" office:value="14616" table:style-name="ce6">
            <text:p>14,616<text:s/></text:p>
          </table:table-cell>
          <table:table-cell office:value-type="float" office:value="22981" table:style-name="ce6">
            <text:p>22,981<text:s/></text:p>
          </table:table-cell>
          <table:table-cell office:value-type="float" office:value="15924" table:style-name="ce6">
            <text:p>15,924<text:s/></text:p>
          </table:table-cell>
          <table:table-cell office:value-type="float" office:value="9465" table:style-name="ce6">
            <text:p>9,465<text:s/></text:p>
          </table:table-cell>
          <table:table-cell office:value-type="float" office:value="24368" table:style-name="ce6">
            <text:p>24,368<text:s/></text:p>
          </table:table-cell>
          <table:table-cell office:value-type="float" office:value="14850" table:style-name="ce6">
            <text:p>14,850<text:s/></text:p>
          </table:table-cell>
          <table:table-cell office:value-type="float" office:value="29850" table:style-name="ce6">
            <text:p>29,850<text:s/></text:p>
          </table:table-cell>
          <table:table-cell office:value-type="float" office:value="23323" table:style-name="ce6">
            <text:p>23,323<text:s/></text:p>
          </table:table-cell>
          <table:table-cell office:value-type="float" office:value="9706" table:style-name="ce6">
            <text:p>9,706<text:s/></text:p>
          </table:table-cell>
          <table:table-cell office:value-type="float" office:value="31835" table:style-name="ce6">
            <text:p>31,835<text:s/></text:p>
          </table:table-cell>
          <table:table-cell office:value-type="float" office:value="23685" table:style-name="ce6">
            <text:p>23,685<text:s/></text:p>
          </table:table-cell>
          <table:table-cell office:value-type="float" office:value="23973" table:style-name="ce6">
            <text:p>23,973<text:s/></text:p>
          </table:table-cell>
          <table:table-cell office:value-type="float" office:value="19576" table:style-name="ce6">
            <text:p>19,576<text:s/></text:p>
          </table:table-cell>
          <table:table-cell office:value-type="float" office:value="20692" table:style-name="ce6">
            <text:p>20,692<text:s/></text:p>
          </table:table-cell>
          <table:table-cell office:value-type="float" office:value="101291" table:style-name="ce6">
            <text:p>101,291<text:s/></text:p>
          </table:table-cell>
          <table:table-cell office:value-type="float" office:value="35397" table:style-name="ce6">
            <text:p>35,397<text:s/></text:p>
          </table:table-cell>
          <table:table-cell office:value-type="float" office:value="17966" table:style-name="ce6">
            <text:p>17,966<text:s/></text:p>
          </table:table-cell>
          <table:table-cell office:value-type="float" office:value="21475" table:style-name="ce6">
            <text:p>21,475<text:s/></text:p>
          </table:table-cell>
          <table:table-cell office:value-type="float" office:value="24275" table:style-name="ce6">
            <text:p>24,275<text:s/></text:p>
          </table:table-cell>
          <table:table-cell office:value-type="float" office:value="25120" table:style-name="ce6">
            <text:p>25,120<text:s/></text:p>
          </table:table-cell>
          <table:table-cell office:value-type="float" office:value="28958" table:style-name="ce6">
            <text:p>28,958<text:s/></text:p>
          </table:table-cell>
          <table:table-cell office:value-type="float" office:value="25916" table:style-name="ce6">
            <text:p>25,916<text:s/></text:p>
          </table:table-cell>
          <table:table-cell office:value-type="float" office:value="12553" table:style-name="ce6">
            <text:p>12,553<text:s/></text:p>
          </table:table-cell>
          <table:table-cell office:value-type="float" office:value="28916" table:style-name="ce6">
            <text:p>28,916<text:s/></text:p>
          </table:table-cell>
          <table:table-cell office:value-type="float" office:value="6952" table:style-name="ce6">
            <text:p>6,952<text:s/></text:p>
          </table:table-cell>
          <table:table-cell office:value-type="float" office:value="8695" table:style-name="ce6">
            <text:p>8,695<text:s/></text:p>
          </table:table-cell>
          <table:table-cell office:value-type="float" office:value="17215" table:style-name="ce6">
            <text:p>17,215<text:s/></text:p>
          </table:table-cell>
          <table:table-cell office:value-type="float" office:value="5385" table:style-name="ce6">
            <text:p>5,385<text:s/></text:p>
          </table:table-cell>
          <table:table-cell office:value-type="float" office:value="3608" table:style-name="ce6">
            <text:p>3,608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13337" table:style-name="ce6">
            <text:p>13,337<text:s/></text:p>
          </table:table-cell>
          <table:table-cell office:value-type="float" office:value="8996" table:style-name="ce6">
            <text:p>8,996<text:s/></text:p>
          </table:table-cell>
          <table:table-cell office:value-type="float" office:value="10304" table:style-name="ce6">
            <text:p>10,304<text:s/></text:p>
          </table:table-cell>
          <table:table-cell office:value-type="float" office:value="30672" table:style-name="ce6">
            <text:p>30,672<text:s/></text:p>
          </table:table-cell>
          <table:table-cell office:value-type="float" office:value="9021" table:style-name="ce6">
            <text:p>9,021<text:s/></text:p>
          </table:table-cell>
          <table:table-cell office:value-type="float" office:value="11822" table:style-name="ce6">
            <text:p>11,822<text:s/></text:p>
          </table:table-cell>
          <table:table-cell office:value-type="float" office:value="7469" table:style-name="ce6">
            <text:p>7,469<text:s/></text:p>
          </table:table-cell>
          <table:table-cell office:value-type="float" office:value="21003" table:style-name="ce6">
            <text:p>21,003<text:s/></text:p>
          </table:table-cell>
          <table:table-cell office:value-type="float" office:value="25310" table:style-name="ce6">
            <text:p>25,310<text:s/></text:p>
          </table:table-cell>
          <table:table-cell office:value-type="float" office:value="26276" table:style-name="ce6">
            <text:p>26,276<text:s/></text:p>
          </table:table-cell>
          <table:table-cell office:value-type="float" office:value="32198" table:style-name="ce6">
            <text:p>32,198<text:s/></text:p>
          </table:table-cell>
          <table:table-cell office:value-type="float" office:value="37190" table:style-name="ce6">
            <text:p>37,190<text:s/></text:p>
          </table:table-cell>
          <table:table-cell office:value-type="float" office:value="24057" table:style-name="ce6">
            <text:p>24,057<text:s/></text:p>
          </table:table-cell>
          <table:table-cell office:value-type="float" office:value="22663" table:style-name="ce6">
            <text:p>22,663<text:s/></text:p>
          </table:table-cell>
          <table:table-cell office:value-type="float" office:value="48305" table:style-name="ce6">
            <text:p>48,305<text:s/></text:p>
          </table:table-cell>
          <table:table-cell office:value-type="float" office:value="20749" table:style-name="ce6">
            <text:p>20,749<text:s/></text:p>
          </table:table-cell>
          <table:table-cell office:value-type="float" office:value="28374" table:style-name="ce6">
            <text:p>28,374<text:s/></text:p>
          </table:table-cell>
          <table:table-cell office:value-type="float" office:value="27861" table:style-name="ce6">
            <text:p>27,861<text:s/></text:p>
          </table:table-cell>
          <table:table-cell office:value-type="float" office:value="16316" table:style-name="ce6">
            <text:p>16,316<text:s/></text:p>
          </table:table-cell>
          <table:table-cell office:value-type="float" office:value="53004" table:style-name="ce6">
            <text:p>53,004<text:s/></text:p>
          </table:table-cell>
          <table:table-cell office:value-type="float" office:value="18598" table:style-name="ce6">
            <text:p>18,598<text:s/></text:p>
          </table:table-cell>
          <table:table-cell office:value-type="float" office:value="14532" table:style-name="ce6">
            <text:p>14,532<text:s/></text:p>
          </table:table-cell>
          <table:table-cell office:value-type="float" office:value="12937" table:style-name="ce6">
            <text:p>12,937<text:s/></text:p>
          </table:table-cell>
          <table:table-cell office:value-type="float" office:value="17425" table:style-name="ce6">
            <text:p>17,425<text:s/></text:p>
          </table:table-cell>
          <table:table-cell office:value-type="float" office:value="13465" table:style-name="ce6">
            <text:p>13,465<text:s/></text:p>
          </table:table-cell>
          <table:table-cell office:value-type="float" office:value="23157" table:style-name="ce6">
            <text:p>23,157<text:s/></text:p>
          </table:table-cell>
          <table:table-cell office:value-type="float" office:value="16903" table:style-name="ce6">
            <text:p>16,903<text:s/></text:p>
          </table:table-cell>
          <table:table-cell office:value-type="float" office:value="7426" table:style-name="ce6">
            <text:p>7,426<text:s/></text:p>
          </table:table-cell>
          <table:table-cell office:value-type="float" office:value="10253" table:style-name="ce6">
            <text:p>10,253<text:s/></text:p>
          </table:table-cell>
          <table:table-cell office:value-type="float" office:value="34499" table:style-name="ce6">
            <text:p>34,499<text:s/></text:p>
          </table:table-cell>
          <table:table-cell office:value-type="float" office:value="20662" table:style-name="ce6">
            <text:p>20,662<text:s/></text:p>
          </table:table-cell>
          <table:table-cell office:value-type="float" office:value="21983" table:style-name="ce6">
            <text:p>21,983<text:s/></text:p>
          </table:table-cell>
          <table:table-cell office:value-type="float" office:value="21202" table:style-name="ce6">
            <text:p>21,202<text:s/></text:p>
          </table:table-cell>
          <table:table-cell office:value-type="float" office:value="13859" table:style-name="ce6">
            <text:p>13,859<text:s/></text:p>
          </table:table-cell>
          <table:table-cell office:value-type="float" office:value="10353" table:style-name="ce6">
            <text:p>10,353<text:s/></text:p>
          </table:table-cell>
          <table:table-cell office:value-type="float" office:value="5975" table:style-name="ce6">
            <text:p>5,975<text:s/></text:p>
          </table:table-cell>
          <table:table-cell office:value-type="float" office:value="4876" table:style-name="ce6">
            <text:p>4,876<text:s/></text:p>
          </table:table-cell>
          <table:table-cell office:value-type="float" office:value="6425" table:style-name="ce6">
            <text:p>6,425<text:s/></text:p>
          </table:table-cell>
          <table:table-cell office:value-type="float" office:value="10109" table:style-name="ce6">
            <text:p>10,109<text:s/></text:p>
          </table:table-cell>
          <table:table-cell office:value-type="float" office:value="8805" table:style-name="ce6">
            <text:p>8,805<text:s/></text:p>
          </table:table-cell>
          <table:table-cell office:value-type="float" office:value="12130" table:style-name="ce6">
            <text:p>12,130<text:s/></text:p>
          </table:table-cell>
          <table:table-cell office:value-type="float" office:value="15579" table:style-name="ce6">
            <text:p>15,579<text:s/></text:p>
          </table:table-cell>
          <table:table-cell office:value-type="float" office:value="25344" table:style-name="ce6">
            <text:p>25,344<text:s/></text:p>
          </table:table-cell>
          <table:table-cell office:value-type="float" office:value="19980" table:style-name="ce6">
            <text:p>19,980<text:s/></text:p>
          </table:table-cell>
          <table:table-cell office:value-type="float" office:value="13978" table:style-name="ce6">
            <text:p>13,978<text:s/></text:p>
          </table:table-cell>
          <table:table-cell office:value-type="float" office:value="11555" table:style-name="ce6">
            <text:p>11,555<text:s/></text:p>
          </table:table-cell>
          <table:table-cell office:value-type="float" office:value="11597" table:style-name="ce6">
            <text:p>11,597<text:s/></text:p>
          </table:table-cell>
          <table:table-cell office:value-type="float" office:value="11960" table:style-name="ce6">
            <text:p>11,960<text:s/></text:p>
          </table:table-cell>
          <table:table-cell office:value-type="float" office:value="10912" table:style-name="ce6">
            <text:p>10,912<text:s/></text:p>
          </table:table-cell>
          <table:table-cell office:value-type="float" office:value="11671" table:style-name="ce6">
            <text:p>11,671<text:s/></text:p>
          </table:table-cell>
          <table:table-cell office:value-type="float" office:value="9751" table:style-name="ce6">
            <text:p>9,751<text:s/></text:p>
          </table:table-cell>
          <table:table-cell office:value-type="float" office:value="1729" table:style-name="ce6">
            <text:p>1,729<text:s/></text:p>
          </table:table-cell>
          <table:table-cell office:value-type="float" office:value="2327" table:style-name="ce6">
            <text:p>2,327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4408" table:style-name="ce6">
            <text:p>4,408<text:s/></text:p>
          </table:table-cell>
          <table:table-cell office:value-type="float" office:value="2339" table:style-name="ce6">
            <text:p>2,339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2867" table:style-name="ce6">
            <text:p>2,867<text:s/></text:p>
          </table:table-cell>
          <table:table-cell office:value-type="float" office:value="7263" table:style-name="ce6">
            <text:p>7,263<text:s/></text:p>
          </table:table-cell>
          <table:table-cell office:value-type="float" office:value="2006" table:style-name="ce6">
            <text:p>2,006<text:s/></text:p>
          </table:table-cell>
          <table:table-cell office:value-type="float" office:value="3393" table:style-name="ce6">
            <text:p>3,393<text:s/></text:p>
          </table:table-cell>
          <table:table-cell office:value-type="float" office:value="4384" table:style-name="ce6">
            <text:p>4,384<text:s/></text:p>
          </table:table-cell>
          <table:table-cell table:number-columns-repeated="16264"/>
        </table:table-row>
        <table:table-row table:style-name="ro2">
          <table:table-cell office:value-type="date" office:date-value="2021-12-02T00:00:00" table:style-name="ce5">
            <text:p>2021/12/2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12995" table:style-name="ce6">
            <text:p>12,995<text:s/></text:p>
          </table:table-cell>
          <table:table-cell office:value-type="float" office:value="36942" table:style-name="ce6">
            <text:p>36,942<text:s/></text:p>
          </table:table-cell>
          <table:table-cell office:value-type="float" office:value="35806" table:style-name="ce6">
            <text:p>35,806<text:s/></text:p>
          </table:table-cell>
          <table:table-cell office:value-type="float" office:value="23804" table:style-name="ce6">
            <text:p>23,804<text:s/></text:p>
          </table:table-cell>
          <table:table-cell office:value-type="float" office:value="13693" table:style-name="ce6">
            <text:p>13,693<text:s/></text:p>
          </table:table-cell>
          <table:table-cell office:value-type="float" office:value="10521" table:style-name="ce6">
            <text:p>10,521<text:s/></text:p>
          </table:table-cell>
          <table:table-cell office:value-type="float" office:value="4038" table:style-name="ce6">
            <text:p>4,038<text:s/></text:p>
          </table:table-cell>
          <table:table-cell office:value-type="float" office:value="3289" table:style-name="ce6">
            <text:p>3,289<text:s/></text:p>
          </table:table-cell>
          <table:table-cell office:value-type="float" office:value="12487" table:style-name="ce6">
            <text:p>12,487<text:s/></text:p>
          </table:table-cell>
          <table:table-cell office:value-type="float" office:value="2512" table:style-name="ce6">
            <text:p>2,512<text:s/></text:p>
          </table:table-cell>
          <table:table-cell office:value-type="float" office:value="4267" table:style-name="ce6">
            <text:p>4,267<text:s/></text:p>
          </table:table-cell>
          <table:table-cell office:value-type="float" office:value="4469" table:style-name="ce6">
            <text:p>4,469<text:s/></text:p>
          </table:table-cell>
          <table:table-cell office:value-type="float" office:value="9395" table:style-name="ce6">
            <text:p>9,395<text:s/></text:p>
          </table:table-cell>
          <table:table-cell office:value-type="float" office:value="10359" table:style-name="ce6">
            <text:p>10,359<text:s/></text:p>
          </table:table-cell>
          <table:table-cell office:value-type="float" office:value="16731" table:style-name="ce6">
            <text:p>16,731<text:s/></text:p>
          </table:table-cell>
          <table:table-cell office:value-type="float" office:value="17153" table:style-name="ce6">
            <text:p>17,153<text:s/></text:p>
          </table:table-cell>
          <table:table-cell office:value-type="float" office:value="5747" table:style-name="ce6">
            <text:p>5,747<text:s/></text:p>
          </table:table-cell>
          <table:table-cell office:value-type="float" office:value="8865" table:style-name="ce6">
            <text:p>8,865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8206" table:style-name="ce6">
            <text:p>8,206<text:s/></text:p>
          </table:table-cell>
          <table:table-cell office:value-type="float" office:value="8015" table:style-name="ce6">
            <text:p>8,015<text:s/></text:p>
          </table:table-cell>
          <table:table-cell office:value-type="float" office:value="6181" table:style-name="ce6">
            <text:p>6,181<text:s/></text:p>
          </table:table-cell>
          <table:table-cell office:value-type="float" office:value="35561" table:style-name="ce6">
            <text:p>35,561<text:s/></text:p>
          </table:table-cell>
          <table:table-cell office:value-type="float" office:value="3204" table:style-name="ce6">
            <text:p>3,204<text:s/></text:p>
          </table:table-cell>
          <table:table-cell office:value-type="float" office:value="12327" table:style-name="ce6">
            <text:p>12,327<text:s/></text:p>
          </table:table-cell>
          <table:table-cell office:value-type="float" office:value="11801" table:style-name="ce6">
            <text:p>11,801<text:s/></text:p>
          </table:table-cell>
          <table:table-cell office:value-type="float" office:value="14487" table:style-name="ce6">
            <text:p>14,487<text:s/></text:p>
          </table:table-cell>
          <table:table-cell office:value-type="float" office:value="22928" table:style-name="ce6">
            <text:p>22,928<text:s/></text:p>
          </table:table-cell>
          <table:table-cell office:value-type="float" office:value="15945" table:style-name="ce6">
            <text:p>15,945<text:s/></text:p>
          </table:table-cell>
          <table:table-cell office:value-type="float" office:value="9564" table:style-name="ce6">
            <text:p>9,564<text:s/></text:p>
          </table:table-cell>
          <table:table-cell office:value-type="float" office:value="24992" table:style-name="ce6">
            <text:p>24,992<text:s/></text:p>
          </table:table-cell>
          <table:table-cell office:value-type="float" office:value="14668" table:style-name="ce6">
            <text:p>14,668<text:s/></text:p>
          </table:table-cell>
          <table:table-cell office:value-type="float" office:value="29835" table:style-name="ce6">
            <text:p>29,835<text:s/></text:p>
          </table:table-cell>
          <table:table-cell office:value-type="float" office:value="23208" table:style-name="ce6">
            <text:p>23,208<text:s/></text:p>
          </table:table-cell>
          <table:table-cell office:value-type="float" office:value="9559" table:style-name="ce6">
            <text:p>9,559<text:s/></text:p>
          </table:table-cell>
          <table:table-cell office:value-type="float" office:value="32144" table:style-name="ce6">
            <text:p>32,144<text:s/></text:p>
          </table:table-cell>
          <table:table-cell office:value-type="float" office:value="24007" table:style-name="ce6">
            <text:p>24,007<text:s/></text:p>
          </table:table-cell>
          <table:table-cell office:value-type="float" office:value="24185" table:style-name="ce6">
            <text:p>24,185<text:s/></text:p>
          </table:table-cell>
          <table:table-cell office:value-type="float" office:value="19538" table:style-name="ce6">
            <text:p>19,538<text:s/></text:p>
          </table:table-cell>
          <table:table-cell office:value-type="float" office:value="20030" table:style-name="ce6">
            <text:p>20,030<text:s/></text:p>
          </table:table-cell>
          <table:table-cell office:value-type="float" office:value="103862" table:style-name="ce6">
            <text:p>103,862<text:s/></text:p>
          </table:table-cell>
          <table:table-cell office:value-type="float" office:value="36440" table:style-name="ce6">
            <text:p>36,440<text:s/></text:p>
          </table:table-cell>
          <table:table-cell office:value-type="float" office:value="17832" table:style-name="ce6">
            <text:p>17,832<text:s/></text:p>
          </table:table-cell>
          <table:table-cell office:value-type="float" office:value="22032" table:style-name="ce6">
            <text:p>22,032<text:s/></text:p>
          </table:table-cell>
          <table:table-cell office:value-type="float" office:value="24289" table:style-name="ce6">
            <text:p>24,289<text:s/></text:p>
          </table:table-cell>
          <table:table-cell office:value-type="float" office:value="25601" table:style-name="ce6">
            <text:p>25,601<text:s/></text:p>
          </table:table-cell>
          <table:table-cell office:value-type="float" office:value="31067" table:style-name="ce6">
            <text:p>31,067<text:s/></text:p>
          </table:table-cell>
          <table:table-cell office:value-type="float" office:value="24414" table:style-name="ce6">
            <text:p>24,414<text:s/></text:p>
          </table:table-cell>
          <table:table-cell office:value-type="float" office:value="12315" table:style-name="ce6">
            <text:p>12,315<text:s/></text:p>
          </table:table-cell>
          <table:table-cell office:value-type="float" office:value="28839" table:style-name="ce6">
            <text:p>28,839<text:s/></text:p>
          </table:table-cell>
          <table:table-cell office:value-type="float" office:value="7069" table:style-name="ce6">
            <text:p>7,069<text:s/></text:p>
          </table:table-cell>
          <table:table-cell office:value-type="float" office:value="8759" table:style-name="ce6">
            <text:p>8,759<text:s/></text:p>
          </table:table-cell>
          <table:table-cell office:value-type="float" office:value="17634" table:style-name="ce6">
            <text:p>17,634<text:s/></text:p>
          </table:table-cell>
          <table:table-cell office:value-type="float" office:value="5444" table:style-name="ce6">
            <text:p>5,444<text:s/></text:p>
          </table:table-cell>
          <table:table-cell office:value-type="float" office:value="3618" table:style-name="ce6">
            <text:p>3,618<text:s/></text:p>
          </table:table-cell>
          <table:table-cell office:value-type="float" office:value="3190" table:style-name="ce6">
            <text:p>3,190<text:s/></text:p>
          </table:table-cell>
          <table:table-cell office:value-type="float" office:value="13699" table:style-name="ce6">
            <text:p>13,699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10635" table:style-name="ce6">
            <text:p>10,635<text:s/></text:p>
          </table:table-cell>
          <table:table-cell office:value-type="float" office:value="32552" table:style-name="ce6">
            <text:p>32,552<text:s/></text:p>
          </table:table-cell>
          <table:table-cell office:value-type="float" office:value="9083" table:style-name="ce6">
            <text:p>9,083<text:s/></text:p>
          </table:table-cell>
          <table:table-cell office:value-type="float" office:value="11865" table:style-name="ce6">
            <text:p>11,865<text:s/></text:p>
          </table:table-cell>
          <table:table-cell office:value-type="float" office:value="7379" table:style-name="ce6">
            <text:p>7,379<text:s/></text:p>
          </table:table-cell>
          <table:table-cell office:value-type="float" office:value="21144" table:style-name="ce6">
            <text:p>21,144<text:s/></text:p>
          </table:table-cell>
          <table:table-cell office:value-type="float" office:value="24694" table:style-name="ce6">
            <text:p>24,694<text:s/></text:p>
          </table:table-cell>
          <table:table-cell office:value-type="float" office:value="26407" table:style-name="ce6">
            <text:p>26,407<text:s/></text:p>
          </table:table-cell>
          <table:table-cell office:value-type="float" office:value="32472" table:style-name="ce6">
            <text:p>32,472<text:s/></text:p>
          </table:table-cell>
          <table:table-cell office:value-type="float" office:value="36791" table:style-name="ce6">
            <text:p>36,791<text:s/></text:p>
          </table:table-cell>
          <table:table-cell office:value-type="float" office:value="23954" table:style-name="ce6">
            <text:p>23,954<text:s/></text:p>
          </table:table-cell>
          <table:table-cell office:value-type="float" office:value="22514" table:style-name="ce6">
            <text:p>22,514<text:s/></text:p>
          </table:table-cell>
          <table:table-cell office:value-type="float" office:value="48103" table:style-name="ce6">
            <text:p>48,103<text:s/></text:p>
          </table:table-cell>
          <table:table-cell office:value-type="float" office:value="21354" table:style-name="ce6">
            <text:p>21,354<text:s/></text:p>
          </table:table-cell>
          <table:table-cell office:value-type="float" office:value="28504" table:style-name="ce6">
            <text:p>28,504<text:s/></text:p>
          </table:table-cell>
          <table:table-cell office:value-type="float" office:value="28580" table:style-name="ce6">
            <text:p>28,580<text:s/></text:p>
          </table:table-cell>
          <table:table-cell office:value-type="float" office:value="16743" table:style-name="ce6">
            <text:p>16,743<text:s/></text:p>
          </table:table-cell>
          <table:table-cell office:value-type="float" office:value="55439" table:style-name="ce6">
            <text:p>55,439<text:s/></text:p>
          </table:table-cell>
          <table:table-cell office:value-type="float" office:value="18918" table:style-name="ce6">
            <text:p>18,918<text:s/></text:p>
          </table:table-cell>
          <table:table-cell office:value-type="float" office:value="14662" table:style-name="ce6">
            <text:p>14,662<text:s/></text:p>
          </table:table-cell>
          <table:table-cell office:value-type="float" office:value="13493" table:style-name="ce6">
            <text:p>13,493<text:s/></text:p>
          </table:table-cell>
          <table:table-cell office:value-type="float" office:value="19835" table:style-name="ce6">
            <text:p>19,835<text:s/></text:p>
          </table:table-cell>
          <table:table-cell office:value-type="float" office:value="13743" table:style-name="ce6">
            <text:p>13,743<text:s/></text:p>
          </table:table-cell>
          <table:table-cell office:value-type="float" office:value="23358" table:style-name="ce6">
            <text:p>23,358<text:s/></text:p>
          </table:table-cell>
          <table:table-cell office:value-type="float" office:value="17149" table:style-name="ce6">
            <text:p>17,149<text:s/></text:p>
          </table:table-cell>
          <table:table-cell office:value-type="float" office:value="7801" table:style-name="ce6">
            <text:p>7,801<text:s/></text:p>
          </table:table-cell>
          <table:table-cell office:value-type="float" office:value="10293" table:style-name="ce6">
            <text:p>10,293<text:s/></text:p>
          </table:table-cell>
          <table:table-cell office:value-type="float" office:value="34314" table:style-name="ce6">
            <text:p>34,314<text:s/></text:p>
          </table:table-cell>
          <table:table-cell office:value-type="float" office:value="20394" table:style-name="ce6">
            <text:p>20,394<text:s/></text:p>
          </table:table-cell>
          <table:table-cell office:value-type="float" office:value="21864" table:style-name="ce6">
            <text:p>21,864<text:s/></text:p>
          </table:table-cell>
          <table:table-cell office:value-type="float" office:value="21272" table:style-name="ce6">
            <text:p>21,272<text:s/></text:p>
          </table:table-cell>
          <table:table-cell office:value-type="float" office:value="13860" table:style-name="ce6">
            <text:p>13,860<text:s/></text:p>
          </table:table-cell>
          <table:table-cell office:value-type="float" office:value="10350" table:style-name="ce6">
            <text:p>10,350<text:s/></text:p>
          </table:table-cell>
          <table:table-cell office:value-type="float" office:value="5841" table:style-name="ce6">
            <text:p>5,841<text:s/></text:p>
          </table:table-cell>
          <table:table-cell office:value-type="float" office:value="4843" table:style-name="ce6">
            <text:p>4,843<text:s/></text:p>
          </table:table-cell>
          <table:table-cell office:value-type="float" office:value="6570" table:style-name="ce6">
            <text:p>6,570<text:s/></text:p>
          </table:table-cell>
          <table:table-cell office:value-type="float" office:value="10037" table:style-name="ce6">
            <text:p>10,037<text:s/></text:p>
          </table:table-cell>
          <table:table-cell office:value-type="float" office:value="8704" table:style-name="ce6">
            <text:p>8,704<text:s/></text:p>
          </table:table-cell>
          <table:table-cell office:value-type="float" office:value="12555" table:style-name="ce6">
            <text:p>12,555<text:s/></text:p>
          </table:table-cell>
          <table:table-cell office:value-type="float" office:value="15592" table:style-name="ce6">
            <text:p>15,592<text:s/></text:p>
          </table:table-cell>
          <table:table-cell office:value-type="float" office:value="25180" table:style-name="ce6">
            <text:p>25,180<text:s/></text:p>
          </table:table-cell>
          <table:table-cell office:value-type="float" office:value="19871" table:style-name="ce6">
            <text:p>19,871<text:s/></text:p>
          </table:table-cell>
          <table:table-cell office:value-type="float" office:value="14081" table:style-name="ce6">
            <text:p>14,081<text:s/></text:p>
          </table:table-cell>
          <table:table-cell office:value-type="float" office:value="11525" table:style-name="ce6">
            <text:p>11,525<text:s/></text:p>
          </table:table-cell>
          <table:table-cell office:value-type="float" office:value="11453" table:style-name="ce6">
            <text:p>11,453<text:s/></text:p>
          </table:table-cell>
          <table:table-cell office:value-type="float" office:value="12000" table:style-name="ce6">
            <text:p>12,000<text:s/></text:p>
          </table:table-cell>
          <table:table-cell office:value-type="float" office:value="10809" table:style-name="ce6">
            <text:p>10,809<text:s/></text:p>
          </table:table-cell>
          <table:table-cell office:value-type="float" office:value="11606" table:style-name="ce6">
            <text:p>11,606<text:s/></text:p>
          </table:table-cell>
          <table:table-cell office:value-type="float" office:value="9770" table:style-name="ce6">
            <text:p>9,770<text:s/></text:p>
          </table:table-cell>
          <table:table-cell office:value-type="float" office:value="1756" table:style-name="ce6">
            <text:p>1,756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4359" table:style-name="ce6">
            <text:p>4,359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3343" table:style-name="ce6">
            <text:p>3,343<text:s/></text:p>
          </table:table-cell>
          <table:table-cell office:value-type="float" office:value="2877" table:style-name="ce6">
            <text:p>2,877<text:s/></text:p>
          </table:table-cell>
          <table:table-cell office:value-type="float" office:value="7279" table:style-name="ce6">
            <text:p>7,279<text:s/></text:p>
          </table:table-cell>
          <table:table-cell office:value-type="float" office:value="2040" table:style-name="ce6">
            <text:p>2,040<text:s/></text:p>
          </table:table-cell>
          <table:table-cell office:value-type="float" office:value="3371" table:style-name="ce6">
            <text:p>3,371<text:s/></text:p>
          </table:table-cell>
          <table:table-cell office:value-type="float" office:value="4428" table:style-name="ce6">
            <text:p>4,428<text:s/></text:p>
          </table:table-cell>
          <table:table-cell table:number-columns-repeated="16264"/>
        </table:table-row>
        <table:table-row table:style-name="ro2">
          <table:table-cell office:value-type="date" office:date-value="2021-12-03T00:00:00" table:style-name="ce5">
            <text:p>2021/12/3</text:p>
          </table:table-cell>
          <table:table-cell office:value-type="float" office:value="3822" table:style-name="ce6">
            <text:p>3,822<text:s/></text:p>
          </table:table-cell>
          <table:table-cell office:value-type="float" office:value="13680" table:style-name="ce6">
            <text:p>13,680<text:s/></text:p>
          </table:table-cell>
          <table:table-cell office:value-type="float" office:value="37911" table:style-name="ce6">
            <text:p>37,911<text:s/></text:p>
          </table:table-cell>
          <table:table-cell office:value-type="float" office:value="41533" table:style-name="ce6">
            <text:p>41,533<text:s/></text:p>
          </table:table-cell>
          <table:table-cell office:value-type="float" office:value="25716" table:style-name="ce6">
            <text:p>25,716<text:s/></text:p>
          </table:table-cell>
          <table:table-cell office:value-type="float" office:value="14671" table:style-name="ce6">
            <text:p>14,671<text:s/></text:p>
          </table:table-cell>
          <table:table-cell office:value-type="float" office:value="11434" table:style-name="ce6">
            <text:p>11,434<text:s/></text:p>
          </table:table-cell>
          <table:table-cell office:value-type="float" office:value="4269" table:style-name="ce6">
            <text:p>4,269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13909" table:style-name="ce6">
            <text:p>13,909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4569" table:style-name="ce6">
            <text:p>4,569<text:s/></text:p>
          </table:table-cell>
          <table:table-cell office:value-type="float" office:value="5365" table:style-name="ce6">
            <text:p>5,365<text:s/></text:p>
          </table:table-cell>
          <table:table-cell office:value-type="float" office:value="10364" table:style-name="ce6">
            <text:p>10,364<text:s/></text:p>
          </table:table-cell>
          <table:table-cell office:value-type="float" office:value="12180" table:style-name="ce6">
            <text:p>12,180<text:s/></text:p>
          </table:table-cell>
          <table:table-cell office:value-type="float" office:value="17147" table:style-name="ce6">
            <text:p>17,147<text:s/></text:p>
          </table:table-cell>
          <table:table-cell office:value-type="float" office:value="18253" table:style-name="ce6">
            <text:p>18,253<text:s/></text:p>
          </table:table-cell>
          <table:table-cell office:value-type="float" office:value="6391" table:style-name="ce6">
            <text:p>6,391<text:s/></text:p>
          </table:table-cell>
          <table:table-cell office:value-type="float" office:value="9714" table:style-name="ce6">
            <text:p>9,714<text:s/></text:p>
          </table:table-cell>
          <table:table-cell office:value-type="float" office:value="3688" table:style-name="ce6">
            <text:p>3,688<text:s/></text:p>
          </table:table-cell>
          <table:table-cell office:value-type="float" office:value="9350" table:style-name="ce6">
            <text:p>9,350<text:s/></text:p>
          </table:table-cell>
          <table:table-cell office:value-type="float" office:value="8690" table:style-name="ce6">
            <text:p>8,690<text:s/></text:p>
          </table:table-cell>
          <table:table-cell office:value-type="float" office:value="6542" table:style-name="ce6">
            <text:p>6,542<text:s/></text:p>
          </table:table-cell>
          <table:table-cell office:value-type="float" office:value="38500" table:style-name="ce6">
            <text:p>38,500<text:s/></text:p>
          </table:table-cell>
          <table:table-cell office:value-type="float" office:value="3429" table:style-name="ce6">
            <text:p>3,429<text:s/></text:p>
          </table:table-cell>
          <table:table-cell office:value-type="float" office:value="13312" table:style-name="ce6">
            <text:p>13,312<text:s/></text:p>
          </table:table-cell>
          <table:table-cell office:value-type="float" office:value="12380" table:style-name="ce6">
            <text:p>12,380<text:s/></text:p>
          </table:table-cell>
          <table:table-cell office:value-type="float" office:value="15765" table:style-name="ce6">
            <text:p>15,765<text:s/></text:p>
          </table:table-cell>
          <table:table-cell office:value-type="float" office:value="24878" table:style-name="ce6">
            <text:p>24,878<text:s/></text:p>
          </table:table-cell>
          <table:table-cell office:value-type="float" office:value="17819" table:style-name="ce6">
            <text:p>17,819<text:s/></text:p>
          </table:table-cell>
          <table:table-cell office:value-type="float" office:value="10542" table:style-name="ce6">
            <text:p>10,542<text:s/></text:p>
          </table:table-cell>
          <table:table-cell office:value-type="float" office:value="29460" table:style-name="ce6">
            <text:p>29,460<text:s/></text:p>
          </table:table-cell>
          <table:table-cell office:value-type="float" office:value="16621" table:style-name="ce6">
            <text:p>16,621<text:s/></text:p>
          </table:table-cell>
          <table:table-cell office:value-type="float" office:value="31468" table:style-name="ce6">
            <text:p>31,468<text:s/></text:p>
          </table:table-cell>
          <table:table-cell office:value-type="float" office:value="25784" table:style-name="ce6">
            <text:p>25,784<text:s/></text:p>
          </table:table-cell>
          <table:table-cell office:value-type="float" office:value="9609" table:style-name="ce6">
            <text:p>9,609<text:s/></text:p>
          </table:table-cell>
          <table:table-cell office:value-type="float" office:value="34158" table:style-name="ce6">
            <text:p>34,158<text:s/></text:p>
          </table:table-cell>
          <table:table-cell office:value-type="float" office:value="25412" table:style-name="ce6">
            <text:p>25,412<text:s/></text:p>
          </table:table-cell>
          <table:table-cell office:value-type="float" office:value="25551" table:style-name="ce6">
            <text:p>25,551<text:s/></text:p>
          </table:table-cell>
          <table:table-cell office:value-type="float" office:value="20806" table:style-name="ce6">
            <text:p>20,806<text:s/></text:p>
          </table:table-cell>
          <table:table-cell office:value-type="float" office:value="20558" table:style-name="ce6">
            <text:p>20,558<text:s/></text:p>
          </table:table-cell>
          <table:table-cell office:value-type="float" office:value="130551" table:style-name="ce6">
            <text:p>130,551<text:s/></text:p>
          </table:table-cell>
          <table:table-cell office:value-type="float" office:value="44674" table:style-name="ce6">
            <text:p>44,674<text:s/></text:p>
          </table:table-cell>
          <table:table-cell office:value-type="float" office:value="19490" table:style-name="ce6">
            <text:p>19,490<text:s/></text:p>
          </table:table-cell>
          <table:table-cell office:value-type="float" office:value="22780" table:style-name="ce6">
            <text:p>22,780<text:s/></text:p>
          </table:table-cell>
          <table:table-cell office:value-type="float" office:value="26746" table:style-name="ce6">
            <text:p>26,746<text:s/></text:p>
          </table:table-cell>
          <table:table-cell office:value-type="float" office:value="28432" table:style-name="ce6">
            <text:p>28,432<text:s/></text:p>
          </table:table-cell>
          <table:table-cell office:value-type="float" office:value="35263" table:style-name="ce6">
            <text:p>35,263<text:s/></text:p>
          </table:table-cell>
          <table:table-cell office:value-type="float" office:value="26686" table:style-name="ce6">
            <text:p>26,686<text:s/></text:p>
          </table:table-cell>
          <table:table-cell office:value-type="float" office:value="12948" table:style-name="ce6">
            <text:p>12,948<text:s/></text:p>
          </table:table-cell>
          <table:table-cell office:value-type="float" office:value="31662" table:style-name="ce6">
            <text:p>31,662<text:s/></text:p>
          </table:table-cell>
          <table:table-cell office:value-type="float" office:value="7439" table:style-name="ce6">
            <text:p>7,439<text:s/></text:p>
          </table:table-cell>
          <table:table-cell office:value-type="float" office:value="9580" table:style-name="ce6">
            <text:p>9,580<text:s/></text:p>
          </table:table-cell>
          <table:table-cell office:value-type="float" office:value="19714" table:style-name="ce6">
            <text:p>19,714<text:s/></text:p>
          </table:table-cell>
          <table:table-cell office:value-type="float" office:value="6258" table:style-name="ce6">
            <text:p>6,258<text:s/></text:p>
          </table:table-cell>
          <table:table-cell office:value-type="float" office:value="3841" table:style-name="ce6">
            <text:p>3,841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14278" table:style-name="ce6">
            <text:p>14,278<text:s/></text:p>
          </table:table-cell>
          <table:table-cell office:value-type="float" office:value="9495" table:style-name="ce6">
            <text:p>9,495<text:s/></text:p>
          </table:table-cell>
          <table:table-cell office:value-type="float" office:value="12241" table:style-name="ce6">
            <text:p>12,241<text:s/></text:p>
          </table:table-cell>
          <table:table-cell office:value-type="float" office:value="38582" table:style-name="ce6">
            <text:p>38,582<text:s/></text:p>
          </table:table-cell>
          <table:table-cell office:value-type="float" office:value="9657" table:style-name="ce6">
            <text:p>9,657<text:s/></text:p>
          </table:table-cell>
          <table:table-cell office:value-type="float" office:value="13222" table:style-name="ce6">
            <text:p>13,222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22837" table:style-name="ce6">
            <text:p>22,837<text:s/></text:p>
          </table:table-cell>
          <table:table-cell office:value-type="float" office:value="25812" table:style-name="ce6">
            <text:p>25,812<text:s/></text:p>
          </table:table-cell>
          <table:table-cell office:value-type="float" office:value="29356" table:style-name="ce6">
            <text:p>29,356<text:s/></text:p>
          </table:table-cell>
          <table:table-cell office:value-type="float" office:value="43623" table:style-name="ce6">
            <text:p>43,623<text:s/></text:p>
          </table:table-cell>
          <table:table-cell office:value-type="float" office:value="39806" table:style-name="ce6">
            <text:p>39,806<text:s/></text:p>
          </table:table-cell>
          <table:table-cell office:value-type="float" office:value="25967" table:style-name="ce6">
            <text:p>25,967<text:s/></text:p>
          </table:table-cell>
          <table:table-cell office:value-type="float" office:value="24802" table:style-name="ce6">
            <text:p>24,802<text:s/></text:p>
          </table:table-cell>
          <table:table-cell office:value-type="float" office:value="59349" table:style-name="ce6">
            <text:p>59,349<text:s/></text:p>
          </table:table-cell>
          <table:table-cell office:value-type="float" office:value="21709" table:style-name="ce6">
            <text:p>21,709<text:s/></text:p>
          </table:table-cell>
          <table:table-cell office:value-type="float" office:value="32363" table:style-name="ce6">
            <text:p>32,363<text:s/></text:p>
          </table:table-cell>
          <table:table-cell office:value-type="float" office:value="33207" table:style-name="ce6">
            <text:p>33,207<text:s/></text:p>
          </table:table-cell>
          <table:table-cell office:value-type="float" office:value="19359" table:style-name="ce6">
            <text:p>19,359<text:s/></text:p>
          </table:table-cell>
          <table:table-cell office:value-type="float" office:value="65355" table:style-name="ce6">
            <text:p>65,355<text:s/></text:p>
          </table:table-cell>
          <table:table-cell office:value-type="float" office:value="20190" table:style-name="ce6">
            <text:p>20,190<text:s/></text:p>
          </table:table-cell>
          <table:table-cell office:value-type="float" office:value="16044" table:style-name="ce6">
            <text:p>16,044<text:s/></text:p>
          </table:table-cell>
          <table:table-cell office:value-type="float" office:value="14459" table:style-name="ce6">
            <text:p>14,459<text:s/></text:p>
          </table:table-cell>
          <table:table-cell office:value-type="float" office:value="22215" table:style-name="ce6">
            <text:p>22,215<text:s/></text:p>
          </table:table-cell>
          <table:table-cell office:value-type="float" office:value="14437" table:style-name="ce6">
            <text:p>14,437<text:s/></text:p>
          </table:table-cell>
          <table:table-cell office:value-type="float" office:value="28805" table:style-name="ce6">
            <text:p>28,805<text:s/></text:p>
          </table:table-cell>
          <table:table-cell office:value-type="float" office:value="18345" table:style-name="ce6">
            <text:p>18,345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11608" table:style-name="ce6">
            <text:p>11,608<text:s/></text:p>
          </table:table-cell>
          <table:table-cell office:value-type="float" office:value="35714" table:style-name="ce6">
            <text:p>35,714<text:s/></text:p>
          </table:table-cell>
          <table:table-cell office:value-type="float" office:value="21598" table:style-name="ce6">
            <text:p>21,598<text:s/></text:p>
          </table:table-cell>
          <table:table-cell office:value-type="float" office:value="22856" table:style-name="ce6">
            <text:p>22,856<text:s/></text:p>
          </table:table-cell>
          <table:table-cell office:value-type="float" office:value="22957" table:style-name="ce6">
            <text:p>22,957<text:s/></text:p>
          </table:table-cell>
          <table:table-cell office:value-type="float" office:value="14651" table:style-name="ce6">
            <text:p>14,651<text:s/></text:p>
          </table:table-cell>
          <table:table-cell office:value-type="float" office:value="10862" table:style-name="ce6">
            <text:p>10,862<text:s/></text:p>
          </table:table-cell>
          <table:table-cell office:value-type="float" office:value="6208" table:style-name="ce6">
            <text:p>6,208<text:s/></text:p>
          </table:table-cell>
          <table:table-cell office:value-type="float" office:value="5114" table:style-name="ce6">
            <text:p>5,114<text:s/></text:p>
          </table:table-cell>
          <table:table-cell office:value-type="float" office:value="7013" table:style-name="ce6">
            <text:p>7,013<text:s/></text:p>
          </table:table-cell>
          <table:table-cell office:value-type="float" office:value="10659" table:style-name="ce6">
            <text:p>10,659<text:s/></text:p>
          </table:table-cell>
          <table:table-cell office:value-type="float" office:value="9694" table:style-name="ce6">
            <text:p>9,694<text:s/></text:p>
          </table:table-cell>
          <table:table-cell office:value-type="float" office:value="14388" table:style-name="ce6">
            <text:p>14,388<text:s/></text:p>
          </table:table-cell>
          <table:table-cell office:value-type="float" office:value="16781" table:style-name="ce6">
            <text:p>16,781<text:s/></text:p>
          </table:table-cell>
          <table:table-cell office:value-type="float" office:value="26384" table:style-name="ce6">
            <text:p>26,384<text:s/></text:p>
          </table:table-cell>
          <table:table-cell office:value-type="float" office:value="21615" table:style-name="ce6">
            <text:p>21,615<text:s/></text:p>
          </table:table-cell>
          <table:table-cell office:value-type="float" office:value="14672" table:style-name="ce6">
            <text:p>14,672<text:s/></text:p>
          </table:table-cell>
          <table:table-cell office:value-type="float" office:value="12356" table:style-name="ce6">
            <text:p>12,356<text:s/></text:p>
          </table:table-cell>
          <table:table-cell office:value-type="float" office:value="12368" table:style-name="ce6">
            <text:p>12,368<text:s/></text:p>
          </table:table-cell>
          <table:table-cell office:value-type="float" office:value="12759" table:style-name="ce6">
            <text:p>12,759<text:s/></text:p>
          </table:table-cell>
          <table:table-cell office:value-type="float" office:value="11528" table:style-name="ce6">
            <text:p>11,528<text:s/></text:p>
          </table:table-cell>
          <table:table-cell office:value-type="float" office:value="12468" table:style-name="ce6">
            <text:p>12,468<text:s/></text:p>
          </table:table-cell>
          <table:table-cell office:value-type="float" office:value="10766" table:style-name="ce6">
            <text:p>10,766<text:s/></text:p>
          </table:table-cell>
          <table:table-cell office:value-type="float" office:value="1852" table:style-name="ce6">
            <text:p>1,852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3574" table:style-name="ce6">
            <text:p>3,574<text:s/></text:p>
          </table:table-cell>
          <table:table-cell office:value-type="float" office:value="4742" table:style-name="ce6">
            <text:p>4,742<text:s/></text:p>
          </table:table-cell>
          <table:table-cell office:value-type="float" office:value="2379" table:style-name="ce6">
            <text:p>2,379<text:s/></text:p>
          </table:table-cell>
          <table:table-cell office:value-type="float" office:value="3421" table:style-name="ce6">
            <text:p>3,421<text:s/></text:p>
          </table:table-cell>
          <table:table-cell office:value-type="float" office:value="2961" table:style-name="ce6">
            <text:p>2,961<text:s/></text:p>
          </table:table-cell>
          <table:table-cell office:value-type="float" office:value="10139" table:style-name="ce6">
            <text:p>10,139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3741" table:style-name="ce6">
            <text:p>3,741<text:s/></text:p>
          </table:table-cell>
          <table:table-cell office:value-type="float" office:value="4886" table:style-name="ce6">
            <text:p>4,886<text:s/></text:p>
          </table:table-cell>
          <table:table-cell table:number-columns-repeated="16264"/>
        </table:table-row>
        <table:table-row table:style-name="ro2">
          <table:table-cell office:value-type="date" office:date-value="2021-12-04T00:00:00" table:style-name="ce5">
            <text:p>2021/12/4</text:p>
          </table:table-cell>
          <table:table-cell office:value-type="float" office:value="2081" table:style-name="ce6">
            <text:p>2,081<text:s/></text:p>
          </table:table-cell>
          <table:table-cell office:value-type="float" office:value="9048" table:style-name="ce6">
            <text:p>9,048<text:s/></text:p>
          </table:table-cell>
          <table:table-cell office:value-type="float" office:value="21414" table:style-name="ce6">
            <text:p>21,414<text:s/></text:p>
          </table:table-cell>
          <table:table-cell office:value-type="float" office:value="39798" table:style-name="ce6">
            <text:p>39,798<text:s/></text:p>
          </table:table-cell>
          <table:table-cell office:value-type="float" office:value="14358" table:style-name="ce6">
            <text:p>14,358<text:s/></text:p>
          </table:table-cell>
          <table:table-cell office:value-type="float" office:value="10437" table:style-name="ce6">
            <text:p>10,437<text:s/></text:p>
          </table:table-cell>
          <table:table-cell office:value-type="float" office:value="7806" table:style-name="ce6">
            <text:p>7,806<text:s/></text:p>
          </table:table-cell>
          <table:table-cell office:value-type="float" office:value="3695" table:style-name="ce6">
            <text:p>3,695<text:s/></text:p>
          </table:table-cell>
          <table:table-cell office:value-type="float" office:value="2684" table:style-name="ce6">
            <text:p>2,684<text:s/></text:p>
          </table:table-cell>
          <table:table-cell office:value-type="float" office:value="8264" table:style-name="ce6">
            <text:p>8,264<text:s/></text:p>
          </table:table-cell>
          <table:table-cell office:value-type="float" office:value="1989" table:style-name="ce6">
            <text:p>1,989<text:s/></text:p>
          </table:table-cell>
          <table:table-cell office:value-type="float" office:value="3209" table:style-name="ce6">
            <text:p>3,209<text:s/></text:p>
          </table:table-cell>
          <table:table-cell office:value-type="float" office:value="7770" table:style-name="ce6">
            <text:p>7,770<text:s/></text:p>
          </table:table-cell>
          <table:table-cell office:value-type="float" office:value="6374" table:style-name="ce6">
            <text:p>6,374<text:s/></text:p>
          </table:table-cell>
          <table:table-cell office:value-type="float" office:value="11719" table:style-name="ce6">
            <text:p>11,719<text:s/></text:p>
          </table:table-cell>
          <table:table-cell office:value-type="float" office:value="5415" table:style-name="ce6">
            <text:p>5,415<text:s/></text:p>
          </table:table-cell>
          <table:table-cell office:value-type="float" office:value="6698" table:style-name="ce6">
            <text:p>6,698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8768" table:style-name="ce6">
            <text:p>8,768<text:s/>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6040" table:style-name="ce6">
            <text:p>6,040<text:s/></text:p>
          </table:table-cell>
          <table:table-cell office:value-type="float" office:value="6449" table:style-name="ce6">
            <text:p>6,449<text:s/></text:p>
          </table:table-cell>
          <table:table-cell office:value-type="float" office:value="2517" table:style-name="ce6">
            <text:p>2,517<text:s/></text:p>
          </table:table-cell>
          <table:table-cell office:value-type="float" office:value="28768" table:style-name="ce6">
            <text:p>28,768<text:s/></text:p>
          </table:table-cell>
          <table:table-cell office:value-type="float" office:value="3368" table:style-name="ce6">
            <text:p>3,368<text:s/></text:p>
          </table:table-cell>
          <table:table-cell office:value-type="float" office:value="12612" table:style-name="ce6">
            <text:p>12,612<text:s/></text:p>
          </table:table-cell>
          <table:table-cell office:value-type="float" office:value="9792" table:style-name="ce6">
            <text:p>9,792<text:s/></text:p>
          </table:table-cell>
          <table:table-cell office:value-type="float" office:value="13556" table:style-name="ce6">
            <text:p>13,556<text:s/></text:p>
          </table:table-cell>
          <table:table-cell office:value-type="float" office:value="17932" table:style-name="ce6">
            <text:p>17,932<text:s/></text:p>
          </table:table-cell>
          <table:table-cell office:value-type="float" office:value="14640" table:style-name="ce6">
            <text:p>14,640<text:s/></text:p>
          </table:table-cell>
          <table:table-cell office:value-type="float" office:value="8851" table:style-name="ce6">
            <text:p>8,851<text:s/></text:p>
          </table:table-cell>
          <table:table-cell office:value-type="float" office:value="26614" table:style-name="ce6">
            <text:p>26,614<text:s/></text:p>
          </table:table-cell>
          <table:table-cell office:value-type="float" office:value="14402" table:style-name="ce6">
            <text:p>14,402<text:s/></text:p>
          </table:table-cell>
          <table:table-cell office:value-type="float" office:value="25041" table:style-name="ce6">
            <text:p>25,041<text:s/></text:p>
          </table:table-cell>
          <table:table-cell office:value-type="float" office:value="27406" table:style-name="ce6">
            <text:p>27,406<text:s/></text:p>
          </table:table-cell>
          <table:table-cell office:value-type="float" office:value="4463" table:style-name="ce6">
            <text:p>4,463<text:s/></text:p>
          </table:table-cell>
          <table:table-cell office:value-type="float" office:value="28683" table:style-name="ce6">
            <text:p>28,683<text:s/></text:p>
          </table:table-cell>
          <table:table-cell office:value-type="float" office:value="20672" table:style-name="ce6">
            <text:p>20,672<text:s/></text:p>
          </table:table-cell>
          <table:table-cell office:value-type="float" office:value="20068" table:style-name="ce6">
            <text:p>20,068<text:s/></text:p>
          </table:table-cell>
          <table:table-cell office:value-type="float" office:value="16638" table:style-name="ce6">
            <text:p>16,638<text:s/></text:p>
          </table:table-cell>
          <table:table-cell office:value-type="float" office:value="9804" table:style-name="ce6">
            <text:p>9,804<text:s/></text:p>
          </table:table-cell>
          <table:table-cell office:value-type="float" office:value="135712" table:style-name="ce6">
            <text:p>135,712<text:s/></text:p>
          </table:table-cell>
          <table:table-cell office:value-type="float" office:value="47550" table:style-name="ce6">
            <text:p>47,550<text:s/></text:p>
          </table:table-cell>
          <table:table-cell office:value-type="float" office:value="16227" table:style-name="ce6">
            <text:p>16,227<text:s/></text:p>
          </table:table-cell>
          <table:table-cell office:value-type="float" office:value="15926" table:style-name="ce6">
            <text:p>15,926<text:s/></text:p>
          </table:table-cell>
          <table:table-cell office:value-type="float" office:value="25533" table:style-name="ce6">
            <text:p>25,533<text:s/></text:p>
          </table:table-cell>
          <table:table-cell office:value-type="float" office:value="25927" table:style-name="ce6">
            <text:p>25,927<text:s/></text:p>
          </table:table-cell>
          <table:table-cell office:value-type="float" office:value="30447" table:style-name="ce6">
            <text:p>30,447<text:s/></text:p>
          </table:table-cell>
          <table:table-cell office:value-type="float" office:value="21991" table:style-name="ce6">
            <text:p>21,991<text:s/></text:p>
          </table:table-cell>
          <table:table-cell office:value-type="float" office:value="9282" table:style-name="ce6">
            <text:p>9,282<text:s/></text:p>
          </table:table-cell>
          <table:table-cell office:value-type="float" office:value="22520" table:style-name="ce6">
            <text:p>22,520<text:s/></text:p>
          </table:table-cell>
          <table:table-cell office:value-type="float" office:value="6378" table:style-name="ce6">
            <text:p>6,378<text:s/></text:p>
          </table:table-cell>
          <table:table-cell office:value-type="float" office:value="6662" table:style-name="ce6">
            <text:p>6,662<text:s/></text:p>
          </table:table-cell>
          <table:table-cell office:value-type="float" office:value="16108" table:style-name="ce6">
            <text:p>16,108<text:s/></text:p>
          </table:table-cell>
          <table:table-cell office:value-type="float" office:value="7009" table:style-name="ce6">
            <text:p>7,009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1935" table:style-name="ce6">
            <text:p>1,935<text:s/></text:p>
          </table:table-cell>
          <table:table-cell office:value-type="float" office:value="9112" table:style-name="ce6">
            <text:p>9,112<text:s/></text:p>
          </table:table-cell>
          <table:table-cell office:value-type="float" office:value="8063" table:style-name="ce6">
            <text:p>8,063<text:s/></text:p>
          </table:table-cell>
          <table:table-cell office:value-type="float" office:value="9985" table:style-name="ce6">
            <text:p>9,985<text:s/></text:p>
          </table:table-cell>
          <table:table-cell office:value-type="float" office:value="38101" table:style-name="ce6">
            <text:p>38,101<text:s/></text:p>
          </table:table-cell>
          <table:table-cell office:value-type="float" office:value="6598" table:style-name="ce6">
            <text:p>6,598<text:s/></text:p>
          </table:table-cell>
          <table:table-cell office:value-type="float" office:value="10638" table:style-name="ce6">
            <text:p>10,638<text:s/></text:p>
          </table:table-cell>
          <table:table-cell office:value-type="float" office:value="6724" table:style-name="ce6">
            <text:p>6,724<text:s/></text:p>
          </table:table-cell>
          <table:table-cell office:value-type="float" office:value="18195" table:style-name="ce6">
            <text:p>18,195<text:s/></text:p>
          </table:table-cell>
          <table:table-cell office:value-type="float" office:value="17565" table:style-name="ce6">
            <text:p>17,565<text:s/></text:p>
          </table:table-cell>
          <table:table-cell office:value-type="float" office:value="29431" table:style-name="ce6">
            <text:p>29,431<text:s/></text:p>
          </table:table-cell>
          <table:table-cell office:value-type="float" office:value="53920" table:style-name="ce6">
            <text:p>53,920<text:s/></text:p>
          </table:table-cell>
          <table:table-cell office:value-type="float" office:value="31123" table:style-name="ce6">
            <text:p>31,123<text:s/></text:p>
          </table:table-cell>
          <table:table-cell office:value-type="float" office:value="21428" table:style-name="ce6">
            <text:p>21,428<text:s/></text:p>
          </table:table-cell>
          <table:table-cell office:value-type="float" office:value="24643" table:style-name="ce6">
            <text:p>24,643<text:s/></text:p>
          </table:table-cell>
          <table:table-cell office:value-type="float" office:value="71274" table:style-name="ce6">
            <text:p>71,274<text:s/></text:p>
          </table:table-cell>
          <table:table-cell office:value-type="float" office:value="15020" table:style-name="ce6">
            <text:p>15,020<text:s/></text:p>
          </table:table-cell>
          <table:table-cell office:value-type="float" office:value="28670" table:style-name="ce6">
            <text:p>28,670<text:s/></text:p>
          </table:table-cell>
          <table:table-cell office:value-type="float" office:value="29129" table:style-name="ce6">
            <text:p>29,129<text:s/></text:p>
          </table:table-cell>
          <table:table-cell office:value-type="float" office:value="17741" table:style-name="ce6">
            <text:p>17,741<text:s/></text:p>
          </table:table-cell>
          <table:table-cell office:value-type="float" office:value="65355" table:style-name="ce6">
            <text:p>65,355<text:s/></text:p>
          </table:table-cell>
          <table:table-cell office:value-type="float" office:value="14736" table:style-name="ce6">
            <text:p>14,736<text:s/></text:p>
          </table:table-cell>
          <table:table-cell office:value-type="float" office:value="14370" table:style-name="ce6">
            <text:p>14,370<text:s/></text:p>
          </table:table-cell>
          <table:table-cell office:value-type="float" office:value="9729" table:style-name="ce6">
            <text:p>9,729<text:s/></text:p>
          </table:table-cell>
          <table:table-cell office:value-type="float" office:value="18983" table:style-name="ce6">
            <text:p>18,983<text:s/></text:p>
          </table:table-cell>
          <table:table-cell office:value-type="float" office:value="10465" table:style-name="ce6">
            <text:p>10,465<text:s/></text:p>
          </table:table-cell>
          <table:table-cell office:value-type="float" office:value="28246" table:style-name="ce6">
            <text:p>28,246<text:s/></text:p>
          </table:table-cell>
          <table:table-cell office:value-type="float" office:value="12147" table:style-name="ce6">
            <text:p>12,147<text:s/></text:p>
          </table:table-cell>
          <table:table-cell office:value-type="float" office:value="10567" table:style-name="ce6">
            <text:p>10,567<text:s/></text:p>
          </table:table-cell>
          <table:table-cell office:value-type="float" office:value="10062" table:style-name="ce6">
            <text:p>10,062<text:s/></text:p>
          </table:table-cell>
          <table:table-cell office:value-type="float" office:value="18102" table:style-name="ce6">
            <text:p>18,102<text:s/></text:p>
          </table:table-cell>
          <table:table-cell office:value-type="float" office:value="15960" table:style-name="ce6">
            <text:p>15,960<text:s/></text:p>
          </table:table-cell>
          <table:table-cell office:value-type="float" office:value="13371" table:style-name="ce6">
            <text:p>13,371<text:s/></text:p>
          </table:table-cell>
          <table:table-cell office:value-type="float" office:value="16179" table:style-name="ce6">
            <text:p>16,179<text:s/></text:p>
          </table:table-cell>
          <table:table-cell office:value-type="float" office:value="13399" table:style-name="ce6">
            <text:p>13,399<text:s/></text:p>
          </table:table-cell>
          <table:table-cell office:value-type="float" office:value="9913" table:style-name="ce6">
            <text:p>9,913<text:s/></text:p>
          </table:table-cell>
          <table:table-cell office:value-type="float" office:value="4987" table:style-name="ce6">
            <text:p>4,987<text:s/></text:p>
          </table:table-cell>
          <table:table-cell office:value-type="float" office:value="2398" table:style-name="ce6">
            <text:p>2,398<text:s/></text:p>
          </table:table-cell>
          <table:table-cell office:value-type="float" office:value="6378" table:style-name="ce6">
            <text:p>6,378<text:s/></text:p>
          </table:table-cell>
          <table:table-cell office:value-type="float" office:value="8065" table:style-name="ce6">
            <text:p>8,065<text:s/></text:p>
          </table:table-cell>
          <table:table-cell office:value-type="float" office:value="8761" table:style-name="ce6">
            <text:p>8,761<text:s/></text:p>
          </table:table-cell>
          <table:table-cell office:value-type="float" office:value="12500" table:style-name="ce6">
            <text:p>12,500<text:s/></text:p>
          </table:table-cell>
          <table:table-cell office:value-type="float" office:value="11913" table:style-name="ce6">
            <text:p>11,913<text:s/></text:p>
          </table:table-cell>
          <table:table-cell office:value-type="float" office:value="17634" table:style-name="ce6">
            <text:p>17,634<text:s/></text:p>
          </table:table-cell>
          <table:table-cell office:value-type="float" office:value="19069" table:style-name="ce6">
            <text:p>19,069<text:s/></text:p>
          </table:table-cell>
          <table:table-cell office:value-type="float" office:value="11020" table:style-name="ce6">
            <text:p>11,020<text:s/></text:p>
          </table:table-cell>
          <table:table-cell office:value-type="float" office:value="9551" table:style-name="ce6">
            <text:p>9,551<text:s/></text:p>
          </table:table-cell>
          <table:table-cell office:value-type="float" office:value="10033" table:style-name="ce6">
            <text:p>10,033<text:s/></text:p>
          </table:table-cell>
          <table:table-cell office:value-type="float" office:value="9881" table:style-name="ce6">
            <text:p>9,881<text:s/></text:p>
          </table:table-cell>
          <table:table-cell office:value-type="float" office:value="9502" table:style-name="ce6">
            <text:p>9,502<text:s/></text:p>
          </table:table-cell>
          <table:table-cell office:value-type="float" office:value="8186" table:style-name="ce6">
            <text:p>8,186<text:s/></text:p>
          </table:table-cell>
          <table:table-cell office:value-type="float" office:value="8260" table:style-name="ce6">
            <text:p>8,260<text:s/></text:p>
          </table:table-cell>
          <table:table-cell office:value-type="float" office:value="1029" table:style-name="ce6">
            <text:p>1,029<text:s/>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2868" table:style-name="ce6">
            <text:p>2,868<text:s/></text:p>
          </table:table-cell>
          <table:table-cell office:value-type="float" office:value="4508" table:style-name="ce6">
            <text:p>4,508<text:s/></text:p>
          </table:table-cell>
          <table:table-cell office:value-type="float" office:value="1253" table:style-name="ce6">
            <text:p>1,253<text:s/></text:p>
          </table:table-cell>
          <table:table-cell office:value-type="float" office:value="1575" table:style-name="ce6">
            <text:p>1,575<text:s/></text:p>
          </table:table-cell>
          <table:table-cell office:value-type="float" office:value="2147" table:style-name="ce6">
            <text:p>2,147<text:s/></text:p>
          </table:table-cell>
          <table:table-cell office:value-type="float" office:value="13178" table:style-name="ce6">
            <text:p>13,178<text:s/></text:p>
          </table:table-cell>
          <table:table-cell office:value-type="float" office:value="1880" table:style-name="ce6">
            <text:p>1,880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3379" table:style-name="ce6">
            <text:p>3,379<text:s/></text:p>
          </table:table-cell>
          <table:table-cell table:number-columns-repeated="16264"/>
        </table:table-row>
        <table:table-row table:style-name="ro2">
          <table:table-cell office:value-type="date" office:date-value="2021-12-05T00:00:00" table:style-name="ce5">
            <text:p>2021/12/5</text:p>
          </table:table-cell>
          <table:table-cell office:value-type="float" office:value="2114" table:style-name="ce6">
            <text:p>2,114<text:s/></text:p>
          </table:table-cell>
          <table:table-cell office:value-type="float" office:value="6958" table:style-name="ce6">
            <text:p>6,958<text:s/></text:p>
          </table:table-cell>
          <table:table-cell office:value-type="float" office:value="15875" table:style-name="ce6">
            <text:p>15,875<text:s/></text:p>
          </table:table-cell>
          <table:table-cell office:value-type="float" office:value="30694" table:style-name="ce6">
            <text:p>30,694<text:s/></text:p>
          </table:table-cell>
          <table:table-cell office:value-type="float" office:value="12641" table:style-name="ce6">
            <text:p>12,641<text:s/></text:p>
          </table:table-cell>
          <table:table-cell office:value-type="float" office:value="8995" table:style-name="ce6">
            <text:p>8,995<text:s/></text:p>
          </table:table-cell>
          <table:table-cell office:value-type="float" office:value="5815" table:style-name="ce6">
            <text:p>5,815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2044" table:style-name="ce6">
            <text:p>2,044<text:s/></text:p>
          </table:table-cell>
          <table:table-cell office:value-type="float" office:value="5715" table:style-name="ce6">
            <text:p>5,715<text:s/></text:p>
          </table:table-cell>
          <table:table-cell office:value-type="float" office:value="1431" table:style-name="ce6">
            <text:p>1,431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4864" table:style-name="ce6">
            <text:p>4,864<text:s/></text:p>
          </table:table-cell>
          <table:table-cell office:value-type="float" office:value="4673" table:style-name="ce6">
            <text:p>4,673<text:s/></text:p>
          </table:table-cell>
          <table:table-cell office:value-type="float" office:value="8705" table:style-name="ce6">
            <text:p>8,705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5183" table:style-name="ce6">
            <text:p>5,183<text:s/></text:p>
          </table:table-cell>
          <table:table-cell office:value-type="float" office:value="3017" table:style-name="ce6">
            <text:p>3,017<text:s/></text:p>
          </table:table-cell>
          <table:table-cell office:value-type="float" office:value="6087" table:style-name="ce6">
            <text:p>6,087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4469" table:style-name="ce6">
            <text:p>4,469<text:s/></text:p>
          </table:table-cell>
          <table:table-cell office:value-type="float" office:value="4910" table:style-name="ce6">
            <text:p>4,910<text:s/></text:p>
          </table:table-cell>
          <table:table-cell office:value-type="float" office:value="2140" table:style-name="ce6">
            <text:p>2,140<text:s/></text:p>
          </table:table-cell>
          <table:table-cell office:value-type="float" office:value="21772" table:style-name="ce6">
            <text:p>21,772<text:s/></text:p>
          </table:table-cell>
          <table:table-cell office:value-type="float" office:value="3203" table:style-name="ce6">
            <text:p>3,203<text:s/></text:p>
          </table:table-cell>
          <table:table-cell office:value-type="float" office:value="9567" table:style-name="ce6">
            <text:p>9,567<text:s/></text:p>
          </table:table-cell>
          <table:table-cell office:value-type="float" office:value="7780" table:style-name="ce6">
            <text:p>7,780<text:s/></text:p>
          </table:table-cell>
          <table:table-cell office:value-type="float" office:value="10440" table:style-name="ce6">
            <text:p>10,440<text:s/></text:p>
          </table:table-cell>
          <table:table-cell office:value-type="float" office:value="13748" table:style-name="ce6">
            <text:p>13,748<text:s/></text:p>
          </table:table-cell>
          <table:table-cell office:value-type="float" office:value="12271" table:style-name="ce6">
            <text:p>12,271<text:s/></text:p>
          </table:table-cell>
          <table:table-cell office:value-type="float" office:value="6931" table:style-name="ce6">
            <text:p>6,931<text:s/></text:p>
          </table:table-cell>
          <table:table-cell office:value-type="float" office:value="25901" table:style-name="ce6">
            <text:p>25,901<text:s/></text:p>
          </table:table-cell>
          <table:table-cell office:value-type="float" office:value="11451" table:style-name="ce6">
            <text:p>11,451<text:s/></text:p>
          </table:table-cell>
          <table:table-cell office:value-type="float" office:value="19614" table:style-name="ce6">
            <text:p>19,614<text:s/></text:p>
          </table:table-cell>
          <table:table-cell office:value-type="float" office:value="13597" table:style-name="ce6">
            <text:p>13,597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22353" table:style-name="ce6">
            <text:p>22,353<text:s/></text:p>
          </table:table-cell>
          <table:table-cell office:value-type="float" office:value="15642" table:style-name="ce6">
            <text:p>15,642<text:s/></text:p>
          </table:table-cell>
          <table:table-cell office:value-type="float" office:value="15948" table:style-name="ce6">
            <text:p>15,948<text:s/></text:p>
          </table:table-cell>
          <table:table-cell office:value-type="float" office:value="13437" table:style-name="ce6">
            <text:p>13,437<text:s/></text:p>
          </table:table-cell>
          <table:table-cell office:value-type="float" office:value="8419" table:style-name="ce6">
            <text:p>8,419<text:s/></text:p>
          </table:table-cell>
          <table:table-cell office:value-type="float" office:value="134183" table:style-name="ce6">
            <text:p>134,183<text:s/></text:p>
          </table:table-cell>
          <table:table-cell office:value-type="float" office:value="38118" table:style-name="ce6">
            <text:p>38,118<text:s/></text:p>
          </table:table-cell>
          <table:table-cell office:value-type="float" office:value="11050" table:style-name="ce6">
            <text:p>11,050<text:s/></text:p>
          </table:table-cell>
          <table:table-cell office:value-type="float" office:value="13752" table:style-name="ce6">
            <text:p>13,752<text:s/></text:p>
          </table:table-cell>
          <table:table-cell office:value-type="float" office:value="21857" table:style-name="ce6">
            <text:p>21,857<text:s/></text:p>
          </table:table-cell>
          <table:table-cell office:value-type="float" office:value="19115" table:style-name="ce6">
            <text:p>19,115<text:s/></text:p>
          </table:table-cell>
          <table:table-cell office:value-type="float" office:value="23155" table:style-name="ce6">
            <text:p>23,155<text:s/></text:p>
          </table:table-cell>
          <table:table-cell office:value-type="float" office:value="18314" table:style-name="ce6">
            <text:p>18,314<text:s/></text:p>
          </table:table-cell>
          <table:table-cell office:value-type="float" office:value="6661" table:style-name="ce6">
            <text:p>6,661<text:s/></text:p>
          </table:table-cell>
          <table:table-cell office:value-type="float" office:value="16684" table:style-name="ce6">
            <text:p>16,684<text:s/></text:p>
          </table:table-cell>
          <table:table-cell office:value-type="float" office:value="5200" table:style-name="ce6">
            <text:p>5,200<text:s/></text:p>
          </table:table-cell>
          <table:table-cell office:value-type="float" office:value="4923" table:style-name="ce6">
            <text:p>4,923<text:s/></text:p>
          </table:table-cell>
          <table:table-cell office:value-type="float" office:value="12574" table:style-name="ce6">
            <text:p>12,574<text:s/></text:p>
          </table:table-cell>
          <table:table-cell office:value-type="float" office:value="5688" table:style-name="ce6">
            <text:p>5,688<text:s/></text:p>
          </table:table-cell>
          <table:table-cell office:value-type="float" office:value="2545" table:style-name="ce6">
            <text:p>2,545<text:s/></text:p>
          </table:table-cell>
          <table:table-cell office:value-type="float" office:value="1408" table:style-name="ce6">
            <text:p>1,408<text:s/></text:p>
          </table:table-cell>
          <table:table-cell office:value-type="float" office:value="6441" table:style-name="ce6">
            <text:p>6,441<text:s/></text:p>
          </table:table-cell>
          <table:table-cell office:value-type="float" office:value="6214" table:style-name="ce6">
            <text:p>6,214<text:s/></text:p>
          </table:table-cell>
          <table:table-cell office:value-type="float" office:value="7765" table:style-name="ce6">
            <text:p>7,765<text:s/></text:p>
          </table:table-cell>
          <table:table-cell office:value-type="float" office:value="29853" table:style-name="ce6">
            <text:p>29,853<text:s/></text:p>
          </table:table-cell>
          <table:table-cell office:value-type="float" office:value="5498" table:style-name="ce6">
            <text:p>5,498<text:s/></text:p>
          </table:table-cell>
          <table:table-cell office:value-type="float" office:value="8959" table:style-name="ce6">
            <text:p>8,959<text:s/></text:p>
          </table:table-cell>
          <table:table-cell office:value-type="float" office:value="4942" table:style-name="ce6">
            <text:p>4,942<text:s/></text:p>
          </table:table-cell>
          <table:table-cell office:value-type="float" office:value="14249" table:style-name="ce6">
            <text:p>14,249<text:s/></text:p>
          </table:table-cell>
          <table:table-cell office:value-type="float" office:value="12390" table:style-name="ce6">
            <text:p>12,390<text:s/></text:p>
          </table:table-cell>
          <table:table-cell office:value-type="float" office:value="22188" table:style-name="ce6">
            <text:p>22,188<text:s/></text:p>
          </table:table-cell>
          <table:table-cell office:value-type="float" office:value="41818" table:style-name="ce6">
            <text:p>41,818<text:s/></text:p>
          </table:table-cell>
          <table:table-cell office:value-type="float" office:value="25561" table:style-name="ce6">
            <text:p>25,561<text:s/></text:p>
          </table:table-cell>
          <table:table-cell office:value-type="float" office:value="16513" table:style-name="ce6">
            <text:p>16,513<text:s/></text:p>
          </table:table-cell>
          <table:table-cell office:value-type="float" office:value="20110" table:style-name="ce6">
            <text:p>20,110<text:s/></text:p>
          </table:table-cell>
          <table:table-cell office:value-type="float" office:value="57880" table:style-name="ce6">
            <text:p>57,880<text:s/></text:p>
          </table:table-cell>
          <table:table-cell office:value-type="float" office:value="11609" table:style-name="ce6">
            <text:p>11,609<text:s/></text:p>
          </table:table-cell>
          <table:table-cell office:value-type="float" office:value="23379" table:style-name="ce6">
            <text:p>23,379<text:s/></text:p>
          </table:table-cell>
          <table:table-cell office:value-type="float" office:value="22177" table:style-name="ce6">
            <text:p>22,177<text:s/></text:p>
          </table:table-cell>
          <table:table-cell office:value-type="float" office:value="13640" table:style-name="ce6">
            <text:p>13,640<text:s/></text:p>
          </table:table-cell>
          <table:table-cell office:value-type="float" office:value="54161" table:style-name="ce6">
            <text:p>54,161<text:s/></text:p>
          </table:table-cell>
          <table:table-cell office:value-type="float" office:value="11584" table:style-name="ce6">
            <text:p>11,584<text:s/></text:p>
          </table:table-cell>
          <table:table-cell office:value-type="float" office:value="11140" table:style-name="ce6">
            <text:p>11,140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16259" table:style-name="ce6">
            <text:p>16,259<text:s/></text:p>
          </table:table-cell>
          <table:table-cell office:value-type="float" office:value="8093" table:style-name="ce6">
            <text:p>8,093<text:s/></text:p>
          </table:table-cell>
          <table:table-cell office:value-type="float" office:value="23945" table:style-name="ce6">
            <text:p>23,945<text:s/></text:p>
          </table:table-cell>
          <table:table-cell office:value-type="float" office:value="8955" table:style-name="ce6">
            <text:p>8,955<text:s/></text:p>
          </table:table-cell>
          <table:table-cell office:value-type="float" office:value="8759" table:style-name="ce6">
            <text:p>8,759<text:s/></text:p>
          </table:table-cell>
          <table:table-cell office:value-type="float" office:value="7500" table:style-name="ce6">
            <text:p>7,500<text:s/></text:p>
          </table:table-cell>
          <table:table-cell office:value-type="float" office:value="12691" table:style-name="ce6">
            <text:p>12,691<text:s/></text:p>
          </table:table-cell>
          <table:table-cell office:value-type="float" office:value="9530" table:style-name="ce6">
            <text:p>9,530<text:s/></text:p>
          </table:table-cell>
          <table:table-cell office:value-type="float" office:value="10033" table:style-name="ce6">
            <text:p>10,033<text:s/></text:p>
          </table:table-cell>
          <table:table-cell office:value-type="float" office:value="11895" table:style-name="ce6">
            <text:p>11,895<text:s/></text:p>
          </table:table-cell>
          <table:table-cell office:value-type="float" office:value="5623" table:style-name="ce6">
            <text:p>5,623<text:s/></text:p>
          </table:table-cell>
          <table:table-cell office:value-type="float" office:value="6894" table:style-name="ce6">
            <text:p>6,894<text:s/></text:p>
          </table:table-cell>
          <table:table-cell office:value-type="float" office:value="4011" table:style-name="ce6">
            <text:p>4,011<text:s/></text:p>
          </table:table-cell>
          <table:table-cell office:value-type="float" office:value="1891" table:style-name="ce6">
            <text:p>1,891<text:s/></text:p>
          </table:table-cell>
          <table:table-cell office:value-type="float" office:value="4950" table:style-name="ce6">
            <text:p>4,950<text:s/></text:p>
          </table:table-cell>
          <table:table-cell office:value-type="float" office:value="6076" table:style-name="ce6">
            <text:p>6,076<text:s/></text:p>
          </table:table-cell>
          <table:table-cell office:value-type="float" office:value="6881" table:style-name="ce6">
            <text:p>6,881<text:s/></text:p>
          </table:table-cell>
          <table:table-cell office:value-type="float" office:value="10528" table:style-name="ce6">
            <text:p>10,528<text:s/></text:p>
          </table:table-cell>
          <table:table-cell office:value-type="float" office:value="10078" table:style-name="ce6">
            <text:p>10,078<text:s/></text:p>
          </table:table-cell>
          <table:table-cell office:value-type="float" office:value="13125" table:style-name="ce6">
            <text:p>13,125<text:s/></text:p>
          </table:table-cell>
          <table:table-cell office:value-type="float" office:value="14970" table:style-name="ce6">
            <text:p>14,970<text:s/></text:p>
          </table:table-cell>
          <table:table-cell office:value-type="float" office:value="8547" table:style-name="ce6">
            <text:p>8,547<text:s/></text:p>
          </table:table-cell>
          <table:table-cell office:value-type="float" office:value="7402" table:style-name="ce6">
            <text:p>7,402<text:s/></text:p>
          </table:table-cell>
          <table:table-cell office:value-type="float" office:value="7674" table:style-name="ce6">
            <text:p>7,674<text:s/></text:p>
          </table:table-cell>
          <table:table-cell office:value-type="float" office:value="7739" table:style-name="ce6">
            <text:p>7,739<text:s/></text:p>
          </table:table-cell>
          <table:table-cell office:value-type="float" office:value="7733" table:style-name="ce6">
            <text:p>7,733<text:s/></text:p>
          </table:table-cell>
          <table:table-cell office:value-type="float" office:value="6461" table:style-name="ce6">
            <text:p>6,461<text:s/></text:p>
          </table:table-cell>
          <table:table-cell office:value-type="float" office:value="6333" table:style-name="ce6">
            <text:p>6,333<text:s/></text:p>
          </table:table-cell>
          <table:table-cell office:value-type="float" office:value="748" table:style-name="ce6">
            <text:p>748<text:s/></text:p>
          </table:table-cell>
          <table:table-cell office:value-type="float" office:value="1888" table:style-name="ce6">
            <text:p>1,888<text:s/></text:p>
          </table:table-cell>
          <table:table-cell office:value-type="float" office:value="2796" table:style-name="ce6">
            <text:p>2,796<text:s/></text:p>
          </table:table-cell>
          <table:table-cell office:value-type="float" office:value="3921" table:style-name="ce6">
            <text:p>3,921<text:s/></text:p>
          </table:table-cell>
          <table:table-cell office:value-type="float" office:value="902" table:style-name="ce6">
            <text:p>902<text:s/></text:p>
          </table:table-cell>
          <table:table-cell office:value-type="float" office:value="1296" table:style-name="ce6">
            <text:p>1,296<text:s/></text:p>
          </table:table-cell>
          <table:table-cell office:value-type="float" office:value="1498" table:style-name="ce6">
            <text:p>1,498<text:s/></text:p>
          </table:table-cell>
          <table:table-cell office:value-type="float" office:value="11820" table:style-name="ce6">
            <text:p>11,820<text:s/></text:p>
          </table:table-cell>
          <table:table-cell office:value-type="float" office:value="1541" table:style-name="ce6">
            <text:p>1,541<text:s/></text:p>
          </table:table-cell>
          <table:table-cell office:value-type="float" office:value="2683" table:style-name="ce6">
            <text:p>2,683<text:s/></text:p>
          </table:table-cell>
          <table:table-cell office:value-type="float" office:value="2663" table:style-name="ce6">
            <text:p>2,663<text:s/></text:p>
          </table:table-cell>
          <table:table-cell table:number-columns-repeated="16264"/>
        </table:table-row>
        <table:table-row table:style-name="ro2">
          <table:table-cell office:value-type="date" office:date-value="2021-12-06T00:00:00" table:style-name="ce5">
            <text:p>2021/12/6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12909" table:style-name="ce6">
            <text:p>12,909<text:s/></text:p>
          </table:table-cell>
          <table:table-cell office:value-type="float" office:value="36475" table:style-name="ce6">
            <text:p>36,475<text:s/></text:p>
          </table:table-cell>
          <table:table-cell office:value-type="float" office:value="34353" table:style-name="ce6">
            <text:p>34,353<text:s/></text:p>
          </table:table-cell>
          <table:table-cell office:value-type="float" office:value="23816" table:style-name="ce6">
            <text:p>23,816<text:s/></text:p>
          </table:table-cell>
          <table:table-cell office:value-type="float" office:value="13619" table:style-name="ce6">
            <text:p>13,619<text:s/></text:p>
          </table:table-cell>
          <table:table-cell office:value-type="float" office:value="10524" table:style-name="ce6">
            <text:p>10,524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12207" table:style-name="ce6">
            <text:p>12,207<text:s/></text:p>
          </table:table-cell>
          <table:table-cell office:value-type="float" office:value="2397" table:style-name="ce6">
            <text:p>2,397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3899" table:style-name="ce6">
            <text:p>3,899<text:s/></text:p>
          </table:table-cell>
          <table:table-cell office:value-type="float" office:value="9150" table:style-name="ce6">
            <text:p>9,150<text:s/></text:p>
          </table:table-cell>
          <table:table-cell office:value-type="float" office:value="9688" table:style-name="ce6">
            <text:p>9,688<text:s/></text:p>
          </table:table-cell>
          <table:table-cell office:value-type="float" office:value="16627" table:style-name="ce6">
            <text:p>16,627<text:s/></text:p>
          </table:table-cell>
          <table:table-cell office:value-type="float" office:value="17535" table:style-name="ce6">
            <text:p>17,535<text:s/></text:p>
          </table:table-cell>
          <table:table-cell office:value-type="float" office:value="5685" table:style-name="ce6">
            <text:p>5,685<text:s/></text:p>
          </table:table-cell>
          <table:table-cell office:value-type="float" office:value="8467" table:style-name="ce6">
            <text:p>8,467<text:s/></text:p>
          </table:table-cell>
          <table:table-cell office:value-type="float" office:value="2935" table:style-name="ce6">
            <text:p>2,935<text:s/></text:p>
          </table:table-cell>
          <table:table-cell office:value-type="float" office:value="8003" table:style-name="ce6">
            <text:p>8,003<text:s/></text:p>
          </table:table-cell>
          <table:table-cell office:value-type="float" office:value="7930" table:style-name="ce6">
            <text:p>7,930<text:s/></text:p>
          </table:table-cell>
          <table:table-cell office:value-type="float" office:value="6489" table:style-name="ce6">
            <text:p>6,489<text:s/></text:p>
          </table:table-cell>
          <table:table-cell office:value-type="float" office:value="26196" table:style-name="ce6">
            <text:p>26,196<text:s/></text:p>
          </table:table-cell>
          <table:table-cell office:value-type="float" office:value="3107" table:style-name="ce6">
            <text:p>3,107<text:s/></text:p>
          </table:table-cell>
          <table:table-cell office:value-type="float" office:value="11716" table:style-name="ce6">
            <text:p>11,716<text:s/></text:p>
          </table:table-cell>
          <table:table-cell office:value-type="float" office:value="11548" table:style-name="ce6">
            <text:p>11,548<text:s/></text:p>
          </table:table-cell>
          <table:table-cell office:value-type="float" office:value="14679" table:style-name="ce6">
            <text:p>14,679<text:s/></text:p>
          </table:table-cell>
          <table:table-cell office:value-type="float" office:value="22369" table:style-name="ce6">
            <text:p>22,369<text:s/></text:p>
          </table:table-cell>
          <table:table-cell office:value-type="float" office:value="15588" table:style-name="ce6">
            <text:p>15,588<text:s/></text:p>
          </table:table-cell>
          <table:table-cell office:value-type="float" office:value="9252" table:style-name="ce6">
            <text:p>9,252<text:s/></text:p>
          </table:table-cell>
          <table:table-cell office:value-type="float" office:value="23490" table:style-name="ce6">
            <text:p>23,490<text:s/></text:p>
          </table:table-cell>
          <table:table-cell office:value-type="float" office:value="14599" table:style-name="ce6">
            <text:p>14,599<text:s/></text:p>
          </table:table-cell>
          <table:table-cell office:value-type="float" office:value="28870" table:style-name="ce6">
            <text:p>28,870<text:s/></text:p>
          </table:table-cell>
          <table:table-cell office:value-type="float" office:value="21540" table:style-name="ce6">
            <text:p>21,540<text:s/></text:p>
          </table:table-cell>
          <table:table-cell office:value-type="float" office:value="9086" table:style-name="ce6">
            <text:p>9,086<text:s/></text:p>
          </table:table-cell>
          <table:table-cell office:value-type="float" office:value="31521" table:style-name="ce6">
            <text:p>31,521<text:s/></text:p>
          </table:table-cell>
          <table:table-cell office:value-type="float" office:value="23027" table:style-name="ce6">
            <text:p>23,027<text:s/></text:p>
          </table:table-cell>
          <table:table-cell office:value-type="float" office:value="23826" table:style-name="ce6">
            <text:p>23,826<text:s/></text:p>
          </table:table-cell>
          <table:table-cell office:value-type="float" office:value="19650" table:style-name="ce6">
            <text:p>19,650<text:s/></text:p>
          </table:table-cell>
          <table:table-cell office:value-type="float" office:value="20529" table:style-name="ce6">
            <text:p>20,529<text:s/></text:p>
          </table:table-cell>
          <table:table-cell office:value-type="float" office:value="113494" table:style-name="ce6">
            <text:p>113,494<text:s/></text:p>
          </table:table-cell>
          <table:table-cell office:value-type="float" office:value="34889" table:style-name="ce6">
            <text:p>34,889<text:s/></text:p>
          </table:table-cell>
          <table:table-cell office:value-type="float" office:value="17866" table:style-name="ce6">
            <text:p>17,866<text:s/></text:p>
          </table:table-cell>
          <table:table-cell office:value-type="float" office:value="21096" table:style-name="ce6">
            <text:p>21,096<text:s/></text:p>
          </table:table-cell>
          <table:table-cell office:value-type="float" office:value="22869" table:style-name="ce6">
            <text:p>22,869<text:s/></text:p>
          </table:table-cell>
          <table:table-cell office:value-type="float" office:value="23643" table:style-name="ce6">
            <text:p>23,643<text:s/></text:p>
          </table:table-cell>
          <table:table-cell office:value-type="float" office:value="26321" table:style-name="ce6">
            <text:p>26,321<text:s/></text:p>
          </table:table-cell>
          <table:table-cell office:value-type="float" office:value="22293" table:style-name="ce6">
            <text:p>22,293<text:s/></text:p>
          </table:table-cell>
          <table:table-cell office:value-type="float" office:value="12197" table:style-name="ce6">
            <text:p>12,197<text:s/></text:p>
          </table:table-cell>
          <table:table-cell office:value-type="float" office:value="28077" table:style-name="ce6">
            <text:p>28,077<text:s/></text:p>
          </table:table-cell>
          <table:table-cell office:value-type="float" office:value="6803" table:style-name="ce6">
            <text:p>6,803<text:s/></text:p>
          </table:table-cell>
          <table:table-cell office:value-type="float" office:value="8589" table:style-name="ce6">
            <text:p>8,589<text:s/></text:p>
          </table:table-cell>
          <table:table-cell office:value-type="float" office:value="16272" table:style-name="ce6">
            <text:p>16,272<text:s/></text:p>
          </table:table-cell>
          <table:table-cell office:value-type="float" office:value="5149" table:style-name="ce6">
            <text:p>5,149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3027" table:style-name="ce6">
            <text:p>3,027<text:s/></text:p>
          </table:table-cell>
          <table:table-cell office:value-type="float" office:value="12805" table:style-name="ce6">
            <text:p>12,805<text:s/></text:p>
          </table:table-cell>
          <table:table-cell office:value-type="float" office:value="8589" table:style-name="ce6">
            <text:p>8,589<text:s/></text:p>
          </table:table-cell>
          <table:table-cell office:value-type="float" office:value="10174" table:style-name="ce6">
            <text:p>10,174<text:s/></text:p>
          </table:table-cell>
          <table:table-cell office:value-type="float" office:value="29787" table:style-name="ce6">
            <text:p>29,787<text:s/></text:p>
          </table:table-cell>
          <table:table-cell office:value-type="float" office:value="9172" table:style-name="ce6">
            <text:p>9,172<text:s/></text:p>
          </table:table-cell>
          <table:table-cell office:value-type="float" office:value="12066" table:style-name="ce6">
            <text:p>12,066<text:s/></text:p>
          </table:table-cell>
          <table:table-cell office:value-type="float" office:value="7476" table:style-name="ce6">
            <text:p>7,476<text:s/></text:p>
          </table:table-cell>
          <table:table-cell office:value-type="float" office:value="20966" table:style-name="ce6">
            <text:p>20,966<text:s/></text:p>
          </table:table-cell>
          <table:table-cell office:value-type="float" office:value="24439" table:style-name="ce6">
            <text:p>24,439<text:s/></text:p>
          </table:table-cell>
          <table:table-cell office:value-type="float" office:value="26447" table:style-name="ce6">
            <text:p>26,447<text:s/></text:p>
          </table:table-cell>
          <table:table-cell office:value-type="float" office:value="35884" table:style-name="ce6">
            <text:p>35,884<text:s/></text:p>
          </table:table-cell>
          <table:table-cell office:value-type="float" office:value="36470" table:style-name="ce6">
            <text:p>36,470<text:s/></text:p>
          </table:table-cell>
          <table:table-cell office:value-type="float" office:value="23541" table:style-name="ce6">
            <text:p>23,541<text:s/></text:p>
          </table:table-cell>
          <table:table-cell office:value-type="float" office:value="21924" table:style-name="ce6">
            <text:p>21,924<text:s/></text:p>
          </table:table-cell>
          <table:table-cell office:value-type="float" office:value="48106" table:style-name="ce6">
            <text:p>48,106<text:s/></text:p>
          </table:table-cell>
          <table:table-cell office:value-type="float" office:value="20711" table:style-name="ce6">
            <text:p>20,711<text:s/></text:p>
          </table:table-cell>
          <table:table-cell office:value-type="float" office:value="27741" table:style-name="ce6">
            <text:p>27,741<text:s/></text:p>
          </table:table-cell>
          <table:table-cell office:value-type="float" office:value="28202" table:style-name="ce6">
            <text:p>28,202<text:s/></text:p>
          </table:table-cell>
          <table:table-cell office:value-type="float" office:value="16035" table:style-name="ce6">
            <text:p>16,035<text:s/></text:p>
          </table:table-cell>
          <table:table-cell office:value-type="float" office:value="54234" table:style-name="ce6">
            <text:p>54,234<text:s/></text:p>
          </table:table-cell>
          <table:table-cell office:value-type="float" office:value="17644" table:style-name="ce6">
            <text:p>17,644<text:s/></text:p>
          </table:table-cell>
          <table:table-cell office:value-type="float" office:value="14383" table:style-name="ce6">
            <text:p>14,383<text:s/></text:p>
          </table:table-cell>
          <table:table-cell office:value-type="float" office:value="13188" table:style-name="ce6">
            <text:p>13,188<text:s/></text:p>
          </table:table-cell>
          <table:table-cell office:value-type="float" office:value="17949" table:style-name="ce6">
            <text:p>17,949<text:s/></text:p>
          </table:table-cell>
          <table:table-cell office:value-type="float" office:value="12762" table:style-name="ce6">
            <text:p>12,762<text:s/></text:p>
          </table:table-cell>
          <table:table-cell office:value-type="float" office:value="23493" table:style-name="ce6">
            <text:p>23,493<text:s/></text:p>
          </table:table-cell>
          <table:table-cell office:value-type="float" office:value="16763" table:style-name="ce6">
            <text:p>16,763<text:s/></text:p>
          </table:table-cell>
          <table:table-cell office:value-type="float" office:value="7116" table:style-name="ce6">
            <text:p>7,116<text:s/></text:p>
          </table:table-cell>
          <table:table-cell office:value-type="float" office:value="10185" table:style-name="ce6">
            <text:p>10,185<text:s/></text:p>
          </table:table-cell>
          <table:table-cell office:value-type="float" office:value="33272" table:style-name="ce6">
            <text:p>33,272<text:s/></text:p>
          </table:table-cell>
          <table:table-cell office:value-type="float" office:value="20823" table:style-name="ce6">
            <text:p>20,823<text:s/></text:p>
          </table:table-cell>
          <table:table-cell office:value-type="float" office:value="21923" table:style-name="ce6">
            <text:p>21,923<text:s/></text:p>
          </table:table-cell>
          <table:table-cell office:value-type="float" office:value="21120" table:style-name="ce6">
            <text:p>21,120<text:s/></text:p>
          </table:table-cell>
          <table:table-cell office:value-type="float" office:value="7858" table:style-name="ce6">
            <text:p>7,858<text:s/></text:p>
          </table:table-cell>
          <table:table-cell office:value-type="float" office:value="9550" table:style-name="ce6">
            <text:p>9,550<text:s/></text:p>
          </table:table-cell>
          <table:table-cell office:value-type="float" office:value="5844" table:style-name="ce6">
            <text:p>5,844<text:s/></text:p>
          </table:table-cell>
          <table:table-cell office:value-type="float" office:value="4990" table:style-name="ce6">
            <text:p>4,990<text:s/></text:p>
          </table:table-cell>
          <table:table-cell office:value-type="float" office:value="6072" table:style-name="ce6">
            <text:p>6,072<text:s/></text:p>
          </table:table-cell>
          <table:table-cell office:value-type="float" office:value="9473" table:style-name="ce6">
            <text:p>9,473<text:s/></text:p>
          </table:table-cell>
          <table:table-cell office:value-type="float" office:value="8983" table:style-name="ce6">
            <text:p>8,983<text:s/></text:p>
          </table:table-cell>
          <table:table-cell office:value-type="float" office:value="12292" table:style-name="ce6">
            <text:p>12,292<text:s/></text:p>
          </table:table-cell>
          <table:table-cell office:value-type="float" office:value="15506" table:style-name="ce6">
            <text:p>15,506<text:s/></text:p>
          </table:table-cell>
          <table:table-cell office:value-type="float" office:value="25398" table:style-name="ce6">
            <text:p>25,398<text:s/></text:p>
          </table:table-cell>
          <table:table-cell office:value-type="float" office:value="18842" table:style-name="ce6">
            <text:p>18,842<text:s/></text:p>
          </table:table-cell>
          <table:table-cell office:value-type="float" office:value="14016" table:style-name="ce6">
            <text:p>14,016<text:s/></text:p>
          </table:table-cell>
          <table:table-cell office:value-type="float" office:value="11314" table:style-name="ce6">
            <text:p>11,314<text:s/></text:p>
          </table:table-cell>
          <table:table-cell office:value-type="float" office:value="11416" table:style-name="ce6">
            <text:p>11,416<text:s/></text:p>
          </table:table-cell>
          <table:table-cell office:value-type="float" office:value="12283" table:style-name="ce6">
            <text:p>12,283<text:s/></text:p>
          </table:table-cell>
          <table:table-cell office:value-type="float" office:value="10928" table:style-name="ce6">
            <text:p>10,928<text:s/></text:p>
          </table:table-cell>
          <table:table-cell office:value-type="float" office:value="11248" table:style-name="ce6">
            <text:p>11,248<text:s/></text:p>
          </table:table-cell>
          <table:table-cell office:value-type="float" office:value="9507" table:style-name="ce6">
            <text:p>9,507<text:s/></text:p>
          </table:table-cell>
          <table:table-cell office:value-type="float" office:value="1441" table:style-name="ce6">
            <text:p>1,441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3463" table:style-name="ce6">
            <text:p>3,463<text:s/></text:p>
          </table:table-cell>
          <table:table-cell office:value-type="float" office:value="4617" table:style-name="ce6">
            <text:p>4,617<text:s/></text:p>
          </table:table-cell>
          <table:table-cell office:value-type="float" office:value="2323" table:style-name="ce6">
            <text:p>2,323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2878" table:style-name="ce6">
            <text:p>2,878<text:s/></text:p>
          </table:table-cell>
          <table:table-cell office:value-type="float" office:value="9220" table:style-name="ce6">
            <text:p>9,220<text:s/></text:p>
          </table:table-cell>
          <table:table-cell office:value-type="float" office:value="2026" table:style-name="ce6">
            <text:p>2,026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4370" table:style-name="ce6">
            <text:p>4,370<text:s/></text:p>
          </table:table-cell>
          <table:table-cell table:number-columns-repeated="16264"/>
        </table:table-row>
        <table:table-row table:style-name="ro2">
          <table:table-cell office:value-type="date" office:date-value="2021-12-07T00:00:00" table:style-name="ce5">
            <text:p>2021/12/7</text:p>
          </table:table-cell>
          <table:table-cell office:value-type="float" office:value="3273" table:style-name="ce6">
            <text:p>3,273<text:s/></text:p>
          </table:table-cell>
          <table:table-cell office:value-type="float" office:value="13051" table:style-name="ce6">
            <text:p>13,051<text:s/></text:p>
          </table:table-cell>
          <table:table-cell office:value-type="float" office:value="36857" table:style-name="ce6">
            <text:p>36,857<text:s/></text:p>
          </table:table-cell>
          <table:table-cell office:value-type="float" office:value="35046" table:style-name="ce6">
            <text:p>35,046<text:s/></text:p>
          </table:table-cell>
          <table:table-cell office:value-type="float" office:value="24162" table:style-name="ce6">
            <text:p>24,162<text:s/></text:p>
          </table:table-cell>
          <table:table-cell office:value-type="float" office:value="13643" table:style-name="ce6">
            <text:p>13,643<text:s/></text:p>
          </table:table-cell>
          <table:table-cell office:value-type="float" office:value="10618" table:style-name="ce6">
            <text:p>10,618<text:s/>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12662" table:style-name="ce6">
            <text:p>12,662<text:s/></text:p>
          </table:table-cell>
          <table:table-cell office:value-type="float" office:value="2433" table:style-name="ce6">
            <text:p>2,433<text:s/></text:p>
          </table:table-cell>
          <table:table-cell office:value-type="float" office:value="4172" table:style-name="ce6">
            <text:p>4,172<text:s/></text:p>
          </table:table-cell>
          <table:table-cell office:value-type="float" office:value="4039" table:style-name="ce6">
            <text:p>4,039<text:s/></text:p>
          </table:table-cell>
          <table:table-cell office:value-type="float" office:value="9293" table:style-name="ce6">
            <text:p>9,293<text:s/></text:p>
          </table:table-cell>
          <table:table-cell office:value-type="float" office:value="9704" table:style-name="ce6">
            <text:p>9,704<text:s/></text:p>
          </table:table-cell>
          <table:table-cell office:value-type="float" office:value="17053" table:style-name="ce6">
            <text:p>17,053<text:s/></text:p>
          </table:table-cell>
          <table:table-cell office:value-type="float" office:value="17785" table:style-name="ce6">
            <text:p>17,785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8619" table:style-name="ce6">
            <text:p>8,619<text:s/></text:p>
          </table:table-cell>
          <table:table-cell office:value-type="float" office:value="3037" table:style-name="ce6">
            <text:p>3,037<text:s/></text:p>
          </table:table-cell>
          <table:table-cell office:value-type="float" office:value="8250" table:style-name="ce6">
            <text:p>8,250<text:s/></text:p>
          </table:table-cell>
          <table:table-cell office:value-type="float" office:value="7956" table:style-name="ce6">
            <text:p>7,956<text:s/></text:p>
          </table:table-cell>
          <table:table-cell office:value-type="float" office:value="6152" table:style-name="ce6">
            <text:p>6,152<text:s/></text:p>
          </table:table-cell>
          <table:table-cell office:value-type="float" office:value="27423" table:style-name="ce6">
            <text:p>27,423<text:s/></text:p>
          </table:table-cell>
          <table:table-cell office:value-type="float" office:value="3033" table:style-name="ce6">
            <text:p>3,033<text:s/></text:p>
          </table:table-cell>
          <table:table-cell office:value-type="float" office:value="12062" table:style-name="ce6">
            <text:p>12,062<text:s/></text:p>
          </table:table-cell>
          <table:table-cell office:value-type="float" office:value="11794" table:style-name="ce6">
            <text:p>11,794<text:s/></text:p>
          </table:table-cell>
          <table:table-cell office:value-type="float" office:value="14696" table:style-name="ce6">
            <text:p>14,696<text:s/></text:p>
          </table:table-cell>
          <table:table-cell office:value-type="float" office:value="22599" table:style-name="ce6">
            <text:p>22,599<text:s/></text:p>
          </table:table-cell>
          <table:table-cell office:value-type="float" office:value="16123" table:style-name="ce6">
            <text:p>16,123<text:s/></text:p>
          </table:table-cell>
          <table:table-cell office:value-type="float" office:value="9457" table:style-name="ce6">
            <text:p>9,457<text:s/></text:p>
          </table:table-cell>
          <table:table-cell office:value-type="float" office:value="23991" table:style-name="ce6">
            <text:p>23,991<text:s/></text:p>
          </table:table-cell>
          <table:table-cell office:value-type="float" office:value="14764" table:style-name="ce6">
            <text:p>14,764<text:s/></text:p>
          </table:table-cell>
          <table:table-cell office:value-type="float" office:value="29815" table:style-name="ce6">
            <text:p>29,815<text:s/></text:p>
          </table:table-cell>
          <table:table-cell office:value-type="float" office:value="23659" table:style-name="ce6">
            <text:p>23,659<text:s/></text:p>
          </table:table-cell>
          <table:table-cell office:value-type="float" office:value="9460" table:style-name="ce6">
            <text:p>9,460<text:s/></text:p>
          </table:table-cell>
          <table:table-cell office:value-type="float" office:value="31856" table:style-name="ce6">
            <text:p>31,856<text:s/></text:p>
          </table:table-cell>
          <table:table-cell office:value-type="float" office:value="23786" table:style-name="ce6">
            <text:p>23,786<text:s/></text:p>
          </table:table-cell>
          <table:table-cell office:value-type="float" office:value="24338" table:style-name="ce6">
            <text:p>24,338<text:s/></text:p>
          </table:table-cell>
          <table:table-cell office:value-type="float" office:value="20062" table:style-name="ce6">
            <text:p>20,062<text:s/></text:p>
          </table:table-cell>
          <table:table-cell office:value-type="float" office:value="21308" table:style-name="ce6">
            <text:p>21,308<text:s/></text:p>
          </table:table-cell>
          <table:table-cell office:value-type="float" office:value="105669" table:style-name="ce6">
            <text:p>105,669<text:s/></text:p>
          </table:table-cell>
          <table:table-cell office:value-type="float" office:value="35382" table:style-name="ce6">
            <text:p>35,382<text:s/></text:p>
          </table:table-cell>
          <table:table-cell office:value-type="float" office:value="17964" table:style-name="ce6">
            <text:p>17,964<text:s/></text:p>
          </table:table-cell>
          <table:table-cell office:value-type="float" office:value="21571" table:style-name="ce6">
            <text:p>21,571<text:s/></text:p>
          </table:table-cell>
          <table:table-cell office:value-type="float" office:value="23594" table:style-name="ce6">
            <text:p>23,594<text:s/></text:p>
          </table:table-cell>
          <table:table-cell office:value-type="float" office:value="25065" table:style-name="ce6">
            <text:p>25,065<text:s/></text:p>
          </table:table-cell>
          <table:table-cell office:value-type="float" office:value="27811" table:style-name="ce6">
            <text:p>27,811<text:s/></text:p>
          </table:table-cell>
          <table:table-cell office:value-type="float" office:value="23663" table:style-name="ce6">
            <text:p>23,663<text:s/></text:p>
          </table:table-cell>
          <table:table-cell office:value-type="float" office:value="12495" table:style-name="ce6">
            <text:p>12,495<text:s/></text:p>
          </table:table-cell>
          <table:table-cell office:value-type="float" office:value="28696" table:style-name="ce6">
            <text:p>28,696<text:s/></text:p>
          </table:table-cell>
          <table:table-cell office:value-type="float" office:value="6870" table:style-name="ce6">
            <text:p>6,870<text:s/></text:p>
          </table:table-cell>
          <table:table-cell office:value-type="float" office:value="8634" table:style-name="ce6">
            <text:p>8,634<text:s/></text:p>
          </table:table-cell>
          <table:table-cell office:value-type="float" office:value="16942" table:style-name="ce6">
            <text:p>16,942<text:s/></text:p>
          </table:table-cell>
          <table:table-cell office:value-type="float" office:value="4918" table:style-name="ce6">
            <text:p>4,918<text:s/></text:p>
          </table:table-cell>
          <table:table-cell office:value-type="float" office:value="3681" table:style-name="ce6">
            <text:p>3,681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13349" table:style-name="ce6">
            <text:p>13,349<text:s/></text:p>
          </table:table-cell>
          <table:table-cell office:value-type="float" office:value="8927" table:style-name="ce6">
            <text:p>8,927<text:s/></text:p>
          </table:table-cell>
          <table:table-cell office:value-type="float" office:value="10296" table:style-name="ce6">
            <text:p>10,296<text:s/></text:p>
          </table:table-cell>
          <table:table-cell office:value-type="float" office:value="30901" table:style-name="ce6">
            <text:p>30,901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11950" table:style-name="ce6">
            <text:p>11,950<text:s/></text:p>
          </table:table-cell>
          <table:table-cell office:value-type="float" office:value="7371" table:style-name="ce6">
            <text:p>7,371<text:s/></text:p>
          </table:table-cell>
          <table:table-cell office:value-type="float" office:value="21301" table:style-name="ce6">
            <text:p>21,301<text:s/></text:p>
          </table:table-cell>
          <table:table-cell office:value-type="float" office:value="25077" table:style-name="ce6">
            <text:p>25,077<text:s/></text:p>
          </table:table-cell>
          <table:table-cell office:value-type="float" office:value="26934" table:style-name="ce6">
            <text:p>26,934<text:s/></text:p>
          </table:table-cell>
          <table:table-cell office:value-type="float" office:value="35027" table:style-name="ce6">
            <text:p>35,027<text:s/></text:p>
          </table:table-cell>
          <table:table-cell office:value-type="float" office:value="37126" table:style-name="ce6">
            <text:p>37,126<text:s/></text:p>
          </table:table-cell>
          <table:table-cell office:value-type="float" office:value="24251" table:style-name="ce6">
            <text:p>24,251<text:s/></text:p>
          </table:table-cell>
          <table:table-cell office:value-type="float" office:value="22853" table:style-name="ce6">
            <text:p>22,853<text:s/></text:p>
          </table:table-cell>
          <table:table-cell office:value-type="float" office:value="47923" table:style-name="ce6">
            <text:p>47,923<text:s/></text:p>
          </table:table-cell>
          <table:table-cell office:value-type="float" office:value="21197" table:style-name="ce6">
            <text:p>21,197<text:s/></text:p>
          </table:table-cell>
          <table:table-cell office:value-type="float" office:value="27987" table:style-name="ce6">
            <text:p>27,987<text:s/></text:p>
          </table:table-cell>
          <table:table-cell office:value-type="float" office:value="28735" table:style-name="ce6">
            <text:p>28,735<text:s/></text:p>
          </table:table-cell>
          <table:table-cell office:value-type="float" office:value="16308" table:style-name="ce6">
            <text:p>16,308<text:s/></text:p>
          </table:table-cell>
          <table:table-cell office:value-type="float" office:value="53423" table:style-name="ce6">
            <text:p>53,423<text:s/></text:p>
          </table:table-cell>
          <table:table-cell office:value-type="float" office:value="18802" table:style-name="ce6">
            <text:p>18,802<text:s/></text:p>
          </table:table-cell>
          <table:table-cell office:value-type="float" office:value="14680" table:style-name="ce6">
            <text:p>14,680<text:s/></text:p>
          </table:table-cell>
          <table:table-cell office:value-type="float" office:value="13391" table:style-name="ce6">
            <text:p>13,391<text:s/></text:p>
          </table:table-cell>
          <table:table-cell office:value-type="float" office:value="17475" table:style-name="ce6">
            <text:p>17,475<text:s/></text:p>
          </table:table-cell>
          <table:table-cell office:value-type="float" office:value="13245" table:style-name="ce6">
            <text:p>13,245<text:s/></text:p>
          </table:table-cell>
          <table:table-cell office:value-type="float" office:value="23895" table:style-name="ce6">
            <text:p>23,895<text:s/></text:p>
          </table:table-cell>
          <table:table-cell office:value-type="float" office:value="17119" table:style-name="ce6">
            <text:p>17,119<text:s/></text:p>
          </table:table-cell>
          <table:table-cell office:value-type="float" office:value="7479" table:style-name="ce6">
            <text:p>7,479<text:s/></text:p>
          </table:table-cell>
          <table:table-cell office:value-type="float" office:value="10097" table:style-name="ce6">
            <text:p>10,097<text:s/></text:p>
          </table:table-cell>
          <table:table-cell office:value-type="float" office:value="34753" table:style-name="ce6">
            <text:p>34,753<text:s/></text:p>
          </table:table-cell>
          <table:table-cell office:value-type="float" office:value="21150" table:style-name="ce6">
            <text:p>21,150<text:s/></text:p>
          </table:table-cell>
          <table:table-cell office:value-type="float" office:value="22048" table:style-name="ce6">
            <text:p>22,048<text:s/></text:p>
          </table:table-cell>
          <table:table-cell office:value-type="float" office:value="21072" table:style-name="ce6">
            <text:p>21,072<text:s/></text:p>
          </table:table-cell>
          <table:table-cell office:value-type="float" office:value="13676" table:style-name="ce6">
            <text:p>13,676<text:s/></text:p>
          </table:table-cell>
          <table:table-cell office:value-type="float" office:value="10290" table:style-name="ce6">
            <text:p>10,290<text:s/></text:p>
          </table:table-cell>
          <table:table-cell office:value-type="float" office:value="6031" table:style-name="ce6">
            <text:p>6,031<text:s/></text:p>
          </table:table-cell>
          <table:table-cell office:value-type="float" office:value="5180" table:style-name="ce6">
            <text:p>5,180<text:s/></text:p>
          </table:table-cell>
          <table:table-cell office:value-type="float" office:value="6335" table:style-name="ce6">
            <text:p>6,335<text:s/></text:p>
          </table:table-cell>
          <table:table-cell office:value-type="float" office:value="10228" table:style-name="ce6">
            <text:p>10,228<text:s/></text:p>
          </table:table-cell>
          <table:table-cell office:value-type="float" office:value="8798" table:style-name="ce6">
            <text:p>8,798<text:s/></text:p>
          </table:table-cell>
          <table:table-cell office:value-type="float" office:value="12307" table:style-name="ce6">
            <text:p>12,307<text:s/></text:p>
          </table:table-cell>
          <table:table-cell office:value-type="float" office:value="15545" table:style-name="ce6">
            <text:p>15,545<text:s/></text:p>
          </table:table-cell>
          <table:table-cell office:value-type="float" office:value="25254" table:style-name="ce6">
            <text:p>25,254<text:s/></text:p>
          </table:table-cell>
          <table:table-cell office:value-type="float" office:value="19720" table:style-name="ce6">
            <text:p>19,720<text:s/></text:p>
          </table:table-cell>
          <table:table-cell office:value-type="float" office:value="14120" table:style-name="ce6">
            <text:p>14,120<text:s/></text:p>
          </table:table-cell>
          <table:table-cell office:value-type="float" office:value="11607" table:style-name="ce6">
            <text:p>11,607<text:s/></text:p>
          </table:table-cell>
          <table:table-cell office:value-type="float" office:value="11521" table:style-name="ce6">
            <text:p>11,521<text:s/></text:p>
          </table:table-cell>
          <table:table-cell office:value-type="float" office:value="12140" table:style-name="ce6">
            <text:p>12,140<text:s/></text:p>
          </table:table-cell>
          <table:table-cell office:value-type="float" office:value="10946" table:style-name="ce6">
            <text:p>10,946<text:s/></text:p>
          </table:table-cell>
          <table:table-cell office:value-type="float" office:value="11537" table:style-name="ce6">
            <text:p>11,537<text:s/></text:p>
          </table:table-cell>
          <table:table-cell office:value-type="float" office:value="9783" table:style-name="ce6">
            <text:p>9,783<text:s/></text:p>
          </table:table-cell>
          <table:table-cell office:value-type="float" office:value="1738" table:style-name="ce6">
            <text:p>1,738<text:s/>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4452" table:style-name="ce6">
            <text:p>4,452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3523" table:style-name="ce6">
            <text:p>3,523<text:s/></text:p>
          </table:table-cell>
          <table:table-cell office:value-type="float" office:value="2900" table:style-name="ce6">
            <text:p>2,900<text:s/></text:p>
          </table:table-cell>
          <table:table-cell office:value-type="float" office:value="8089" table:style-name="ce6">
            <text:p>8,089<text:s/></text:p>
          </table:table-cell>
          <table:table-cell office:value-type="float" office:value="2089" table:style-name="ce6">
            <text:p>2,089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4427" table:style-name="ce6">
            <text:p>4,427<text:s/></text:p>
          </table:table-cell>
          <table:table-cell table:number-columns-repeated="16264"/>
        </table:table-row>
        <table:table-row table:style-name="ro2">
          <table:table-cell office:value-type="date" office:date-value="2021-12-08T00:00:00" table:style-name="ce5">
            <text:p>2021/12/8</text:p>
          </table:table-cell>
          <table:table-cell office:value-type="float" office:value="3426" table:style-name="ce6">
            <text:p>3,426<text:s/></text:p>
          </table:table-cell>
          <table:table-cell office:value-type="float" office:value="13130" table:style-name="ce6">
            <text:p>13,130<text:s/></text:p>
          </table:table-cell>
          <table:table-cell office:value-type="float" office:value="36805" table:style-name="ce6">
            <text:p>36,805<text:s/></text:p>
          </table:table-cell>
          <table:table-cell office:value-type="float" office:value="36754" table:style-name="ce6">
            <text:p>36,754<text:s/></text:p>
          </table:table-cell>
          <table:table-cell office:value-type="float" office:value="24275" table:style-name="ce6">
            <text:p>24,275<text:s/></text:p>
          </table:table-cell>
          <table:table-cell office:value-type="float" office:value="13913" table:style-name="ce6">
            <text:p>13,913<text:s/></text:p>
          </table:table-cell>
          <table:table-cell office:value-type="float" office:value="11003" table:style-name="ce6">
            <text:p>11,003<text:s/></text:p>
          </table:table-cell>
          <table:table-cell office:value-type="float" office:value="4066" table:style-name="ce6">
            <text:p>4,066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12934" table:style-name="ce6">
            <text:p>12,934<text:s/></text:p>
          </table:table-cell>
          <table:table-cell office:value-type="float" office:value="2663" table:style-name="ce6">
            <text:p>2,663<text:s/></text:p>
          </table:table-cell>
          <table:table-cell office:value-type="float" office:value="4252" table:style-name="ce6">
            <text:p>4,252<text:s/></text:p>
          </table:table-cell>
          <table:table-cell office:value-type="float" office:value="4631" table:style-name="ce6">
            <text:p>4,631<text:s/></text:p>
          </table:table-cell>
          <table:table-cell office:value-type="float" office:value="9648" table:style-name="ce6">
            <text:p>9,648<text:s/></text:p>
          </table:table-cell>
          <table:table-cell office:value-type="float" office:value="10495" table:style-name="ce6">
            <text:p>10,495<text:s/></text:p>
          </table:table-cell>
          <table:table-cell office:value-type="float" office:value="17055" table:style-name="ce6">
            <text:p>17,055<text:s/></text:p>
          </table:table-cell>
          <table:table-cell office:value-type="float" office:value="18015" table:style-name="ce6">
            <text:p>18,015<text:s/></text:p>
          </table:table-cell>
          <table:table-cell office:value-type="float" office:value="5962" table:style-name="ce6">
            <text:p>5,962<text:s/></text:p>
          </table:table-cell>
          <table:table-cell office:value-type="float" office:value="8943" table:style-name="ce6">
            <text:p>8,943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8371" table:style-name="ce6">
            <text:p>8,371<text:s/></text:p>
          </table:table-cell>
          <table:table-cell office:value-type="float" office:value="8163" table:style-name="ce6">
            <text:p>8,163<text:s/></text:p>
          </table:table-cell>
          <table:table-cell office:value-type="float" office:value="6240" table:style-name="ce6">
            <text:p>6,240<text:s/></text:p>
          </table:table-cell>
          <table:table-cell office:value-type="float" office:value="30800" table:style-name="ce6">
            <text:p>30,800<text:s/>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12652" table:style-name="ce6">
            <text:p>12,652<text:s/></text:p>
          </table:table-cell>
          <table:table-cell office:value-type="float" office:value="12022" table:style-name="ce6">
            <text:p>12,022<text:s/></text:p>
          </table:table-cell>
          <table:table-cell office:value-type="float" office:value="15064" table:style-name="ce6">
            <text:p>15,064<text:s/></text:p>
          </table:table-cell>
          <table:table-cell office:value-type="float" office:value="23186" table:style-name="ce6">
            <text:p>23,186<text:s/></text:p>
          </table:table-cell>
          <table:table-cell office:value-type="float" office:value="16281" table:style-name="ce6">
            <text:p>16,281<text:s/></text:p>
          </table:table-cell>
          <table:table-cell office:value-type="float" office:value="9586" table:style-name="ce6">
            <text:p>9,586<text:s/></text:p>
          </table:table-cell>
          <table:table-cell office:value-type="float" office:value="25014" table:style-name="ce6">
            <text:p>25,014<text:s/></text:p>
          </table:table-cell>
          <table:table-cell office:value-type="float" office:value="15260" table:style-name="ce6">
            <text:p>15,260<text:s/></text:p>
          </table:table-cell>
          <table:table-cell office:value-type="float" office:value="30503" table:style-name="ce6">
            <text:p>30,503<text:s/></text:p>
          </table:table-cell>
          <table:table-cell office:value-type="float" office:value="24129" table:style-name="ce6">
            <text:p>24,129<text:s/></text:p>
          </table:table-cell>
          <table:table-cell office:value-type="float" office:value="9527" table:style-name="ce6">
            <text:p>9,527<text:s/></text:p>
          </table:table-cell>
          <table:table-cell office:value-type="float" office:value="32832" table:style-name="ce6">
            <text:p>32,832<text:s/></text:p>
          </table:table-cell>
          <table:table-cell office:value-type="float" office:value="24182" table:style-name="ce6">
            <text:p>24,182<text:s/></text:p>
          </table:table-cell>
          <table:table-cell office:value-type="float" office:value="24738" table:style-name="ce6">
            <text:p>24,738<text:s/></text:p>
          </table:table-cell>
          <table:table-cell office:value-type="float" office:value="20514" table:style-name="ce6">
            <text:p>20,514<text:s/></text:p>
          </table:table-cell>
          <table:table-cell office:value-type="float" office:value="21042" table:style-name="ce6">
            <text:p>21,042<text:s/></text:p>
          </table:table-cell>
          <table:table-cell office:value-type="float" office:value="108014" table:style-name="ce6">
            <text:p>108,014<text:s/></text:p>
          </table:table-cell>
          <table:table-cell office:value-type="float" office:value="37830" table:style-name="ce6">
            <text:p>37,830<text:s/></text:p>
          </table:table-cell>
          <table:table-cell office:value-type="float" office:value="18532" table:style-name="ce6">
            <text:p>18,532<text:s/></text:p>
          </table:table-cell>
          <table:table-cell office:value-type="float" office:value="22173" table:style-name="ce6">
            <text:p>22,173<text:s/></text:p>
          </table:table-cell>
          <table:table-cell office:value-type="float" office:value="24436" table:style-name="ce6">
            <text:p>24,436<text:s/></text:p>
          </table:table-cell>
          <table:table-cell office:value-type="float" office:value="26130" table:style-name="ce6">
            <text:p>26,130<text:s/></text:p>
          </table:table-cell>
          <table:table-cell office:value-type="float" office:value="31611" table:style-name="ce6">
            <text:p>31,611<text:s/></text:p>
          </table:table-cell>
          <table:table-cell office:value-type="float" office:value="24066" table:style-name="ce6">
            <text:p>24,066<text:s/></text:p>
          </table:table-cell>
          <table:table-cell office:value-type="float" office:value="12644" table:style-name="ce6">
            <text:p>12,644<text:s/></text:p>
          </table:table-cell>
          <table:table-cell office:value-type="float" office:value="29701" table:style-name="ce6">
            <text:p>29,701<text:s/></text:p>
          </table:table-cell>
          <table:table-cell office:value-type="float" office:value="7137" table:style-name="ce6">
            <text:p>7,137<text:s/></text:p>
          </table:table-cell>
          <table:table-cell office:value-type="float" office:value="8896" table:style-name="ce6">
            <text:p>8,896<text:s/></text:p>
          </table:table-cell>
          <table:table-cell office:value-type="float" office:value="17610" table:style-name="ce6">
            <text:p>17,610<text:s/></text:p>
          </table:table-cell>
          <table:table-cell office:value-type="float" office:value="5290" table:style-name="ce6">
            <text:p>5,290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13817" table:style-name="ce6">
            <text:p>13,817<text:s/></text:p>
          </table:table-cell>
          <table:table-cell office:value-type="float" office:value="9084" table:style-name="ce6">
            <text:p>9,084<text:s/></text:p>
          </table:table-cell>
          <table:table-cell office:value-type="float" office:value="10685" table:style-name="ce6">
            <text:p>10,685<text:s/></text:p>
          </table:table-cell>
          <table:table-cell office:value-type="float" office:value="33446" table:style-name="ce6">
            <text:p>33,446<text:s/></text:p>
          </table:table-cell>
          <table:table-cell office:value-type="float" office:value="9325" table:style-name="ce6">
            <text:p>9,325<text:s/></text:p>
          </table:table-cell>
          <table:table-cell office:value-type="float" office:value="12227" table:style-name="ce6">
            <text:p>12,227<text:s/></text:p>
          </table:table-cell>
          <table:table-cell office:value-type="float" office:value="7895" table:style-name="ce6">
            <text:p>7,895<text:s/></text:p>
          </table:table-cell>
          <table:table-cell office:value-type="float" office:value="21659" table:style-name="ce6">
            <text:p>21,659<text:s/></text:p>
          </table:table-cell>
          <table:table-cell office:value-type="float" office:value="25426" table:style-name="ce6">
            <text:p>25,426<text:s/></text:p>
          </table:table-cell>
          <table:table-cell office:value-type="float" office:value="27858" table:style-name="ce6">
            <text:p>27,858<text:s/></text:p>
          </table:table-cell>
          <table:table-cell office:value-type="float" office:value="37191" table:style-name="ce6">
            <text:p>37,191<text:s/></text:p>
          </table:table-cell>
          <table:table-cell office:value-type="float" office:value="37958" table:style-name="ce6">
            <text:p>37,958<text:s/></text:p>
          </table:table-cell>
          <table:table-cell office:value-type="float" office:value="24853" table:style-name="ce6">
            <text:p>24,853<text:s/></text:p>
          </table:table-cell>
          <table:table-cell office:value-type="float" office:value="23885" table:style-name="ce6">
            <text:p>23,885<text:s/></text:p>
          </table:table-cell>
          <table:table-cell office:value-type="float" office:value="49820" table:style-name="ce6">
            <text:p>49,820<text:s/></text:p>
          </table:table-cell>
          <table:table-cell office:value-type="float" office:value="21801" table:style-name="ce6">
            <text:p>21,801<text:s/></text:p>
          </table:table-cell>
          <table:table-cell office:value-type="float" office:value="29219" table:style-name="ce6">
            <text:p>29,219<text:s/></text:p>
          </table:table-cell>
          <table:table-cell office:value-type="float" office:value="29359" table:style-name="ce6">
            <text:p>29,359<text:s/></text:p>
          </table:table-cell>
          <table:table-cell office:value-type="float" office:value="16980" table:style-name="ce6">
            <text:p>16,980<text:s/></text:p>
          </table:table-cell>
          <table:table-cell office:value-type="float" office:value="55616" table:style-name="ce6">
            <text:p>55,616<text:s/></text:p>
          </table:table-cell>
          <table:table-cell office:value-type="float" office:value="19138" table:style-name="ce6">
            <text:p>19,138<text:s/></text:p>
          </table:table-cell>
          <table:table-cell office:value-type="float" office:value="14905" table:style-name="ce6">
            <text:p>14,905<text:s/></text:p>
          </table:table-cell>
          <table:table-cell office:value-type="float" office:value="13623" table:style-name="ce6">
            <text:p>13,623<text:s/></text:p>
          </table:table-cell>
          <table:table-cell office:value-type="float" office:value="18493" table:style-name="ce6">
            <text:p>18,493<text:s/></text:p>
          </table:table-cell>
          <table:table-cell office:value-type="float" office:value="13934" table:style-name="ce6">
            <text:p>13,934<text:s/></text:p>
          </table:table-cell>
          <table:table-cell office:value-type="float" office:value="24280" table:style-name="ce6">
            <text:p>24,280<text:s/></text:p>
          </table:table-cell>
          <table:table-cell office:value-type="float" office:value="17314" table:style-name="ce6">
            <text:p>17,314<text:s/></text:p>
          </table:table-cell>
          <table:table-cell office:value-type="float" office:value="7776" table:style-name="ce6">
            <text:p>7,776<text:s/></text:p>
          </table:table-cell>
          <table:table-cell office:value-type="float" office:value="10606" table:style-name="ce6">
            <text:p>10,606<text:s/></text:p>
          </table:table-cell>
          <table:table-cell office:value-type="float" office:value="35175" table:style-name="ce6">
            <text:p>35,175<text:s/></text:p>
          </table:table-cell>
          <table:table-cell office:value-type="float" office:value="21410" table:style-name="ce6">
            <text:p>21,410<text:s/></text:p>
          </table:table-cell>
          <table:table-cell office:value-type="float" office:value="22218" table:style-name="ce6">
            <text:p>22,218<text:s/></text:p>
          </table:table-cell>
          <table:table-cell office:value-type="float" office:value="21719" table:style-name="ce6">
            <text:p>21,719<text:s/></text:p>
          </table:table-cell>
          <table:table-cell office:value-type="float" office:value="13827" table:style-name="ce6">
            <text:p>13,827<text:s/></text:p>
          </table:table-cell>
          <table:table-cell office:value-type="float" office:value="10533" table:style-name="ce6">
            <text:p>10,533<text:s/></text:p>
          </table:table-cell>
          <table:table-cell office:value-type="float" office:value="6217" table:style-name="ce6">
            <text:p>6,217<text:s/></text:p>
          </table:table-cell>
          <table:table-cell office:value-type="float" office:value="4939" table:style-name="ce6">
            <text:p>4,939<text:s/></text:p>
          </table:table-cell>
          <table:table-cell office:value-type="float" office:value="6631" table:style-name="ce6">
            <text:p>6,631<text:s/></text:p>
          </table:table-cell>
          <table:table-cell office:value-type="float" office:value="10243" table:style-name="ce6">
            <text:p>10,243<text:s/></text:p>
          </table:table-cell>
          <table:table-cell office:value-type="float" office:value="9019" table:style-name="ce6">
            <text:p>9,019<text:s/></text:p>
          </table:table-cell>
          <table:table-cell office:value-type="float" office:value="12658" table:style-name="ce6">
            <text:p>12,658<text:s/></text:p>
          </table:table-cell>
          <table:table-cell office:value-type="float" office:value="15775" table:style-name="ce6">
            <text:p>15,775<text:s/></text:p>
          </table:table-cell>
          <table:table-cell office:value-type="float" office:value="25902" table:style-name="ce6">
            <text:p>25,902<text:s/></text:p>
          </table:table-cell>
          <table:table-cell office:value-type="float" office:value="20337" table:style-name="ce6">
            <text:p>20,337<text:s/></text:p>
          </table:table-cell>
          <table:table-cell office:value-type="float" office:value="14290" table:style-name="ce6">
            <text:p>14,290<text:s/></text:p>
          </table:table-cell>
          <table:table-cell office:value-type="float" office:value="11689" table:style-name="ce6">
            <text:p>11,689<text:s/></text:p>
          </table:table-cell>
          <table:table-cell office:value-type="float" office:value="11754" table:style-name="ce6">
            <text:p>11,754<text:s/></text:p>
          </table:table-cell>
          <table:table-cell office:value-type="float" office:value="12321" table:style-name="ce6">
            <text:p>12,321<text:s/></text:p>
          </table:table-cell>
          <table:table-cell office:value-type="float" office:value="11055" table:style-name="ce6">
            <text:p>11,055<text:s/></text:p>
          </table:table-cell>
          <table:table-cell office:value-type="float" office:value="11926" table:style-name="ce6">
            <text:p>11,926<text:s/></text:p>
          </table:table-cell>
          <table:table-cell office:value-type="float" office:value="10050" table:style-name="ce6">
            <text:p>10,050<text:s/></text:p>
          </table:table-cell>
          <table:table-cell office:value-type="float" office:value="1801" table:style-name="ce6">
            <text:p>1,801<text:s/></text:p>
          </table:table-cell>
          <table:table-cell office:value-type="float" office:value="2417" table:style-name="ce6">
            <text:p>2,417<text:s/></text:p>
          </table:table-cell>
          <table:table-cell office:value-type="float" office:value="3425" table:style-name="ce6">
            <text:p>3,425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3511" table:style-name="ce6">
            <text:p>3,511<text:s/></text:p>
          </table:table-cell>
          <table:table-cell office:value-type="float" office:value="2943" table:style-name="ce6">
            <text:p>2,943<text:s/></text:p>
          </table:table-cell>
          <table:table-cell office:value-type="float" office:value="8427" table:style-name="ce6">
            <text:p>8,427<text:s/></text:p>
          </table:table-cell>
          <table:table-cell office:value-type="float" office:value="2164" table:style-name="ce6">
            <text:p>2,164<text:s/></text:p>
          </table:table-cell>
          <table:table-cell office:value-type="float" office:value="3528" table:style-name="ce6">
            <text:p>3,528<text:s/></text:p>
          </table:table-cell>
          <table:table-cell office:value-type="float" office:value="4497" table:style-name="ce6">
            <text:p>4,497<text:s/></text:p>
          </table:table-cell>
          <table:table-cell table:number-columns-repeated="16264"/>
        </table:table-row>
        <table:table-row table:style-name="ro2">
          <table:table-cell office:value-type="date" office:date-value="2021-12-09T00:00:00" table:style-name="ce5">
            <text:p>2021/12/9</text:p>
          </table:table-cell>
          <table:table-cell office:value-type="float" office:value="3630" table:style-name="ce6">
            <text:p>3,630<text:s/></text:p>
          </table:table-cell>
          <table:table-cell office:value-type="float" office:value="13413" table:style-name="ce6">
            <text:p>13,413<text:s/></text:p>
          </table:table-cell>
          <table:table-cell office:value-type="float" office:value="37337" table:style-name="ce6">
            <text:p>37,337<text:s/></text:p>
          </table:table-cell>
          <table:table-cell office:value-type="float" office:value="38284" table:style-name="ce6">
            <text:p>38,284<text:s/></text:p>
          </table:table-cell>
          <table:table-cell office:value-type="float" office:value="24265" table:style-name="ce6">
            <text:p>24,265<text:s/></text:p>
          </table:table-cell>
          <table:table-cell office:value-type="float" office:value="13965" table:style-name="ce6">
            <text:p>13,965<text:s/></text:p>
          </table:table-cell>
          <table:table-cell office:value-type="float" office:value="10958" table:style-name="ce6">
            <text:p>10,958<text:s/></text:p>
          </table:table-cell>
          <table:table-cell office:value-type="float" office:value="4081" table:style-name="ce6">
            <text:p>4,081<text:s/></text:p>
          </table:table-cell>
          <table:table-cell office:value-type="float" office:value="3393" table:style-name="ce6">
            <text:p>3,393<text:s/></text:p>
          </table:table-cell>
          <table:table-cell office:value-type="float" office:value="12671" table:style-name="ce6">
            <text:p>12,671<text:s/></text:p>
          </table:table-cell>
          <table:table-cell office:value-type="float" office:value="2475" table:style-name="ce6">
            <text:p>2,475<text:s/></text:p>
          </table:table-cell>
          <table:table-cell office:value-type="float" office:value="4349" table:style-name="ce6">
            <text:p>4,349<text:s/></text:p>
          </table:table-cell>
          <table:table-cell office:value-type="float" office:value="4595" table:style-name="ce6">
            <text:p>4,595<text:s/></text:p>
          </table:table-cell>
          <table:table-cell office:value-type="float" office:value="9693" table:style-name="ce6">
            <text:p>9,693<text:s/></text:p>
          </table:table-cell>
          <table:table-cell office:value-type="float" office:value="10720" table:style-name="ce6">
            <text:p>10,720<text:s/></text:p>
          </table:table-cell>
          <table:table-cell office:value-type="float" office:value="16897" table:style-name="ce6">
            <text:p>16,897<text:s/></text:p>
          </table:table-cell>
          <table:table-cell office:value-type="float" office:value="17914" table:style-name="ce6">
            <text:p>17,914<text:s/></text:p>
          </table:table-cell>
          <table:table-cell office:value-type="float" office:value="5855" table:style-name="ce6">
            <text:p>5,855<text:s/></text:p>
          </table:table-cell>
          <table:table-cell office:value-type="float" office:value="9002" table:style-name="ce6">
            <text:p>9,002<text:s/></text:p>
          </table:table-cell>
          <table:table-cell office:value-type="float" office:value="3386" table:style-name="ce6">
            <text:p>3,386<text:s/></text:p>
          </table:table-cell>
          <table:table-cell office:value-type="float" office:value="8346" table:style-name="ce6">
            <text:p>8,346<text:s/></text:p>
          </table:table-cell>
          <table:table-cell office:value-type="float" office:value="8319" table:style-name="ce6">
            <text:p>8,319<text:s/></text:p>
          </table:table-cell>
          <table:table-cell office:value-type="float" office:value="6360" table:style-name="ce6">
            <text:p>6,360<text:s/></text:p>
          </table:table-cell>
          <table:table-cell office:value-type="float" office:value="36518" table:style-name="ce6">
            <text:p>36,518<text:s/></text:p>
          </table:table-cell>
          <table:table-cell office:value-type="float" office:value="3208" table:style-name="ce6">
            <text:p>3,208<text:s/></text:p>
          </table:table-cell>
          <table:table-cell office:value-type="float" office:value="12764" table:style-name="ce6">
            <text:p>12,764<text:s/></text:p>
          </table:table-cell>
          <table:table-cell office:value-type="float" office:value="12022" table:style-name="ce6">
            <text:p>12,022<text:s/></text:p>
          </table:table-cell>
          <table:table-cell office:value-type="float" office:value="14980" table:style-name="ce6">
            <text:p>14,980<text:s/></text:p>
          </table:table-cell>
          <table:table-cell office:value-type="float" office:value="23406" table:style-name="ce6">
            <text:p>23,406<text:s/></text:p>
          </table:table-cell>
          <table:table-cell office:value-type="float" office:value="16126" table:style-name="ce6">
            <text:p>16,126<text:s/></text:p>
          </table:table-cell>
          <table:table-cell office:value-type="float" office:value="9533" table:style-name="ce6">
            <text:p>9,533<text:s/></text:p>
          </table:table-cell>
          <table:table-cell office:value-type="float" office:value="25298" table:style-name="ce6">
            <text:p>25,298<text:s/></text:p>
          </table:table-cell>
          <table:table-cell office:value-type="float" office:value="15102" table:style-name="ce6">
            <text:p>15,102<text:s/></text:p>
          </table:table-cell>
          <table:table-cell office:value-type="float" office:value="30381" table:style-name="ce6">
            <text:p>30,381<text:s/></text:p>
          </table:table-cell>
          <table:table-cell office:value-type="float" office:value="23695" table:style-name="ce6">
            <text:p>23,695<text:s/></text:p>
          </table:table-cell>
          <table:table-cell office:value-type="float" office:value="9398" table:style-name="ce6">
            <text:p>9,398<text:s/></text:p>
          </table:table-cell>
          <table:table-cell office:value-type="float" office:value="32609" table:style-name="ce6">
            <text:p>32,609<text:s/></text:p>
          </table:table-cell>
          <table:table-cell office:value-type="float" office:value="24258" table:style-name="ce6">
            <text:p>24,258<text:s/></text:p>
          </table:table-cell>
          <table:table-cell office:value-type="float" office:value="24673" table:style-name="ce6">
            <text:p>24,673<text:s/></text:p>
          </table:table-cell>
          <table:table-cell office:value-type="float" office:value="20006" table:style-name="ce6">
            <text:p>20,006<text:s/></text:p>
          </table:table-cell>
          <table:table-cell office:value-type="float" office:value="20472" table:style-name="ce6">
            <text:p>20,472<text:s/></text:p>
          </table:table-cell>
          <table:table-cell office:value-type="float" office:value="110326" table:style-name="ce6">
            <text:p>110,326<text:s/></text:p>
          </table:table-cell>
          <table:table-cell office:value-type="float" office:value="39196" table:style-name="ce6">
            <text:p>39,196<text:s/></text:p>
          </table:table-cell>
          <table:table-cell office:value-type="float" office:value="18221" table:style-name="ce6">
            <text:p>18,221<text:s/></text:p>
          </table:table-cell>
          <table:table-cell office:value-type="float" office:value="22028" table:style-name="ce6">
            <text:p>22,028<text:s/></text:p>
          </table:table-cell>
          <table:table-cell office:value-type="float" office:value="24204" table:style-name="ce6">
            <text:p>24,204<text:s/></text:p>
          </table:table-cell>
          <table:table-cell office:value-type="float" office:value="26263" table:style-name="ce6">
            <text:p>26,263<text:s/></text:p>
          </table:table-cell>
          <table:table-cell office:value-type="float" office:value="31313" table:style-name="ce6">
            <text:p>31,313<text:s/></text:p>
          </table:table-cell>
          <table:table-cell office:value-type="float" office:value="24507" table:style-name="ce6">
            <text:p>24,507<text:s/></text:p>
          </table:table-cell>
          <table:table-cell office:value-type="float" office:value="12638" table:style-name="ce6">
            <text:p>12,638<text:s/></text:p>
          </table:table-cell>
          <table:table-cell office:value-type="float" office:value="29280" table:style-name="ce6">
            <text:p>29,280<text:s/></text:p>
          </table:table-cell>
          <table:table-cell office:value-type="float" office:value="7180" table:style-name="ce6">
            <text:p>7,180<text:s/></text:p>
          </table:table-cell>
          <table:table-cell office:value-type="float" office:value="8857" table:style-name="ce6">
            <text:p>8,857<text:s/></text:p>
          </table:table-cell>
          <table:table-cell office:value-type="float" office:value="17610" table:style-name="ce6">
            <text:p>17,610<text:s/></text:p>
          </table:table-cell>
          <table:table-cell office:value-type="float" office:value="5526" table:style-name="ce6">
            <text:p>5,526<text:s/>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13810" table:style-name="ce6">
            <text:p>13,810<text:s/></text:p>
          </table:table-cell>
          <table:table-cell office:value-type="float" office:value="8989" table:style-name="ce6">
            <text:p>8,989<text:s/></text:p>
          </table:table-cell>
          <table:table-cell office:value-type="float" office:value="11034" table:style-name="ce6">
            <text:p>11,034<text:s/></text:p>
          </table:table-cell>
          <table:table-cell office:value-type="float" office:value="33403" table:style-name="ce6">
            <text:p>33,403<text:s/></text:p>
          </table:table-cell>
          <table:table-cell office:value-type="float" office:value="9270" table:style-name="ce6">
            <text:p>9,270<text:s/></text:p>
          </table:table-cell>
          <table:table-cell office:value-type="float" office:value="12146" table:style-name="ce6">
            <text:p>12,146<text:s/></text:p>
          </table:table-cell>
          <table:table-cell office:value-type="float" office:value="7563" table:style-name="ce6">
            <text:p>7,563<text:s/></text:p>
          </table:table-cell>
          <table:table-cell office:value-type="float" office:value="21592" table:style-name="ce6">
            <text:p>21,592<text:s/></text:p>
          </table:table-cell>
          <table:table-cell office:value-type="float" office:value="24970" table:style-name="ce6">
            <text:p>24,970<text:s/></text:p>
          </table:table-cell>
          <table:table-cell office:value-type="float" office:value="27896" table:style-name="ce6">
            <text:p>27,896<text:s/></text:p>
          </table:table-cell>
          <table:table-cell office:value-type="float" office:value="37603" table:style-name="ce6">
            <text:p>37,603<text:s/></text:p>
          </table:table-cell>
          <table:table-cell office:value-type="float" office:value="37754" table:style-name="ce6">
            <text:p>37,754<text:s/></text:p>
          </table:table-cell>
          <table:table-cell office:value-type="float" office:value="24614" table:style-name="ce6">
            <text:p>24,614<text:s/></text:p>
          </table:table-cell>
          <table:table-cell office:value-type="float" office:value="23544" table:style-name="ce6">
            <text:p>23,544<text:s/></text:p>
          </table:table-cell>
          <table:table-cell office:value-type="float" office:value="50147" table:style-name="ce6">
            <text:p>50,147<text:s/></text:p>
          </table:table-cell>
          <table:table-cell office:value-type="float" office:value="21941" table:style-name="ce6">
            <text:p>21,941<text:s/></text:p>
          </table:table-cell>
          <table:table-cell office:value-type="float" office:value="29765" table:style-name="ce6">
            <text:p>29,765<text:s/></text:p>
          </table:table-cell>
          <table:table-cell office:value-type="float" office:value="29833" table:style-name="ce6">
            <text:p>29,833<text:s/></text:p>
          </table:table-cell>
          <table:table-cell office:value-type="float" office:value="16682" table:style-name="ce6">
            <text:p>16,682<text:s/></text:p>
          </table:table-cell>
          <table:table-cell office:value-type="float" office:value="55989" table:style-name="ce6">
            <text:p>55,989<text:s/></text:p>
          </table:table-cell>
          <table:table-cell office:value-type="float" office:value="19306" table:style-name="ce6">
            <text:p>19,306<text:s/></text:p>
          </table:table-cell>
          <table:table-cell office:value-type="float" office:value="14720" table:style-name="ce6">
            <text:p>14,720<text:s/></text:p>
          </table:table-cell>
          <table:table-cell office:value-type="float" office:value="13836" table:style-name="ce6">
            <text:p>13,836<text:s/></text:p>
          </table:table-cell>
          <table:table-cell office:value-type="float" office:value="20674" table:style-name="ce6">
            <text:p>20,674<text:s/></text:p>
          </table:table-cell>
          <table:table-cell office:value-type="float" office:value="13791" table:style-name="ce6">
            <text:p>13,791<text:s/></text:p>
          </table:table-cell>
          <table:table-cell office:value-type="float" office:value="24505" table:style-name="ce6">
            <text:p>24,505<text:s/></text:p>
          </table:table-cell>
          <table:table-cell office:value-type="float" office:value="17337" table:style-name="ce6">
            <text:p>17,337<text:s/></text:p>
          </table:table-cell>
          <table:table-cell office:value-type="float" office:value="7848" table:style-name="ce6">
            <text:p>7,848<text:s/></text:p>
          </table:table-cell>
          <table:table-cell office:value-type="float" office:value="10580" table:style-name="ce6">
            <text:p>10,580<text:s/></text:p>
          </table:table-cell>
          <table:table-cell office:value-type="float" office:value="34757" table:style-name="ce6">
            <text:p>34,757<text:s/></text:p>
          </table:table-cell>
          <table:table-cell office:value-type="float" office:value="21333" table:style-name="ce6">
            <text:p>21,333<text:s/></text:p>
          </table:table-cell>
          <table:table-cell office:value-type="float" office:value="22073" table:style-name="ce6">
            <text:p>22,073<text:s/></text:p>
          </table:table-cell>
          <table:table-cell office:value-type="float" office:value="21639" table:style-name="ce6">
            <text:p>21,639<text:s/></text:p>
          </table:table-cell>
          <table:table-cell office:value-type="float" office:value="13717" table:style-name="ce6">
            <text:p>13,717<text:s/></text:p>
          </table:table-cell>
          <table:table-cell office:value-type="float" office:value="10775" table:style-name="ce6">
            <text:p>10,775<text:s/></text:p>
          </table:table-cell>
          <table:table-cell office:value-type="float" office:value="5918" table:style-name="ce6">
            <text:p>5,918<text:s/></text:p>
          </table:table-cell>
          <table:table-cell office:value-type="float" office:value="4973" table:style-name="ce6">
            <text:p>4,973<text:s/></text:p>
          </table:table-cell>
          <table:table-cell office:value-type="float" office:value="6495" table:style-name="ce6">
            <text:p>6,495<text:s/></text:p>
          </table:table-cell>
          <table:table-cell office:value-type="float" office:value="10239" table:style-name="ce6">
            <text:p>10,239<text:s/></text:p>
          </table:table-cell>
          <table:table-cell office:value-type="float" office:value="8831" table:style-name="ce6">
            <text:p>8,831<text:s/></text:p>
          </table:table-cell>
          <table:table-cell office:value-type="float" office:value="12879" table:style-name="ce6">
            <text:p>12,879<text:s/></text:p>
          </table:table-cell>
          <table:table-cell office:value-type="float" office:value="15746" table:style-name="ce6">
            <text:p>15,746<text:s/></text:p>
          </table:table-cell>
          <table:table-cell office:value-type="float" office:value="25683" table:style-name="ce6">
            <text:p>25,683<text:s/></text:p>
          </table:table-cell>
          <table:table-cell office:value-type="float" office:value="20251" table:style-name="ce6">
            <text:p>20,251<text:s/></text:p>
          </table:table-cell>
          <table:table-cell office:value-type="float" office:value="14275" table:style-name="ce6">
            <text:p>14,275<text:s/></text:p>
          </table:table-cell>
          <table:table-cell office:value-type="float" office:value="11827" table:style-name="ce6">
            <text:p>11,827<text:s/></text:p>
          </table:table-cell>
          <table:table-cell office:value-type="float" office:value="11610" table:style-name="ce6">
            <text:p>11,610<text:s/></text:p>
          </table:table-cell>
          <table:table-cell office:value-type="float" office:value="12311" table:style-name="ce6">
            <text:p>12,311<text:s/></text:p>
          </table:table-cell>
          <table:table-cell office:value-type="float" office:value="11136" table:style-name="ce6">
            <text:p>11,136<text:s/></text:p>
          </table:table-cell>
          <table:table-cell office:value-type="float" office:value="11785" table:style-name="ce6">
            <text:p>11,785<text:s/></text:p>
          </table:table-cell>
          <table:table-cell office:value-type="float" office:value="10035" table:style-name="ce6">
            <text:p>10,035<text:s/></text:p>
          </table:table-cell>
          <table:table-cell office:value-type="float" office:value="1735" table:style-name="ce6">
            <text:p>1,735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4544" table:style-name="ce6">
            <text:p>4,544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3405" table:style-name="ce6">
            <text:p>3,405<text:s/></text:p>
          </table:table-cell>
          <table:table-cell office:value-type="float" office:value="2893" table:style-name="ce6">
            <text:p>2,893<text:s/></text:p>
          </table:table-cell>
          <table:table-cell office:value-type="float" office:value="8391" table:style-name="ce6">
            <text:p>8,391<text:s/></text:p>
          </table:table-cell>
          <table:table-cell office:value-type="float" office:value="2128" table:style-name="ce6">
            <text:p>2,128<text:s/>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4529" table:style-name="ce6">
            <text:p>4,529<text:s/></text:p>
          </table:table-cell>
          <table:table-cell table:number-columns-repeated="16264"/>
        </table:table-row>
        <table:table-row table:style-name="ro2">
          <table:table-cell office:value-type="date" office:date-value="2021-12-10T00:00:00" table:style-name="ce5">
            <text:p>2021/12/10</text:p>
          </table:table-cell>
          <table:table-cell office:value-type="float" office:value="3944" table:style-name="ce6">
            <text:p>3,944<text:s/></text:p>
          </table:table-cell>
          <table:table-cell office:value-type="float" office:value="13817" table:style-name="ce6">
            <text:p>13,817<text:s/></text:p>
          </table:table-cell>
          <table:table-cell office:value-type="float" office:value="39058" table:style-name="ce6">
            <text:p>39,058<text:s/></text:p>
          </table:table-cell>
          <table:table-cell office:value-type="float" office:value="43304" table:style-name="ce6">
            <text:p>43,304<text:s/></text:p>
          </table:table-cell>
          <table:table-cell office:value-type="float" office:value="25354" table:style-name="ce6">
            <text:p>25,354<text:s/></text:p>
          </table:table-cell>
          <table:table-cell office:value-type="float" office:value="15018" table:style-name="ce6">
            <text:p>15,018<text:s/></text:p>
          </table:table-cell>
          <table:table-cell office:value-type="float" office:value="11534" table:style-name="ce6">
            <text:p>11,534<text:s/></text:p>
          </table:table-cell>
          <table:table-cell office:value-type="float" office:value="4355" table:style-name="ce6">
            <text:p>4,355<text:s/></text:p>
          </table:table-cell>
          <table:table-cell office:value-type="float" office:value="3576" table:style-name="ce6">
            <text:p>3,576<text:s/></text:p>
          </table:table-cell>
          <table:table-cell office:value-type="float" office:value="13769" table:style-name="ce6">
            <text:p>13,769<text:s/></text:p>
          </table:table-cell>
          <table:table-cell office:value-type="float" office:value="2649" table:style-name="ce6">
            <text:p>2,649<text:s/></text:p>
          </table:table-cell>
          <table:table-cell office:value-type="float" office:value="4563" table:style-name="ce6">
            <text:p>4,563<text:s/></text:p>
          </table:table-cell>
          <table:table-cell office:value-type="float" office:value="5088" table:style-name="ce6">
            <text:p>5,088<text:s/></text:p>
          </table:table-cell>
          <table:table-cell office:value-type="float" office:value="10333" table:style-name="ce6">
            <text:p>10,333<text:s/></text:p>
          </table:table-cell>
          <table:table-cell office:value-type="float" office:value="12382" table:style-name="ce6">
            <text:p>12,382<text:s/></text:p>
          </table:table-cell>
          <table:table-cell office:value-type="float" office:value="17828" table:style-name="ce6">
            <text:p>17,828<text:s/></text:p>
          </table:table-cell>
          <table:table-cell office:value-type="float" office:value="18443" table:style-name="ce6">
            <text:p>18,443<text:s/></text:p>
          </table:table-cell>
          <table:table-cell office:value-type="float" office:value="6663" table:style-name="ce6">
            <text:p>6,663<text:s/></text:p>
          </table:table-cell>
          <table:table-cell office:value-type="float" office:value="9835" table:style-name="ce6">
            <text:p>9,835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9233" table:style-name="ce6">
            <text:p>9,233<text:s/></text:p>
          </table:table-cell>
          <table:table-cell office:value-type="float" office:value="8722" table:style-name="ce6">
            <text:p>8,722<text:s/></text:p>
          </table:table-cell>
          <table:table-cell office:value-type="float" office:value="7005" table:style-name="ce6">
            <text:p>7,005<text:s/></text:p>
          </table:table-cell>
          <table:table-cell office:value-type="float" office:value="37233" table:style-name="ce6">
            <text:p>37,233<text:s/>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13044" table:style-name="ce6">
            <text:p>13,044<text:s/></text:p>
          </table:table-cell>
          <table:table-cell office:value-type="float" office:value="12317" table:style-name="ce6">
            <text:p>12,317<text:s/></text:p>
          </table:table-cell>
          <table:table-cell office:value-type="float" office:value="16102" table:style-name="ce6">
            <text:p>16,102<text:s/></text:p>
          </table:table-cell>
          <table:table-cell office:value-type="float" office:value="24992" table:style-name="ce6">
            <text:p>24,992<text:s/></text:p>
          </table:table-cell>
          <table:table-cell office:value-type="float" office:value="17516" table:style-name="ce6">
            <text:p>17,516<text:s/></text:p>
          </table:table-cell>
          <table:table-cell office:value-type="float" office:value="10371" table:style-name="ce6">
            <text:p>10,371<text:s/></text:p>
          </table:table-cell>
          <table:table-cell office:value-type="float" office:value="28682" table:style-name="ce6">
            <text:p>28,682<text:s/></text:p>
          </table:table-cell>
          <table:table-cell office:value-type="float" office:value="16376" table:style-name="ce6">
            <text:p>16,376<text:s/></text:p>
          </table:table-cell>
          <table:table-cell office:value-type="float" office:value="31264" table:style-name="ce6">
            <text:p>31,264<text:s/></text:p>
          </table:table-cell>
          <table:table-cell office:value-type="float" office:value="25467" table:style-name="ce6">
            <text:p>25,467<text:s/></text:p>
          </table:table-cell>
          <table:table-cell office:value-type="float" office:value="9554" table:style-name="ce6">
            <text:p>9,554<text:s/></text:p>
          </table:table-cell>
          <table:table-cell office:value-type="float" office:value="34207" table:style-name="ce6">
            <text:p>34,207<text:s/></text:p>
          </table:table-cell>
          <table:table-cell office:value-type="float" office:value="25023" table:style-name="ce6">
            <text:p>25,023<text:s/></text:p>
          </table:table-cell>
          <table:table-cell office:value-type="float" office:value="25845" table:style-name="ce6">
            <text:p>25,845<text:s/></text:p>
          </table:table-cell>
          <table:table-cell office:value-type="float" office:value="21088" table:style-name="ce6">
            <text:p>21,088<text:s/></text:p>
          </table:table-cell>
          <table:table-cell office:value-type="float" office:value="20419" table:style-name="ce6">
            <text:p>20,419<text:s/></text:p>
          </table:table-cell>
          <table:table-cell office:value-type="float" office:value="132232" table:style-name="ce6">
            <text:p>132,232<text:s/></text:p>
          </table:table-cell>
          <table:table-cell office:value-type="float" office:value="45994" table:style-name="ce6">
            <text:p>45,994<text:s/></text:p>
          </table:table-cell>
          <table:table-cell office:value-type="float" office:value="19817" table:style-name="ce6">
            <text:p>19,817<text:s/></text:p>
          </table:table-cell>
          <table:table-cell office:value-type="float" office:value="23104" table:style-name="ce6">
            <text:p>23,104<text:s/></text:p>
          </table:table-cell>
          <table:table-cell office:value-type="float" office:value="27942" table:style-name="ce6">
            <text:p>27,942<text:s/></text:p>
          </table:table-cell>
          <table:table-cell office:value-type="float" office:value="28754" table:style-name="ce6">
            <text:p>28,754<text:s/></text:p>
          </table:table-cell>
          <table:table-cell office:value-type="float" office:value="32780" table:style-name="ce6">
            <text:p>32,780<text:s/></text:p>
          </table:table-cell>
          <table:table-cell office:value-type="float" office:value="26428" table:style-name="ce6">
            <text:p>26,428<text:s/></text:p>
          </table:table-cell>
          <table:table-cell office:value-type="float" office:value="13071" table:style-name="ce6">
            <text:p>13,071<text:s/></text:p>
          </table:table-cell>
          <table:table-cell office:value-type="float" office:value="31490" table:style-name="ce6">
            <text:p>31,490<text:s/></text:p>
          </table:table-cell>
          <table:table-cell office:value-type="float" office:value="7543" table:style-name="ce6">
            <text:p>7,543<text:s/></text:p>
          </table:table-cell>
          <table:table-cell office:value-type="float" office:value="9182" table:style-name="ce6">
            <text:p>9,182<text:s/></text:p>
          </table:table-cell>
          <table:table-cell office:value-type="float" office:value="19413" table:style-name="ce6">
            <text:p>19,413<text:s/></text:p>
          </table:table-cell>
          <table:table-cell office:value-type="float" office:value="5973" table:style-name="ce6">
            <text:p>5,973<text:s/></text:p>
          </table:table-cell>
          <table:table-cell office:value-type="float" office:value="3820" table:style-name="ce6">
            <text:p>3,820<text:s/></text:p>
          </table:table-cell>
          <table:table-cell office:value-type="float" office:value="3426" table:style-name="ce6">
            <text:p>3,426<text:s/></text:p>
          </table:table-cell>
          <table:table-cell office:value-type="float" office:value="13938" table:style-name="ce6">
            <text:p>13,938<text:s/></text:p>
          </table:table-cell>
          <table:table-cell office:value-type="float" office:value="9640" table:style-name="ce6">
            <text:p>9,640<text:s/></text:p>
          </table:table-cell>
          <table:table-cell office:value-type="float" office:value="12321" table:style-name="ce6">
            <text:p>12,321<text:s/></text:p>
          </table:table-cell>
          <table:table-cell office:value-type="float" office:value="38700" table:style-name="ce6">
            <text:p>38,700<text:s/></text:p>
          </table:table-cell>
          <table:table-cell office:value-type="float" office:value="9894" table:style-name="ce6">
            <text:p>9,894<text:s/></text:p>
          </table:table-cell>
          <table:table-cell office:value-type="float" office:value="13364" table:style-name="ce6">
            <text:p>13,364<text:s/></text:p>
          </table:table-cell>
          <table:table-cell office:value-type="float" office:value="8199" table:style-name="ce6">
            <text:p>8,199<text:s/></text:p>
          </table:table-cell>
          <table:table-cell office:value-type="float" office:value="22779" table:style-name="ce6">
            <text:p>22,779<text:s/></text:p>
          </table:table-cell>
          <table:table-cell office:value-type="float" office:value="25734" table:style-name="ce6">
            <text:p>25,734<text:s/></text:p>
          </table:table-cell>
          <table:table-cell office:value-type="float" office:value="30413" table:style-name="ce6">
            <text:p>30,413<text:s/></text:p>
          </table:table-cell>
          <table:table-cell office:value-type="float" office:value="45265" table:style-name="ce6">
            <text:p>45,265<text:s/></text:p>
          </table:table-cell>
          <table:table-cell office:value-type="float" office:value="39982" table:style-name="ce6">
            <text:p>39,982<text:s/></text:p>
          </table:table-cell>
          <table:table-cell office:value-type="float" office:value="25936" table:style-name="ce6">
            <text:p>25,936<text:s/></text:p>
          </table:table-cell>
          <table:table-cell office:value-type="float" office:value="25193" table:style-name="ce6">
            <text:p>25,193<text:s/></text:p>
          </table:table-cell>
          <table:table-cell office:value-type="float" office:value="60649" table:style-name="ce6">
            <text:p>60,649<text:s/></text:p>
          </table:table-cell>
          <table:table-cell office:value-type="float" office:value="22402" table:style-name="ce6">
            <text:p>22,402<text:s/></text:p>
          </table:table-cell>
          <table:table-cell office:value-type="float" office:value="33041" table:style-name="ce6">
            <text:p>33,041<text:s/></text:p>
          </table:table-cell>
          <table:table-cell office:value-type="float" office:value="34153" table:style-name="ce6">
            <text:p>34,153<text:s/></text:p>
          </table:table-cell>
          <table:table-cell office:value-type="float" office:value="19318" table:style-name="ce6">
            <text:p>19,318<text:s/></text:p>
          </table:table-cell>
          <table:table-cell office:value-type="float" office:value="65700" table:style-name="ce6">
            <text:p>65,700<text:s/></text:p>
          </table:table-cell>
          <table:table-cell office:value-type="float" office:value="20334" table:style-name="ce6">
            <text:p>20,334<text:s/></text:p>
          </table:table-cell>
          <table:table-cell office:value-type="float" office:value="15781" table:style-name="ce6">
            <text:p>15,781<text:s/></text:p>
          </table:table-cell>
          <table:table-cell office:value-type="float" office:value="14379" table:style-name="ce6">
            <text:p>14,379<text:s/></text:p>
          </table:table-cell>
          <table:table-cell office:value-type="float" office:value="21469" table:style-name="ce6">
            <text:p>21,469<text:s/></text:p>
          </table:table-cell>
          <table:table-cell office:value-type="float" office:value="14254" table:style-name="ce6">
            <text:p>14,254<text:s/></text:p>
          </table:table-cell>
          <table:table-cell office:value-type="float" office:value="28914" table:style-name="ce6">
            <text:p>28,914<text:s/></text:p>
          </table:table-cell>
          <table:table-cell office:value-type="float" office:value="18456" table:style-name="ce6">
            <text:p>18,456<text:s/></text:p>
          </table:table-cell>
          <table:table-cell office:value-type="float" office:value="9371" table:style-name="ce6">
            <text:p>9,371<text:s/></text:p>
          </table:table-cell>
          <table:table-cell office:value-type="float" office:value="11689" table:style-name="ce6">
            <text:p>11,689<text:s/></text:p>
          </table:table-cell>
          <table:table-cell office:value-type="float" office:value="36137" table:style-name="ce6">
            <text:p>36,137<text:s/></text:p>
          </table:table-cell>
          <table:table-cell office:value-type="float" office:value="21697" table:style-name="ce6">
            <text:p>21,697<text:s/></text:p>
          </table:table-cell>
          <table:table-cell office:value-type="float" office:value="23913" table:style-name="ce6">
            <text:p>23,913<text:s/></text:p>
          </table:table-cell>
          <table:table-cell office:value-type="float" office:value="22844" table:style-name="ce6">
            <text:p>22,844<text:s/></text:p>
          </table:table-cell>
          <table:table-cell office:value-type="float" office:value="14997" table:style-name="ce6">
            <text:p>14,997<text:s/></text:p>
          </table:table-cell>
          <table:table-cell office:value-type="float" office:value="10926" table:style-name="ce6">
            <text:p>10,926<text:s/></text:p>
          </table:table-cell>
          <table:table-cell office:value-type="float" office:value="6372" table:style-name="ce6">
            <text:p>6,372<text:s/></text:p>
          </table:table-cell>
          <table:table-cell office:value-type="float" office:value="5115" table:style-name="ce6">
            <text:p>5,115<text:s/></text:p>
          </table:table-cell>
          <table:table-cell office:value-type="float" office:value="7038" table:style-name="ce6">
            <text:p>7,038<text:s/></text:p>
          </table:table-cell>
          <table:table-cell office:value-type="float" office:value="10680" table:style-name="ce6">
            <text:p>10,680<text:s/></text:p>
          </table:table-cell>
          <table:table-cell office:value-type="float" office:value="9514" table:style-name="ce6">
            <text:p>9,514<text:s/></text:p>
          </table:table-cell>
          <table:table-cell office:value-type="float" office:value="14730" table:style-name="ce6">
            <text:p>14,730<text:s/></text:p>
          </table:table-cell>
          <table:table-cell office:value-type="float" office:value="16969" table:style-name="ce6">
            <text:p>16,969<text:s/></text:p>
          </table:table-cell>
          <table:table-cell office:value-type="float" office:value="26994" table:style-name="ce6">
            <text:p>26,994<text:s/></text:p>
          </table:table-cell>
          <table:table-cell office:value-type="float" office:value="21884" table:style-name="ce6">
            <text:p>21,884<text:s/></text:p>
          </table:table-cell>
          <table:table-cell office:value-type="float" office:value="14761" table:style-name="ce6">
            <text:p>14,761<text:s/></text:p>
          </table:table-cell>
          <table:table-cell office:value-type="float" office:value="12470" table:style-name="ce6">
            <text:p>12,470<text:s/></text:p>
          </table:table-cell>
          <table:table-cell office:value-type="float" office:value="12559" table:style-name="ce6">
            <text:p>12,559<text:s/></text:p>
          </table:table-cell>
          <table:table-cell office:value-type="float" office:value="12728" table:style-name="ce6">
            <text:p>12,728<text:s/></text:p>
          </table:table-cell>
          <table:table-cell office:value-type="float" office:value="11537" table:style-name="ce6">
            <text:p>11,537<text:s/></text:p>
          </table:table-cell>
          <table:table-cell office:value-type="float" office:value="12490" table:style-name="ce6">
            <text:p>12,490<text:s/></text:p>
          </table:table-cell>
          <table:table-cell office:value-type="float" office:value="10780" table:style-name="ce6">
            <text:p>10,780<text:s/></text:p>
          </table:table-cell>
          <table:table-cell office:value-type="float" office:value="1835" table:style-name="ce6">
            <text:p>1,835<text:s/></text:p>
          </table:table-cell>
          <table:table-cell office:value-type="float" office:value="2601" table:style-name="ce6">
            <text:p>2,601<text:s/>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4798" table:style-name="ce6">
            <text:p>4,798<text:s/>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3544" table:style-name="ce6">
            <text:p>3,544<text:s/></text:p>
          </table:table-cell>
          <table:table-cell office:value-type="float" office:value="3083" table:style-name="ce6">
            <text:p>3,083<text:s/></text:p>
          </table:table-cell>
          <table:table-cell office:value-type="float" office:value="10695" table:style-name="ce6">
            <text:p>10,695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3904" table:style-name="ce6">
            <text:p>3,904<text:s/></text:p>
          </table:table-cell>
          <table:table-cell office:value-type="float" office:value="4924" table:style-name="ce6">
            <text:p>4,924<text:s/></text:p>
          </table:table-cell>
          <table:table-cell table:number-columns-repeated="16264"/>
        </table:table-row>
        <table:table-row table:style-name="ro2">
          <table:table-cell office:value-type="date" office:date-value="2021-12-11T00:00:00" table:style-name="ce5">
            <text:p>2021/12/11</text:p>
          </table:table-cell>
          <table:table-cell office:value-type="float" office:value="2251" table:style-name="ce6">
            <text:p>2,251<text:s/></text:p>
          </table:table-cell>
          <table:table-cell office:value-type="float" office:value="9304" table:style-name="ce6">
            <text:p>9,304<text:s/></text:p>
          </table:table-cell>
          <table:table-cell office:value-type="float" office:value="22881" table:style-name="ce6">
            <text:p>22,881<text:s/></text:p>
          </table:table-cell>
          <table:table-cell office:value-type="float" office:value="42148" table:style-name="ce6">
            <text:p>42,148<text:s/></text:p>
          </table:table-cell>
          <table:table-cell office:value-type="float" office:value="16435" table:style-name="ce6">
            <text:p>16,435<text:s/></text:p>
          </table:table-cell>
          <table:table-cell office:value-type="float" office:value="10365" table:style-name="ce6">
            <text:p>10,365<text:s/></text:p>
          </table:table-cell>
          <table:table-cell office:value-type="float" office:value="7749" table:style-name="ce6">
            <text:p>7,749<text:s/></text:p>
          </table:table-cell>
          <table:table-cell office:value-type="float" office:value="3809" table:style-name="ce6">
            <text:p>3,809<text:s/></text:p>
          </table:table-cell>
          <table:table-cell office:value-type="float" office:value="2708" table:style-name="ce6">
            <text:p>2,708<text:s/></text:p>
          </table:table-cell>
          <table:table-cell office:value-type="float" office:value="8704" table:style-name="ce6">
            <text:p>8,704<text:s/></text:p>
          </table:table-cell>
          <table:table-cell office:value-type="float" office:value="1930" table:style-name="ce6">
            <text:p>1,930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7523" table:style-name="ce6">
            <text:p>7,523<text:s/></text:p>
          </table:table-cell>
          <table:table-cell office:value-type="float" office:value="6063" table:style-name="ce6">
            <text:p>6,063<text:s/></text:p>
          </table:table-cell>
          <table:table-cell office:value-type="float" office:value="11663" table:style-name="ce6">
            <text:p>11,663<text:s/></text:p>
          </table:table-cell>
          <table:table-cell office:value-type="float" office:value="5284" table:style-name="ce6">
            <text:p>5,284<text:s/></text:p>
          </table:table-cell>
          <table:table-cell office:value-type="float" office:value="7720" table:style-name="ce6">
            <text:p>7,720<text:s/></text:p>
          </table:table-cell>
          <table:table-cell office:value-type="float" office:value="4025" table:style-name="ce6">
            <text:p>4,025<text:s/></text:p>
          </table:table-cell>
          <table:table-cell office:value-type="float" office:value="8609" table:style-name="ce6">
            <text:p>8,609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5849" table:style-name="ce6">
            <text:p>5,849<text:s/></text:p>
          </table:table-cell>
          <table:table-cell office:value-type="float" office:value="6401" table:style-name="ce6">
            <text:p>6,401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27200" table:style-name="ce6">
            <text:p>27,200<text:s/></text:p>
          </table:table-cell>
          <table:table-cell office:value-type="float" office:value="3459" table:style-name="ce6">
            <text:p>3,459<text:s/></text:p>
          </table:table-cell>
          <table:table-cell office:value-type="float" office:value="12639" table:style-name="ce6">
            <text:p>12,639<text:s/></text:p>
          </table:table-cell>
          <table:table-cell office:value-type="float" office:value="10380" table:style-name="ce6">
            <text:p>10,380<text:s/></text:p>
          </table:table-cell>
          <table:table-cell office:value-type="float" office:value="13297" table:style-name="ce6">
            <text:p>13,297<text:s/></text:p>
          </table:table-cell>
          <table:table-cell office:value-type="float" office:value="17851" table:style-name="ce6">
            <text:p>17,851<text:s/></text:p>
          </table:table-cell>
          <table:table-cell office:value-type="float" office:value="16504" table:style-name="ce6">
            <text:p>16,504<text:s/></text:p>
          </table:table-cell>
          <table:table-cell office:value-type="float" office:value="8733" table:style-name="ce6">
            <text:p>8,733<text:s/></text:p>
          </table:table-cell>
          <table:table-cell office:value-type="float" office:value="26927" table:style-name="ce6">
            <text:p>26,927<text:s/></text:p>
          </table:table-cell>
          <table:table-cell office:value-type="float" office:value="14140" table:style-name="ce6">
            <text:p>14,140<text:s/></text:p>
          </table:table-cell>
          <table:table-cell office:value-type="float" office:value="24811" table:style-name="ce6">
            <text:p>24,811<text:s/></text:p>
          </table:table-cell>
          <table:table-cell office:value-type="float" office:value="18673" table:style-name="ce6">
            <text:p>18,673<text:s/></text:p>
          </table:table-cell>
          <table:table-cell office:value-type="float" office:value="4164" table:style-name="ce6">
            <text:p>4,164<text:s/></text:p>
          </table:table-cell>
          <table:table-cell office:value-type="float" office:value="29796" table:style-name="ce6">
            <text:p>29,796<text:s/></text:p>
          </table:table-cell>
          <table:table-cell office:value-type="float" office:value="20627" table:style-name="ce6">
            <text:p>20,627<text:s/></text:p>
          </table:table-cell>
          <table:table-cell office:value-type="float" office:value="20614" table:style-name="ce6">
            <text:p>20,614<text:s/></text:p>
          </table:table-cell>
          <table:table-cell office:value-type="float" office:value="17602" table:style-name="ce6">
            <text:p>17,602<text:s/></text:p>
          </table:table-cell>
          <table:table-cell office:value-type="float" office:value="9776" table:style-name="ce6">
            <text:p>9,776<text:s/></text:p>
          </table:table-cell>
          <table:table-cell office:value-type="float" office:value="142881" table:style-name="ce6">
            <text:p>142,881<text:s/></text:p>
          </table:table-cell>
          <table:table-cell office:value-type="float" office:value="50865" table:style-name="ce6">
            <text:p>50,865<text:s/></text:p>
          </table:table-cell>
          <table:table-cell office:value-type="float" office:value="18743" table:style-name="ce6">
            <text:p>18,743<text:s/></text:p>
          </table:table-cell>
          <table:table-cell office:value-type="float" office:value="16969" table:style-name="ce6">
            <text:p>16,969<text:s/></text:p>
          </table:table-cell>
          <table:table-cell office:value-type="float" office:value="31096" table:style-name="ce6">
            <text:p>31,096<text:s/></text:p>
          </table:table-cell>
          <table:table-cell office:value-type="float" office:value="27396" table:style-name="ce6">
            <text:p>27,396<text:s/></text:p>
          </table:table-cell>
          <table:table-cell office:value-type="float" office:value="30928" table:style-name="ce6">
            <text:p>30,928<text:s/></text:p>
          </table:table-cell>
          <table:table-cell office:value-type="float" office:value="23074" table:style-name="ce6">
            <text:p>23,074<text:s/></text:p>
          </table:table-cell>
          <table:table-cell office:value-type="float" office:value="9216" table:style-name="ce6">
            <text:p>9,216<text:s/></text:p>
          </table:table-cell>
          <table:table-cell office:value-type="float" office:value="24343" table:style-name="ce6">
            <text:p>24,343<text:s/></text:p>
          </table:table-cell>
          <table:table-cell office:value-type="float" office:value="6617" table:style-name="ce6">
            <text:p>6,617<text:s/></text:p>
          </table:table-cell>
          <table:table-cell office:value-type="float" office:value="6585" table:style-name="ce6">
            <text:p>6,585<text:s/></text:p>
          </table:table-cell>
          <table:table-cell office:value-type="float" office:value="16804" table:style-name="ce6">
            <text:p>16,804<text:s/></text:p>
          </table:table-cell>
          <table:table-cell office:value-type="float" office:value="6470" table:style-name="ce6">
            <text:p>6,470<text:s/></text:p>
          </table:table-cell>
          <table:table-cell office:value-type="float" office:value="3044" table:style-name="ce6">
            <text:p>3,044<text:s/></text:p>
          </table:table-cell>
          <table:table-cell office:value-type="float" office:value="1774" table:style-name="ce6">
            <text:p>1,774<text:s/></text:p>
          </table:table-cell>
          <table:table-cell office:value-type="float" office:value="8792" table:style-name="ce6">
            <text:p>8,792<text:s/></text:p>
          </table:table-cell>
          <table:table-cell office:value-type="float" office:value="8086" table:style-name="ce6">
            <text:p>8,086<text:s/></text:p>
          </table:table-cell>
          <table:table-cell office:value-type="float" office:value="9815" table:style-name="ce6">
            <text:p>9,815<text:s/></text:p>
          </table:table-cell>
          <table:table-cell office:value-type="float" office:value="40316" table:style-name="ce6">
            <text:p>40,316<text:s/></text:p>
          </table:table-cell>
          <table:table-cell office:value-type="float" office:value="7114" table:style-name="ce6">
            <text:p>7,114<text:s/></text:p>
          </table:table-cell>
          <table:table-cell office:value-type="float" office:value="11439" table:style-name="ce6">
            <text:p>11,439<text:s/></text:p>
          </table:table-cell>
          <table:table-cell office:value-type="float" office:value="7249" table:style-name="ce6">
            <text:p>7,249<text:s/></text:p>
          </table:table-cell>
          <table:table-cell office:value-type="float" office:value="18827" table:style-name="ce6">
            <text:p>18,827<text:s/></text:p>
          </table:table-cell>
          <table:table-cell office:value-type="float" office:value="17605" table:style-name="ce6">
            <text:p>17,605<text:s/></text:p>
          </table:table-cell>
          <table:table-cell office:value-type="float" office:value="32092" table:style-name="ce6">
            <text:p>32,092<text:s/></text:p>
          </table:table-cell>
          <table:table-cell office:value-type="float" office:value="72027" table:style-name="ce6">
            <text:p>72,027<text:s/></text:p>
          </table:table-cell>
          <table:table-cell office:value-type="float" office:value="32087" table:style-name="ce6">
            <text:p>32,087<text:s/></text:p>
          </table:table-cell>
          <table:table-cell office:value-type="float" office:value="22211" table:style-name="ce6">
            <text:p>22,211<text:s/></text:p>
          </table:table-cell>
          <table:table-cell office:value-type="float" office:value="26135" table:style-name="ce6">
            <text:p>26,135<text:s/></text:p>
          </table:table-cell>
          <table:table-cell office:value-type="float" office:value="78837" table:style-name="ce6">
            <text:p>78,837<text:s/></text:p>
          </table:table-cell>
          <table:table-cell office:value-type="float" office:value="17392" table:style-name="ce6">
            <text:p>17,392<text:s/></text:p>
          </table:table-cell>
          <table:table-cell office:value-type="float" office:value="29136" table:style-name="ce6">
            <text:p>29,136<text:s/></text:p>
          </table:table-cell>
          <table:table-cell office:value-type="float" office:value="29880" table:style-name="ce6">
            <text:p>29,880<text:s/></text:p>
          </table:table-cell>
          <table:table-cell office:value-type="float" office:value="17964" table:style-name="ce6">
            <text:p>17,964<text:s/></text:p>
          </table:table-cell>
          <table:table-cell office:value-type="float" office:value="64193" table:style-name="ce6">
            <text:p>64,193<text:s/></text:p>
          </table:table-cell>
          <table:table-cell office:value-type="float" office:value="15023" table:style-name="ce6">
            <text:p>15,023<text:s/></text:p>
          </table:table-cell>
          <table:table-cell office:value-type="float" office:value="13485" table:style-name="ce6">
            <text:p>13,485<text:s/></text:p>
          </table:table-cell>
          <table:table-cell office:value-type="float" office:value="9620" table:style-name="ce6">
            <text:p>9,620<text:s/></text:p>
          </table:table-cell>
          <table:table-cell office:value-type="float" office:value="17274" table:style-name="ce6">
            <text:p>17,274<text:s/></text:p>
          </table:table-cell>
          <table:table-cell office:value-type="float" office:value="11396" table:style-name="ce6">
            <text:p>11,396<text:s/></text:p>
          </table:table-cell>
          <table:table-cell office:value-type="float" office:value="27408" table:style-name="ce6">
            <text:p>27,408<text:s/></text:p>
          </table:table-cell>
          <table:table-cell office:value-type="float" office:value="12888" table:style-name="ce6">
            <text:p>12,888<text:s/></text:p>
          </table:table-cell>
          <table:table-cell office:value-type="float" office:value="14119" table:style-name="ce6">
            <text:p>14,119<text:s/></text:p>
          </table:table-cell>
          <table:table-cell office:value-type="float" office:value="10677" table:style-name="ce6">
            <text:p>10,677<text:s/></text:p>
          </table:table-cell>
          <table:table-cell office:value-type="float" office:value="18257" table:style-name="ce6">
            <text:p>18,257<text:s/></text:p>
          </table:table-cell>
          <table:table-cell office:value-type="float" office:value="16628" table:style-name="ce6">
            <text:p>16,628<text:s/></text:p>
          </table:table-cell>
          <table:table-cell office:value-type="float" office:value="14977" table:style-name="ce6">
            <text:p>14,977<text:s/></text:p>
          </table:table-cell>
          <table:table-cell office:value-type="float" office:value="16564" table:style-name="ce6">
            <text:p>16,564<text:s/></text:p>
          </table:table-cell>
          <table:table-cell office:value-type="float" office:value="8678" table:style-name="ce6">
            <text:p>8,678<text:s/></text:p>
          </table:table-cell>
          <table:table-cell office:value-type="float" office:value="9348" table:style-name="ce6">
            <text:p>9,348<text:s/></text:p>
          </table:table-cell>
          <table:table-cell office:value-type="float" office:value="5421" table:style-name="ce6">
            <text:p>5,421<text:s/></text:p>
          </table:table-cell>
          <table:table-cell office:value-type="float" office:value="2452" table:style-name="ce6">
            <text:p>2,452<text:s/></text:p>
          </table:table-cell>
          <table:table-cell office:value-type="float" office:value="6937" table:style-name="ce6">
            <text:p>6,937<text:s/></text:p>
          </table:table-cell>
          <table:table-cell office:value-type="float" office:value="7940" table:style-name="ce6">
            <text:p>7,940<text:s/></text:p>
          </table:table-cell>
          <table:table-cell office:value-type="float" office:value="9107" table:style-name="ce6">
            <text:p>9,107<text:s/></text:p>
          </table:table-cell>
          <table:table-cell office:value-type="float" office:value="12874" table:style-name="ce6">
            <text:p>12,874<text:s/></text:p>
          </table:table-cell>
          <table:table-cell office:value-type="float" office:value="12536" table:style-name="ce6">
            <text:p>12,536<text:s/></text:p>
          </table:table-cell>
          <table:table-cell office:value-type="float" office:value="17598" table:style-name="ce6">
            <text:p>17,598<text:s/></text:p>
          </table:table-cell>
          <table:table-cell office:value-type="float" office:value="19755" table:style-name="ce6">
            <text:p>19,755<text:s/></text:p>
          </table:table-cell>
          <table:table-cell office:value-type="float" office:value="11496" table:style-name="ce6">
            <text:p>11,496<text:s/></text:p>
          </table:table-cell>
          <table:table-cell office:value-type="float" office:value="9953" table:style-name="ce6">
            <text:p>9,953<text:s/></text:p>
          </table:table-cell>
          <table:table-cell office:value-type="float" office:value="10758" table:style-name="ce6">
            <text:p>10,758<text:s/></text:p>
          </table:table-cell>
          <table:table-cell office:value-type="float" office:value="10116" table:style-name="ce6">
            <text:p>10,116<text:s/></text:p>
          </table:table-cell>
          <table:table-cell office:value-type="float" office:value="9917" table:style-name="ce6">
            <text:p>9,917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8518" table:style-name="ce6">
            <text:p>8,518<text:s/></text:p>
          </table:table-cell>
          <table:table-cell office:value-type="float" office:value="1094" table:style-name="ce6">
            <text:p>1,094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3080" table:style-name="ce6">
            <text:p>3,080<text:s/></text:p>
          </table:table-cell>
          <table:table-cell office:value-type="float" office:value="4839" table:style-name="ce6">
            <text:p>4,839<text:s/></text:p>
          </table:table-cell>
          <table:table-cell office:value-type="float" office:value="1450" table:style-name="ce6">
            <text:p>1,450<text:s/></text:p>
          </table:table-cell>
          <table:table-cell office:value-type="float" office:value="1577" table:style-name="ce6">
            <text:p>1,577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17884" table:style-name="ce6">
            <text:p>17,884<text:s/></text:p>
          </table:table-cell>
          <table:table-cell office:value-type="float" office:value="2110" table:style-name="ce6">
            <text:p>2,110<text:s/></text:p>
          </table:table-cell>
          <table:table-cell office:value-type="float" office:value="3738" table:style-name="ce6">
            <text:p>3,738<text:s/></text:p>
          </table:table-cell>
          <table:table-cell office:value-type="float" office:value="3886" table:style-name="ce6">
            <text:p>3,886<text:s/></text:p>
          </table:table-cell>
          <table:table-cell table:number-columns-repeated="16264"/>
        </table:table-row>
        <table:table-row table:style-name="ro2">
          <table:table-cell office:value-type="date" office:date-value="2021-12-12T00:00:00" table:style-name="ce5">
            <text:p>2021/12/12</text:p>
          </table:table-cell>
          <table:table-cell office:value-type="float" office:value="2280" table:style-name="ce6">
            <text:p>2,280<text:s/></text:p>
          </table:table-cell>
          <table:table-cell office:value-type="float" office:value="7056" table:style-name="ce6">
            <text:p>7,056<text:s/></text:p>
          </table:table-cell>
          <table:table-cell office:value-type="float" office:value="17772" table:style-name="ce6">
            <text:p>17,772<text:s/></text:p>
          </table:table-cell>
          <table:table-cell office:value-type="float" office:value="32675" table:style-name="ce6">
            <text:p>32,675<text:s/></text:p>
          </table:table-cell>
          <table:table-cell office:value-type="float" office:value="11211" table:style-name="ce6">
            <text:p>11,211<text:s/></text:p>
          </table:table-cell>
          <table:table-cell office:value-type="float" office:value="7663" table:style-name="ce6">
            <text:p>7,663<text:s/></text:p>
          </table:table-cell>
          <table:table-cell office:value-type="float" office:value="5798" table:style-name="ce6">
            <text:p>5,798<text:s/></text:p>
          </table:table-cell>
          <table:table-cell office:value-type="float" office:value="3018" table:style-name="ce6">
            <text:p>3,018<text:s/></text:p>
          </table:table-cell>
          <table:table-cell office:value-type="float" office:value="2026" table:style-name="ce6">
            <text:p>2,026<text:s/></text:p>
          </table:table-cell>
          <table:table-cell office:value-type="float" office:value="5556" table:style-name="ce6">
            <text:p>5,556<text:s/></text:p>
          </table:table-cell>
          <table:table-cell office:value-type="float" office:value="1495" table:style-name="ce6">
            <text:p>1,495<text:s/></text:p>
          </table:table-cell>
          <table:table-cell office:value-type="float" office:value="2214" table:style-name="ce6">
            <text:p>2,214<text:s/></text:p>
          </table:table-cell>
          <table:table-cell office:value-type="float" office:value="4726" table:style-name="ce6">
            <text:p>4,726<text:s/></text:p>
          </table:table-cell>
          <table:table-cell office:value-type="float" office:value="4510" table:style-name="ce6">
            <text:p>4,510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3777" table:style-name="ce6">
            <text:p>3,777<text:s/></text:p>
          </table:table-cell>
          <table:table-cell office:value-type="float" office:value="5810" table:style-name="ce6">
            <text:p>5,810<text:s/></text:p>
          </table:table-cell>
          <table:table-cell office:value-type="float" office:value="2950" table:style-name="ce6">
            <text:p>2,950<text:s/></text:p>
          </table:table-cell>
          <table:table-cell office:value-type="float" office:value="6254" table:style-name="ce6">
            <text:p>6,254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4288" table:style-name="ce6">
            <text:p>4,288<text:s/></text:p>
          </table:table-cell>
          <table:table-cell office:value-type="float" office:value="4570" table:style-name="ce6">
            <text:p>4,570<text:s/></text:p>
          </table:table-cell>
          <table:table-cell office:value-type="float" office:value="2253" table:style-name="ce6">
            <text:p>2,253<text:s/></text:p>
          </table:table-cell>
          <table:table-cell office:value-type="float" office:value="18898" table:style-name="ce6">
            <text:p>18,898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9570" table:style-name="ce6">
            <text:p>9,570<text:s/></text:p>
          </table:table-cell>
          <table:table-cell office:value-type="float" office:value="7712" table:style-name="ce6">
            <text:p>7,712<text:s/></text:p>
          </table:table-cell>
          <table:table-cell office:value-type="float" office:value="10304" table:style-name="ce6">
            <text:p>10,304<text:s/></text:p>
          </table:table-cell>
          <table:table-cell office:value-type="float" office:value="13494" table:style-name="ce6">
            <text:p>13,494<text:s/></text:p>
          </table:table-cell>
          <table:table-cell office:value-type="float" office:value="13281" table:style-name="ce6">
            <text:p>13,281<text:s/></text:p>
          </table:table-cell>
          <table:table-cell office:value-type="float" office:value="7145" table:style-name="ce6">
            <text:p>7,145<text:s/></text:p>
          </table:table-cell>
          <table:table-cell office:value-type="float" office:value="21410" table:style-name="ce6">
            <text:p>21,410<text:s/></text:p>
          </table:table-cell>
          <table:table-cell office:value-type="float" office:value="11463" table:style-name="ce6">
            <text:p>11,463<text:s/></text:p>
          </table:table-cell>
          <table:table-cell office:value-type="float" office:value="18786" table:style-name="ce6">
            <text:p>18,786<text:s/></text:p>
          </table:table-cell>
          <table:table-cell office:value-type="float" office:value="17279" table:style-name="ce6">
            <text:p>17,279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22575" table:style-name="ce6">
            <text:p>22,575<text:s/></text:p>
          </table:table-cell>
          <table:table-cell office:value-type="float" office:value="15695" table:style-name="ce6">
            <text:p>15,695<text:s/></text:p>
          </table:table-cell>
          <table:table-cell office:value-type="float" office:value="15619" table:style-name="ce6">
            <text:p>15,619<text:s/></text:p>
          </table:table-cell>
          <table:table-cell office:value-type="float" office:value="12981" table:style-name="ce6">
            <text:p>12,981<text:s/></text:p>
          </table:table-cell>
          <table:table-cell office:value-type="float" office:value="8727" table:style-name="ce6">
            <text:p>8,727<text:s/></text:p>
          </table:table-cell>
          <table:table-cell office:value-type="float" office:value="140690" table:style-name="ce6">
            <text:p>140,690<text:s/></text:p>
          </table:table-cell>
          <table:table-cell office:value-type="float" office:value="40059" table:style-name="ce6">
            <text:p>40,059<text:s/></text:p>
          </table:table-cell>
          <table:table-cell office:value-type="float" office:value="11731" table:style-name="ce6">
            <text:p>11,731<text:s/></text:p>
          </table:table-cell>
          <table:table-cell office:value-type="float" office:value="14326" table:style-name="ce6">
            <text:p>14,326<text:s/></text:p>
          </table:table-cell>
          <table:table-cell office:value-type="float" office:value="22420" table:style-name="ce6">
            <text:p>22,420<text:s/></text:p>
          </table:table-cell>
          <table:table-cell office:value-type="float" office:value="18072" table:style-name="ce6">
            <text:p>18,072<text:s/></text:p>
          </table:table-cell>
          <table:table-cell office:value-type="float" office:value="21529" table:style-name="ce6">
            <text:p>21,529<text:s/></text:p>
          </table:table-cell>
          <table:table-cell office:value-type="float" office:value="17390" table:style-name="ce6">
            <text:p>17,390<text:s/></text:p>
          </table:table-cell>
          <table:table-cell office:value-type="float" office:value="6276" table:style-name="ce6">
            <text:p>6,276<text:s/></text:p>
          </table:table-cell>
          <table:table-cell office:value-type="float" office:value="15705" table:style-name="ce6">
            <text:p>15,705<text:s/></text:p>
          </table:table-cell>
          <table:table-cell office:value-type="float" office:value="4953" table:style-name="ce6">
            <text:p>4,953<text:s/></text:p>
          </table:table-cell>
          <table:table-cell office:value-type="float" office:value="4916" table:style-name="ce6">
            <text:p>4,916<text:s/></text:p>
          </table:table-cell>
          <table:table-cell office:value-type="float" office:value="11546" table:style-name="ce6">
            <text:p>11,546<text:s/></text:p>
          </table:table-cell>
          <table:table-cell office:value-type="float" office:value="5012" table:style-name="ce6">
            <text:p>5,012<text:s/></text:p>
          </table:table-cell>
          <table:table-cell office:value-type="float" office:value="2281" table:style-name="ce6">
            <text:p>2,281<text:s/></text:p>
          </table:table-cell>
          <table:table-cell office:value-type="float" office:value="1177" table:style-name="ce6">
            <text:p>1,177<text:s/></text:p>
          </table:table-cell>
          <table:table-cell office:value-type="float" office:value="5586" table:style-name="ce6">
            <text:p>5,586<text:s/></text:p>
          </table:table-cell>
          <table:table-cell office:value-type="float" office:value="5520" table:style-name="ce6">
            <text:p>5,520<text:s/></text:p>
          </table:table-cell>
          <table:table-cell office:value-type="float" office:value="7144" table:style-name="ce6">
            <text:p>7,144<text:s/></text:p>
          </table:table-cell>
          <table:table-cell office:value-type="float" office:value="24832" table:style-name="ce6">
            <text:p>24,832<text:s/></text:p>
          </table:table-cell>
          <table:table-cell office:value-type="float" office:value="5645" table:style-name="ce6">
            <text:p>5,645<text:s/></text:p>
          </table:table-cell>
          <table:table-cell office:value-type="float" office:value="8783" table:style-name="ce6">
            <text:p>8,783<text:s/></text:p>
          </table:table-cell>
          <table:table-cell office:value-type="float" office:value="5068" table:style-name="ce6">
            <text:p>5,068<text:s/></text:p>
          </table:table-cell>
          <table:table-cell office:value-type="float" office:value="13737" table:style-name="ce6">
            <text:p>13,737<text:s/></text:p>
          </table:table-cell>
          <table:table-cell office:value-type="float" office:value="12261" table:style-name="ce6">
            <text:p>12,261<text:s/></text:p>
          </table:table-cell>
          <table:table-cell office:value-type="float" office:value="23391" table:style-name="ce6">
            <text:p>23,391<text:s/></text:p>
          </table:table-cell>
          <table:table-cell office:value-type="float" office:value="47304" table:style-name="ce6">
            <text:p>47,304<text:s/></text:p>
          </table:table-cell>
          <table:table-cell office:value-type="float" office:value="24378" table:style-name="ce6">
            <text:p>24,378<text:s/></text:p>
          </table:table-cell>
          <table:table-cell office:value-type="float" office:value="16343" table:style-name="ce6">
            <text:p>16,343<text:s/></text:p>
          </table:table-cell>
          <table:table-cell office:value-type="float" office:value="19435" table:style-name="ce6">
            <text:p>19,435<text:s/></text:p>
          </table:table-cell>
          <table:table-cell office:value-type="float" office:value="60093" table:style-name="ce6">
            <text:p>60,093<text:s/></text:p>
          </table:table-cell>
          <table:table-cell office:value-type="float" office:value="11896" table:style-name="ce6">
            <text:p>11,896<text:s/></text:p>
          </table:table-cell>
          <table:table-cell office:value-type="float" office:value="22442" table:style-name="ce6">
            <text:p>22,442<text:s/></text:p>
          </table:table-cell>
          <table:table-cell office:value-type="float" office:value="22695" table:style-name="ce6">
            <text:p>22,695<text:s/></text:p>
          </table:table-cell>
          <table:table-cell office:value-type="float" office:value="12921" table:style-name="ce6">
            <text:p>12,921<text:s/></text:p>
          </table:table-cell>
          <table:table-cell office:value-type="float" office:value="50264" table:style-name="ce6">
            <text:p>50,264<text:s/></text:p>
          </table:table-cell>
          <table:table-cell office:value-type="float" office:value="11313" table:style-name="ce6">
            <text:p>11,313<text:s/></text:p>
          </table:table-cell>
          <table:table-cell office:value-type="float" office:value="10274" table:style-name="ce6">
            <text:p>10,274<text:s/></text:p>
          </table:table-cell>
          <table:table-cell office:value-type="float" office:value="7496" table:style-name="ce6">
            <text:p>7,496<text:s/></text:p>
          </table:table-cell>
          <table:table-cell office:value-type="float" office:value="15653" table:style-name="ce6">
            <text:p>15,653<text:s/></text:p>
          </table:table-cell>
          <table:table-cell office:value-type="float" office:value="7571" table:style-name="ce6">
            <text:p>7,571<text:s/></text:p>
          </table:table-cell>
          <table:table-cell office:value-type="float" office:value="21913" table:style-name="ce6">
            <text:p>21,913<text:s/></text:p>
          </table:table-cell>
          <table:table-cell office:value-type="float" office:value="9246" table:style-name="ce6">
            <text:p>9,246<text:s/></text:p>
          </table:table-cell>
          <table:table-cell office:value-type="float" office:value="7853" table:style-name="ce6">
            <text:p>7,853<text:s/></text:p>
          </table:table-cell>
          <table:table-cell office:value-type="float" office:value="7666" table:style-name="ce6">
            <text:p>7,666<text:s/></text:p>
          </table:table-cell>
          <table:table-cell office:value-type="float" office:value="14255" table:style-name="ce6">
            <text:p>14,255<text:s/></text:p>
          </table:table-cell>
          <table:table-cell office:value-type="float" office:value="14327" table:style-name="ce6">
            <text:p>14,327<text:s/></text:p>
          </table:table-cell>
          <table:table-cell office:value-type="float" office:value="10556" table:style-name="ce6">
            <text:p>10,556<text:s/></text:p>
          </table:table-cell>
          <table:table-cell office:value-type="float" office:value="12613" table:style-name="ce6">
            <text:p>12,613<text:s/></text:p>
          </table:table-cell>
          <table:table-cell office:value-type="float" office:value="6907" table:style-name="ce6">
            <text:p>6,907<text:s/></text:p>
          </table:table-cell>
          <table:table-cell office:value-type="float" office:value="6618" table:style-name="ce6">
            <text:p>6,618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1905" table:style-name="ce6">
            <text:p>1,905<text:s/></text:p>
          </table:table-cell>
          <table:table-cell office:value-type="float" office:value="4867" table:style-name="ce6">
            <text:p>4,867<text:s/></text:p>
          </table:table-cell>
          <table:table-cell office:value-type="float" office:value="5864" table:style-name="ce6">
            <text:p>5,864<text:s/></text:p>
          </table:table-cell>
          <table:table-cell office:value-type="float" office:value="6986" table:style-name="ce6">
            <text:p>6,986<text:s/></text:p>
          </table:table-cell>
          <table:table-cell office:value-type="float" office:value="10041" table:style-name="ce6">
            <text:p>10,041<text:s/></text:p>
          </table:table-cell>
          <table:table-cell office:value-type="float" office:value="9717" table:style-name="ce6">
            <text:p>9,717<text:s/></text:p>
          </table:table-cell>
          <table:table-cell office:value-type="float" office:value="13580" table:style-name="ce6">
            <text:p>13,580<text:s/></text:p>
          </table:table-cell>
          <table:table-cell office:value-type="float" office:value="14794" table:style-name="ce6">
            <text:p>14,794<text:s/></text:p>
          </table:table-cell>
          <table:table-cell office:value-type="float" office:value="8468" table:style-name="ce6">
            <text:p>8,468<text:s/></text:p>
          </table:table-cell>
          <table:table-cell office:value-type="float" office:value="7234" table:style-name="ce6">
            <text:p>7,234<text:s/></text:p>
          </table:table-cell>
          <table:table-cell office:value-type="float" office:value="7873" table:style-name="ce6">
            <text:p>7,873<text:s/></text:p>
          </table:table-cell>
          <table:table-cell office:value-type="float" office:value="7425" table:style-name="ce6">
            <text:p>7,425<text:s/></text:p>
          </table:table-cell>
          <table:table-cell office:value-type="float" office:value="7378" table:style-name="ce6">
            <text:p>7,378<text:s/></text:p>
          </table:table-cell>
          <table:table-cell office:value-type="float" office:value="6275" table:style-name="ce6">
            <text:p>6,275<text:s/></text:p>
          </table:table-cell>
          <table:table-cell office:value-type="float" office:value="6161" table:style-name="ce6">
            <text:p>6,161<text:s/></text:p>
          </table:table-cell>
          <table:table-cell office:value-type="float" office:value="709" table:style-name="ce6">
            <text:p>709<text:s/></text:p>
          </table:table-cell>
          <table:table-cell office:value-type="float" office:value="1874" table:style-name="ce6">
            <text:p>1,874<text:s/></text:p>
          </table:table-cell>
          <table:table-cell office:value-type="float" office:value="2548" table:style-name="ce6">
            <text:p>2,548<text:s/>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1014" table:style-name="ce6">
            <text:p>1,014<text:s/></text:p>
          </table:table-cell>
          <table:table-cell office:value-type="float" office:value="1262" table:style-name="ce6">
            <text:p>1,262<text:s/></text:p>
          </table:table-cell>
          <table:table-cell office:value-type="float" office:value="1705" table:style-name="ce6">
            <text:p>1,705<text:s/></text:p>
          </table:table-cell>
          <table:table-cell office:value-type="float" office:value="12945" table:style-name="ce6">
            <text:p>12,945<text:s/></text:p>
          </table:table-cell>
          <table:table-cell office:value-type="float" office:value="1418" table:style-name="ce6">
            <text:p>1,418<text:s/></text:p>
          </table:table-cell>
          <table:table-cell office:value-type="float" office:value="2816" table:style-name="ce6">
            <text:p>2,816<text:s/></text:p>
          </table:table-cell>
          <table:table-cell office:value-type="float" office:value="2730" table:style-name="ce6">
            <text:p>2,730<text:s/></text:p>
          </table:table-cell>
          <table:table-cell table:number-columns-repeated="16264"/>
        </table:table-row>
        <table:table-row table:style-name="ro2">
          <table:table-cell office:value-type="date" office:date-value="2021-12-13T00:00:00" table:style-name="ce5">
            <text:p>2021/12/13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12926" table:style-name="ce6">
            <text:p>12,926<text:s/></text:p>
          </table:table-cell>
          <table:table-cell office:value-type="float" office:value="36715" table:style-name="ce6">
            <text:p>36,715<text:s/></text:p>
          </table:table-cell>
          <table:table-cell office:value-type="float" office:value="34336" table:style-name="ce6">
            <text:p>34,336<text:s/></text:p>
          </table:table-cell>
          <table:table-cell office:value-type="float" office:value="23382" table:style-name="ce6">
            <text:p>23,382<text:s/></text:p>
          </table:table-cell>
          <table:table-cell office:value-type="float" office:value="13399" table:style-name="ce6">
            <text:p>13,399<text:s/></text:p>
          </table:table-cell>
          <table:table-cell office:value-type="float" office:value="10476" table:style-name="ce6">
            <text:p>10,476<text:s/></text:p>
          </table:table-cell>
          <table:table-cell office:value-type="float" office:value="3856" table:style-name="ce6">
            <text:p>3,856<text:s/></text:p>
          </table:table-cell>
          <table:table-cell office:value-type="float" office:value="3141" table:style-name="ce6">
            <text:p>3,141<text:s/></text:p>
          </table:table-cell>
          <table:table-cell office:value-type="float" office:value="12217" table:style-name="ce6">
            <text:p>12,217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4033" table:style-name="ce6">
            <text:p>4,033<text:s/></text:p>
          </table:table-cell>
          <table:table-cell office:value-type="float" office:value="4223" table:style-name="ce6">
            <text:p>4,223<text:s/></text:p>
          </table:table-cell>
          <table:table-cell office:value-type="float" office:value="9193" table:style-name="ce6">
            <text:p>9,193<text:s/></text:p>
          </table:table-cell>
          <table:table-cell office:value-type="float" office:value="9857" table:style-name="ce6">
            <text:p>9,857<text:s/></text:p>
          </table:table-cell>
          <table:table-cell office:value-type="float" office:value="16775" table:style-name="ce6">
            <text:p>16,775<text:s/></text:p>
          </table:table-cell>
          <table:table-cell office:value-type="float" office:value="17701" table:style-name="ce6">
            <text:p>17,701<text:s/></text:p>
          </table:table-cell>
          <table:table-cell office:value-type="float" office:value="5837" table:style-name="ce6">
            <text:p>5,837<text:s/></text:p>
          </table:table-cell>
          <table:table-cell office:value-type="float" office:value="8656" table:style-name="ce6">
            <text:p>8,656<text:s/></text:p>
          </table:table-cell>
          <table:table-cell office:value-type="float" office:value="2941" table:style-name="ce6">
            <text:p>2,941<text:s/></text:p>
          </table:table-cell>
          <table:table-cell office:value-type="float" office:value="7925" table:style-name="ce6">
            <text:p>7,925<text:s/></text:p>
          </table:table-cell>
          <table:table-cell office:value-type="float" office:value="7894" table:style-name="ce6">
            <text:p>7,894<text:s/></text:p>
          </table:table-cell>
          <table:table-cell office:value-type="float" office:value="6362" table:style-name="ce6">
            <text:p>6,362<text:s/></text:p>
          </table:table-cell>
          <table:table-cell office:value-type="float" office:value="26521" table:style-name="ce6">
            <text:p>26,521<text:s/>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11754" table:style-name="ce6">
            <text:p>11,754<text:s/></text:p>
          </table:table-cell>
          <table:table-cell office:value-type="float" office:value="11516" table:style-name="ce6">
            <text:p>11,516<text:s/></text:p>
          </table:table-cell>
          <table:table-cell office:value-type="float" office:value="14528" table:style-name="ce6">
            <text:p>14,528<text:s/></text:p>
          </table:table-cell>
          <table:table-cell office:value-type="float" office:value="22603" table:style-name="ce6">
            <text:p>22,603<text:s/></text:p>
          </table:table-cell>
          <table:table-cell office:value-type="float" office:value="15857" table:style-name="ce6">
            <text:p>15,857<text:s/></text:p>
          </table:table-cell>
          <table:table-cell office:value-type="float" office:value="9114" table:style-name="ce6">
            <text:p>9,114<text:s/></text:p>
          </table:table-cell>
          <table:table-cell office:value-type="float" office:value="23278" table:style-name="ce6">
            <text:p>23,278<text:s/></text:p>
          </table:table-cell>
          <table:table-cell office:value-type="float" office:value="14489" table:style-name="ce6">
            <text:p>14,489<text:s/></text:p>
          </table:table-cell>
          <table:table-cell office:value-type="float" office:value="28836" table:style-name="ce6">
            <text:p>28,836<text:s/></text:p>
          </table:table-cell>
          <table:table-cell office:value-type="float" office:value="21949" table:style-name="ce6">
            <text:p>21,949<text:s/></text:p>
          </table:table-cell>
          <table:table-cell office:value-type="float" office:value="9061" table:style-name="ce6">
            <text:p>9,061<text:s/></text:p>
          </table:table-cell>
          <table:table-cell office:value-type="float" office:value="31640" table:style-name="ce6">
            <text:p>31,640<text:s/></text:p>
          </table:table-cell>
          <table:table-cell office:value-type="float" office:value="23372" table:style-name="ce6">
            <text:p>23,372<text:s/></text:p>
          </table:table-cell>
          <table:table-cell office:value-type="float" office:value="24154" table:style-name="ce6">
            <text:p>24,154<text:s/></text:p>
          </table:table-cell>
          <table:table-cell office:value-type="float" office:value="19311" table:style-name="ce6">
            <text:p>19,311<text:s/></text:p>
          </table:table-cell>
          <table:table-cell office:value-type="float" office:value="19958" table:style-name="ce6">
            <text:p>19,958<text:s/></text:p>
          </table:table-cell>
          <table:table-cell office:value-type="float" office:value="113351" table:style-name="ce6">
            <text:p>113,351<text:s/></text:p>
          </table:table-cell>
          <table:table-cell office:value-type="float" office:value="36091" table:style-name="ce6">
            <text:p>36,091<text:s/></text:p>
          </table:table-cell>
          <table:table-cell office:value-type="float" office:value="18434" table:style-name="ce6">
            <text:p>18,434<text:s/></text:p>
          </table:table-cell>
          <table:table-cell office:value-type="float" office:value="21191" table:style-name="ce6">
            <text:p>21,191<text:s/></text:p>
          </table:table-cell>
          <table:table-cell office:value-type="float" office:value="21304" table:style-name="ce6">
            <text:p>21,304<text:s/></text:p>
          </table:table-cell>
          <table:table-cell office:value-type="float" office:value="23716" table:style-name="ce6">
            <text:p>23,716<text:s/></text:p>
          </table:table-cell>
          <table:table-cell office:value-type="float" office:value="24624" table:style-name="ce6">
            <text:p>24,624<text:s/></text:p>
          </table:table-cell>
          <table:table-cell office:value-type="float" office:value="21317" table:style-name="ce6">
            <text:p>21,317<text:s/></text:p>
          </table:table-cell>
          <table:table-cell office:value-type="float" office:value="12094" table:style-name="ce6">
            <text:p>12,094<text:s/></text:p>
          </table:table-cell>
          <table:table-cell office:value-type="float" office:value="27967" table:style-name="ce6">
            <text:p>27,967<text:s/></text:p>
          </table:table-cell>
          <table:table-cell office:value-type="float" office:value="6673" table:style-name="ce6">
            <text:p>6,673<text:s/></text:p>
          </table:table-cell>
          <table:table-cell office:value-type="float" office:value="8462" table:style-name="ce6">
            <text:p>8,462<text:s/></text:p>
          </table:table-cell>
          <table:table-cell office:value-type="float" office:value="16351" table:style-name="ce6">
            <text:p>16,351<text:s/></text:p>
          </table:table-cell>
          <table:table-cell office:value-type="float" office:value="5073" table:style-name="ce6">
            <text:p>5,073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3008" table:style-name="ce6">
            <text:p>3,008<text:s/></text:p>
          </table:table-cell>
          <table:table-cell office:value-type="float" office:value="13025" table:style-name="ce6">
            <text:p>13,025<text:s/></text:p>
          </table:table-cell>
          <table:table-cell office:value-type="float" office:value="8498" table:style-name="ce6">
            <text:p>8,498<text:s/></text:p>
          </table:table-cell>
          <table:table-cell office:value-type="float" office:value="10163" table:style-name="ce6">
            <text:p>10,163<text:s/></text:p>
          </table:table-cell>
          <table:table-cell office:value-type="float" office:value="29732" table:style-name="ce6">
            <text:p>29,732<text:s/></text:p>
          </table:table-cell>
          <table:table-cell office:value-type="float" office:value="9207" table:style-name="ce6">
            <text:p>9,207<text:s/></text:p>
          </table:table-cell>
          <table:table-cell office:value-type="float" office:value="11868" table:style-name="ce6">
            <text:p>11,868<text:s/></text:p>
          </table:table-cell>
          <table:table-cell office:value-type="float" office:value="7552" table:style-name="ce6">
            <text:p>7,552<text:s/></text:p>
          </table:table-cell>
          <table:table-cell office:value-type="float" office:value="21516" table:style-name="ce6">
            <text:p>21,516<text:s/></text:p>
          </table:table-cell>
          <table:table-cell office:value-type="float" office:value="24452" table:style-name="ce6">
            <text:p>24,452<text:s/></text:p>
          </table:table-cell>
          <table:table-cell office:value-type="float" office:value="26945" table:style-name="ce6">
            <text:p>26,945<text:s/></text:p>
          </table:table-cell>
          <table:table-cell office:value-type="float" office:value="36437" table:style-name="ce6">
            <text:p>36,437<text:s/></text:p>
          </table:table-cell>
          <table:table-cell office:value-type="float" office:value="36458" table:style-name="ce6">
            <text:p>36,458<text:s/></text:p>
          </table:table-cell>
          <table:table-cell office:value-type="float" office:value="23814" table:style-name="ce6">
            <text:p>23,814<text:s/></text:p>
          </table:table-cell>
          <table:table-cell office:value-type="float" office:value="22734" table:style-name="ce6">
            <text:p>22,734<text:s/></text:p>
          </table:table-cell>
          <table:table-cell office:value-type="float" office:value="49907" table:style-name="ce6">
            <text:p>49,907<text:s/></text:p>
          </table:table-cell>
          <table:table-cell office:value-type="float" office:value="20984" table:style-name="ce6">
            <text:p>20,984<text:s/></text:p>
          </table:table-cell>
          <table:table-cell office:value-type="float" office:value="27942" table:style-name="ce6">
            <text:p>27,942<text:s/></text:p>
          </table:table-cell>
          <table:table-cell office:value-type="float" office:value="28150" table:style-name="ce6">
            <text:p>28,150<text:s/></text:p>
          </table:table-cell>
          <table:table-cell office:value-type="float" office:value="16309" table:style-name="ce6">
            <text:p>16,309<text:s/></text:p>
          </table:table-cell>
          <table:table-cell office:value-type="float" office:value="55027" table:style-name="ce6">
            <text:p>55,027<text:s/></text:p>
          </table:table-cell>
          <table:table-cell office:value-type="float" office:value="18492" table:style-name="ce6">
            <text:p>18,492<text:s/></text:p>
          </table:table-cell>
          <table:table-cell office:value-type="float" office:value="14585" table:style-name="ce6">
            <text:p>14,585<text:s/></text:p>
          </table:table-cell>
          <table:table-cell office:value-type="float" office:value="13219" table:style-name="ce6">
            <text:p>13,219<text:s/></text:p>
          </table:table-cell>
          <table:table-cell office:value-type="float" office:value="17633" table:style-name="ce6">
            <text:p>17,633<text:s/></text:p>
          </table:table-cell>
          <table:table-cell office:value-type="float" office:value="12925" table:style-name="ce6">
            <text:p>12,925<text:s/></text:p>
          </table:table-cell>
          <table:table-cell office:value-type="float" office:value="25094" table:style-name="ce6">
            <text:p>25,094<text:s/></text:p>
          </table:table-cell>
          <table:table-cell office:value-type="float" office:value="16695" table:style-name="ce6">
            <text:p>16,695<text:s/></text:p>
          </table:table-cell>
          <table:table-cell office:value-type="float" office:value="6380" table:style-name="ce6">
            <text:p>6,380<text:s/></text:p>
          </table:table-cell>
          <table:table-cell office:value-type="float" office:value="10420" table:style-name="ce6">
            <text:p>10,420<text:s/></text:p>
          </table:table-cell>
          <table:table-cell office:value-type="float" office:value="34747" table:style-name="ce6">
            <text:p>34,747<text:s/></text:p>
          </table:table-cell>
          <table:table-cell office:value-type="float" office:value="20033" table:style-name="ce6">
            <text:p>20,033<text:s/></text:p>
          </table:table-cell>
          <table:table-cell office:value-type="float" office:value="20986" table:style-name="ce6">
            <text:p>20,986<text:s/></text:p>
          </table:table-cell>
          <table:table-cell office:value-type="float" office:value="21253" table:style-name="ce6">
            <text:p>21,253<text:s/></text:p>
          </table:table-cell>
          <table:table-cell office:value-type="float" office:value="13546" table:style-name="ce6">
            <text:p>13,546<text:s/></text:p>
          </table:table-cell>
          <table:table-cell office:value-type="float" office:value="10127" table:style-name="ce6">
            <text:p>10,127<text:s/></text:p>
          </table:table-cell>
          <table:table-cell office:value-type="float" office:value="6099" table:style-name="ce6">
            <text:p>6,099<text:s/></text:p>
          </table:table-cell>
          <table:table-cell office:value-type="float" office:value="4945" table:style-name="ce6">
            <text:p>4,945<text:s/></text:p>
          </table:table-cell>
          <table:table-cell office:value-type="float" office:value="6459" table:style-name="ce6">
            <text:p>6,459<text:s/></text:p>
          </table:table-cell>
          <table:table-cell office:value-type="float" office:value="10112" table:style-name="ce6">
            <text:p>10,112<text:s/></text:p>
          </table:table-cell>
          <table:table-cell office:value-type="float" office:value="9197" table:style-name="ce6">
            <text:p>9,197<text:s/></text:p>
          </table:table-cell>
          <table:table-cell office:value-type="float" office:value="12460" table:style-name="ce6">
            <text:p>12,460<text:s/></text:p>
          </table:table-cell>
          <table:table-cell office:value-type="float" office:value="15464" table:style-name="ce6">
            <text:p>15,464<text:s/></text:p>
          </table:table-cell>
          <table:table-cell office:value-type="float" office:value="25113" table:style-name="ce6">
            <text:p>25,113<text:s/></text:p>
          </table:table-cell>
          <table:table-cell office:value-type="float" office:value="18123" table:style-name="ce6">
            <text:p>18,123<text:s/></text:p>
          </table:table-cell>
          <table:table-cell office:value-type="float" office:value="13823" table:style-name="ce6">
            <text:p>13,823<text:s/></text:p>
          </table:table-cell>
          <table:table-cell office:value-type="float" office:value="11542" table:style-name="ce6">
            <text:p>11,542<text:s/></text:p>
          </table:table-cell>
          <table:table-cell office:value-type="float" office:value="11530" table:style-name="ce6">
            <text:p>11,530<text:s/></text:p>
          </table:table-cell>
          <table:table-cell office:value-type="float" office:value="12188" table:style-name="ce6">
            <text:p>12,188<text:s/></text:p>
          </table:table-cell>
          <table:table-cell office:value-type="float" office:value="10830" table:style-name="ce6">
            <text:p>10,830<text:s/></text:p>
          </table:table-cell>
          <table:table-cell office:value-type="float" office:value="11312" table:style-name="ce6">
            <text:p>11,312<text:s/></text:p>
          </table:table-cell>
          <table:table-cell office:value-type="float" office:value="9550" table:style-name="ce6">
            <text:p>9,550<text:s/></text:p>
          </table:table-cell>
          <table:table-cell office:value-type="float" office:value="1732" table:style-name="ce6">
            <text:p>1,732<text:s/></text:p>
          </table:table-cell>
          <table:table-cell office:value-type="float" office:value="2353" table:style-name="ce6">
            <text:p>2,353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4453" table:style-name="ce6">
            <text:p>4,453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2951" table:style-name="ce6">
            <text:p>2,951<text:s/></text:p>
          </table:table-cell>
          <table:table-cell office:value-type="float" office:value="9012" table:style-name="ce6">
            <text:p>9,012<text:s/></text:p>
          </table:table-cell>
          <table:table-cell office:value-type="float" office:value="2161" table:style-name="ce6">
            <text:p>2,161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4474" table:style-name="ce6">
            <text:p>4,474<text:s/></text:p>
          </table:table-cell>
          <table:table-cell table:number-columns-repeated="16264"/>
        </table:table-row>
        <table:table-row table:style-name="ro2">
          <table:table-cell office:value-type="date" office:date-value="2021-12-14T00:00:00" table:style-name="ce5">
            <text:p>2021/12/14</text:p>
          </table:table-cell>
          <table:table-cell office:value-type="float" office:value="3463" table:style-name="ce6">
            <text:p>3,463<text:s/></text:p>
          </table:table-cell>
          <table:table-cell office:value-type="float" office:value="13349" table:style-name="ce6">
            <text:p>13,349<text:s/></text:p>
          </table:table-cell>
          <table:table-cell office:value-type="float" office:value="36950" table:style-name="ce6">
            <text:p>36,950<text:s/></text:p>
          </table:table-cell>
          <table:table-cell office:value-type="float" office:value="35780" table:style-name="ce6">
            <text:p>35,780<text:s/></text:p>
          </table:table-cell>
          <table:table-cell office:value-type="float" office:value="24258" table:style-name="ce6">
            <text:p>24,258<text:s/></text:p>
          </table:table-cell>
          <table:table-cell office:value-type="float" office:value="13739" table:style-name="ce6">
            <text:p>13,739<text:s/></text:p>
          </table:table-cell>
          <table:table-cell office:value-type="float" office:value="10661" table:style-name="ce6">
            <text:p>10,661<text:s/>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12591" table:style-name="ce6">
            <text:p>12,591<text:s/></text:p>
          </table:table-cell>
          <table:table-cell office:value-type="float" office:value="2530" table:style-name="ce6">
            <text:p>2,530<text:s/></text:p>
          </table:table-cell>
          <table:table-cell office:value-type="float" office:value="4285" table:style-name="ce6">
            <text:p>4,285<text:s/></text:p>
          </table:table-cell>
          <table:table-cell office:value-type="float" office:value="5213" table:style-name="ce6">
            <text:p>5,213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10238" table:style-name="ce6">
            <text:p>10,238<text:s/></text:p>
          </table:table-cell>
          <table:table-cell office:value-type="float" office:value="17323" table:style-name="ce6">
            <text:p>17,323<text:s/></text:p>
          </table:table-cell>
          <table:table-cell office:value-type="float" office:value="17912" table:style-name="ce6">
            <text:p>17,912<text:s/></text:p>
          </table:table-cell>
          <table:table-cell office:value-type="float" office:value="5886" table:style-name="ce6">
            <text:p>5,886<text:s/></text:p>
          </table:table-cell>
          <table:table-cell office:value-type="float" office:value="8830" table:style-name="ce6">
            <text:p>8,830<text:s/></text:p>
          </table:table-cell>
          <table:table-cell office:value-type="float" office:value="3371" table:style-name="ce6">
            <text:p>3,371<text:s/></text:p>
          </table:table-cell>
          <table:table-cell office:value-type="float" office:value="8205" table:style-name="ce6">
            <text:p>8,205<text:s/></text:p>
          </table:table-cell>
          <table:table-cell office:value-type="float" office:value="8020" table:style-name="ce6">
            <text:p>8,020<text:s/></text:p>
          </table:table-cell>
          <table:table-cell office:value-type="float" office:value="6125" table:style-name="ce6">
            <text:p>6,125<text:s/></text:p>
          </table:table-cell>
          <table:table-cell office:value-type="float" office:value="28836" table:style-name="ce6">
            <text:p>28,836<text:s/>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12657" table:style-name="ce6">
            <text:p>12,657<text:s/></text:p>
          </table:table-cell>
          <table:table-cell office:value-type="float" office:value="11740" table:style-name="ce6">
            <text:p>11,740<text:s/></text:p>
          </table:table-cell>
          <table:table-cell office:value-type="float" office:value="14849" table:style-name="ce6">
            <text:p>14,849<text:s/></text:p>
          </table:table-cell>
          <table:table-cell office:value-type="float" office:value="23051" table:style-name="ce6">
            <text:p>23,051<text:s/></text:p>
          </table:table-cell>
          <table:table-cell office:value-type="float" office:value="15915" table:style-name="ce6">
            <text:p>15,915<text:s/></text:p>
          </table:table-cell>
          <table:table-cell office:value-type="float" office:value="9339" table:style-name="ce6">
            <text:p>9,339<text:s/></text:p>
          </table:table-cell>
          <table:table-cell office:value-type="float" office:value="24451" table:style-name="ce6">
            <text:p>24,451<text:s/></text:p>
          </table:table-cell>
          <table:table-cell office:value-type="float" office:value="15207" table:style-name="ce6">
            <text:p>15,207<text:s/></text:p>
          </table:table-cell>
          <table:table-cell office:value-type="float" office:value="30098" table:style-name="ce6">
            <text:p>30,098<text:s/></text:p>
          </table:table-cell>
          <table:table-cell office:value-type="float" office:value="23790" table:style-name="ce6">
            <text:p>23,790<text:s/></text:p>
          </table:table-cell>
          <table:table-cell office:value-type="float" office:value="9540" table:style-name="ce6">
            <text:p>9,540<text:s/></text:p>
          </table:table-cell>
          <table:table-cell office:value-type="float" office:value="32509" table:style-name="ce6">
            <text:p>32,509<text:s/></text:p>
          </table:table-cell>
          <table:table-cell office:value-type="float" office:value="23961" table:style-name="ce6">
            <text:p>23,961<text:s/></text:p>
          </table:table-cell>
          <table:table-cell office:value-type="float" office:value="24167" table:style-name="ce6">
            <text:p>24,167<text:s/></text:p>
          </table:table-cell>
          <table:table-cell office:value-type="float" office:value="19790" table:style-name="ce6">
            <text:p>19,790<text:s/></text:p>
          </table:table-cell>
          <table:table-cell office:value-type="float" office:value="20684" table:style-name="ce6">
            <text:p>20,684<text:s/></text:p>
          </table:table-cell>
          <table:table-cell office:value-type="float" office:value="106772" table:style-name="ce6">
            <text:p>106,772<text:s/></text:p>
          </table:table-cell>
          <table:table-cell office:value-type="float" office:value="37592" table:style-name="ce6">
            <text:p>37,592<text:s/></text:p>
          </table:table-cell>
          <table:table-cell office:value-type="float" office:value="18407" table:style-name="ce6">
            <text:p>18,407<text:s/></text:p>
          </table:table-cell>
          <table:table-cell office:value-type="float" office:value="21916" table:style-name="ce6">
            <text:p>21,916<text:s/></text:p>
          </table:table-cell>
          <table:table-cell office:value-type="float" office:value="24051" table:style-name="ce6">
            <text:p>24,051<text:s/></text:p>
          </table:table-cell>
          <table:table-cell office:value-type="float" office:value="25672" table:style-name="ce6">
            <text:p>25,672<text:s/></text:p>
          </table:table-cell>
          <table:table-cell office:value-type="float" office:value="26851" table:style-name="ce6">
            <text:p>26,851<text:s/></text:p>
          </table:table-cell>
          <table:table-cell office:value-type="float" office:value="22097" table:style-name="ce6">
            <text:p>22,097<text:s/></text:p>
          </table:table-cell>
          <table:table-cell office:value-type="float" office:value="12452" table:style-name="ce6">
            <text:p>12,452<text:s/></text:p>
          </table:table-cell>
          <table:table-cell office:value-type="float" office:value="28596" table:style-name="ce6">
            <text:p>28,596<text:s/></text:p>
          </table:table-cell>
          <table:table-cell office:value-type="float" office:value="6994" table:style-name="ce6">
            <text:p>6,994<text:s/></text:p>
          </table:table-cell>
          <table:table-cell office:value-type="float" office:value="8828" table:style-name="ce6">
            <text:p>8,828<text:s/></text:p>
          </table:table-cell>
          <table:table-cell office:value-type="float" office:value="17496" table:style-name="ce6">
            <text:p>17,496<text:s/></text:p>
          </table:table-cell>
          <table:table-cell office:value-type="float" office:value="5349" table:style-name="ce6">
            <text:p>5,349<text:s/></text:p>
          </table:table-cell>
          <table:table-cell office:value-type="float" office:value="3799" table:style-name="ce6">
            <text:p>3,799<text:s/></text:p>
          </table:table-cell>
          <table:table-cell office:value-type="float" office:value="3167" table:style-name="ce6">
            <text:p>3,167<text:s/></text:p>
          </table:table-cell>
          <table:table-cell office:value-type="float" office:value="13409" table:style-name="ce6">
            <text:p>13,409<text:s/></text:p>
          </table:table-cell>
          <table:table-cell office:value-type="float" office:value="8911" table:style-name="ce6">
            <text:p>8,911<text:s/></text:p>
          </table:table-cell>
          <table:table-cell office:value-type="float" office:value="10629" table:style-name="ce6">
            <text:p>10,629<text:s/></text:p>
          </table:table-cell>
          <table:table-cell office:value-type="float" office:value="32712" table:style-name="ce6">
            <text:p>32,712<text:s/></text:p>
          </table:table-cell>
          <table:table-cell office:value-type="float" office:value="9193" table:style-name="ce6">
            <text:p>9,193<text:s/></text:p>
          </table:table-cell>
          <table:table-cell office:value-type="float" office:value="12290" table:style-name="ce6">
            <text:p>12,290<text:s/></text:p>
          </table:table-cell>
          <table:table-cell office:value-type="float" office:value="7502" table:style-name="ce6">
            <text:p>7,502<text:s/></text:p>
          </table:table-cell>
          <table:table-cell office:value-type="float" office:value="21469" table:style-name="ce6">
            <text:p>21,469<text:s/></text:p>
          </table:table-cell>
          <table:table-cell office:value-type="float" office:value="25020" table:style-name="ce6">
            <text:p>25,020<text:s/></text:p>
          </table:table-cell>
          <table:table-cell office:value-type="float" office:value="27527" table:style-name="ce6">
            <text:p>27,527<text:s/></text:p>
          </table:table-cell>
          <table:table-cell office:value-type="float" office:value="36382" table:style-name="ce6">
            <text:p>36,382<text:s/></text:p>
          </table:table-cell>
          <table:table-cell office:value-type="float" office:value="37393" table:style-name="ce6">
            <text:p>37,393<text:s/></text:p>
          </table:table-cell>
          <table:table-cell office:value-type="float" office:value="24309" table:style-name="ce6">
            <text:p>24,309<text:s/></text:p>
          </table:table-cell>
          <table:table-cell office:value-type="float" office:value="23402" table:style-name="ce6">
            <text:p>23,402<text:s/></text:p>
          </table:table-cell>
          <table:table-cell office:value-type="float" office:value="49151" table:style-name="ce6">
            <text:p>49,151<text:s/></text:p>
          </table:table-cell>
          <table:table-cell office:value-type="float" office:value="21210" table:style-name="ce6">
            <text:p>21,210<text:s/></text:p>
          </table:table-cell>
          <table:table-cell office:value-type="float" office:value="28705" table:style-name="ce6">
            <text:p>28,705<text:s/></text:p>
          </table:table-cell>
          <table:table-cell office:value-type="float" office:value="29234" table:style-name="ce6">
            <text:p>29,234<text:s/></text:p>
          </table:table-cell>
          <table:table-cell office:value-type="float" office:value="16746" table:style-name="ce6">
            <text:p>16,746<text:s/></text:p>
          </table:table-cell>
          <table:table-cell office:value-type="float" office:value="54169" table:style-name="ce6">
            <text:p>54,169<text:s/></text:p>
          </table:table-cell>
          <table:table-cell office:value-type="float" office:value="18940" table:style-name="ce6">
            <text:p>18,940<text:s/></text:p>
          </table:table-cell>
          <table:table-cell office:value-type="float" office:value="14517" table:style-name="ce6">
            <text:p>14,517<text:s/></text:p>
          </table:table-cell>
          <table:table-cell office:value-type="float" office:value="13348" table:style-name="ce6">
            <text:p>13,348<text:s/></text:p>
          </table:table-cell>
          <table:table-cell office:value-type="float" office:value="17873" table:style-name="ce6">
            <text:p>17,873<text:s/></text:p>
          </table:table-cell>
          <table:table-cell office:value-type="float" office:value="13714" table:style-name="ce6">
            <text:p>13,714<text:s/></text:p>
          </table:table-cell>
          <table:table-cell office:value-type="float" office:value="23356" table:style-name="ce6">
            <text:p>23,356<text:s/></text:p>
          </table:table-cell>
          <table:table-cell office:value-type="float" office:value="17184" table:style-name="ce6">
            <text:p>17,184<text:s/></text:p>
          </table:table-cell>
          <table:table-cell office:value-type="float" office:value="7962" table:style-name="ce6">
            <text:p>7,962<text:s/></text:p>
          </table:table-cell>
          <table:table-cell office:value-type="float" office:value="10676" table:style-name="ce6">
            <text:p>10,676<text:s/></text:p>
          </table:table-cell>
          <table:table-cell office:value-type="float" office:value="34897" table:style-name="ce6">
            <text:p>34,897<text:s/></text:p>
          </table:table-cell>
          <table:table-cell office:value-type="float" office:value="20517" table:style-name="ce6">
            <text:p>20,517<text:s/></text:p>
          </table:table-cell>
          <table:table-cell office:value-type="float" office:value="22293" table:style-name="ce6">
            <text:p>22,293<text:s/></text:p>
          </table:table-cell>
          <table:table-cell office:value-type="float" office:value="21673" table:style-name="ce6">
            <text:p>21,673<text:s/></text:p>
          </table:table-cell>
          <table:table-cell office:value-type="float" office:value="13696" table:style-name="ce6">
            <text:p>13,696<text:s/></text:p>
          </table:table-cell>
          <table:table-cell office:value-type="float" office:value="10376" table:style-name="ce6">
            <text:p>10,376<text:s/></text:p>
          </table:table-cell>
          <table:table-cell office:value-type="float" office:value="6058" table:style-name="ce6">
            <text:p>6,058<text:s/></text:p>
          </table:table-cell>
          <table:table-cell office:value-type="float" office:value="4937" table:style-name="ce6">
            <text:p>4,937<text:s/></text:p>
          </table:table-cell>
          <table:table-cell office:value-type="float" office:value="6531" table:style-name="ce6">
            <text:p>6,531<text:s/></text:p>
          </table:table-cell>
          <table:table-cell office:value-type="float" office:value="10054" table:style-name="ce6">
            <text:p>10,054<text:s/></text:p>
          </table:table-cell>
          <table:table-cell office:value-type="float" office:value="8841" table:style-name="ce6">
            <text:p>8,841<text:s/></text:p>
          </table:table-cell>
          <table:table-cell office:value-type="float" office:value="12472" table:style-name="ce6">
            <text:p>12,472<text:s/></text:p>
          </table:table-cell>
          <table:table-cell office:value-type="float" office:value="15662" table:style-name="ce6">
            <text:p>15,662<text:s/></text:p>
          </table:table-cell>
          <table:table-cell office:value-type="float" office:value="25489" table:style-name="ce6">
            <text:p>25,489<text:s/></text:p>
          </table:table-cell>
          <table:table-cell office:value-type="float" office:value="19919" table:style-name="ce6">
            <text:p>19,919<text:s/></text:p>
          </table:table-cell>
          <table:table-cell office:value-type="float" office:value="14219" table:style-name="ce6">
            <text:p>14,219<text:s/></text:p>
          </table:table-cell>
          <table:table-cell office:value-type="float" office:value="11664" table:style-name="ce6">
            <text:p>11,664<text:s/></text:p>
          </table:table-cell>
          <table:table-cell office:value-type="float" office:value="11592" table:style-name="ce6">
            <text:p>11,592<text:s/></text:p>
          </table:table-cell>
          <table:table-cell office:value-type="float" office:value="12076" table:style-name="ce6">
            <text:p>12,076<text:s/></text:p>
          </table:table-cell>
          <table:table-cell office:value-type="float" office:value="10789" table:style-name="ce6">
            <text:p>10,789<text:s/></text:p>
          </table:table-cell>
          <table:table-cell office:value-type="float" office:value="11833" table:style-name="ce6">
            <text:p>11,833<text:s/></text:p>
          </table:table-cell>
          <table:table-cell office:value-type="float" office:value="9806" table:style-name="ce6">
            <text:p>9,806<text:s/></text:p>
          </table:table-cell>
          <table:table-cell office:value-type="float" office:value="1818" table:style-name="ce6">
            <text:p>1,818<text:s/></text:p>
          </table:table-cell>
          <table:table-cell office:value-type="float" office:value="2349" table:style-name="ce6">
            <text:p>2,349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4390" table:style-name="ce6">
            <text:p>4,390<text:s/></text:p>
          </table:table-cell>
          <table:table-cell office:value-type="float" office:value="2374" table:style-name="ce6">
            <text:p>2,374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2879" table:style-name="ce6">
            <text:p>2,879<text:s/></text:p>
          </table:table-cell>
          <table:table-cell office:value-type="float" office:value="8292" table:style-name="ce6">
            <text:p>8,292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3597" table:style-name="ce6">
            <text:p>3,597<text:s/></text:p>
          </table:table-cell>
          <table:table-cell office:value-type="float" office:value="4508" table:style-name="ce6">
            <text:p>4,508<text:s/></text:p>
          </table:table-cell>
          <table:table-cell table:number-columns-repeated="16264"/>
        </table:table-row>
        <table:table-row table:style-name="ro2">
          <table:table-cell office:value-type="date" office:date-value="2021-12-15T00:00:00" table:style-name="ce5">
            <text:p>2021/12/15</text:p>
          </table:table-cell>
          <table:table-cell office:value-type="float" office:value="3435" table:style-name="ce6">
            <text:p>3,435<text:s/></text:p>
          </table:table-cell>
          <table:table-cell office:value-type="float" office:value="13483" table:style-name="ce6">
            <text:p>13,483<text:s/></text:p>
          </table:table-cell>
          <table:table-cell office:value-type="float" office:value="38162" table:style-name="ce6">
            <text:p>38,162<text:s/></text:p>
          </table:table-cell>
          <table:table-cell office:value-type="float" office:value="38434" table:style-name="ce6">
            <text:p>38,434<text:s/></text:p>
          </table:table-cell>
          <table:table-cell office:value-type="float" office:value="24421" table:style-name="ce6">
            <text:p>24,421<text:s/></text:p>
          </table:table-cell>
          <table:table-cell office:value-type="float" office:value="14005" table:style-name="ce6">
            <text:p>14,005<text:s/></text:p>
          </table:table-cell>
          <table:table-cell office:value-type="float" office:value="10981" table:style-name="ce6">
            <text:p>10,981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12884" table:style-name="ce6">
            <text:p>12,884<text:s/></text:p>
          </table:table-cell>
          <table:table-cell office:value-type="float" office:value="2663" table:style-name="ce6">
            <text:p>2,663<text:s/></text:p>
          </table:table-cell>
          <table:table-cell office:value-type="float" office:value="4401" table:style-name="ce6">
            <text:p>4,401<text:s/></text:p>
          </table:table-cell>
          <table:table-cell office:value-type="float" office:value="5325" table:style-name="ce6">
            <text:p>5,325<text:s/></text:p>
          </table:table-cell>
          <table:table-cell office:value-type="float" office:value="9635" table:style-name="ce6">
            <text:p>9,635<text:s/></text:p>
          </table:table-cell>
          <table:table-cell office:value-type="float" office:value="11698" table:style-name="ce6">
            <text:p>11,698<text:s/></text:p>
          </table:table-cell>
          <table:table-cell office:value-type="float" office:value="17170" table:style-name="ce6">
            <text:p>17,170<text:s/></text:p>
          </table:table-cell>
          <table:table-cell office:value-type="float" office:value="18267" table:style-name="ce6">
            <text:p>18,267<text:s/></text:p>
          </table:table-cell>
          <table:table-cell office:value-type="float" office:value="6117" table:style-name="ce6">
            <text:p>6,117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3696" table:style-name="ce6">
            <text:p>3,696<text:s/></text:p>
          </table:table-cell>
          <table:table-cell office:value-type="float" office:value="8464" table:style-name="ce6">
            <text:p>8,464<text:s/></text:p>
          </table:table-cell>
          <table:table-cell office:value-type="float" office:value="8486" table:style-name="ce6">
            <text:p>8,486<text:s/></text:p>
          </table:table-cell>
          <table:table-cell office:value-type="float" office:value="6442" table:style-name="ce6">
            <text:p>6,442<text:s/></text:p>
          </table:table-cell>
          <table:table-cell office:value-type="float" office:value="35606" table:style-name="ce6">
            <text:p>35,606<text:s/></text:p>
          </table:table-cell>
          <table:table-cell office:value-type="float" office:value="3141" table:style-name="ce6">
            <text:p>3,141<text:s/></text:p>
          </table:table-cell>
          <table:table-cell office:value-type="float" office:value="13138" table:style-name="ce6">
            <text:p>13,138<text:s/></text:p>
          </table:table-cell>
          <table:table-cell office:value-type="float" office:value="12112" table:style-name="ce6">
            <text:p>12,112<text:s/></text:p>
          </table:table-cell>
          <table:table-cell office:value-type="float" office:value="15159" table:style-name="ce6">
            <text:p>15,159<text:s/></text:p>
          </table:table-cell>
          <table:table-cell office:value-type="float" office:value="23389" table:style-name="ce6">
            <text:p>23,389<text:s/></text:p>
          </table:table-cell>
          <table:table-cell office:value-type="float" office:value="16564" table:style-name="ce6">
            <text:p>16,564<text:s/></text:p>
          </table:table-cell>
          <table:table-cell office:value-type="float" office:value="9674" table:style-name="ce6">
            <text:p>9,674<text:s/></text:p>
          </table:table-cell>
          <table:table-cell office:value-type="float" office:value="25094" table:style-name="ce6">
            <text:p>25,094<text:s/></text:p>
          </table:table-cell>
          <table:table-cell office:value-type="float" office:value="15264" table:style-name="ce6">
            <text:p>15,264<text:s/></text:p>
          </table:table-cell>
          <table:table-cell office:value-type="float" office:value="30717" table:style-name="ce6">
            <text:p>30,717<text:s/></text:p>
          </table:table-cell>
          <table:table-cell office:value-type="float" office:value="24857" table:style-name="ce6">
            <text:p>24,857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33222" table:style-name="ce6">
            <text:p>33,222<text:s/></text:p>
          </table:table-cell>
          <table:table-cell office:value-type="float" office:value="24350" table:style-name="ce6">
            <text:p>24,350<text:s/></text:p>
          </table:table-cell>
          <table:table-cell office:value-type="float" office:value="24874" table:style-name="ce6">
            <text:p>24,874<text:s/></text:p>
          </table:table-cell>
          <table:table-cell office:value-type="float" office:value="20376" table:style-name="ce6">
            <text:p>20,376<text:s/></text:p>
          </table:table-cell>
          <table:table-cell office:value-type="float" office:value="21398" table:style-name="ce6">
            <text:p>21,398<text:s/></text:p>
          </table:table-cell>
          <table:table-cell office:value-type="float" office:value="111299" table:style-name="ce6">
            <text:p>111,299<text:s/></text:p>
          </table:table-cell>
          <table:table-cell office:value-type="float" office:value="39705" table:style-name="ce6">
            <text:p>39,705<text:s/></text:p>
          </table:table-cell>
          <table:table-cell office:value-type="float" office:value="19272" table:style-name="ce6">
            <text:p>19,272<text:s/></text:p>
          </table:table-cell>
          <table:table-cell office:value-type="float" office:value="22336" table:style-name="ce6">
            <text:p>22,336<text:s/></text:p>
          </table:table-cell>
          <table:table-cell office:value-type="float" office:value="24646" table:style-name="ce6">
            <text:p>24,646<text:s/></text:p>
          </table:table-cell>
          <table:table-cell office:value-type="float" office:value="26771" table:style-name="ce6">
            <text:p>26,771<text:s/></text:p>
          </table:table-cell>
          <table:table-cell office:value-type="float" office:value="28582" table:style-name="ce6">
            <text:p>28,582<text:s/></text:p>
          </table:table-cell>
          <table:table-cell office:value-type="float" office:value="22960" table:style-name="ce6">
            <text:p>22,960<text:s/></text:p>
          </table:table-cell>
          <table:table-cell office:value-type="float" office:value="12872" table:style-name="ce6">
            <text:p>12,872<text:s/></text:p>
          </table:table-cell>
          <table:table-cell office:value-type="float" office:value="29836" table:style-name="ce6">
            <text:p>29,836<text:s/></text:p>
          </table:table-cell>
          <table:table-cell office:value-type="float" office:value="7180" table:style-name="ce6">
            <text:p>7,180<text:s/></text:p>
          </table:table-cell>
          <table:table-cell office:value-type="float" office:value="9058" table:style-name="ce6">
            <text:p>9,058<text:s/></text:p>
          </table:table-cell>
          <table:table-cell office:value-type="float" office:value="17980" table:style-name="ce6">
            <text:p>17,980<text:s/></text:p>
          </table:table-cell>
          <table:table-cell office:value-type="float" office:value="5287" table:style-name="ce6">
            <text:p>5,287<text:s/></text:p>
          </table:table-cell>
          <table:table-cell office:value-type="float" office:value="3818" table:style-name="ce6">
            <text:p>3,818<text:s/></text:p>
          </table:table-cell>
          <table:table-cell office:value-type="float" office:value="3216" table:style-name="ce6">
            <text:p>3,216<text:s/></text:p>
          </table:table-cell>
          <table:table-cell office:value-type="float" office:value="13982" table:style-name="ce6">
            <text:p>13,982<text:s/></text:p>
          </table:table-cell>
          <table:table-cell office:value-type="float" office:value="9147" table:style-name="ce6">
            <text:p>9,147<text:s/></text:p>
          </table:table-cell>
          <table:table-cell office:value-type="float" office:value="10859" table:style-name="ce6">
            <text:p>10,859<text:s/></text:p>
          </table:table-cell>
          <table:table-cell office:value-type="float" office:value="34659" table:style-name="ce6">
            <text:p>34,659<text:s/></text:p>
          </table:table-cell>
          <table:table-cell office:value-type="float" office:value="9500" table:style-name="ce6">
            <text:p>9,500<text:s/></text:p>
          </table:table-cell>
          <table:table-cell office:value-type="float" office:value="12633" table:style-name="ce6">
            <text:p>12,633<text:s/></text:p>
          </table:table-cell>
          <table:table-cell office:value-type="float" office:value="7878" table:style-name="ce6">
            <text:p>7,878<text:s/></text:p>
          </table:table-cell>
          <table:table-cell office:value-type="float" office:value="22036" table:style-name="ce6">
            <text:p>22,036<text:s/></text:p>
          </table:table-cell>
          <table:table-cell office:value-type="float" office:value="25612" table:style-name="ce6">
            <text:p>25,612<text:s/></text:p>
          </table:table-cell>
          <table:table-cell office:value-type="float" office:value="28472" table:style-name="ce6">
            <text:p>28,472<text:s/></text:p>
          </table:table-cell>
          <table:table-cell office:value-type="float" office:value="39800" table:style-name="ce6">
            <text:p>39,800<text:s/></text:p>
          </table:table-cell>
          <table:table-cell office:value-type="float" office:value="38575" table:style-name="ce6">
            <text:p>38,575<text:s/></text:p>
          </table:table-cell>
          <table:table-cell office:value-type="float" office:value="25027" table:style-name="ce6">
            <text:p>25,027<text:s/></text:p>
          </table:table-cell>
          <table:table-cell office:value-type="float" office:value="24373" table:style-name="ce6">
            <text:p>24,373<text:s/></text:p>
          </table:table-cell>
          <table:table-cell office:value-type="float" office:value="53369" table:style-name="ce6">
            <text:p>53,369<text:s/></text:p>
          </table:table-cell>
          <table:table-cell office:value-type="float" office:value="21858" table:style-name="ce6">
            <text:p>21,858<text:s/></text:p>
          </table:table-cell>
          <table:table-cell office:value-type="float" office:value="29828" table:style-name="ce6">
            <text:p>29,828<text:s/></text:p>
          </table:table-cell>
          <table:table-cell office:value-type="float" office:value="30085" table:style-name="ce6">
            <text:p>30,085<text:s/></text:p>
          </table:table-cell>
          <table:table-cell office:value-type="float" office:value="17476" table:style-name="ce6">
            <text:p>17,476<text:s/></text:p>
          </table:table-cell>
          <table:table-cell office:value-type="float" office:value="57598" table:style-name="ce6">
            <text:p>57,598<text:s/></text:p>
          </table:table-cell>
          <table:table-cell office:value-type="float" office:value="19204" table:style-name="ce6">
            <text:p>19,204<text:s/></text:p>
          </table:table-cell>
          <table:table-cell office:value-type="float" office:value="15258" table:style-name="ce6">
            <text:p>15,258<text:s/></text:p>
          </table:table-cell>
          <table:table-cell office:value-type="float" office:value="13993" table:style-name="ce6">
            <text:p>13,993<text:s/></text:p>
          </table:table-cell>
          <table:table-cell office:value-type="float" office:value="21414" table:style-name="ce6">
            <text:p>21,414<text:s/></text:p>
          </table:table-cell>
          <table:table-cell office:value-type="float" office:value="14503" table:style-name="ce6">
            <text:p>14,503<text:s/></text:p>
          </table:table-cell>
          <table:table-cell office:value-type="float" office:value="25714" table:style-name="ce6">
            <text:p>25,714<text:s/></text:p>
          </table:table-cell>
          <table:table-cell office:value-type="float" office:value="17602" table:style-name="ce6">
            <text:p>17,602<text:s/></text:p>
          </table:table-cell>
          <table:table-cell office:value-type="float" office:value="8342" table:style-name="ce6">
            <text:p>8,342<text:s/></text:p>
          </table:table-cell>
          <table:table-cell office:value-type="float" office:value="10785" table:style-name="ce6">
            <text:p>10,785<text:s/></text:p>
          </table:table-cell>
          <table:table-cell office:value-type="float" office:value="35428" table:style-name="ce6">
            <text:p>35,428<text:s/></text:p>
          </table:table-cell>
          <table:table-cell office:value-type="float" office:value="20887" table:style-name="ce6">
            <text:p>20,887<text:s/></text:p>
          </table:table-cell>
          <table:table-cell office:value-type="float" office:value="22571" table:style-name="ce6">
            <text:p>22,571<text:s/></text:p>
          </table:table-cell>
          <table:table-cell office:value-type="float" office:value="22063" table:style-name="ce6">
            <text:p>22,063<text:s/></text:p>
          </table:table-cell>
          <table:table-cell office:value-type="float" office:value="13931" table:style-name="ce6">
            <text:p>13,931<text:s/></text:p>
          </table:table-cell>
          <table:table-cell office:value-type="float" office:value="10622" table:style-name="ce6">
            <text:p>10,622<text:s/></text:p>
          </table:table-cell>
          <table:table-cell office:value-type="float" office:value="6272" table:style-name="ce6">
            <text:p>6,272<text:s/></text:p>
          </table:table-cell>
          <table:table-cell office:value-type="float" office:value="5123" table:style-name="ce6">
            <text:p>5,123<text:s/></text:p>
          </table:table-cell>
          <table:table-cell office:value-type="float" office:value="6568" table:style-name="ce6">
            <text:p>6,568<text:s/></text:p>
          </table:table-cell>
          <table:table-cell office:value-type="float" office:value="10370" table:style-name="ce6">
            <text:p>10,370<text:s/></text:p>
          </table:table-cell>
          <table:table-cell office:value-type="float" office:value="9102" table:style-name="ce6">
            <text:p>9,102<text:s/></text:p>
          </table:table-cell>
          <table:table-cell office:value-type="float" office:value="12813" table:style-name="ce6">
            <text:p>12,813<text:s/></text:p>
          </table:table-cell>
          <table:table-cell office:value-type="float" office:value="15898" table:style-name="ce6">
            <text:p>15,898<text:s/></text:p>
          </table:table-cell>
          <table:table-cell office:value-type="float" office:value="26288" table:style-name="ce6">
            <text:p>26,288<text:s/></text:p>
          </table:table-cell>
          <table:table-cell office:value-type="float" office:value="20710" table:style-name="ce6">
            <text:p>20,710<text:s/></text:p>
          </table:table-cell>
          <table:table-cell office:value-type="float" office:value="14410" table:style-name="ce6">
            <text:p>14,410<text:s/></text:p>
          </table:table-cell>
          <table:table-cell office:value-type="float" office:value="11961" table:style-name="ce6">
            <text:p>11,961<text:s/></text:p>
          </table:table-cell>
          <table:table-cell office:value-type="float" office:value="11696" table:style-name="ce6">
            <text:p>11,696<text:s/></text:p>
          </table:table-cell>
          <table:table-cell office:value-type="float" office:value="12406" table:style-name="ce6">
            <text:p>12,406<text:s/></text:p>
          </table:table-cell>
          <table:table-cell office:value-type="float" office:value="11193" table:style-name="ce6">
            <text:p>11,193<text:s/></text:p>
          </table:table-cell>
          <table:table-cell office:value-type="float" office:value="11924" table:style-name="ce6">
            <text:p>11,924<text:s/></text:p>
          </table:table-cell>
          <table:table-cell office:value-type="float" office:value="10088" table:style-name="ce6">
            <text:p>10,088<text:s/></text:p>
          </table:table-cell>
          <table:table-cell office:value-type="float" office:value="1877" table:style-name="ce6">
            <text:p>1,877<text:s/></text:p>
          </table:table-cell>
          <table:table-cell office:value-type="float" office:value="2464" table:style-name="ce6">
            <text:p>2,464<text:s/></text:p>
          </table:table-cell>
          <table:table-cell office:value-type="float" office:value="3371" table:style-name="ce6">
            <text:p>3,371<text:s/></text:p>
          </table:table-cell>
          <table:table-cell office:value-type="float" office:value="4648" table:style-name="ce6">
            <text:p>4,648<text:s/></text:p>
          </table:table-cell>
          <table:table-cell office:value-type="float" office:value="2525" table:style-name="ce6">
            <text:p>2,525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2197" table:style-name="ce6">
            <text:p>2,197<text:s/></text:p>
          </table:table-cell>
          <table:table-cell office:value-type="float" office:value="3650" table:style-name="ce6">
            <text:p>3,650<text:s/></text:p>
          </table:table-cell>
          <table:table-cell office:value-type="float" office:value="4665" table:style-name="ce6">
            <text:p>4,665<text:s/></text:p>
          </table:table-cell>
          <table:table-cell table:number-columns-repeated="16264"/>
        </table:table-row>
        <table:table-row table:style-name="ro2">
          <table:table-cell office:value-type="date" office:date-value="2021-12-16T00:00:00" table:style-name="ce5">
            <text:p>2021/12/16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13805" table:style-name="ce6">
            <text:p>13,805<text:s/></text:p>
          </table:table-cell>
          <table:table-cell office:value-type="float" office:value="37500" table:style-name="ce6">
            <text:p>37,500<text:s/></text:p>
          </table:table-cell>
          <table:table-cell office:value-type="float" office:value="38628" table:style-name="ce6">
            <text:p>38,628<text:s/></text:p>
          </table:table-cell>
          <table:table-cell office:value-type="float" office:value="24944" table:style-name="ce6">
            <text:p>24,944<text:s/></text:p>
          </table:table-cell>
          <table:table-cell office:value-type="float" office:value="14205" table:style-name="ce6">
            <text:p>14,205<text:s/></text:p>
          </table:table-cell>
          <table:table-cell office:value-type="float" office:value="10973" table:style-name="ce6">
            <text:p>10,973<text:s/></text:p>
          </table:table-cell>
          <table:table-cell office:value-type="float" office:value="4136" table:style-name="ce6">
            <text:p>4,136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12939" table:style-name="ce6">
            <text:p>12,939<text:s/>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4286" table:style-name="ce6">
            <text:p>4,286<text:s/></text:p>
          </table:table-cell>
          <table:table-cell office:value-type="float" office:value="5549" table:style-name="ce6">
            <text:p>5,549<text:s/></text:p>
          </table:table-cell>
          <table:table-cell office:value-type="float" office:value="9830" table:style-name="ce6">
            <text:p>9,830<text:s/></text:p>
          </table:table-cell>
          <table:table-cell office:value-type="float" office:value="11797" table:style-name="ce6">
            <text:p>11,797<text:s/></text:p>
          </table:table-cell>
          <table:table-cell office:value-type="float" office:value="17553" table:style-name="ce6">
            <text:p>17,553<text:s/></text:p>
          </table:table-cell>
          <table:table-cell office:value-type="float" office:value="17977" table:style-name="ce6">
            <text:p>17,977<text:s/></text:p>
          </table:table-cell>
          <table:table-cell office:value-type="float" office:value="6112" table:style-name="ce6">
            <text:p>6,112<text:s/></text:p>
          </table:table-cell>
          <table:table-cell office:value-type="float" office:value="9262" table:style-name="ce6">
            <text:p>9,262<text:s/>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8457" table:style-name="ce6">
            <text:p>8,457<text:s/></text:p>
          </table:table-cell>
          <table:table-cell office:value-type="float" office:value="8304" table:style-name="ce6">
            <text:p>8,304<text:s/></text:p>
          </table:table-cell>
          <table:table-cell office:value-type="float" office:value="6254" table:style-name="ce6">
            <text:p>6,254<text:s/></text:p>
          </table:table-cell>
          <table:table-cell office:value-type="float" office:value="38428" table:style-name="ce6">
            <text:p>38,428<text:s/></text:p>
          </table:table-cell>
          <table:table-cell office:value-type="float" office:value="3092" table:style-name="ce6">
            <text:p>3,092<text:s/></text:p>
          </table:table-cell>
          <table:table-cell office:value-type="float" office:value="13185" table:style-name="ce6">
            <text:p>13,185<text:s/></text:p>
          </table:table-cell>
          <table:table-cell office:value-type="float" office:value="12029" table:style-name="ce6">
            <text:p>12,029<text:s/></text:p>
          </table:table-cell>
          <table:table-cell office:value-type="float" office:value="15284" table:style-name="ce6">
            <text:p>15,284<text:s/></text:p>
          </table:table-cell>
          <table:table-cell office:value-type="float" office:value="23272" table:style-name="ce6">
            <text:p>23,272<text:s/></text:p>
          </table:table-cell>
          <table:table-cell office:value-type="float" office:value="16588" table:style-name="ce6">
            <text:p>16,588<text:s/></text:p>
          </table:table-cell>
          <table:table-cell office:value-type="float" office:value="9602" table:style-name="ce6">
            <text:p>9,602<text:s/></text:p>
          </table:table-cell>
          <table:table-cell office:value-type="float" office:value="25731" table:style-name="ce6">
            <text:p>25,731<text:s/></text:p>
          </table:table-cell>
          <table:table-cell office:value-type="float" office:value="15270" table:style-name="ce6">
            <text:p>15,270<text:s/></text:p>
          </table:table-cell>
          <table:table-cell office:value-type="float" office:value="30617" table:style-name="ce6">
            <text:p>30,617<text:s/></text:p>
          </table:table-cell>
          <table:table-cell office:value-type="float" office:value="24362" table:style-name="ce6">
            <text:p>24,362<text:s/></text:p>
          </table:table-cell>
          <table:table-cell office:value-type="float" office:value="9648" table:style-name="ce6">
            <text:p>9,648<text:s/></text:p>
          </table:table-cell>
          <table:table-cell office:value-type="float" office:value="32955" table:style-name="ce6">
            <text:p>32,955<text:s/></text:p>
          </table:table-cell>
          <table:table-cell office:value-type="float" office:value="24671" table:style-name="ce6">
            <text:p>24,671<text:s/></text:p>
          </table:table-cell>
          <table:table-cell office:value-type="float" office:value="24812" table:style-name="ce6">
            <text:p>24,812<text:s/></text:p>
          </table:table-cell>
          <table:table-cell office:value-type="float" office:value="20407" table:style-name="ce6">
            <text:p>20,407<text:s/></text:p>
          </table:table-cell>
          <table:table-cell office:value-type="float" office:value="20643" table:style-name="ce6">
            <text:p>20,643<text:s/></text:p>
          </table:table-cell>
          <table:table-cell office:value-type="float" office:value="113957" table:style-name="ce6">
            <text:p>113,957<text:s/></text:p>
          </table:table-cell>
          <table:table-cell office:value-type="float" office:value="39773" table:style-name="ce6">
            <text:p>39,773<text:s/></text:p>
          </table:table-cell>
          <table:table-cell office:value-type="float" office:value="18883" table:style-name="ce6">
            <text:p>18,883<text:s/></text:p>
          </table:table-cell>
          <table:table-cell office:value-type="float" office:value="22519" table:style-name="ce6">
            <text:p>22,519<text:s/></text:p>
          </table:table-cell>
          <table:table-cell office:value-type="float" office:value="25644" table:style-name="ce6">
            <text:p>25,644<text:s/></text:p>
          </table:table-cell>
          <table:table-cell office:value-type="float" office:value="26547" table:style-name="ce6">
            <text:p>26,547<text:s/></text:p>
          </table:table-cell>
          <table:table-cell office:value-type="float" office:value="28799" table:style-name="ce6">
            <text:p>28,799<text:s/></text:p>
          </table:table-cell>
          <table:table-cell office:value-type="float" office:value="22850" table:style-name="ce6">
            <text:p>22,850<text:s/></text:p>
          </table:table-cell>
          <table:table-cell office:value-type="float" office:value="12723" table:style-name="ce6">
            <text:p>12,723<text:s/></text:p>
          </table:table-cell>
          <table:table-cell office:value-type="float" office:value="29723" table:style-name="ce6">
            <text:p>29,723<text:s/></text:p>
          </table:table-cell>
          <table:table-cell office:value-type="float" office:value="7066" table:style-name="ce6">
            <text:p>7,066<text:s/></text:p>
          </table:table-cell>
          <table:table-cell office:value-type="float" office:value="9104" table:style-name="ce6">
            <text:p>9,104<text:s/></text:p>
          </table:table-cell>
          <table:table-cell office:value-type="float" office:value="18087" table:style-name="ce6">
            <text:p>18,087<text:s/></text:p>
          </table:table-cell>
          <table:table-cell office:value-type="float" office:value="5463" table:style-name="ce6">
            <text:p>5,463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3225" table:style-name="ce6">
            <text:p>3,225<text:s/></text:p>
          </table:table-cell>
          <table:table-cell office:value-type="float" office:value="13979" table:style-name="ce6">
            <text:p>13,979<text:s/></text:p>
          </table:table-cell>
          <table:table-cell office:value-type="float" office:value="9345" table:style-name="ce6">
            <text:p>9,345<text:s/></text:p>
          </table:table-cell>
          <table:table-cell office:value-type="float" office:value="11123" table:style-name="ce6">
            <text:p>11,123<text:s/></text:p>
          </table:table-cell>
          <table:table-cell office:value-type="float" office:value="35244" table:style-name="ce6">
            <text:p>35,244<text:s/></text:p>
          </table:table-cell>
          <table:table-cell office:value-type="float" office:value="9439" table:style-name="ce6">
            <text:p>9,439<text:s/></text:p>
          </table:table-cell>
          <table:table-cell office:value-type="float" office:value="12654" table:style-name="ce6">
            <text:p>12,654<text:s/></text:p>
          </table:table-cell>
          <table:table-cell office:value-type="float" office:value="7835" table:style-name="ce6">
            <text:p>7,835<text:s/></text:p>
          </table:table-cell>
          <table:table-cell office:value-type="float" office:value="22053" table:style-name="ce6">
            <text:p>22,053<text:s/></text:p>
          </table:table-cell>
          <table:table-cell office:value-type="float" office:value="25423" table:style-name="ce6">
            <text:p>25,423<text:s/></text:p>
          </table:table-cell>
          <table:table-cell office:value-type="float" office:value="28470" table:style-name="ce6">
            <text:p>28,470<text:s/></text:p>
          </table:table-cell>
          <table:table-cell office:value-type="float" office:value="39837" table:style-name="ce6">
            <text:p>39,837<text:s/></text:p>
          </table:table-cell>
          <table:table-cell office:value-type="float" office:value="38575" table:style-name="ce6">
            <text:p>38,575<text:s/></text:p>
          </table:table-cell>
          <table:table-cell office:value-type="float" office:value="25260" table:style-name="ce6">
            <text:p>25,260<text:s/></text:p>
          </table:table-cell>
          <table:table-cell office:value-type="float" office:value="24178" table:style-name="ce6">
            <text:p>24,178<text:s/></text:p>
          </table:table-cell>
          <table:table-cell office:value-type="float" office:value="52611" table:style-name="ce6">
            <text:p>52,611<text:s/></text:p>
          </table:table-cell>
          <table:table-cell office:value-type="float" office:value="22077" table:style-name="ce6">
            <text:p>22,077<text:s/></text:p>
          </table:table-cell>
          <table:table-cell office:value-type="float" office:value="30384" table:style-name="ce6">
            <text:p>30,384<text:s/></text:p>
          </table:table-cell>
          <table:table-cell office:value-type="float" office:value="31197" table:style-name="ce6">
            <text:p>31,197<text:s/></text:p>
          </table:table-cell>
          <table:table-cell office:value-type="float" office:value="17704" table:style-name="ce6">
            <text:p>17,704<text:s/></text:p>
          </table:table-cell>
          <table:table-cell office:value-type="float" office:value="58611" table:style-name="ce6">
            <text:p>58,611<text:s/></text:p>
          </table:table-cell>
          <table:table-cell office:value-type="float" office:value="19357" table:style-name="ce6">
            <text:p>19,357<text:s/></text:p>
          </table:table-cell>
          <table:table-cell office:value-type="float" office:value="15138" table:style-name="ce6">
            <text:p>15,138<text:s/></text:p>
          </table:table-cell>
          <table:table-cell office:value-type="float" office:value="14026" table:style-name="ce6">
            <text:p>14,026<text:s/></text:p>
          </table:table-cell>
          <table:table-cell office:value-type="float" office:value="22094" table:style-name="ce6">
            <text:p>22,094<text:s/></text:p>
          </table:table-cell>
          <table:table-cell office:value-type="float" office:value="14671" table:style-name="ce6">
            <text:p>14,671<text:s/></text:p>
          </table:table-cell>
          <table:table-cell office:value-type="float" office:value="26939" table:style-name="ce6">
            <text:p>26,939<text:s/></text:p>
          </table:table-cell>
          <table:table-cell office:value-type="float" office:value="17405" table:style-name="ce6">
            <text:p>17,405<text:s/></text:p>
          </table:table-cell>
          <table:table-cell office:value-type="float" office:value="8588" table:style-name="ce6">
            <text:p>8,588<text:s/></text:p>
          </table:table-cell>
          <table:table-cell office:value-type="float" office:value="10871" table:style-name="ce6">
            <text:p>10,871<text:s/></text:p>
          </table:table-cell>
          <table:table-cell office:value-type="float" office:value="34876" table:style-name="ce6">
            <text:p>34,876<text:s/></text:p>
          </table:table-cell>
          <table:table-cell office:value-type="float" office:value="19949" table:style-name="ce6">
            <text:p>19,949<text:s/></text:p>
          </table:table-cell>
          <table:table-cell office:value-type="float" office:value="22649" table:style-name="ce6">
            <text:p>22,649<text:s/></text:p>
          </table:table-cell>
          <table:table-cell office:value-type="float" office:value="21986" table:style-name="ce6">
            <text:p>21,986<text:s/></text:p>
          </table:table-cell>
          <table:table-cell office:value-type="float" office:value="14105" table:style-name="ce6">
            <text:p>14,105<text:s/></text:p>
          </table:table-cell>
          <table:table-cell office:value-type="float" office:value="10722" table:style-name="ce6">
            <text:p>10,722<text:s/></text:p>
          </table:table-cell>
          <table:table-cell office:value-type="float" office:value="6140" table:style-name="ce6">
            <text:p>6,140<text:s/></text:p>
          </table:table-cell>
          <table:table-cell office:value-type="float" office:value="5147" table:style-name="ce6">
            <text:p>5,147<text:s/></text:p>
          </table:table-cell>
          <table:table-cell office:value-type="float" office:value="6693" table:style-name="ce6">
            <text:p>6,693<text:s/></text:p>
          </table:table-cell>
          <table:table-cell office:value-type="float" office:value="10151" table:style-name="ce6">
            <text:p>10,151<text:s/></text:p>
          </table:table-cell>
          <table:table-cell office:value-type="float" office:value="9124" table:style-name="ce6">
            <text:p>9,124<text:s/></text:p>
          </table:table-cell>
          <table:table-cell office:value-type="float" office:value="12997" table:style-name="ce6">
            <text:p>12,997<text:s/></text:p>
          </table:table-cell>
          <table:table-cell office:value-type="float" office:value="15915" table:style-name="ce6">
            <text:p>15,915<text:s/></text:p>
          </table:table-cell>
          <table:table-cell office:value-type="float" office:value="25894" table:style-name="ce6">
            <text:p>25,894<text:s/></text:p>
          </table:table-cell>
          <table:table-cell office:value-type="float" office:value="20542" table:style-name="ce6">
            <text:p>20,542<text:s/></text:p>
          </table:table-cell>
          <table:table-cell office:value-type="float" office:value="14405" table:style-name="ce6">
            <text:p>14,405<text:s/></text:p>
          </table:table-cell>
          <table:table-cell office:value-type="float" office:value="11968" table:style-name="ce6">
            <text:p>11,968<text:s/></text:p>
          </table:table-cell>
          <table:table-cell office:value-type="float" office:value="11872" table:style-name="ce6">
            <text:p>11,872<text:s/></text:p>
          </table:table-cell>
          <table:table-cell office:value-type="float" office:value="12258" table:style-name="ce6">
            <text:p>12,258<text:s/></text:p>
          </table:table-cell>
          <table:table-cell office:value-type="float" office:value="11221" table:style-name="ce6">
            <text:p>11,221<text:s/></text:p>
          </table:table-cell>
          <table:table-cell office:value-type="float" office:value="12003" table:style-name="ce6">
            <text:p>12,003<text:s/></text:p>
          </table:table-cell>
          <table:table-cell office:value-type="float" office:value="10043" table:style-name="ce6">
            <text:p>10,043<text:s/></text:p>
          </table:table-cell>
          <table:table-cell office:value-type="float" office:value="1865" table:style-name="ce6">
            <text:p>1,865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4535" table:style-name="ce6">
            <text:p>4,535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2939" table:style-name="ce6">
            <text:p>2,939<text:s/></text:p>
          </table:table-cell>
          <table:table-cell office:value-type="float" office:value="8950" table:style-name="ce6">
            <text:p>8,950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3571" table:style-name="ce6">
            <text:p>3,571<text:s/></text:p>
          </table:table-cell>
          <table:table-cell office:value-type="float" office:value="4638" table:style-name="ce6">
            <text:p>4,638<text:s/></text:p>
          </table:table-cell>
          <table:table-cell table:number-columns-repeated="16264"/>
        </table:table-row>
        <table:table-row table:style-name="ro2">
          <table:table-cell office:value-type="date" office:date-value="2021-12-17T00:00:00" table:style-name="ce5">
            <text:p>2021/12/17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14155" table:style-name="ce6">
            <text:p>14,155<text:s/></text:p>
          </table:table-cell>
          <table:table-cell office:value-type="float" office:value="40191" table:style-name="ce6">
            <text:p>40,191<text:s/></text:p>
          </table:table-cell>
          <table:table-cell office:value-type="float" office:value="44526" table:style-name="ce6">
            <text:p>44,526<text:s/></text:p>
          </table:table-cell>
          <table:table-cell office:value-type="float" office:value="25980" table:style-name="ce6">
            <text:p>25,980<text:s/></text:p>
          </table:table-cell>
          <table:table-cell office:value-type="float" office:value="15378" table:style-name="ce6">
            <text:p>15,378<text:s/></text:p>
          </table:table-cell>
          <table:table-cell office:value-type="float" office:value="11526" table:style-name="ce6">
            <text:p>11,526<text:s/></text:p>
          </table:table-cell>
          <table:table-cell office:value-type="float" office:value="4480" table:style-name="ce6">
            <text:p>4,480<text:s/></text:p>
          </table:table-cell>
          <table:table-cell office:value-type="float" office:value="3741" table:style-name="ce6">
            <text:p>3,741<text:s/></text:p>
          </table:table-cell>
          <table:table-cell office:value-type="float" office:value="14025" table:style-name="ce6">
            <text:p>14,025<text:s/></text:p>
          </table:table-cell>
          <table:table-cell office:value-type="float" office:value="2622" table:style-name="ce6">
            <text:p>2,622<text:s/></text:p>
          </table:table-cell>
          <table:table-cell office:value-type="float" office:value="4556" table:style-name="ce6">
            <text:p>4,556<text:s/></text:p>
          </table:table-cell>
          <table:table-cell office:value-type="float" office:value="5545" table:style-name="ce6">
            <text:p>5,545<text:s/></text:p>
          </table:table-cell>
          <table:table-cell office:value-type="float" office:value="10580" table:style-name="ce6">
            <text:p>10,580<text:s/></text:p>
          </table:table-cell>
          <table:table-cell office:value-type="float" office:value="13851" table:style-name="ce6">
            <text:p>13,851<text:s/></text:p>
          </table:table-cell>
          <table:table-cell office:value-type="float" office:value="18151" table:style-name="ce6">
            <text:p>18,151<text:s/></text:p>
          </table:table-cell>
          <table:table-cell office:value-type="float" office:value="18760" table:style-name="ce6">
            <text:p>18,760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10005" table:style-name="ce6">
            <text:p>10,005<text:s/></text:p>
          </table:table-cell>
          <table:table-cell office:value-type="float" office:value="3445" table:style-name="ce6">
            <text:p>3,445<text:s/></text:p>
          </table:table-cell>
          <table:table-cell office:value-type="float" office:value="9399" table:style-name="ce6">
            <text:p>9,399<text:s/></text:p>
          </table:table-cell>
          <table:table-cell office:value-type="float" office:value="8999" table:style-name="ce6">
            <text:p>8,999<text:s/></text:p>
          </table:table-cell>
          <table:table-cell office:value-type="float" office:value="6964" table:style-name="ce6">
            <text:p>6,964<text:s/></text:p>
          </table:table-cell>
          <table:table-cell office:value-type="float" office:value="40612" table:style-name="ce6">
            <text:p>40,612<text:s/></text:p>
          </table:table-cell>
          <table:table-cell office:value-type="float" office:value="3352" table:style-name="ce6">
            <text:p>3,352<text:s/></text:p>
          </table:table-cell>
          <table:table-cell office:value-type="float" office:value="12909" table:style-name="ce6">
            <text:p>12,909<text:s/></text:p>
          </table:table-cell>
          <table:table-cell office:value-type="float" office:value="12772" table:style-name="ce6">
            <text:p>12,772<text:s/></text:p>
          </table:table-cell>
          <table:table-cell office:value-type="float" office:value="16357" table:style-name="ce6">
            <text:p>16,357<text:s/></text:p>
          </table:table-cell>
          <table:table-cell office:value-type="float" office:value="25358" table:style-name="ce6">
            <text:p>25,358<text:s/></text:p>
          </table:table-cell>
          <table:table-cell office:value-type="float" office:value="17961" table:style-name="ce6">
            <text:p>17,961<text:s/></text:p>
          </table:table-cell>
          <table:table-cell office:value-type="float" office:value="10725" table:style-name="ce6">
            <text:p>10,725<text:s/></text:p>
          </table:table-cell>
          <table:table-cell office:value-type="float" office:value="31256" table:style-name="ce6">
            <text:p>31,256<text:s/></text:p>
          </table:table-cell>
          <table:table-cell office:value-type="float" office:value="17433" table:style-name="ce6">
            <text:p>17,433<text:s/></text:p>
          </table:table-cell>
          <table:table-cell office:value-type="float" office:value="32853" table:style-name="ce6">
            <text:p>32,853<text:s/></text:p>
          </table:table-cell>
          <table:table-cell office:value-type="float" office:value="30205" table:style-name="ce6">
            <text:p>30,205<text:s/></text:p>
          </table:table-cell>
          <table:table-cell office:value-type="float" office:value="9861" table:style-name="ce6">
            <text:p>9,861<text:s/></text:p>
          </table:table-cell>
          <table:table-cell office:value-type="float" office:value="34978" table:style-name="ce6">
            <text:p>34,978<text:s/></text:p>
          </table:table-cell>
          <table:table-cell office:value-type="float" office:value="25505" table:style-name="ce6">
            <text:p>25,505<text:s/></text:p>
          </table:table-cell>
          <table:table-cell office:value-type="float" office:value="26147" table:style-name="ce6">
            <text:p>26,147<text:s/></text:p>
          </table:table-cell>
          <table:table-cell office:value-type="float" office:value="20806" table:style-name="ce6">
            <text:p>20,806<text:s/></text:p>
          </table:table-cell>
          <table:table-cell office:value-type="float" office:value="25677" table:style-name="ce6">
            <text:p>25,677<text:s/></text:p>
          </table:table-cell>
          <table:table-cell office:value-type="float" office:value="143356" table:style-name="ce6">
            <text:p>143,356<text:s/></text:p>
          </table:table-cell>
          <table:table-cell office:value-type="float" office:value="47119" table:style-name="ce6">
            <text:p>47,119<text:s/></text:p>
          </table:table-cell>
          <table:table-cell office:value-type="float" office:value="20296" table:style-name="ce6">
            <text:p>20,296<text:s/></text:p>
          </table:table-cell>
          <table:table-cell office:value-type="float" office:value="23161" table:style-name="ce6">
            <text:p>23,161<text:s/></text:p>
          </table:table-cell>
          <table:table-cell office:value-type="float" office:value="26406" table:style-name="ce6">
            <text:p>26,406<text:s/></text:p>
          </table:table-cell>
          <table:table-cell office:value-type="float" office:value="29756" table:style-name="ce6">
            <text:p>29,756<text:s/></text:p>
          </table:table-cell>
          <table:table-cell office:value-type="float" office:value="30137" table:style-name="ce6">
            <text:p>30,137<text:s/></text:p>
          </table:table-cell>
          <table:table-cell office:value-type="float" office:value="24546" table:style-name="ce6">
            <text:p>24,546<text:s/></text:p>
          </table:table-cell>
          <table:table-cell office:value-type="float" office:value="13157" table:style-name="ce6">
            <text:p>13,157<text:s/></text:p>
          </table:table-cell>
          <table:table-cell office:value-type="float" office:value="31545" table:style-name="ce6">
            <text:p>31,545<text:s/></text:p>
          </table:table-cell>
          <table:table-cell office:value-type="float" office:value="7541" table:style-name="ce6">
            <text:p>7,541<text:s/></text:p>
          </table:table-cell>
          <table:table-cell office:value-type="float" office:value="9148" table:style-name="ce6">
            <text:p>9,148<text:s/></text:p>
          </table:table-cell>
          <table:table-cell office:value-type="float" office:value="19500" table:style-name="ce6">
            <text:p>19,500<text:s/></text:p>
          </table:table-cell>
          <table:table-cell office:value-type="float" office:value="6158" table:style-name="ce6">
            <text:p>6,158<text:s/></text:p>
          </table:table-cell>
          <table:table-cell office:value-type="float" office:value="3869" table:style-name="ce6">
            <text:p>3,869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14269" table:style-name="ce6">
            <text:p>14,269<text:s/></text:p>
          </table:table-cell>
          <table:table-cell office:value-type="float" office:value="9423" table:style-name="ce6">
            <text:p>9,423<text:s/></text:p>
          </table:table-cell>
          <table:table-cell office:value-type="float" office:value="12022" table:style-name="ce6">
            <text:p>12,022<text:s/></text:p>
          </table:table-cell>
          <table:table-cell office:value-type="float" office:value="36864" table:style-name="ce6">
            <text:p>36,864<text:s/></text:p>
          </table:table-cell>
          <table:table-cell office:value-type="float" office:value="9732" table:style-name="ce6">
            <text:p>9,732<text:s/></text:p>
          </table:table-cell>
          <table:table-cell office:value-type="float" office:value="13663" table:style-name="ce6">
            <text:p>13,663<text:s/></text:p>
          </table:table-cell>
          <table:table-cell office:value-type="float" office:value="8065" table:style-name="ce6">
            <text:p>8,065<text:s/></text:p>
          </table:table-cell>
          <table:table-cell office:value-type="float" office:value="23060" table:style-name="ce6">
            <text:p>23,060<text:s/></text:p>
          </table:table-cell>
          <table:table-cell office:value-type="float" office:value="26195" table:style-name="ce6">
            <text:p>26,195<text:s/></text:p>
          </table:table-cell>
          <table:table-cell office:value-type="float" office:value="31171" table:style-name="ce6">
            <text:p>31,171<text:s/></text:p>
          </table:table-cell>
          <table:table-cell office:value-type="float" office:value="46892" table:style-name="ce6">
            <text:p>46,892<text:s/></text:p>
          </table:table-cell>
          <table:table-cell office:value-type="float" office:value="41323" table:style-name="ce6">
            <text:p>41,323<text:s/></text:p>
          </table:table-cell>
          <table:table-cell office:value-type="float" office:value="27133" table:style-name="ce6">
            <text:p>27,133<text:s/></text:p>
          </table:table-cell>
          <table:table-cell office:value-type="float" office:value="27210" table:style-name="ce6">
            <text:p>27,210<text:s/></text:p>
          </table:table-cell>
          <table:table-cell office:value-type="float" office:value="64027" table:style-name="ce6">
            <text:p>64,027<text:s/></text:p>
          </table:table-cell>
          <table:table-cell office:value-type="float" office:value="24395" table:style-name="ce6">
            <text:p>24,395<text:s/></text:p>
          </table:table-cell>
          <table:table-cell office:value-type="float" office:value="33547" table:style-name="ce6">
            <text:p>33,547<text:s/></text:p>
          </table:table-cell>
          <table:table-cell office:value-type="float" office:value="35289" table:style-name="ce6">
            <text:p>35,289<text:s/></text:p>
          </table:table-cell>
          <table:table-cell office:value-type="float" office:value="19777" table:style-name="ce6">
            <text:p>19,777<text:s/></text:p>
          </table:table-cell>
          <table:table-cell office:value-type="float" office:value="67661" table:style-name="ce6">
            <text:p>67,661<text:s/></text:p>
          </table:table-cell>
          <table:table-cell office:value-type="float" office:value="20801" table:style-name="ce6">
            <text:p>20,801<text:s/></text:p>
          </table:table-cell>
          <table:table-cell office:value-type="float" office:value="16406" table:style-name="ce6">
            <text:p>16,406<text:s/></text:p>
          </table:table-cell>
          <table:table-cell office:value-type="float" office:value="14998" table:style-name="ce6">
            <text:p>14,998<text:s/></text:p>
          </table:table-cell>
          <table:table-cell office:value-type="float" office:value="24865" table:style-name="ce6">
            <text:p>24,865<text:s/></text:p>
          </table:table-cell>
          <table:table-cell office:value-type="float" office:value="14636" table:style-name="ce6">
            <text:p>14,636<text:s/></text:p>
          </table:table-cell>
          <table:table-cell office:value-type="float" office:value="29186" table:style-name="ce6">
            <text:p>29,186<text:s/></text:p>
          </table:table-cell>
          <table:table-cell office:value-type="float" office:value="19007" table:style-name="ce6">
            <text:p>19,007<text:s/></text:p>
          </table:table-cell>
          <table:table-cell office:value-type="float" office:value="8406" table:style-name="ce6">
            <text:p>8,406<text:s/></text:p>
          </table:table-cell>
          <table:table-cell office:value-type="float" office:value="11829" table:style-name="ce6">
            <text:p>11,829<text:s/></text:p>
          </table:table-cell>
          <table:table-cell office:value-type="float" office:value="37023" table:style-name="ce6">
            <text:p>37,023<text:s/></text:p>
          </table:table-cell>
          <table:table-cell office:value-type="float" office:value="24719" table:style-name="ce6">
            <text:p>24,719<text:s/></text:p>
          </table:table-cell>
          <table:table-cell office:value-type="float" office:value="23662" table:style-name="ce6">
            <text:p>23,662<text:s/></text:p>
          </table:table-cell>
          <table:table-cell office:value-type="float" office:value="23215" table:style-name="ce6">
            <text:p>23,215<text:s/></text:p>
          </table:table-cell>
          <table:table-cell office:value-type="float" office:value="15557" table:style-name="ce6">
            <text:p>15,557<text:s/></text:p>
          </table:table-cell>
          <table:table-cell office:value-type="float" office:value="11186" table:style-name="ce6">
            <text:p>11,186<text:s/></text:p>
          </table:table-cell>
          <table:table-cell office:value-type="float" office:value="6524" table:style-name="ce6">
            <text:p>6,524<text:s/></text:p>
          </table:table-cell>
          <table:table-cell office:value-type="float" office:value="5238" table:style-name="ce6">
            <text:p>5,238<text:s/></text:p>
          </table:table-cell>
          <table:table-cell office:value-type="float" office:value="7062" table:style-name="ce6">
            <text:p>7,062<text:s/></text:p>
          </table:table-cell>
          <table:table-cell office:value-type="float" office:value="10598" table:style-name="ce6">
            <text:p>10,598<text:s/></text:p>
          </table:table-cell>
          <table:table-cell office:value-type="float" office:value="9796" table:style-name="ce6">
            <text:p>9,796<text:s/></text:p>
          </table:table-cell>
          <table:table-cell office:value-type="float" office:value="14696" table:style-name="ce6">
            <text:p>14,696<text:s/></text:p>
          </table:table-cell>
          <table:table-cell office:value-type="float" office:value="17204" table:style-name="ce6">
            <text:p>17,204<text:s/></text:p>
          </table:table-cell>
          <table:table-cell office:value-type="float" office:value="27192" table:style-name="ce6">
            <text:p>27,192<text:s/></text:p>
          </table:table-cell>
          <table:table-cell office:value-type="float" office:value="23505" table:style-name="ce6">
            <text:p>23,505<text:s/></text:p>
          </table:table-cell>
          <table:table-cell office:value-type="float" office:value="14957" table:style-name="ce6">
            <text:p>14,957<text:s/></text:p>
          </table:table-cell>
          <table:table-cell office:value-type="float" office:value="12513" table:style-name="ce6">
            <text:p>12,513<text:s/></text:p>
          </table:table-cell>
          <table:table-cell office:value-type="float" office:value="12772" table:style-name="ce6">
            <text:p>12,772<text:s/></text:p>
          </table:table-cell>
          <table:table-cell office:value-type="float" office:value="13094" table:style-name="ce6">
            <text:p>13,094<text:s/></text:p>
          </table:table-cell>
          <table:table-cell office:value-type="float" office:value="11968" table:style-name="ce6">
            <text:p>11,968<text:s/></text:p>
          </table:table-cell>
          <table:table-cell office:value-type="float" office:value="12837" table:style-name="ce6">
            <text:p>12,837<text:s/></text:p>
          </table:table-cell>
          <table:table-cell office:value-type="float" office:value="10742" table:style-name="ce6">
            <text:p>10,742<text:s/></text:p>
          </table:table-cell>
          <table:table-cell office:value-type="float" office:value="1980" table:style-name="ce6">
            <text:p>1,980<text:s/></text:p>
          </table:table-cell>
          <table:table-cell office:value-type="float" office:value="2663" table:style-name="ce6">
            <text:p>2,663<text:s/></text:p>
          </table:table-cell>
          <table:table-cell office:value-type="float" office:value="3794" table:style-name="ce6">
            <text:p>3,794<text:s/></text:p>
          </table:table-cell>
          <table:table-cell office:value-type="float" office:value="4958" table:style-name="ce6">
            <text:p>4,958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3644" table:style-name="ce6">
            <text:p>3,644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11077" table:style-name="ce6">
            <text:p>11,077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3980" table:style-name="ce6">
            <text:p>3,980<text:s/></text:p>
          </table:table-cell>
          <table:table-cell office:value-type="float" office:value="5376" table:style-name="ce6">
            <text:p>5,376<text:s/></text:p>
          </table:table-cell>
          <table:table-cell table:number-columns-repeated="16264"/>
        </table:table-row>
        <table:table-row table:style-name="ro2">
          <table:table-cell office:value-type="date" office:date-value="2021-12-18T00:00:00" table:style-name="ce5">
            <text:p>2021/12/18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8810" table:style-name="ce6">
            <text:p>8,810<text:s/></text:p>
          </table:table-cell>
          <table:table-cell office:value-type="float" office:value="21522" table:style-name="ce6">
            <text:p>21,522<text:s/></text:p>
          </table:table-cell>
          <table:table-cell office:value-type="float" office:value="42171" table:style-name="ce6">
            <text:p>42,171<text:s/></text:p>
          </table:table-cell>
          <table:table-cell office:value-type="float" office:value="14911" table:style-name="ce6">
            <text:p>14,911<text:s/></text:p>
          </table:table-cell>
          <table:table-cell office:value-type="float" office:value="9503" table:style-name="ce6">
            <text:p>9,503<text:s/></text:p>
          </table:table-cell>
          <table:table-cell office:value-type="float" office:value="7831" table:style-name="ce6">
            <text:p>7,831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8090" table:style-name="ce6">
            <text:p>8,090<text:s/></text:p>
          </table:table-cell>
          <table:table-cell office:value-type="float" office:value="1891" table:style-name="ce6">
            <text:p>1,891<text:s/></text:p>
          </table:table-cell>
          <table:table-cell office:value-type="float" office:value="2832" table:style-name="ce6">
            <text:p>2,832<text:s/></text:p>
          </table:table-cell>
          <table:table-cell office:value-type="float" office:value="6109" table:style-name="ce6">
            <text:p>6,109<text:s/></text:p>
          </table:table-cell>
          <table:table-cell office:value-type="float" office:value="6048" table:style-name="ce6">
            <text:p>6,048<text:s/></text:p>
          </table:table-cell>
          <table:table-cell office:value-type="float" office:value="11960" table:style-name="ce6">
            <text:p>11,960<text:s/>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6621" table:style-name="ce6">
            <text:p>6,621<text:s/></text:p>
          </table:table-cell>
          <table:table-cell office:value-type="float" office:value="4111" table:style-name="ce6">
            <text:p>4,111<text:s/></text:p>
          </table:table-cell>
          <table:table-cell office:value-type="float" office:value="8552" table:style-name="ce6">
            <text:p>8,552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5591" table:style-name="ce6">
            <text:p>5,591<text:s/></text:p>
          </table:table-cell>
          <table:table-cell office:value-type="float" office:value="6613" table:style-name="ce6">
            <text:p>6,613<text:s/></text:p>
          </table:table-cell>
          <table:table-cell office:value-type="float" office:value="2550" table:style-name="ce6">
            <text:p>2,550<text:s/></text:p>
          </table:table-cell>
          <table:table-cell office:value-type="float" office:value="24606" table:style-name="ce6">
            <text:p>24,606<text:s/></text:p>
          </table:table-cell>
          <table:table-cell office:value-type="float" office:value="3755" table:style-name="ce6">
            <text:p>3,755<text:s/></text:p>
          </table:table-cell>
          <table:table-cell office:value-type="float" office:value="11012" table:style-name="ce6">
            <text:p>11,012<text:s/></text:p>
          </table:table-cell>
          <table:table-cell office:value-type="float" office:value="10138" table:style-name="ce6">
            <text:p>10,138<text:s/></text:p>
          </table:table-cell>
          <table:table-cell office:value-type="float" office:value="13063" table:style-name="ce6">
            <text:p>13,063<text:s/></text:p>
          </table:table-cell>
          <table:table-cell office:value-type="float" office:value="16805" table:style-name="ce6">
            <text:p>16,805<text:s/></text:p>
          </table:table-cell>
          <table:table-cell office:value-type="float" office:value="14197" table:style-name="ce6">
            <text:p>14,197<text:s/></text:p>
          </table:table-cell>
          <table:table-cell office:value-type="float" office:value="8993" table:style-name="ce6">
            <text:p>8,993<text:s/></text:p>
          </table:table-cell>
          <table:table-cell office:value-type="float" office:value="25317" table:style-name="ce6">
            <text:p>25,317<text:s/></text:p>
          </table:table-cell>
          <table:table-cell office:value-type="float" office:value="13999" table:style-name="ce6">
            <text:p>13,999<text:s/></text:p>
          </table:table-cell>
          <table:table-cell office:value-type="float" office:value="25182" table:style-name="ce6">
            <text:p>25,182<text:s/></text:p>
          </table:table-cell>
          <table:table-cell office:value-type="float" office:value="21495" table:style-name="ce6">
            <text:p>21,495<text:s/></text:p>
          </table:table-cell>
          <table:table-cell office:value-type="float" office:value="3672" table:style-name="ce6">
            <text:p>3,672<text:s/></text:p>
          </table:table-cell>
          <table:table-cell office:value-type="float" office:value="28664" table:style-name="ce6">
            <text:p>28,664<text:s/></text:p>
          </table:table-cell>
          <table:table-cell office:value-type="float" office:value="19915" table:style-name="ce6">
            <text:p>19,915<text:s/></text:p>
          </table:table-cell>
          <table:table-cell office:value-type="float" office:value="19655" table:style-name="ce6">
            <text:p>19,655<text:s/></text:p>
          </table:table-cell>
          <table:table-cell office:value-type="float" office:value="16117" table:style-name="ce6">
            <text:p>16,117<text:s/></text:p>
          </table:table-cell>
          <table:table-cell office:value-type="float" office:value="8764" table:style-name="ce6">
            <text:p>8,764<text:s/></text:p>
          </table:table-cell>
          <table:table-cell office:value-type="float" office:value="140179" table:style-name="ce6">
            <text:p>140,179<text:s/></text:p>
          </table:table-cell>
          <table:table-cell office:value-type="float" office:value="49545" table:style-name="ce6">
            <text:p>49,545<text:s/></text:p>
          </table:table-cell>
          <table:table-cell office:value-type="float" office:value="16457" table:style-name="ce6">
            <text:p>16,457<text:s/></text:p>
          </table:table-cell>
          <table:table-cell office:value-type="float" office:value="16057" table:style-name="ce6">
            <text:p>16,057<text:s/></text:p>
          </table:table-cell>
          <table:table-cell office:value-type="float" office:value="24310" table:style-name="ce6">
            <text:p>24,310<text:s/></text:p>
          </table:table-cell>
          <table:table-cell office:value-type="float" office:value="23085" table:style-name="ce6">
            <text:p>23,085<text:s/></text:p>
          </table:table-cell>
          <table:table-cell office:value-type="float" office:value="23175" table:style-name="ce6">
            <text:p>23,175<text:s/></text:p>
          </table:table-cell>
          <table:table-cell office:value-type="float" office:value="18882" table:style-name="ce6">
            <text:p>18,882<text:s/></text:p>
          </table:table-cell>
          <table:table-cell office:value-type="float" office:value="9545" table:style-name="ce6">
            <text:p>9,545<text:s/></text:p>
          </table:table-cell>
          <table:table-cell office:value-type="float" office:value="22418" table:style-name="ce6">
            <text:p>22,418<text:s/></text:p>
          </table:table-cell>
          <table:table-cell office:value-type="float" office:value="6496" table:style-name="ce6">
            <text:p>6,496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15557" table:style-name="ce6">
            <text:p>15,557<text:s/></text:p>
          </table:table-cell>
          <table:table-cell office:value-type="float" office:value="6065" table:style-name="ce6">
            <text:p>6,065<text:s/></text:p>
          </table:table-cell>
          <table:table-cell office:value-type="float" office:value="3033" table:style-name="ce6">
            <text:p>3,033<text:s/></text:p>
          </table:table-cell>
          <table:table-cell office:value-type="float" office:value="1739" table:style-name="ce6">
            <text:p>1,739<text:s/></text:p>
          </table:table-cell>
          <table:table-cell office:value-type="float" office:value="8250" table:style-name="ce6">
            <text:p>8,250<text:s/></text:p>
          </table:table-cell>
          <table:table-cell office:value-type="float" office:value="7925" table:style-name="ce6">
            <text:p>7,925<text:s/></text:p>
          </table:table-cell>
          <table:table-cell office:value-type="float" office:value="8860" table:style-name="ce6">
            <text:p>8,860<text:s/></text:p>
          </table:table-cell>
          <table:table-cell office:value-type="float" office:value="30935" table:style-name="ce6">
            <text:p>30,935<text:s/></text:p>
          </table:table-cell>
          <table:table-cell office:value-type="float" office:value="6612" table:style-name="ce6">
            <text:p>6,612<text:s/></text:p>
          </table:table-cell>
          <table:table-cell office:value-type="float" office:value="10921" table:style-name="ce6">
            <text:p>10,921<text:s/></text:p>
          </table:table-cell>
          <table:table-cell office:value-type="float" office:value="6759" table:style-name="ce6">
            <text:p>6,759<text:s/></text:p>
          </table:table-cell>
          <table:table-cell office:value-type="float" office:value="18021" table:style-name="ce6">
            <text:p>18,021<text:s/></text:p>
          </table:table-cell>
          <table:table-cell office:value-type="float" office:value="17097" table:style-name="ce6">
            <text:p>17,097<text:s/></text:p>
          </table:table-cell>
          <table:table-cell office:value-type="float" office:value="29667" table:style-name="ce6">
            <text:p>29,667<text:s/></text:p>
          </table:table-cell>
          <table:table-cell office:value-type="float" office:value="61781" table:style-name="ce6">
            <text:p>61,781<text:s/></text:p>
          </table:table-cell>
          <table:table-cell office:value-type="float" office:value="31590" table:style-name="ce6">
            <text:p>31,590<text:s/></text:p>
          </table:table-cell>
          <table:table-cell office:value-type="float" office:value="21402" table:style-name="ce6">
            <text:p>21,402<text:s/></text:p>
          </table:table-cell>
          <table:table-cell office:value-type="float" office:value="29800" table:style-name="ce6">
            <text:p>29,800<text:s/></text:p>
          </table:table-cell>
          <table:table-cell office:value-type="float" office:value="76171" table:style-name="ce6">
            <text:p>76,171<text:s/></text:p>
          </table:table-cell>
          <table:table-cell office:value-type="float" office:value="14092" table:style-name="ce6">
            <text:p>14,092<text:s/></text:p>
          </table:table-cell>
          <table:table-cell office:value-type="float" office:value="26242" table:style-name="ce6">
            <text:p>26,242<text:s/></text:p>
          </table:table-cell>
          <table:table-cell office:value-type="float" office:value="30485" table:style-name="ce6">
            <text:p>30,485<text:s/></text:p>
          </table:table-cell>
          <table:table-cell office:value-type="float" office:value="15286" table:style-name="ce6">
            <text:p>15,286<text:s/></text:p>
          </table:table-cell>
          <table:table-cell office:value-type="float" office:value="66301" table:style-name="ce6">
            <text:p>66,301<text:s/></text:p>
          </table:table-cell>
          <table:table-cell office:value-type="float" office:value="14841" table:style-name="ce6">
            <text:p>14,841<text:s/></text:p>
          </table:table-cell>
          <table:table-cell office:value-type="float" office:value="14062" table:style-name="ce6">
            <text:p>14,062<text:s/></text:p>
          </table:table-cell>
          <table:table-cell office:value-type="float" office:value="9315" table:style-name="ce6">
            <text:p>9,315<text:s/></text:p>
          </table:table-cell>
          <table:table-cell office:value-type="float" office:value="18290" table:style-name="ce6">
            <text:p>18,290<text:s/></text:p>
          </table:table-cell>
          <table:table-cell office:value-type="float" office:value="9881" table:style-name="ce6">
            <text:p>9,881<text:s/></text:p>
          </table:table-cell>
          <table:table-cell office:value-type="float" office:value="28073" table:style-name="ce6">
            <text:p>28,073<text:s/></text:p>
          </table:table-cell>
          <table:table-cell office:value-type="float" office:value="12631" table:style-name="ce6">
            <text:p>12,631<text:s/></text:p>
          </table:table-cell>
          <table:table-cell office:value-type="float" office:value="9492" table:style-name="ce6">
            <text:p>9,492<text:s/></text:p>
          </table:table-cell>
          <table:table-cell office:value-type="float" office:value="9678" table:style-name="ce6">
            <text:p>9,678<text:s/></text:p>
          </table:table-cell>
          <table:table-cell office:value-type="float" office:value="18053" table:style-name="ce6">
            <text:p>18,053<text:s/></text:p>
          </table:table-cell>
          <table:table-cell office:value-type="float" office:value="13046" table:style-name="ce6">
            <text:p>13,046<text:s/></text:p>
          </table:table-cell>
          <table:table-cell office:value-type="float" office:value="13841" table:style-name="ce6">
            <text:p>13,841<text:s/></text:p>
          </table:table-cell>
          <table:table-cell office:value-type="float" office:value="15087" table:style-name="ce6">
            <text:p>15,087<text:s/></text:p>
          </table:table-cell>
          <table:table-cell office:value-type="float" office:value="7243" table:style-name="ce6">
            <text:p>7,243<text:s/></text:p>
          </table:table-cell>
          <table:table-cell office:value-type="float" office:value="9338" table:style-name="ce6">
            <text:p>9,338<text:s/></text:p>
          </table:table-cell>
          <table:table-cell office:value-type="float" office:value="4958" table:style-name="ce6">
            <text:p>4,958<text:s/></text:p>
          </table:table-cell>
          <table:table-cell office:value-type="float" office:value="4929" table:style-name="ce6">
            <text:p>4,929<text:s/></text:p>
          </table:table-cell>
          <table:table-cell office:value-type="float" office:value="6202" table:style-name="ce6">
            <text:p>6,202<text:s/></text:p>
          </table:table-cell>
          <table:table-cell office:value-type="float" office:value="7410" table:style-name="ce6">
            <text:p>7,410<text:s/></text:p>
          </table:table-cell>
          <table:table-cell office:value-type="float" office:value="8937" table:style-name="ce6">
            <text:p>8,937<text:s/></text:p>
          </table:table-cell>
          <table:table-cell office:value-type="float" office:value="12518" table:style-name="ce6">
            <text:p>12,518<text:s/></text:p>
          </table:table-cell>
          <table:table-cell office:value-type="float" office:value="12666" table:style-name="ce6">
            <text:p>12,666<text:s/></text:p>
          </table:table-cell>
          <table:table-cell office:value-type="float" office:value="17858" table:style-name="ce6">
            <text:p>17,858<text:s/></text:p>
          </table:table-cell>
          <table:table-cell office:value-type="float" office:value="18431" table:style-name="ce6">
            <text:p>18,431<text:s/></text:p>
          </table:table-cell>
          <table:table-cell office:value-type="float" office:value="11235" table:style-name="ce6">
            <text:p>11,235<text:s/></text:p>
          </table:table-cell>
          <table:table-cell office:value-type="float" office:value="10081" table:style-name="ce6">
            <text:p>10,081<text:s/></text:p>
          </table:table-cell>
          <table:table-cell office:value-type="float" office:value="10383" table:style-name="ce6">
            <text:p>10,383<text:s/></text:p>
          </table:table-cell>
          <table:table-cell office:value-type="float" office:value="9803" table:style-name="ce6">
            <text:p>9,803<text:s/></text:p>
          </table:table-cell>
          <table:table-cell office:value-type="float" office:value="9649" table:style-name="ce6">
            <text:p>9,649<text:s/></text:p>
          </table:table-cell>
          <table:table-cell office:value-type="float" office:value="7879" table:style-name="ce6">
            <text:p>7,879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972" table:style-name="ce6">
            <text:p>972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3099" table:style-name="ce6">
            <text:p>3,099<text:s/></text:p>
          </table:table-cell>
          <table:table-cell office:value-type="float" office:value="4754" table:style-name="ce6">
            <text:p>4,754<text:s/></text:p>
          </table:table-cell>
          <table:table-cell office:value-type="float" office:value="1296" table:style-name="ce6">
            <text:p>1,296<text:s/></text:p>
          </table:table-cell>
          <table:table-cell office:value-type="float" office:value="1473" table:style-name="ce6">
            <text:p>1,473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14534" table:style-name="ce6">
            <text:p>14,534<text:s/></text:p>
          </table:table-cell>
          <table:table-cell office:value-type="float" office:value="2000" table:style-name="ce6">
            <text:p>2,000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3766" table:style-name="ce6">
            <text:p>3,766<text:s/></text:p>
          </table:table-cell>
          <table:table-cell table:number-columns-repeated="16264"/>
        </table:table-row>
        <table:table-row table:style-name="ro2">
          <table:table-cell office:value-type="date" office:date-value="2021-12-19T00:00:00" table:style-name="ce5">
            <text:p>2021/12/19</text:p>
          </table:table-cell>
          <table:table-cell office:value-type="float" office:value="2463" table:style-name="ce6">
            <text:p>2,463<text:s/></text:p>
          </table:table-cell>
          <table:table-cell office:value-type="float" office:value="7764" table:style-name="ce6">
            <text:p>7,764<text:s/></text:p>
          </table:table-cell>
          <table:table-cell office:value-type="float" office:value="20051" table:style-name="ce6">
            <text:p>20,051<text:s/></text:p>
          </table:table-cell>
          <table:table-cell office:value-type="float" office:value="34164" table:style-name="ce6">
            <text:p>34,164<text:s/></text:p>
          </table:table-cell>
          <table:table-cell office:value-type="float" office:value="12556" table:style-name="ce6">
            <text:p>12,556<text:s/></text:p>
          </table:table-cell>
          <table:table-cell office:value-type="float" office:value="9563" table:style-name="ce6">
            <text:p>9,563<text:s/></text:p>
          </table:table-cell>
          <table:table-cell office:value-type="float" office:value="6397" table:style-name="ce6">
            <text:p>6,397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2367" table:style-name="ce6">
            <text:p>2,367<text:s/></text:p>
          </table:table-cell>
          <table:table-cell office:value-type="float" office:value="6019" table:style-name="ce6">
            <text:p>6,019<text:s/></text:p>
          </table:table-cell>
          <table:table-cell office:value-type="float" office:value="1740" table:style-name="ce6">
            <text:p>1,740<text:s/></text:p>
          </table:table-cell>
          <table:table-cell office:value-type="float" office:value="2711" table:style-name="ce6">
            <text:p>2,711<text:s/></text:p>
          </table:table-cell>
          <table:table-cell office:value-type="float" office:value="7632" table:style-name="ce6">
            <text:p>7,632<text:s/></text:p>
          </table:table-cell>
          <table:table-cell office:value-type="float" office:value="5031" table:style-name="ce6">
            <text:p>5,031<text:s/></text:p>
          </table:table-cell>
          <table:table-cell office:value-type="float" office:value="11207" table:style-name="ce6">
            <text:p>11,207<text:s/></text:p>
          </table:table-cell>
          <table:table-cell office:value-type="float" office:value="4335" table:style-name="ce6">
            <text:p>4,335<text:s/></text:p>
          </table:table-cell>
          <table:table-cell office:value-type="float" office:value="6497" table:style-name="ce6">
            <text:p>6,497<text:s/></text:p>
          </table:table-cell>
          <table:table-cell office:value-type="float" office:value="3261" table:style-name="ce6">
            <text:p>3,261<text:s/></text:p>
          </table:table-cell>
          <table:table-cell office:value-type="float" office:value="7358" table:style-name="ce6">
            <text:p>7,358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4738" table:style-name="ce6">
            <text:p>4,738<text:s/></text:p>
          </table:table-cell>
          <table:table-cell office:value-type="float" office:value="5427" table:style-name="ce6">
            <text:p>5,427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15832" table:style-name="ce6">
            <text:p>15,832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12108" table:style-name="ce6">
            <text:p>12,108<text:s/></text:p>
          </table:table-cell>
          <table:table-cell office:value-type="float" office:value="8721" table:style-name="ce6">
            <text:p>8,721<text:s/></text:p>
          </table:table-cell>
          <table:table-cell office:value-type="float" office:value="11484" table:style-name="ce6">
            <text:p>11,484<text:s/></text:p>
          </table:table-cell>
          <table:table-cell office:value-type="float" office:value="14783" table:style-name="ce6">
            <text:p>14,783<text:s/></text:p>
          </table:table-cell>
          <table:table-cell office:value-type="float" office:value="12502" table:style-name="ce6">
            <text:p>12,502<text:s/></text:p>
          </table:table-cell>
          <table:table-cell office:value-type="float" office:value="7453" table:style-name="ce6">
            <text:p>7,453<text:s/></text:p>
          </table:table-cell>
          <table:table-cell office:value-type="float" office:value="23759" table:style-name="ce6">
            <text:p>23,759<text:s/></text:p>
          </table:table-cell>
          <table:table-cell office:value-type="float" office:value="11794" table:style-name="ce6">
            <text:p>11,794<text:s/></text:p>
          </table:table-cell>
          <table:table-cell office:value-type="float" office:value="19889" table:style-name="ce6">
            <text:p>19,889<text:s/></text:p>
          </table:table-cell>
          <table:table-cell office:value-type="float" office:value="17658" table:style-name="ce6">
            <text:p>17,658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24375" table:style-name="ce6">
            <text:p>24,375<text:s/></text:p>
          </table:table-cell>
          <table:table-cell office:value-type="float" office:value="16589" table:style-name="ce6">
            <text:p>16,589<text:s/></text:p>
          </table:table-cell>
          <table:table-cell office:value-type="float" office:value="16875" table:style-name="ce6">
            <text:p>16,875<text:s/></text:p>
          </table:table-cell>
          <table:table-cell office:value-type="float" office:value="14102" table:style-name="ce6">
            <text:p>14,102<text:s/></text:p>
          </table:table-cell>
          <table:table-cell office:value-type="float" office:value="9380" table:style-name="ce6">
            <text:p>9,380<text:s/></text:p>
          </table:table-cell>
          <table:table-cell office:value-type="float" office:value="154009" table:style-name="ce6">
            <text:p>154,009<text:s/></text:p>
          </table:table-cell>
          <table:table-cell office:value-type="float" office:value="42242" table:style-name="ce6">
            <text:p>42,242<text:s/></text:p>
          </table:table-cell>
          <table:table-cell office:value-type="float" office:value="12241" table:style-name="ce6">
            <text:p>12,241<text:s/></text:p>
          </table:table-cell>
          <table:table-cell office:value-type="float" office:value="15903" table:style-name="ce6">
            <text:p>15,903<text:s/></text:p>
          </table:table-cell>
          <table:table-cell office:value-type="float" office:value="23596" table:style-name="ce6">
            <text:p>23,596<text:s/></text:p>
          </table:table-cell>
          <table:table-cell office:value-type="float" office:value="20900" table:style-name="ce6">
            <text:p>20,900<text:s/></text:p>
          </table:table-cell>
          <table:table-cell office:value-type="float" office:value="22807" table:style-name="ce6">
            <text:p>22,807<text:s/></text:p>
          </table:table-cell>
          <table:table-cell office:value-type="float" office:value="16012" table:style-name="ce6">
            <text:p>16,012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17446" table:style-name="ce6">
            <text:p>17,446<text:s/></text:p>
          </table:table-cell>
          <table:table-cell office:value-type="float" office:value="5493" table:style-name="ce6">
            <text:p>5,493<text:s/></text:p>
          </table:table-cell>
          <table:table-cell office:value-type="float" office:value="5456" table:style-name="ce6">
            <text:p>5,456<text:s/></text:p>
          </table:table-cell>
          <table:table-cell office:value-type="float" office:value="13840" table:style-name="ce6">
            <text:p>13,840<text:s/></text:p>
          </table:table-cell>
          <table:table-cell office:value-type="float" office:value="5820" table:style-name="ce6">
            <text:p>5,820<text:s/></text:p>
          </table:table-cell>
          <table:table-cell office:value-type="float" office:value="2688" table:style-name="ce6">
            <text:p>2,688<text:s/></text:p>
          </table:table-cell>
          <table:table-cell office:value-type="float" office:value="1407" table:style-name="ce6">
            <text:p>1,407<text:s/></text:p>
          </table:table-cell>
          <table:table-cell office:value-type="float" office:value="6851" table:style-name="ce6">
            <text:p>6,851<text:s/></text:p>
          </table:table-cell>
          <table:table-cell office:value-type="float" office:value="6644" table:style-name="ce6">
            <text:p>6,644<text:s/></text:p>
          </table:table-cell>
          <table:table-cell office:value-type="float" office:value="8403" table:style-name="ce6">
            <text:p>8,403<text:s/></text:p>
          </table:table-cell>
          <table:table-cell office:value-type="float" office:value="35240" table:style-name="ce6">
            <text:p>35,240<text:s/></text:p>
          </table:table-cell>
          <table:table-cell office:value-type="float" office:value="6062" table:style-name="ce6">
            <text:p>6,062<text:s/></text:p>
          </table:table-cell>
          <table:table-cell office:value-type="float" office:value="10112" table:style-name="ce6">
            <text:p>10,112<text:s/>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15260" table:style-name="ce6">
            <text:p>15,260<text:s/></text:p>
          </table:table-cell>
          <table:table-cell office:value-type="float" office:value="14221" table:style-name="ce6">
            <text:p>14,221<text:s/></text:p>
          </table:table-cell>
          <table:table-cell office:value-type="float" office:value="24312" table:style-name="ce6">
            <text:p>24,312<text:s/></text:p>
          </table:table-cell>
          <table:table-cell office:value-type="float" office:value="50277" table:style-name="ce6">
            <text:p>50,277<text:s/></text:p>
          </table:table-cell>
          <table:table-cell office:value-type="float" office:value="26771" table:style-name="ce6">
            <text:p>26,771<text:s/></text:p>
          </table:table-cell>
          <table:table-cell office:value-type="float" office:value="18285" table:style-name="ce6">
            <text:p>18,285<text:s/></text:p>
          </table:table-cell>
          <table:table-cell office:value-type="float" office:value="26910" table:style-name="ce6">
            <text:p>26,910<text:s/></text:p>
          </table:table-cell>
          <table:table-cell office:value-type="float" office:value="65196" table:style-name="ce6">
            <text:p>65,196<text:s/></text:p>
          </table:table-cell>
          <table:table-cell office:value-type="float" office:value="13007" table:style-name="ce6">
            <text:p>13,007<text:s/></text:p>
          </table:table-cell>
          <table:table-cell office:value-type="float" office:value="23224" table:style-name="ce6">
            <text:p>23,224<text:s/></text:p>
          </table:table-cell>
          <table:table-cell office:value-type="float" office:value="24447" table:style-name="ce6">
            <text:p>24,447<text:s/></text:p>
          </table:table-cell>
          <table:table-cell office:value-type="float" office:value="13218" table:style-name="ce6">
            <text:p>13,218<text:s/></text:p>
          </table:table-cell>
          <table:table-cell office:value-type="float" office:value="56553" table:style-name="ce6">
            <text:p>56,553<text:s/></text:p>
          </table:table-cell>
          <table:table-cell office:value-type="float" office:value="13016" table:style-name="ce6">
            <text:p>13,016<text:s/></text:p>
          </table:table-cell>
          <table:table-cell office:value-type="float" office:value="11160" table:style-name="ce6">
            <text:p>11,160<text:s/></text:p>
          </table:table-cell>
          <table:table-cell office:value-type="float" office:value="7419" table:style-name="ce6">
            <text:p>7,419<text:s/></text:p>
          </table:table-cell>
          <table:table-cell office:value-type="float" office:value="17185" table:style-name="ce6">
            <text:p>17,185<text:s/></text:p>
          </table:table-cell>
          <table:table-cell office:value-type="float" office:value="9447" table:style-name="ce6">
            <text:p>9,447<text:s/></text:p>
          </table:table-cell>
          <table:table-cell office:value-type="float" office:value="24110" table:style-name="ce6">
            <text:p>24,110<text:s/></text:p>
          </table:table-cell>
          <table:table-cell office:value-type="float" office:value="10026" table:style-name="ce6">
            <text:p>10,026<text:s/></text:p>
          </table:table-cell>
          <table:table-cell office:value-type="float" office:value="11225" table:style-name="ce6">
            <text:p>11,225<text:s/></text:p>
          </table:table-cell>
          <table:table-cell office:value-type="float" office:value="8871" table:style-name="ce6">
            <text:p>8,871<text:s/></text:p>
          </table:table-cell>
          <table:table-cell office:value-type="float" office:value="14901" table:style-name="ce6">
            <text:p>14,901<text:s/></text:p>
          </table:table-cell>
          <table:table-cell office:value-type="float" office:value="24188" table:style-name="ce6">
            <text:p>24,188<text:s/></text:p>
          </table:table-cell>
          <table:table-cell office:value-type="float" office:value="12905" table:style-name="ce6">
            <text:p>12,905<text:s/></text:p>
          </table:table-cell>
          <table:table-cell office:value-type="float" office:value="13550" table:style-name="ce6">
            <text:p>13,550<text:s/></text:p>
          </table:table-cell>
          <table:table-cell office:value-type="float" office:value="6142" table:style-name="ce6">
            <text:p>6,142<text:s/></text:p>
          </table:table-cell>
          <table:table-cell office:value-type="float" office:value="7786" table:style-name="ce6">
            <text:p>7,786<text:s/></text:p>
          </table:table-cell>
          <table:table-cell office:value-type="float" office:value="4493" table:style-name="ce6">
            <text:p>4,493<text:s/></text:p>
          </table:table-cell>
          <table:table-cell office:value-type="float" office:value="4577" table:style-name="ce6">
            <text:p>4,577<text:s/></text:p>
          </table:table-cell>
          <table:table-cell office:value-type="float" office:value="6170" table:style-name="ce6">
            <text:p>6,170<text:s/></text:p>
          </table:table-cell>
          <table:table-cell office:value-type="float" office:value="6539" table:style-name="ce6">
            <text:p>6,539<text:s/></text:p>
          </table:table-cell>
          <table:table-cell office:value-type="float" office:value="7810" table:style-name="ce6">
            <text:p>7,810<text:s/></text:p>
          </table:table-cell>
          <table:table-cell office:value-type="float" office:value="11558" table:style-name="ce6">
            <text:p>11,558<text:s/></text:p>
          </table:table-cell>
          <table:table-cell office:value-type="float" office:value="10871" table:style-name="ce6">
            <text:p>10,871<text:s/></text:p>
          </table:table-cell>
          <table:table-cell office:value-type="float" office:value="14617" table:style-name="ce6">
            <text:p>14,617<text:s/></text:p>
          </table:table-cell>
          <table:table-cell office:value-type="float" office:value="16943" table:style-name="ce6">
            <text:p>16,943<text:s/></text:p>
          </table:table-cell>
          <table:table-cell office:value-type="float" office:value="9257" table:style-name="ce6">
            <text:p>9,257<text:s/></text:p>
          </table:table-cell>
          <table:table-cell office:value-type="float" office:value="8045" table:style-name="ce6">
            <text:p>8,045<text:s/></text:p>
          </table:table-cell>
          <table:table-cell office:value-type="float" office:value="8875" table:style-name="ce6">
            <text:p>8,875<text:s/></text:p>
          </table:table-cell>
          <table:table-cell office:value-type="float" office:value="8477" table:style-name="ce6">
            <text:p>8,477<text:s/></text:p>
          </table:table-cell>
          <table:table-cell office:value-type="float" office:value="8565" table:style-name="ce6">
            <text:p>8,565<text:s/></text:p>
          </table:table-cell>
          <table:table-cell office:value-type="float" office:value="6944" table:style-name="ce6">
            <text:p>6,944<text:s/></text:p>
          </table:table-cell>
          <table:table-cell office:value-type="float" office:value="6779" table:style-name="ce6">
            <text:p>6,779<text:s/></text:p>
          </table:table-cell>
          <table:table-cell office:value-type="float" office:value="765" table:style-name="ce6">
            <text:p>765<text:s/></text:p>
          </table:table-cell>
          <table:table-cell office:value-type="float" office:value="2082" table:style-name="ce6">
            <text:p>2,082<text:s/></text:p>
          </table:table-cell>
          <table:table-cell office:value-type="float" office:value="2747" table:style-name="ce6">
            <text:p>2,747<text:s/></text:p>
          </table:table-cell>
          <table:table-cell office:value-type="float" office:value="3913" table:style-name="ce6">
            <text:p>3,913<text:s/></text:p>
          </table:table-cell>
          <table:table-cell office:value-type="float" office:value="1054" table:style-name="ce6">
            <text:p>1,054<text:s/></text:p>
          </table:table-cell>
          <table:table-cell office:value-type="float" office:value="1365" table:style-name="ce6">
            <text:p>1,365<text:s/></text:p>
          </table:table-cell>
          <table:table-cell office:value-type="float" office:value="1661" table:style-name="ce6">
            <text:p>1,661<text:s/></text:p>
          </table:table-cell>
          <table:table-cell office:value-type="float" office:value="14298" table:style-name="ce6">
            <text:p>14,298<text:s/></text:p>
          </table:table-cell>
          <table:table-cell office:value-type="float" office:value="1701" table:style-name="ce6">
            <text:p>1,701<text:s/></text:p>
          </table:table-cell>
          <table:table-cell office:value-type="float" office:value="2981" table:style-name="ce6">
            <text:p>2,981<text:s/></text:p>
          </table:table-cell>
          <table:table-cell office:value-type="float" office:value="3227" table:style-name="ce6">
            <text:p>3,227<text:s/></text:p>
          </table:table-cell>
          <table:table-cell table:number-columns-repeated="16264"/>
        </table:table-row>
        <table:table-row table:style-name="ro2">
          <table:table-cell office:value-type="date" office:date-value="2021-12-20T00:00:00" table:style-name="ce5">
            <text:p>2021/12/20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12766" table:style-name="ce6">
            <text:p>12,766<text:s/></text:p>
          </table:table-cell>
          <table:table-cell office:value-type="float" office:value="36192" table:style-name="ce6">
            <text:p>36,192<text:s/></text:p>
          </table:table-cell>
          <table:table-cell office:value-type="float" office:value="35353" table:style-name="ce6">
            <text:p>35,353<text:s/></text:p>
          </table:table-cell>
          <table:table-cell office:value-type="float" office:value="23678" table:style-name="ce6">
            <text:p>23,678<text:s/></text:p>
          </table:table-cell>
          <table:table-cell office:value-type="float" office:value="13324" table:style-name="ce6">
            <text:p>13,324<text:s/></text:p>
          </table:table-cell>
          <table:table-cell office:value-type="float" office:value="10461" table:style-name="ce6">
            <text:p>10,461<text:s/></text:p>
          </table:table-cell>
          <table:table-cell office:value-type="float" office:value="3953" table:style-name="ce6">
            <text:p>3,953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12206" table:style-name="ce6">
            <text:p>12,206<text:s/></text:p>
          </table:table-cell>
          <table:table-cell office:value-type="float" office:value="2444" table:style-name="ce6">
            <text:p>2,444<text:s/></text:p>
          </table:table-cell>
          <table:table-cell office:value-type="float" office:value="4203" table:style-name="ce6">
            <text:p>4,203<text:s/></text:p>
          </table:table-cell>
          <table:table-cell office:value-type="float" office:value="4433" table:style-name="ce6">
            <text:p>4,433<text:s/></text:p>
          </table:table-cell>
          <table:table-cell office:value-type="float" office:value="8975" table:style-name="ce6">
            <text:p>8,975<text:s/></text:p>
          </table:table-cell>
          <table:table-cell office:value-type="float" office:value="10930" table:style-name="ce6">
            <text:p>10,930<text:s/></text:p>
          </table:table-cell>
          <table:table-cell office:value-type="float" office:value="16589" table:style-name="ce6">
            <text:p>16,589<text:s/></text:p>
          </table:table-cell>
          <table:table-cell office:value-type="float" office:value="17114" table:style-name="ce6">
            <text:p>17,114<text:s/></text:p>
          </table:table-cell>
          <table:table-cell office:value-type="float" office:value="5753" table:style-name="ce6">
            <text:p>5,753<text:s/></text:p>
          </table:table-cell>
          <table:table-cell office:value-type="float" office:value="8383" table:style-name="ce6">
            <text:p>8,383<text:s/></text:p>
          </table:table-cell>
          <table:table-cell office:value-type="float" office:value="3080" table:style-name="ce6">
            <text:p>3,080<text:s/></text:p>
          </table:table-cell>
          <table:table-cell office:value-type="float" office:value="7887" table:style-name="ce6">
            <text:p>7,887<text:s/></text:p>
          </table:table-cell>
          <table:table-cell office:value-type="float" office:value="7867" table:style-name="ce6">
            <text:p>7,867<text:s/></text:p>
          </table:table-cell>
          <table:table-cell office:value-type="float" office:value="6213" table:style-name="ce6">
            <text:p>6,213<text:s/></text:p>
          </table:table-cell>
          <table:table-cell office:value-type="float" office:value="27354" table:style-name="ce6">
            <text:p>27,354<text:s/></text:p>
          </table:table-cell>
          <table:table-cell office:value-type="float" office:value="2837" table:style-name="ce6">
            <text:p>2,837<text:s/></text:p>
          </table:table-cell>
          <table:table-cell office:value-type="float" office:value="12220" table:style-name="ce6">
            <text:p>12,220<text:s/></text:p>
          </table:table-cell>
          <table:table-cell office:value-type="float" office:value="11557" table:style-name="ce6">
            <text:p>11,557<text:s/></text:p>
          </table:table-cell>
          <table:table-cell office:value-type="float" office:value="14440" table:style-name="ce6">
            <text:p>14,440<text:s/></text:p>
          </table:table-cell>
          <table:table-cell office:value-type="float" office:value="22319" table:style-name="ce6">
            <text:p>22,319<text:s/></text:p>
          </table:table-cell>
          <table:table-cell office:value-type="float" office:value="15546" table:style-name="ce6">
            <text:p>15,546<text:s/></text:p>
          </table:table-cell>
          <table:table-cell office:value-type="float" office:value="9140" table:style-name="ce6">
            <text:p>9,140<text:s/></text:p>
          </table:table-cell>
          <table:table-cell office:value-type="float" office:value="23127" table:style-name="ce6">
            <text:p>23,127<text:s/></text:p>
          </table:table-cell>
          <table:table-cell office:value-type="float" office:value="14125" table:style-name="ce6">
            <text:p>14,125<text:s/></text:p>
          </table:table-cell>
          <table:table-cell office:value-type="float" office:value="28319" table:style-name="ce6">
            <text:p>28,319<text:s/></text:p>
          </table:table-cell>
          <table:table-cell office:value-type="float" office:value="22714" table:style-name="ce6">
            <text:p>22,714<text:s/></text:p>
          </table:table-cell>
          <table:table-cell office:value-type="float" office:value="9452" table:style-name="ce6">
            <text:p>9,452<text:s/></text:p>
          </table:table-cell>
          <table:table-cell office:value-type="float" office:value="31234" table:style-name="ce6">
            <text:p>31,234<text:s/></text:p>
          </table:table-cell>
          <table:table-cell office:value-type="float" office:value="23008" table:style-name="ce6">
            <text:p>23,008<text:s/></text:p>
          </table:table-cell>
          <table:table-cell office:value-type="float" office:value="24021" table:style-name="ce6">
            <text:p>24,021<text:s/></text:p>
          </table:table-cell>
          <table:table-cell office:value-type="float" office:value="19474" table:style-name="ce6">
            <text:p>19,474<text:s/></text:p>
          </table:table-cell>
          <table:table-cell office:value-type="float" office:value="21039" table:style-name="ce6">
            <text:p>21,039<text:s/></text:p>
          </table:table-cell>
          <table:table-cell office:value-type="float" office:value="119938" table:style-name="ce6">
            <text:p>119,938<text:s/></text:p>
          </table:table-cell>
          <table:table-cell office:value-type="float" office:value="36705" table:style-name="ce6">
            <text:p>36,705<text:s/></text:p>
          </table:table-cell>
          <table:table-cell office:value-type="float" office:value="18173" table:style-name="ce6">
            <text:p>18,173<text:s/></text:p>
          </table:table-cell>
          <table:table-cell office:value-type="float" office:value="21367" table:style-name="ce6">
            <text:p>21,367<text:s/></text:p>
          </table:table-cell>
          <table:table-cell office:value-type="float" office:value="22721" table:style-name="ce6">
            <text:p>22,721<text:s/></text:p>
          </table:table-cell>
          <table:table-cell office:value-type="float" office:value="23769" table:style-name="ce6">
            <text:p>23,769<text:s/></text:p>
          </table:table-cell>
          <table:table-cell office:value-type="float" office:value="24878" table:style-name="ce6">
            <text:p>24,878<text:s/></text:p>
          </table:table-cell>
          <table:table-cell office:value-type="float" office:value="21201" table:style-name="ce6">
            <text:p>21,201<text:s/></text:p>
          </table:table-cell>
          <table:table-cell office:value-type="float" office:value="12350" table:style-name="ce6">
            <text:p>12,350<text:s/></text:p>
          </table:table-cell>
          <table:table-cell office:value-type="float" office:value="28326" table:style-name="ce6">
            <text:p>28,326<text:s/></text:p>
          </table:table-cell>
          <table:table-cell office:value-type="float" office:value="6795" table:style-name="ce6">
            <text:p>6,795<text:s/></text:p>
          </table:table-cell>
          <table:table-cell office:value-type="float" office:value="8752" table:style-name="ce6">
            <text:p>8,752<text:s/></text:p>
          </table:table-cell>
          <table:table-cell office:value-type="float" office:value="16810" table:style-name="ce6">
            <text:p>16,810<text:s/></text:p>
          </table:table-cell>
          <table:table-cell office:value-type="float" office:value="5140" table:style-name="ce6">
            <text:p>5,140<text:s/></text:p>
          </table:table-cell>
          <table:table-cell office:value-type="float" office:value="3527" table:style-name="ce6">
            <text:p>3,527<text:s/></text:p>
          </table:table-cell>
          <table:table-cell office:value-type="float" office:value="3055" table:style-name="ce6">
            <text:p>3,055<text:s/></text:p>
          </table:table-cell>
          <table:table-cell office:value-type="float" office:value="13200" table:style-name="ce6">
            <text:p>13,200<text:s/></text:p>
          </table:table-cell>
          <table:table-cell office:value-type="float" office:value="8811" table:style-name="ce6">
            <text:p>8,811<text:s/></text:p>
          </table:table-cell>
          <table:table-cell office:value-type="float" office:value="10219" table:style-name="ce6">
            <text:p>10,219<text:s/></text:p>
          </table:table-cell>
          <table:table-cell office:value-type="float" office:value="30662" table:style-name="ce6">
            <text:p>30,662<text:s/></text:p>
          </table:table-cell>
          <table:table-cell office:value-type="float" office:value="9361" table:style-name="ce6">
            <text:p>9,361<text:s/></text:p>
          </table:table-cell>
          <table:table-cell office:value-type="float" office:value="12366" table:style-name="ce6">
            <text:p>12,366<text:s/></text:p>
          </table:table-cell>
          <table:table-cell office:value-type="float" office:value="7564" table:style-name="ce6">
            <text:p>7,564<text:s/></text:p>
          </table:table-cell>
          <table:table-cell office:value-type="float" office:value="21021" table:style-name="ce6">
            <text:p>21,021<text:s/></text:p>
          </table:table-cell>
          <table:table-cell office:value-type="float" office:value="24569" table:style-name="ce6">
            <text:p>24,569<text:s/></text:p>
          </table:table-cell>
          <table:table-cell office:value-type="float" office:value="26948" table:style-name="ce6">
            <text:p>26,948<text:s/></text:p>
          </table:table-cell>
          <table:table-cell office:value-type="float" office:value="37315" table:style-name="ce6">
            <text:p>37,315<text:s/></text:p>
          </table:table-cell>
          <table:table-cell office:value-type="float" office:value="36820" table:style-name="ce6">
            <text:p>36,820<text:s/></text:p>
          </table:table-cell>
          <table:table-cell office:value-type="float" office:value="23653" table:style-name="ce6">
            <text:p>23,653<text:s/></text:p>
          </table:table-cell>
          <table:table-cell office:value-type="float" office:value="23975" table:style-name="ce6">
            <text:p>23,975<text:s/></text:p>
          </table:table-cell>
          <table:table-cell office:value-type="float" office:value="50022" table:style-name="ce6">
            <text:p>50,022<text:s/></text:p>
          </table:table-cell>
          <table:table-cell office:value-type="float" office:value="20656" table:style-name="ce6">
            <text:p>20,656<text:s/></text:p>
          </table:table-cell>
          <table:table-cell office:value-type="float" office:value="27987" table:style-name="ce6">
            <text:p>27,987<text:s/></text:p>
          </table:table-cell>
          <table:table-cell office:value-type="float" office:value="28584" table:style-name="ce6">
            <text:p>28,584<text:s/></text:p>
          </table:table-cell>
          <table:table-cell office:value-type="float" office:value="16152" table:style-name="ce6">
            <text:p>16,152<text:s/></text:p>
          </table:table-cell>
          <table:table-cell office:value-type="float" office:value="55418" table:style-name="ce6">
            <text:p>55,418<text:s/></text:p>
          </table:table-cell>
          <table:table-cell office:value-type="float" office:value="18052" table:style-name="ce6">
            <text:p>18,052<text:s/></text:p>
          </table:table-cell>
          <table:table-cell office:value-type="float" office:value="14234" table:style-name="ce6">
            <text:p>14,234<text:s/></text:p>
          </table:table-cell>
          <table:table-cell office:value-type="float" office:value="13287" table:style-name="ce6">
            <text:p>13,287<text:s/></text:p>
          </table:table-cell>
          <table:table-cell office:value-type="float" office:value="17893" table:style-name="ce6">
            <text:p>17,893<text:s/></text:p>
          </table:table-cell>
          <table:table-cell office:value-type="float" office:value="13652" table:style-name="ce6">
            <text:p>13,652<text:s/></text:p>
          </table:table-cell>
          <table:table-cell office:value-type="float" office:value="23828" table:style-name="ce6">
            <text:p>23,828<text:s/></text:p>
          </table:table-cell>
          <table:table-cell office:value-type="float" office:value="16535" table:style-name="ce6">
            <text:p>16,535<text:s/></text:p>
          </table:table-cell>
          <table:table-cell office:value-type="float" office:value="7357" table:style-name="ce6">
            <text:p>7,357<text:s/></text:p>
          </table:table-cell>
          <table:table-cell office:value-type="float" office:value="10306" table:style-name="ce6">
            <text:p>10,306<text:s/></text:p>
          </table:table-cell>
          <table:table-cell office:value-type="float" office:value="33570" table:style-name="ce6">
            <text:p>33,570<text:s/></text:p>
          </table:table-cell>
          <table:table-cell office:value-type="float" office:value="19785" table:style-name="ce6">
            <text:p>19,785<text:s/></text:p>
          </table:table-cell>
          <table:table-cell office:value-type="float" office:value="21628" table:style-name="ce6">
            <text:p>21,628<text:s/></text:p>
          </table:table-cell>
          <table:table-cell office:value-type="float" office:value="21120" table:style-name="ce6">
            <text:p>21,120<text:s/></text:p>
          </table:table-cell>
          <table:table-cell office:value-type="float" office:value="13248" table:style-name="ce6">
            <text:p>13,248<text:s/></text:p>
          </table:table-cell>
          <table:table-cell office:value-type="float" office:value="10217" table:style-name="ce6">
            <text:p>10,217<text:s/></text:p>
          </table:table-cell>
          <table:table-cell office:value-type="float" office:value="5904" table:style-name="ce6">
            <text:p>5,904<text:s/></text:p>
          </table:table-cell>
          <table:table-cell office:value-type="float" office:value="4879" table:style-name="ce6">
            <text:p>4,879<text:s/></text:p>
          </table:table-cell>
          <table:table-cell office:value-type="float" office:value="6161" table:style-name="ce6">
            <text:p>6,161<text:s/></text:p>
          </table:table-cell>
          <table:table-cell office:value-type="float" office:value="9906" table:style-name="ce6">
            <text:p>9,906<text:s/></text:p>
          </table:table-cell>
          <table:table-cell office:value-type="float" office:value="8796" table:style-name="ce6">
            <text:p>8,796<text:s/></text:p>
          </table:table-cell>
          <table:table-cell office:value-type="float" office:value="12526" table:style-name="ce6">
            <text:p>12,526<text:s/></text:p>
          </table:table-cell>
          <table:table-cell office:value-type="float" office:value="15320" table:style-name="ce6">
            <text:p>15,320<text:s/></text:p>
          </table:table-cell>
          <table:table-cell office:value-type="float" office:value="25739" table:style-name="ce6">
            <text:p>25,739<text:s/></text:p>
          </table:table-cell>
          <table:table-cell office:value-type="float" office:value="18712" table:style-name="ce6">
            <text:p>18,712<text:s/></text:p>
          </table:table-cell>
          <table:table-cell office:value-type="float" office:value="13954" table:style-name="ce6">
            <text:p>13,954<text:s/></text:p>
          </table:table-cell>
          <table:table-cell office:value-type="float" office:value="11503" table:style-name="ce6">
            <text:p>11,503<text:s/></text:p>
          </table:table-cell>
          <table:table-cell office:value-type="float" office:value="11423" table:style-name="ce6">
            <text:p>11,423<text:s/></text:p>
          </table:table-cell>
          <table:table-cell office:value-type="float" office:value="11909" table:style-name="ce6">
            <text:p>11,909<text:s/></text:p>
          </table:table-cell>
          <table:table-cell office:value-type="float" office:value="10971" table:style-name="ce6">
            <text:p>10,971<text:s/></text:p>
          </table:table-cell>
          <table:table-cell office:value-type="float" office:value="11602" table:style-name="ce6">
            <text:p>11,602<text:s/></text:p>
          </table:table-cell>
          <table:table-cell office:value-type="float" office:value="9507" table:style-name="ce6">
            <text:p>9,507<text:s/></text:p>
          </table:table-cell>
          <table:table-cell office:value-type="float" office:value="1877" table:style-name="ce6">
            <text:p>1,877<text:s/></text:p>
          </table:table-cell>
          <table:table-cell office:value-type="float" office:value="2342" table:style-name="ce6">
            <text:p>2,342<text:s/></text:p>
          </table:table-cell>
          <table:table-cell office:value-type="float" office:value="3407" table:style-name="ce6">
            <text:p>3,407<text:s/></text:p>
          </table:table-cell>
          <table:table-cell office:value-type="float" office:value="4421" table:style-name="ce6">
            <text:p>4,421<text:s/></text:p>
          </table:table-cell>
          <table:table-cell office:value-type="float" office:value="2503" table:style-name="ce6">
            <text:p>2,503<text:s/></text:p>
          </table:table-cell>
          <table:table-cell office:value-type="float" office:value="3441" table:style-name="ce6">
            <text:p>3,441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9078" table:style-name="ce6">
            <text:p>9,078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3487" table:style-name="ce6">
            <text:p>3,487<text:s/></text:p>
          </table:table-cell>
          <table:table-cell office:value-type="float" office:value="4428" table:style-name="ce6">
            <text:p>4,428<text:s/></text:p>
          </table:table-cell>
          <table:table-cell table:number-columns-repeated="16264"/>
        </table:table-row>
        <table:table-row table:style-name="ro2">
          <table:table-cell office:value-type="date" office:date-value="2021-12-21T00:00:00" table:style-name="ce5">
            <text:p>2021/12/21</text:p>
          </table:table-cell>
          <table:table-cell office:value-type="float" office:value="3471" table:style-name="ce6">
            <text:p>3,471<text:s/></text:p>
          </table:table-cell>
          <table:table-cell office:value-type="float" office:value="13808" table:style-name="ce6">
            <text:p>13,808<text:s/></text:p>
          </table:table-cell>
          <table:table-cell office:value-type="float" office:value="38822" table:style-name="ce6">
            <text:p>38,822<text:s/></text:p>
          </table:table-cell>
          <table:table-cell office:value-type="float" office:value="37764" table:style-name="ce6">
            <text:p>37,764<text:s/></text:p>
          </table:table-cell>
          <table:table-cell office:value-type="float" office:value="25188" table:style-name="ce6">
            <text:p>25,188<text:s/></text:p>
          </table:table-cell>
          <table:table-cell office:value-type="float" office:value="14753" table:style-name="ce6">
            <text:p>14,753<text:s/></text:p>
          </table:table-cell>
          <table:table-cell office:value-type="float" office:value="10974" table:style-name="ce6">
            <text:p>10,974<text:s/></text:p>
          </table:table-cell>
          <table:table-cell office:value-type="float" office:value="4213" table:style-name="ce6">
            <text:p>4,213<text:s/>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12855" table:style-name="ce6">
            <text:p>12,855<text:s/></text:p>
          </table:table-cell>
          <table:table-cell office:value-type="float" office:value="2469" table:style-name="ce6">
            <text:p>2,469<text:s/></text:p>
          </table:table-cell>
          <table:table-cell office:value-type="float" office:value="4250" table:style-name="ce6">
            <text:p>4,250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9504" table:style-name="ce6">
            <text:p>9,504<text:s/></text:p>
          </table:table-cell>
          <table:table-cell office:value-type="float" office:value="10724" table:style-name="ce6">
            <text:p>10,724<text:s/></text:p>
          </table:table-cell>
          <table:table-cell office:value-type="float" office:value="17869" table:style-name="ce6">
            <text:p>17,869<text:s/></text:p>
          </table:table-cell>
          <table:table-cell office:value-type="float" office:value="17254" table:style-name="ce6">
            <text:p>17,254<text:s/></text:p>
          </table:table-cell>
          <table:table-cell office:value-type="float" office:value="5820" table:style-name="ce6">
            <text:p>5,820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3042" table:style-name="ce6">
            <text:p>3,042<text:s/></text:p>
          </table:table-cell>
          <table:table-cell office:value-type="float" office:value="8182" table:style-name="ce6">
            <text:p>8,182<text:s/></text:p>
          </table:table-cell>
          <table:table-cell office:value-type="float" office:value="8100" table:style-name="ce6">
            <text:p>8,100<text:s/></text:p>
          </table:table-cell>
          <table:table-cell office:value-type="float" office:value="6757" table:style-name="ce6">
            <text:p>6,757<text:s/></text:p>
          </table:table-cell>
          <table:table-cell office:value-type="float" office:value="31333" table:style-name="ce6">
            <text:p>31,333<text:s/></text:p>
          </table:table-cell>
          <table:table-cell office:value-type="float" office:value="3192" table:style-name="ce6">
            <text:p>3,192<text:s/></text:p>
          </table:table-cell>
          <table:table-cell office:value-type="float" office:value="11225" table:style-name="ce6">
            <text:p>11,225<text:s/></text:p>
          </table:table-cell>
          <table:table-cell office:value-type="float" office:value="11940" table:style-name="ce6">
            <text:p>11,940<text:s/></text:p>
          </table:table-cell>
          <table:table-cell office:value-type="float" office:value="14905" table:style-name="ce6">
            <text:p>14,905<text:s/></text:p>
          </table:table-cell>
          <table:table-cell office:value-type="float" office:value="23293" table:style-name="ce6">
            <text:p>23,293<text:s/></text:p>
          </table:table-cell>
          <table:table-cell office:value-type="float" office:value="16477" table:style-name="ce6">
            <text:p>16,477<text:s/></text:p>
          </table:table-cell>
          <table:table-cell office:value-type="float" office:value="9747" table:style-name="ce6">
            <text:p>9,747<text:s/></text:p>
          </table:table-cell>
          <table:table-cell office:value-type="float" office:value="25535" table:style-name="ce6">
            <text:p>25,535<text:s/></text:p>
          </table:table-cell>
          <table:table-cell office:value-type="float" office:value="15691" table:style-name="ce6">
            <text:p>15,691<text:s/></text:p>
          </table:table-cell>
          <table:table-cell office:value-type="float" office:value="30918" table:style-name="ce6">
            <text:p>30,918<text:s/></text:p>
          </table:table-cell>
          <table:table-cell office:value-type="float" office:value="24807" table:style-name="ce6">
            <text:p>24,807<text:s/></text:p>
          </table:table-cell>
          <table:table-cell office:value-type="float" office:value="9971" table:style-name="ce6">
            <text:p>9,971<text:s/></text:p>
          </table:table-cell>
          <table:table-cell office:value-type="float" office:value="33038" table:style-name="ce6">
            <text:p>33,038<text:s/></text:p>
          </table:table-cell>
          <table:table-cell office:value-type="float" office:value="24175" table:style-name="ce6">
            <text:p>24,175<text:s/></text:p>
          </table:table-cell>
          <table:table-cell office:value-type="float" office:value="24931" table:style-name="ce6">
            <text:p>24,931<text:s/></text:p>
          </table:table-cell>
          <table:table-cell office:value-type="float" office:value="20012" table:style-name="ce6">
            <text:p>20,012<text:s/></text:p>
          </table:table-cell>
          <table:table-cell office:value-type="float" office:value="21437" table:style-name="ce6">
            <text:p>21,437<text:s/></text:p>
          </table:table-cell>
          <table:table-cell office:value-type="float" office:value="108651" table:style-name="ce6">
            <text:p>108,651<text:s/></text:p>
          </table:table-cell>
          <table:table-cell office:value-type="float" office:value="37988" table:style-name="ce6">
            <text:p>37,988<text:s/></text:p>
          </table:table-cell>
          <table:table-cell office:value-type="float" office:value="18917" table:style-name="ce6">
            <text:p>18,917<text:s/></text:p>
          </table:table-cell>
          <table:table-cell office:value-type="float" office:value="21728" table:style-name="ce6">
            <text:p>21,728<text:s/></text:p>
          </table:table-cell>
          <table:table-cell office:value-type="float" office:value="22829" table:style-name="ce6">
            <text:p>22,829<text:s/></text:p>
          </table:table-cell>
          <table:table-cell office:value-type="float" office:value="23779" table:style-name="ce6">
            <text:p>23,779<text:s/></text:p>
          </table:table-cell>
          <table:table-cell office:value-type="float" office:value="24950" table:style-name="ce6">
            <text:p>24,950<text:s/></text:p>
          </table:table-cell>
          <table:table-cell office:value-type="float" office:value="21433" table:style-name="ce6">
            <text:p>21,433<text:s/></text:p>
          </table:table-cell>
          <table:table-cell office:value-type="float" office:value="12391" table:style-name="ce6">
            <text:p>12,391<text:s/></text:p>
          </table:table-cell>
          <table:table-cell office:value-type="float" office:value="28126" table:style-name="ce6">
            <text:p>28,126<text:s/></text:p>
          </table:table-cell>
          <table:table-cell office:value-type="float" office:value="6963" table:style-name="ce6">
            <text:p>6,963<text:s/></text:p>
          </table:table-cell>
          <table:table-cell office:value-type="float" office:value="8695" table:style-name="ce6">
            <text:p>8,695<text:s/></text:p>
          </table:table-cell>
          <table:table-cell office:value-type="float" office:value="16140" table:style-name="ce6">
            <text:p>16,140<text:s/></text:p>
          </table:table-cell>
          <table:table-cell office:value-type="float" office:value="5058" table:style-name="ce6">
            <text:p>5,058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3216" table:style-name="ce6">
            <text:p>3,216<text:s/></text:p>
          </table:table-cell>
          <table:table-cell office:value-type="float" office:value="13273" table:style-name="ce6">
            <text:p>13,273<text:s/></text:p>
          </table:table-cell>
          <table:table-cell office:value-type="float" office:value="8706" table:style-name="ce6">
            <text:p>8,706<text:s/></text:p>
          </table:table-cell>
          <table:table-cell office:value-type="float" office:value="10255" table:style-name="ce6">
            <text:p>10,255<text:s/></text:p>
          </table:table-cell>
          <table:table-cell office:value-type="float" office:value="29096" table:style-name="ce6">
            <text:p>29,096<text:s/></text:p>
          </table:table-cell>
          <table:table-cell office:value-type="float" office:value="9312" table:style-name="ce6">
            <text:p>9,312<text:s/></text:p>
          </table:table-cell>
          <table:table-cell office:value-type="float" office:value="11926" table:style-name="ce6">
            <text:p>11,926<text:s/></text:p>
          </table:table-cell>
          <table:table-cell office:value-type="float" office:value="7396" table:style-name="ce6">
            <text:p>7,396<text:s/></text:p>
          </table:table-cell>
          <table:table-cell office:value-type="float" office:value="21353" table:style-name="ce6">
            <text:p>21,353<text:s/></text:p>
          </table:table-cell>
          <table:table-cell office:value-type="float" office:value="25354" table:style-name="ce6">
            <text:p>25,354<text:s/></text:p>
          </table:table-cell>
          <table:table-cell office:value-type="float" office:value="27224" table:style-name="ce6">
            <text:p>27,224<text:s/></text:p>
          </table:table-cell>
          <table:table-cell office:value-type="float" office:value="35710" table:style-name="ce6">
            <text:p>35,710<text:s/></text:p>
          </table:table-cell>
          <table:table-cell office:value-type="float" office:value="37756" table:style-name="ce6">
            <text:p>37,756<text:s/></text:p>
          </table:table-cell>
          <table:table-cell office:value-type="float" office:value="24469" table:style-name="ce6">
            <text:p>24,469<text:s/></text:p>
          </table:table-cell>
          <table:table-cell office:value-type="float" office:value="23361" table:style-name="ce6">
            <text:p>23,361<text:s/></text:p>
          </table:table-cell>
          <table:table-cell office:value-type="float" office:value="50399" table:style-name="ce6">
            <text:p>50,399<text:s/></text:p>
          </table:table-cell>
          <table:table-cell office:value-type="float" office:value="23125" table:style-name="ce6">
            <text:p>23,125<text:s/></text:p>
          </table:table-cell>
          <table:table-cell office:value-type="float" office:value="29769" table:style-name="ce6">
            <text:p>29,769<text:s/></text:p>
          </table:table-cell>
          <table:table-cell office:value-type="float" office:value="31086" table:style-name="ce6">
            <text:p>31,086<text:s/></text:p>
          </table:table-cell>
          <table:table-cell office:value-type="float" office:value="17640" table:style-name="ce6">
            <text:p>17,640<text:s/></text:p>
          </table:table-cell>
          <table:table-cell office:value-type="float" office:value="56982" table:style-name="ce6">
            <text:p>56,982<text:s/></text:p>
          </table:table-cell>
          <table:table-cell office:value-type="float" office:value="19599" table:style-name="ce6">
            <text:p>19,599<text:s/></text:p>
          </table:table-cell>
          <table:table-cell office:value-type="float" office:value="14899" table:style-name="ce6">
            <text:p>14,899<text:s/></text:p>
          </table:table-cell>
          <table:table-cell office:value-type="float" office:value="13676" table:style-name="ce6">
            <text:p>13,676<text:s/></text:p>
          </table:table-cell>
          <table:table-cell office:value-type="float" office:value="19307" table:style-name="ce6">
            <text:p>19,307<text:s/></text:p>
          </table:table-cell>
          <table:table-cell office:value-type="float" office:value="13741" table:style-name="ce6">
            <text:p>13,741<text:s/></text:p>
          </table:table-cell>
          <table:table-cell office:value-type="float" office:value="24561" table:style-name="ce6">
            <text:p>24,561<text:s/></text:p>
          </table:table-cell>
          <table:table-cell office:value-type="float" office:value="18207" table:style-name="ce6">
            <text:p>18,207<text:s/></text:p>
          </table:table-cell>
          <table:table-cell office:value-type="float" office:value="7176" table:style-name="ce6">
            <text:p>7,176<text:s/></text:p>
          </table:table-cell>
          <table:table-cell office:value-type="float" office:value="10567" table:style-name="ce6">
            <text:p>10,567<text:s/></text:p>
          </table:table-cell>
          <table:table-cell office:value-type="float" office:value="36576" table:style-name="ce6">
            <text:p>36,576<text:s/></text:p>
          </table:table-cell>
          <table:table-cell office:value-type="float" office:value="21389" table:style-name="ce6">
            <text:p>21,389<text:s/></text:p>
          </table:table-cell>
          <table:table-cell office:value-type="float" office:value="22874" table:style-name="ce6">
            <text:p>22,874<text:s/></text:p>
          </table:table-cell>
          <table:table-cell office:value-type="float" office:value="21813" table:style-name="ce6">
            <text:p>21,813<text:s/></text:p>
          </table:table-cell>
          <table:table-cell office:value-type="float" office:value="14099" table:style-name="ce6">
            <text:p>14,099<text:s/></text:p>
          </table:table-cell>
          <table:table-cell office:value-type="float" office:value="10308" table:style-name="ce6">
            <text:p>10,308<text:s/></text:p>
          </table:table-cell>
          <table:table-cell office:value-type="float" office:value="5986" table:style-name="ce6">
            <text:p>5,986<text:s/></text:p>
          </table:table-cell>
          <table:table-cell office:value-type="float" office:value="5214" table:style-name="ce6">
            <text:p>5,214<text:s/></text:p>
          </table:table-cell>
          <table:table-cell office:value-type="float" office:value="6410" table:style-name="ce6">
            <text:p>6,410<text:s/></text:p>
          </table:table-cell>
          <table:table-cell office:value-type="float" office:value="10472" table:style-name="ce6">
            <text:p>10,472<text:s/></text:p>
          </table:table-cell>
          <table:table-cell office:value-type="float" office:value="9283" table:style-name="ce6">
            <text:p>9,283<text:s/></text:p>
          </table:table-cell>
          <table:table-cell office:value-type="float" office:value="12437" table:style-name="ce6">
            <text:p>12,437<text:s/></text:p>
          </table:table-cell>
          <table:table-cell office:value-type="float" office:value="16282" table:style-name="ce6">
            <text:p>16,282<text:s/></text:p>
          </table:table-cell>
          <table:table-cell office:value-type="float" office:value="26555" table:style-name="ce6">
            <text:p>26,555<text:s/></text:p>
          </table:table-cell>
          <table:table-cell office:value-type="float" office:value="20739" table:style-name="ce6">
            <text:p>20,739<text:s/></text:p>
          </table:table-cell>
          <table:table-cell office:value-type="float" office:value="14328" table:style-name="ce6">
            <text:p>14,328<text:s/></text:p>
          </table:table-cell>
          <table:table-cell office:value-type="float" office:value="11451" table:style-name="ce6">
            <text:p>11,451<text:s/></text:p>
          </table:table-cell>
          <table:table-cell office:value-type="float" office:value="11817" table:style-name="ce6">
            <text:p>11,817<text:s/></text:p>
          </table:table-cell>
          <table:table-cell office:value-type="float" office:value="12565" table:style-name="ce6">
            <text:p>12,565<text:s/></text:p>
          </table:table-cell>
          <table:table-cell office:value-type="float" office:value="11131" table:style-name="ce6">
            <text:p>11,131<text:s/></text:p>
          </table:table-cell>
          <table:table-cell office:value-type="float" office:value="11539" table:style-name="ce6">
            <text:p>11,539<text:s/></text:p>
          </table:table-cell>
          <table:table-cell office:value-type="float" office:value="9837" table:style-name="ce6">
            <text:p>9,837<text:s/></text:p>
          </table:table-cell>
          <table:table-cell office:value-type="float" office:value="1773" table:style-name="ce6">
            <text:p>1,773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3672" table:style-name="ce6">
            <text:p>3,672<text:s/></text:p>
          </table:table-cell>
          <table:table-cell office:value-type="float" office:value="4566" table:style-name="ce6">
            <text:p>4,566<text:s/></text:p>
          </table:table-cell>
          <table:table-cell office:value-type="float" office:value="2493" table:style-name="ce6">
            <text:p>2,493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3062" table:style-name="ce6">
            <text:p>3,062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2141" table:style-name="ce6">
            <text:p>2,141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4593" table:style-name="ce6">
            <text:p>4,593<text:s/></text:p>
          </table:table-cell>
          <table:table-cell table:number-columns-repeated="16264"/>
        </table:table-row>
        <table:table-row table:style-name="ro2">
          <table:table-cell office:value-type="date" office:date-value="2021-12-22T00:00:00" table:style-name="ce5">
            <text:p>2021/12/22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13766" table:style-name="ce6">
            <text:p>13,766<text:s/></text:p>
          </table:table-cell>
          <table:table-cell office:value-type="float" office:value="38927" table:style-name="ce6">
            <text:p>38,927<text:s/></text:p>
          </table:table-cell>
          <table:table-cell office:value-type="float" office:value="39363" table:style-name="ce6">
            <text:p>39,363<text:s/></text:p>
          </table:table-cell>
          <table:table-cell office:value-type="float" office:value="25075" table:style-name="ce6">
            <text:p>25,075<text:s/></text:p>
          </table:table-cell>
          <table:table-cell office:value-type="float" office:value="14387" table:style-name="ce6">
            <text:p>14,387<text:s/></text:p>
          </table:table-cell>
          <table:table-cell office:value-type="float" office:value="11190" table:style-name="ce6">
            <text:p>11,190<text:s/></text:p>
          </table:table-cell>
          <table:table-cell office:value-type="float" office:value="4206" table:style-name="ce6">
            <text:p>4,206<text:s/></text:p>
          </table:table-cell>
          <table:table-cell office:value-type="float" office:value="3482" table:style-name="ce6">
            <text:p>3,482<text:s/></text:p>
          </table:table-cell>
          <table:table-cell office:value-type="float" office:value="13070" table:style-name="ce6">
            <text:p>13,070<text:s/></text:p>
          </table:table-cell>
          <table:table-cell office:value-type="float" office:value="2505" table:style-name="ce6">
            <text:p>2,505<text:s/></text:p>
          </table:table-cell>
          <table:table-cell office:value-type="float" office:value="4277" table:style-name="ce6">
            <text:p>4,277<text:s/></text:p>
          </table:table-cell>
          <table:table-cell office:value-type="float" office:value="4180" table:style-name="ce6">
            <text:p>4,180<text:s/></text:p>
          </table:table-cell>
          <table:table-cell office:value-type="float" office:value="9547" table:style-name="ce6">
            <text:p>9,547<text:s/></text:p>
          </table:table-cell>
          <table:table-cell office:value-type="float" office:value="11193" table:style-name="ce6">
            <text:p>11,193<text:s/></text:p>
          </table:table-cell>
          <table:table-cell office:value-type="float" office:value="17451" table:style-name="ce6">
            <text:p>17,451<text:s/></text:p>
          </table:table-cell>
          <table:table-cell office:value-type="float" office:value="17835" table:style-name="ce6">
            <text:p>17,835<text:s/></text:p>
          </table:table-cell>
          <table:table-cell office:value-type="float" office:value="5887" table:style-name="ce6">
            <text:p>5,887<text:s/></text:p>
          </table:table-cell>
          <table:table-cell office:value-type="float" office:value="9071" table:style-name="ce6">
            <text:p>9,071<text:s/></text:p>
          </table:table-cell>
          <table:table-cell office:value-type="float" office:value="3170" table:style-name="ce6">
            <text:p>3,170<text:s/></text:p>
          </table:table-cell>
          <table:table-cell office:value-type="float" office:value="8395" table:style-name="ce6">
            <text:p>8,395<text:s/></text:p>
          </table:table-cell>
          <table:table-cell office:value-type="float" office:value="8308" table:style-name="ce6">
            <text:p>8,308<text:s/></text:p>
          </table:table-cell>
          <table:table-cell office:value-type="float" office:value="6696" table:style-name="ce6">
            <text:p>6,696<text:s/></text:p>
          </table:table-cell>
          <table:table-cell office:value-type="float" office:value="35315" table:style-name="ce6">
            <text:p>35,315<text:s/></text:p>
          </table:table-cell>
          <table:table-cell office:value-type="float" office:value="3083" table:style-name="ce6">
            <text:p>3,083<text:s/></text:p>
          </table:table-cell>
          <table:table-cell office:value-type="float" office:value="11568" table:style-name="ce6">
            <text:p>11,568<text:s/></text:p>
          </table:table-cell>
          <table:table-cell office:value-type="float" office:value="12263" table:style-name="ce6">
            <text:p>12,263<text:s/></text:p>
          </table:table-cell>
          <table:table-cell office:value-type="float" office:value="15204" table:style-name="ce6">
            <text:p>15,204<text:s/></text:p>
          </table:table-cell>
          <table:table-cell office:value-type="float" office:value="23925" table:style-name="ce6">
            <text:p>23,925<text:s/></text:p>
          </table:table-cell>
          <table:table-cell office:value-type="float" office:value="16752" table:style-name="ce6">
            <text:p>16,752<text:s/></text:p>
          </table:table-cell>
          <table:table-cell office:value-type="float" office:value="10145" table:style-name="ce6">
            <text:p>10,145<text:s/></text:p>
          </table:table-cell>
          <table:table-cell office:value-type="float" office:value="25553" table:style-name="ce6">
            <text:p>25,553<text:s/></text:p>
          </table:table-cell>
          <table:table-cell office:value-type="float" office:value="15933" table:style-name="ce6">
            <text:p>15,933<text:s/></text:p>
          </table:table-cell>
          <table:table-cell office:value-type="float" office:value="31670" table:style-name="ce6">
            <text:p>31,670<text:s/></text:p>
          </table:table-cell>
          <table:table-cell office:value-type="float" office:value="24081" table:style-name="ce6">
            <text:p>24,081<text:s/></text:p>
          </table:table-cell>
          <table:table-cell office:value-type="float" office:value="9727" table:style-name="ce6">
            <text:p>9,727<text:s/></text:p>
          </table:table-cell>
          <table:table-cell office:value-type="float" office:value="34101" table:style-name="ce6">
            <text:p>34,101<text:s/></text:p>
          </table:table-cell>
          <table:table-cell office:value-type="float" office:value="24610" table:style-name="ce6">
            <text:p>24,610<text:s/></text:p>
          </table:table-cell>
          <table:table-cell office:value-type="float" office:value="25456" table:style-name="ce6">
            <text:p>25,456<text:s/></text:p>
          </table:table-cell>
          <table:table-cell office:value-type="float" office:value="20633" table:style-name="ce6">
            <text:p>20,633<text:s/></text:p>
          </table:table-cell>
          <table:table-cell office:value-type="float" office:value="21264" table:style-name="ce6">
            <text:p>21,264<text:s/></text:p>
          </table:table-cell>
          <table:table-cell office:value-type="float" office:value="111103" table:style-name="ce6">
            <text:p>111,103<text:s/></text:p>
          </table:table-cell>
          <table:table-cell office:value-type="float" office:value="40567" table:style-name="ce6">
            <text:p>40,567<text:s/></text:p>
          </table:table-cell>
          <table:table-cell office:value-type="float" office:value="18991" table:style-name="ce6">
            <text:p>18,991<text:s/></text:p>
          </table:table-cell>
          <table:table-cell office:value-type="float" office:value="22252" table:style-name="ce6">
            <text:p>22,252<text:s/></text:p>
          </table:table-cell>
          <table:table-cell office:value-type="float" office:value="23169" table:style-name="ce6">
            <text:p>23,169<text:s/></text:p>
          </table:table-cell>
          <table:table-cell office:value-type="float" office:value="25121" table:style-name="ce6">
            <text:p>25,121<text:s/></text:p>
          </table:table-cell>
          <table:table-cell office:value-type="float" office:value="25903" table:style-name="ce6">
            <text:p>25,903<text:s/></text:p>
          </table:table-cell>
          <table:table-cell office:value-type="float" office:value="22533" table:style-name="ce6">
            <text:p>22,533<text:s/></text:p>
          </table:table-cell>
          <table:table-cell office:value-type="float" office:value="12491" table:style-name="ce6">
            <text:p>12,491<text:s/></text:p>
          </table:table-cell>
          <table:table-cell office:value-type="float" office:value="29216" table:style-name="ce6">
            <text:p>29,216<text:s/></text:p>
          </table:table-cell>
          <table:table-cell office:value-type="float" office:value="7160" table:style-name="ce6">
            <text:p>7,160<text:s/></text:p>
          </table:table-cell>
          <table:table-cell office:value-type="float" office:value="8856" table:style-name="ce6">
            <text:p>8,856<text:s/></text:p>
          </table:table-cell>
          <table:table-cell office:value-type="float" office:value="17021" table:style-name="ce6">
            <text:p>17,021<text:s/></text:p>
          </table:table-cell>
          <table:table-cell office:value-type="float" office:value="5270" table:style-name="ce6">
            <text:p>5,270<text:s/></text:p>
          </table:table-cell>
          <table:table-cell office:value-type="float" office:value="3759" table:style-name="ce6">
            <text:p>3,759<text:s/></text:p>
          </table:table-cell>
          <table:table-cell office:value-type="float" office:value="3289" table:style-name="ce6">
            <text:p>3,289<text:s/></text:p>
          </table:table-cell>
          <table:table-cell office:value-type="float" office:value="13528" table:style-name="ce6">
            <text:p>13,528<text:s/></text:p>
          </table:table-cell>
          <table:table-cell office:value-type="float" office:value="8849" table:style-name="ce6">
            <text:p>8,849<text:s/></text:p>
          </table:table-cell>
          <table:table-cell office:value-type="float" office:value="10589" table:style-name="ce6">
            <text:p>10,589<text:s/></text:p>
          </table:table-cell>
          <table:table-cell office:value-type="float" office:value="30478" table:style-name="ce6">
            <text:p>30,478<text:s/></text:p>
          </table:table-cell>
          <table:table-cell office:value-type="float" office:value="9399" table:style-name="ce6">
            <text:p>9,399<text:s/></text:p>
          </table:table-cell>
          <table:table-cell office:value-type="float" office:value="12176" table:style-name="ce6">
            <text:p>12,176<text:s/></text:p>
          </table:table-cell>
          <table:table-cell office:value-type="float" office:value="7868" table:style-name="ce6">
            <text:p>7,868<text:s/></text:p>
          </table:table-cell>
          <table:table-cell office:value-type="float" office:value="22125" table:style-name="ce6">
            <text:p>22,125<text:s/></text:p>
          </table:table-cell>
          <table:table-cell office:value-type="float" office:value="26087" table:style-name="ce6">
            <text:p>26,087<text:s/></text:p>
          </table:table-cell>
          <table:table-cell office:value-type="float" office:value="28363" table:style-name="ce6">
            <text:p>28,363<text:s/></text:p>
          </table:table-cell>
          <table:table-cell office:value-type="float" office:value="38500" table:style-name="ce6">
            <text:p>38,500<text:s/></text:p>
          </table:table-cell>
          <table:table-cell office:value-type="float" office:value="39172" table:style-name="ce6">
            <text:p>39,172<text:s/></text:p>
          </table:table-cell>
          <table:table-cell office:value-type="float" office:value="25141" table:style-name="ce6">
            <text:p>25,141<text:s/></text:p>
          </table:table-cell>
          <table:table-cell office:value-type="float" office:value="24997" table:style-name="ce6">
            <text:p>24,997<text:s/></text:p>
          </table:table-cell>
          <table:table-cell office:value-type="float" office:value="53688" table:style-name="ce6">
            <text:p>53,688<text:s/></text:p>
          </table:table-cell>
          <table:table-cell office:value-type="float" office:value="22188" table:style-name="ce6">
            <text:p>22,188<text:s/></text:p>
          </table:table-cell>
          <table:table-cell office:value-type="float" office:value="30551" table:style-name="ce6">
            <text:p>30,551<text:s/></text:p>
          </table:table-cell>
          <table:table-cell office:value-type="float" office:value="32222" table:style-name="ce6">
            <text:p>32,222<text:s/></text:p>
          </table:table-cell>
          <table:table-cell office:value-type="float" office:value="18063" table:style-name="ce6">
            <text:p>18,063<text:s/></text:p>
          </table:table-cell>
          <table:table-cell office:value-type="float" office:value="59836" table:style-name="ce6">
            <text:p>59,836<text:s/></text:p>
          </table:table-cell>
          <table:table-cell office:value-type="float" office:value="19586" table:style-name="ce6">
            <text:p>19,586<text:s/></text:p>
          </table:table-cell>
          <table:table-cell office:value-type="float" office:value="15245" table:style-name="ce6">
            <text:p>15,245<text:s/></text:p>
          </table:table-cell>
          <table:table-cell office:value-type="float" office:value="13984" table:style-name="ce6">
            <text:p>13,984<text:s/></text:p>
          </table:table-cell>
          <table:table-cell office:value-type="float" office:value="20893" table:style-name="ce6">
            <text:p>20,893<text:s/></text:p>
          </table:table-cell>
          <table:table-cell office:value-type="float" office:value="13769" table:style-name="ce6">
            <text:p>13,769<text:s/></text:p>
          </table:table-cell>
          <table:table-cell office:value-type="float" office:value="25352" table:style-name="ce6">
            <text:p>25,352<text:s/></text:p>
          </table:table-cell>
          <table:table-cell office:value-type="float" office:value="18185" table:style-name="ce6">
            <text:p>18,185<text:s/></text:p>
          </table:table-cell>
          <table:table-cell office:value-type="float" office:value="7607" table:style-name="ce6">
            <text:p>7,607<text:s/></text:p>
          </table:table-cell>
          <table:table-cell office:value-type="float" office:value="10750" table:style-name="ce6">
            <text:p>10,750<text:s/></text:p>
          </table:table-cell>
          <table:table-cell office:value-type="float" office:value="36726" table:style-name="ce6">
            <text:p>36,726<text:s/></text:p>
          </table:table-cell>
          <table:table-cell office:value-type="float" office:value="21416" table:style-name="ce6">
            <text:p>21,416<text:s/></text:p>
          </table:table-cell>
          <table:table-cell office:value-type="float" office:value="23138" table:style-name="ce6">
            <text:p>23,138<text:s/></text:p>
          </table:table-cell>
          <table:table-cell office:value-type="float" office:value="22132" table:style-name="ce6">
            <text:p>22,132<text:s/></text:p>
          </table:table-cell>
          <table:table-cell office:value-type="float" office:value="14325" table:style-name="ce6">
            <text:p>14,325<text:s/></text:p>
          </table:table-cell>
          <table:table-cell office:value-type="float" office:value="10634" table:style-name="ce6">
            <text:p>10,634<text:s/></text:p>
          </table:table-cell>
          <table:table-cell office:value-type="float" office:value="6251" table:style-name="ce6">
            <text:p>6,251<text:s/></text:p>
          </table:table-cell>
          <table:table-cell office:value-type="float" office:value="5309" table:style-name="ce6">
            <text:p>5,309<text:s/></text:p>
          </table:table-cell>
          <table:table-cell office:value-type="float" office:value="6657" table:style-name="ce6">
            <text:p>6,657<text:s/></text:p>
          </table:table-cell>
          <table:table-cell office:value-type="float" office:value="10713" table:style-name="ce6">
            <text:p>10,713<text:s/></text:p>
          </table:table-cell>
          <table:table-cell office:value-type="float" office:value="9669" table:style-name="ce6">
            <text:p>9,669<text:s/></text:p>
          </table:table-cell>
          <table:table-cell office:value-type="float" office:value="12907" table:style-name="ce6">
            <text:p>12,907<text:s/></text:p>
          </table:table-cell>
          <table:table-cell office:value-type="float" office:value="16449" table:style-name="ce6">
            <text:p>16,449<text:s/></text:p>
          </table:table-cell>
          <table:table-cell office:value-type="float" office:value="27783" table:style-name="ce6">
            <text:p>27,783<text:s/></text:p>
          </table:table-cell>
          <table:table-cell office:value-type="float" office:value="20932" table:style-name="ce6">
            <text:p>20,932<text:s/></text:p>
          </table:table-cell>
          <table:table-cell office:value-type="float" office:value="14649" table:style-name="ce6">
            <text:p>14,649<text:s/></text:p>
          </table:table-cell>
          <table:table-cell office:value-type="float" office:value="11844" table:style-name="ce6">
            <text:p>11,844<text:s/></text:p>
          </table:table-cell>
          <table:table-cell office:value-type="float" office:value="12134" table:style-name="ce6">
            <text:p>12,134<text:s/></text:p>
          </table:table-cell>
          <table:table-cell office:value-type="float" office:value="12871" table:style-name="ce6">
            <text:p>12,871<text:s/></text:p>
          </table:table-cell>
          <table:table-cell office:value-type="float" office:value="11598" table:style-name="ce6">
            <text:p>11,598<text:s/></text:p>
          </table:table-cell>
          <table:table-cell office:value-type="float" office:value="11915" table:style-name="ce6">
            <text:p>11,915<text:s/></text:p>
          </table:table-cell>
          <table:table-cell office:value-type="float" office:value="10102" table:style-name="ce6">
            <text:p>10,102<text:s/></text:p>
          </table:table-cell>
          <table:table-cell office:value-type="float" office:value="1791" table:style-name="ce6">
            <text:p>1,791<text:s/></text:p>
          </table:table-cell>
          <table:table-cell office:value-type="float" office:value="2546" table:style-name="ce6">
            <text:p>2,546<text:s/></text:p>
          </table:table-cell>
          <table:table-cell office:value-type="float" office:value="3741" table:style-name="ce6">
            <text:p>3,741<text:s/></text:p>
          </table:table-cell>
          <table:table-cell office:value-type="float" office:value="4829" table:style-name="ce6">
            <text:p>4,829<text:s/></text:p>
          </table:table-cell>
          <table:table-cell office:value-type="float" office:value="2579" table:style-name="ce6">
            <text:p>2,579<text:s/>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3065" table:style-name="ce6">
            <text:p>3,065<text:s/></text:p>
          </table:table-cell>
          <table:table-cell office:value-type="float" office:value="8417" table:style-name="ce6">
            <text:p>8,417<text:s/></text:p>
          </table:table-cell>
          <table:table-cell office:value-type="float" office:value="2280" table:style-name="ce6">
            <text:p>2,280<text:s/></text:p>
          </table:table-cell>
          <table:table-cell office:value-type="float" office:value="3794" table:style-name="ce6">
            <text:p>3,794<text:s/></text:p>
          </table:table-cell>
          <table:table-cell office:value-type="float" office:value="4739" table:style-name="ce6">
            <text:p>4,739<text:s/></text:p>
          </table:table-cell>
          <table:table-cell table:number-columns-repeated="16264"/>
        </table:table-row>
        <table:table-row table:style-name="ro2">
          <table:table-cell office:value-type="date" office:date-value="2021-12-23T00:00:00" table:style-name="ce5">
            <text:p>2021/12/23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13909" table:style-name="ce6">
            <text:p>13,909<text:s/></text:p>
          </table:table-cell>
          <table:table-cell office:value-type="float" office:value="38265" table:style-name="ce6">
            <text:p>38,265<text:s/></text:p>
          </table:table-cell>
          <table:table-cell office:value-type="float" office:value="40309" table:style-name="ce6">
            <text:p>40,309<text:s/></text:p>
          </table:table-cell>
          <table:table-cell office:value-type="float" office:value="24809" table:style-name="ce6">
            <text:p>24,809<text:s/></text:p>
          </table:table-cell>
          <table:table-cell office:value-type="float" office:value="14243" table:style-name="ce6">
            <text:p>14,243<text:s/></text:p>
          </table:table-cell>
          <table:table-cell office:value-type="float" office:value="11190" table:style-name="ce6">
            <text:p>11,190<text:s/></text:p>
          </table:table-cell>
          <table:table-cell office:value-type="float" office:value="4011" table:style-name="ce6">
            <text:p>4,011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12704" table:style-name="ce6">
            <text:p>12,704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4275" table:style-name="ce6">
            <text:p>4,275<text:s/></text:p>
          </table:table-cell>
          <table:table-cell office:value-type="float" office:value="4931" table:style-name="ce6">
            <text:p>4,931<text:s/></text:p>
          </table:table-cell>
          <table:table-cell office:value-type="float" office:value="9686" table:style-name="ce6">
            <text:p>9,686<text:s/></text:p>
          </table:table-cell>
          <table:table-cell office:value-type="float" office:value="11586" table:style-name="ce6">
            <text:p>11,586<text:s/></text:p>
          </table:table-cell>
          <table:table-cell office:value-type="float" office:value="17650" table:style-name="ce6">
            <text:p>17,650<text:s/></text:p>
          </table:table-cell>
          <table:table-cell office:value-type="float" office:value="17980" table:style-name="ce6">
            <text:p>17,980<text:s/></text:p>
          </table:table-cell>
          <table:table-cell office:value-type="float" office:value="5863" table:style-name="ce6">
            <text:p>5,863<text:s/></text:p>
          </table:table-cell>
          <table:table-cell office:value-type="float" office:value="9086" table:style-name="ce6">
            <text:p>9,086<text:s/></text:p>
          </table:table-cell>
          <table:table-cell office:value-type="float" office:value="3398" table:style-name="ce6">
            <text:p>3,398<text:s/></text:p>
          </table:table-cell>
          <table:table-cell office:value-type="float" office:value="8623" table:style-name="ce6">
            <text:p>8,623<text:s/></text:p>
          </table:table-cell>
          <table:table-cell office:value-type="float" office:value="8364" table:style-name="ce6">
            <text:p>8,364<text:s/></text:p>
          </table:table-cell>
          <table:table-cell office:value-type="float" office:value="6611" table:style-name="ce6">
            <text:p>6,611<text:s/></text:p>
          </table:table-cell>
          <table:table-cell office:value-type="float" office:value="34933" table:style-name="ce6">
            <text:p>34,933<text:s/></text:p>
          </table:table-cell>
          <table:table-cell office:value-type="float" office:value="3075" table:style-name="ce6">
            <text:p>3,075<text:s/></text:p>
          </table:table-cell>
          <table:table-cell office:value-type="float" office:value="12611" table:style-name="ce6">
            <text:p>12,611<text:s/></text:p>
          </table:table-cell>
          <table:table-cell office:value-type="float" office:value="12270" table:style-name="ce6">
            <text:p>12,270<text:s/></text:p>
          </table:table-cell>
          <table:table-cell office:value-type="float" office:value="15102" table:style-name="ce6">
            <text:p>15,102<text:s/></text:p>
          </table:table-cell>
          <table:table-cell office:value-type="float" office:value="23812" table:style-name="ce6">
            <text:p>23,812<text:s/></text:p>
          </table:table-cell>
          <table:table-cell office:value-type="float" office:value="16801" table:style-name="ce6">
            <text:p>16,801<text:s/></text:p>
          </table:table-cell>
          <table:table-cell office:value-type="float" office:value="9826" table:style-name="ce6">
            <text:p>9,826<text:s/></text:p>
          </table:table-cell>
          <table:table-cell office:value-type="float" office:value="26066" table:style-name="ce6">
            <text:p>26,066<text:s/></text:p>
          </table:table-cell>
          <table:table-cell office:value-type="float" office:value="15728" table:style-name="ce6">
            <text:p>15,728<text:s/></text:p>
          </table:table-cell>
          <table:table-cell office:value-type="float" office:value="30859" table:style-name="ce6">
            <text:p>30,859<text:s/></text:p>
          </table:table-cell>
          <table:table-cell office:value-type="float" office:value="23486" table:style-name="ce6">
            <text:p>23,486<text:s/></text:p>
          </table:table-cell>
          <table:table-cell office:value-type="float" office:value="9586" table:style-name="ce6">
            <text:p>9,586<text:s/></text:p>
          </table:table-cell>
          <table:table-cell office:value-type="float" office:value="32755" table:style-name="ce6">
            <text:p>32,755<text:s/></text:p>
          </table:table-cell>
          <table:table-cell office:value-type="float" office:value="24010" table:style-name="ce6">
            <text:p>24,010<text:s/></text:p>
          </table:table-cell>
          <table:table-cell office:value-type="float" office:value="24766" table:style-name="ce6">
            <text:p>24,766<text:s/></text:p>
          </table:table-cell>
          <table:table-cell office:value-type="float" office:value="20432" table:style-name="ce6">
            <text:p>20,432<text:s/></text:p>
          </table:table-cell>
          <table:table-cell office:value-type="float" office:value="21125" table:style-name="ce6">
            <text:p>21,125<text:s/></text:p>
          </table:table-cell>
          <table:table-cell office:value-type="float" office:value="113859" table:style-name="ce6">
            <text:p>113,859<text:s/></text:p>
          </table:table-cell>
          <table:table-cell office:value-type="float" office:value="41775" table:style-name="ce6">
            <text:p>41,775<text:s/></text:p>
          </table:table-cell>
          <table:table-cell office:value-type="float" office:value="18826" table:style-name="ce6">
            <text:p>18,826<text:s/></text:p>
          </table:table-cell>
          <table:table-cell office:value-type="float" office:value="21686" table:style-name="ce6">
            <text:p>21,686<text:s/></text:p>
          </table:table-cell>
          <table:table-cell office:value-type="float" office:value="23799" table:style-name="ce6">
            <text:p>23,799<text:s/></text:p>
          </table:table-cell>
          <table:table-cell office:value-type="float" office:value="26004" table:style-name="ce6">
            <text:p>26,004<text:s/></text:p>
          </table:table-cell>
          <table:table-cell office:value-type="float" office:value="27642" table:style-name="ce6">
            <text:p>27,642<text:s/></text:p>
          </table:table-cell>
          <table:table-cell office:value-type="float" office:value="22405" table:style-name="ce6">
            <text:p>22,405<text:s/></text:p>
          </table:table-cell>
          <table:table-cell office:value-type="float" office:value="11613" table:style-name="ce6">
            <text:p>11,613<text:s/></text:p>
          </table:table-cell>
          <table:table-cell office:value-type="float" office:value="29387" table:style-name="ce6">
            <text:p>29,387<text:s/></text:p>
          </table:table-cell>
          <table:table-cell office:value-type="float" office:value="7209" table:style-name="ce6">
            <text:p>7,209<text:s/></text:p>
          </table:table-cell>
          <table:table-cell office:value-type="float" office:value="8760" table:style-name="ce6">
            <text:p>8,760<text:s/></text:p>
          </table:table-cell>
          <table:table-cell office:value-type="float" office:value="17628" table:style-name="ce6">
            <text:p>17,628<text:s/></text:p>
          </table:table-cell>
          <table:table-cell office:value-type="float" office:value="5408" table:style-name="ce6">
            <text:p>5,408<text:s/></text:p>
          </table:table-cell>
          <table:table-cell office:value-type="float" office:value="3616" table:style-name="ce6">
            <text:p>3,616<text:s/></text:p>
          </table:table-cell>
          <table:table-cell office:value-type="float" office:value="3227" table:style-name="ce6">
            <text:p>3,227<text:s/></text:p>
          </table:table-cell>
          <table:table-cell office:value-type="float" office:value="13809" table:style-name="ce6">
            <text:p>13,809<text:s/></text:p>
          </table:table-cell>
          <table:table-cell office:value-type="float" office:value="9110" table:style-name="ce6">
            <text:p>9,110<text:s/></text:p>
          </table:table-cell>
          <table:table-cell office:value-type="float" office:value="10886" table:style-name="ce6">
            <text:p>10,886<text:s/></text:p>
          </table:table-cell>
          <table:table-cell office:value-type="float" office:value="32929" table:style-name="ce6">
            <text:p>32,929<text:s/></text:p>
          </table:table-cell>
          <table:table-cell office:value-type="float" office:value="9394" table:style-name="ce6">
            <text:p>9,394<text:s/></text:p>
          </table:table-cell>
          <table:table-cell office:value-type="float" office:value="12657" table:style-name="ce6">
            <text:p>12,657<text:s/></text:p>
          </table:table-cell>
          <table:table-cell office:value-type="float" office:value="7787" table:style-name="ce6">
            <text:p>7,787<text:s/></text:p>
          </table:table-cell>
          <table:table-cell office:value-type="float" office:value="21956" table:style-name="ce6">
            <text:p>21,956<text:s/></text:p>
          </table:table-cell>
          <table:table-cell office:value-type="float" office:value="25705" table:style-name="ce6">
            <text:p>25,705<text:s/></text:p>
          </table:table-cell>
          <table:table-cell office:value-type="float" office:value="28385" table:style-name="ce6">
            <text:p>28,385<text:s/></text:p>
          </table:table-cell>
          <table:table-cell office:value-type="float" office:value="39567" table:style-name="ce6">
            <text:p>39,567<text:s/></text:p>
          </table:table-cell>
          <table:table-cell office:value-type="float" office:value="38567" table:style-name="ce6">
            <text:p>38,567<text:s/></text:p>
          </table:table-cell>
          <table:table-cell office:value-type="float" office:value="25201" table:style-name="ce6">
            <text:p>25,201<text:s/></text:p>
          </table:table-cell>
          <table:table-cell office:value-type="float" office:value="25248" table:style-name="ce6">
            <text:p>25,248<text:s/></text:p>
          </table:table-cell>
          <table:table-cell office:value-type="float" office:value="54063" table:style-name="ce6">
            <text:p>54,063<text:s/></text:p>
          </table:table-cell>
          <table:table-cell office:value-type="float" office:value="22283" table:style-name="ce6">
            <text:p>22,283<text:s/></text:p>
          </table:table-cell>
          <table:table-cell office:value-type="float" office:value="30376" table:style-name="ce6">
            <text:p>30,376<text:s/></text:p>
          </table:table-cell>
          <table:table-cell office:value-type="float" office:value="32547" table:style-name="ce6">
            <text:p>32,547<text:s/></text:p>
          </table:table-cell>
          <table:table-cell office:value-type="float" office:value="17789" table:style-name="ce6">
            <text:p>17,789<text:s/></text:p>
          </table:table-cell>
          <table:table-cell office:value-type="float" office:value="61140" table:style-name="ce6">
            <text:p>61,140<text:s/></text:p>
          </table:table-cell>
          <table:table-cell office:value-type="float" office:value="19732" table:style-name="ce6">
            <text:p>19,732<text:s/></text:p>
          </table:table-cell>
          <table:table-cell office:value-type="float" office:value="15444" table:style-name="ce6">
            <text:p>15,444<text:s/></text:p>
          </table:table-cell>
          <table:table-cell office:value-type="float" office:value="14236" table:style-name="ce6">
            <text:p>14,236<text:s/></text:p>
          </table:table-cell>
          <table:table-cell office:value-type="float" office:value="20605" table:style-name="ce6">
            <text:p>20,605<text:s/></text:p>
          </table:table-cell>
          <table:table-cell office:value-type="float" office:value="13946" table:style-name="ce6">
            <text:p>13,946<text:s/></text:p>
          </table:table-cell>
          <table:table-cell office:value-type="float" office:value="25953" table:style-name="ce6">
            <text:p>25,953<text:s/></text:p>
          </table:table-cell>
          <table:table-cell office:value-type="float" office:value="17757" table:style-name="ce6">
            <text:p>17,757<text:s/></text:p>
          </table:table-cell>
          <table:table-cell office:value-type="float" office:value="7954" table:style-name="ce6">
            <text:p>7,954<text:s/></text:p>
          </table:table-cell>
          <table:table-cell office:value-type="float" office:value="11157" table:style-name="ce6">
            <text:p>11,157<text:s/></text:p>
          </table:table-cell>
          <table:table-cell office:value-type="float" office:value="36088" table:style-name="ce6">
            <text:p>36,088<text:s/></text:p>
          </table:table-cell>
          <table:table-cell office:value-type="float" office:value="20977" table:style-name="ce6">
            <text:p>20,977<text:s/></text:p>
          </table:table-cell>
          <table:table-cell office:value-type="float" office:value="22944" table:style-name="ce6">
            <text:p>22,944<text:s/></text:p>
          </table:table-cell>
          <table:table-cell office:value-type="float" office:value="21904" table:style-name="ce6">
            <text:p>21,904<text:s/></text:p>
          </table:table-cell>
          <table:table-cell office:value-type="float" office:value="14370" table:style-name="ce6">
            <text:p>14,370<text:s/></text:p>
          </table:table-cell>
          <table:table-cell office:value-type="float" office:value="10432" table:style-name="ce6">
            <text:p>10,432<text:s/></text:p>
          </table:table-cell>
          <table:table-cell office:value-type="float" office:value="6028" table:style-name="ce6">
            <text:p>6,028<text:s/></text:p>
          </table:table-cell>
          <table:table-cell office:value-type="float" office:value="4924" table:style-name="ce6">
            <text:p>4,924<text:s/></text:p>
          </table:table-cell>
          <table:table-cell office:value-type="float" office:value="6659" table:style-name="ce6">
            <text:p>6,659<text:s/></text:p>
          </table:table-cell>
          <table:table-cell office:value-type="float" office:value="9917" table:style-name="ce6">
            <text:p>9,917<text:s/></text:p>
          </table:table-cell>
          <table:table-cell office:value-type="float" office:value="9072" table:style-name="ce6">
            <text:p>9,072<text:s/></text:p>
          </table:table-cell>
          <table:table-cell office:value-type="float" office:value="13245" table:style-name="ce6">
            <text:p>13,245<text:s/></text:p>
          </table:table-cell>
          <table:table-cell office:value-type="float" office:value="16173" table:style-name="ce6">
            <text:p>16,173<text:s/></text:p>
          </table:table-cell>
          <table:table-cell office:value-type="float" office:value="26518" table:style-name="ce6">
            <text:p>26,518<text:s/></text:p>
          </table:table-cell>
          <table:table-cell office:value-type="float" office:value="20828" table:style-name="ce6">
            <text:p>20,828<text:s/></text:p>
          </table:table-cell>
          <table:table-cell office:value-type="float" office:value="14409" table:style-name="ce6">
            <text:p>14,409<text:s/></text:p>
          </table:table-cell>
          <table:table-cell office:value-type="float" office:value="11769" table:style-name="ce6">
            <text:p>11,769<text:s/></text:p>
          </table:table-cell>
          <table:table-cell office:value-type="float" office:value="11814" table:style-name="ce6">
            <text:p>11,814<text:s/></text:p>
          </table:table-cell>
          <table:table-cell office:value-type="float" office:value="12526" table:style-name="ce6">
            <text:p>12,526<text:s/></text:p>
          </table:table-cell>
          <table:table-cell office:value-type="float" office:value="11225" table:style-name="ce6">
            <text:p>11,225<text:s/></text:p>
          </table:table-cell>
          <table:table-cell office:value-type="float" office:value="11812" table:style-name="ce6">
            <text:p>11,812<text:s/></text:p>
          </table:table-cell>
          <table:table-cell office:value-type="float" office:value="9905" table:style-name="ce6">
            <text:p>9,905<text:s/></text:p>
          </table:table-cell>
          <table:table-cell office:value-type="float" office:value="1759" table:style-name="ce6">
            <text:p>1,759<text:s/></text:p>
          </table:table-cell>
          <table:table-cell office:value-type="float" office:value="2463" table:style-name="ce6">
            <text:p>2,463<text:s/></text:p>
          </table:table-cell>
          <table:table-cell office:value-type="float" office:value="3519" table:style-name="ce6">
            <text:p>3,519<text:s/></text:p>
          </table:table-cell>
          <table:table-cell office:value-type="float" office:value="4678" table:style-name="ce6">
            <text:p>4,678<text:s/></text:p>
          </table:table-cell>
          <table:table-cell office:value-type="float" office:value="2479" table:style-name="ce6">
            <text:p>2,479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2857" table:style-name="ce6">
            <text:p>2,857<text:s/></text:p>
          </table:table-cell>
          <table:table-cell office:value-type="float" office:value="8766" table:style-name="ce6">
            <text:p>8,766<text:s/></text:p>
          </table:table-cell>
          <table:table-cell office:value-type="float" office:value="2133" table:style-name="ce6">
            <text:p>2,133<text:s/></text:p>
          </table:table-cell>
          <table:table-cell office:value-type="float" office:value="3699" table:style-name="ce6">
            <text:p>3,699<text:s/></text:p>
          </table:table-cell>
          <table:table-cell office:value-type="float" office:value="4749" table:style-name="ce6">
            <text:p>4,749<text:s/></text:p>
          </table:table-cell>
          <table:table-cell table:number-columns-repeated="16264"/>
        </table:table-row>
        <table:table-row table:style-name="ro2">
          <table:table-cell office:value-type="date" office:date-value="2021-12-24T00:00:00" table:style-name="ce5">
            <text:p>2021/12/24</text:p>
          </table:table-cell>
          <table:table-cell office:value-type="float" office:value="4035" table:style-name="ce6">
            <text:p>4,035<text:s/></text:p>
          </table:table-cell>
          <table:table-cell office:value-type="float" office:value="14466" table:style-name="ce6">
            <text:p>14,466<text:s/></text:p>
          </table:table-cell>
          <table:table-cell office:value-type="float" office:value="40220" table:style-name="ce6">
            <text:p>40,220<text:s/></text:p>
          </table:table-cell>
          <table:table-cell office:value-type="float" office:value="47717" table:style-name="ce6">
            <text:p>47,717<text:s/></text:p>
          </table:table-cell>
          <table:table-cell office:value-type="float" office:value="24486" table:style-name="ce6">
            <text:p>24,486<text:s/></text:p>
          </table:table-cell>
          <table:table-cell office:value-type="float" office:value="15484" table:style-name="ce6">
            <text:p>15,484<text:s/></text:p>
          </table:table-cell>
          <table:table-cell office:value-type="float" office:value="11833" table:style-name="ce6">
            <text:p>11,833<text:s/></text:p>
          </table:table-cell>
          <table:table-cell office:value-type="float" office:value="4548" table:style-name="ce6">
            <text:p>4,548<text:s/></text:p>
          </table:table-cell>
          <table:table-cell office:value-type="float" office:value="3655" table:style-name="ce6">
            <text:p>3,655<text:s/></text:p>
          </table:table-cell>
          <table:table-cell office:value-type="float" office:value="14233" table:style-name="ce6">
            <text:p>14,233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4499" table:style-name="ce6">
            <text:p>4,499<text:s/></text:p>
          </table:table-cell>
          <table:table-cell office:value-type="float" office:value="5118" table:style-name="ce6">
            <text:p>5,118<text:s/></text:p>
          </table:table-cell>
          <table:table-cell office:value-type="float" office:value="10504" table:style-name="ce6">
            <text:p>10,504<text:s/></text:p>
          </table:table-cell>
          <table:table-cell office:value-type="float" office:value="13513" table:style-name="ce6">
            <text:p>13,513<text:s/></text:p>
          </table:table-cell>
          <table:table-cell office:value-type="float" office:value="17864" table:style-name="ce6">
            <text:p>17,864<text:s/></text:p>
          </table:table-cell>
          <table:table-cell office:value-type="float" office:value="18388" table:style-name="ce6">
            <text:p>18,388<text:s/></text:p>
          </table:table-cell>
          <table:table-cell office:value-type="float" office:value="6730" table:style-name="ce6">
            <text:p>6,730<text:s/></text:p>
          </table:table-cell>
          <table:table-cell office:value-type="float" office:value="9985" table:style-name="ce6">
            <text:p>9,985<text:s/></text:p>
          </table:table-cell>
          <table:table-cell office:value-type="float" office:value="3535" table:style-name="ce6">
            <text:p>3,535<text:s/></text:p>
          </table:table-cell>
          <table:table-cell office:value-type="float" office:value="8775" table:style-name="ce6">
            <text:p>8,775<text:s/></text:p>
          </table:table-cell>
          <table:table-cell office:value-type="float" office:value="8992" table:style-name="ce6">
            <text:p>8,992<text:s/></text:p>
          </table:table-cell>
          <table:table-cell office:value-type="float" office:value="6714" table:style-name="ce6">
            <text:p>6,714<text:s/></text:p>
          </table:table-cell>
          <table:table-cell office:value-type="float" office:value="32273" table:style-name="ce6">
            <text:p>32,273<text:s/></text:p>
          </table:table-cell>
          <table:table-cell office:value-type="float" office:value="3897" table:style-name="ce6">
            <text:p>3,897<text:s/></text:p>
          </table:table-cell>
          <table:table-cell office:value-type="float" office:value="13503" table:style-name="ce6">
            <text:p>13,503<text:s/></text:p>
          </table:table-cell>
          <table:table-cell office:value-type="float" office:value="12922" table:style-name="ce6">
            <text:p>12,922<text:s/></text:p>
          </table:table-cell>
          <table:table-cell office:value-type="float" office:value="16847" table:style-name="ce6">
            <text:p>16,847<text:s/></text:p>
          </table:table-cell>
          <table:table-cell office:value-type="float" office:value="25266" table:style-name="ce6">
            <text:p>25,266<text:s/></text:p>
          </table:table-cell>
          <table:table-cell office:value-type="float" office:value="18202" table:style-name="ce6">
            <text:p>18,202<text:s/></text:p>
          </table:table-cell>
          <table:table-cell office:value-type="float" office:value="10957" table:style-name="ce6">
            <text:p>10,957<text:s/></text:p>
          </table:table-cell>
          <table:table-cell office:value-type="float" office:value="30766" table:style-name="ce6">
            <text:p>30,766<text:s/></text:p>
          </table:table-cell>
          <table:table-cell office:value-type="float" office:value="18020" table:style-name="ce6">
            <text:p>18,020<text:s/></text:p>
          </table:table-cell>
          <table:table-cell office:value-type="float" office:value="33270" table:style-name="ce6">
            <text:p>33,270<text:s/></text:p>
          </table:table-cell>
          <table:table-cell office:value-type="float" office:value="25313" table:style-name="ce6">
            <text:p>25,313<text:s/></text:p>
          </table:table-cell>
          <table:table-cell office:value-type="float" office:value="8842" table:style-name="ce6">
            <text:p>8,842<text:s/></text:p>
          </table:table-cell>
          <table:table-cell office:value-type="float" office:value="36236" table:style-name="ce6">
            <text:p>36,236<text:s/></text:p>
          </table:table-cell>
          <table:table-cell office:value-type="float" office:value="26345" table:style-name="ce6">
            <text:p>26,345<text:s/></text:p>
          </table:table-cell>
          <table:table-cell office:value-type="float" office:value="26983" table:style-name="ce6">
            <text:p>26,983<text:s/></text:p>
          </table:table-cell>
          <table:table-cell office:value-type="float" office:value="21363" table:style-name="ce6">
            <text:p>21,363<text:s/></text:p>
          </table:table-cell>
          <table:table-cell office:value-type="float" office:value="21591" table:style-name="ce6">
            <text:p>21,591<text:s/></text:p>
          </table:table-cell>
          <table:table-cell office:value-type="float" office:value="141580" table:style-name="ce6">
            <text:p>141,580<text:s/></text:p>
          </table:table-cell>
          <table:table-cell office:value-type="float" office:value="50974" table:style-name="ce6">
            <text:p>50,974<text:s/></text:p>
          </table:table-cell>
          <table:table-cell office:value-type="float" office:value="20842" table:style-name="ce6">
            <text:p>20,842<text:s/></text:p>
          </table:table-cell>
          <table:table-cell office:value-type="float" office:value="23064" table:style-name="ce6">
            <text:p>23,064<text:s/></text:p>
          </table:table-cell>
          <table:table-cell office:value-type="float" office:value="24823" table:style-name="ce6">
            <text:p>24,823<text:s/></text:p>
          </table:table-cell>
          <table:table-cell office:value-type="float" office:value="27789" table:style-name="ce6">
            <text:p>27,789<text:s/></text:p>
          </table:table-cell>
          <table:table-cell office:value-type="float" office:value="27669" table:style-name="ce6">
            <text:p>27,669<text:s/></text:p>
          </table:table-cell>
          <table:table-cell office:value-type="float" office:value="24488" table:style-name="ce6">
            <text:p>24,488<text:s/></text:p>
          </table:table-cell>
          <table:table-cell office:value-type="float" office:value="12371" table:style-name="ce6">
            <text:p>12,371<text:s/></text:p>
          </table:table-cell>
          <table:table-cell office:value-type="float" office:value="31597" table:style-name="ce6">
            <text:p>31,597<text:s/></text:p>
          </table:table-cell>
          <table:table-cell office:value-type="float" office:value="7563" table:style-name="ce6">
            <text:p>7,563<text:s/></text:p>
          </table:table-cell>
          <table:table-cell office:value-type="float" office:value="9045" table:style-name="ce6">
            <text:p>9,045<text:s/></text:p>
          </table:table-cell>
          <table:table-cell office:value-type="float" office:value="18774" table:style-name="ce6">
            <text:p>18,774<text:s/></text:p>
          </table:table-cell>
          <table:table-cell office:value-type="float" office:value="6308" table:style-name="ce6">
            <text:p>6,308<text:s/>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2548" table:style-name="ce6">
            <text:p>2,548<text:s/></text:p>
          </table:table-cell>
          <table:table-cell office:value-type="float" office:value="12029" table:style-name="ce6">
            <text:p>12,029<text:s/></text:p>
          </table:table-cell>
          <table:table-cell office:value-type="float" office:value="9497" table:style-name="ce6">
            <text:p>9,497<text:s/></text:p>
          </table:table-cell>
          <table:table-cell office:value-type="float" office:value="11814" table:style-name="ce6">
            <text:p>11,814<text:s/></text:p>
          </table:table-cell>
          <table:table-cell office:value-type="float" office:value="36280" table:style-name="ce6">
            <text:p>36,280<text:s/></text:p>
          </table:table-cell>
          <table:table-cell office:value-type="float" office:value="9909" table:style-name="ce6">
            <text:p>9,909<text:s/></text:p>
          </table:table-cell>
          <table:table-cell office:value-type="float" office:value="13758" table:style-name="ce6">
            <text:p>13,758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23194" table:style-name="ce6">
            <text:p>23,194<text:s/></text:p>
          </table:table-cell>
          <table:table-cell office:value-type="float" office:value="26741" table:style-name="ce6">
            <text:p>26,741<text:s/></text:p>
          </table:table-cell>
          <table:table-cell office:value-type="float" office:value="31772" table:style-name="ce6">
            <text:p>31,772<text:s/></text:p>
          </table:table-cell>
          <table:table-cell office:value-type="float" office:value="52278" table:style-name="ce6">
            <text:p>52,278<text:s/></text:p>
          </table:table-cell>
          <table:table-cell office:value-type="float" office:value="41855" table:style-name="ce6">
            <text:p>41,855<text:s/></text:p>
          </table:table-cell>
          <table:table-cell office:value-type="float" office:value="27152" table:style-name="ce6">
            <text:p>27,152<text:s/></text:p>
          </table:table-cell>
          <table:table-cell office:value-type="float" office:value="27793" table:style-name="ce6">
            <text:p>27,793<text:s/></text:p>
          </table:table-cell>
          <table:table-cell office:value-type="float" office:value="66111" table:style-name="ce6">
            <text:p>66,111<text:s/></text:p>
          </table:table-cell>
          <table:table-cell office:value-type="float" office:value="23455" table:style-name="ce6">
            <text:p>23,455<text:s/></text:p>
          </table:table-cell>
          <table:table-cell office:value-type="float" office:value="35036" table:style-name="ce6">
            <text:p>35,036<text:s/></text:p>
          </table:table-cell>
          <table:table-cell office:value-type="float" office:value="37522" table:style-name="ce6">
            <text:p>37,522<text:s/></text:p>
          </table:table-cell>
          <table:table-cell office:value-type="float" office:value="20714" table:style-name="ce6">
            <text:p>20,714<text:s/></text:p>
          </table:table-cell>
          <table:table-cell office:value-type="float" office:value="79288" table:style-name="ce6">
            <text:p>79,288<text:s/></text:p>
          </table:table-cell>
          <table:table-cell office:value-type="float" office:value="20737" table:style-name="ce6">
            <text:p>20,737<text:s/></text:p>
          </table:table-cell>
          <table:table-cell office:value-type="float" office:value="16843" table:style-name="ce6">
            <text:p>16,843<text:s/></text:p>
          </table:table-cell>
          <table:table-cell office:value-type="float" office:value="15068" table:style-name="ce6">
            <text:p>15,068<text:s/></text:p>
          </table:table-cell>
          <table:table-cell office:value-type="float" office:value="22609" table:style-name="ce6">
            <text:p>22,609<text:s/></text:p>
          </table:table-cell>
          <table:table-cell office:value-type="float" office:value="14106" table:style-name="ce6">
            <text:p>14,106<text:s/></text:p>
          </table:table-cell>
          <table:table-cell office:value-type="float" office:value="35589" table:style-name="ce6">
            <text:p>35,589<text:s/></text:p>
          </table:table-cell>
          <table:table-cell office:value-type="float" office:value="19551" table:style-name="ce6">
            <text:p>19,551<text:s/></text:p>
          </table:table-cell>
          <table:table-cell office:value-type="float" office:value="8535" table:style-name="ce6">
            <text:p>8,535<text:s/></text:p>
          </table:table-cell>
          <table:table-cell office:value-type="float" office:value="12376" table:style-name="ce6">
            <text:p>12,376<text:s/></text:p>
          </table:table-cell>
          <table:table-cell office:value-type="float" office:value="37383" table:style-name="ce6">
            <text:p>37,383<text:s/></text:p>
          </table:table-cell>
          <table:table-cell office:value-type="float" office:value="22409" table:style-name="ce6">
            <text:p>22,409<text:s/></text:p>
          </table:table-cell>
          <table:table-cell office:value-type="float" office:value="23863" table:style-name="ce6">
            <text:p>23,863<text:s/></text:p>
          </table:table-cell>
          <table:table-cell office:value-type="float" office:value="22529" table:style-name="ce6">
            <text:p>22,529<text:s/></text:p>
          </table:table-cell>
          <table:table-cell office:value-type="float" office:value="15319" table:style-name="ce6">
            <text:p>15,319<text:s/></text:p>
          </table:table-cell>
          <table:table-cell office:value-type="float" office:value="11861" table:style-name="ce6">
            <text:p>11,861<text:s/></text:p>
          </table:table-cell>
          <table:table-cell office:value-type="float" office:value="6578" table:style-name="ce6">
            <text:p>6,578<text:s/></text:p>
          </table:table-cell>
          <table:table-cell office:value-type="float" office:value="5112" table:style-name="ce6">
            <text:p>5,112<text:s/></text:p>
          </table:table-cell>
          <table:table-cell office:value-type="float" office:value="7178" table:style-name="ce6">
            <text:p>7,178<text:s/></text:p>
          </table:table-cell>
          <table:table-cell office:value-type="float" office:value="10773" table:style-name="ce6">
            <text:p>10,773<text:s/></text:p>
          </table:table-cell>
          <table:table-cell office:value-type="float" office:value="10430" table:style-name="ce6">
            <text:p>10,430<text:s/></text:p>
          </table:table-cell>
          <table:table-cell office:value-type="float" office:value="15053" table:style-name="ce6">
            <text:p>15,053<text:s/></text:p>
          </table:table-cell>
          <table:table-cell office:value-type="float" office:value="17687" table:style-name="ce6">
            <text:p>17,687<text:s/></text:p>
          </table:table-cell>
          <table:table-cell office:value-type="float" office:value="29060" table:style-name="ce6">
            <text:p>29,060<text:s/></text:p>
          </table:table-cell>
          <table:table-cell office:value-type="float" office:value="23134" table:style-name="ce6">
            <text:p>23,134<text:s/></text:p>
          </table:table-cell>
          <table:table-cell office:value-type="float" office:value="15426" table:style-name="ce6">
            <text:p>15,426<text:s/></text:p>
          </table:table-cell>
          <table:table-cell office:value-type="float" office:value="12662" table:style-name="ce6">
            <text:p>12,662<text:s/></text:p>
          </table:table-cell>
          <table:table-cell office:value-type="float" office:value="13016" table:style-name="ce6">
            <text:p>13,016<text:s/></text:p>
          </table:table-cell>
          <table:table-cell office:value-type="float" office:value="13464" table:style-name="ce6">
            <text:p>13,464<text:s/></text:p>
          </table:table-cell>
          <table:table-cell office:value-type="float" office:value="12089" table:style-name="ce6">
            <text:p>12,089<text:s/></text:p>
          </table:table-cell>
          <table:table-cell office:value-type="float" office:value="12592" table:style-name="ce6">
            <text:p>12,592<text:s/></text:p>
          </table:table-cell>
          <table:table-cell office:value-type="float" office:value="10749" table:style-name="ce6">
            <text:p>10,749<text:s/></text:p>
          </table:table-cell>
          <table:table-cell office:value-type="float" office:value="1855" table:style-name="ce6">
            <text:p>1,855<text:s/></text:p>
          </table:table-cell>
          <table:table-cell office:value-type="float" office:value="2873" table:style-name="ce6">
            <text:p>2,873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5301" table:style-name="ce6">
            <text:p>5,301<text:s/></text:p>
          </table:table-cell>
          <table:table-cell office:value-type="float" office:value="2740" table:style-name="ce6">
            <text:p>2,740<text:s/></text:p>
          </table:table-cell>
          <table:table-cell office:value-type="float" office:value="3876" table:style-name="ce6">
            <text:p>3,876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12242" table:style-name="ce6">
            <text:p>12,242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4147" table:style-name="ce6">
            <text:p>4,147<text:s/></text:p>
          </table:table-cell>
          <table:table-cell office:value-type="float" office:value="5508" table:style-name="ce6">
            <text:p>5,508<text:s/></text:p>
          </table:table-cell>
          <table:table-cell table:number-columns-repeated="16264"/>
        </table:table-row>
        <table:table-row table:style-name="ro2">
          <table:table-cell office:value-type="date" office:date-value="2021-12-25T00:00:00" table:style-name="ce5">
            <text:p>2021/12/25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9413" table:style-name="ce6">
            <text:p>9,413<text:s/></text:p>
          </table:table-cell>
          <table:table-cell office:value-type="float" office:value="22324" table:style-name="ce6">
            <text:p>22,324<text:s/></text:p>
          </table:table-cell>
          <table:table-cell office:value-type="float" office:value="45721" table:style-name="ce6">
            <text:p>45,721<text:s/></text:p>
          </table:table-cell>
          <table:table-cell office:value-type="float" office:value="14145" table:style-name="ce6">
            <text:p>14,145<text:s/></text:p>
          </table:table-cell>
          <table:table-cell office:value-type="float" office:value="10234" table:style-name="ce6">
            <text:p>10,234<text:s/></text:p>
          </table:table-cell>
          <table:table-cell office:value-type="float" office:value="8123" table:style-name="ce6">
            <text:p>8,123<text:s/></text:p>
          </table:table-cell>
          <table:table-cell office:value-type="float" office:value="3595" table:style-name="ce6">
            <text:p>3,595<text:s/></text:p>
          </table:table-cell>
          <table:table-cell office:value-type="float" office:value="2898" table:style-name="ce6">
            <text:p>2,898<text:s/></text:p>
          </table:table-cell>
          <table:table-cell office:value-type="float" office:value="8128" table:style-name="ce6">
            <text:p>8,128<text:s/></text:p>
          </table:table-cell>
          <table:table-cell office:value-type="float" office:value="1667" table:style-name="ce6">
            <text:p>1,667<text:s/></text:p>
          </table:table-cell>
          <table:table-cell office:value-type="float" office:value="2643" table:style-name="ce6">
            <text:p>2,643<text:s/></text:p>
          </table:table-cell>
          <table:table-cell office:value-type="float" office:value="5202" table:style-name="ce6">
            <text:p>5,202<text:s/></text:p>
          </table:table-cell>
          <table:table-cell office:value-type="float" office:value="6101" table:style-name="ce6">
            <text:p>6,101<text:s/></text:p>
          </table:table-cell>
          <table:table-cell office:value-type="float" office:value="13080" table:style-name="ce6">
            <text:p>13,080<text:s/></text:p>
          </table:table-cell>
          <table:table-cell office:value-type="float" office:value="5189" table:style-name="ce6">
            <text:p>5,189<text:s/></text:p>
          </table:table-cell>
          <table:table-cell office:value-type="float" office:value="6804" table:style-name="ce6">
            <text:p>6,804<text:s/></text:p>
          </table:table-cell>
          <table:table-cell office:value-type="float" office:value="4062" table:style-name="ce6">
            <text:p>4,062<text:s/></text:p>
          </table:table-cell>
          <table:table-cell office:value-type="float" office:value="8585" table:style-name="ce6">
            <text:p>8,585<text:s/></text:p>
          </table:table-cell>
          <table:table-cell office:value-type="float" office:value="2598" table:style-name="ce6">
            <text:p>2,598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6239" table:style-name="ce6">
            <text:p>6,239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21802" table:style-name="ce6">
            <text:p>21,802<text:s/></text:p>
          </table:table-cell>
          <table:table-cell office:value-type="float" office:value="4778" table:style-name="ce6">
            <text:p>4,778<text:s/></text:p>
          </table:table-cell>
          <table:table-cell office:value-type="float" office:value="11936" table:style-name="ce6">
            <text:p>11,936<text:s/></text:p>
          </table:table-cell>
          <table:table-cell office:value-type="float" office:value="9968" table:style-name="ce6">
            <text:p>9,968<text:s/></text:p>
          </table:table-cell>
          <table:table-cell office:value-type="float" office:value="12759" table:style-name="ce6">
            <text:p>12,759<text:s/></text:p>
          </table:table-cell>
          <table:table-cell office:value-type="float" office:value="17407" table:style-name="ce6">
            <text:p>17,407<text:s/></text:p>
          </table:table-cell>
          <table:table-cell office:value-type="float" office:value="14887" table:style-name="ce6">
            <text:p>14,887<text:s/></text:p>
          </table:table-cell>
          <table:table-cell office:value-type="float" office:value="8947" table:style-name="ce6">
            <text:p>8,947<text:s/></text:p>
          </table:table-cell>
          <table:table-cell office:value-type="float" office:value="27313" table:style-name="ce6">
            <text:p>27,313<text:s/></text:p>
          </table:table-cell>
          <table:table-cell office:value-type="float" office:value="14638" table:style-name="ce6">
            <text:p>14,638<text:s/></text:p>
          </table:table-cell>
          <table:table-cell office:value-type="float" office:value="25197" table:style-name="ce6">
            <text:p>25,197<text:s/></text:p>
          </table:table-cell>
          <table:table-cell office:value-type="float" office:value="18088" table:style-name="ce6">
            <text:p>18,088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29536" table:style-name="ce6">
            <text:p>29,536<text:s/></text:p>
          </table:table-cell>
          <table:table-cell office:value-type="float" office:value="21331" table:style-name="ce6">
            <text:p>21,331<text:s/></text:p>
          </table:table-cell>
          <table:table-cell office:value-type="float" office:value="20537" table:style-name="ce6">
            <text:p>20,537<text:s/></text:p>
          </table:table-cell>
          <table:table-cell office:value-type="float" office:value="16394" table:style-name="ce6">
            <text:p>16,394<text:s/></text:p>
          </table:table-cell>
          <table:table-cell office:value-type="float" office:value="9229" table:style-name="ce6">
            <text:p>9,229<text:s/></text:p>
          </table:table-cell>
          <table:table-cell office:value-type="float" office:value="145508" table:style-name="ce6">
            <text:p>145,508<text:s/></text:p>
          </table:table-cell>
          <table:table-cell office:value-type="float" office:value="52893" table:style-name="ce6">
            <text:p>52,893<text:s/></text:p>
          </table:table-cell>
          <table:table-cell office:value-type="float" office:value="16527" table:style-name="ce6">
            <text:p>16,527<text:s/></text:p>
          </table:table-cell>
          <table:table-cell office:value-type="float" office:value="15705" table:style-name="ce6">
            <text:p>15,705<text:s/></text:p>
          </table:table-cell>
          <table:table-cell office:value-type="float" office:value="21899" table:style-name="ce6">
            <text:p>21,899<text:s/></text:p>
          </table:table-cell>
          <table:table-cell office:value-type="float" office:value="22673" table:style-name="ce6">
            <text:p>22,673<text:s/></text:p>
          </table:table-cell>
          <table:table-cell office:value-type="float" office:value="22606" table:style-name="ce6">
            <text:p>22,606<text:s/></text:p>
          </table:table-cell>
          <table:table-cell office:value-type="float" office:value="19269" table:style-name="ce6">
            <text:p>19,269<text:s/></text:p>
          </table:table-cell>
          <table:table-cell office:value-type="float" office:value="8828" table:style-name="ce6">
            <text:p>8,828<text:s/></text:p>
          </table:table-cell>
          <table:table-cell office:value-type="float" office:value="21934" table:style-name="ce6">
            <text:p>21,934<text:s/></text:p>
          </table:table-cell>
          <table:table-cell office:value-type="float" office:value="6321" table:style-name="ce6">
            <text:p>6,321<text:s/></text:p>
          </table:table-cell>
          <table:table-cell office:value-type="float" office:value="5753" table:style-name="ce6">
            <text:p>5,753<text:s/></text:p>
          </table:table-cell>
          <table:table-cell office:value-type="float" office:value="14700" table:style-name="ce6">
            <text:p>14,700<text:s/></text:p>
          </table:table-cell>
          <table:table-cell office:value-type="float" office:value="5921" table:style-name="ce6">
            <text:p>5,921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1654" table:style-name="ce6">
            <text:p>1,654<text:s/></text:p>
          </table:table-cell>
          <table:table-cell office:value-type="float" office:value="8023" table:style-name="ce6">
            <text:p>8,023<text:s/></text:p>
          </table:table-cell>
          <table:table-cell office:value-type="float" office:value="7462" table:style-name="ce6">
            <text:p>7,462<text:s/></text:p>
          </table:table-cell>
          <table:table-cell office:value-type="float" office:value="8559" table:style-name="ce6">
            <text:p>8,559<text:s/></text:p>
          </table:table-cell>
          <table:table-cell office:value-type="float" office:value="29356" table:style-name="ce6">
            <text:p>29,356<text:s/></text:p>
          </table:table-cell>
          <table:table-cell office:value-type="float" office:value="6628" table:style-name="ce6">
            <text:p>6,628<text:s/></text:p>
          </table:table-cell>
          <table:table-cell office:value-type="float" office:value="10583" table:style-name="ce6">
            <text:p>10,583<text:s/></text:p>
          </table:table-cell>
          <table:table-cell office:value-type="float" office:value="6540" table:style-name="ce6">
            <text:p>6,540<text:s/></text:p>
          </table:table-cell>
          <table:table-cell office:value-type="float" office:value="17491" table:style-name="ce6">
            <text:p>17,491<text:s/></text:p>
          </table:table-cell>
          <table:table-cell office:value-type="float" office:value="17929" table:style-name="ce6">
            <text:p>17,929<text:s/></text:p>
          </table:table-cell>
          <table:table-cell office:value-type="float" office:value="31884" table:style-name="ce6">
            <text:p>31,884<text:s/></text:p>
          </table:table-cell>
          <table:table-cell office:value-type="float" office:value="70695" table:style-name="ce6">
            <text:p>70,695<text:s/></text:p>
          </table:table-cell>
          <table:table-cell office:value-type="float" office:value="32251" table:style-name="ce6">
            <text:p>32,251<text:s/></text:p>
          </table:table-cell>
          <table:table-cell office:value-type="float" office:value="22110" table:style-name="ce6">
            <text:p>22,110<text:s/></text:p>
          </table:table-cell>
          <table:table-cell office:value-type="float" office:value="28031" table:style-name="ce6">
            <text:p>28,031<text:s/></text:p>
          </table:table-cell>
          <table:table-cell office:value-type="float" office:value="85071" table:style-name="ce6">
            <text:p>85,071<text:s/></text:p>
          </table:table-cell>
          <table:table-cell office:value-type="float" office:value="15728" table:style-name="ce6">
            <text:p>15,728<text:s/></text:p>
          </table:table-cell>
          <table:table-cell office:value-type="float" office:value="29870" table:style-name="ce6">
            <text:p>29,870<text:s/></text:p>
          </table:table-cell>
          <table:table-cell office:value-type="float" office:value="34128" table:style-name="ce6">
            <text:p>34,128<text:s/></text:p>
          </table:table-cell>
          <table:table-cell office:value-type="float" office:value="18342" table:style-name="ce6">
            <text:p>18,342<text:s/></text:p>
          </table:table-cell>
          <table:table-cell office:value-type="float" office:value="86460" table:style-name="ce6">
            <text:p>86,460<text:s/></text:p>
          </table:table-cell>
          <table:table-cell office:value-type="float" office:value="15166" table:style-name="ce6">
            <text:p>15,166<text:s/></text:p>
          </table:table-cell>
          <table:table-cell office:value-type="float" office:value="13328" table:style-name="ce6">
            <text:p>13,328<text:s/></text:p>
          </table:table-cell>
          <table:table-cell office:value-type="float" office:value="11002" table:style-name="ce6">
            <text:p>11,002<text:s/></text:p>
          </table:table-cell>
          <table:table-cell office:value-type="float" office:value="20439" table:style-name="ce6">
            <text:p>20,439<text:s/></text:p>
          </table:table-cell>
          <table:table-cell office:value-type="float" office:value="9328" table:style-name="ce6">
            <text:p>9,328<text:s/></text:p>
          </table:table-cell>
          <table:table-cell office:value-type="float" office:value="39908" table:style-name="ce6">
            <text:p>39,908<text:s/></text:p>
          </table:table-cell>
          <table:table-cell office:value-type="float" office:value="13216" table:style-name="ce6">
            <text:p>13,216<text:s/></text:p>
          </table:table-cell>
          <table:table-cell office:value-type="float" office:value="8785" table:style-name="ce6">
            <text:p>8,785<text:s/></text:p>
          </table:table-cell>
          <table:table-cell office:value-type="float" office:value="9996" table:style-name="ce6">
            <text:p>9,996<text:s/></text:p>
          </table:table-cell>
          <table:table-cell office:value-type="float" office:value="18805" table:style-name="ce6">
            <text:p>18,805<text:s/></text:p>
          </table:table-cell>
          <table:table-cell office:value-type="float" office:value="17559" table:style-name="ce6">
            <text:p>17,559<text:s/></text:p>
          </table:table-cell>
          <table:table-cell office:value-type="float" office:value="13988" table:style-name="ce6">
            <text:p>13,988<text:s/></text:p>
          </table:table-cell>
          <table:table-cell office:value-type="float" office:value="13795" table:style-name="ce6">
            <text:p>13,795<text:s/></text:p>
          </table:table-cell>
          <table:table-cell office:value-type="float" office:value="8220" table:style-name="ce6">
            <text:p>8,220<text:s/></text:p>
          </table:table-cell>
          <table:table-cell office:value-type="float" office:value="7953" table:style-name="ce6">
            <text:p>7,953<text:s/></text:p>
          </table:table-cell>
          <table:table-cell office:value-type="float" office:value="5379" table:style-name="ce6">
            <text:p>5,379<text:s/></text:p>
          </table:table-cell>
          <table:table-cell office:value-type="float" office:value="3898" table:style-name="ce6">
            <text:p>3,898<text:s/></text:p>
          </table:table-cell>
          <table:table-cell office:value-type="float" office:value="5851" table:style-name="ce6">
            <text:p>5,851<text:s/></text:p>
          </table:table-cell>
          <table:table-cell office:value-type="float" office:value="7527" table:style-name="ce6">
            <text:p>7,527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11971" table:style-name="ce6">
            <text:p>11,971<text:s/></text:p>
          </table:table-cell>
          <table:table-cell office:value-type="float" office:value="12700" table:style-name="ce6">
            <text:p>12,700<text:s/></text:p>
          </table:table-cell>
          <table:table-cell office:value-type="float" office:value="18287" table:style-name="ce6">
            <text:p>18,287<text:s/></text:p>
          </table:table-cell>
          <table:table-cell office:value-type="float" office:value="19534" table:style-name="ce6">
            <text:p>19,534<text:s/></text:p>
          </table:table-cell>
          <table:table-cell office:value-type="float" office:value="11086" table:style-name="ce6">
            <text:p>11,086<text:s/></text:p>
          </table:table-cell>
          <table:table-cell office:value-type="float" office:value="9629" table:style-name="ce6">
            <text:p>9,629<text:s/></text:p>
          </table:table-cell>
          <table:table-cell office:value-type="float" office:value="10623" table:style-name="ce6">
            <text:p>10,623<text:s/></text:p>
          </table:table-cell>
          <table:table-cell office:value-type="float" office:value="10184" table:style-name="ce6">
            <text:p>10,184<text:s/></text:p>
          </table:table-cell>
          <table:table-cell office:value-type="float" office:value="9839" table:style-name="ce6">
            <text:p>9,839<text:s/></text:p>
          </table:table-cell>
          <table:table-cell office:value-type="float" office:value="8358" table:style-name="ce6">
            <text:p>8,358<text:s/></text:p>
          </table:table-cell>
          <table:table-cell office:value-type="float" office:value="8096" table:style-name="ce6">
            <text:p>8,096<text:s/></text:p>
          </table:table-cell>
          <table:table-cell office:value-type="float" office:value="961" table:style-name="ce6">
            <text:p>961<text:s/></text:p>
          </table:table-cell>
          <table:table-cell office:value-type="float" office:value="2666" table:style-name="ce6">
            <text:p>2,666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5121" table:style-name="ce6">
            <text:p>5,121<text:s/></text:p>
          </table:table-cell>
          <table:table-cell office:value-type="float" office:value="1289" table:style-name="ce6">
            <text:p>1,289<text:s/></text:p>
          </table:table-cell>
          <table:table-cell office:value-type="float" office:value="1576" table:style-name="ce6">
            <text:p>1,576<text:s/></text:p>
          </table:table-cell>
          <table:table-cell office:value-type="float" office:value="2393" table:style-name="ce6">
            <text:p>2,393<text:s/></text:p>
          </table:table-cell>
          <table:table-cell office:value-type="float" office:value="16396" table:style-name="ce6">
            <text:p>16,396<text:s/></text:p>
          </table:table-cell>
          <table:table-cell office:value-type="float" office:value="2022" table:style-name="ce6">
            <text:p>2,022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4381" table:style-name="ce6">
            <text:p>4,381<text:s/></text:p>
          </table:table-cell>
          <table:table-cell table:number-columns-repeated="16264"/>
        </table:table-row>
        <table:table-row table:style-name="ro2">
          <table:table-cell office:value-type="date" office:date-value="2021-12-26T00:00:00" table:style-name="ce5">
            <text:p>2021/12/26</text:p>
          </table:table-cell>
          <table:table-cell office:value-type="float" office:value="2070" table:style-name="ce6">
            <text:p>2,070<text:s/></text:p>
          </table:table-cell>
          <table:table-cell office:value-type="float" office:value="6842" table:style-name="ce6">
            <text:p>6,842<text:s/></text:p>
          </table:table-cell>
          <table:table-cell office:value-type="float" office:value="17262" table:style-name="ce6">
            <text:p>17,262<text:s/></text:p>
          </table:table-cell>
          <table:table-cell office:value-type="float" office:value="34866" table:style-name="ce6">
            <text:p>34,866<text:s/></text:p>
          </table:table-cell>
          <table:table-cell office:value-type="float" office:value="10445" table:style-name="ce6">
            <text:p>10,445<text:s/></text:p>
          </table:table-cell>
          <table:table-cell office:value-type="float" office:value="7770" table:style-name="ce6">
            <text:p>7,770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2846" table:style-name="ce6">
            <text:p>2,846<text:s/></text:p>
          </table:table-cell>
          <table:table-cell office:value-type="float" office:value="2062" table:style-name="ce6">
            <text:p>2,062<text:s/></text:p>
          </table:table-cell>
          <table:table-cell office:value-type="float" office:value="5591" table:style-name="ce6">
            <text:p>5,591<text:s/></text:p>
          </table:table-cell>
          <table:table-cell office:value-type="float" office:value="1402" table:style-name="ce6">
            <text:p>1,402<text:s/></text:p>
          </table:table-cell>
          <table:table-cell office:value-type="float" office:value="2072" table:style-name="ce6">
            <text:p>2,072<text:s/></text:p>
          </table:table-cell>
          <table:table-cell office:value-type="float" office:value="3856" table:style-name="ce6">
            <text:p>3,856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9761" table:style-name="ce6">
            <text:p>9,761<text:s/></text:p>
          </table:table-cell>
          <table:table-cell office:value-type="float" office:value="3971" table:style-name="ce6">
            <text:p>3,971<text:s/></text:p>
          </table:table-cell>
          <table:table-cell office:value-type="float" office:value="4917" table:style-name="ce6">
            <text:p>4,917<text:s/></text:p>
          </table:table-cell>
          <table:table-cell office:value-type="float" office:value="2810" table:style-name="ce6">
            <text:p>2,810<text:s/></text:p>
          </table:table-cell>
          <table:table-cell office:value-type="float" office:value="6458" table:style-name="ce6">
            <text:p>6,458<text:s/></text:p>
          </table:table-cell>
          <table:table-cell office:value-type="float" office:value="2088" table:style-name="ce6">
            <text:p>2,088<text:s/></text:p>
          </table:table-cell>
          <table:table-cell office:value-type="float" office:value="4384" table:style-name="ce6">
            <text:p>4,384<text:s/></text:p>
          </table:table-cell>
          <table:table-cell office:value-type="float" office:value="4829" table:style-name="ce6">
            <text:p>4,829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13362" table:style-name="ce6">
            <text:p>13,362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10166" table:style-name="ce6">
            <text:p>10,166<text:s/></text:p>
          </table:table-cell>
          <table:table-cell office:value-type="float" office:value="7716" table:style-name="ce6">
            <text:p>7,716<text:s/></text:p>
          </table:table-cell>
          <table:table-cell office:value-type="float" office:value="10331" table:style-name="ce6">
            <text:p>10,331<text:s/></text:p>
          </table:table-cell>
          <table:table-cell office:value-type="float" office:value="14073" table:style-name="ce6">
            <text:p>14,073<text:s/></text:p>
          </table:table-cell>
          <table:table-cell office:value-type="float" office:value="12191" table:style-name="ce6">
            <text:p>12,191<text:s/></text:p>
          </table:table-cell>
          <table:table-cell office:value-type="float" office:value="7192" table:style-name="ce6">
            <text:p>7,192<text:s/></text:p>
          </table:table-cell>
          <table:table-cell office:value-type="float" office:value="21306" table:style-name="ce6">
            <text:p>21,306<text:s/></text:p>
          </table:table-cell>
          <table:table-cell office:value-type="float" office:value="11547" table:style-name="ce6">
            <text:p>11,547<text:s/></text:p>
          </table:table-cell>
          <table:table-cell office:value-type="float" office:value="19078" table:style-name="ce6">
            <text:p>19,078<text:s/></text:p>
          </table:table-cell>
          <table:table-cell office:value-type="float" office:value="14989" table:style-name="ce6">
            <text:p>14,989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22947" table:style-name="ce6">
            <text:p>22,947<text:s/></text:p>
          </table:table-cell>
          <table:table-cell office:value-type="float" office:value="15652" table:style-name="ce6">
            <text:p>15,652<text:s/></text:p>
          </table:table-cell>
          <table:table-cell office:value-type="float" office:value="15798" table:style-name="ce6">
            <text:p>15,798<text:s/></text:p>
          </table:table-cell>
          <table:table-cell office:value-type="float" office:value="13049" table:style-name="ce6">
            <text:p>13,049<text:s/></text:p>
          </table:table-cell>
          <table:table-cell office:value-type="float" office:value="6636" table:style-name="ce6">
            <text:p>6,636<text:s/></text:p>
          </table:table-cell>
          <table:table-cell office:value-type="float" office:value="135233" table:style-name="ce6">
            <text:p>135,233<text:s/></text:p>
          </table:table-cell>
          <table:table-cell office:value-type="float" office:value="40192" table:style-name="ce6">
            <text:p>40,192<text:s/></text:p>
          </table:table-cell>
          <table:table-cell office:value-type="float" office:value="11434" table:style-name="ce6">
            <text:p>11,434<text:s/></text:p>
          </table:table-cell>
          <table:table-cell office:value-type="float" office:value="15273" table:style-name="ce6">
            <text:p>15,273<text:s/></text:p>
          </table:table-cell>
          <table:table-cell office:value-type="float" office:value="19596" table:style-name="ce6">
            <text:p>19,596<text:s/></text:p>
          </table:table-cell>
          <table:table-cell office:value-type="float" office:value="18021" table:style-name="ce6">
            <text:p>18,021<text:s/></text:p>
          </table:table-cell>
          <table:table-cell office:value-type="float" office:value="18929" table:style-name="ce6">
            <text:p>18,929<text:s/></text:p>
          </table:table-cell>
          <table:table-cell office:value-type="float" office:value="15274" table:style-name="ce6">
            <text:p>15,274<text:s/></text:p>
          </table:table-cell>
          <table:table-cell office:value-type="float" office:value="6588" table:style-name="ce6">
            <text:p>6,588<text:s/></text:p>
          </table:table-cell>
          <table:table-cell office:value-type="float" office:value="15933" table:style-name="ce6">
            <text:p>15,933<text:s/></text:p>
          </table:table-cell>
          <table:table-cell office:value-type="float" office:value="5093" table:style-name="ce6">
            <text:p>5,093<text:s/></text:p>
          </table:table-cell>
          <table:table-cell office:value-type="float" office:value="4564" table:style-name="ce6">
            <text:p>4,564<text:s/></text:p>
          </table:table-cell>
          <table:table-cell office:value-type="float" office:value="12041" table:style-name="ce6">
            <text:p>12,041<text:s/></text:p>
          </table:table-cell>
          <table:table-cell office:value-type="float" office:value="5731" table:style-name="ce6">
            <text:p>5,731<text:s/></text:p>
          </table:table-cell>
          <table:table-cell office:value-type="float" office:value="2477" table:style-name="ce6">
            <text:p>2,477<text:s/></text:p>
          </table:table-cell>
          <table:table-cell office:value-type="float" office:value="1244" table:style-name="ce6">
            <text:p>1,244<text:s/></text:p>
          </table:table-cell>
          <table:table-cell office:value-type="float" office:value="6104" table:style-name="ce6">
            <text:p>6,104<text:s/></text:p>
          </table:table-cell>
          <table:table-cell office:value-type="float" office:value="5893" table:style-name="ce6">
            <text:p>5,893<text:s/></text:p>
          </table:table-cell>
          <table:table-cell office:value-type="float" office:value="6851" table:style-name="ce6">
            <text:p>6,851<text:s/></text:p>
          </table:table-cell>
          <table:table-cell office:value-type="float" office:value="24750" table:style-name="ce6">
            <text:p>24,750<text:s/></text:p>
          </table:table-cell>
          <table:table-cell office:value-type="float" office:value="5186" table:style-name="ce6">
            <text:p>5,186<text:s/></text:p>
          </table:table-cell>
          <table:table-cell office:value-type="float" office:value="8760" table:style-name="ce6">
            <text:p>8,760<text:s/></text:p>
          </table:table-cell>
          <table:table-cell office:value-type="float" office:value="4996" table:style-name="ce6">
            <text:p>4,996<text:s/></text:p>
          </table:table-cell>
          <table:table-cell office:value-type="float" office:value="13701" table:style-name="ce6">
            <text:p>13,701<text:s/></text:p>
          </table:table-cell>
          <table:table-cell office:value-type="float" office:value="12773" table:style-name="ce6">
            <text:p>12,773<text:s/></text:p>
          </table:table-cell>
          <table:table-cell office:value-type="float" office:value="22913" table:style-name="ce6">
            <text:p>22,913<text:s/></text:p>
          </table:table-cell>
          <table:table-cell office:value-type="float" office:value="43880" table:style-name="ce6">
            <text:p>43,880<text:s/></text:p>
          </table:table-cell>
          <table:table-cell office:value-type="float" office:value="24336" table:style-name="ce6">
            <text:p>24,336<text:s/></text:p>
          </table:table-cell>
          <table:table-cell office:value-type="float" office:value="17237" table:style-name="ce6">
            <text:p>17,237<text:s/></text:p>
          </table:table-cell>
          <table:table-cell office:value-type="float" office:value="22737" table:style-name="ce6">
            <text:p>22,737<text:s/></text:p>
          </table:table-cell>
          <table:table-cell office:value-type="float" office:value="64229" table:style-name="ce6">
            <text:p>64,229<text:s/></text:p>
          </table:table-cell>
          <table:table-cell office:value-type="float" office:value="12230" table:style-name="ce6">
            <text:p>12,230<text:s/></text:p>
          </table:table-cell>
          <table:table-cell office:value-type="float" office:value="23657" table:style-name="ce6">
            <text:p>23,657<text:s/></text:p>
          </table:table-cell>
          <table:table-cell office:value-type="float" office:value="24122" table:style-name="ce6">
            <text:p>24,122<text:s/></text:p>
          </table:table-cell>
          <table:table-cell office:value-type="float" office:value="13538" table:style-name="ce6">
            <text:p>13,538<text:s/></text:p>
          </table:table-cell>
          <table:table-cell office:value-type="float" office:value="59613" table:style-name="ce6">
            <text:p>59,613<text:s/></text:p>
          </table:table-cell>
          <table:table-cell office:value-type="float" office:value="11787" table:style-name="ce6">
            <text:p>11,787<text:s/></text:p>
          </table:table-cell>
          <table:table-cell office:value-type="float" office:value="10719" table:style-name="ce6">
            <text:p>10,719<text:s/></text:p>
          </table:table-cell>
          <table:table-cell office:value-type="float" office:value="8046" table:style-name="ce6">
            <text:p>8,046<text:s/></text:p>
          </table:table-cell>
          <table:table-cell office:value-type="float" office:value="17033" table:style-name="ce6">
            <text:p>17,033<text:s/></text:p>
          </table:table-cell>
          <table:table-cell office:value-type="float" office:value="7388" table:style-name="ce6">
            <text:p>7,388<text:s/></text:p>
          </table:table-cell>
          <table:table-cell office:value-type="float" office:value="28608" table:style-name="ce6">
            <text:p>28,608<text:s/></text:p>
          </table:table-cell>
          <table:table-cell office:value-type="float" office:value="9886" table:style-name="ce6">
            <text:p>9,886<text:s/></text:p>
          </table:table-cell>
          <table:table-cell office:value-type="float" office:value="7697" table:style-name="ce6">
            <text:p>7,697<text:s/></text:p>
          </table:table-cell>
          <table:table-cell office:value-type="float" office:value="7813" table:style-name="ce6">
            <text:p>7,813<text:s/></text:p>
          </table:table-cell>
          <table:table-cell office:value-type="float" office:value="14496" table:style-name="ce6">
            <text:p>14,496<text:s/></text:p>
          </table:table-cell>
          <table:table-cell office:value-type="float" office:value="9583" table:style-name="ce6">
            <text:p>9,583<text:s/></text:p>
          </table:table-cell>
          <table:table-cell office:value-type="float" office:value="10459" table:style-name="ce6">
            <text:p>10,459<text:s/></text:p>
          </table:table-cell>
          <table:table-cell office:value-type="float" office:value="11115" table:style-name="ce6">
            <text:p>11,115<text:s/></text:p>
          </table:table-cell>
          <table:table-cell office:value-type="float" office:value="5774" table:style-name="ce6">
            <text:p>5,774<text:s/></text:p>
          </table:table-cell>
          <table:table-cell office:value-type="float" office:value="6276" table:style-name="ce6">
            <text:p>6,276<text:s/></text:p>
          </table:table-cell>
          <table:table-cell office:value-type="float" office:value="3859" table:style-name="ce6">
            <text:p>3,859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4874" table:style-name="ce6">
            <text:p>4,874<text:s/></text:p>
          </table:table-cell>
          <table:table-cell office:value-type="float" office:value="5922" table:style-name="ce6">
            <text:p>5,922<text:s/></text:p>
          </table:table-cell>
          <table:table-cell office:value-type="float" office:value="7114" table:style-name="ce6">
            <text:p>7,114<text:s/></text:p>
          </table:table-cell>
          <table:table-cell office:value-type="float" office:value="10177" table:style-name="ce6">
            <text:p>10,177<text:s/></text:p>
          </table:table-cell>
          <table:table-cell office:value-type="float" office:value="9968" table:style-name="ce6">
            <text:p>9,968<text:s/></text:p>
          </table:table-cell>
          <table:table-cell office:value-type="float" office:value="14674" table:style-name="ce6">
            <text:p>14,674<text:s/></text:p>
          </table:table-cell>
          <table:table-cell office:value-type="float" office:value="15193" table:style-name="ce6">
            <text:p>15,193<text:s/></text:p>
          </table:table-cell>
          <table:table-cell office:value-type="float" office:value="8424" table:style-name="ce6">
            <text:p>8,424<text:s/></text:p>
          </table:table-cell>
          <table:table-cell office:value-type="float" office:value="7397" table:style-name="ce6">
            <text:p>7,397<text:s/></text:p>
          </table:table-cell>
          <table:table-cell office:value-type="float" office:value="8574" table:style-name="ce6">
            <text:p>8,574<text:s/></text:p>
          </table:table-cell>
          <table:table-cell office:value-type="float" office:value="7938" table:style-name="ce6">
            <text:p>7,938<text:s/></text:p>
          </table:table-cell>
          <table:table-cell office:value-type="float" office:value="7594" table:style-name="ce6">
            <text:p>7,594<text:s/></text:p>
          </table:table-cell>
          <table:table-cell office:value-type="float" office:value="6165" table:style-name="ce6">
            <text:p>6,165<text:s/></text:p>
          </table:table-cell>
          <table:table-cell office:value-type="float" office:value="6338" table:style-name="ce6">
            <text:p>6,338<text:s/></text:p>
          </table:table-cell>
          <table:table-cell office:value-type="float" office:value="755" table:style-name="ce6">
            <text:p>755<text:s/></text:p>
          </table:table-cell>
          <table:table-cell office:value-type="float" office:value="2035" table:style-name="ce6">
            <text:p>2,035<text:s/></text:p>
          </table:table-cell>
          <table:table-cell office:value-type="float" office:value="2634" table:style-name="ce6">
            <text:p>2,634<text:s/></text:p>
          </table:table-cell>
          <table:table-cell office:value-type="float" office:value="4202" table:style-name="ce6">
            <text:p>4,202<text:s/></text:p>
          </table:table-cell>
          <table:table-cell office:value-type="float" office:value="1051" table:style-name="ce6">
            <text:p>1,051<text:s/></text:p>
          </table:table-cell>
          <table:table-cell office:value-type="float" office:value="1173" table:style-name="ce6">
            <text:p>1,173<text:s/></text:p>
          </table:table-cell>
          <table:table-cell office:value-type="float" office:value="1648" table:style-name="ce6">
            <text:p>1,648<text:s/></text:p>
          </table:table-cell>
          <table:table-cell office:value-type="float" office:value="12433" table:style-name="ce6">
            <text:p>12,433<text:s/></text:p>
          </table:table-cell>
          <table:table-cell office:value-type="float" office:value="1503" table:style-name="ce6">
            <text:p>1,503<text:s/></text:p>
          </table:table-cell>
          <table:table-cell office:value-type="float" office:value="2817" table:style-name="ce6">
            <text:p>2,817<text:s/></text:p>
          </table:table-cell>
          <table:table-cell office:value-type="float" office:value="3202" table:style-name="ce6">
            <text:p>3,202<text:s/></text:p>
          </table:table-cell>
          <table:table-cell table:number-columns-repeated="16264"/>
        </table:table-row>
        <table:table-row table:style-name="ro2">
          <table:table-cell office:value-type="date" office:date-value="2021-12-27T00:00:00" table:style-name="ce5">
            <text:p>2021/12/27</text:p>
          </table:table-cell>
          <table:table-cell office:value-type="float" office:value="3436" table:style-name="ce6">
            <text:p>3,436<text:s/></text:p>
          </table:table-cell>
          <table:table-cell office:value-type="float" office:value="13221" table:style-name="ce6">
            <text:p>13,221<text:s/></text:p>
          </table:table-cell>
          <table:table-cell office:value-type="float" office:value="37543" table:style-name="ce6">
            <text:p>37,543<text:s/></text:p>
          </table:table-cell>
          <table:table-cell office:value-type="float" office:value="35957" table:style-name="ce6">
            <text:p>35,957<text:s/></text:p>
          </table:table-cell>
          <table:table-cell office:value-type="float" office:value="24033" table:style-name="ce6">
            <text:p>24,033<text:s/></text:p>
          </table:table-cell>
          <table:table-cell office:value-type="float" office:value="13765" table:style-name="ce6">
            <text:p>13,765<text:s/></text:p>
          </table:table-cell>
          <table:table-cell office:value-type="float" office:value="10772" table:style-name="ce6">
            <text:p>10,772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12401" table:style-name="ce6">
            <text:p>12,401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4085" table:style-name="ce6">
            <text:p>4,085<text:s/></text:p>
          </table:table-cell>
          <table:table-cell office:value-type="float" office:value="3829" table:style-name="ce6">
            <text:p>3,829<text:s/></text:p>
          </table:table-cell>
          <table:table-cell office:value-type="float" office:value="9080" table:style-name="ce6">
            <text:p>9,080<text:s/></text:p>
          </table:table-cell>
          <table:table-cell office:value-type="float" office:value="10217" table:style-name="ce6">
            <text:p>10,217<text:s/></text:p>
          </table:table-cell>
          <table:table-cell office:value-type="float" office:value="16771" table:style-name="ce6">
            <text:p>16,771<text:s/></text:p>
          </table:table-cell>
          <table:table-cell office:value-type="float" office:value="17574" table:style-name="ce6">
            <text:p>17,574<text:s/></text:p>
          </table:table-cell>
          <table:table-cell office:value-type="float" office:value="5701" table:style-name="ce6">
            <text:p>5,701<text:s/></text:p>
          </table:table-cell>
          <table:table-cell office:value-type="float" office:value="8460" table:style-name="ce6">
            <text:p>8,460<text:s/></text:p>
          </table:table-cell>
          <table:table-cell office:value-type="float" office:value="2854" table:style-name="ce6">
            <text:p>2,854<text:s/></text:p>
          </table:table-cell>
          <table:table-cell office:value-type="float" office:value="8178" table:style-name="ce6">
            <text:p>8,178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6506" table:style-name="ce6">
            <text:p>6,506<text:s/></text:p>
          </table:table-cell>
          <table:table-cell office:value-type="float" office:value="27098" table:style-name="ce6">
            <text:p>27,098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11895" table:style-name="ce6">
            <text:p>11,895<text:s/></text:p>
          </table:table-cell>
          <table:table-cell office:value-type="float" office:value="11773" table:style-name="ce6">
            <text:p>11,773<text:s/></text:p>
          </table:table-cell>
          <table:table-cell office:value-type="float" office:value="14666" table:style-name="ce6">
            <text:p>14,666<text:s/></text:p>
          </table:table-cell>
          <table:table-cell office:value-type="float" office:value="22889" table:style-name="ce6">
            <text:p>22,889<text:s/></text:p>
          </table:table-cell>
          <table:table-cell office:value-type="float" office:value="15729" table:style-name="ce6">
            <text:p>15,729<text:s/></text:p>
          </table:table-cell>
          <table:table-cell office:value-type="float" office:value="9338" table:style-name="ce6">
            <text:p>9,338<text:s/></text:p>
          </table:table-cell>
          <table:table-cell office:value-type="float" office:value="23542" table:style-name="ce6">
            <text:p>23,542<text:s/></text:p>
          </table:table-cell>
          <table:table-cell office:value-type="float" office:value="14673" table:style-name="ce6">
            <text:p>14,673<text:s/></text:p>
          </table:table-cell>
          <table:table-cell office:value-type="float" office:value="29663" table:style-name="ce6">
            <text:p>29,663<text:s/></text:p>
          </table:table-cell>
          <table:table-cell office:value-type="float" office:value="22498" table:style-name="ce6">
            <text:p>22,498<text:s/></text:p>
          </table:table-cell>
          <table:table-cell office:value-type="float" office:value="9568" table:style-name="ce6">
            <text:p>9,568<text:s/></text:p>
          </table:table-cell>
          <table:table-cell office:value-type="float" office:value="32570" table:style-name="ce6">
            <text:p>32,570<text:s/></text:p>
          </table:table-cell>
          <table:table-cell office:value-type="float" office:value="23682" table:style-name="ce6">
            <text:p>23,682<text:s/></text:p>
          </table:table-cell>
          <table:table-cell office:value-type="float" office:value="24859" table:style-name="ce6">
            <text:p>24,859<text:s/></text:p>
          </table:table-cell>
          <table:table-cell office:value-type="float" office:value="19564" table:style-name="ce6">
            <text:p>19,564<text:s/></text:p>
          </table:table-cell>
          <table:table-cell office:value-type="float" office:value="21069" table:style-name="ce6">
            <text:p>21,069<text:s/></text:p>
          </table:table-cell>
          <table:table-cell office:value-type="float" office:value="114090" table:style-name="ce6">
            <text:p>114,090<text:s/></text:p>
          </table:table-cell>
          <table:table-cell office:value-type="float" office:value="36237" table:style-name="ce6">
            <text:p>36,237<text:s/></text:p>
          </table:table-cell>
          <table:table-cell office:value-type="float" office:value="18147" table:style-name="ce6">
            <text:p>18,147<text:s/></text:p>
          </table:table-cell>
          <table:table-cell office:value-type="float" office:value="21394" table:style-name="ce6">
            <text:p>21,394<text:s/></text:p>
          </table:table-cell>
          <table:table-cell office:value-type="float" office:value="22222" table:style-name="ce6">
            <text:p>22,222<text:s/></text:p>
          </table:table-cell>
          <table:table-cell office:value-type="float" office:value="23346" table:style-name="ce6">
            <text:p>23,346<text:s/></text:p>
          </table:table-cell>
          <table:table-cell office:value-type="float" office:value="24168" table:style-name="ce6">
            <text:p>24,168<text:s/></text:p>
          </table:table-cell>
          <table:table-cell office:value-type="float" office:value="20748" table:style-name="ce6">
            <text:p>20,748<text:s/></text:p>
          </table:table-cell>
          <table:table-cell office:value-type="float" office:value="12405" table:style-name="ce6">
            <text:p>12,405<text:s/></text:p>
          </table:table-cell>
          <table:table-cell office:value-type="float" office:value="28173" table:style-name="ce6">
            <text:p>28,173<text:s/></text:p>
          </table:table-cell>
          <table:table-cell office:value-type="float" office:value="6832" table:style-name="ce6">
            <text:p>6,832<text:s/></text:p>
          </table:table-cell>
          <table:table-cell office:value-type="float" office:value="8551" table:style-name="ce6">
            <text:p>8,551<text:s/></text:p>
          </table:table-cell>
          <table:table-cell office:value-type="float" office:value="16235" table:style-name="ce6">
            <text:p>16,235<text:s/></text:p>
          </table:table-cell>
          <table:table-cell office:value-type="float" office:value="5560" table:style-name="ce6">
            <text:p>5,560<text:s/></text:p>
          </table:table-cell>
          <table:table-cell office:value-type="float" office:value="3478" table:style-name="ce6">
            <text:p>3,478<text:s/>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12763" table:style-name="ce6">
            <text:p>12,763<text:s/></text:p>
          </table:table-cell>
          <table:table-cell office:value-type="float" office:value="8399" table:style-name="ce6">
            <text:p>8,399<text:s/></text:p>
          </table:table-cell>
          <table:table-cell office:value-type="float" office:value="10170" table:style-name="ce6">
            <text:p>10,170<text:s/></text:p>
          </table:table-cell>
          <table:table-cell office:value-type="float" office:value="28460" table:style-name="ce6">
            <text:p>28,460<text:s/></text:p>
          </table:table-cell>
          <table:table-cell office:value-type="float" office:value="9084" table:style-name="ce6">
            <text:p>9,084<text:s/></text:p>
          </table:table-cell>
          <table:table-cell office:value-type="float" office:value="11750" table:style-name="ce6">
            <text:p>11,750<text:s/></text:p>
          </table:table-cell>
          <table:table-cell office:value-type="float" office:value="7352" table:style-name="ce6">
            <text:p>7,352<text:s/></text:p>
          </table:table-cell>
          <table:table-cell office:value-type="float" office:value="21013" table:style-name="ce6">
            <text:p>21,013<text:s/></text:p>
          </table:table-cell>
          <table:table-cell office:value-type="float" office:value="24840" table:style-name="ce6">
            <text:p>24,840<text:s/></text:p>
          </table:table-cell>
          <table:table-cell office:value-type="float" office:value="26314" table:style-name="ce6">
            <text:p>26,314<text:s/></text:p>
          </table:table-cell>
          <table:table-cell office:value-type="float" office:value="34514" table:style-name="ce6">
            <text:p>34,514<text:s/></text:p>
          </table:table-cell>
          <table:table-cell office:value-type="float" office:value="36649" table:style-name="ce6">
            <text:p>36,649<text:s/></text:p>
          </table:table-cell>
          <table:table-cell office:value-type="float" office:value="23922" table:style-name="ce6">
            <text:p>23,922<text:s/></text:p>
          </table:table-cell>
          <table:table-cell office:value-type="float" office:value="23085" table:style-name="ce6">
            <text:p>23,085<text:s/></text:p>
          </table:table-cell>
          <table:table-cell office:value-type="float" office:value="49212" table:style-name="ce6">
            <text:p>49,212<text:s/></text:p>
          </table:table-cell>
          <table:table-cell office:value-type="float" office:value="21316" table:style-name="ce6">
            <text:p>21,316<text:s/></text:p>
          </table:table-cell>
          <table:table-cell office:value-type="float" office:value="29096" table:style-name="ce6">
            <text:p>29,096<text:s/></text:p>
          </table:table-cell>
          <table:table-cell office:value-type="float" office:value="29930" table:style-name="ce6">
            <text:p>29,930<text:s/></text:p>
          </table:table-cell>
          <table:table-cell office:value-type="float" office:value="16974" table:style-name="ce6">
            <text:p>16,974<text:s/></text:p>
          </table:table-cell>
          <table:table-cell office:value-type="float" office:value="56095" table:style-name="ce6">
            <text:p>56,095<text:s/></text:p>
          </table:table-cell>
          <table:table-cell office:value-type="float" office:value="19055" table:style-name="ce6">
            <text:p>19,055<text:s/></text:p>
          </table:table-cell>
          <table:table-cell office:value-type="float" office:value="14647" table:style-name="ce6">
            <text:p>14,647<text:s/></text:p>
          </table:table-cell>
          <table:table-cell office:value-type="float" office:value="13432" table:style-name="ce6">
            <text:p>13,432<text:s/></text:p>
          </table:table-cell>
          <table:table-cell office:value-type="float" office:value="18466" table:style-name="ce6">
            <text:p>18,466<text:s/></text:p>
          </table:table-cell>
          <table:table-cell office:value-type="float" office:value="13176" table:style-name="ce6">
            <text:p>13,176<text:s/></text:p>
          </table:table-cell>
          <table:table-cell office:value-type="float" office:value="27745" table:style-name="ce6">
            <text:p>27,745<text:s/></text:p>
          </table:table-cell>
          <table:table-cell office:value-type="float" office:value="17192" table:style-name="ce6">
            <text:p>17,192<text:s/></text:p>
          </table:table-cell>
          <table:table-cell office:value-type="float" office:value="6828" table:style-name="ce6">
            <text:p>6,828<text:s/></text:p>
          </table:table-cell>
          <table:table-cell office:value-type="float" office:value="10291" table:style-name="ce6">
            <text:p>10,291<text:s/></text:p>
          </table:table-cell>
          <table:table-cell office:value-type="float" office:value="35600" table:style-name="ce6">
            <text:p>35,600<text:s/></text:p>
          </table:table-cell>
          <table:table-cell office:value-type="float" office:value="20222" table:style-name="ce6">
            <text:p>20,222<text:s/></text:p>
          </table:table-cell>
          <table:table-cell office:value-type="float" office:value="22285" table:style-name="ce6">
            <text:p>22,285<text:s/></text:p>
          </table:table-cell>
          <table:table-cell office:value-type="float" office:value="20914" table:style-name="ce6">
            <text:p>20,914<text:s/></text:p>
          </table:table-cell>
          <table:table-cell office:value-type="float" office:value="13245" table:style-name="ce6">
            <text:p>13,245<text:s/></text:p>
          </table:table-cell>
          <table:table-cell office:value-type="float" office:value="10164" table:style-name="ce6">
            <text:p>10,164<text:s/></text:p>
          </table:table-cell>
          <table:table-cell office:value-type="float" office:value="5952" table:style-name="ce6">
            <text:p>5,952<text:s/></text:p>
          </table:table-cell>
          <table:table-cell office:value-type="float" office:value="5002" table:style-name="ce6">
            <text:p>5,002<text:s/></text:p>
          </table:table-cell>
          <table:table-cell office:value-type="float" office:value="6422" table:style-name="ce6">
            <text:p>6,422<text:s/></text:p>
          </table:table-cell>
          <table:table-cell office:value-type="float" office:value="10236" table:style-name="ce6">
            <text:p>10,236<text:s/></text:p>
          </table:table-cell>
          <table:table-cell office:value-type="float" office:value="9303" table:style-name="ce6">
            <text:p>9,303<text:s/></text:p>
          </table:table-cell>
          <table:table-cell office:value-type="float" office:value="12490" table:style-name="ce6">
            <text:p>12,490<text:s/></text:p>
          </table:table-cell>
          <table:table-cell office:value-type="float" office:value="15804" table:style-name="ce6">
            <text:p>15,804<text:s/></text:p>
          </table:table-cell>
          <table:table-cell office:value-type="float" office:value="26473" table:style-name="ce6">
            <text:p>26,473<text:s/></text:p>
          </table:table-cell>
          <table:table-cell office:value-type="float" office:value="19288" table:style-name="ce6">
            <text:p>19,288<text:s/></text:p>
          </table:table-cell>
          <table:table-cell office:value-type="float" office:value="14000" table:style-name="ce6">
            <text:p>14,000<text:s/></text:p>
          </table:table-cell>
          <table:table-cell office:value-type="float" office:value="11423" table:style-name="ce6">
            <text:p>11,423<text:s/></text:p>
          </table:table-cell>
          <table:table-cell office:value-type="float" office:value="11817" table:style-name="ce6">
            <text:p>11,817<text:s/></text:p>
          </table:table-cell>
          <table:table-cell office:value-type="float" office:value="12362" table:style-name="ce6">
            <text:p>12,362<text:s/></text:p>
          </table:table-cell>
          <table:table-cell office:value-type="float" office:value="11183" table:style-name="ce6">
            <text:p>11,183<text:s/></text:p>
          </table:table-cell>
          <table:table-cell office:value-type="float" office:value="11370" table:style-name="ce6">
            <text:p>11,370<text:s/></text:p>
          </table:table-cell>
          <table:table-cell office:value-type="float" office:value="9794" table:style-name="ce6">
            <text:p>9,794<text:s/></text:p>
          </table:table-cell>
          <table:table-cell office:value-type="float" office:value="1733" table:style-name="ce6">
            <text:p>1,733<text:s/></text:p>
          </table:table-cell>
          <table:table-cell office:value-type="float" office:value="2479" table:style-name="ce6">
            <text:p>2,479<text:s/>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4657" table:style-name="ce6">
            <text:p>4,657<text:s/></text:p>
          </table:table-cell>
          <table:table-cell office:value-type="float" office:value="2512" table:style-name="ce6">
            <text:p>2,512<text:s/></text:p>
          </table:table-cell>
          <table:table-cell office:value-type="float" office:value="3505" table:style-name="ce6">
            <text:p>3,505<text:s/></text:p>
          </table:table-cell>
          <table:table-cell office:value-type="float" office:value="2993" table:style-name="ce6">
            <text:p>2,993<text:s/></text:p>
          </table:table-cell>
          <table:table-cell office:value-type="float" office:value="8437" table:style-name="ce6">
            <text:p>8,437<text:s/>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4625" table:style-name="ce6">
            <text:p>4,625<text:s/></text:p>
          </table:table-cell>
          <table:table-cell table:number-columns-repeated="16264"/>
        </table:table-row>
        <table:table-row table:style-name="ro2">
          <table:table-cell office:value-type="date" office:date-value="2021-12-28T00:00:00" table:style-name="ce5">
            <text:p>2021/12/28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13507" table:style-name="ce6">
            <text:p>13,507<text:s/></text:p>
          </table:table-cell>
          <table:table-cell office:value-type="float" office:value="37680" table:style-name="ce6">
            <text:p>37,680<text:s/></text:p>
          </table:table-cell>
          <table:table-cell office:value-type="float" office:value="37734" table:style-name="ce6">
            <text:p>37,734<text:s/></text:p>
          </table:table-cell>
          <table:table-cell office:value-type="float" office:value="24266" table:style-name="ce6">
            <text:p>24,266<text:s/></text:p>
          </table:table-cell>
          <table:table-cell office:value-type="float" office:value="14274" table:style-name="ce6">
            <text:p>14,274<text:s/></text:p>
          </table:table-cell>
          <table:table-cell office:value-type="float" office:value="10838" table:style-name="ce6">
            <text:p>10,838<text:s/></text:p>
          </table:table-cell>
          <table:table-cell office:value-type="float" office:value="4055" table:style-name="ce6">
            <text:p>4,055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12621" table:style-name="ce6">
            <text:p>12,621<text:s/></text:p>
          </table:table-cell>
          <table:table-cell office:value-type="float" office:value="2503" table:style-name="ce6">
            <text:p>2,503<text:s/></text:p>
          </table:table-cell>
          <table:table-cell office:value-type="float" office:value="4399" table:style-name="ce6">
            <text:p>4,399<text:s/></text:p>
          </table:table-cell>
          <table:table-cell office:value-type="float" office:value="4557" table:style-name="ce6">
            <text:p>4,557<text:s/></text:p>
          </table:table-cell>
          <table:table-cell office:value-type="float" office:value="9209" table:style-name="ce6">
            <text:p>9,209<text:s/></text:p>
          </table:table-cell>
          <table:table-cell office:value-type="float" office:value="10839" table:style-name="ce6">
            <text:p>10,839<text:s/></text:p>
          </table:table-cell>
          <table:table-cell office:value-type="float" office:value="17324" table:style-name="ce6">
            <text:p>17,324<text:s/></text:p>
          </table:table-cell>
          <table:table-cell office:value-type="float" office:value="18006" table:style-name="ce6">
            <text:p>18,006<text:s/></text:p>
          </table:table-cell>
          <table:table-cell office:value-type="float" office:value="5890" table:style-name="ce6">
            <text:p>5,890<text:s/></text:p>
          </table:table-cell>
          <table:table-cell office:value-type="float" office:value="9030" table:style-name="ce6">
            <text:p>9,030<text:s/></text:p>
          </table:table-cell>
          <table:table-cell office:value-type="float" office:value="3308" table:style-name="ce6">
            <text:p>3,308<text:s/></text:p>
          </table:table-cell>
          <table:table-cell office:value-type="float" office:value="8319" table:style-name="ce6">
            <text:p>8,319<text:s/></text:p>
          </table:table-cell>
          <table:table-cell office:value-type="float" office:value="8158" table:style-name="ce6">
            <text:p>8,158<text:s/></text:p>
          </table:table-cell>
          <table:table-cell office:value-type="float" office:value="6298" table:style-name="ce6">
            <text:p>6,298<text:s/></text:p>
          </table:table-cell>
          <table:table-cell office:value-type="float" office:value="34537" table:style-name="ce6">
            <text:p>34,537<text:s/></text:p>
          </table:table-cell>
          <table:table-cell office:value-type="float" office:value="3034" table:style-name="ce6">
            <text:p>3,034<text:s/></text:p>
          </table:table-cell>
          <table:table-cell office:value-type="float" office:value="12925" table:style-name="ce6">
            <text:p>12,925<text:s/></text:p>
          </table:table-cell>
          <table:table-cell office:value-type="float" office:value="11893" table:style-name="ce6">
            <text:p>11,893<text:s/></text:p>
          </table:table-cell>
          <table:table-cell office:value-type="float" office:value="14835" table:style-name="ce6">
            <text:p>14,835<text:s/></text:p>
          </table:table-cell>
          <table:table-cell office:value-type="float" office:value="23490" table:style-name="ce6">
            <text:p>23,490<text:s/></text:p>
          </table:table-cell>
          <table:table-cell office:value-type="float" office:value="16397" table:style-name="ce6">
            <text:p>16,397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24513" table:style-name="ce6">
            <text:p>24,513<text:s/></text:p>
          </table:table-cell>
          <table:table-cell office:value-type="float" office:value="15113" table:style-name="ce6">
            <text:p>15,113<text:s/></text:p>
          </table:table-cell>
          <table:table-cell office:value-type="float" office:value="30588" table:style-name="ce6">
            <text:p>30,588<text:s/></text:p>
          </table:table-cell>
          <table:table-cell office:value-type="float" office:value="24300" table:style-name="ce6">
            <text:p>24,300<text:s/></text:p>
          </table:table-cell>
          <table:table-cell office:value-type="float" office:value="9750" table:style-name="ce6">
            <text:p>9,750<text:s/></text:p>
          </table:table-cell>
          <table:table-cell office:value-type="float" office:value="32402" table:style-name="ce6">
            <text:p>32,402<text:s/></text:p>
          </table:table-cell>
          <table:table-cell office:value-type="float" office:value="24385" table:style-name="ce6">
            <text:p>24,385<text:s/></text:p>
          </table:table-cell>
          <table:table-cell office:value-type="float" office:value="24693" table:style-name="ce6">
            <text:p>24,693<text:s/></text:p>
          </table:table-cell>
          <table:table-cell office:value-type="float" office:value="20190" table:style-name="ce6">
            <text:p>20,190<text:s/></text:p>
          </table:table-cell>
          <table:table-cell office:value-type="float" office:value="21809" table:style-name="ce6">
            <text:p>21,809<text:s/></text:p>
          </table:table-cell>
          <table:table-cell office:value-type="float" office:value="107945" table:style-name="ce6">
            <text:p>107,945<text:s/></text:p>
          </table:table-cell>
          <table:table-cell office:value-type="float" office:value="38493" table:style-name="ce6">
            <text:p>38,493<text:s/></text:p>
          </table:table-cell>
          <table:table-cell office:value-type="float" office:value="18595" table:style-name="ce6">
            <text:p>18,595<text:s/></text:p>
          </table:table-cell>
          <table:table-cell office:value-type="float" office:value="21934" table:style-name="ce6">
            <text:p>21,934<text:s/></text:p>
          </table:table-cell>
          <table:table-cell office:value-type="float" office:value="24271" table:style-name="ce6">
            <text:p>24,271<text:s/></text:p>
          </table:table-cell>
          <table:table-cell office:value-type="float" office:value="25186" table:style-name="ce6">
            <text:p>25,186<text:s/></text:p>
          </table:table-cell>
          <table:table-cell office:value-type="float" office:value="26252" table:style-name="ce6">
            <text:p>26,252<text:s/></text:p>
          </table:table-cell>
          <table:table-cell office:value-type="float" office:value="22101" table:style-name="ce6">
            <text:p>22,101<text:s/></text:p>
          </table:table-cell>
          <table:table-cell office:value-type="float" office:value="12546" table:style-name="ce6">
            <text:p>12,546<text:s/></text:p>
          </table:table-cell>
          <table:table-cell office:value-type="float" office:value="29055" table:style-name="ce6">
            <text:p>29,055<text:s/></text:p>
          </table:table-cell>
          <table:table-cell office:value-type="float" office:value="7017" table:style-name="ce6">
            <text:p>7,017<text:s/></text:p>
          </table:table-cell>
          <table:table-cell office:value-type="float" office:value="8898" table:style-name="ce6">
            <text:p>8,898<text:s/></text:p>
          </table:table-cell>
          <table:table-cell office:value-type="float" office:value="17661" table:style-name="ce6">
            <text:p>17,661<text:s/></text:p>
          </table:table-cell>
          <table:table-cell office:value-type="float" office:value="5758" table:style-name="ce6">
            <text:p>5,758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3210" table:style-name="ce6">
            <text:p>3,210<text:s/></text:p>
          </table:table-cell>
          <table:table-cell office:value-type="float" office:value="13571" table:style-name="ce6">
            <text:p>13,571<text:s/></text:p>
          </table:table-cell>
          <table:table-cell office:value-type="float" office:value="8994" table:style-name="ce6">
            <text:p>8,994<text:s/></text:p>
          </table:table-cell>
          <table:table-cell office:value-type="float" office:value="10807" table:style-name="ce6">
            <text:p>10,807<text:s/></text:p>
          </table:table-cell>
          <table:table-cell office:value-type="float" office:value="31857" table:style-name="ce6">
            <text:p>31,857<text:s/></text:p>
          </table:table-cell>
          <table:table-cell office:value-type="float" office:value="9440" table:style-name="ce6">
            <text:p>9,440<text:s/></text:p>
          </table:table-cell>
          <table:table-cell office:value-type="float" office:value="12432" table:style-name="ce6">
            <text:p>12,432<text:s/></text:p>
          </table:table-cell>
          <table:table-cell office:value-type="float" office:value="7593" table:style-name="ce6">
            <text:p>7,593<text:s/></text:p>
          </table:table-cell>
          <table:table-cell office:value-type="float" office:value="21732" table:style-name="ce6">
            <text:p>21,732<text:s/></text:p>
          </table:table-cell>
          <table:table-cell office:value-type="float" office:value="25590" table:style-name="ce6">
            <text:p>25,590<text:s/></text:p>
          </table:table-cell>
          <table:table-cell office:value-type="float" office:value="27720" table:style-name="ce6">
            <text:p>27,720<text:s/></text:p>
          </table:table-cell>
          <table:table-cell office:value-type="float" office:value="35229" table:style-name="ce6">
            <text:p>35,229<text:s/></text:p>
          </table:table-cell>
          <table:table-cell office:value-type="float" office:value="37870" table:style-name="ce6">
            <text:p>37,870<text:s/></text:p>
          </table:table-cell>
          <table:table-cell office:value-type="float" office:value="24613" table:style-name="ce6">
            <text:p>24,613<text:s/></text:p>
          </table:table-cell>
          <table:table-cell office:value-type="float" office:value="24411" table:style-name="ce6">
            <text:p>24,411<text:s/></text:p>
          </table:table-cell>
          <table:table-cell office:value-type="float" office:value="50005" table:style-name="ce6">
            <text:p>50,005<text:s/></text:p>
          </table:table-cell>
          <table:table-cell office:value-type="float" office:value="21424" table:style-name="ce6">
            <text:p>21,424<text:s/></text:p>
          </table:table-cell>
          <table:table-cell office:value-type="float" office:value="29624" table:style-name="ce6">
            <text:p>29,624<text:s/></text:p>
          </table:table-cell>
          <table:table-cell office:value-type="float" office:value="31081" table:style-name="ce6">
            <text:p>31,081<text:s/></text:p>
          </table:table-cell>
          <table:table-cell office:value-type="float" office:value="17805" table:style-name="ce6">
            <text:p>17,805<text:s/></text:p>
          </table:table-cell>
          <table:table-cell office:value-type="float" office:value="56116" table:style-name="ce6">
            <text:p>56,116<text:s/></text:p>
          </table:table-cell>
          <table:table-cell office:value-type="float" office:value="19292" table:style-name="ce6">
            <text:p>19,292<text:s/></text:p>
          </table:table-cell>
          <table:table-cell office:value-type="float" office:value="14798" table:style-name="ce6">
            <text:p>14,798<text:s/></text:p>
          </table:table-cell>
          <table:table-cell office:value-type="float" office:value="13696" table:style-name="ce6">
            <text:p>13,696<text:s/></text:p>
          </table:table-cell>
          <table:table-cell office:value-type="float" office:value="20772" table:style-name="ce6">
            <text:p>20,772<text:s/></text:p>
          </table:table-cell>
          <table:table-cell office:value-type="float" office:value="13994" table:style-name="ce6">
            <text:p>13,994<text:s/></text:p>
          </table:table-cell>
          <table:table-cell office:value-type="float" office:value="25174" table:style-name="ce6">
            <text:p>25,174<text:s/></text:p>
          </table:table-cell>
          <table:table-cell office:value-type="float" office:value="17685" table:style-name="ce6">
            <text:p>17,685<text:s/></text:p>
          </table:table-cell>
          <table:table-cell office:value-type="float" office:value="7212" table:style-name="ce6">
            <text:p>7,212<text:s/></text:p>
          </table:table-cell>
          <table:table-cell office:value-type="float" office:value="10664" table:style-name="ce6">
            <text:p>10,664<text:s/></text:p>
          </table:table-cell>
          <table:table-cell office:value-type="float" office:value="35664" table:style-name="ce6">
            <text:p>35,664<text:s/></text:p>
          </table:table-cell>
          <table:table-cell office:value-type="float" office:value="20558" table:style-name="ce6">
            <text:p>20,558<text:s/></text:p>
          </table:table-cell>
          <table:table-cell office:value-type="float" office:value="22253" table:style-name="ce6">
            <text:p>22,253<text:s/></text:p>
          </table:table-cell>
          <table:table-cell office:value-type="float" office:value="21536" table:style-name="ce6">
            <text:p>21,536<text:s/></text:p>
          </table:table-cell>
          <table:table-cell office:value-type="float" office:value="13736" table:style-name="ce6">
            <text:p>13,736<text:s/></text:p>
          </table:table-cell>
          <table:table-cell office:value-type="float" office:value="10560" table:style-name="ce6">
            <text:p>10,560<text:s/></text:p>
          </table:table-cell>
          <table:table-cell office:value-type="float" office:value="6080" table:style-name="ce6">
            <text:p>6,080<text:s/></text:p>
          </table:table-cell>
          <table:table-cell office:value-type="float" office:value="5048" table:style-name="ce6">
            <text:p>5,048<text:s/></text:p>
          </table:table-cell>
          <table:table-cell office:value-type="float" office:value="6458" table:style-name="ce6">
            <text:p>6,458<text:s/></text:p>
          </table:table-cell>
          <table:table-cell office:value-type="float" office:value="10232" table:style-name="ce6">
            <text:p>10,232<text:s/></text:p>
          </table:table-cell>
          <table:table-cell office:value-type="float" office:value="9133" table:style-name="ce6">
            <text:p>9,133<text:s/></text:p>
          </table:table-cell>
          <table:table-cell office:value-type="float" office:value="12765" table:style-name="ce6">
            <text:p>12,765<text:s/></text:p>
          </table:table-cell>
          <table:table-cell office:value-type="float" office:value="16167" table:style-name="ce6">
            <text:p>16,167<text:s/></text:p>
          </table:table-cell>
          <table:table-cell office:value-type="float" office:value="26783" table:style-name="ce6">
            <text:p>26,783<text:s/></text:p>
          </table:table-cell>
          <table:table-cell office:value-type="float" office:value="20407" table:style-name="ce6">
            <text:p>20,407<text:s/></text:p>
          </table:table-cell>
          <table:table-cell office:value-type="float" office:value="14310" table:style-name="ce6">
            <text:p>14,310<text:s/></text:p>
          </table:table-cell>
          <table:table-cell office:value-type="float" office:value="11971" table:style-name="ce6">
            <text:p>11,971<text:s/></text:p>
          </table:table-cell>
          <table:table-cell office:value-type="float" office:value="11705" table:style-name="ce6">
            <text:p>11,705<text:s/></text:p>
          </table:table-cell>
          <table:table-cell office:value-type="float" office:value="12268" table:style-name="ce6">
            <text:p>12,268<text:s/></text:p>
          </table:table-cell>
          <table:table-cell office:value-type="float" office:value="11100" table:style-name="ce6">
            <text:p>11,100<text:s/></text:p>
          </table:table-cell>
          <table:table-cell office:value-type="float" office:value="11795" table:style-name="ce6">
            <text:p>11,795<text:s/></text:p>
          </table:table-cell>
          <table:table-cell office:value-type="float" office:value="9984" table:style-name="ce6">
            <text:p>9,984<text:s/></text:p>
          </table:table-cell>
          <table:table-cell office:value-type="float" office:value="1763" table:style-name="ce6">
            <text:p>1,763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3621" table:style-name="ce6">
            <text:p>3,621<text:s/></text:p>
          </table:table-cell>
          <table:table-cell office:value-type="float" office:value="4666" table:style-name="ce6">
            <text:p>4,666<text:s/></text:p>
          </table:table-cell>
          <table:table-cell office:value-type="float" office:value="2587" table:style-name="ce6">
            <text:p>2,587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2926" table:style-name="ce6">
            <text:p>2,926<text:s/></text:p>
          </table:table-cell>
          <table:table-cell office:value-type="float" office:value="7932" table:style-name="ce6">
            <text:p>7,932<text:s/>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4539" table:style-name="ce6">
            <text:p>4,539<text:s/></text:p>
          </table:table-cell>
          <table:table-cell table:number-columns-repeated="16264"/>
        </table:table-row>
        <table:table-row table:style-name="ro2">
          <table:table-cell office:value-type="date" office:date-value="2021-12-29T00:00:00" table:style-name="ce5">
            <text:p>2021/12/29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13399" table:style-name="ce6">
            <text:p>13,399<text:s/></text:p>
          </table:table-cell>
          <table:table-cell office:value-type="float" office:value="37860" table:style-name="ce6">
            <text:p>37,860<text:s/></text:p>
          </table:table-cell>
          <table:table-cell office:value-type="float" office:value="40038" table:style-name="ce6">
            <text:p>40,038<text:s/></text:p>
          </table:table-cell>
          <table:table-cell office:value-type="float" office:value="23977" table:style-name="ce6">
            <text:p>23,977<text:s/></text:p>
          </table:table-cell>
          <table:table-cell office:value-type="float" office:value="14167" table:style-name="ce6">
            <text:p>14,167<text:s/></text:p>
          </table:table-cell>
          <table:table-cell office:value-type="float" office:value="11090" table:style-name="ce6">
            <text:p>11,090<text:s/></text:p>
          </table:table-cell>
          <table:table-cell office:value-type="float" office:value="4135" table:style-name="ce6">
            <text:p>4,135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12373" table:style-name="ce6">
            <text:p>12,373<text:s/>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4149" table:style-name="ce6">
            <text:p>4,149<text:s/></text:p>
          </table:table-cell>
          <table:table-cell office:value-type="float" office:value="4937" table:style-name="ce6">
            <text:p>4,937<text:s/></text:p>
          </table:table-cell>
          <table:table-cell office:value-type="float" office:value="9297" table:style-name="ce6">
            <text:p>9,297<text:s/></text:p>
          </table:table-cell>
          <table:table-cell office:value-type="float" office:value="11596" table:style-name="ce6">
            <text:p>11,596<text:s/></text:p>
          </table:table-cell>
          <table:table-cell office:value-type="float" office:value="16877" table:style-name="ce6">
            <text:p>16,877<text:s/></text:p>
          </table:table-cell>
          <table:table-cell office:value-type="float" office:value="18028" table:style-name="ce6">
            <text:p>18,028<text:s/></text:p>
          </table:table-cell>
          <table:table-cell office:value-type="float" office:value="5900" table:style-name="ce6">
            <text:p>5,900<text:s/></text:p>
          </table:table-cell>
          <table:table-cell office:value-type="float" office:value="9182" table:style-name="ce6">
            <text:p>9,182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8537" table:style-name="ce6">
            <text:p>8,537<text:s/></text:p>
          </table:table-cell>
          <table:table-cell office:value-type="float" office:value="8203" table:style-name="ce6">
            <text:p>8,203<text:s/></text:p>
          </table:table-cell>
          <table:table-cell office:value-type="float" office:value="6325" table:style-name="ce6">
            <text:p>6,325<text:s/></text:p>
          </table:table-cell>
          <table:table-cell office:value-type="float" office:value="36540" table:style-name="ce6">
            <text:p>36,540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13255" table:style-name="ce6">
            <text:p>13,255<text:s/></text:p>
          </table:table-cell>
          <table:table-cell office:value-type="float" office:value="12181" table:style-name="ce6">
            <text:p>12,181<text:s/></text:p>
          </table:table-cell>
          <table:table-cell office:value-type="float" office:value="14947" table:style-name="ce6">
            <text:p>14,947<text:s/></text:p>
          </table:table-cell>
          <table:table-cell office:value-type="float" office:value="23572" table:style-name="ce6">
            <text:p>23,572<text:s/></text:p>
          </table:table-cell>
          <table:table-cell office:value-type="float" office:value="16892" table:style-name="ce6">
            <text:p>16,892<text:s/></text:p>
          </table:table-cell>
          <table:table-cell office:value-type="float" office:value="9812" table:style-name="ce6">
            <text:p>9,812<text:s/></text:p>
          </table:table-cell>
          <table:table-cell office:value-type="float" office:value="25073" table:style-name="ce6">
            <text:p>25,073<text:s/></text:p>
          </table:table-cell>
          <table:table-cell office:value-type="float" office:value="15592" table:style-name="ce6">
            <text:p>15,592<text:s/></text:p>
          </table:table-cell>
          <table:table-cell office:value-type="float" office:value="31270" table:style-name="ce6">
            <text:p>31,270<text:s/></text:p>
          </table:table-cell>
          <table:table-cell office:value-type="float" office:value="24199" table:style-name="ce6">
            <text:p>24,199<text:s/></text:p>
          </table:table-cell>
          <table:table-cell office:value-type="float" office:value="9706" table:style-name="ce6">
            <text:p>9,706<text:s/></text:p>
          </table:table-cell>
          <table:table-cell office:value-type="float" office:value="33086" table:style-name="ce6">
            <text:p>33,086<text:s/></text:p>
          </table:table-cell>
          <table:table-cell office:value-type="float" office:value="24483" table:style-name="ce6">
            <text:p>24,483<text:s/></text:p>
          </table:table-cell>
          <table:table-cell office:value-type="float" office:value="25039" table:style-name="ce6">
            <text:p>25,039<text:s/></text:p>
          </table:table-cell>
          <table:table-cell office:value-type="float" office:value="20572" table:style-name="ce6">
            <text:p>20,572<text:s/></text:p>
          </table:table-cell>
          <table:table-cell office:value-type="float" office:value="21365" table:style-name="ce6">
            <text:p>21,365<text:s/></text:p>
          </table:table-cell>
          <table:table-cell office:value-type="float" office:value="112049" table:style-name="ce6">
            <text:p>112,049<text:s/></text:p>
          </table:table-cell>
          <table:table-cell office:value-type="float" office:value="40280" table:style-name="ce6">
            <text:p>40,280<text:s/></text:p>
          </table:table-cell>
          <table:table-cell office:value-type="float" office:value="18965" table:style-name="ce6">
            <text:p>18,965<text:s/></text:p>
          </table:table-cell>
          <table:table-cell office:value-type="float" office:value="22601" table:style-name="ce6">
            <text:p>22,601<text:s/></text:p>
          </table:table-cell>
          <table:table-cell office:value-type="float" office:value="23919" table:style-name="ce6">
            <text:p>23,919<text:s/></text:p>
          </table:table-cell>
          <table:table-cell office:value-type="float" office:value="26452" table:style-name="ce6">
            <text:p>26,452<text:s/></text:p>
          </table:table-cell>
          <table:table-cell office:value-type="float" office:value="27355" table:style-name="ce6">
            <text:p>27,355<text:s/></text:p>
          </table:table-cell>
          <table:table-cell office:value-type="float" office:value="22664" table:style-name="ce6">
            <text:p>22,664<text:s/></text:p>
          </table:table-cell>
          <table:table-cell office:value-type="float" office:value="12794" table:style-name="ce6">
            <text:p>12,794<text:s/></text:p>
          </table:table-cell>
          <table:table-cell office:value-type="float" office:value="30251" table:style-name="ce6">
            <text:p>30,251<text:s/></text:p>
          </table:table-cell>
          <table:table-cell office:value-type="float" office:value="7202" table:style-name="ce6">
            <text:p>7,202<text:s/></text:p>
          </table:table-cell>
          <table:table-cell office:value-type="float" office:value="8888" table:style-name="ce6">
            <text:p>8,888<text:s/></text:p>
          </table:table-cell>
          <table:table-cell office:value-type="float" office:value="17969" table:style-name="ce6">
            <text:p>17,969<text:s/></text:p>
          </table:table-cell>
          <table:table-cell office:value-type="float" office:value="5676" table:style-name="ce6">
            <text:p>5,676<text:s/></text:p>
          </table:table-cell>
          <table:table-cell office:value-type="float" office:value="3698" table:style-name="ce6">
            <text:p>3,698<text:s/></text:p>
          </table:table-cell>
          <table:table-cell office:value-type="float" office:value="3186" table:style-name="ce6">
            <text:p>3,186<text:s/></text:p>
          </table:table-cell>
          <table:table-cell office:value-type="float" office:value="13314" table:style-name="ce6">
            <text:p>13,314<text:s/></text:p>
          </table:table-cell>
          <table:table-cell office:value-type="float" office:value="9156" table:style-name="ce6">
            <text:p>9,156<text:s/></text:p>
          </table:table-cell>
          <table:table-cell office:value-type="float" office:value="10796" table:style-name="ce6">
            <text:p>10,796<text:s/></text:p>
          </table:table-cell>
          <table:table-cell office:value-type="float" office:value="32729" table:style-name="ce6">
            <text:p>32,729<text:s/></text:p>
          </table:table-cell>
          <table:table-cell office:value-type="float" office:value="9442" table:style-name="ce6">
            <text:p>9,442<text:s/></text:p>
          </table:table-cell>
          <table:table-cell office:value-type="float" office:value="12404" table:style-name="ce6">
            <text:p>12,404<text:s/></text:p>
          </table:table-cell>
          <table:table-cell office:value-type="float" office:value="7861" table:style-name="ce6">
            <text:p>7,861<text:s/></text:p>
          </table:table-cell>
          <table:table-cell office:value-type="float" office:value="21900" table:style-name="ce6">
            <text:p>21,900<text:s/></text:p>
          </table:table-cell>
          <table:table-cell office:value-type="float" office:value="25393" table:style-name="ce6">
            <text:p>25,393<text:s/></text:p>
          </table:table-cell>
          <table:table-cell office:value-type="float" office:value="28335" table:style-name="ce6">
            <text:p>28,335<text:s/></text:p>
          </table:table-cell>
          <table:table-cell office:value-type="float" office:value="36241" table:style-name="ce6">
            <text:p>36,241<text:s/></text:p>
          </table:table-cell>
          <table:table-cell office:value-type="float" office:value="38809" table:style-name="ce6">
            <text:p>38,809<text:s/></text:p>
          </table:table-cell>
          <table:table-cell office:value-type="float" office:value="25215" table:style-name="ce6">
            <text:p>25,215<text:s/></text:p>
          </table:table-cell>
          <table:table-cell office:value-type="float" office:value="24926" table:style-name="ce6">
            <text:p>24,926<text:s/></text:p>
          </table:table-cell>
          <table:table-cell office:value-type="float" office:value="52910" table:style-name="ce6">
            <text:p>52,910<text:s/></text:p>
          </table:table-cell>
          <table:table-cell office:value-type="float" office:value="21728" table:style-name="ce6">
            <text:p>21,728<text:s/></text:p>
          </table:table-cell>
          <table:table-cell office:value-type="float" office:value="30593" table:style-name="ce6">
            <text:p>30,593<text:s/></text:p>
          </table:table-cell>
          <table:table-cell office:value-type="float" office:value="31887" table:style-name="ce6">
            <text:p>31,887<text:s/></text:p>
          </table:table-cell>
          <table:table-cell office:value-type="float" office:value="18554" table:style-name="ce6">
            <text:p>18,554<text:s/></text:p>
          </table:table-cell>
          <table:table-cell office:value-type="float" office:value="58755" table:style-name="ce6">
            <text:p>58,755<text:s/></text:p>
          </table:table-cell>
          <table:table-cell office:value-type="float" office:value="19981" table:style-name="ce6">
            <text:p>19,981<text:s/></text:p>
          </table:table-cell>
          <table:table-cell office:value-type="float" office:value="15248" table:style-name="ce6">
            <text:p>15,248<text:s/></text:p>
          </table:table-cell>
          <table:table-cell office:value-type="float" office:value="13842" table:style-name="ce6">
            <text:p>13,842<text:s/></text:p>
          </table:table-cell>
          <table:table-cell office:value-type="float" office:value="22296" table:style-name="ce6">
            <text:p>22,296<text:s/></text:p>
          </table:table-cell>
          <table:table-cell office:value-type="float" office:value="14061" table:style-name="ce6">
            <text:p>14,061<text:s/></text:p>
          </table:table-cell>
          <table:table-cell office:value-type="float" office:value="25322" table:style-name="ce6">
            <text:p>25,322<text:s/></text:p>
          </table:table-cell>
          <table:table-cell office:value-type="float" office:value="17845" table:style-name="ce6">
            <text:p>17,845<text:s/></text:p>
          </table:table-cell>
          <table:table-cell office:value-type="float" office:value="7887" table:style-name="ce6">
            <text:p>7,887<text:s/></text:p>
          </table:table-cell>
          <table:table-cell office:value-type="float" office:value="11140" table:style-name="ce6">
            <text:p>11,140<text:s/></text:p>
          </table:table-cell>
          <table:table-cell office:value-type="float" office:value="35906" table:style-name="ce6">
            <text:p>35,906<text:s/></text:p>
          </table:table-cell>
          <table:table-cell office:value-type="float" office:value="21030" table:style-name="ce6">
            <text:p>21,030<text:s/></text:p>
          </table:table-cell>
          <table:table-cell office:value-type="float" office:value="22808" table:style-name="ce6">
            <text:p>22,808<text:s/></text:p>
          </table:table-cell>
          <table:table-cell office:value-type="float" office:value="21965" table:style-name="ce6">
            <text:p>21,965<text:s/></text:p>
          </table:table-cell>
          <table:table-cell office:value-type="float" office:value="13921" table:style-name="ce6">
            <text:p>13,921<text:s/></text:p>
          </table:table-cell>
          <table:table-cell office:value-type="float" office:value="10688" table:style-name="ce6">
            <text:p>10,688<text:s/></text:p>
          </table:table-cell>
          <table:table-cell office:value-type="float" office:value="6274" table:style-name="ce6">
            <text:p>6,274<text:s/></text:p>
          </table:table-cell>
          <table:table-cell office:value-type="float" office:value="5091" table:style-name="ce6">
            <text:p>5,091<text:s/></text:p>
          </table:table-cell>
          <table:table-cell office:value-type="float" office:value="6662" table:style-name="ce6">
            <text:p>6,662<text:s/></text:p>
          </table:table-cell>
          <table:table-cell office:value-type="float" office:value="10243" table:style-name="ce6">
            <text:p>10,243<text:s/></text:p>
          </table:table-cell>
          <table:table-cell office:value-type="float" office:value="9308" table:style-name="ce6">
            <text:p>9,308<text:s/></text:p>
          </table:table-cell>
          <table:table-cell office:value-type="float" office:value="13163" table:style-name="ce6">
            <text:p>13,163<text:s/></text:p>
          </table:table-cell>
          <table:table-cell office:value-type="float" office:value="15728" table:style-name="ce6">
            <text:p>15,728<text:s/></text:p>
          </table:table-cell>
          <table:table-cell office:value-type="float" office:value="27192" table:style-name="ce6">
            <text:p>27,192<text:s/></text:p>
          </table:table-cell>
          <table:table-cell office:value-type="float" office:value="21102" table:style-name="ce6">
            <text:p>21,102<text:s/></text:p>
          </table:table-cell>
          <table:table-cell office:value-type="float" office:value="14457" table:style-name="ce6">
            <text:p>14,457<text:s/></text:p>
          </table:table-cell>
          <table:table-cell office:value-type="float" office:value="11862" table:style-name="ce6">
            <text:p>11,862<text:s/></text:p>
          </table:table-cell>
          <table:table-cell office:value-type="float" office:value="12004" table:style-name="ce6">
            <text:p>12,004<text:s/></text:p>
          </table:table-cell>
          <table:table-cell office:value-type="float" office:value="12256" table:style-name="ce6">
            <text:p>12,256<text:s/></text:p>
          </table:table-cell>
          <table:table-cell office:value-type="float" office:value="11249" table:style-name="ce6">
            <text:p>11,249<text:s/></text:p>
          </table:table-cell>
          <table:table-cell office:value-type="float" office:value="11785" table:style-name="ce6">
            <text:p>11,785<text:s/></text:p>
          </table:table-cell>
          <table:table-cell office:value-type="float" office:value="9994" table:style-name="ce6">
            <text:p>9,994<text:s/></text:p>
          </table:table-cell>
          <table:table-cell office:value-type="float" office:value="1404" table:style-name="ce6">
            <text:p>1,404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3655" table:style-name="ce6">
            <text:p>3,655<text:s/></text:p>
          </table:table-cell>
          <table:table-cell office:value-type="float" office:value="4694" table:style-name="ce6">
            <text:p>4,694<text:s/></text:p>
          </table:table-cell>
          <table:table-cell office:value-type="float" office:value="2517" table:style-name="ce6">
            <text:p>2,517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2907" table:style-name="ce6">
            <text:p>2,907<text:s/></text:p>
          </table:table-cell>
          <table:table-cell office:value-type="float" office:value="8226" table:style-name="ce6">
            <text:p>8,226<text:s/></text:p>
          </table:table-cell>
          <table:table-cell office:value-type="float" office:value="2219" table:style-name="ce6">
            <text:p>2,219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4595" table:style-name="ce6">
            <text:p>4,595<text:s/></text:p>
          </table:table-cell>
          <table:table-cell table:number-columns-repeated="16264"/>
        </table:table-row>
        <table:table-row table:style-name="ro2">
          <table:table-cell office:value-type="date" office:date-value="2021-12-30T00:00:00" table:style-name="ce5">
            <text:p>2021/12/30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13855" table:style-name="ce6">
            <text:p>13,855<text:s/></text:p>
          </table:table-cell>
          <table:table-cell office:value-type="float" office:value="37625" table:style-name="ce6">
            <text:p>37,625<text:s/></text:p>
          </table:table-cell>
          <table:table-cell office:value-type="float" office:value="44543" table:style-name="ce6">
            <text:p>44,543<text:s/></text:p>
          </table:table-cell>
          <table:table-cell office:value-type="float" office:value="24215" table:style-name="ce6">
            <text:p>24,215<text:s/></text:p>
          </table:table-cell>
          <table:table-cell office:value-type="float" office:value="14930" table:style-name="ce6">
            <text:p>14,930<text:s/></text:p>
          </table:table-cell>
          <table:table-cell office:value-type="float" office:value="11606" table:style-name="ce6">
            <text:p>11,606<text:s/></text:p>
          </table:table-cell>
          <table:table-cell office:value-type="float" office:value="4328" table:style-name="ce6">
            <text:p>4,328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13621" table:style-name="ce6">
            <text:p>13,621<text:s/></text:p>
          </table:table-cell>
          <table:table-cell office:value-type="float" office:value="2697" table:style-name="ce6">
            <text:p>2,697<text:s/></text:p>
          </table:table-cell>
          <table:table-cell office:value-type="float" office:value="3689" table:style-name="ce6">
            <text:p>3,689<text:s/></text:p>
          </table:table-cell>
          <table:table-cell office:value-type="float" office:value="6216" table:style-name="ce6">
            <text:p>6,216<text:s/></text:p>
          </table:table-cell>
          <table:table-cell office:value-type="float" office:value="10162" table:style-name="ce6">
            <text:p>10,162<text:s/></text:p>
          </table:table-cell>
          <table:table-cell office:value-type="float" office:value="12691" table:style-name="ce6">
            <text:p>12,691<text:s/></text:p>
          </table:table-cell>
          <table:table-cell office:value-type="float" office:value="17487" table:style-name="ce6">
            <text:p>17,487<text:s/></text:p>
          </table:table-cell>
          <table:table-cell office:value-type="float" office:value="17701" table:style-name="ce6">
            <text:p>17,701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9753" table:style-name="ce6">
            <text:p>9,753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9195" table:style-name="ce6">
            <text:p>9,195<text:s/></text:p>
          </table:table-cell>
          <table:table-cell office:value-type="float" office:value="8593" table:style-name="ce6">
            <text:p>8,593<text:s/></text:p>
          </table:table-cell>
          <table:table-cell office:value-type="float" office:value="6297" table:style-name="ce6">
            <text:p>6,297<text:s/></text:p>
          </table:table-cell>
          <table:table-cell office:value-type="float" office:value="34379" table:style-name="ce6">
            <text:p>34,379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13927" table:style-name="ce6">
            <text:p>13,927<text:s/></text:p>
          </table:table-cell>
          <table:table-cell office:value-type="float" office:value="12859" table:style-name="ce6">
            <text:p>12,859<text:s/></text:p>
          </table:table-cell>
          <table:table-cell office:value-type="float" office:value="16098" table:style-name="ce6">
            <text:p>16,098<text:s/></text:p>
          </table:table-cell>
          <table:table-cell office:value-type="float" office:value="23802" table:style-name="ce6">
            <text:p>23,802<text:s/></text:p>
          </table:table-cell>
          <table:table-cell office:value-type="float" office:value="17665" table:style-name="ce6">
            <text:p>17,665<text:s/></text:p>
          </table:table-cell>
          <table:table-cell office:value-type="float" office:value="10531" table:style-name="ce6">
            <text:p>10,531<text:s/></text:p>
          </table:table-cell>
          <table:table-cell office:value-type="float" office:value="29035" table:style-name="ce6">
            <text:p>29,035<text:s/></text:p>
          </table:table-cell>
          <table:table-cell office:value-type="float" office:value="16576" table:style-name="ce6">
            <text:p>16,576<text:s/></text:p>
          </table:table-cell>
          <table:table-cell office:value-type="float" office:value="32114" table:style-name="ce6">
            <text:p>32,114<text:s/></text:p>
          </table:table-cell>
          <table:table-cell office:value-type="float" office:value="24698" table:style-name="ce6">
            <text:p>24,698<text:s/></text:p>
          </table:table-cell>
          <table:table-cell office:value-type="float" office:value="9542" table:style-name="ce6">
            <text:p>9,542<text:s/></text:p>
          </table:table-cell>
          <table:table-cell office:value-type="float" office:value="34426" table:style-name="ce6">
            <text:p>34,426<text:s/></text:p>
          </table:table-cell>
          <table:table-cell office:value-type="float" office:value="24557" table:style-name="ce6">
            <text:p>24,557<text:s/></text:p>
          </table:table-cell>
          <table:table-cell office:value-type="float" office:value="25785" table:style-name="ce6">
            <text:p>25,785<text:s/></text:p>
          </table:table-cell>
          <table:table-cell office:value-type="float" office:value="20126" table:style-name="ce6">
            <text:p>20,126<text:s/></text:p>
          </table:table-cell>
          <table:table-cell office:value-type="float" office:value="20825" table:style-name="ce6">
            <text:p>20,825<text:s/></text:p>
          </table:table-cell>
          <table:table-cell office:value-type="float" office:value="132817" table:style-name="ce6">
            <text:p>132,817<text:s/></text:p>
          </table:table-cell>
          <table:table-cell office:value-type="float" office:value="44400" table:style-name="ce6">
            <text:p>44,400<text:s/></text:p>
          </table:table-cell>
          <table:table-cell office:value-type="float" office:value="19097" table:style-name="ce6">
            <text:p>19,097<text:s/></text:p>
          </table:table-cell>
          <table:table-cell office:value-type="float" office:value="23148" table:style-name="ce6">
            <text:p>23,148<text:s/></text:p>
          </table:table-cell>
          <table:table-cell office:value-type="float" office:value="25217" table:style-name="ce6">
            <text:p>25,217<text:s/></text:p>
          </table:table-cell>
          <table:table-cell office:value-type="float" office:value="28627" table:style-name="ce6">
            <text:p>28,627<text:s/></text:p>
          </table:table-cell>
          <table:table-cell office:value-type="float" office:value="29421" table:style-name="ce6">
            <text:p>29,421<text:s/></text:p>
          </table:table-cell>
          <table:table-cell office:value-type="float" office:value="23602" table:style-name="ce6">
            <text:p>23,602<text:s/></text:p>
          </table:table-cell>
          <table:table-cell office:value-type="float" office:value="13162" table:style-name="ce6">
            <text:p>13,162<text:s/></text:p>
          </table:table-cell>
          <table:table-cell office:value-type="float" office:value="30322" table:style-name="ce6">
            <text:p>30,322<text:s/></text:p>
          </table:table-cell>
          <table:table-cell office:value-type="float" office:value="7481" table:style-name="ce6">
            <text:p>7,481<text:s/></text:p>
          </table:table-cell>
          <table:table-cell office:value-type="float" office:value="9175" table:style-name="ce6">
            <text:p>9,175<text:s/></text:p>
          </table:table-cell>
          <table:table-cell office:value-type="float" office:value="19509" table:style-name="ce6">
            <text:p>19,509<text:s/></text:p>
          </table:table-cell>
          <table:table-cell office:value-type="float" office:value="6553" table:style-name="ce6">
            <text:p>6,553<text:s/></text:p>
          </table:table-cell>
          <table:table-cell office:value-type="float" office:value="3720" table:style-name="ce6">
            <text:p>3,720<text:s/></text:p>
          </table:table-cell>
          <table:table-cell office:value-type="float" office:value="3107" table:style-name="ce6">
            <text:p>3,107<text:s/></text:p>
          </table:table-cell>
          <table:table-cell office:value-type="float" office:value="14068" table:style-name="ce6">
            <text:p>14,068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11517" table:style-name="ce6">
            <text:p>11,517<text:s/></text:p>
          </table:table-cell>
          <table:table-cell office:value-type="float" office:value="37325" table:style-name="ce6">
            <text:p>37,325<text:s/></text:p>
          </table:table-cell>
          <table:table-cell office:value-type="float" office:value="9527" table:style-name="ce6">
            <text:p>9,527<text:s/></text:p>
          </table:table-cell>
          <table:table-cell office:value-type="float" office:value="13101" table:style-name="ce6">
            <text:p>13,101<text:s/></text:p>
          </table:table-cell>
          <table:table-cell office:value-type="float" office:value="7981" table:style-name="ce6">
            <text:p>7,981<text:s/></text:p>
          </table:table-cell>
          <table:table-cell office:value-type="float" office:value="22523" table:style-name="ce6">
            <text:p>22,523<text:s/></text:p>
          </table:table-cell>
          <table:table-cell office:value-type="float" office:value="24601" table:style-name="ce6">
            <text:p>24,601<text:s/></text:p>
          </table:table-cell>
          <table:table-cell office:value-type="float" office:value="29463" table:style-name="ce6">
            <text:p>29,463<text:s/></text:p>
          </table:table-cell>
          <table:table-cell office:value-type="float" office:value="43013" table:style-name="ce6">
            <text:p>43,013<text:s/></text:p>
          </table:table-cell>
          <table:table-cell office:value-type="float" office:value="39914" table:style-name="ce6">
            <text:p>39,914<text:s/></text:p>
          </table:table-cell>
          <table:table-cell office:value-type="float" office:value="25985" table:style-name="ce6">
            <text:p>25,985<text:s/></text:p>
          </table:table-cell>
          <table:table-cell office:value-type="float" office:value="26143" table:style-name="ce6">
            <text:p>26,143<text:s/></text:p>
          </table:table-cell>
          <table:table-cell office:value-type="float" office:value="60473" table:style-name="ce6">
            <text:p>60,473<text:s/></text:p>
          </table:table-cell>
          <table:table-cell office:value-type="float" office:value="18618" table:style-name="ce6">
            <text:p>18,618<text:s/></text:p>
          </table:table-cell>
          <table:table-cell office:value-type="float" office:value="32829" table:style-name="ce6">
            <text:p>32,829<text:s/></text:p>
          </table:table-cell>
          <table:table-cell office:value-type="float" office:value="34936" table:style-name="ce6">
            <text:p>34,936<text:s/></text:p>
          </table:table-cell>
          <table:table-cell office:value-type="float" office:value="19529" table:style-name="ce6">
            <text:p>19,529<text:s/></text:p>
          </table:table-cell>
          <table:table-cell office:value-type="float" office:value="65005" table:style-name="ce6">
            <text:p>65,005<text:s/></text:p>
          </table:table-cell>
          <table:table-cell office:value-type="float" office:value="20786" table:style-name="ce6">
            <text:p>20,786<text:s/></text:p>
          </table:table-cell>
          <table:table-cell office:value-type="float" office:value="16128" table:style-name="ce6">
            <text:p>16,128<text:s/></text:p>
          </table:table-cell>
          <table:table-cell office:value-type="float" office:value="14767" table:style-name="ce6">
            <text:p>14,767<text:s/></text:p>
          </table:table-cell>
          <table:table-cell office:value-type="float" office:value="23045" table:style-name="ce6">
            <text:p>23,045<text:s/></text:p>
          </table:table-cell>
          <table:table-cell office:value-type="float" office:value="14150" table:style-name="ce6">
            <text:p>14,150<text:s/></text:p>
          </table:table-cell>
          <table:table-cell office:value-type="float" office:value="28190" table:style-name="ce6">
            <text:p>28,190<text:s/></text:p>
          </table:table-cell>
          <table:table-cell office:value-type="float" office:value="18472" table:style-name="ce6">
            <text:p>18,472<text:s/></text:p>
          </table:table-cell>
          <table:table-cell office:value-type="float" office:value="7920" table:style-name="ce6">
            <text:p>7,920<text:s/></text:p>
          </table:table-cell>
          <table:table-cell office:value-type="float" office:value="11412" table:style-name="ce6">
            <text:p>11,412<text:s/></text:p>
          </table:table-cell>
          <table:table-cell office:value-type="float" office:value="35749" table:style-name="ce6">
            <text:p>35,749<text:s/></text:p>
          </table:table-cell>
          <table:table-cell office:value-type="float" office:value="19805" table:style-name="ce6">
            <text:p>19,805<text:s/></text:p>
          </table:table-cell>
          <table:table-cell office:value-type="float" office:value="23043" table:style-name="ce6">
            <text:p>23,043<text:s/></text:p>
          </table:table-cell>
          <table:table-cell office:value-type="float" office:value="22282" table:style-name="ce6">
            <text:p>22,282<text:s/></text:p>
          </table:table-cell>
          <table:table-cell office:value-type="float" office:value="15622" table:style-name="ce6">
            <text:p>15,622<text:s/></text:p>
          </table:table-cell>
          <table:table-cell office:value-type="float" office:value="10696" table:style-name="ce6">
            <text:p>10,696<text:s/></text:p>
          </table:table-cell>
          <table:table-cell office:value-type="float" office:value="6328" table:style-name="ce6">
            <text:p>6,328<text:s/></text:p>
          </table:table-cell>
          <table:table-cell office:value-type="float" office:value="5190" table:style-name="ce6">
            <text:p>5,190<text:s/></text:p>
          </table:table-cell>
          <table:table-cell office:value-type="float" office:value="6790" table:style-name="ce6">
            <text:p>6,790<text:s/></text:p>
          </table:table-cell>
          <table:table-cell office:value-type="float" office:value="10202" table:style-name="ce6">
            <text:p>10,202<text:s/></text:p>
          </table:table-cell>
          <table:table-cell office:value-type="float" office:value="9964" table:style-name="ce6">
            <text:p>9,964<text:s/></text:p>
          </table:table-cell>
          <table:table-cell office:value-type="float" office:value="14210" table:style-name="ce6">
            <text:p>14,210<text:s/></text:p>
          </table:table-cell>
          <table:table-cell office:value-type="float" office:value="16357" table:style-name="ce6">
            <text:p>16,357<text:s/></text:p>
          </table:table-cell>
          <table:table-cell office:value-type="float" office:value="27188" table:style-name="ce6">
            <text:p>27,188<text:s/></text:p>
          </table:table-cell>
          <table:table-cell office:value-type="float" office:value="21851" table:style-name="ce6">
            <text:p>21,851<text:s/></text:p>
          </table:table-cell>
          <table:table-cell office:value-type="float" office:value="14768" table:style-name="ce6">
            <text:p>14,768<text:s/></text:p>
          </table:table-cell>
          <table:table-cell office:value-type="float" office:value="12230" table:style-name="ce6">
            <text:p>12,230<text:s/></text:p>
          </table:table-cell>
          <table:table-cell office:value-type="float" office:value="12430" table:style-name="ce6">
            <text:p>12,430<text:s/></text:p>
          </table:table-cell>
          <table:table-cell office:value-type="float" office:value="12782" table:style-name="ce6">
            <text:p>12,782<text:s/></text:p>
          </table:table-cell>
          <table:table-cell office:value-type="float" office:value="11620" table:style-name="ce6">
            <text:p>11,620<text:s/></text:p>
          </table:table-cell>
          <table:table-cell office:value-type="float" office:value="12209" table:style-name="ce6">
            <text:p>12,209<text:s/></text:p>
          </table:table-cell>
          <table:table-cell office:value-type="float" office:value="10673" table:style-name="ce6">
            <text:p>10,673<text:s/></text:p>
          </table:table-cell>
          <table:table-cell office:value-type="float" office:value="1162" table:style-name="ce6">
            <text:p>1,162<text:s/></text:p>
          </table:table-cell>
          <table:table-cell office:value-type="float" office:value="2662" table:style-name="ce6">
            <text:p>2,662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5250" table:style-name="ce6">
            <text:p>5,250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3516" table:style-name="ce6">
            <text:p>3,516<text:s/></text:p>
          </table:table-cell>
          <table:table-cell office:value-type="float" office:value="3038" table:style-name="ce6">
            <text:p>3,038<text:s/></text:p>
          </table:table-cell>
          <table:table-cell office:value-type="float" office:value="10468" table:style-name="ce6">
            <text:p>10,468<text:s/></text:p>
          </table:table-cell>
          <table:table-cell office:value-type="float" office:value="2415" table:style-name="ce6">
            <text:p>2,415<text:s/></text:p>
          </table:table-cell>
          <table:table-cell office:value-type="float" office:value="3842" table:style-name="ce6">
            <text:p>3,842<text:s/></text:p>
          </table:table-cell>
          <table:table-cell office:value-type="float" office:value="5024" table:style-name="ce6">
            <text:p>5,024<text:s/></text:p>
          </table:table-cell>
          <table:table-cell table:number-columns-repeated="16264"/>
        </table:table-row>
        <table:table-row table:style-name="ro2">
          <table:table-cell office:value-type="date" office:date-value="2021-12-31T00:00:00" table:style-name="ce5">
            <text:p>2021/12/31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9597" table:style-name="ce6">
            <text:p>9,597<text:s/></text:p>
          </table:table-cell>
          <table:table-cell office:value-type="float" office:value="22573" table:style-name="ce6">
            <text:p>22,573<text:s/></text:p>
          </table:table-cell>
          <table:table-cell office:value-type="float" office:value="47416" table:style-name="ce6">
            <text:p>47,416<text:s/></text:p>
          </table:table-cell>
          <table:table-cell office:value-type="float" office:value="17073" table:style-name="ce6">
            <text:p>17,073<text:s/></text:p>
          </table:table-cell>
          <table:table-cell office:value-type="float" office:value="9997" table:style-name="ce6">
            <text:p>9,997<text:s/></text:p>
          </table:table-cell>
          <table:table-cell office:value-type="float" office:value="11432" table:style-name="ce6">
            <text:p>11,432<text:s/></text:p>
          </table:table-cell>
          <table:table-cell office:value-type="float" office:value="4638" table:style-name="ce6">
            <text:p>4,638<text:s/></text:p>
          </table:table-cell>
          <table:table-cell office:value-type="float" office:value="3015" table:style-name="ce6">
            <text:p>3,015<text:s/></text:p>
          </table:table-cell>
          <table:table-cell office:value-type="float" office:value="8903" table:style-name="ce6">
            <text:p>8,903<text:s/></text:p>
          </table:table-cell>
          <table:table-cell office:value-type="float" office:value="1956" table:style-name="ce6">
            <text:p>1,956<text:s/></text:p>
          </table:table-cell>
          <table:table-cell office:value-type="float" office:value="3590" table:style-name="ce6">
            <text:p>3,590<text:s/></text:p>
          </table:table-cell>
          <table:table-cell office:value-type="float" office:value="10619" table:style-name="ce6">
            <text:p>10,619<text:s/></text:p>
          </table:table-cell>
          <table:table-cell office:value-type="float" office:value="6194" table:style-name="ce6">
            <text:p>6,194<text:s/></text:p>
          </table:table-cell>
          <table:table-cell office:value-type="float" office:value="15929" table:style-name="ce6">
            <text:p>15,929<text:s/></text:p>
          </table:table-cell>
          <table:table-cell office:value-type="float" office:value="5697" table:style-name="ce6">
            <text:p>5,697<text:s/></text:p>
          </table:table-cell>
          <table:table-cell office:value-type="float" office:value="7003" table:style-name="ce6">
            <text:p>7,003<text:s/></text:p>
          </table:table-cell>
          <table:table-cell office:value-type="float" office:value="4168" table:style-name="ce6">
            <text:p>4,168<text:s/></text:p>
          </table:table-cell>
          <table:table-cell office:value-type="float" office:value="9438" table:style-name="ce6">
            <text:p>9,438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5983" table:style-name="ce6">
            <text:p>5,983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2593" table:style-name="ce6">
            <text:p>2,593<text:s/></text:p>
          </table:table-cell>
          <table:table-cell office:value-type="float" office:value="19299" table:style-name="ce6">
            <text:p>19,299<text:s/></text:p>
          </table:table-cell>
          <table:table-cell office:value-type="float" office:value="3845" table:style-name="ce6">
            <text:p>3,845<text:s/></text:p>
          </table:table-cell>
          <table:table-cell office:value-type="float" office:value="16535" table:style-name="ce6">
            <text:p>16,535<text:s/></text:p>
          </table:table-cell>
          <table:table-cell office:value-type="float" office:value="10881" table:style-name="ce6">
            <text:p>10,881<text:s/></text:p>
          </table:table-cell>
          <table:table-cell office:value-type="float" office:value="13556" table:style-name="ce6">
            <text:p>13,556<text:s/></text:p>
          </table:table-cell>
          <table:table-cell office:value-type="float" office:value="18022" table:style-name="ce6">
            <text:p>18,022<text:s/></text:p>
          </table:table-cell>
          <table:table-cell office:value-type="float" office:value="14626" table:style-name="ce6">
            <text:p>14,626<text:s/></text:p>
          </table:table-cell>
          <table:table-cell office:value-type="float" office:value="9872" table:style-name="ce6">
            <text:p>9,872<text:s/></text:p>
          </table:table-cell>
          <table:table-cell office:value-type="float" office:value="27477" table:style-name="ce6">
            <text:p>27,477<text:s/></text:p>
          </table:table-cell>
          <table:table-cell office:value-type="float" office:value="13665" table:style-name="ce6">
            <text:p>13,665<text:s/></text:p>
          </table:table-cell>
          <table:table-cell office:value-type="float" office:value="22350" table:style-name="ce6">
            <text:p>22,350<text:s/></text:p>
          </table:table-cell>
          <table:table-cell office:value-type="float" office:value="17337" table:style-name="ce6">
            <text:p>17,337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31017" table:style-name="ce6">
            <text:p>31,017<text:s/></text:p>
          </table:table-cell>
          <table:table-cell office:value-type="float" office:value="20827" table:style-name="ce6">
            <text:p>20,827<text:s/></text:p>
          </table:table-cell>
          <table:table-cell office:value-type="float" office:value="21352" table:style-name="ce6">
            <text:p>21,352<text:s/></text:p>
          </table:table-cell>
          <table:table-cell office:value-type="float" office:value="17845" table:style-name="ce6">
            <text:p>17,845<text:s/></text:p>
          </table:table-cell>
          <table:table-cell office:value-type="float" office:value="7629" table:style-name="ce6">
            <text:p>7,629<text:s/></text:p>
          </table:table-cell>
          <table:table-cell office:value-type="float" office:value="157732" table:style-name="ce6">
            <text:p>157,732<text:s/></text:p>
          </table:table-cell>
          <table:table-cell office:value-type="float" office:value="48849" table:style-name="ce6">
            <text:p>48,849<text:s/></text:p>
          </table:table-cell>
          <table:table-cell office:value-type="float" office:value="17943" table:style-name="ce6">
            <text:p>17,943<text:s/></text:p>
          </table:table-cell>
          <table:table-cell office:value-type="float" office:value="16344" table:style-name="ce6">
            <text:p>16,344<text:s/></text:p>
          </table:table-cell>
          <table:table-cell office:value-type="float" office:value="22352" table:style-name="ce6">
            <text:p>22,352<text:s/></text:p>
          </table:table-cell>
          <table:table-cell office:value-type="float" office:value="27200" table:style-name="ce6">
            <text:p>27,200<text:s/></text:p>
          </table:table-cell>
          <table:table-cell office:value-type="float" office:value="26038" table:style-name="ce6">
            <text:p>26,038<text:s/></text:p>
          </table:table-cell>
          <table:table-cell office:value-type="float" office:value="19837" table:style-name="ce6">
            <text:p>19,837<text:s/></text:p>
          </table:table-cell>
          <table:table-cell office:value-type="float" office:value="9876" table:style-name="ce6">
            <text:p>9,876<text:s/></text:p>
          </table:table-cell>
          <table:table-cell office:value-type="float" office:value="22113" table:style-name="ce6">
            <text:p>22,113<text:s/></text:p>
          </table:table-cell>
          <table:table-cell office:value-type="float" office:value="6821" table:style-name="ce6">
            <text:p>6,821<text:s/></text:p>
          </table:table-cell>
          <table:table-cell office:value-type="float" office:value="6503" table:style-name="ce6">
            <text:p>6,503<text:s/></text:p>
          </table:table-cell>
          <table:table-cell office:value-type="float" office:value="16746" table:style-name="ce6">
            <text:p>16,746<text:s/></text:p>
          </table:table-cell>
          <table:table-cell office:value-type="float" office:value="6818" table:style-name="ce6">
            <text:p>6,818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2158" table:style-name="ce6">
            <text:p>2,158<text:s/></text:p>
          </table:table-cell>
          <table:table-cell office:value-type="float" office:value="9395" table:style-name="ce6">
            <text:p>9,395<text:s/></text:p>
          </table:table-cell>
          <table:table-cell office:value-type="float" office:value="9201" table:style-name="ce6">
            <text:p>9,201<text:s/></text:p>
          </table:table-cell>
          <table:table-cell office:value-type="float" office:value="13304" table:style-name="ce6">
            <text:p>13,304<text:s/></text:p>
          </table:table-cell>
          <table:table-cell office:value-type="float" office:value="52981" table:style-name="ce6">
            <text:p>52,981<text:s/></text:p>
          </table:table-cell>
          <table:table-cell office:value-type="float" office:value="7854" table:style-name="ce6">
            <text:p>7,854<text:s/></text:p>
          </table:table-cell>
          <table:table-cell office:value-type="float" office:value="11278" table:style-name="ce6">
            <text:p>11,278<text:s/></text:p>
          </table:table-cell>
          <table:table-cell office:value-type="float" office:value="6829" table:style-name="ce6">
            <text:p>6,829<text:s/></text:p>
          </table:table-cell>
          <table:table-cell office:value-type="float" office:value="18669" table:style-name="ce6">
            <text:p>18,669<text:s/></text:p>
          </table:table-cell>
          <table:table-cell office:value-type="float" office:value="18385" table:style-name="ce6">
            <text:p>18,385<text:s/></text:p>
          </table:table-cell>
          <table:table-cell office:value-type="float" office:value="29202" table:style-name="ce6">
            <text:p>29,202<text:s/></text:p>
          </table:table-cell>
          <table:table-cell office:value-type="float" office:value="50949" table:style-name="ce6">
            <text:p>50,949<text:s/></text:p>
          </table:table-cell>
          <table:table-cell office:value-type="float" office:value="31604" table:style-name="ce6">
            <text:p>31,604<text:s/></text:p>
          </table:table-cell>
          <table:table-cell office:value-type="float" office:value="21783" table:style-name="ce6">
            <text:p>21,783<text:s/></text:p>
          </table:table-cell>
          <table:table-cell office:value-type="float" office:value="26307" table:style-name="ce6">
            <text:p>26,307<text:s/></text:p>
          </table:table-cell>
          <table:table-cell office:value-type="float" office:value="86011" table:style-name="ce6">
            <text:p>86,011<text:s/></text:p>
          </table:table-cell>
          <table:table-cell office:value-type="float" office:value="12875" table:style-name="ce6">
            <text:p>12,875<text:s/></text:p>
          </table:table-cell>
          <table:table-cell office:value-type="float" office:value="28036" table:style-name="ce6">
            <text:p>28,036<text:s/></text:p>
          </table:table-cell>
          <table:table-cell office:value-type="float" office:value="39414" table:style-name="ce6">
            <text:p>39,414<text:s/></text:p>
          </table:table-cell>
          <table:table-cell office:value-type="float" office:value="31681" table:style-name="ce6">
            <text:p>31,681<text:s/></text:p>
          </table:table-cell>
          <table:table-cell office:value-type="float" office:value="95551" table:style-name="ce6">
            <text:p>95,551<text:s/></text:p>
          </table:table-cell>
          <table:table-cell office:value-type="float" office:value="23086" table:style-name="ce6">
            <text:p>23,086<text:s/></text:p>
          </table:table-cell>
          <table:table-cell office:value-type="float" office:value="15482" table:style-name="ce6">
            <text:p>15,482<text:s/></text:p>
          </table:table-cell>
          <table:table-cell office:value-type="float" office:value="10212" table:style-name="ce6">
            <text:p>10,212<text:s/></text:p>
          </table:table-cell>
          <table:table-cell office:value-type="float" office:value="19600" table:style-name="ce6">
            <text:p>19,600<text:s/></text:p>
          </table:table-cell>
          <table:table-cell office:value-type="float" office:value="29414" table:style-name="ce6">
            <text:p>29,414<text:s/></text:p>
          </table:table-cell>
          <table:table-cell office:value-type="float" office:value="61129" table:style-name="ce6">
            <text:p>61,129<text:s/></text:p>
          </table:table-cell>
          <table:table-cell office:value-type="float" office:value="24773" table:style-name="ce6">
            <text:p>24,773<text:s/></text:p>
          </table:table-cell>
          <table:table-cell office:value-type="float" office:value="9551" table:style-name="ce6">
            <text:p>9,551<text:s/></text:p>
          </table:table-cell>
          <table:table-cell office:value-type="float" office:value="11229" table:style-name="ce6">
            <text:p>11,229<text:s/></text:p>
          </table:table-cell>
          <table:table-cell office:value-type="float" office:value="18795" table:style-name="ce6">
            <text:p>18,795<text:s/></text:p>
          </table:table-cell>
          <table:table-cell office:value-type="float" office:value="13161" table:style-name="ce6">
            <text:p>13,161<text:s/></text:p>
          </table:table-cell>
          <table:table-cell office:value-type="float" office:value="15862" table:style-name="ce6">
            <text:p>15,862<text:s/></text:p>
          </table:table-cell>
          <table:table-cell office:value-type="float" office:value="20398" table:style-name="ce6">
            <text:p>20,398<text:s/></text:p>
          </table:table-cell>
          <table:table-cell office:value-type="float" office:value="8902" table:style-name="ce6">
            <text:p>8,902<text:s/></text:p>
          </table:table-cell>
          <table:table-cell office:value-type="float" office:value="8715" table:style-name="ce6">
            <text:p>8,715<text:s/></text:p>
          </table:table-cell>
          <table:table-cell office:value-type="float" office:value="5323" table:style-name="ce6">
            <text:p>5,323<text:s/></text:p>
          </table:table-cell>
          <table:table-cell office:value-type="float" office:value="2695" table:style-name="ce6">
            <text:p>2,695<text:s/></text:p>
          </table:table-cell>
          <table:table-cell office:value-type="float" office:value="6880" table:style-name="ce6">
            <text:p>6,880<text:s/></text:p>
          </table:table-cell>
          <table:table-cell office:value-type="float" office:value="8064" table:style-name="ce6">
            <text:p>8,064<text:s/></text:p>
          </table:table-cell>
          <table:table-cell office:value-type="float" office:value="10656" table:style-name="ce6">
            <text:p>10,656<text:s/></text:p>
          </table:table-cell>
          <table:table-cell office:value-type="float" office:value="12339" table:style-name="ce6">
            <text:p>12,339<text:s/></text:p>
          </table:table-cell>
          <table:table-cell office:value-type="float" office:value="13467" table:style-name="ce6">
            <text:p>13,467<text:s/></text:p>
          </table:table-cell>
          <table:table-cell office:value-type="float" office:value="17506" table:style-name="ce6">
            <text:p>17,506<text:s/></text:p>
          </table:table-cell>
          <table:table-cell office:value-type="float" office:value="19013" table:style-name="ce6">
            <text:p>19,013<text:s/></text:p>
          </table:table-cell>
          <table:table-cell office:value-type="float" office:value="12007" table:style-name="ce6">
            <text:p>12,007<text:s/></text:p>
          </table:table-cell>
          <table:table-cell office:value-type="float" office:value="10209" table:style-name="ce6">
            <text:p>10,209<text:s/></text:p>
          </table:table-cell>
          <table:table-cell office:value-type="float" office:value="11198" table:style-name="ce6">
            <text:p>11,198<text:s/></text:p>
          </table:table-cell>
          <table:table-cell office:value-type="float" office:value="10825" table:style-name="ce6">
            <text:p>10,825<text:s/></text:p>
          </table:table-cell>
          <table:table-cell office:value-type="float" office:value="10672" table:style-name="ce6">
            <text:p>10,672<text:s/></text:p>
          </table:table-cell>
          <table:table-cell office:value-type="float" office:value="9412" table:style-name="ce6">
            <text:p>9,412<text:s/></text:p>
          </table:table-cell>
          <table:table-cell office:value-type="float" office:value="9362" table:style-name="ce6">
            <text:p>9,362<text:s/></text:p>
          </table:table-cell>
          <table:table-cell office:value-type="float" office:value="981" table:style-name="ce6">
            <text:p>981<text:s/></text:p>
          </table:table-cell>
          <table:table-cell office:value-type="float" office:value="2795" table:style-name="ce6">
            <text:p>2,795<text:s/></text:p>
          </table:table-cell>
          <table:table-cell office:value-type="float" office:value="3459" table:style-name="ce6">
            <text:p>3,459<text:s/></text:p>
          </table:table-cell>
          <table:table-cell office:value-type="float" office:value="5329" table:style-name="ce6">
            <text:p>5,329<text:s/></text:p>
          </table:table-cell>
          <table:table-cell office:value-type="float" office:value="1431" table:style-name="ce6">
            <text:p>1,431<text:s/></text:p>
          </table:table-cell>
          <table:table-cell office:value-type="float" office:value="1746" table:style-name="ce6">
            <text:p>1,746<text:s/></text:p>
          </table:table-cell>
          <table:table-cell office:value-type="float" office:value="2126" table:style-name="ce6">
            <text:p>2,126<text:s/></text:p>
          </table:table-cell>
          <table:table-cell office:value-type="float" office:value="10633" table:style-name="ce6">
            <text:p>10,633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3399" table:style-name="ce6">
            <text:p>3,399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Entry_logs.$A$1:Entry_logs.$A$1048576" table:base-cell-address="Entry_log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Exit ridership statistics per station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Entry ridership statistics per station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2-01-14T06:43:34Z</meta:creation-date>
    <dc:date>2022-01-14T06:43:52Z</dc:date>
  </office:meta>
</office:document-meta>
</file>